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66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7-30_MAF_walk_Polar_strap_Cru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Polar_Heart</text:p>
          </table:table-cell>
        </table:table-row>
        <table:table-row table:style-name="ro1">
          <table:table-cell office:value-type="string" calcext:value-type="string">
            <text:p>2018-07-30T12:11:57Z</text:p>
          </table:table-cell>
          <table:table-cell office:value-type="float" office:value="40.0091" calcext:value-type="float">
            <text:p>40.0091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18-07-30T12:12:00Z</text:p>
          </table:table-cell>
          <table:table-cell office:value-type="float" office:value="40.009135" calcext:value-type="float">
            <text:p>40.009135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2:03Z</text:p>
          </table:table-cell>
          <table:table-cell office:value-type="float" office:value="40.009172" calcext:value-type="float">
            <text:p>40.009172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2:05Z</text:p>
          </table:table-cell>
          <table:table-cell office:value-type="float" office:value="40.009209" calcext:value-type="float">
            <text:p>40.009209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08Z</text:p>
          </table:table-cell>
          <table:table-cell office:value-type="float" office:value="40.009246" calcext:value-type="float">
            <text:p>40.009246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11Z</text:p>
          </table:table-cell>
          <table:table-cell office:value-type="float" office:value="40.009284" calcext:value-type="float">
            <text:p>40.009284</text:p>
          </table:table-cell>
          <table:table-cell office:value-type="float" office:value="-79.588765" calcext:value-type="float">
            <text:p>-79.588765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13Z</text:p>
          </table:table-cell>
          <table:table-cell office:value-type="float" office:value="40.009316" calcext:value-type="float">
            <text:p>40.009316</text:p>
          </table:table-cell>
          <table:table-cell office:value-type="float" office:value="-79.588756" calcext:value-type="float">
            <text:p>-79.588756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16Z</text:p>
          </table:table-cell>
          <table:table-cell office:value-type="float" office:value="40.00935" calcext:value-type="float">
            <text:p>40.00935</text:p>
          </table:table-cell>
          <table:table-cell office:value-type="float" office:value="-79.588757" calcext:value-type="float">
            <text:p>-79.588757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21Z</text:p>
          </table:table-cell>
          <table:table-cell office:value-type="float" office:value="40.009389" calcext:value-type="float">
            <text:p>40.009389</text:p>
          </table:table-cell>
          <table:table-cell office:value-type="float" office:value="-79.588759" calcext:value-type="float">
            <text:p>-79.588759</text:p>
          </table:table-cell>
          <table:table-cell office:value-type="float" office:value="289.1" calcext:value-type="float">
            <text:p>289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2:24Z</text:p>
          </table:table-cell>
          <table:table-cell office:value-type="float" office:value="40.009418" calcext:value-type="float">
            <text:p>40.009418</text:p>
          </table:table-cell>
          <table:table-cell office:value-type="float" office:value="-79.588755" calcext:value-type="float">
            <text:p>-79.588755</text:p>
          </table:table-cell>
          <table:table-cell office:value-type="float" office:value="289.2" calcext:value-type="float">
            <text:p>289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2:26Z</text:p>
          </table:table-cell>
          <table:table-cell office:value-type="float" office:value="40.009444" calcext:value-type="float">
            <text:p>40.009444</text:p>
          </table:table-cell>
          <table:table-cell office:value-type="float" office:value="-79.588741" calcext:value-type="float">
            <text:p>-79.588741</text:p>
          </table:table-cell>
          <table:table-cell office:value-type="float" office:value="289.2" calcext:value-type="float">
            <text:p>289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2:28Z</text:p>
          </table:table-cell>
          <table:table-cell office:value-type="float" office:value="40.009477" calcext:value-type="float">
            <text:p>40.009477</text:p>
          </table:table-cell>
          <table:table-cell office:value-type="float" office:value="-79.588737" calcext:value-type="float">
            <text:p>-79.588737</text:p>
          </table:table-cell>
          <table:table-cell office:value-type="float" office:value="289.3" calcext:value-type="float">
            <text:p>289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2:31Z</text:p>
          </table:table-cell>
          <table:table-cell office:value-type="float" office:value="40.009518" calcext:value-type="float">
            <text:p>40.009518</text:p>
          </table:table-cell>
          <table:table-cell office:value-type="float" office:value="-79.588736" calcext:value-type="float">
            <text:p>-79.588736</text:p>
          </table:table-cell>
          <table:table-cell office:value-type="float" office:value="289.4" calcext:value-type="float">
            <text:p>289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33Z</text:p>
          </table:table-cell>
          <table:table-cell office:value-type="float" office:value="40.009555" calcext:value-type="float">
            <text:p>40.009555</text:p>
          </table:table-cell>
          <table:table-cell office:value-type="float" office:value="-79.588732" calcext:value-type="float">
            <text:p>-79.588732</text:p>
          </table:table-cell>
          <table:table-cell office:value-type="float" office:value="289.5" calcext:value-type="float">
            <text:p>289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35Z</text:p>
          </table:table-cell>
          <table:table-cell office:value-type="float" office:value="40.009595" calcext:value-type="float">
            <text:p>40.009595</text:p>
          </table:table-cell>
          <table:table-cell office:value-type="float" office:value="-79.588726" calcext:value-type="float">
            <text:p>-79.588726</text:p>
          </table:table-cell>
          <table:table-cell office:value-type="float" office:value="289.6" calcext:value-type="float">
            <text:p>289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37Z</text:p>
          </table:table-cell>
          <table:table-cell office:value-type="float" office:value="40.009624" calcext:value-type="float">
            <text:p>40.009624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89.7" calcext:value-type="float">
            <text:p>289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40Z</text:p>
          </table:table-cell>
          <table:table-cell office:value-type="float" office:value="40.009653" calcext:value-type="float">
            <text:p>40.009653</text:p>
          </table:table-cell>
          <table:table-cell office:value-type="float" office:value="-79.588739" calcext:value-type="float">
            <text:p>-79.588739</text:p>
          </table:table-cell>
          <table:table-cell office:value-type="float" office:value="289.7" calcext:value-type="float">
            <text:p>289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42Z</text:p>
          </table:table-cell>
          <table:table-cell office:value-type="float" office:value="40.009682" calcext:value-type="float">
            <text:p>40.009682</text:p>
          </table:table-cell>
          <table:table-cell office:value-type="float" office:value="-79.588747" calcext:value-type="float">
            <text:p>-79.588747</text:p>
          </table:table-cell>
          <table:table-cell office:value-type="float" office:value="289.8" calcext:value-type="float">
            <text:p>289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44Z</text:p>
          </table:table-cell>
          <table:table-cell office:value-type="float" office:value="40.009717" calcext:value-type="float">
            <text:p>40.009717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89.9" calcext:value-type="float">
            <text:p>289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46Z</text:p>
          </table:table-cell>
          <table:table-cell office:value-type="float" office:value="40.009755" calcext:value-type="float">
            <text:p>40.009755</text:p>
          </table:table-cell>
          <table:table-cell office:value-type="float" office:value="-79.588757" calcext:value-type="float">
            <text:p>-79.588757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50Z</text:p>
          </table:table-cell>
          <table:table-cell office:value-type="float" office:value="40.009794" calcext:value-type="float">
            <text:p>40.009794</text:p>
          </table:table-cell>
          <table:table-cell office:value-type="float" office:value="-79.588758" calcext:value-type="float">
            <text:p>-79.588758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2:52Z</text:p>
          </table:table-cell>
          <table:table-cell office:value-type="float" office:value="40.009831" calcext:value-type="float">
            <text:p>40.009831</text:p>
          </table:table-cell>
          <table:table-cell office:value-type="float" office:value="-79.588757" calcext:value-type="float">
            <text:p>-79.588757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55Z</text:p>
          </table:table-cell>
          <table:table-cell office:value-type="float" office:value="40.009859" calcext:value-type="float">
            <text:p>40.009859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00Z</text:p>
          </table:table-cell>
          <table:table-cell office:value-type="float" office:value="40.009888" calcext:value-type="float">
            <text:p>40.009888</text:p>
          </table:table-cell>
          <table:table-cell office:value-type="float" office:value="-79.588756" calcext:value-type="float">
            <text:p>-79.588756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02Z</text:p>
          </table:table-cell>
          <table:table-cell office:value-type="float" office:value="40.009915" calcext:value-type="float">
            <text:p>40.009915</text:p>
          </table:table-cell>
          <table:table-cell office:value-type="float" office:value="-79.588747" calcext:value-type="float">
            <text:p>-79.58874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04Z</text:p>
          </table:table-cell>
          <table:table-cell office:value-type="float" office:value="40.009949" calcext:value-type="float">
            <text:p>40.009949</text:p>
          </table:table-cell>
          <table:table-cell office:value-type="float" office:value="-79.588739" calcext:value-type="float">
            <text:p>-79.588739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06Z</text:p>
          </table:table-cell>
          <table:table-cell office:value-type="float" office:value="40.009982" calcext:value-type="float">
            <text:p>40.009982</text:p>
          </table:table-cell>
          <table:table-cell office:value-type="float" office:value="-79.588739" calcext:value-type="float">
            <text:p>-79.588739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08Z</text:p>
          </table:table-cell>
          <table:table-cell office:value-type="float" office:value="40.010016" calcext:value-type="float">
            <text:p>40.010016</text:p>
          </table:table-cell>
          <table:table-cell office:value-type="float" office:value="-79.588743" calcext:value-type="float">
            <text:p>-79.588743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3:10Z</text:p>
          </table:table-cell>
          <table:table-cell office:value-type="float" office:value="40.010044" calcext:value-type="float">
            <text:p>40.010044</text:p>
          </table:table-cell>
          <table:table-cell office:value-type="float" office:value="-79.588748" calcext:value-type="float">
            <text:p>-79.588748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13Z</text:p>
          </table:table-cell>
          <table:table-cell office:value-type="float" office:value="40.010085" calcext:value-type="float">
            <text:p>40.010085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3:15Z</text:p>
          </table:table-cell>
          <table:table-cell office:value-type="float" office:value="40.010132" calcext:value-type="float">
            <text:p>40.010132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89.9" calcext:value-type="float">
            <text:p>289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3:17Z</text:p>
          </table:table-cell>
          <table:table-cell office:value-type="float" office:value="40.010168" calcext:value-type="float">
            <text:p>40.010168</text:p>
          </table:table-cell>
          <table:table-cell office:value-type="float" office:value="-79.588744" calcext:value-type="float">
            <text:p>-79.588744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2:13:20Z</text:p>
          </table:table-cell>
          <table:table-cell office:value-type="float" office:value="40.010201" calcext:value-type="float">
            <text:p>40.010201</text:p>
          </table:table-cell>
          <table:table-cell office:value-type="float" office:value="-79.588751" calcext:value-type="float">
            <text:p>-79.588751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2:13:23Z</text:p>
          </table:table-cell>
          <table:table-cell office:value-type="float" office:value="40.010233" calcext:value-type="float">
            <text:p>40.010233</text:p>
          </table:table-cell>
          <table:table-cell office:value-type="float" office:value="-79.588761" calcext:value-type="float">
            <text:p>-79.588761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3:25Z</text:p>
          </table:table-cell>
          <table:table-cell office:value-type="float" office:value="40.010265" calcext:value-type="float">
            <text:p>40.010265</text:p>
          </table:table-cell>
          <table:table-cell office:value-type="float" office:value="-79.588763" calcext:value-type="float">
            <text:p>-79.588763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3:28Z</text:p>
          </table:table-cell>
          <table:table-cell office:value-type="float" office:value="40.010299" calcext:value-type="float">
            <text:p>40.010299</text:p>
          </table:table-cell>
          <table:table-cell office:value-type="float" office:value="-79.588755" calcext:value-type="float">
            <text:p>-79.588755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31Z</text:p>
          </table:table-cell>
          <table:table-cell office:value-type="float" office:value="40.010332" calcext:value-type="float">
            <text:p>40.010332</text:p>
          </table:table-cell>
          <table:table-cell office:value-type="float" office:value="-79.588741" calcext:value-type="float">
            <text:p>-79.588741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33Z</text:p>
          </table:table-cell>
          <table:table-cell office:value-type="float" office:value="40.010369" calcext:value-type="float">
            <text:p>40.010369</text:p>
          </table:table-cell>
          <table:table-cell office:value-type="float" office:value="-79.588737" calcext:value-type="float">
            <text:p>-79.58873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35Z</text:p>
          </table:table-cell>
          <table:table-cell office:value-type="float" office:value="40.0104" calcext:value-type="float">
            <text:p>40.0104</text:p>
          </table:table-cell>
          <table:table-cell office:value-type="float" office:value="-79.588747" calcext:value-type="float">
            <text:p>-79.58874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37Z</text:p>
          </table:table-cell>
          <table:table-cell office:value-type="float" office:value="40.010436" calcext:value-type="float">
            <text:p>40.010436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0.1" calcext:value-type="float">
            <text:p>290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39Z</text:p>
          </table:table-cell>
          <table:table-cell office:value-type="float" office:value="40.010472" calcext:value-type="float">
            <text:p>40.010472</text:p>
          </table:table-cell>
          <table:table-cell office:value-type="float" office:value="-79.588771" calcext:value-type="float">
            <text:p>-79.588771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41Z</text:p>
          </table:table-cell>
          <table:table-cell office:value-type="float" office:value="40.010499" calcext:value-type="float">
            <text:p>40.010499</text:p>
          </table:table-cell>
          <table:table-cell office:value-type="float" office:value="-79.588774" calcext:value-type="float">
            <text:p>-79.588774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44Z</text:p>
          </table:table-cell>
          <table:table-cell office:value-type="float" office:value="40.010534" calcext:value-type="float">
            <text:p>40.010534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46Z</text:p>
          </table:table-cell>
          <table:table-cell office:value-type="float" office:value="40.010565" calcext:value-type="float">
            <text:p>40.010565</text:p>
          </table:table-cell>
          <table:table-cell office:value-type="float" office:value="-79.588782" calcext:value-type="float">
            <text:p>-79.588782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48Z</text:p>
          </table:table-cell>
          <table:table-cell office:value-type="float" office:value="40.010592" calcext:value-type="float">
            <text:p>40.010592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3:50Z</text:p>
          </table:table-cell>
          <table:table-cell office:value-type="float" office:value="40.010621" calcext:value-type="float">
            <text:p>40.010621</text:p>
          </table:table-cell>
          <table:table-cell office:value-type="float" office:value="-79.588808" calcext:value-type="float">
            <text:p>-79.588808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3:53Z</text:p>
          </table:table-cell>
          <table:table-cell office:value-type="float" office:value="40.010663" calcext:value-type="float">
            <text:p>40.010663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55Z</text:p>
          </table:table-cell>
          <table:table-cell office:value-type="float" office:value="40.010694" calcext:value-type="float">
            <text:p>40.010694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0.2" calcext:value-type="float">
            <text:p>290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58Z</text:p>
          </table:table-cell>
          <table:table-cell office:value-type="float" office:value="40.010723" calcext:value-type="float">
            <text:p>40.010723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0.2" calcext:value-type="float">
            <text:p>290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00Z</text:p>
          </table:table-cell>
          <table:table-cell office:value-type="float" office:value="40.010751" calcext:value-type="float">
            <text:p>40.010751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0.2" calcext:value-type="float">
            <text:p>290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03Z</text:p>
          </table:table-cell>
          <table:table-cell office:value-type="float" office:value="40.010779" calcext:value-type="float">
            <text:p>40.010779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0.2" calcext:value-type="float">
            <text:p>290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06Z</text:p>
          </table:table-cell>
          <table:table-cell office:value-type="float" office:value="40.010808" calcext:value-type="float">
            <text:p>40.010808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90.2" calcext:value-type="float">
            <text:p>290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08Z</text:p>
          </table:table-cell>
          <table:table-cell office:value-type="float" office:value="40.010845" calcext:value-type="float">
            <text:p>40.010845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4:10Z</text:p>
          </table:table-cell>
          <table:table-cell office:value-type="float" office:value="40.010878" calcext:value-type="float">
            <text:p>40.010878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3" calcext:value-type="float">
            <text:p>29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4:13Z</text:p>
          </table:table-cell>
          <table:table-cell office:value-type="float" office:value="40.010908" calcext:value-type="float">
            <text:p>40.010908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0.3" calcext:value-type="float">
            <text:p>29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4:16Z</text:p>
          </table:table-cell>
          <table:table-cell office:value-type="float" office:value="40.010951" calcext:value-type="float">
            <text:p>40.01095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4" calcext:value-type="float">
            <text:p>290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17Z</text:p>
          </table:table-cell>
          <table:table-cell office:value-type="float" office:value="40.010978" calcext:value-type="float">
            <text:p>40.010978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0.4" calcext:value-type="float">
            <text:p>290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19Z</text:p>
          </table:table-cell>
          <table:table-cell office:value-type="float" office:value="40.011013" calcext:value-type="float">
            <text:p>40.011013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0.5" calcext:value-type="float">
            <text:p>290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23Z</text:p>
          </table:table-cell>
          <table:table-cell office:value-type="float" office:value="40.011043" calcext:value-type="float">
            <text:p>40.011043</text:p>
          </table:table-cell>
          <table:table-cell office:value-type="float" office:value="-79.588761" calcext:value-type="float">
            <text:p>-79.588761</text:p>
          </table:table-cell>
          <table:table-cell office:value-type="float" office:value="290.6" calcext:value-type="float">
            <text:p>290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26Z</text:p>
          </table:table-cell>
          <table:table-cell office:value-type="float" office:value="40.011078" calcext:value-type="float">
            <text:p>40.011078</text:p>
          </table:table-cell>
          <table:table-cell office:value-type="float" office:value="-79.588744" calcext:value-type="float">
            <text:p>-79.588744</text:p>
          </table:table-cell>
          <table:table-cell office:value-type="float" office:value="290.7" calcext:value-type="float">
            <text:p>290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4:28Z</text:p>
          </table:table-cell>
          <table:table-cell office:value-type="float" office:value="40.011112" calcext:value-type="float">
            <text:p>40.011112</text:p>
          </table:table-cell>
          <table:table-cell office:value-type="float" office:value="-79.588731" calcext:value-type="float">
            <text:p>-79.588731</text:p>
          </table:table-cell>
          <table:table-cell office:value-type="float" office:value="290.8" calcext:value-type="float">
            <text:p>290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4:30Z</text:p>
          </table:table-cell>
          <table:table-cell office:value-type="float" office:value="40.011142" calcext:value-type="float">
            <text:p>40.011142</text:p>
          </table:table-cell>
          <table:table-cell office:value-type="float" office:value="-79.588724" calcext:value-type="float">
            <text:p>-79.588724</text:p>
          </table:table-cell>
          <table:table-cell office:value-type="float" office:value="290.9" calcext:value-type="float">
            <text:p>290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4:33Z</text:p>
          </table:table-cell>
          <table:table-cell office:value-type="float" office:value="40.011181" calcext:value-type="float">
            <text:p>40.011181</text:p>
          </table:table-cell>
          <table:table-cell office:value-type="float" office:value="-79.588723" calcext:value-type="float">
            <text:p>-79.588723</text:p>
          </table:table-cell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35Z</text:p>
          </table:table-cell>
          <table:table-cell office:value-type="float" office:value="40.011217" calcext:value-type="float">
            <text:p>40.011217</text:p>
          </table:table-cell>
          <table:table-cell office:value-type="float" office:value="-79.588726" calcext:value-type="float">
            <text:p>-79.588726</text:p>
          </table:table-cell>
          <table:table-cell office:value-type="float" office:value="291.1" calcext:value-type="float">
            <text:p>291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38Z</text:p>
          </table:table-cell>
          <table:table-cell office:value-type="float" office:value="40.011252" calcext:value-type="float">
            <text:p>40.011252</text:p>
          </table:table-cell>
          <table:table-cell office:value-type="float" office:value="-79.588724" calcext:value-type="float">
            <text:p>-79.588724</text:p>
          </table:table-cell>
          <table:table-cell office:value-type="float" office:value="291.1" calcext:value-type="float">
            <text:p>291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1Z</text:p>
          </table:table-cell>
          <table:table-cell office:value-type="float" office:value="40.011283" calcext:value-type="float">
            <text:p>40.011283</text:p>
          </table:table-cell>
          <table:table-cell office:value-type="float" office:value="-79.588723" calcext:value-type="float">
            <text:p>-79.588723</text:p>
          </table:table-cell>
          <table:table-cell office:value-type="float" office:value="291.1" calcext:value-type="float">
            <text:p>291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3Z</text:p>
          </table:table-cell>
          <table:table-cell office:value-type="float" office:value="40.011312" calcext:value-type="float">
            <text:p>40.011312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1.2" calcext:value-type="float">
            <text:p>291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5Z</text:p>
          </table:table-cell>
          <table:table-cell office:value-type="float" office:value="40.011342" calcext:value-type="float">
            <text:p>40.011342</text:p>
          </table:table-cell>
          <table:table-cell office:value-type="float" office:value="-79.588718" calcext:value-type="float">
            <text:p>-79.588718</text:p>
          </table:table-cell>
          <table:table-cell office:value-type="float" office:value="291.2" calcext:value-type="float">
            <text:p>291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7Z</text:p>
          </table:table-cell>
          <table:table-cell office:value-type="float" office:value="40.011372" calcext:value-type="float">
            <text:p>40.011372</text:p>
          </table:table-cell>
          <table:table-cell office:value-type="float" office:value="-79.588724" calcext:value-type="float">
            <text:p>-79.588724</text:p>
          </table:table-cell>
          <table:table-cell office:value-type="float" office:value="291.3" calcext:value-type="float">
            <text:p>291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49Z</text:p>
          </table:table-cell>
          <table:table-cell office:value-type="float" office:value="40.011407" calcext:value-type="float">
            <text:p>40.011407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1.3" calcext:value-type="float">
            <text:p>291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51Z</text:p>
          </table:table-cell>
          <table:table-cell office:value-type="float" office:value="40.011439" calcext:value-type="float">
            <text:p>40.011439</text:p>
          </table:table-cell>
          <table:table-cell office:value-type="float" office:value="-79.588734" calcext:value-type="float">
            <text:p>-79.588734</text:p>
          </table:table-cell>
          <table:table-cell office:value-type="float" office:value="291.3" calcext:value-type="float">
            <text:p>291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54Z</text:p>
          </table:table-cell>
          <table:table-cell office:value-type="float" office:value="40.011468" calcext:value-type="float">
            <text:p>40.011468</text:p>
          </table:table-cell>
          <table:table-cell office:value-type="float" office:value="-79.588737" calcext:value-type="float">
            <text:p>-79.588737</text:p>
          </table:table-cell>
          <table:table-cell office:value-type="float" office:value="291.4" calcext:value-type="float">
            <text:p>291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57Z</text:p>
          </table:table-cell>
          <table:table-cell office:value-type="float" office:value="40.011504" calcext:value-type="float">
            <text:p>40.011504</text:p>
          </table:table-cell>
          <table:table-cell office:value-type="float" office:value="-79.588732" calcext:value-type="float">
            <text:p>-79.588732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00Z</text:p>
          </table:table-cell>
          <table:table-cell office:value-type="float" office:value="40.011542" calcext:value-type="float">
            <text:p>40.011542</text:p>
          </table:table-cell>
          <table:table-cell office:value-type="float" office:value="-79.588733" calcext:value-type="float">
            <text:p>-79.588733</text:p>
          </table:table-cell>
          <table:table-cell office:value-type="float" office:value="291.5" calcext:value-type="float">
            <text:p>291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5:02Z</text:p>
          </table:table-cell>
          <table:table-cell office:value-type="float" office:value="40.011575" calcext:value-type="float">
            <text:p>40.011575</text:p>
          </table:table-cell>
          <table:table-cell office:value-type="float" office:value="-79.588736" calcext:value-type="float">
            <text:p>-79.588736</text:p>
          </table:table-cell>
          <table:table-cell office:value-type="float" office:value="291.5" calcext:value-type="float">
            <text:p>291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5:04Z</text:p>
          </table:table-cell>
          <table:table-cell office:value-type="float" office:value="40.011613" calcext:value-type="float">
            <text:p>40.011613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1.5" calcext:value-type="float">
            <text:p>29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5:07Z</text:p>
          </table:table-cell>
          <table:table-cell office:value-type="float" office:value="40.011645" calcext:value-type="float">
            <text:p>40.011645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1.6" calcext:value-type="float">
            <text:p>291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11Z</text:p>
          </table:table-cell>
          <table:table-cell office:value-type="float" office:value="40.01168" calcext:value-type="float">
            <text:p>40.01168</text:p>
          </table:table-cell>
          <table:table-cell office:value-type="float" office:value="-79.588754" calcext:value-type="float">
            <text:p>-79.588754</text:p>
          </table:table-cell>
          <table:table-cell office:value-type="float" office:value="291.6" calcext:value-type="float">
            <text:p>291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14Z</text:p>
          </table:table-cell>
          <table:table-cell office:value-type="float" office:value="40.011712" calcext:value-type="float">
            <text:p>40.011712</text:p>
          </table:table-cell>
          <table:table-cell office:value-type="float" office:value="-79.588757" calcext:value-type="float">
            <text:p>-79.588757</text:p>
          </table:table-cell>
          <table:table-cell office:value-type="float" office:value="291.6" calcext:value-type="float">
            <text:p>291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16Z</text:p>
          </table:table-cell>
          <table:table-cell office:value-type="float" office:value="40.011748" calcext:value-type="float">
            <text:p>40.01174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5:18Z</text:p>
          </table:table-cell>
          <table:table-cell office:value-type="float" office:value="40.011779" calcext:value-type="float">
            <text:p>40.011779</text:p>
          </table:table-cell>
          <table:table-cell office:value-type="float" office:value="-79.588751" calcext:value-type="float">
            <text:p>-79.588751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5:22Z</text:p>
          </table:table-cell>
          <table:table-cell office:value-type="float" office:value="40.011809" calcext:value-type="float">
            <text:p>40.011809</text:p>
          </table:table-cell>
          <table:table-cell office:value-type="float" office:value="-79.588758" calcext:value-type="float">
            <text:p>-79.588758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5:24Z</text:p>
          </table:table-cell>
          <table:table-cell office:value-type="float" office:value="40.011843" calcext:value-type="float">
            <text:p>40.011843</text:p>
          </table:table-cell>
          <table:table-cell office:value-type="float" office:value="-79.588752" calcext:value-type="float">
            <text:p>-79.588752</text:p>
          </table:table-cell>
          <table:table-cell office:value-type="float" office:value="291.8" calcext:value-type="float">
            <text:p>291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26Z</text:p>
          </table:table-cell>
          <table:table-cell office:value-type="float" office:value="40.011876" calcext:value-type="float">
            <text:p>40.011876</text:p>
          </table:table-cell>
          <table:table-cell office:value-type="float" office:value="-79.588753" calcext:value-type="float">
            <text:p>-79.588753</text:p>
          </table:table-cell>
          <table:table-cell office:value-type="float" office:value="291.8" calcext:value-type="float">
            <text:p>291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28Z</text:p>
          </table:table-cell>
          <table:table-cell office:value-type="float" office:value="40.011908" calcext:value-type="float">
            <text:p>40.011908</text:p>
          </table:table-cell>
          <table:table-cell office:value-type="float" office:value="-79.588749" calcext:value-type="float">
            <text:p>-79.588749</text:p>
          </table:table-cell>
          <table:table-cell office:value-type="float" office:value="291.8" calcext:value-type="float">
            <text:p>291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30Z</text:p>
          </table:table-cell>
          <table:table-cell office:value-type="float" office:value="40.011935" calcext:value-type="float">
            <text:p>40.011935</text:p>
          </table:table-cell>
          <table:table-cell office:value-type="float" office:value="-79.588731" calcext:value-type="float">
            <text:p>-79.588731</text:p>
          </table:table-cell>
          <table:table-cell office:value-type="float" office:value="291.9" calcext:value-type="float">
            <text:p>291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32Z</text:p>
          </table:table-cell>
          <table:table-cell office:value-type="float" office:value="40.011962" calcext:value-type="float">
            <text:p>40.011962</text:p>
          </table:table-cell>
          <table:table-cell office:value-type="float" office:value="-79.588726" calcext:value-type="float">
            <text:p>-79.588726</text:p>
          </table:table-cell>
          <table:table-cell office:value-type="float" office:value="291.9" calcext:value-type="float">
            <text:p>291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35Z</text:p>
          </table:table-cell>
          <table:table-cell office:value-type="float" office:value="40.011991" calcext:value-type="float">
            <text:p>40.011991</text:p>
          </table:table-cell>
          <table:table-cell office:value-type="float" office:value="-79.588723" calcext:value-type="float">
            <text:p>-79.588723</text:p>
          </table:table-cell>
          <table:table-cell office:value-type="float" office:value="291.9" calcext:value-type="float">
            <text:p>291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38Z</text:p>
          </table:table-cell>
          <table:table-cell office:value-type="float" office:value="40.012028" calcext:value-type="float">
            <text:p>40.012028</text:p>
          </table:table-cell>
          <table:table-cell office:value-type="float" office:value="-79.588719" calcext:value-type="float">
            <text:p>-79.588719</text:p>
          </table:table-cell>
          <table:table-cell office:value-type="float" office:value="292" calcext:value-type="float">
            <text:p>2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41Z</text:p>
          </table:table-cell>
          <table:table-cell office:value-type="float" office:value="40.012063" calcext:value-type="float">
            <text:p>40.012063</text:p>
          </table:table-cell>
          <table:table-cell office:value-type="float" office:value="-79.588735" calcext:value-type="float">
            <text:p>-79.588735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5:43Z</text:p>
          </table:table-cell>
          <table:table-cell office:value-type="float" office:value="40.012093" calcext:value-type="float">
            <text:p>40.012093</text:p>
          </table:table-cell>
          <table:table-cell office:value-type="float" office:value="-79.588747" calcext:value-type="float">
            <text:p>-79.588747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5:46Z</text:p>
          </table:table-cell>
          <table:table-cell office:value-type="float" office:value="40.012125" calcext:value-type="float">
            <text:p>40.012125</text:p>
          </table:table-cell>
          <table:table-cell office:value-type="float" office:value="-79.588759" calcext:value-type="float">
            <text:p>-79.588759</text:p>
          </table:table-cell>
          <table:table-cell office:value-type="float" office:value="292.1" calcext:value-type="float">
            <text:p>292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5:49Z</text:p>
          </table:table-cell>
          <table:table-cell office:value-type="float" office:value="40.012164" calcext:value-type="float">
            <text:p>40.012164</text:p>
          </table:table-cell>
          <table:table-cell office:value-type="float" office:value="-79.588756" calcext:value-type="float">
            <text:p>-79.588756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52Z</text:p>
          </table:table-cell>
          <table:table-cell office:value-type="float" office:value="40.012203" calcext:value-type="float">
            <text:p>40.012203</text:p>
          </table:table-cell>
          <table:table-cell office:value-type="float" office:value="-79.588755" calcext:value-type="float">
            <text:p>-79.588755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54Z</text:p>
          </table:table-cell>
          <table:table-cell office:value-type="float" office:value="40.012238" calcext:value-type="float">
            <text:p>40.012238</text:p>
          </table:table-cell>
          <table:table-cell office:value-type="float" office:value="-79.588755" calcext:value-type="float">
            <text:p>-79.588755</text:p>
          </table:table-cell>
          <table:table-cell office:value-type="float" office:value="292" calcext:value-type="float">
            <text:p>2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57Z</text:p>
          </table:table-cell>
          <table:table-cell office:value-type="float" office:value="40.012265" calcext:value-type="float">
            <text:p>40.012265</text:p>
          </table:table-cell>
          <table:table-cell office:value-type="float" office:value="-79.588751" calcext:value-type="float">
            <text:p>-79.588751</text:p>
          </table:table-cell>
          <table:table-cell office:value-type="float" office:value="292" calcext:value-type="float">
            <text:p>2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6:01Z</text:p>
          </table:table-cell>
          <table:table-cell office:value-type="float" office:value="40.012299" calcext:value-type="float">
            <text:p>40.012299</text:p>
          </table:table-cell>
          <table:table-cell office:value-type="float" office:value="-79.588741" calcext:value-type="float">
            <text:p>-79.588741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03Z</text:p>
          </table:table-cell>
          <table:table-cell office:value-type="float" office:value="40.01234" calcext:value-type="float">
            <text:p>40.01234</text:p>
          </table:table-cell>
          <table:table-cell office:value-type="float" office:value="-79.588751" calcext:value-type="float">
            <text:p>-79.588751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05Z</text:p>
          </table:table-cell>
          <table:table-cell office:value-type="float" office:value="40.01238" calcext:value-type="float">
            <text:p>40.01238</text:p>
          </table:table-cell>
          <table:table-cell office:value-type="float" office:value="-79.588761" calcext:value-type="float">
            <text:p>-79.588761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07Z</text:p>
          </table:table-cell>
          <table:table-cell office:value-type="float" office:value="40.012411" calcext:value-type="float">
            <text:p>40.012411</text:p>
          </table:table-cell>
          <table:table-cell office:value-type="float" office:value="-79.588771" calcext:value-type="float">
            <text:p>-79.588771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6:10Z</text:p>
          </table:table-cell>
          <table:table-cell office:value-type="float" office:value="40.012436" calcext:value-type="float">
            <text:p>40.012436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1" calcext:value-type="float">
            <text:p>29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12Z</text:p>
          </table:table-cell>
          <table:table-cell office:value-type="float" office:value="40.012464" calcext:value-type="float">
            <text:p>40.012464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14Z</text:p>
          </table:table-cell>
          <table:table-cell office:value-type="float" office:value="40.012496" calcext:value-type="float">
            <text:p>40.012496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6:16Z</text:p>
          </table:table-cell>
          <table:table-cell office:value-type="float" office:value="40.012523" calcext:value-type="float">
            <text:p>40.012523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6:18Z</text:p>
          </table:table-cell>
          <table:table-cell office:value-type="float" office:value="40.012554" calcext:value-type="float">
            <text:p>40.012554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6:20Z</text:p>
          </table:table-cell>
          <table:table-cell office:value-type="float" office:value="40.012586" calcext:value-type="float">
            <text:p>40.012586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23Z</text:p>
          </table:table-cell>
          <table:table-cell office:value-type="float" office:value="40.012619" calcext:value-type="float">
            <text:p>40.012619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26Z</text:p>
          </table:table-cell>
          <table:table-cell office:value-type="float" office:value="40.012662" calcext:value-type="float">
            <text:p>40.012662</text:p>
          </table:table-cell>
          <table:table-cell office:value-type="float" office:value="-79.588796" calcext:value-type="float">
            <text:p>-79.588796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28Z</text:p>
          </table:table-cell>
          <table:table-cell office:value-type="float" office:value="40.012697" calcext:value-type="float">
            <text:p>40.012697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2.1" calcext:value-type="float">
            <text:p>29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31Z</text:p>
          </table:table-cell>
          <table:table-cell office:value-type="float" office:value="40.012734" calcext:value-type="float">
            <text:p>40.012734</text:p>
          </table:table-cell>
          <table:table-cell office:value-type="float" office:value="-79.588801" calcext:value-type="float">
            <text:p>-79.588801</text:p>
          </table:table-cell>
          <table:table-cell office:value-type="float" office:value="292.2" calcext:value-type="float">
            <text:p>29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33Z</text:p>
          </table:table-cell>
          <table:table-cell office:value-type="float" office:value="40.012767" calcext:value-type="float">
            <text:p>40.012767</text:p>
          </table:table-cell>
          <table:table-cell office:value-type="float" office:value="-79.588808" calcext:value-type="float">
            <text:p>-79.588808</text:p>
          </table:table-cell>
          <table:table-cell office:value-type="float" office:value="292.3" calcext:value-type="float">
            <text:p>292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6:35Z</text:p>
          </table:table-cell>
          <table:table-cell office:value-type="float" office:value="40.012803" calcext:value-type="float">
            <text:p>40.012803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4" calcext:value-type="float">
            <text:p>29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37Z</text:p>
          </table:table-cell>
          <table:table-cell office:value-type="float" office:value="40.012845" calcext:value-type="float">
            <text:p>40.012845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2.4" calcext:value-type="float">
            <text:p>29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39Z</text:p>
          </table:table-cell>
          <table:table-cell office:value-type="float" office:value="40.012874" calcext:value-type="float">
            <text:p>40.01287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2.5" calcext:value-type="float">
            <text:p>292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42Z</text:p>
          </table:table-cell>
          <table:table-cell office:value-type="float" office:value="40.012914" calcext:value-type="float">
            <text:p>40.012914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2.6" calcext:value-type="float">
            <text:p>292.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6:44Z</text:p>
          </table:table-cell>
          <table:table-cell office:value-type="float" office:value="40.012944" calcext:value-type="float">
            <text:p>40.012944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2.7" calcext:value-type="float">
            <text:p>292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46Z</text:p>
          </table:table-cell>
          <table:table-cell office:value-type="float" office:value="40.012971" calcext:value-type="float">
            <text:p>40.012971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2.7" calcext:value-type="float">
            <text:p>292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6:48Z</text:p>
          </table:table-cell>
          <table:table-cell office:value-type="float" office:value="40.013004" calcext:value-type="float">
            <text:p>40.013004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92.8" calcext:value-type="float">
            <text:p>292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0Z</text:p>
          </table:table-cell>
          <table:table-cell office:value-type="float" office:value="40.013047" calcext:value-type="float">
            <text:p>40.013047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2.9" calcext:value-type="float">
            <text:p>292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2Z</text:p>
          </table:table-cell>
          <table:table-cell office:value-type="float" office:value="40.013084" calcext:value-type="float">
            <text:p>40.013084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4Z</text:p>
          </table:table-cell>
          <table:table-cell office:value-type="float" office:value="40.013122" calcext:value-type="float">
            <text:p>40.013122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6Z</text:p>
          </table:table-cell>
          <table:table-cell office:value-type="float" office:value="40.013149" calcext:value-type="float">
            <text:p>40.013149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02Z</text:p>
          </table:table-cell>
          <table:table-cell office:value-type="float" office:value="40.013183" calcext:value-type="float">
            <text:p>40.013183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05Z</text:p>
          </table:table-cell>
          <table:table-cell office:value-type="float" office:value="40.013214" calcext:value-type="float">
            <text:p>40.013214</text:p>
          </table:table-cell>
          <table:table-cell office:value-type="float" office:value="-79.588808" calcext:value-type="float">
            <text:p>-79.588808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08Z</text:p>
          </table:table-cell>
          <table:table-cell office:value-type="float" office:value="40.013248" calcext:value-type="float">
            <text:p>40.013248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11Z</text:p>
          </table:table-cell>
          <table:table-cell office:value-type="float" office:value="40.01328" calcext:value-type="float">
            <text:p>40.01328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13Z</text:p>
          </table:table-cell>
          <table:table-cell office:value-type="float" office:value="40.013312" calcext:value-type="float">
            <text:p>40.013312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15Z</text:p>
          </table:table-cell>
          <table:table-cell office:value-type="float" office:value="40.01334" calcext:value-type="float">
            <text:p>40.01334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17Z</text:p>
          </table:table-cell>
          <table:table-cell office:value-type="float" office:value="40.013374" calcext:value-type="float">
            <text:p>40.013374</text:p>
          </table:table-cell>
          <table:table-cell office:value-type="float" office:value="-79.588796" calcext:value-type="float">
            <text:p>-79.588796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19Z</text:p>
          </table:table-cell>
          <table:table-cell office:value-type="float" office:value="40.013406" calcext:value-type="float">
            <text:p>40.013406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2.9" calcext:value-type="float">
            <text:p>292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7:22Z</text:p>
          </table:table-cell>
          <table:table-cell office:value-type="float" office:value="40.013441" calcext:value-type="float">
            <text:p>40.013441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2.8" calcext:value-type="float">
            <text:p>292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7:25Z</text:p>
          </table:table-cell>
          <table:table-cell office:value-type="float" office:value="40.013479" calcext:value-type="float">
            <text:p>40.013479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2.7" calcext:value-type="float">
            <text:p>292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28Z</text:p>
          </table:table-cell>
          <table:table-cell office:value-type="float" office:value="40.013507" calcext:value-type="float">
            <text:p>40.01350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7" calcext:value-type="float">
            <text:p>292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31Z</text:p>
          </table:table-cell>
          <table:table-cell office:value-type="float" office:value="40.013547" calcext:value-type="float">
            <text:p>40.013547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2.5" calcext:value-type="float">
            <text:p>292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7:33Z</text:p>
          </table:table-cell>
          <table:table-cell office:value-type="float" office:value="40.013579" calcext:value-type="float">
            <text:p>40.013579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2.5" calcext:value-type="float">
            <text:p>29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35Z</text:p>
          </table:table-cell>
          <table:table-cell office:value-type="float" office:value="40.013611" calcext:value-type="float">
            <text:p>40.013611</text:p>
          </table:table-cell>
          <table:table-cell office:value-type="float" office:value="-79.588796" calcext:value-type="float">
            <text:p>-79.588796</text:p>
          </table:table-cell>
          <table:table-cell office:value-type="float" office:value="292.4" calcext:value-type="float">
            <text:p>292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37Z</text:p>
          </table:table-cell>
          <table:table-cell office:value-type="float" office:value="40.013646" calcext:value-type="float">
            <text:p>40.013646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2.3" calcext:value-type="float">
            <text:p>292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39Z</text:p>
          </table:table-cell>
          <table:table-cell office:value-type="float" office:value="40.013677" calcext:value-type="float">
            <text:p>40.013677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2.2" calcext:value-type="float">
            <text:p>292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41Z</text:p>
          </table:table-cell>
          <table:table-cell office:value-type="float" office:value="40.013709" calcext:value-type="float">
            <text:p>40.013709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44Z</text:p>
          </table:table-cell>
          <table:table-cell office:value-type="float" office:value="40.013749" calcext:value-type="float">
            <text:p>40.013749</text:p>
          </table:table-cell>
          <table:table-cell office:value-type="float" office:value="-79.588765" calcext:value-type="float">
            <text:p>-79.588765</text:p>
          </table:table-cell>
          <table:table-cell office:value-type="float" office:value="292" calcext:value-type="float">
            <text:p>29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47Z</text:p>
          </table:table-cell>
          <table:table-cell office:value-type="float" office:value="40.01378" calcext:value-type="float">
            <text:p>40.01378</text:p>
          </table:table-cell>
          <table:table-cell office:value-type="float" office:value="-79.588766" calcext:value-type="float">
            <text:p>-79.588766</text:p>
          </table:table-cell>
          <table:table-cell office:value-type="float" office:value="291.7" calcext:value-type="float">
            <text:p>291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50Z</text:p>
          </table:table-cell>
          <table:table-cell office:value-type="float" office:value="40.013813" calcext:value-type="float">
            <text:p>40.013813</text:p>
          </table:table-cell>
          <table:table-cell office:value-type="float" office:value="-79.588762" calcext:value-type="float">
            <text:p>-79.588762</text:p>
          </table:table-cell>
          <table:table-cell office:value-type="float" office:value="291.5" calcext:value-type="float">
            <text:p>291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7:53Z</text:p>
          </table:table-cell>
          <table:table-cell office:value-type="float" office:value="40.013849" calcext:value-type="float">
            <text:p>40.013849</text:p>
          </table:table-cell>
          <table:table-cell office:value-type="float" office:value="-79.588774" calcext:value-type="float">
            <text:p>-79.588774</text:p>
          </table:table-cell>
          <table:table-cell office:value-type="float" office:value="291.2" calcext:value-type="float">
            <text:p>291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7:55Z</text:p>
          </table:table-cell>
          <table:table-cell office:value-type="float" office:value="40.013879" calcext:value-type="float">
            <text:p>40.013879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1" calcext:value-type="float">
            <text:p>2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7:57Z</text:p>
          </table:table-cell>
          <table:table-cell office:value-type="float" office:value="40.013911" calcext:value-type="float">
            <text:p>40.01391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0.8" calcext:value-type="float">
            <text:p>290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30T12:17:59Z</text:p>
          </table:table-cell>
          <table:table-cell office:value-type="float" office:value="40.013941" calcext:value-type="float">
            <text:p>40.01394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6" calcext:value-type="float">
            <text:p>290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01Z</text:p>
          </table:table-cell>
          <table:table-cell office:value-type="float" office:value="40.013976" calcext:value-type="float">
            <text:p>40.013976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0.3" calcext:value-type="float">
            <text:p>290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03Z</text:p>
          </table:table-cell>
          <table:table-cell office:value-type="float" office:value="40.014005" calcext:value-type="float">
            <text:p>40.01400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0.1" calcext:value-type="float">
            <text:p>290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05Z</text:p>
          </table:table-cell>
          <table:table-cell office:value-type="float" office:value="40.014036" calcext:value-type="float">
            <text:p>40.014036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89.9" calcext:value-type="float">
            <text:p>289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07Z</text:p>
          </table:table-cell>
          <table:table-cell office:value-type="float" office:value="40.014065" calcext:value-type="float">
            <text:p>40.014065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0Z</text:p>
          </table:table-cell>
          <table:table-cell office:value-type="float" office:value="40.014101" calcext:value-type="float">
            <text:p>40.01410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89.4" calcext:value-type="float">
            <text:p>289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2Z</text:p>
          </table:table-cell>
          <table:table-cell office:value-type="float" office:value="40.014131" calcext:value-type="float">
            <text:p>40.014131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89.1" calcext:value-type="float">
            <text:p>289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4Z</text:p>
          </table:table-cell>
          <table:table-cell office:value-type="float" office:value="40.014162" calcext:value-type="float">
            <text:p>40.014162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8.9" calcext:value-type="float">
            <text:p>288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16Z</text:p>
          </table:table-cell>
          <table:table-cell office:value-type="float" office:value="40.014192" calcext:value-type="float">
            <text:p>40.014192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88.6" calcext:value-type="float">
            <text:p>288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18Z</text:p>
          </table:table-cell>
          <table:table-cell office:value-type="float" office:value="40.014221" calcext:value-type="float">
            <text:p>40.014221</text:p>
          </table:table-cell>
          <table:table-cell office:value-type="float" office:value="-79.588795" calcext:value-type="float">
            <text:p>-79.588795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21Z</text:p>
          </table:table-cell>
          <table:table-cell office:value-type="float" office:value="40.014254" calcext:value-type="float">
            <text:p>40.014254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88.1" calcext:value-type="float">
            <text:p>288.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30T12:18:24Z</text:p>
          </table:table-cell>
          <table:table-cell office:value-type="float" office:value="40.014281" calcext:value-type="float">
            <text:p>40.014281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7.8" calcext:value-type="float">
            <text:p>287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30T12:18:27Z</text:p>
          </table:table-cell>
          <table:table-cell office:value-type="float" office:value="40.01431" calcext:value-type="float">
            <text:p>40.01431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7.6" calcext:value-type="float">
            <text:p>287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29Z</text:p>
          </table:table-cell>
          <table:table-cell office:value-type="float" office:value="40.014339" calcext:value-type="float">
            <text:p>40.014339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87.3" calcext:value-type="float">
            <text:p>287.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31Z</text:p>
          </table:table-cell>
          <table:table-cell office:value-type="float" office:value="40.014369" calcext:value-type="float">
            <text:p>40.014369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34Z</text:p>
          </table:table-cell>
          <table:table-cell office:value-type="float" office:value="40.014405" calcext:value-type="float">
            <text:p>40.014405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6.7" calcext:value-type="float">
            <text:p>286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37Z</text:p>
          </table:table-cell>
          <table:table-cell office:value-type="float" office:value="40.014443" calcext:value-type="float">
            <text:p>40.014443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86.3" calcext:value-type="float">
            <text:p>286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30T12:18:39Z</text:p>
          </table:table-cell>
          <table:table-cell office:value-type="float" office:value="40.014474" calcext:value-type="float">
            <text:p>40.014474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86" calcext:value-type="float">
            <text:p>2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30T12:18:41Z</text:p>
          </table:table-cell>
          <table:table-cell office:value-type="float" office:value="40.014503" calcext:value-type="float">
            <text:p>40.01450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5.7" calcext:value-type="float">
            <text:p>285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30T12:18:43Z</text:p>
          </table:table-cell>
          <table:table-cell office:value-type="float" office:value="40.014531" calcext:value-type="float">
            <text:p>40.014531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5.4" calcext:value-type="float">
            <text:p>285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30T12:18:48Z</text:p>
          </table:table-cell>
          <table:table-cell office:value-type="float" office:value="40.014552" calcext:value-type="float">
            <text:p>40.014552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85.8" calcext:value-type="float">
            <text:p>285.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30T12:18:50Z</text:p>
          </table:table-cell>
          <table:table-cell office:value-type="float" office:value="40.01454" calcext:value-type="float">
            <text:p>40.01454</text:p>
          </table:table-cell>
          <table:table-cell office:value-type="float" office:value="-79.588741" calcext:value-type="float">
            <text:p>-79.588741</text:p>
          </table:table-cell>
          <table:table-cell office:value-type="float" office:value="286.1" calcext:value-type="float">
            <text:p>286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30T12:18:52Z</text:p>
          </table:table-cell>
          <table:table-cell office:value-type="float" office:value="40.014524" calcext:value-type="float">
            <text:p>40.014524</text:p>
          </table:table-cell>
          <table:table-cell office:value-type="float" office:value="-79.588711" calcext:value-type="float">
            <text:p>-79.588711</text:p>
          </table:table-cell>
          <table:table-cell office:value-type="float" office:value="286.4" calcext:value-type="float">
            <text:p>286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30T12:18:54Z</text:p>
          </table:table-cell>
          <table:table-cell office:value-type="float" office:value="40.014507" calcext:value-type="float">
            <text:p>40.014507</text:p>
          </table:table-cell>
          <table:table-cell office:value-type="float" office:value="-79.588681" calcext:value-type="float">
            <text:p>-79.588681</text:p>
          </table:table-cell>
          <table:table-cell office:value-type="float" office:value="286.7" calcext:value-type="float">
            <text:p>286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30T12:18:56Z</text:p>
          </table:table-cell>
          <table:table-cell office:value-type="float" office:value="40.014487" calcext:value-type="float">
            <text:p>40.014487</text:p>
          </table:table-cell>
          <table:table-cell office:value-type="float" office:value="-79.588649" calcext:value-type="float">
            <text:p>-79.588649</text:p>
          </table:table-cell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9:00Z</text:p>
          </table:table-cell>
          <table:table-cell office:value-type="float" office:value="40.014468" calcext:value-type="float">
            <text:p>40.014468</text:p>
          </table:table-cell>
          <table:table-cell office:value-type="float" office:value="-79.588614" calcext:value-type="float">
            <text:p>-79.588614</text:p>
          </table:table-cell>
          <table:table-cell office:value-type="float" office:value="287.4" calcext:value-type="float">
            <text:p>287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9:03Z</text:p>
          </table:table-cell>
          <table:table-cell office:value-type="float" office:value="40.01444" calcext:value-type="float">
            <text:p>40.01444</text:p>
          </table:table-cell>
          <table:table-cell office:value-type="float" office:value="-79.588593" calcext:value-type="float">
            <text:p>-79.588593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9:05Z</text:p>
          </table:table-cell>
          <table:table-cell office:value-type="float" office:value="40.014408" calcext:value-type="float">
            <text:p>40.014408</text:p>
          </table:table-cell>
          <table:table-cell office:value-type="float" office:value="-79.588569" calcext:value-type="float">
            <text:p>-79.588569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9:07Z</text:p>
          </table:table-cell>
          <table:table-cell office:value-type="float" office:value="40.014382" calcext:value-type="float">
            <text:p>40.014382</text:p>
          </table:table-cell>
          <table:table-cell office:value-type="float" office:value="-79.588543" calcext:value-type="float">
            <text:p>-79.588543</text:p>
          </table:table-cell>
          <table:table-cell office:value-type="float" office:value="288.2" calcext:value-type="float">
            <text:p>288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9:10Z</text:p>
          </table:table-cell>
          <table:table-cell office:value-type="float" office:value="40.014361" calcext:value-type="float">
            <text:p>40.014361</text:p>
          </table:table-cell>
          <table:table-cell office:value-type="float" office:value="-79.588512" calcext:value-type="float">
            <text:p>-79.588512</text:p>
          </table:table-cell>
          <table:table-cell office:value-type="float" office:value="288.4" calcext:value-type="float">
            <text:p>288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9:12Z</text:p>
          </table:table-cell>
          <table:table-cell office:value-type="float" office:value="40.01434" calcext:value-type="float">
            <text:p>40.01434</text:p>
          </table:table-cell>
          <table:table-cell office:value-type="float" office:value="-79.588488" calcext:value-type="float">
            <text:p>-79.588488</text:p>
          </table:table-cell>
          <table:table-cell office:value-type="float" office:value="288.6" calcext:value-type="float">
            <text:p>288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9:14Z</text:p>
          </table:table-cell>
          <table:table-cell office:value-type="float" office:value="40.014319" calcext:value-type="float">
            <text:p>40.014319</text:p>
          </table:table-cell>
          <table:table-cell office:value-type="float" office:value="-79.588464" calcext:value-type="float">
            <text:p>-79.588464</text:p>
          </table:table-cell>
          <table:table-cell office:value-type="float" office:value="288.8" calcext:value-type="float">
            <text:p>288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9:16Z</text:p>
          </table:table-cell>
          <table:table-cell office:value-type="float" office:value="40.01429" calcext:value-type="float">
            <text:p>40.01429</text:p>
          </table:table-cell>
          <table:table-cell office:value-type="float" office:value="-79.588436" calcext:value-type="float">
            <text:p>-79.588436</text:p>
          </table:table-cell>
          <table:table-cell office:value-type="float" office:value="289.2" calcext:value-type="float">
            <text:p>289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2:19:19Z</text:p>
          </table:table-cell>
          <table:table-cell office:value-type="float" office:value="40.014267" calcext:value-type="float">
            <text:p>40.014267</text:p>
          </table:table-cell>
          <table:table-cell office:value-type="float" office:value="-79.588409" calcext:value-type="float">
            <text:p>-79.588409</text:p>
          </table:table-cell>
          <table:table-cell office:value-type="float" office:value="289.5" calcext:value-type="float">
            <text:p>28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2:19:21Z</text:p>
          </table:table-cell>
          <table:table-cell office:value-type="float" office:value="40.014245" calcext:value-type="float">
            <text:p>40.014245</text:p>
          </table:table-cell>
          <table:table-cell office:value-type="float" office:value="-79.588386" calcext:value-type="float">
            <text:p>-79.588386</text:p>
          </table:table-cell>
          <table:table-cell office:value-type="float" office:value="289.7" calcext:value-type="float">
            <text:p>289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2:19:23Z</text:p>
          </table:table-cell>
          <table:table-cell office:value-type="float" office:value="40.014217" calcext:value-type="float">
            <text:p>40.014217</text:p>
          </table:table-cell>
          <table:table-cell office:value-type="float" office:value="-79.588365" calcext:value-type="float">
            <text:p>-79.588365</text:p>
          </table:table-cell>
          <table:table-cell office:value-type="float" office:value="290.1" calcext:value-type="float">
            <text:p>290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2:19:25Z</text:p>
          </table:table-cell>
          <table:table-cell office:value-type="float" office:value="40.014184" calcext:value-type="float">
            <text:p>40.014184</text:p>
          </table:table-cell>
          <table:table-cell office:value-type="float" office:value="-79.588346" calcext:value-type="float">
            <text:p>-79.588346</text:p>
          </table:table-cell>
          <table:table-cell office:value-type="float" office:value="290.4" calcext:value-type="float">
            <text:p>290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19:27Z</text:p>
          </table:table-cell>
          <table:table-cell office:value-type="float" office:value="40.014159" calcext:value-type="float">
            <text:p>40.014159</text:p>
          </table:table-cell>
          <table:table-cell office:value-type="float" office:value="-79.588325" calcext:value-type="float">
            <text:p>-79.588325</text:p>
          </table:table-cell>
          <table:table-cell office:value-type="float" office:value="290.7" calcext:value-type="float">
            <text:p>290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19:31Z</text:p>
          </table:table-cell>
          <table:table-cell office:value-type="float" office:value="40.014136" calcext:value-type="float">
            <text:p>40.014136</text:p>
          </table:table-cell>
          <table:table-cell office:value-type="float" office:value="-79.58829" calcext:value-type="float">
            <text:p>-79.58829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2:19:33Z</text:p>
          </table:table-cell>
          <table:table-cell office:value-type="float" office:value="40.014116" calcext:value-type="float">
            <text:p>40.014116</text:p>
          </table:table-cell>
          <table:table-cell office:value-type="float" office:value="-79.588261" calcext:value-type="float">
            <text:p>-79.588261</text:p>
          </table:table-cell>
          <table:table-cell office:value-type="float" office:value="291.5" calcext:value-type="float">
            <text:p>291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2:19:36Z</text:p>
          </table:table-cell>
          <table:table-cell office:value-type="float" office:value="40.014089" calcext:value-type="float">
            <text:p>40.014089</text:p>
          </table:table-cell>
          <table:table-cell office:value-type="float" office:value="-79.588242" calcext:value-type="float">
            <text:p>-79.588242</text:p>
          </table:table-cell>
          <table:table-cell office:value-type="float" office:value="291.9" calcext:value-type="float">
            <text:p>29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19:39Z</text:p>
          </table:table-cell>
          <table:table-cell office:value-type="float" office:value="40.014056" calcext:value-type="float">
            <text:p>40.014056</text:p>
          </table:table-cell>
          <table:table-cell office:value-type="float" office:value="-79.588227" calcext:value-type="float">
            <text:p>-79.588227</text:p>
          </table:table-cell>
          <table:table-cell office:value-type="float" office:value="292.3" calcext:value-type="float">
            <text:p>292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19:41Z</text:p>
          </table:table-cell>
          <table:table-cell office:value-type="float" office:value="40.014032" calcext:value-type="float">
            <text:p>40.014032</text:p>
          </table:table-cell>
          <table:table-cell office:value-type="float" office:value="-79.588203" calcext:value-type="float">
            <text:p>-79.588203</text:p>
          </table:table-cell>
          <table:table-cell office:value-type="float" office:value="292.7" calcext:value-type="float">
            <text:p>29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19:44Z</text:p>
          </table:table-cell>
          <table:table-cell office:value-type="float" office:value="40.014012" calcext:value-type="float">
            <text:p>40.014012</text:p>
          </table:table-cell>
          <table:table-cell office:value-type="float" office:value="-79.588162" calcext:value-type="float">
            <text:p>-79.588162</text:p>
          </table:table-cell>
          <table:table-cell office:value-type="float" office:value="293.1" calcext:value-type="float">
            <text:p>293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19:47Z</text:p>
          </table:table-cell>
          <table:table-cell office:value-type="float" office:value="40.013988" calcext:value-type="float">
            <text:p>40.013988</text:p>
          </table:table-cell>
          <table:table-cell office:value-type="float" office:value="-79.588133" calcext:value-type="float">
            <text:p>-79.588133</text:p>
          </table:table-cell>
          <table:table-cell office:value-type="float" office:value="293.5" calcext:value-type="float">
            <text:p>293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19:49Z</text:p>
          </table:table-cell>
          <table:table-cell office:value-type="float" office:value="40.013967" calcext:value-type="float">
            <text:p>40.013967</text:p>
          </table:table-cell>
          <table:table-cell office:value-type="float" office:value="-79.5881" calcext:value-type="float">
            <text:p>-79.5881</text:p>
          </table:table-cell>
          <table:table-cell office:value-type="float" office:value="293.9" calcext:value-type="float">
            <text:p>293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19:52Z</text:p>
          </table:table-cell>
          <table:table-cell office:value-type="float" office:value="40.013947" calcext:value-type="float">
            <text:p>40.013947</text:p>
          </table:table-cell>
          <table:table-cell office:value-type="float" office:value="-79.588061" calcext:value-type="float">
            <text:p>-79.588061</text:p>
          </table:table-cell>
          <table:table-cell office:value-type="float" office:value="294.3" calcext:value-type="float">
            <text:p>294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19:55Z</text:p>
          </table:table-cell>
          <table:table-cell office:value-type="float" office:value="40.013922" calcext:value-type="float">
            <text:p>40.013922</text:p>
          </table:table-cell>
          <table:table-cell office:value-type="float" office:value="-79.588025" calcext:value-type="float">
            <text:p>-79.588025</text:p>
          </table:table-cell>
          <table:table-cell office:value-type="float" office:value="294.7" calcext:value-type="float">
            <text:p>294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19:58Z</text:p>
          </table:table-cell>
          <table:table-cell office:value-type="float" office:value="40.013888" calcext:value-type="float">
            <text:p>40.013888</text:p>
          </table:table-cell>
          <table:table-cell office:value-type="float" office:value="-79.588002" calcext:value-type="float">
            <text:p>-79.588002</text:p>
          </table:table-cell>
          <table:table-cell office:value-type="float" office:value="295.1" calcext:value-type="float">
            <text:p>295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01Z</text:p>
          </table:table-cell>
          <table:table-cell office:value-type="float" office:value="40.013867" calcext:value-type="float">
            <text:p>40.013867</text:p>
          </table:table-cell>
          <table:table-cell office:value-type="float" office:value="-79.587962" calcext:value-type="float">
            <text:p>-79.587962</text:p>
          </table:table-cell>
          <table:table-cell office:value-type="float" office:value="295.5" calcext:value-type="float">
            <text:p>295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04Z</text:p>
          </table:table-cell>
          <table:table-cell office:value-type="float" office:value="40.013846" calcext:value-type="float">
            <text:p>40.013846</text:p>
          </table:table-cell>
          <table:table-cell office:value-type="float" office:value="-79.587934" calcext:value-type="float">
            <text:p>-79.587934</text:p>
          </table:table-cell>
          <table:table-cell office:value-type="float" office:value="295.7" calcext:value-type="float">
            <text:p>29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07Z</text:p>
          </table:table-cell>
          <table:table-cell office:value-type="float" office:value="40.013822" calcext:value-type="float">
            <text:p>40.013822</text:p>
          </table:table-cell>
          <table:table-cell office:value-type="float" office:value="-79.587897" calcext:value-type="float">
            <text:p>-79.587897</text:p>
          </table:table-cell>
          <table:table-cell office:value-type="float" office:value="296" calcext:value-type="float">
            <text:p>2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0Z</text:p>
          </table:table-cell>
          <table:table-cell office:value-type="float" office:value="40.013802" calcext:value-type="float">
            <text:p>40.013802</text:p>
          </table:table-cell>
          <table:table-cell office:value-type="float" office:value="-79.58786" calcext:value-type="float">
            <text:p>-79.58786</text:p>
          </table:table-cell>
          <table:table-cell office:value-type="float" office:value="296.2" calcext:value-type="float">
            <text:p>296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2Z</text:p>
          </table:table-cell>
          <table:table-cell office:value-type="float" office:value="40.013778" calcext:value-type="float">
            <text:p>40.013778</text:p>
          </table:table-cell>
          <table:table-cell office:value-type="float" office:value="-79.587841" calcext:value-type="float">
            <text:p>-79.587841</text:p>
          </table:table-cell>
          <table:table-cell office:value-type="float" office:value="296.4" calcext:value-type="float">
            <text:p>296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4Z</text:p>
          </table:table-cell>
          <table:table-cell office:value-type="float" office:value="40.013757" calcext:value-type="float">
            <text:p>40.013757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96.7" calcext:value-type="float">
            <text:p>296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8Z</text:p>
          </table:table-cell>
          <table:table-cell office:value-type="float" office:value="40.01373" calcext:value-type="float">
            <text:p>40.01373</text:p>
          </table:table-cell>
          <table:table-cell office:value-type="float" office:value="-79.587795" calcext:value-type="float">
            <text:p>-79.587795</text:p>
          </table:table-cell>
          <table:table-cell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20Z</text:p>
          </table:table-cell>
          <table:table-cell office:value-type="float" office:value="40.013702" calcext:value-type="float">
            <text:p>40.013702</text:p>
          </table:table-cell>
          <table:table-cell office:value-type="float" office:value="-79.58778" calcext:value-type="float">
            <text:p>-79.58778</text:p>
          </table:table-cell>
          <table:table-cell office:value-type="float" office:value="297.2" calcext:value-type="float">
            <text:p>297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22Z</text:p>
          </table:table-cell>
          <table:table-cell office:value-type="float" office:value="40.013669" calcext:value-type="float">
            <text:p>40.013669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7.4" calcext:value-type="float">
            <text:p>297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25Z</text:p>
          </table:table-cell>
          <table:table-cell office:value-type="float" office:value="40.013645" calcext:value-type="float">
            <text:p>40.013645</text:p>
          </table:table-cell>
          <table:table-cell office:value-type="float" office:value="-79.587735" calcext:value-type="float">
            <text:p>-79.587735</text:p>
          </table:table-cell>
          <table:table-cell office:value-type="float" office:value="297.5" calcext:value-type="float">
            <text:p>297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28Z</text:p>
          </table:table-cell>
          <table:table-cell office:value-type="float" office:value="40.013618" calcext:value-type="float">
            <text:p>40.013618</text:p>
          </table:table-cell>
          <table:table-cell office:value-type="float" office:value="-79.587699" calcext:value-type="float">
            <text:p>-79.587699</text:p>
          </table:table-cell>
          <table:table-cell office:value-type="float" office:value="297.8" calcext:value-type="float">
            <text:p>297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31Z</text:p>
          </table:table-cell>
          <table:table-cell office:value-type="float" office:value="40.01359" calcext:value-type="float">
            <text:p>40.01359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8" calcext:value-type="float">
            <text:p>29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33Z</text:p>
          </table:table-cell>
          <table:table-cell office:value-type="float" office:value="40.013569" calcext:value-type="float">
            <text:p>40.013569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8.2" calcext:value-type="float">
            <text:p>298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36Z</text:p>
          </table:table-cell>
          <table:table-cell office:value-type="float" office:value="40.013556" calcext:value-type="float">
            <text:p>40.013556</text:p>
          </table:table-cell>
          <table:table-cell office:value-type="float" office:value="-79.587585" calcext:value-type="float">
            <text:p>-79.587585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39Z</text:p>
          </table:table-cell>
          <table:table-cell office:value-type="float" office:value="40.01353" calcext:value-type="float">
            <text:p>40.01353</text:p>
          </table:table-cell>
          <table:table-cell office:value-type="float" office:value="-79.587546" calcext:value-type="float">
            <text:p>-79.587546</text:p>
          </table:table-cell>
          <table:table-cell office:value-type="float" office:value="298.6" calcext:value-type="float">
            <text:p>29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41Z</text:p>
          </table:table-cell>
          <table:table-cell office:value-type="float" office:value="40.01351" calcext:value-type="float">
            <text:p>40.01351</text:p>
          </table:table-cell>
          <table:table-cell office:value-type="float" office:value="-79.587522" calcext:value-type="float">
            <text:p>-79.587522</text:p>
          </table:table-cell>
          <table:table-cell office:value-type="float" office:value="298.7" calcext:value-type="float">
            <text:p>298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43Z</text:p>
          </table:table-cell>
          <table:table-cell office:value-type="float" office:value="40.013487" calcext:value-type="float">
            <text:p>40.013487</text:p>
          </table:table-cell>
          <table:table-cell office:value-type="float" office:value="-79.587489" calcext:value-type="float">
            <text:p>-79.587489</text:p>
          </table:table-cell>
          <table:table-cell office:value-type="float" office:value="298.9" calcext:value-type="float">
            <text:p>298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46Z</text:p>
          </table:table-cell>
          <table:table-cell office:value-type="float" office:value="40.013468" calcext:value-type="float">
            <text:p>40.013468</text:p>
          </table:table-cell>
          <table:table-cell office:value-type="float" office:value="-79.587456" calcext:value-type="float">
            <text:p>-79.587456</text:p>
          </table:table-cell>
          <table:table-cell office:value-type="float" office:value="299.1" calcext:value-type="float">
            <text:p>299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49Z</text:p>
          </table:table-cell>
          <table:table-cell office:value-type="float" office:value="40.013445" calcext:value-type="float">
            <text:p>40.013445</text:p>
          </table:table-cell>
          <table:table-cell office:value-type="float" office:value="-79.587413" calcext:value-type="float">
            <text:p>-79.587413</text:p>
          </table:table-cell>
          <table:table-cell office:value-type="float" office:value="299.3" calcext:value-type="float">
            <text:p>299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51Z</text:p>
          </table:table-cell>
          <table:table-cell office:value-type="float" office:value="40.01343" calcext:value-type="float">
            <text:p>40.01343</text:p>
          </table:table-cell>
          <table:table-cell office:value-type="float" office:value="-79.587381" calcext:value-type="float">
            <text:p>-79.587381</text:p>
          </table:table-cell>
          <table:table-cell office:value-type="float" office:value="299.5" calcext:value-type="float">
            <text:p>299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0:53Z</text:p>
          </table:table-cell>
          <table:table-cell office:value-type="float" office:value="40.013409" calcext:value-type="float">
            <text:p>40.013409</text:p>
          </table:table-cell>
          <table:table-cell office:value-type="float" office:value="-79.587351" calcext:value-type="float">
            <text:p>-79.587351</text:p>
          </table:table-cell>
          <table:table-cell office:value-type="float" office:value="299.7" calcext:value-type="float">
            <text:p>299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55Z</text:p>
          </table:table-cell>
          <table:table-cell office:value-type="float" office:value="40.013383" calcext:value-type="float">
            <text:p>40.013383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9" calcext:value-type="float">
            <text:p>299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58Z</text:p>
          </table:table-cell>
          <table:table-cell office:value-type="float" office:value="40.013365" calcext:value-type="float">
            <text:p>40.013365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300" calcext:value-type="float">
            <text:p>3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1:02Z</text:p>
          </table:table-cell>
          <table:table-cell office:value-type="float" office:value="40.013332" calcext:value-type="float">
            <text:p>40.013332</text:p>
          </table:table-cell>
          <table:table-cell office:value-type="float" office:value="-79.587257" calcext:value-type="float">
            <text:p>-79.587257</text:p>
          </table:table-cell>
          <table:table-cell office:value-type="float" office:value="300" calcext:value-type="float">
            <text:p>3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1:04Z</text:p>
          </table:table-cell>
          <table:table-cell office:value-type="float" office:value="40.013311" calcext:value-type="float">
            <text:p>40.013311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0" calcext:value-type="float">
            <text:p>3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1:07Z</text:p>
          </table:table-cell>
          <table:table-cell office:value-type="float" office:value="40.013281" calcext:value-type="float">
            <text:p>40.013281</text:p>
          </table:table-cell>
          <table:table-cell office:value-type="float" office:value="-79.587207" calcext:value-type="float">
            <text:p>-79.587207</text:p>
          </table:table-cell>
          <table:table-cell office:value-type="float" office:value="300.1" calcext:value-type="float">
            <text:p>300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1:09Z</text:p>
          </table:table-cell>
          <table:table-cell office:value-type="float" office:value="40.013255" calcext:value-type="float">
            <text:p>40.013255</text:p>
          </table:table-cell>
          <table:table-cell office:value-type="float" office:value="-79.587176" calcext:value-type="float">
            <text:p>-79.587176</text:p>
          </table:table-cell>
          <table:table-cell office:value-type="float" office:value="300.1" calcext:value-type="float">
            <text:p>300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1:12Z</text:p>
          </table:table-cell>
          <table:table-cell office:value-type="float" office:value="40.013233" calcext:value-type="float">
            <text:p>40.013233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300.2" calcext:value-type="float">
            <text:p>300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1:15Z</text:p>
          </table:table-cell>
          <table:table-cell office:value-type="float" office:value="40.013211" calcext:value-type="float">
            <text:p>40.013211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300.2" calcext:value-type="float">
            <text:p>300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1:17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7084" calcext:value-type="float">
            <text:p>-79.587084</text:p>
          </table:table-cell>
          <table:table-cell office:value-type="float" office:value="300.3" calcext:value-type="float">
            <text:p>300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1:19Z</text:p>
          </table:table-cell>
          <table:table-cell office:value-type="float" office:value="40.013169" calcext:value-type="float">
            <text:p>40.013169</text:p>
          </table:table-cell>
          <table:table-cell office:value-type="float" office:value="-79.587055" calcext:value-type="float">
            <text:p>-79.587055</text:p>
          </table:table-cell>
          <table:table-cell office:value-type="float" office:value="300.4" calcext:value-type="float">
            <text:p>300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1:21Z</text:p>
          </table:table-cell>
          <table:table-cell office:value-type="float" office:value="40.013143" calcext:value-type="float">
            <text:p>40.013143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0.5" calcext:value-type="float">
            <text:p>30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1:25Z</text:p>
          </table:table-cell>
          <table:table-cell office:value-type="float" office:value="40.013133" calcext:value-type="float">
            <text:p>40.013133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300.5" calcext:value-type="float">
            <text:p>30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2:21:27Z</text:p>
          </table:table-cell>
          <table:table-cell office:value-type="float" office:value="40.013139" calcext:value-type="float">
            <text:p>40.013139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300.5" calcext:value-type="float">
            <text:p>30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29Z</text:p>
          </table:table-cell>
          <table:table-cell office:value-type="float" office:value="40.013145" calcext:value-type="float">
            <text:p>40.013145</text:p>
          </table:table-cell>
          <table:table-cell office:value-type="float" office:value="-79.58689" calcext:value-type="float">
            <text:p>-79.58689</text:p>
          </table:table-cell>
          <table:table-cell office:value-type="float" office:value="300.6" calcext:value-type="float">
            <text:p>300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31Z</text:p>
          </table:table-cell>
          <table:table-cell office:value-type="float" office:value="40.013154" calcext:value-type="float">
            <text:p>40.013154</text:p>
          </table:table-cell>
          <table:table-cell office:value-type="float" office:value="-79.586842" calcext:value-type="float">
            <text:p>-79.586842</text:p>
          </table:table-cell>
          <table:table-cell office:value-type="float" office:value="300.6" calcext:value-type="float">
            <text:p>300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33Z</text:p>
          </table:table-cell>
          <table:table-cell office:value-type="float" office:value="40.013159" calcext:value-type="float">
            <text:p>40.013159</text:p>
          </table:table-cell>
          <table:table-cell office:value-type="float" office:value="-79.586796" calcext:value-type="float">
            <text:p>-79.586796</text:p>
          </table:table-cell>
          <table:table-cell office:value-type="float" office:value="300.8" calcext:value-type="float">
            <text:p>30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37Z</text:p>
          </table:table-cell>
          <table:table-cell office:value-type="float" office:value="40.013159" calcext:value-type="float">
            <text:p>40.013159</text:p>
          </table:table-cell>
          <table:table-cell office:value-type="float" office:value="-79.586752" calcext:value-type="float">
            <text:p>-79.586752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39Z</text:p>
          </table:table-cell>
          <table:table-cell office:value-type="float" office:value="40.013158" calcext:value-type="float">
            <text:p>40.013158</text:p>
          </table:table-cell>
          <table:table-cell office:value-type="float" office:value="-79.586709" calcext:value-type="float">
            <text:p>-79.586709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41Z</text:p>
          </table:table-cell>
          <table:table-cell office:value-type="float" office:value="40.013162" calcext:value-type="float">
            <text:p>40.013162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43Z</text:p>
          </table:table-cell>
          <table:table-cell office:value-type="float" office:value="40.01317" calcext:value-type="float">
            <text:p>40.01317</text:p>
          </table:table-cell>
          <table:table-cell office:value-type="float" office:value="-79.586607" calcext:value-type="float">
            <text:p>-79.586607</text:p>
          </table:table-cell>
          <table:table-cell office:value-type="float" office:value="301.2" calcext:value-type="float">
            <text:p>301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45Z</text:p>
          </table:table-cell>
          <table:table-cell office:value-type="float" office:value="40.013176" calcext:value-type="float">
            <text:p>40.01317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1.3" calcext:value-type="float">
            <text:p>30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49Z</text:p>
          </table:table-cell>
          <table:table-cell office:value-type="float" office:value="40.01317" calcext:value-type="float">
            <text:p>40.01317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301.5" calcext:value-type="float">
            <text:p>301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52Z</text:p>
          </table:table-cell>
          <table:table-cell office:value-type="float" office:value="40.013158" calcext:value-type="float">
            <text:p>40.013158</text:p>
          </table:table-cell>
          <table:table-cell office:value-type="float" office:value="-79.586476" calcext:value-type="float">
            <text:p>-79.586476</text:p>
          </table:table-cell>
          <table:table-cell office:value-type="float" office:value="301.7" calcext:value-type="float">
            <text:p>301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54Z</text:p>
          </table:table-cell>
          <table:table-cell office:value-type="float" office:value="40.013148" calcext:value-type="float">
            <text:p>40.013148</text:p>
          </table:table-cell>
          <table:table-cell office:value-type="float" office:value="-79.586439" calcext:value-type="float">
            <text:p>-79.586439</text:p>
          </table:table-cell>
          <table:table-cell office:value-type="float" office:value="301.8" calcext:value-type="float">
            <text:p>301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56Z</text:p>
          </table:table-cell>
          <table:table-cell office:value-type="float" office:value="40.01313" calcext:value-type="float">
            <text:p>40.01313</text:p>
          </table:table-cell>
          <table:table-cell office:value-type="float" office:value="-79.586398" calcext:value-type="float">
            <text:p>-79.586398</text:p>
          </table:table-cell>
          <table:table-cell office:value-type="float" office:value="301.9" calcext:value-type="float">
            <text:p>301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58Z</text:p>
          </table:table-cell>
          <table:table-cell office:value-type="float" office:value="40.013104" calcext:value-type="float">
            <text:p>40.013104</text:p>
          </table:table-cell>
          <table:table-cell office:value-type="float" office:value="-79.586349" calcext:value-type="float">
            <text:p>-79.586349</text:p>
          </table:table-cell>
          <table:table-cell office:value-type="float" office:value="302.1" calcext:value-type="float">
            <text:p>30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2:00Z</text:p>
          </table:table-cell>
          <table:table-cell office:value-type="float" office:value="40.013073" calcext:value-type="float">
            <text:p>40.013073</text:p>
          </table:table-cell>
          <table:table-cell office:value-type="float" office:value="-79.586308" calcext:value-type="float">
            <text:p>-79.586308</text:p>
          </table:table-cell>
          <table:table-cell office:value-type="float" office:value="302.1" calcext:value-type="float">
            <text:p>30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2:02Z</text:p>
          </table:table-cell>
          <table:table-cell office:value-type="float" office:value="40.013047" calcext:value-type="float">
            <text:p>40.013047</text:p>
          </table:table-cell>
          <table:table-cell office:value-type="float" office:value="-79.586271" calcext:value-type="float">
            <text:p>-79.586271</text:p>
          </table:table-cell>
          <table:table-cell office:value-type="float" office:value="302.1" calcext:value-type="float">
            <text:p>302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2:04Z</text:p>
          </table:table-cell>
          <table:table-cell office:value-type="float" office:value="40.013023" calcext:value-type="float">
            <text:p>40.013023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2.1" calcext:value-type="float">
            <text:p>302.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2:06Z</text:p>
          </table:table-cell>
          <table:table-cell office:value-type="float" office:value="40.012998" calcext:value-type="float">
            <text:p>40.012998</text:p>
          </table:table-cell>
          <table:table-cell office:value-type="float" office:value="-79.586181" calcext:value-type="float">
            <text:p>-79.586181</text:p>
          </table:table-cell>
          <table:table-cell office:value-type="float" office:value="302.1" calcext:value-type="float">
            <text:p>302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2:08Z</text:p>
          </table:table-cell>
          <table:table-cell office:value-type="float" office:value="40.012971" calcext:value-type="float">
            <text:p>40.012971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2" calcext:value-type="float">
            <text:p>3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2:10Z</text:p>
          </table:table-cell>
          <table:table-cell office:value-type="float" office:value="40.012942" calcext:value-type="float">
            <text:p>40.012942</text:p>
          </table:table-cell>
          <table:table-cell office:value-type="float" office:value="-79.586091" calcext:value-type="float">
            <text:p>-79.58609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2:11Z</text:p>
          </table:table-cell>
          <table:table-cell office:value-type="float" office:value="40.012927" calcext:value-type="float">
            <text:p>40.012927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13Z</text:p>
          </table:table-cell>
          <table:table-cell office:value-type="float" office:value="40.012898" calcext:value-type="float">
            <text:p>40.012898</text:p>
          </table:table-cell>
          <table:table-cell office:value-type="float" office:value="-79.586008" calcext:value-type="float">
            <text:p>-79.586008</text:p>
          </table:table-cell>
          <table:table-cell office:value-type="float" office:value="302" calcext:value-type="float">
            <text:p>3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2:15Z</text:p>
          </table:table-cell>
          <table:table-cell office:value-type="float" office:value="40.012865" calcext:value-type="float">
            <text:p>40.012865</text:p>
          </table:table-cell>
          <table:table-cell office:value-type="float" office:value="-79.585972" calcext:value-type="float">
            <text:p>-79.585972</text:p>
          </table:table-cell>
          <table:table-cell office:value-type="float" office:value="301.9" calcext:value-type="float">
            <text:p>301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2:17Z</text:p>
          </table:table-cell>
          <table:table-cell office:value-type="float" office:value="40.01283" calcext:value-type="float">
            <text:p>40.01283</text:p>
          </table:table-cell>
          <table:table-cell office:value-type="float" office:value="-79.585935" calcext:value-type="float">
            <text:p>-79.585935</text:p>
          </table:table-cell>
          <table:table-cell office:value-type="float" office:value="301.9" calcext:value-type="float">
            <text:p>301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2:19Z</text:p>
          </table:table-cell>
          <table:table-cell office:value-type="float" office:value="40.012797" calcext:value-type="float">
            <text:p>40.012797</text:p>
          </table:table-cell>
          <table:table-cell office:value-type="float" office:value="-79.585889" calcext:value-type="float">
            <text:p>-79.585889</text:p>
          </table:table-cell>
          <table:table-cell office:value-type="float" office:value="301.9" calcext:value-type="float">
            <text:p>301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21Z</text:p>
          </table:table-cell>
          <table:table-cell office:value-type="float" office:value="40.012772" calcext:value-type="float">
            <text:p>40.012772</text:p>
          </table:table-cell>
          <table:table-cell office:value-type="float" office:value="-79.585855" calcext:value-type="float">
            <text:p>-79.585855</text:p>
          </table:table-cell>
          <table:table-cell office:value-type="float" office:value="301.8" calcext:value-type="float">
            <text:p>301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23Z</text:p>
          </table:table-cell>
          <table:table-cell office:value-type="float" office:value="40.012753" calcext:value-type="float">
            <text:p>40.012753</text:p>
          </table:table-cell>
          <table:table-cell office:value-type="float" office:value="-79.585816" calcext:value-type="float">
            <text:p>-79.585816</text:p>
          </table:table-cell>
          <table:table-cell office:value-type="float" office:value="301.7" calcext:value-type="float">
            <text:p>301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26Z</text:p>
          </table:table-cell>
          <table:table-cell office:value-type="float" office:value="40.012726" calcext:value-type="float">
            <text:p>40.012726</text:p>
          </table:table-cell>
          <table:table-cell office:value-type="float" office:value="-79.58578" calcext:value-type="float">
            <text:p>-79.58578</text:p>
          </table:table-cell>
          <table:table-cell office:value-type="float" office:value="301.8" calcext:value-type="float">
            <text:p>30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2:28Z</text:p>
          </table:table-cell>
          <table:table-cell office:value-type="float" office:value="40.012703" calcext:value-type="float">
            <text:p>40.012703</text:p>
          </table:table-cell>
          <table:table-cell office:value-type="float" office:value="-79.585757" calcext:value-type="float">
            <text:p>-79.585757</text:p>
          </table:table-cell>
          <table:table-cell office:value-type="float" office:value="301.8" calcext:value-type="float">
            <text:p>301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2:31Z</text:p>
          </table:table-cell>
          <table:table-cell office:value-type="float" office:value="40.012671" calcext:value-type="float">
            <text:p>40.012671</text:p>
          </table:table-cell>
          <table:table-cell office:value-type="float" office:value="-79.585724" calcext:value-type="float">
            <text:p>-79.585724</text:p>
          </table:table-cell>
          <table:table-cell office:value-type="float" office:value="301.8" calcext:value-type="float">
            <text:p>301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2:33Z</text:p>
          </table:table-cell>
          <table:table-cell office:value-type="float" office:value="40.012655" calcext:value-type="float">
            <text:p>40.012655</text:p>
          </table:table-cell>
          <table:table-cell office:value-type="float" office:value="-79.585688" calcext:value-type="float">
            <text:p>-79.585688</text:p>
          </table:table-cell>
          <table:table-cell office:value-type="float" office:value="301.8" calcext:value-type="float">
            <text:p>301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35Z</text:p>
          </table:table-cell>
          <table:table-cell office:value-type="float" office:value="40.012628" calcext:value-type="float">
            <text:p>40.012628</text:p>
          </table:table-cell>
          <table:table-cell office:value-type="float" office:value="-79.585644" calcext:value-type="float">
            <text:p>-79.585644</text:p>
          </table:table-cell>
          <table:table-cell office:value-type="float" office:value="301.7" calcext:value-type="float">
            <text:p>301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37Z</text:p>
          </table:table-cell>
          <table:table-cell office:value-type="float" office:value="40.012594" calcext:value-type="float">
            <text:p>40.012594</text:p>
          </table:table-cell>
          <table:table-cell office:value-type="float" office:value="-79.585601" calcext:value-type="float">
            <text:p>-79.585601</text:p>
          </table:table-cell>
          <table:table-cell office:value-type="float" office:value="301.6" calcext:value-type="float">
            <text:p>301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39Z</text:p>
          </table:table-cell>
          <table:table-cell office:value-type="float" office:value="40.012566" calcext:value-type="float">
            <text:p>40.012566</text:p>
          </table:table-cell>
          <table:table-cell office:value-type="float" office:value="-79.585555" calcext:value-type="float">
            <text:p>-79.585555</text:p>
          </table:table-cell>
          <table:table-cell office:value-type="float" office:value="301.6" calcext:value-type="float">
            <text:p>301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41Z</text:p>
          </table:table-cell>
          <table:table-cell office:value-type="float" office:value="40.012536" calcext:value-type="float">
            <text:p>40.012536</text:p>
          </table:table-cell>
          <table:table-cell office:value-type="float" office:value="-79.585505" calcext:value-type="float">
            <text:p>-79.585505</text:p>
          </table:table-cell>
          <table:table-cell office:value-type="float" office:value="301.7" calcext:value-type="float">
            <text:p>301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22:43Z</text:p>
          </table:table-cell>
          <table:table-cell office:value-type="float" office:value="40.012505" calcext:value-type="float">
            <text:p>40.012505</text:p>
          </table:table-cell>
          <table:table-cell office:value-type="float" office:value="-79.585466" calcext:value-type="float">
            <text:p>-79.585466</text:p>
          </table:table-cell>
          <table:table-cell office:value-type="float" office:value="301.7" calcext:value-type="float">
            <text:p>301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22:45Z</text:p>
          </table:table-cell>
          <table:table-cell office:value-type="float" office:value="40.01248" calcext:value-type="float">
            <text:p>40.01248</text:p>
          </table:table-cell>
          <table:table-cell office:value-type="float" office:value="-79.585432" calcext:value-type="float">
            <text:p>-79.585432</text:p>
          </table:table-cell>
          <table:table-cell office:value-type="float" office:value="301.7" calcext:value-type="float">
            <text:p>301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2:47Z</text:p>
          </table:table-cell>
          <table:table-cell office:value-type="float" office:value="40.012448" calcext:value-type="float">
            <text:p>40.012448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301.7" calcext:value-type="float">
            <text:p>301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2:49Z</text:p>
          </table:table-cell>
          <table:table-cell office:value-type="float" office:value="40.012416" calcext:value-type="float">
            <text:p>40.012416</text:p>
          </table:table-cell>
          <table:table-cell office:value-type="float" office:value="-79.585379" calcext:value-type="float">
            <text:p>-79.585379</text:p>
          </table:table-cell>
          <table:table-cell office:value-type="float" office:value="301.9" calcext:value-type="float">
            <text:p>301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2:51Z</text:p>
          </table:table-cell>
          <table:table-cell office:value-type="float" office:value="40.012388" calcext:value-type="float">
            <text:p>40.012388</text:p>
          </table:table-cell>
          <table:table-cell office:value-type="float" office:value="-79.585355" calcext:value-type="float">
            <text:p>-79.585355</text:p>
          </table:table-cell>
          <table:table-cell office:value-type="float" office:value="302.1" calcext:value-type="float">
            <text:p>302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53Z</text:p>
          </table:table-cell>
          <table:table-cell office:value-type="float" office:value="40.012365" calcext:value-type="float">
            <text:p>40.012365</text:p>
          </table:table-cell>
          <table:table-cell office:value-type="float" office:value="-79.58533" calcext:value-type="float">
            <text:p>-79.58533</text:p>
          </table:table-cell>
          <table:table-cell office:value-type="float" office:value="302.1" calcext:value-type="float">
            <text:p>302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2:55Z</text:p>
          </table:table-cell>
          <table:table-cell office:value-type="float" office:value="40.012332" calcext:value-type="float">
            <text:p>40.012332</text:p>
          </table:table-cell>
          <table:table-cell office:value-type="float" office:value="-79.585289" calcext:value-type="float">
            <text:p>-79.585289</text:p>
          </table:table-cell>
          <table:table-cell office:value-type="float" office:value="302.1" calcext:value-type="float">
            <text:p>302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2:57Z</text:p>
          </table:table-cell>
          <table:table-cell office:value-type="float" office:value="40.012304" calcext:value-type="float">
            <text:p>40.012304</text:p>
          </table:table-cell>
          <table:table-cell office:value-type="float" office:value="-79.585257" calcext:value-type="float">
            <text:p>-79.585257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2:59Z</text:p>
          </table:table-cell>
          <table:table-cell office:value-type="float" office:value="40.012285" calcext:value-type="float">
            <text:p>40.012285</text:p>
          </table:table-cell>
          <table:table-cell office:value-type="float" office:value="-79.585225" calcext:value-type="float">
            <text:p>-79.585225</text:p>
          </table:table-cell>
          <table:table-cell office:value-type="float" office:value="302.6" calcext:value-type="float">
            <text:p>302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3:01Z</text:p>
          </table:table-cell>
          <table:table-cell office:value-type="float" office:value="40.012269" calcext:value-type="float">
            <text:p>40.012269</text:p>
          </table:table-cell>
          <table:table-cell office:value-type="float" office:value="-79.585186" calcext:value-type="float">
            <text:p>-79.585186</text:p>
          </table:table-cell>
          <table:table-cell office:value-type="float" office:value="302.8" calcext:value-type="float">
            <text:p>302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3:03Z</text:p>
          </table:table-cell>
          <table:table-cell office:value-type="float" office:value="40.01225" calcext:value-type="float">
            <text:p>40.01225</text:p>
          </table:table-cell>
          <table:table-cell office:value-type="float" office:value="-79.585158" calcext:value-type="float">
            <text:p>-79.585158</text:p>
          </table:table-cell>
          <table:table-cell office:value-type="float" office:value="302.8" calcext:value-type="float">
            <text:p>302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3:05Z</text:p>
          </table:table-cell>
          <table:table-cell office:value-type="float" office:value="40.012221" calcext:value-type="float">
            <text:p>40.012221</text:p>
          </table:table-cell>
          <table:table-cell office:value-type="float" office:value="-79.585126" calcext:value-type="float">
            <text:p>-79.585126</text:p>
          </table:table-cell>
          <table:table-cell office:value-type="float" office:value="302.8" calcext:value-type="float">
            <text:p>302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3:07Z</text:p>
          </table:table-cell>
          <table:table-cell office:value-type="float" office:value="40.012194" calcext:value-type="float">
            <text:p>40.012194</text:p>
          </table:table-cell>
          <table:table-cell office:value-type="float" office:value="-79.585096" calcext:value-type="float">
            <text:p>-79.585096</text:p>
          </table:table-cell>
          <table:table-cell office:value-type="float" office:value="303" calcext:value-type="float">
            <text:p>3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3:11Z</text:p>
          </table:table-cell>
          <table:table-cell office:value-type="float" office:value="40.012164" calcext:value-type="float">
            <text:p>40.012164</text:p>
          </table:table-cell>
          <table:table-cell office:value-type="float" office:value="-79.585079" calcext:value-type="float">
            <text:p>-79.585079</text:p>
          </table:table-cell>
          <table:table-cell office:value-type="float" office:value="303.3" calcext:value-type="float">
            <text:p>303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3:14Z</text:p>
          </table:table-cell>
          <table:table-cell office:value-type="float" office:value="40.012125" calcext:value-type="float">
            <text:p>40.012125</text:p>
          </table:table-cell>
          <table:table-cell office:value-type="float" office:value="-79.585069" calcext:value-type="float">
            <text:p>-79.585069</text:p>
          </table:table-cell>
          <table:table-cell office:value-type="float" office:value="303.5" calcext:value-type="float">
            <text:p>30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3:16Z</text:p>
          </table:table-cell>
          <table:table-cell office:value-type="float" office:value="40.012097" calcext:value-type="float">
            <text:p>40.012097</text:p>
          </table:table-cell>
          <table:table-cell office:value-type="float" office:value="-79.585043" calcext:value-type="float">
            <text:p>-79.585043</text:p>
          </table:table-cell>
          <table:table-cell office:value-type="float" office:value="303.6" calcext:value-type="float">
            <text:p>30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3:19Z</text:p>
          </table:table-cell>
          <table:table-cell office:value-type="float" office:value="40.012077" calcext:value-type="float">
            <text:p>40.012077</text:p>
          </table:table-cell>
          <table:table-cell office:value-type="float" office:value="-79.585019" calcext:value-type="float">
            <text:p>-79.585019</text:p>
          </table:table-cell>
          <table:table-cell office:value-type="float" office:value="303.7" calcext:value-type="float">
            <text:p>30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3:23Z</text:p>
          </table:table-cell>
          <table:table-cell office:value-type="float" office:value="40.012057" calcext:value-type="float">
            <text:p>40.012057</text:p>
          </table:table-cell>
          <table:table-cell office:value-type="float" office:value="-79.584975" calcext:value-type="float">
            <text:p>-79.584975</text:p>
          </table:table-cell>
          <table:table-cell office:value-type="float" office:value="303.9" calcext:value-type="float">
            <text:p>303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3:25Z</text:p>
          </table:table-cell>
          <table:table-cell office:value-type="float" office:value="40.012039" calcext:value-type="float">
            <text:p>40.012039</text:p>
          </table:table-cell>
          <table:table-cell office:value-type="float" office:value="-79.584945" calcext:value-type="float">
            <text:p>-79.584945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27Z</text:p>
          </table:table-cell>
          <table:table-cell office:value-type="float" office:value="40.012023" calcext:value-type="float">
            <text:p>40.012023</text:p>
          </table:table-cell>
          <table:table-cell office:value-type="float" office:value="-79.584913" calcext:value-type="float">
            <text:p>-79.584913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29Z</text:p>
          </table:table-cell>
          <table:table-cell office:value-type="float" office:value="40.012001" calcext:value-type="float">
            <text:p>40.012001</text:p>
          </table:table-cell>
          <table:table-cell office:value-type="float" office:value="-79.584878" calcext:value-type="float">
            <text:p>-79.584878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31Z</text:p>
          </table:table-cell>
          <table:table-cell office:value-type="float" office:value="40.011972" calcext:value-type="float">
            <text:p>40.011972</text:p>
          </table:table-cell>
          <table:table-cell office:value-type="float" office:value="-79.584855" calcext:value-type="float">
            <text:p>-79.584855</text:p>
          </table:table-cell>
          <table:table-cell office:value-type="float" office:value="304.5" calcext:value-type="float">
            <text:p>304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33Z</text:p>
          </table:table-cell>
          <table:table-cell office:value-type="float" office:value="40.011945" calcext:value-type="float">
            <text:p>40.011945</text:p>
          </table:table-cell>
          <table:table-cell office:value-type="float" office:value="-79.584831" calcext:value-type="float">
            <text:p>-79.584831</text:p>
          </table:table-cell>
          <table:table-cell office:value-type="float" office:value="304.7" calcext:value-type="float">
            <text:p>304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35Z</text:p>
          </table:table-cell>
          <table:table-cell office:value-type="float" office:value="40.011915" calcext:value-type="float">
            <text:p>40.011915</text:p>
          </table:table-cell>
          <table:table-cell office:value-type="float" office:value="-79.584775" calcext:value-type="float">
            <text:p>-79.584775</text:p>
          </table:table-cell>
          <table:table-cell office:value-type="float" office:value="305.1" calcext:value-type="float">
            <text:p>305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3:37Z</text:p>
          </table:table-cell>
          <table:table-cell office:value-type="float" office:value="40.011898" calcext:value-type="float">
            <text:p>40.011898</text:p>
          </table:table-cell>
          <table:table-cell office:value-type="float" office:value="-79.584736" calcext:value-type="float">
            <text:p>-79.584736</text:p>
          </table:table-cell>
          <table:table-cell office:value-type="float" office:value="305.3" calcext:value-type="float">
            <text:p>305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3:39Z</text:p>
          </table:table-cell>
          <table:table-cell office:value-type="float" office:value="40.01188" calcext:value-type="float">
            <text:p>40.01188</text:p>
          </table:table-cell>
          <table:table-cell office:value-type="float" office:value="-79.584708" calcext:value-type="float">
            <text:p>-79.584708</text:p>
          </table:table-cell>
          <table:table-cell office:value-type="float" office:value="305.5" calcext:value-type="float">
            <text:p>305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3:41Z</text:p>
          </table:table-cell>
          <table:table-cell office:value-type="float" office:value="40.011855" calcext:value-type="float">
            <text:p>40.011855</text:p>
          </table:table-cell>
          <table:table-cell office:value-type="float" office:value="-79.584685" calcext:value-type="float">
            <text:p>-79.584685</text:p>
          </table:table-cell>
          <table:table-cell office:value-type="float" office:value="305.8" calcext:value-type="float">
            <text:p>305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3:43Z</text:p>
          </table:table-cell>
          <table:table-cell office:value-type="float" office:value="40.011827" calcext:value-type="float">
            <text:p>40.011827</text:p>
          </table:table-cell>
          <table:table-cell office:value-type="float" office:value="-79.584662" calcext:value-type="float">
            <text:p>-79.584662</text:p>
          </table:table-cell>
          <table:table-cell office:value-type="float" office:value="306" calcext:value-type="float">
            <text:p>3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3:45Z</text:p>
          </table:table-cell>
          <table:table-cell office:value-type="float" office:value="40.011804" calcext:value-type="float">
            <text:p>40.011804</text:p>
          </table:table-cell>
          <table:table-cell office:value-type="float" office:value="-79.584633" calcext:value-type="float">
            <text:p>-79.584633</text:p>
          </table:table-cell>
          <table:table-cell office:value-type="float" office:value="306.3" calcext:value-type="float">
            <text:p>30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47Z</text:p>
          </table:table-cell>
          <table:table-cell office:value-type="float" office:value="40.011775" calcext:value-type="float">
            <text:p>40.011775</text:p>
          </table:table-cell>
          <table:table-cell office:value-type="float" office:value="-79.584591" calcext:value-type="float">
            <text:p>-79.584591</text:p>
          </table:table-cell>
          <table:table-cell office:value-type="float" office:value="306.6" calcext:value-type="float">
            <text:p>306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3:49Z</text:p>
          </table:table-cell>
          <table:table-cell office:value-type="float" office:value="40.011753" calcext:value-type="float">
            <text:p>40.011753</text:p>
          </table:table-cell>
          <table:table-cell office:value-type="float" office:value="-79.584568" calcext:value-type="float">
            <text:p>-79.584568</text:p>
          </table:table-cell>
          <table:table-cell office:value-type="float" office:value="306.8" calcext:value-type="float">
            <text:p>306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3:51Z</text:p>
          </table:table-cell>
          <table:table-cell office:value-type="float" office:value="40.011717" calcext:value-type="float">
            <text:p>40.011717</text:p>
          </table:table-cell>
          <table:table-cell office:value-type="float" office:value="-79.58453" calcext:value-type="float">
            <text:p>-79.58453</text:p>
          </table:table-cell>
          <table:table-cell office:value-type="float" office:value="307.1" calcext:value-type="float">
            <text:p>307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3:52Z</text:p>
          </table:table-cell>
          <table:table-cell office:value-type="float" office:value="40.011692" calcext:value-type="float">
            <text:p>40.011692</text:p>
          </table:table-cell>
          <table:table-cell office:value-type="float" office:value="-79.584512" calcext:value-type="float">
            <text:p>-79.584512</text:p>
          </table:table-cell>
          <table:table-cell office:value-type="float" office:value="307.4" calcext:value-type="float">
            <text:p>307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3:54Z</text:p>
          </table:table-cell>
          <table:table-cell office:value-type="float" office:value="40.011647" calcext:value-type="float">
            <text:p>40.011647</text:p>
          </table:table-cell>
          <table:table-cell office:value-type="float" office:value="-79.58448" calcext:value-type="float">
            <text:p>-79.58448</text:p>
          </table:table-cell>
          <table:table-cell office:value-type="float" office:value="307.7" calcext:value-type="float">
            <text:p>307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3:55Z</text:p>
          </table:table-cell>
          <table:table-cell office:value-type="float" office:value="40.011622" calcext:value-type="float">
            <text:p>40.011622</text:p>
          </table:table-cell>
          <table:table-cell office:value-type="float" office:value="-79.584463" calcext:value-type="float">
            <text:p>-79.584463</text:p>
          </table:table-cell>
          <table:table-cell office:value-type="float" office:value="307.9" calcext:value-type="float">
            <text:p>307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3:57Z</text:p>
          </table:table-cell>
          <table:table-cell office:value-type="float" office:value="40.011578" calcext:value-type="float">
            <text:p>40.011578</text:p>
          </table:table-cell>
          <table:table-cell office:value-type="float" office:value="-79.584431" calcext:value-type="float">
            <text:p>-79.584431</text:p>
          </table:table-cell>
          <table:table-cell office:value-type="float" office:value="308.1" calcext:value-type="float">
            <text:p>308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3:59Z</text:p>
          </table:table-cell>
          <table:table-cell office:value-type="float" office:value="40.011539" calcext:value-type="float">
            <text:p>40.011539</text:p>
          </table:table-cell>
          <table:table-cell office:value-type="float" office:value="-79.584396" calcext:value-type="float">
            <text:p>-79.584396</text:p>
          </table:table-cell>
          <table:table-cell office:value-type="float" office:value="308.3" calcext:value-type="float">
            <text:p>308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4:01Z</text:p>
          </table:table-cell>
          <table:table-cell office:value-type="float" office:value="40.011496" calcext:value-type="float">
            <text:p>40.011496</text:p>
          </table:table-cell>
          <table:table-cell office:value-type="float" office:value="-79.584351" calcext:value-type="float">
            <text:p>-79.584351</text:p>
          </table:table-cell>
          <table:table-cell office:value-type="float" office:value="308.5" calcext:value-type="float">
            <text:p>308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4:02Z</text:p>
          </table:table-cell>
          <table:table-cell office:value-type="float" office:value="40.011476" calcext:value-type="float">
            <text:p>40.011476</text:p>
          </table:table-cell>
          <table:table-cell office:value-type="float" office:value="-79.584327" calcext:value-type="float">
            <text:p>-79.584327</text:p>
          </table:table-cell>
          <table:table-cell office:value-type="float" office:value="308.6" calcext:value-type="float">
            <text:p>308.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4:04Z</text:p>
          </table:table-cell>
          <table:table-cell office:value-type="float" office:value="40.011449" calcext:value-type="float">
            <text:p>40.011449</text:p>
          </table:table-cell>
          <table:table-cell office:value-type="float" office:value="-79.584295" calcext:value-type="float">
            <text:p>-79.584295</text:p>
          </table:table-cell>
          <table:table-cell office:value-type="float" office:value="308.6" calcext:value-type="float">
            <text:p>308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4:06Z</text:p>
          </table:table-cell>
          <table:table-cell office:value-type="float" office:value="40.011431" calcext:value-type="float">
            <text:p>40.011431</text:p>
          </table:table-cell>
          <table:table-cell office:value-type="float" office:value="-79.584267" calcext:value-type="float">
            <text:p>-79.584267</text:p>
          </table:table-cell>
          <table:table-cell office:value-type="float" office:value="308.7" calcext:value-type="float">
            <text:p>308.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4:10Z</text:p>
          </table:table-cell>
          <table:table-cell office:value-type="float" office:value="40.011413" calcext:value-type="float">
            <text:p>40.011413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308.7" calcext:value-type="float">
            <text:p>308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4:13Z</text:p>
          </table:table-cell>
          <table:table-cell office:value-type="float" office:value="40.011382" calcext:value-type="float">
            <text:p>40.011382</text:p>
          </table:table-cell>
          <table:table-cell office:value-type="float" office:value="-79.584213" calcext:value-type="float">
            <text:p>-79.584213</text:p>
          </table:table-cell>
          <table:table-cell office:value-type="float" office:value="308.8" calcext:value-type="float">
            <text:p>308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4:15Z</text:p>
          </table:table-cell>
          <table:table-cell office:value-type="float" office:value="40.011358" calcext:value-type="float">
            <text:p>40.011358</text:p>
          </table:table-cell>
          <table:table-cell office:value-type="float" office:value="-79.584197" calcext:value-type="float">
            <text:p>-79.584197</text:p>
          </table:table-cell>
          <table:table-cell office:value-type="float" office:value="308.8" calcext:value-type="float">
            <text:p>308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4:18Z</text:p>
          </table:table-cell>
          <table:table-cell office:value-type="float" office:value="40.011326" calcext:value-type="float">
            <text:p>40.011326</text:p>
          </table:table-cell>
          <table:table-cell office:value-type="float" office:value="-79.584169" calcext:value-type="float">
            <text:p>-79.584169</text:p>
          </table:table-cell>
          <table:table-cell office:value-type="float" office:value="308.9" calcext:value-type="float">
            <text:p>308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4:20Z</text:p>
          </table:table-cell>
          <table:table-cell office:value-type="float" office:value="40.011302" calcext:value-type="float">
            <text:p>40.011302</text:p>
          </table:table-cell>
          <table:table-cell office:value-type="float" office:value="-79.584143" calcext:value-type="float">
            <text:p>-79.584143</text:p>
          </table:table-cell>
          <table:table-cell office:value-type="float" office:value="308.9" calcext:value-type="float">
            <text:p>308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4:22Z</text:p>
          </table:table-cell>
          <table:table-cell office:value-type="float" office:value="40.011278" calcext:value-type="float">
            <text:p>40.011278</text:p>
          </table:table-cell>
          <table:table-cell office:value-type="float" office:value="-79.58412" calcext:value-type="float">
            <text:p>-79.58412</text:p>
          </table:table-cell>
          <table:table-cell office:value-type="float" office:value="308.9" calcext:value-type="float">
            <text:p>308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4:24Z</text:p>
          </table:table-cell>
          <table:table-cell office:value-type="float" office:value="40.011254" calcext:value-type="float">
            <text:p>40.011254</text:p>
          </table:table-cell>
          <table:table-cell office:value-type="float" office:value="-79.584092" calcext:value-type="float">
            <text:p>-79.584092</text:p>
          </table:table-cell>
          <table:table-cell office:value-type="float" office:value="309" calcext:value-type="float">
            <text:p>3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4:26Z</text:p>
          </table:table-cell>
          <table:table-cell office:value-type="float" office:value="40.01123" calcext:value-type="float">
            <text:p>40.01123</text:p>
          </table:table-cell>
          <table:table-cell office:value-type="float" office:value="-79.584064" calcext:value-type="float">
            <text:p>-79.584064</text:p>
          </table:table-cell>
          <table:table-cell office:value-type="float" office:value="309" calcext:value-type="float">
            <text:p>3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4:28Z</text:p>
          </table:table-cell>
          <table:table-cell office:value-type="float" office:value="40.011201" calcext:value-type="float">
            <text:p>40.011201</text:p>
          </table:table-cell>
          <table:table-cell office:value-type="float" office:value="-79.584037" calcext:value-type="float">
            <text:p>-79.584037</text:p>
          </table:table-cell>
          <table:table-cell office:value-type="float" office:value="309" calcext:value-type="float">
            <text:p>3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4:30Z</text:p>
          </table:table-cell>
          <table:table-cell office:value-type="float" office:value="40.011165" calcext:value-type="float">
            <text:p>40.011165</text:p>
          </table:table-cell>
          <table:table-cell office:value-type="float" office:value="-79.584008" calcext:value-type="float">
            <text:p>-79.584008</text:p>
          </table:table-cell>
          <table:table-cell office:value-type="float" office:value="309" calcext:value-type="float">
            <text:p>3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4:32Z</text:p>
          </table:table-cell>
          <table:table-cell office:value-type="float" office:value="40.011132" calcext:value-type="float">
            <text:p>40.011132</text:p>
          </table:table-cell>
          <table:table-cell office:value-type="float" office:value="-79.583985" calcext:value-type="float">
            <text:p>-79.583985</text:p>
          </table:table-cell>
          <table:table-cell office:value-type="float" office:value="309" calcext:value-type="float">
            <text:p>3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4:34Z</text:p>
          </table:table-cell>
          <table:table-cell office:value-type="float" office:value="40.011094" calcext:value-type="float">
            <text:p>40.011094</text:p>
          </table:table-cell>
          <table:table-cell office:value-type="float" office:value="-79.58396" calcext:value-type="float">
            <text:p>-79.58396</text:p>
          </table:table-cell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4:36Z</text:p>
          </table:table-cell>
          <table:table-cell office:value-type="float" office:value="40.011053" calcext:value-type="float">
            <text:p>40.011053</text:p>
          </table:table-cell>
          <table:table-cell office:value-type="float" office:value="-79.583924" calcext:value-type="float">
            <text:p>-79.583924</text:p>
          </table:table-cell>
          <table:table-cell office:value-type="float" office:value="308.9" calcext:value-type="float">
            <text:p>30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4:38Z</text:p>
          </table:table-cell>
          <table:table-cell office:value-type="float" office:value="40.01101" calcext:value-type="float">
            <text:p>40.01101</text:p>
          </table:table-cell>
          <table:table-cell office:value-type="float" office:value="-79.583881" calcext:value-type="float">
            <text:p>-79.583881</text:p>
          </table:table-cell>
          <table:table-cell office:value-type="float" office:value="308.7" calcext:value-type="float">
            <text:p>308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4:40Z</text:p>
          </table:table-cell>
          <table:table-cell office:value-type="float" office:value="40.01097" calcext:value-type="float">
            <text:p>40.01097</text:p>
          </table:table-cell>
          <table:table-cell office:value-type="float" office:value="-79.583839" calcext:value-type="float">
            <text:p>-79.583839</text:p>
          </table:table-cell>
          <table:table-cell office:value-type="float" office:value="308.6" calcext:value-type="float">
            <text:p>308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4:42Z</text:p>
          </table:table-cell>
          <table:table-cell office:value-type="float" office:value="40.010932" calcext:value-type="float">
            <text:p>40.010932</text:p>
          </table:table-cell>
          <table:table-cell office:value-type="float" office:value="-79.583806" calcext:value-type="float">
            <text:p>-79.583806</text:p>
          </table:table-cell>
          <table:table-cell office:value-type="float" office:value="308.5" calcext:value-type="float">
            <text:p>30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4:44Z</text:p>
          </table:table-cell>
          <table:table-cell office:value-type="float" office:value="40.010885" calcext:value-type="float">
            <text:p>40.010885</text:p>
          </table:table-cell>
          <table:table-cell office:value-type="float" office:value="-79.583779" calcext:value-type="float">
            <text:p>-79.583779</text:p>
          </table:table-cell>
          <table:table-cell office:value-type="float" office:value="308.4" calcext:value-type="float">
            <text:p>30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4:46Z</text:p>
          </table:table-cell>
          <table:table-cell office:value-type="float" office:value="40.010837" calcext:value-type="float">
            <text:p>40.010837</text:p>
          </table:table-cell>
          <table:table-cell office:value-type="float" office:value="-79.583748" calcext:value-type="float">
            <text:p>-79.583748</text:p>
          </table:table-cell>
          <table:table-cell office:value-type="float" office:value="308.3" calcext:value-type="float">
            <text:p>308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4:48Z</text:p>
          </table:table-cell>
          <table:table-cell office:value-type="float" office:value="40.010792" calcext:value-type="float">
            <text:p>40.010792</text:p>
          </table:table-cell>
          <table:table-cell office:value-type="float" office:value="-79.58371" calcext:value-type="float">
            <text:p>-79.58371</text:p>
          </table:table-cell>
          <table:table-cell office:value-type="float" office:value="308.1" calcext:value-type="float">
            <text:p>308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4:50Z</text:p>
          </table:table-cell>
          <table:table-cell office:value-type="float" office:value="40.010751" calcext:value-type="float">
            <text:p>40.010751</text:p>
          </table:table-cell>
          <table:table-cell office:value-type="float" office:value="-79.583671" calcext:value-type="float">
            <text:p>-79.583671</text:p>
          </table:table-cell>
          <table:table-cell office:value-type="float" office:value="308" calcext:value-type="float">
            <text:p>3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4:52Z</text:p>
          </table:table-cell>
          <table:table-cell office:value-type="float" office:value="40.010718" calcext:value-type="float">
            <text:p>40.010718</text:p>
          </table:table-cell>
          <table:table-cell office:value-type="float" office:value="-79.583641" calcext:value-type="float">
            <text:p>-79.583641</text:p>
          </table:table-cell>
          <table:table-cell office:value-type="float" office:value="308" calcext:value-type="float">
            <text:p>30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4:55Z</text:p>
          </table:table-cell>
          <table:table-cell office:value-type="float" office:value="40.010693" calcext:value-type="float">
            <text:p>40.010693</text:p>
          </table:table-cell>
          <table:table-cell office:value-type="float" office:value="-79.58361" calcext:value-type="float">
            <text:p>-79.58361</text:p>
          </table:table-cell>
          <table:table-cell office:value-type="float" office:value="308.1" calcext:value-type="float">
            <text:p>308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4:59Z</text:p>
          </table:table-cell>
          <table:table-cell office:value-type="float" office:value="40.010664" calcext:value-type="float">
            <text:p>40.010664</text:p>
          </table:table-cell>
          <table:table-cell office:value-type="float" office:value="-79.583583" calcext:value-type="float">
            <text:p>-79.583583</text:p>
          </table:table-cell>
          <table:table-cell office:value-type="float" office:value="308.1" calcext:value-type="float">
            <text:p>308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5:01Z</text:p>
          </table:table-cell>
          <table:table-cell office:value-type="float" office:value="40.010635" calcext:value-type="float">
            <text:p>40.010635</text:p>
          </table:table-cell>
          <table:table-cell office:value-type="float" office:value="-79.583561" calcext:value-type="float">
            <text:p>-79.583561</text:p>
          </table:table-cell>
          <table:table-cell office:value-type="float" office:value="308.1" calcext:value-type="float">
            <text:p>308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5:03Z</text:p>
          </table:table-cell>
          <table:table-cell office:value-type="float" office:value="40.0106" calcext:value-type="float">
            <text:p>40.0106</text:p>
          </table:table-cell>
          <table:table-cell office:value-type="float" office:value="-79.583525" calcext:value-type="float">
            <text:p>-79.583525</text:p>
          </table:table-cell>
          <table:table-cell office:value-type="float" office:value="308.2" calcext:value-type="float">
            <text:p>308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5:04Z</text:p>
          </table:table-cell>
          <table:table-cell office:value-type="float" office:value="40.01058" calcext:value-type="float">
            <text:p>40.01058</text:p>
          </table:table-cell>
          <table:table-cell office:value-type="float" office:value="-79.583495" calcext:value-type="float">
            <text:p>-79.583495</text:p>
          </table:table-cell>
          <table:table-cell office:value-type="float" office:value="308.2" calcext:value-type="float">
            <text:p>308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5:06Z</text:p>
          </table:table-cell>
          <table:table-cell office:value-type="float" office:value="40.010558" calcext:value-type="float">
            <text:p>40.010558</text:p>
          </table:table-cell>
          <table:table-cell office:value-type="float" office:value="-79.58346" calcext:value-type="float">
            <text:p>-79.58346</text:p>
          </table:table-cell>
          <table:table-cell office:value-type="float" office:value="308.3" calcext:value-type="float">
            <text:p>308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5:09Z</text:p>
          </table:table-cell>
          <table:table-cell office:value-type="float" office:value="40.010537" calcext:value-type="float">
            <text:p>40.010537</text:p>
          </table:table-cell>
          <table:table-cell office:value-type="float" office:value="-79.583423" calcext:value-type="float">
            <text:p>-79.583423</text:p>
          </table:table-cell>
          <table:table-cell office:value-type="float" office:value="308.3" calcext:value-type="float">
            <text:p>308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5:12Z</text:p>
          </table:table-cell>
          <table:table-cell office:value-type="float" office:value="40.010514" calcext:value-type="float">
            <text:p>40.010514</text:p>
          </table:table-cell>
          <table:table-cell office:value-type="float" office:value="-79.583403" calcext:value-type="float">
            <text:p>-79.583403</text:p>
          </table:table-cell>
          <table:table-cell office:value-type="float" office:value="308.4" calcext:value-type="float">
            <text:p>30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14Z</text:p>
          </table:table-cell>
          <table:table-cell office:value-type="float" office:value="40.010492" calcext:value-type="float">
            <text:p>40.010492</text:p>
          </table:table-cell>
          <table:table-cell office:value-type="float" office:value="-79.583373" calcext:value-type="float">
            <text:p>-79.583373</text:p>
          </table:table-cell>
          <table:table-cell office:value-type="float" office:value="308.4" calcext:value-type="float">
            <text:p>308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5:16Z</text:p>
          </table:table-cell>
          <table:table-cell office:value-type="float" office:value="40.010478" calcext:value-type="float">
            <text:p>40.010478</text:p>
          </table:table-cell>
          <table:table-cell office:value-type="float" office:value="-79.583337" calcext:value-type="float">
            <text:p>-79.583337</text:p>
          </table:table-cell>
          <table:table-cell office:value-type="float" office:value="308.5" calcext:value-type="float">
            <text:p>308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5:18Z</text:p>
          </table:table-cell>
          <table:table-cell office:value-type="float" office:value="40.010457" calcext:value-type="float">
            <text:p>40.010457</text:p>
          </table:table-cell>
          <table:table-cell office:value-type="float" office:value="-79.583313" calcext:value-type="float">
            <text:p>-79.583313</text:p>
          </table:table-cell>
          <table:table-cell office:value-type="float" office:value="308.6" calcext:value-type="float">
            <text:p>308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5:20Z</text:p>
          </table:table-cell>
          <table:table-cell office:value-type="float" office:value="40.010428" calcext:value-type="float">
            <text:p>40.010428</text:p>
          </table:table-cell>
          <table:table-cell office:value-type="float" office:value="-79.583299" calcext:value-type="float">
            <text:p>-79.583299</text:p>
          </table:table-cell>
          <table:table-cell office:value-type="float" office:value="308.6" calcext:value-type="float">
            <text:p>308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5:22Z</text:p>
          </table:table-cell>
          <table:table-cell office:value-type="float" office:value="40.010401" calcext:value-type="float">
            <text:p>40.010401</text:p>
          </table:table-cell>
          <table:table-cell office:value-type="float" office:value="-79.583287" calcext:value-type="float">
            <text:p>-79.583287</text:p>
          </table:table-cell>
          <table:table-cell office:value-type="float" office:value="308.7" calcext:value-type="float">
            <text:p>308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5:24Z</text:p>
          </table:table-cell>
          <table:table-cell office:value-type="float" office:value="40.010379" calcext:value-type="float">
            <text:p>40.010379</text:p>
          </table:table-cell>
          <table:table-cell office:value-type="float" office:value="-79.583264" calcext:value-type="float">
            <text:p>-79.583264</text:p>
          </table:table-cell>
          <table:table-cell office:value-type="float" office:value="308.8" calcext:value-type="float">
            <text:p>308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5:26Z</text:p>
          </table:table-cell>
          <table:table-cell office:value-type="float" office:value="40.010346" calcext:value-type="float">
            <text:p>40.010346</text:p>
          </table:table-cell>
          <table:table-cell office:value-type="float" office:value="-79.583237" calcext:value-type="float">
            <text:p>-79.583237</text:p>
          </table:table-cell>
          <table:table-cell office:value-type="float" office:value="308.9" calcext:value-type="float">
            <text:p>308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5:28Z</text:p>
          </table:table-cell>
          <table:table-cell office:value-type="float" office:value="40.010302" calcext:value-type="float">
            <text:p>40.010302</text:p>
          </table:table-cell>
          <table:table-cell office:value-type="float" office:value="-79.583204" calcext:value-type="float">
            <text:p>-79.583204</text:p>
          </table:table-cell>
          <table:table-cell office:value-type="float" office:value="309" calcext:value-type="float">
            <text:p>3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5:30Z</text:p>
          </table:table-cell>
          <table:table-cell office:value-type="float" office:value="40.010261" calcext:value-type="float">
            <text:p>40.010261</text:p>
          </table:table-cell>
          <table:table-cell office:value-type="float" office:value="-79.583167" calcext:value-type="float">
            <text:p>-79.583167</text:p>
          </table:table-cell>
          <table:table-cell office:value-type="float" office:value="309.2" calcext:value-type="float">
            <text:p>309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5:32Z</text:p>
          </table:table-cell>
          <table:table-cell office:value-type="float" office:value="40.010225" calcext:value-type="float">
            <text:p>40.010225</text:p>
          </table:table-cell>
          <table:table-cell office:value-type="float" office:value="-79.583141" calcext:value-type="float">
            <text:p>-79.583141</text:p>
          </table:table-cell>
          <table:table-cell office:value-type="float" office:value="309.3" calcext:value-type="float">
            <text:p>309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5:34Z</text:p>
          </table:table-cell>
          <table:table-cell office:value-type="float" office:value="40.010187" calcext:value-type="float">
            <text:p>40.010187</text:p>
          </table:table-cell>
          <table:table-cell office:value-type="float" office:value="-79.583122" calcext:value-type="float">
            <text:p>-79.583122</text:p>
          </table:table-cell>
          <table:table-cell office:value-type="float" office:value="309.3" calcext:value-type="float">
            <text:p>309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5:36Z</text:p>
          </table:table-cell>
          <table:table-cell office:value-type="float" office:value="40.010143" calcext:value-type="float">
            <text:p>40.010143</text:p>
          </table:table-cell>
          <table:table-cell office:value-type="float" office:value="-79.583098" calcext:value-type="float">
            <text:p>-79.583098</text:p>
          </table:table-cell>
          <table:table-cell office:value-type="float" office:value="309.4" calcext:value-type="float">
            <text:p>309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5:38Z</text:p>
          </table:table-cell>
          <table:table-cell office:value-type="float" office:value="40.010104" calcext:value-type="float">
            <text:p>40.010104</text:p>
          </table:table-cell>
          <table:table-cell office:value-type="float" office:value="-79.583075" calcext:value-type="float">
            <text:p>-79.583075</text:p>
          </table:table-cell>
          <table:table-cell office:value-type="float" office:value="309.5" calcext:value-type="float">
            <text:p>309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5:40Z</text:p>
          </table:table-cell>
          <table:table-cell office:value-type="float" office:value="40.010066" calcext:value-type="float">
            <text:p>40.010066</text:p>
          </table:table-cell>
          <table:table-cell office:value-type="float" office:value="-79.583049" calcext:value-type="float">
            <text:p>-79.583049</text:p>
          </table:table-cell>
          <table:table-cell office:value-type="float" office:value="309.5" calcext:value-type="float">
            <text:p>30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5:42Z</text:p>
          </table:table-cell>
          <table:table-cell office:value-type="float" office:value="40.010028" calcext:value-type="float">
            <text:p>40.010028</text:p>
          </table:table-cell>
          <table:table-cell office:value-type="float" office:value="-79.583017" calcext:value-type="float">
            <text:p>-79.583017</text:p>
          </table:table-cell>
          <table:table-cell office:value-type="float" office:value="309.5" calcext:value-type="float">
            <text:p>309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5:44Z</text:p>
          </table:table-cell>
          <table:table-cell office:value-type="float" office:value="40.009996" calcext:value-type="float">
            <text:p>40.009996</text:p>
          </table:table-cell>
          <table:table-cell office:value-type="float" office:value="-79.582987" calcext:value-type="float">
            <text:p>-79.582987</text:p>
          </table:table-cell>
          <table:table-cell office:value-type="float" office:value="309.8" calcext:value-type="float">
            <text:p>309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46Z</text:p>
          </table:table-cell>
          <table:table-cell office:value-type="float" office:value="40.009969" calcext:value-type="float">
            <text:p>40.009969</text:p>
          </table:table-cell>
          <table:table-cell office:value-type="float" office:value="-79.582955" calcext:value-type="float">
            <text:p>-79.582955</text:p>
          </table:table-cell>
          <table:table-cell office:value-type="float" office:value="310" calcext:value-type="float">
            <text:p>3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5:49Z</text:p>
          </table:table-cell>
          <table:table-cell office:value-type="float" office:value="40.009948" calcext:value-type="float">
            <text:p>40.009948</text:p>
          </table:table-cell>
          <table:table-cell office:value-type="float" office:value="-79.582931" calcext:value-type="float">
            <text:p>-79.582931</text:p>
          </table:table-cell>
          <table:table-cell office:value-type="float" office:value="310" calcext:value-type="float">
            <text:p>3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5:52Z</text:p>
          </table:table-cell>
          <table:table-cell office:value-type="float" office:value="40.009912" calcext:value-type="float">
            <text:p>40.009912</text:p>
          </table:table-cell>
          <table:table-cell office:value-type="float" office:value="-79.582906" calcext:value-type="float">
            <text:p>-79.582906</text:p>
          </table:table-cell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54Z</text:p>
          </table:table-cell>
          <table:table-cell office:value-type="float" office:value="40.009889" calcext:value-type="float">
            <text:p>40.009889</text:p>
          </table:table-cell>
          <table:table-cell office:value-type="float" office:value="-79.582884" calcext:value-type="float">
            <text:p>-79.582884</text:p>
          </table:table-cell>
          <table:table-cell office:value-type="float" office:value="310.1" calcext:value-type="float">
            <text:p>31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5:56Z</text:p>
          </table:table-cell>
          <table:table-cell office:value-type="float" office:value="40.009861" calcext:value-type="float">
            <text:p>40.009861</text:p>
          </table:table-cell>
          <table:table-cell office:value-type="float" office:value="-79.582858" calcext:value-type="float">
            <text:p>-79.582858</text:p>
          </table:table-cell>
          <table:table-cell office:value-type="float" office:value="310.1" calcext:value-type="float">
            <text:p>31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5:59Z</text:p>
          </table:table-cell>
          <table:table-cell office:value-type="float" office:value="40.009841" calcext:value-type="float">
            <text:p>40.009841</text:p>
          </table:table-cell>
          <table:table-cell office:value-type="float" office:value="-79.582833" calcext:value-type="float">
            <text:p>-79.582833</text:p>
          </table:table-cell>
          <table:table-cell office:value-type="float" office:value="310.2" calcext:value-type="float">
            <text:p>310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6:02Z</text:p>
          </table:table-cell>
          <table:table-cell office:value-type="float" office:value="40.00981" calcext:value-type="float">
            <text:p>40.00981</text:p>
          </table:table-cell>
          <table:table-cell office:value-type="float" office:value="-79.582811" calcext:value-type="float">
            <text:p>-79.582811</text:p>
          </table:table-cell>
          <table:table-cell office:value-type="float" office:value="310.2" calcext:value-type="float">
            <text:p>31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6:05Z</text:p>
          </table:table-cell>
          <table:table-cell office:value-type="float" office:value="40.009771" calcext:value-type="float">
            <text:p>40.009771</text:p>
          </table:table-cell>
          <table:table-cell office:value-type="float" office:value="-79.582786" calcext:value-type="float">
            <text:p>-79.582786</text:p>
          </table:table-cell>
          <table:table-cell office:value-type="float" office:value="310.2" calcext:value-type="float">
            <text:p>310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26:07Z</text:p>
          </table:table-cell>
          <table:table-cell office:value-type="float" office:value="40.009739" calcext:value-type="float">
            <text:p>40.009739</text:p>
          </table:table-cell>
          <table:table-cell office:value-type="float" office:value="-79.582751" calcext:value-type="float">
            <text:p>-79.582751</text:p>
          </table:table-cell>
          <table:table-cell office:value-type="float" office:value="310.1" calcext:value-type="float">
            <text:p>310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6:09Z</text:p>
          </table:table-cell>
          <table:table-cell office:value-type="float" office:value="40.009709" calcext:value-type="float">
            <text:p>40.009709</text:p>
          </table:table-cell>
          <table:table-cell office:value-type="float" office:value="-79.58272" calcext:value-type="float">
            <text:p>-79.58272</text:p>
          </table:table-cell>
          <table:table-cell office:value-type="float" office:value="310" calcext:value-type="float">
            <text:p>3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6:11Z</text:p>
          </table:table-cell>
          <table:table-cell office:value-type="float" office:value="40.009683" calcext:value-type="float">
            <text:p>40.009683</text:p>
          </table:table-cell>
          <table:table-cell office:value-type="float" office:value="-79.582697" calcext:value-type="float">
            <text:p>-79.582697</text:p>
          </table:table-cell>
          <table:table-cell office:value-type="float" office:value="310.1" calcext:value-type="float">
            <text:p>310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6:13Z</text:p>
          </table:table-cell>
          <table:table-cell office:value-type="float" office:value="40.009644" calcext:value-type="float">
            <text:p>40.009644</text:p>
          </table:table-cell>
          <table:table-cell office:value-type="float" office:value="-79.582669" calcext:value-type="float">
            <text:p>-79.582669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6:15Z</text:p>
          </table:table-cell>
          <table:table-cell office:value-type="float" office:value="40.009603" calcext:value-type="float">
            <text:p>40.009603</text:p>
          </table:table-cell>
          <table:table-cell office:value-type="float" office:value="-79.582632" calcext:value-type="float">
            <text:p>-79.582632</text:p>
          </table:table-cell>
          <table:table-cell office:value-type="float" office:value="310.1" calcext:value-type="float">
            <text:p>31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6:17Z</text:p>
          </table:table-cell>
          <table:table-cell office:value-type="float" office:value="40.009565" calcext:value-type="float">
            <text:p>40.009565</text:p>
          </table:table-cell>
          <table:table-cell office:value-type="float" office:value="-79.582591" calcext:value-type="float">
            <text:p>-79.582591</text:p>
          </table:table-cell>
          <table:table-cell office:value-type="float" office:value="310" calcext:value-type="float">
            <text:p>3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6:19Z</text:p>
          </table:table-cell>
          <table:table-cell office:value-type="float" office:value="40.00953" calcext:value-type="float">
            <text:p>40.00953</text:p>
          </table:table-cell>
          <table:table-cell office:value-type="float" office:value="-79.58255" calcext:value-type="float">
            <text:p>-79.58255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6:21Z</text:p>
          </table:table-cell>
          <table:table-cell office:value-type="float" office:value="40.009495" calcext:value-type="float">
            <text:p>40.009495</text:p>
          </table:table-cell>
          <table:table-cell office:value-type="float" office:value="-79.582512" calcext:value-type="float">
            <text:p>-79.582512</text:p>
          </table:table-cell>
          <table:table-cell office:value-type="float" office:value="310.1" calcext:value-type="float">
            <text:p>31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6:23Z</text:p>
          </table:table-cell>
          <table:table-cell office:value-type="float" office:value="40.009465" calcext:value-type="float">
            <text:p>40.009465</text:p>
          </table:table-cell>
          <table:table-cell office:value-type="float" office:value="-79.582478" calcext:value-type="float">
            <text:p>-79.582478</text:p>
          </table:table-cell>
          <table:table-cell office:value-type="float" office:value="310.2" calcext:value-type="float">
            <text:p>310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6:27Z</text:p>
          </table:table-cell>
          <table:table-cell office:value-type="float" office:value="40.009433" calcext:value-type="float">
            <text:p>40.009433</text:p>
          </table:table-cell>
          <table:table-cell office:value-type="float" office:value="-79.582474" calcext:value-type="float">
            <text:p>-79.582474</text:p>
          </table:table-cell>
          <table:table-cell office:value-type="float" office:value="310.2" calcext:value-type="float">
            <text:p>310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6:30Z</text:p>
          </table:table-cell>
          <table:table-cell office:value-type="float" office:value="40.009393" calcext:value-type="float">
            <text:p>40.009393</text:p>
          </table:table-cell>
          <table:table-cell office:value-type="float" office:value="-79.582477" calcext:value-type="float">
            <text:p>-79.582477</text:p>
          </table:table-cell>
          <table:table-cell office:value-type="float" office:value="310.3" calcext:value-type="float">
            <text:p>31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6:32Z</text:p>
          </table:table-cell>
          <table:table-cell office:value-type="float" office:value="40.009369" calcext:value-type="float">
            <text:p>40.009369</text:p>
          </table:table-cell>
          <table:table-cell office:value-type="float" office:value="-79.582453" calcext:value-type="float">
            <text:p>-79.582453</text:p>
          </table:table-cell>
          <table:table-cell office:value-type="float" office:value="310.4" calcext:value-type="float">
            <text:p>31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6:34Z</text:p>
          </table:table-cell>
          <table:table-cell office:value-type="float" office:value="40.009345" calcext:value-type="float">
            <text:p>40.009345</text:p>
          </table:table-cell>
          <table:table-cell office:value-type="float" office:value="-79.582427" calcext:value-type="float">
            <text:p>-79.582427</text:p>
          </table:table-cell>
          <table:table-cell office:value-type="float" office:value="310.4" calcext:value-type="float">
            <text:p>31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6:36Z</text:p>
          </table:table-cell>
          <table:table-cell office:value-type="float" office:value="40.00932" calcext:value-type="float">
            <text:p>40.00932</text:p>
          </table:table-cell>
          <table:table-cell office:value-type="float" office:value="-79.582402" calcext:value-type="float">
            <text:p>-79.582402</text:p>
          </table:table-cell>
          <table:table-cell office:value-type="float" office:value="310.5" calcext:value-type="float">
            <text:p>31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6:38Z</text:p>
          </table:table-cell>
          <table:table-cell office:value-type="float" office:value="40.009293" calcext:value-type="float">
            <text:p>40.009293</text:p>
          </table:table-cell>
          <table:table-cell office:value-type="float" office:value="-79.582375" calcext:value-type="float">
            <text:p>-79.582375</text:p>
          </table:table-cell>
          <table:table-cell office:value-type="float" office:value="310.6" calcext:value-type="float">
            <text:p>31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26:40Z</text:p>
          </table:table-cell>
          <table:table-cell office:value-type="float" office:value="40.009266" calcext:value-type="float">
            <text:p>40.009266</text:p>
          </table:table-cell>
          <table:table-cell office:value-type="float" office:value="-79.582348" calcext:value-type="float">
            <text:p>-79.582348</text:p>
          </table:table-cell>
          <table:table-cell office:value-type="float" office:value="310.7" calcext:value-type="float">
            <text:p>310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6:42Z</text:p>
          </table:table-cell>
          <table:table-cell office:value-type="float" office:value="40.009237" calcext:value-type="float">
            <text:p>40.009237</text:p>
          </table:table-cell>
          <table:table-cell office:value-type="float" office:value="-79.58232" calcext:value-type="float">
            <text:p>-79.58232</text:p>
          </table:table-cell>
          <table:table-cell office:value-type="float" office:value="310.9" calcext:value-type="float">
            <text:p>310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6:44Z</text:p>
          </table:table-cell>
          <table:table-cell office:value-type="float" office:value="40.009214" calcext:value-type="float">
            <text:p>40.009214</text:p>
          </table:table-cell>
          <table:table-cell office:value-type="float" office:value="-79.582298" calcext:value-type="float">
            <text:p>-79.582298</text:p>
          </table:table-cell>
          <table:table-cell office:value-type="float" office:value="311" calcext:value-type="float">
            <text:p>3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6:48Z</text:p>
          </table:table-cell>
          <table:table-cell office:value-type="float" office:value="40.009194" calcext:value-type="float">
            <text:p>40.009194</text:p>
          </table:table-cell>
          <table:table-cell office:value-type="float" office:value="-79.582273" calcext:value-type="float">
            <text:p>-79.582273</text:p>
          </table:table-cell>
          <table:table-cell office:value-type="float" office:value="311.2" calcext:value-type="float">
            <text:p>311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6:51Z</text:p>
          </table:table-cell>
          <table:table-cell office:value-type="float" office:value="40.009171" calcext:value-type="float">
            <text:p>40.009171</text:p>
          </table:table-cell>
          <table:table-cell office:value-type="float" office:value="-79.582253" calcext:value-type="float">
            <text:p>-79.582253</text:p>
          </table:table-cell>
          <table:table-cell office:value-type="float" office:value="311.3" calcext:value-type="float">
            <text:p>311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6:53Z</text:p>
          </table:table-cell>
          <table:table-cell office:value-type="float" office:value="40.009148" calcext:value-type="float">
            <text:p>40.009148</text:p>
          </table:table-cell>
          <table:table-cell office:value-type="float" office:value="-79.582231" calcext:value-type="float">
            <text:p>-79.582231</text:p>
          </table:table-cell>
          <table:table-cell office:value-type="float" office:value="311.5" calcext:value-type="float">
            <text:p>31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6:55Z</text:p>
          </table:table-cell>
          <table:table-cell office:value-type="float" office:value="40.00912" calcext:value-type="float">
            <text:p>40.00912</text:p>
          </table:table-cell>
          <table:table-cell office:value-type="float" office:value="-79.582206" calcext:value-type="float">
            <text:p>-79.582206</text:p>
          </table:table-cell>
          <table:table-cell office:value-type="float" office:value="311.6" calcext:value-type="float">
            <text:p>31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6:57Z</text:p>
          </table:table-cell>
          <table:table-cell office:value-type="float" office:value="40.009079" calcext:value-type="float">
            <text:p>40.009079</text:p>
          </table:table-cell>
          <table:table-cell office:value-type="float" office:value="-79.582184" calcext:value-type="float">
            <text:p>-79.582184</text:p>
          </table:table-cell>
          <table:table-cell office:value-type="float" office:value="311.9" calcext:value-type="float">
            <text:p>311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6:59Z</text:p>
          </table:table-cell>
          <table:table-cell office:value-type="float" office:value="40.009042" calcext:value-type="float">
            <text:p>40.009042</text:p>
          </table:table-cell>
          <table:table-cell office:value-type="float" office:value="-79.582158" calcext:value-type="float">
            <text:p>-79.582158</text:p>
          </table:table-cell>
          <table:table-cell office:value-type="float" office:value="312.1" calcext:value-type="float">
            <text:p>312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7:01Z</text:p>
          </table:table-cell>
          <table:table-cell office:value-type="float" office:value="40.00901" calcext:value-type="float">
            <text:p>40.00901</text:p>
          </table:table-cell>
          <table:table-cell office:value-type="float" office:value="-79.58212" calcext:value-type="float">
            <text:p>-79.58212</text:p>
          </table:table-cell>
          <table:table-cell office:value-type="float" office:value="312.3" calcext:value-type="float">
            <text:p>312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7:03Z</text:p>
          </table:table-cell>
          <table:table-cell office:value-type="float" office:value="40.008977" calcext:value-type="float">
            <text:p>40.008977</text:p>
          </table:table-cell>
          <table:table-cell office:value-type="float" office:value="-79.582081" calcext:value-type="float">
            <text:p>-79.582081</text:p>
          </table:table-cell>
          <table:table-cell office:value-type="float" office:value="312.6" calcext:value-type="float">
            <text:p>312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7:05Z</text:p>
          </table:table-cell>
          <table:table-cell office:value-type="float" office:value="40.008942" calcext:value-type="float">
            <text:p>40.008942</text:p>
          </table:table-cell>
          <table:table-cell office:value-type="float" office:value="-79.582049" calcext:value-type="float">
            <text:p>-79.582049</text:p>
          </table:table-cell>
          <table:table-cell office:value-type="float" office:value="312.8" calcext:value-type="float">
            <text:p>312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7:07Z</text:p>
          </table:table-cell>
          <table:table-cell office:value-type="float" office:value="40.00891" calcext:value-type="float">
            <text:p>40.00891</text:p>
          </table:table-cell>
          <table:table-cell office:value-type="float" office:value="-79.582025" calcext:value-type="float">
            <text:p>-79.582025</text:p>
          </table:table-cell>
          <table:table-cell office:value-type="float" office:value="312.9" calcext:value-type="float">
            <text:p>312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7:09Z</text:p>
          </table:table-cell>
          <table:table-cell office:value-type="float" office:value="40.00888" calcext:value-type="float">
            <text:p>40.00888</text:p>
          </table:table-cell>
          <table:table-cell office:value-type="float" office:value="-79.581994" calcext:value-type="float">
            <text:p>-79.581994</text:p>
          </table:table-cell>
          <table:table-cell office:value-type="float" office:value="313.1" calcext:value-type="float">
            <text:p>313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7:11Z</text:p>
          </table:table-cell>
          <table:table-cell office:value-type="float" office:value="40.008843" calcext:value-type="float">
            <text:p>40.008843</text:p>
          </table:table-cell>
          <table:table-cell office:value-type="float" office:value="-79.581957" calcext:value-type="float">
            <text:p>-79.581957</text:p>
          </table:table-cell>
          <table:table-cell office:value-type="float" office:value="313.2" calcext:value-type="float">
            <text:p>313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14Z</text:p>
          </table:table-cell>
          <table:table-cell office:value-type="float" office:value="40.008825" calcext:value-type="float">
            <text:p>40.008825</text:p>
          </table:table-cell>
          <table:table-cell office:value-type="float" office:value="-79.581915" calcext:value-type="float">
            <text:p>-79.581915</text:p>
          </table:table-cell>
          <table:table-cell office:value-type="float" office:value="313.3" calcext:value-type="float">
            <text:p>313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7:16Z</text:p>
          </table:table-cell>
          <table:table-cell office:value-type="float" office:value="40.008813" calcext:value-type="float">
            <text:p>40.008813</text:p>
          </table:table-cell>
          <table:table-cell office:value-type="float" office:value="-79.58188" calcext:value-type="float">
            <text:p>-79.58188</text:p>
          </table:table-cell>
          <table:table-cell office:value-type="float" office:value="313.3" calcext:value-type="float">
            <text:p>313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7:18Z</text:p>
          </table:table-cell>
          <table:table-cell office:value-type="float" office:value="40.008801" calcext:value-type="float">
            <text:p>40.008801</text:p>
          </table:table-cell>
          <table:table-cell office:value-type="float" office:value="-79.581844" calcext:value-type="float">
            <text:p>-79.581844</text:p>
          </table:table-cell>
          <table:table-cell office:value-type="float" office:value="313.4" calcext:value-type="float">
            <text:p>313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7:20Z</text:p>
          </table:table-cell>
          <table:table-cell office:value-type="float" office:value="40.008774" calcext:value-type="float">
            <text:p>40.008774</text:p>
          </table:table-cell>
          <table:table-cell office:value-type="float" office:value="-79.581809" calcext:value-type="float">
            <text:p>-79.581809</text:p>
          </table:table-cell>
          <table:table-cell office:value-type="float" office:value="313.4" calcext:value-type="float">
            <text:p>313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7:22Z</text:p>
          </table:table-cell>
          <table:table-cell office:value-type="float" office:value="40.008745" calcext:value-type="float">
            <text:p>40.008745</text:p>
          </table:table-cell>
          <table:table-cell office:value-type="float" office:value="-79.581783" calcext:value-type="float">
            <text:p>-79.581783</text:p>
          </table:table-cell>
          <table:table-cell office:value-type="float" office:value="313.5" calcext:value-type="float">
            <text:p>31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7:25Z</text:p>
          </table:table-cell>
          <table:table-cell office:value-type="float" office:value="40.008714" calcext:value-type="float">
            <text:p>40.008714</text:p>
          </table:table-cell>
          <table:table-cell office:value-type="float" office:value="-79.581759" calcext:value-type="float">
            <text:p>-79.581759</text:p>
          </table:table-cell>
          <table:table-cell office:value-type="float" office:value="313.5" calcext:value-type="float">
            <text:p>31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27Z</text:p>
          </table:table-cell>
          <table:table-cell office:value-type="float" office:value="40.008686" calcext:value-type="float">
            <text:p>40.008686</text:p>
          </table:table-cell>
          <table:table-cell office:value-type="float" office:value="-79.581741" calcext:value-type="float">
            <text:p>-79.581741</text:p>
          </table:table-cell>
          <table:table-cell office:value-type="float" office:value="313.6" calcext:value-type="float">
            <text:p>31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29Z</text:p>
          </table:table-cell>
          <table:table-cell office:value-type="float" office:value="40.008658" calcext:value-type="float">
            <text:p>40.008658</text:p>
          </table:table-cell>
          <table:table-cell office:value-type="float" office:value="-79.581713" calcext:value-type="float">
            <text:p>-79.581713</text:p>
          </table:table-cell>
          <table:table-cell office:value-type="float" office:value="313.6" calcext:value-type="float">
            <text:p>31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7:31Z</text:p>
          </table:table-cell>
          <table:table-cell office:value-type="float" office:value="40.008632" calcext:value-type="float">
            <text:p>40.008632</text:p>
          </table:table-cell>
          <table:table-cell office:value-type="float" office:value="-79.581683" calcext:value-type="float">
            <text:p>-79.581683</text:p>
          </table:table-cell>
          <table:table-cell office:value-type="float" office:value="313.7" calcext:value-type="float">
            <text:p>31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7:33Z</text:p>
          </table:table-cell>
          <table:table-cell office:value-type="float" office:value="40.008611" calcext:value-type="float">
            <text:p>40.008611</text:p>
          </table:table-cell>
          <table:table-cell office:value-type="float" office:value="-79.58166" calcext:value-type="float">
            <text:p>-79.58166</text:p>
          </table:table-cell>
          <table:table-cell office:value-type="float" office:value="313.7" calcext:value-type="float">
            <text:p>31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7:35Z</text:p>
          </table:table-cell>
          <table:table-cell office:value-type="float" office:value="40.008573" calcext:value-type="float">
            <text:p>40.008573</text:p>
          </table:table-cell>
          <table:table-cell office:value-type="float" office:value="-79.58162" calcext:value-type="float">
            <text:p>-79.58162</text:p>
          </table:table-cell>
          <table:table-cell office:value-type="float" office:value="313.8" calcext:value-type="float">
            <text:p>31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7:37Z</text:p>
          </table:table-cell>
          <table:table-cell office:value-type="float" office:value="40.008538" calcext:value-type="float">
            <text:p>40.008538</text:p>
          </table:table-cell>
          <table:table-cell office:value-type="float" office:value="-79.581585" calcext:value-type="float">
            <text:p>-79.581585</text:p>
          </table:table-cell>
          <table:table-cell office:value-type="float" office:value="313.9" calcext:value-type="float">
            <text:p>313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39Z</text:p>
          </table:table-cell>
          <table:table-cell office:value-type="float" office:value="40.0085" calcext:value-type="float">
            <text:p>40.0085</text:p>
          </table:table-cell>
          <table:table-cell office:value-type="float" office:value="-79.581549" calcext:value-type="float">
            <text:p>-79.581549</text:p>
          </table:table-cell>
          <table:table-cell office:value-type="float" office:value="314.3" calcext:value-type="float">
            <text:p>314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41Z</text:p>
          </table:table-cell>
          <table:table-cell office:value-type="float" office:value="40.008461" calcext:value-type="float">
            <text:p>40.008461</text:p>
          </table:table-cell>
          <table:table-cell office:value-type="float" office:value="-79.58151" calcext:value-type="float">
            <text:p>-79.58151</text:p>
          </table:table-cell>
          <table:table-cell office:value-type="float" office:value="314.7" calcext:value-type="float">
            <text:p>314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7:43Z</text:p>
          </table:table-cell>
          <table:table-cell office:value-type="float" office:value="40.008431" calcext:value-type="float">
            <text:p>40.008431</text:p>
          </table:table-cell>
          <table:table-cell office:value-type="float" office:value="-79.581478" calcext:value-type="float">
            <text:p>-79.581478</text:p>
          </table:table-cell>
          <table:table-cell office:value-type="float" office:value="315.1" calcext:value-type="float">
            <text:p>315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7:45Z</text:p>
          </table:table-cell>
          <table:table-cell office:value-type="float" office:value="40.008399" calcext:value-type="float">
            <text:p>40.008399</text:p>
          </table:table-cell>
          <table:table-cell office:value-type="float" office:value="-79.581451" calcext:value-type="float">
            <text:p>-79.581451</text:p>
          </table:table-cell>
          <table:table-cell office:value-type="float" office:value="315.4" calcext:value-type="float">
            <text:p>315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7:48Z</text:p>
          </table:table-cell>
          <table:table-cell office:value-type="float" office:value="40.008368" calcext:value-type="float">
            <text:p>40.008368</text:p>
          </table:table-cell>
          <table:table-cell office:value-type="float" office:value="-79.581427" calcext:value-type="float">
            <text:p>-79.581427</text:p>
          </table:table-cell>
          <table:table-cell office:value-type="float" office:value="315.8" calcext:value-type="float">
            <text:p>315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7:51Z</text:p>
          </table:table-cell>
          <table:table-cell office:value-type="float" office:value="40.008334" calcext:value-type="float">
            <text:p>40.008334</text:p>
          </table:table-cell>
          <table:table-cell office:value-type="float" office:value="-79.581412" calcext:value-type="float">
            <text:p>-79.581412</text:p>
          </table:table-cell>
          <table:table-cell office:value-type="float" office:value="316.1" calcext:value-type="float">
            <text:p>316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7:53Z</text:p>
          </table:table-cell>
          <table:table-cell office:value-type="float" office:value="40.008304" calcext:value-type="float">
            <text:p>40.008304</text:p>
          </table:table-cell>
          <table:table-cell office:value-type="float" office:value="-79.581388" calcext:value-type="float">
            <text:p>-79.581388</text:p>
          </table:table-cell>
          <table:table-cell office:value-type="float" office:value="316.4" calcext:value-type="float">
            <text:p>316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27:55Z</text:p>
          </table:table-cell>
          <table:table-cell office:value-type="float" office:value="40.008283" calcext:value-type="float">
            <text:p>40.008283</text:p>
          </table:table-cell>
          <table:table-cell office:value-type="float" office:value="-79.581365" calcext:value-type="float">
            <text:p>-79.581365</text:p>
          </table:table-cell>
          <table:table-cell office:value-type="float" office:value="316.7" calcext:value-type="float">
            <text:p>316.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27:58Z</text:p>
          </table:table-cell>
          <table:table-cell office:value-type="float" office:value="40.008259" calcext:value-type="float">
            <text:p>40.008259</text:p>
          </table:table-cell>
          <table:table-cell office:value-type="float" office:value="-79.581339" calcext:value-type="float">
            <text:p>-79.581339</text:p>
          </table:table-cell>
          <table:table-cell office:value-type="float" office:value="317" calcext:value-type="float">
            <text:p>3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8:00Z</text:p>
          </table:table-cell>
          <table:table-cell office:value-type="float" office:value="40.008233" calcext:value-type="float">
            <text:p>40.008233</text:p>
          </table:table-cell>
          <table:table-cell office:value-type="float" office:value="-79.581315" calcext:value-type="float">
            <text:p>-79.581315</text:p>
          </table:table-cell>
          <table:table-cell office:value-type="float" office:value="317.3" calcext:value-type="float">
            <text:p>317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8:02Z</text:p>
          </table:table-cell>
          <table:table-cell office:value-type="float" office:value="40.008206" calcext:value-type="float">
            <text:p>40.008206</text:p>
          </table:table-cell>
          <table:table-cell office:value-type="float" office:value="-79.581285" calcext:value-type="float">
            <text:p>-79.581285</text:p>
          </table:table-cell>
          <table:table-cell office:value-type="float" office:value="317.7" calcext:value-type="float">
            <text:p>317.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8:05Z</text:p>
          </table:table-cell>
          <table:table-cell office:value-type="float" office:value="40.008182" calcext:value-type="float">
            <text:p>40.008182</text:p>
          </table:table-cell>
          <table:table-cell office:value-type="float" office:value="-79.581262" calcext:value-type="float">
            <text:p>-79.581262</text:p>
          </table:table-cell>
          <table:table-cell office:value-type="float" office:value="318" calcext:value-type="float">
            <text:p>3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8:08Z</text:p>
          </table:table-cell>
          <table:table-cell office:value-type="float" office:value="40.008161" calcext:value-type="float">
            <text:p>40.008161</text:p>
          </table:table-cell>
          <table:table-cell office:value-type="float" office:value="-79.581236" calcext:value-type="float">
            <text:p>-79.581236</text:p>
          </table:table-cell>
          <table:table-cell office:value-type="float" office:value="318.3" calcext:value-type="float">
            <text:p>318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8:10Z</text:p>
          </table:table-cell>
          <table:table-cell office:value-type="float" office:value="40.008142" calcext:value-type="float">
            <text:p>40.008142</text:p>
          </table:table-cell>
          <table:table-cell office:value-type="float" office:value="-79.581196" calcext:value-type="float">
            <text:p>-79.581196</text:p>
          </table:table-cell>
          <table:table-cell office:value-type="float" office:value="318.6" calcext:value-type="float">
            <text:p>318.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12Z</text:p>
          </table:table-cell>
          <table:table-cell office:value-type="float" office:value="40.008122" calcext:value-type="float">
            <text:p>40.008122</text:p>
          </table:table-cell>
          <table:table-cell office:value-type="float" office:value="-79.581163" calcext:value-type="float">
            <text:p>-79.581163</text:p>
          </table:table-cell>
          <table:table-cell office:value-type="float" office:value="318.9" calcext:value-type="float">
            <text:p>318.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15Z</text:p>
          </table:table-cell>
          <table:table-cell office:value-type="float" office:value="40.008095" calcext:value-type="float">
            <text:p>40.008095</text:p>
          </table:table-cell>
          <table:table-cell office:value-type="float" office:value="-79.581154" calcext:value-type="float">
            <text:p>-79.581154</text:p>
          </table:table-cell>
          <table:table-cell office:value-type="float" office:value="319.1" calcext:value-type="float">
            <text:p>319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18Z</text:p>
          </table:table-cell>
          <table:table-cell office:value-type="float" office:value="40.008057" calcext:value-type="float">
            <text:p>40.008057</text:p>
          </table:table-cell>
          <table:table-cell office:value-type="float" office:value="-79.581138" calcext:value-type="float">
            <text:p>-79.581138</text:p>
          </table:table-cell>
          <table:table-cell office:value-type="float" office:value="319.3" calcext:value-type="float">
            <text:p>319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8:21Z</text:p>
          </table:table-cell>
          <table:table-cell office:value-type="float" office:value="40.008026" calcext:value-type="float">
            <text:p>40.008026</text:p>
          </table:table-cell>
          <table:table-cell office:value-type="float" office:value="-79.581111" calcext:value-type="float">
            <text:p>-79.581111</text:p>
          </table:table-cell>
          <table:table-cell office:value-type="float" office:value="319.5" calcext:value-type="float">
            <text:p>319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23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1081" calcext:value-type="float">
            <text:p>-79.581081</text:p>
          </table:table-cell>
          <table:table-cell office:value-type="float" office:value="319.7" calcext:value-type="float">
            <text:p>319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8:27Z</text:p>
          </table:table-cell>
          <table:table-cell office:value-type="float" office:value="40.007978" calcext:value-type="float">
            <text:p>40.007978</text:p>
          </table:table-cell>
          <table:table-cell office:value-type="float" office:value="-79.581052" calcext:value-type="float">
            <text:p>-79.581052</text:p>
          </table:table-cell>
          <table:table-cell office:value-type="float" office:value="319.8" calcext:value-type="float">
            <text:p>319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8:29Z</text:p>
          </table:table-cell>
          <table:table-cell office:value-type="float" office:value="40.007956" calcext:value-type="float">
            <text:p>40.007956</text:p>
          </table:table-cell>
          <table:table-cell office:value-type="float" office:value="-79.581031" calcext:value-type="float">
            <text:p>-79.581031</text:p>
          </table:table-cell>
          <table:table-cell office:value-type="float" office:value="320" calcext:value-type="float">
            <text:p>3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8:31Z</text:p>
          </table:table-cell>
          <table:table-cell office:value-type="float" office:value="40.007927" calcext:value-type="float">
            <text:p>40.007927</text:p>
          </table:table-cell>
          <table:table-cell office:value-type="float" office:value="-79.581015" calcext:value-type="float">
            <text:p>-79.581015</text:p>
          </table:table-cell>
          <table:table-cell office:value-type="float" office:value="320.1" calcext:value-type="float">
            <text:p>320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8:33Z</text:p>
          </table:table-cell>
          <table:table-cell office:value-type="float" office:value="40.007894" calcext:value-type="float">
            <text:p>40.007894</text:p>
          </table:table-cell>
          <table:table-cell office:value-type="float" office:value="-79.580989" calcext:value-type="float">
            <text:p>-79.580989</text:p>
          </table:table-cell>
          <table:table-cell office:value-type="float" office:value="320.3" calcext:value-type="float">
            <text:p>32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8:35Z</text:p>
          </table:table-cell>
          <table:table-cell office:value-type="float" office:value="40.007872" calcext:value-type="float">
            <text:p>40.007872</text:p>
          </table:table-cell>
          <table:table-cell office:value-type="float" office:value="-79.580967" calcext:value-type="float">
            <text:p>-79.580967</text:p>
          </table:table-cell>
          <table:table-cell office:value-type="float" office:value="320.4" calcext:value-type="float">
            <text:p>32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38Z</text:p>
          </table:table-cell>
          <table:table-cell office:value-type="float" office:value="40.007848" calcext:value-type="float">
            <text:p>40.007848</text:p>
          </table:table-cell>
          <table:table-cell office:value-type="float" office:value="-79.580943" calcext:value-type="float">
            <text:p>-79.580943</text:p>
          </table:table-cell>
          <table:table-cell office:value-type="float" office:value="320.5" calcext:value-type="float">
            <text:p>32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41Z</text:p>
          </table:table-cell>
          <table:table-cell office:value-type="float" office:value="40.007815" calcext:value-type="float">
            <text:p>40.007815</text:p>
          </table:table-cell>
          <table:table-cell office:value-type="float" office:value="-79.580915" calcext:value-type="float">
            <text:p>-79.580915</text:p>
          </table:table-cell>
          <table:table-cell office:value-type="float" office:value="320.6" calcext:value-type="float">
            <text:p>320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44Z</text:p>
          </table:table-cell>
          <table:table-cell office:value-type="float" office:value="40.00778" calcext:value-type="float">
            <text:p>40.00778</text:p>
          </table:table-cell>
          <table:table-cell office:value-type="float" office:value="-79.580887" calcext:value-type="float">
            <text:p>-79.580887</text:p>
          </table:table-cell>
          <table:table-cell office:value-type="float" office:value="320.8" calcext:value-type="float">
            <text:p>32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46Z</text:p>
          </table:table-cell>
          <table:table-cell office:value-type="float" office:value="40.007754" calcext:value-type="float">
            <text:p>40.007754</text:p>
          </table:table-cell>
          <table:table-cell office:value-type="float" office:value="-79.580863" calcext:value-type="float">
            <text:p>-79.580863</text:p>
          </table:table-cell>
          <table:table-cell office:value-type="float" office:value="320.9" calcext:value-type="float">
            <text:p>320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8:50Z</text:p>
          </table:table-cell>
          <table:table-cell office:value-type="float" office:value="40.007724" calcext:value-type="float">
            <text:p>40.007724</text:p>
          </table:table-cell>
          <table:table-cell office:value-type="float" office:value="-79.58083" calcext:value-type="float">
            <text:p>-79.58083</text:p>
          </table:table-cell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8:53Z</text:p>
          </table:table-cell>
          <table:table-cell office:value-type="float" office:value="40.007693" calcext:value-type="float">
            <text:p>40.007693</text:p>
          </table:table-cell>
          <table:table-cell office:value-type="float" office:value="-79.580799" calcext:value-type="float">
            <text:p>-79.580799</text:p>
          </table:table-cell>
          <table:table-cell office:value-type="float" office:value="321.1" calcext:value-type="float">
            <text:p>32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8:55Z</text:p>
          </table:table-cell>
          <table:table-cell office:value-type="float" office:value="40.007663" calcext:value-type="float">
            <text:p>40.007663</text:p>
          </table:table-cell>
          <table:table-cell office:value-type="float" office:value="-79.580765" calcext:value-type="float">
            <text:p>-79.580765</text:p>
          </table:table-cell>
          <table:table-cell office:value-type="float" office:value="321.1" calcext:value-type="float">
            <text:p>321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8:57Z</text:p>
          </table:table-cell>
          <table:table-cell office:value-type="float" office:value="40.007635" calcext:value-type="float">
            <text:p>40.007635</text:p>
          </table:table-cell>
          <table:table-cell office:value-type="float" office:value="-79.580737" calcext:value-type="float">
            <text:p>-79.580737</text:p>
          </table:table-cell>
          <table:table-cell office:value-type="float" office:value="321.2" calcext:value-type="float">
            <text:p>321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9:00Z</text:p>
          </table:table-cell>
          <table:table-cell office:value-type="float" office:value="40.007606" calcext:value-type="float">
            <text:p>40.007606</text:p>
          </table:table-cell>
          <table:table-cell office:value-type="float" office:value="-79.580711" calcext:value-type="float">
            <text:p>-79.580711</text:p>
          </table:table-cell>
          <table:table-cell office:value-type="float" office:value="321.3" calcext:value-type="float">
            <text:p>321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9:02Z</text:p>
          </table:table-cell>
          <table:table-cell office:value-type="float" office:value="40.007566" calcext:value-type="float">
            <text:p>40.007566</text:p>
          </table:table-cell>
          <table:table-cell office:value-type="float" office:value="-79.580679" calcext:value-type="float">
            <text:p>-79.580679</text:p>
          </table:table-cell>
          <table:table-cell office:value-type="float" office:value="321.4" calcext:value-type="float">
            <text:p>321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9:04Z</text:p>
          </table:table-cell>
          <table:table-cell office:value-type="float" office:value="40.007519" calcext:value-type="float">
            <text:p>40.007519</text:p>
          </table:table-cell>
          <table:table-cell office:value-type="float" office:value="-79.580653" calcext:value-type="float">
            <text:p>-79.580653</text:p>
          </table:table-cell>
          <table:table-cell office:value-type="float" office:value="321.5" calcext:value-type="float">
            <text:p>321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9:06Z</text:p>
          </table:table-cell>
          <table:table-cell office:value-type="float" office:value="40.007476" calcext:value-type="float">
            <text:p>40.007476</text:p>
          </table:table-cell>
          <table:table-cell office:value-type="float" office:value="-79.58062" calcext:value-type="float">
            <text:p>-79.58062</text:p>
          </table:table-cell>
          <table:table-cell office:value-type="float" office:value="321.6" calcext:value-type="float">
            <text:p>321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9:08Z</text:p>
          </table:table-cell>
          <table:table-cell office:value-type="float" office:value="40.007439" calcext:value-type="float">
            <text:p>40.007439</text:p>
          </table:table-cell>
          <table:table-cell office:value-type="float" office:value="-79.580578" calcext:value-type="float">
            <text:p>-79.580578</text:p>
          </table:table-cell>
          <table:table-cell office:value-type="float" office:value="321.8" calcext:value-type="float">
            <text:p>321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9:09Z</text:p>
          </table:table-cell>
          <table:table-cell office:value-type="float" office:value="40.007418" calcext:value-type="float">
            <text:p>40.007418</text:p>
          </table:table-cell>
          <table:table-cell office:value-type="float" office:value="-79.580551" calcext:value-type="float">
            <text:p>-79.580551</text:p>
          </table:table-cell>
          <table:table-cell office:value-type="float" office:value="321.9" calcext:value-type="float">
            <text:p>321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9:10Z</text:p>
          </table:table-cell>
          <table:table-cell office:value-type="float" office:value="40.007398" calcext:value-type="float">
            <text:p>40.007398</text:p>
          </table:table-cell>
          <table:table-cell office:value-type="float" office:value="-79.580527" calcext:value-type="float">
            <text:p>-79.58052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9:12Z</text:p>
          </table:table-cell>
          <table:table-cell office:value-type="float" office:value="40.00736" calcext:value-type="float">
            <text:p>40.00736</text:p>
          </table:table-cell>
          <table:table-cell office:value-type="float" office:value="-79.580491" calcext:value-type="float">
            <text:p>-79.580491</text:p>
          </table:table-cell>
          <table:table-cell office:value-type="float" office:value="322.1" calcext:value-type="float">
            <text:p>322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9:14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0455" calcext:value-type="float">
            <text:p>-79.580455</text:p>
          </table:table-cell>
          <table:table-cell office:value-type="float" office:value="322.3" calcext:value-type="float">
            <text:p>322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9:16Z</text:p>
          </table:table-cell>
          <table:table-cell office:value-type="float" office:value="40.007271" calcext:value-type="float">
            <text:p>40.007271</text:p>
          </table:table-cell>
          <table:table-cell office:value-type="float" office:value="-79.580421" calcext:value-type="float">
            <text:p>-79.580421</text:p>
          </table:table-cell>
          <table:table-cell office:value-type="float" office:value="322.5" calcext:value-type="float">
            <text:p>322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9:18Z</text:p>
          </table:table-cell>
          <table:table-cell office:value-type="float" office:value="40.007238" calcext:value-type="float">
            <text:p>40.007238</text:p>
          </table:table-cell>
          <table:table-cell office:value-type="float" office:value="-79.580402" calcext:value-type="float">
            <text:p>-79.580402</text:p>
          </table:table-cell>
          <table:table-cell office:value-type="float" office:value="322.6" calcext:value-type="float">
            <text:p>322.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21Z</text:p>
          </table:table-cell>
          <table:table-cell office:value-type="float" office:value="40.007205" calcext:value-type="float">
            <text:p>40.007205</text:p>
          </table:table-cell>
          <table:table-cell office:value-type="float" office:value="-79.580377" calcext:value-type="float">
            <text:p>-79.580377</text:p>
          </table:table-cell>
          <table:table-cell office:value-type="float" office:value="322.8" calcext:value-type="float">
            <text:p>322.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24Z</text:p>
          </table:table-cell>
          <table:table-cell office:value-type="float" office:value="40.007177" calcext:value-type="float">
            <text:p>40.007177</text:p>
          </table:table-cell>
          <table:table-cell office:value-type="float" office:value="-79.580343" calcext:value-type="float">
            <text:p>-79.580343</text:p>
          </table:table-cell>
          <table:table-cell office:value-type="float" office:value="322.9" calcext:value-type="float">
            <text:p>322.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26Z</text:p>
          </table:table-cell>
          <table:table-cell office:value-type="float" office:value="40.007166" calcext:value-type="float">
            <text:p>40.007166</text:p>
          </table:table-cell>
          <table:table-cell office:value-type="float" office:value="-79.580305" calcext:value-type="float">
            <text:p>-79.580305</text:p>
          </table:table-cell>
          <table:table-cell office:value-type="float" office:value="323.1" calcext:value-type="float">
            <text:p>323.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29Z</text:p>
          </table:table-cell>
          <table:table-cell office:value-type="float" office:value="40.007138" calcext:value-type="float">
            <text:p>40.007138</text:p>
          </table:table-cell>
          <table:table-cell office:value-type="float" office:value="-79.58027" calcext:value-type="float">
            <text:p>-79.58027</text:p>
          </table:table-cell>
          <table:table-cell office:value-type="float" office:value="323.2" calcext:value-type="float">
            <text:p>323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9:32Z</text:p>
          </table:table-cell>
          <table:table-cell office:value-type="float" office:value="40.007108" calcext:value-type="float">
            <text:p>40.007108</text:p>
          </table:table-cell>
          <table:table-cell office:value-type="float" office:value="-79.58024" calcext:value-type="float">
            <text:p>-79.58024</text:p>
          </table:table-cell>
          <table:table-cell office:value-type="float" office:value="323.4" calcext:value-type="float">
            <text:p>323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9:34Z</text:p>
          </table:table-cell>
          <table:table-cell office:value-type="float" office:value="40.00709" calcext:value-type="float">
            <text:p>40.00709</text:p>
          </table:table-cell>
          <table:table-cell office:value-type="float" office:value="-79.580213" calcext:value-type="float">
            <text:p>-79.580213</text:p>
          </table:table-cell>
          <table:table-cell office:value-type="float" office:value="323.5" calcext:value-type="float">
            <text:p>323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9:37Z</text:p>
          </table:table-cell>
          <table:table-cell office:value-type="float" office:value="40.007072" calcext:value-type="float">
            <text:p>40.007072</text:p>
          </table:table-cell>
          <table:table-cell office:value-type="float" office:value="-79.580181" calcext:value-type="float">
            <text:p>-79.580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9:39Z</text:p>
          </table:table-cell>
          <table:table-cell office:value-type="float" office:value="40.007052" calcext:value-type="float">
            <text:p>40.007052</text:p>
          </table:table-cell>
          <table:table-cell office:value-type="float" office:value="-79.580155" calcext:value-type="float">
            <text:p>-79.580155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9:41Z</text:p>
          </table:table-cell>
          <table:table-cell office:value-type="float" office:value="40.007022" calcext:value-type="float">
            <text:p>40.007022</text:p>
          </table:table-cell>
          <table:table-cell office:value-type="float" office:value="-79.580123" calcext:value-type="float">
            <text:p>-79.580123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9:43Z</text:p>
          </table:table-cell>
          <table:table-cell office:value-type="float" office:value="40.006997" calcext:value-type="float">
            <text:p>40.006997</text:p>
          </table:table-cell>
          <table:table-cell office:value-type="float" office:value="-79.580093" calcext:value-type="float">
            <text:p>-79.580093</text:p>
          </table:table-cell>
          <table:table-cell office:value-type="float" office:value="324" calcext:value-type="float">
            <text:p>32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9:45Z</text:p>
          </table:table-cell>
          <table:table-cell office:value-type="float" office:value="40.006966" calcext:value-type="float">
            <text:p>40.006966</text:p>
          </table:table-cell>
          <table:table-cell office:value-type="float" office:value="-79.580058" calcext:value-type="float">
            <text:p>-79.580058</text:p>
          </table:table-cell>
          <table:table-cell office:value-type="float" office:value="324.2" calcext:value-type="float">
            <text:p>324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9:48Z</text:p>
          </table:table-cell>
          <table:table-cell office:value-type="float" office:value="40.006942" calcext:value-type="float">
            <text:p>40.006942</text:p>
          </table:table-cell>
          <table:table-cell office:value-type="float" office:value="-79.580032" calcext:value-type="float">
            <text:p>-79.580032</text:p>
          </table:table-cell>
          <table:table-cell office:value-type="float" office:value="324.4" calcext:value-type="float">
            <text:p>324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9:51Z</text:p>
          </table:table-cell>
          <table:table-cell office:value-type="float" office:value="40.006916" calcext:value-type="float">
            <text:p>40.006916</text:p>
          </table:table-cell>
          <table:table-cell office:value-type="float" office:value="-79.580007" calcext:value-type="float">
            <text:p>-79.580007</text:p>
          </table:table-cell>
          <table:table-cell office:value-type="float" office:value="324.5" calcext:value-type="float">
            <text:p>324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9:54Z</text:p>
          </table:table-cell>
          <table:table-cell office:value-type="float" office:value="40.006887" calcext:value-type="float">
            <text:p>40.006887</text:p>
          </table:table-cell>
          <table:table-cell office:value-type="float" office:value="-79.579981" calcext:value-type="float">
            <text:p>-79.579981</text:p>
          </table:table-cell>
          <table:table-cell office:value-type="float" office:value="324.7" calcext:value-type="float">
            <text:p>324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9:57Z</text:p>
          </table:table-cell>
          <table:table-cell office:value-type="float" office:value="40.006854" calcext:value-type="float">
            <text:p>40.006854</text:p>
          </table:table-cell>
          <table:table-cell office:value-type="float" office:value="-79.579959" calcext:value-type="float">
            <text:p>-79.579959</text:p>
          </table:table-cell>
          <table:table-cell office:value-type="float" office:value="324.9" calcext:value-type="float">
            <text:p>324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9:59Z</text:p>
          </table:table-cell>
          <table:table-cell office:value-type="float" office:value="40.006821" calcext:value-type="float">
            <text:p>40.006821</text:p>
          </table:table-cell>
          <table:table-cell office:value-type="float" office:value="-79.579936" calcext:value-type="float">
            <text:p>-79.579936</text:p>
          </table:table-cell>
          <table:table-cell office:value-type="float" office:value="325.1" calcext:value-type="float">
            <text:p>325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0:01Z</text:p>
          </table:table-cell>
          <table:table-cell office:value-type="float" office:value="40.006796" calcext:value-type="float">
            <text:p>40.006796</text:p>
          </table:table-cell>
          <table:table-cell office:value-type="float" office:value="-79.57991" calcext:value-type="float">
            <text:p>-79.57991</text:p>
          </table:table-cell>
          <table:table-cell office:value-type="float" office:value="325.3" calcext:value-type="float">
            <text:p>325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0:04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79881" calcext:value-type="float">
            <text:p>-79.579881</text:p>
          </table:table-cell>
          <table:table-cell office:value-type="float" office:value="325.5" calcext:value-type="float">
            <text:p>325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0:06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79853" calcext:value-type="float">
            <text:p>-79.579853</text:p>
          </table:table-cell>
          <table:table-cell office:value-type="float" office:value="325.7" calcext:value-type="float">
            <text:p>325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0:08Z</text:p>
          </table:table-cell>
          <table:table-cell office:value-type="float" office:value="40.006703" calcext:value-type="float">
            <text:p>40.006703</text:p>
          </table:table-cell>
          <table:table-cell office:value-type="float" office:value="-79.579826" calcext:value-type="float">
            <text:p>-79.579826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0:11Z</text:p>
          </table:table-cell>
          <table:table-cell office:value-type="float" office:value="40.006663" calcext:value-type="float">
            <text:p>40.006663</text:p>
          </table:table-cell>
          <table:table-cell office:value-type="float" office:value="-79.579814" calcext:value-type="float">
            <text:p>-79.579814</text:p>
          </table:table-cell>
          <table:table-cell office:value-type="float" office:value="326" calcext:value-type="float">
            <text:p>3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30:13Z</text:p>
          </table:table-cell>
          <table:table-cell office:value-type="float" office:value="40.006622" calcext:value-type="float">
            <text:p>40.006622</text:p>
          </table:table-cell>
          <table:table-cell office:value-type="float" office:value="-79.579791" calcext:value-type="float">
            <text:p>-79.579791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30:15Z</text:p>
          </table:table-cell>
          <table:table-cell office:value-type="float" office:value="40.006581" calcext:value-type="float">
            <text:p>40.006581</text:p>
          </table:table-cell>
          <table:table-cell office:value-type="float" office:value="-79.579752" calcext:value-type="float">
            <text:p>-79.579752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0:17Z</text:p>
          </table:table-cell>
          <table:table-cell office:value-type="float" office:value="40.00654" calcext:value-type="float">
            <text:p>40.00654</text:p>
          </table:table-cell>
          <table:table-cell office:value-type="float" office:value="-79.579721" calcext:value-type="float">
            <text:p>-79.579721</text:p>
          </table:table-cell>
          <table:table-cell office:value-type="float" office:value="326" calcext:value-type="float">
            <text:p>32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0:19Z</text:p>
          </table:table-cell>
          <table:table-cell office:value-type="float" office:value="40.006494" calcext:value-type="float">
            <text:p>40.006494</text:p>
          </table:table-cell>
          <table:table-cell office:value-type="float" office:value="-79.579686" calcext:value-type="float">
            <text:p>-79.579686</text:p>
          </table:table-cell>
          <table:table-cell office:value-type="float" office:value="326" calcext:value-type="float">
            <text:p>3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0:21Z</text:p>
          </table:table-cell>
          <table:table-cell office:value-type="float" office:value="40.006457" calcext:value-type="float">
            <text:p>40.006457</text:p>
          </table:table-cell>
          <table:table-cell office:value-type="float" office:value="-79.579653" calcext:value-type="float">
            <text:p>-79.579653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0:23Z</text:p>
          </table:table-cell>
          <table:table-cell office:value-type="float" office:value="40.006418" calcext:value-type="float">
            <text:p>40.006418</text:p>
          </table:table-cell>
          <table:table-cell office:value-type="float" office:value="-79.579617" calcext:value-type="float">
            <text:p>-79.579617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0:25Z</text:p>
          </table:table-cell>
          <table:table-cell office:value-type="float" office:value="40.006377" calcext:value-type="float">
            <text:p>40.006377</text:p>
          </table:table-cell>
          <table:table-cell office:value-type="float" office:value="-79.57958" calcext:value-type="float">
            <text:p>-79.57958</text:p>
          </table:table-cell>
          <table:table-cell office:value-type="float" office:value="326" calcext:value-type="float">
            <text:p>3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0:27Z</text:p>
          </table:table-cell>
          <table:table-cell office:value-type="float" office:value="40.006335" calcext:value-type="float">
            <text:p>40.006335</text:p>
          </table:table-cell>
          <table:table-cell office:value-type="float" office:value="-79.579554" calcext:value-type="float">
            <text:p>-79.579554</text:p>
          </table:table-cell>
          <table:table-cell office:value-type="float" office:value="326" calcext:value-type="float">
            <text:p>32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0:29Z</text:p>
          </table:table-cell>
          <table:table-cell office:value-type="float" office:value="40.006286" calcext:value-type="float">
            <text:p>40.006286</text:p>
          </table:table-cell>
          <table:table-cell office:value-type="float" office:value="-79.579527" calcext:value-type="float">
            <text:p>-79.579527</text:p>
          </table:table-cell>
          <table:table-cell office:value-type="float" office:value="326" calcext:value-type="float">
            <text:p>3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0:31Z</text:p>
          </table:table-cell>
          <table:table-cell office:value-type="float" office:value="40.006253" calcext:value-type="float">
            <text:p>40.006253</text:p>
          </table:table-cell>
          <table:table-cell office:value-type="float" office:value="-79.579484" calcext:value-type="float">
            <text:p>-79.579484</text:p>
          </table:table-cell>
          <table:table-cell office:value-type="float" office:value="326" calcext:value-type="float">
            <text:p>3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30:33Z</text:p>
          </table:table-cell>
          <table:table-cell office:value-type="float" office:value="40.006227" calcext:value-type="float">
            <text:p>40.006227</text:p>
          </table:table-cell>
          <table:table-cell office:value-type="float" office:value="-79.57944" calcext:value-type="float">
            <text:p>-79.57944</text:p>
          </table:table-cell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30:35Z</text:p>
          </table:table-cell>
          <table:table-cell office:value-type="float" office:value="40.006193" calcext:value-type="float">
            <text:p>40.006193</text:p>
          </table:table-cell>
          <table:table-cell office:value-type="float" office:value="-79.579404" calcext:value-type="float">
            <text:p>-79.579404</text:p>
          </table:table-cell>
          <table:table-cell office:value-type="float" office:value="326.1" calcext:value-type="float">
            <text:p>326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30:37Z</text:p>
          </table:table-cell>
          <table:table-cell office:value-type="float" office:value="40.006154" calcext:value-type="float">
            <text:p>40.006154</text:p>
          </table:table-cell>
          <table:table-cell office:value-type="float" office:value="-79.579367" calcext:value-type="float">
            <text:p>-79.579367</text:p>
          </table:table-cell>
          <table:table-cell office:value-type="float" office:value="326.1" calcext:value-type="float">
            <text:p>326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30T12:30:39Z</text:p>
          </table:table-cell>
          <table:table-cell office:value-type="float" office:value="40.006113" calcext:value-type="float">
            <text:p>40.006113</text:p>
          </table:table-cell>
          <table:table-cell office:value-type="float" office:value="-79.579321" calcext:value-type="float">
            <text:p>-79.579321</text:p>
          </table:table-cell>
          <table:table-cell office:value-type="float" office:value="326.2" calcext:value-type="float">
            <text:p>326.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30T12:30:41Z</text:p>
          </table:table-cell>
          <table:table-cell office:value-type="float" office:value="40.006078" calcext:value-type="float">
            <text:p>40.006078</text:p>
          </table:table-cell>
          <table:table-cell office:value-type="float" office:value="-79.579278" calcext:value-type="float">
            <text:p>-79.579278</text:p>
          </table:table-cell>
          <table:table-cell office:value-type="float" office:value="326.2" calcext:value-type="float">
            <text:p>326.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30T12:30:43Z</text:p>
          </table:table-cell>
          <table:table-cell office:value-type="float" office:value="40.006047" calcext:value-type="float">
            <text:p>40.006047</text:p>
          </table:table-cell>
          <table:table-cell office:value-type="float" office:value="-79.57925" calcext:value-type="float">
            <text:p>-79.57925</text:p>
          </table:table-cell>
          <table:table-cell office:value-type="float" office:value="326.3" calcext:value-type="float">
            <text:p>326.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30T12:30:46Z</text:p>
          </table:table-cell>
          <table:table-cell office:value-type="float" office:value="40.006015" calcext:value-type="float">
            <text:p>40.006015</text:p>
          </table:table-cell>
          <table:table-cell office:value-type="float" office:value="-79.579218" calcext:value-type="float">
            <text:p>-79.579218</text:p>
          </table:table-cell>
          <table:table-cell office:value-type="float" office:value="326.3" calcext:value-type="float">
            <text:p>326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30T12:30:48Z</text:p>
          </table:table-cell>
          <table:table-cell office:value-type="float" office:value="40.005985" calcext:value-type="float">
            <text:p>40.005985</text:p>
          </table:table-cell>
          <table:table-cell office:value-type="float" office:value="-79.579192" calcext:value-type="float">
            <text:p>-79.579192</text:p>
          </table:table-cell>
          <table:table-cell office:value-type="float" office:value="326.4" calcext:value-type="float">
            <text:p>326.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30T12:30:50Z</text:p>
          </table:table-cell>
          <table:table-cell office:value-type="float" office:value="40.005961" calcext:value-type="float">
            <text:p>40.005961</text:p>
          </table:table-cell>
          <table:table-cell office:value-type="float" office:value="-79.579162" calcext:value-type="float">
            <text:p>-79.579162</text:p>
          </table:table-cell>
          <table:table-cell office:value-type="float" office:value="326.5" calcext:value-type="float">
            <text:p>326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30T12:30:52Z</text:p>
          </table:table-cell>
          <table:table-cell office:value-type="float" office:value="40.005944" calcext:value-type="float">
            <text:p>40.005944</text:p>
          </table:table-cell>
          <table:table-cell office:value-type="float" office:value="-79.579133" calcext:value-type="float">
            <text:p>-79.579133</text:p>
          </table:table-cell>
          <table:table-cell office:value-type="float" office:value="326.6" calcext:value-type="float">
            <text:p>326.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30:54Z</text:p>
          </table:table-cell>
          <table:table-cell office:value-type="float" office:value="40.005923" calcext:value-type="float">
            <text:p>40.005923</text:p>
          </table:table-cell>
          <table:table-cell office:value-type="float" office:value="-79.5791" calcext:value-type="float">
            <text:p>-79.5791</text:p>
          </table:table-cell>
          <table:table-cell office:value-type="float" office:value="326.7" calcext:value-type="float">
            <text:p>326.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30:56Z</text:p>
          </table:table-cell>
          <table:table-cell office:value-type="float" office:value="40.005906" calcext:value-type="float">
            <text:p>40.005906</text:p>
          </table:table-cell>
          <table:table-cell office:value-type="float" office:value="-79.579071" calcext:value-type="float">
            <text:p>-79.579071</text:p>
          </table:table-cell>
          <table:table-cell office:value-type="float" office:value="326.8" calcext:value-type="float">
            <text:p>326.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0:59Z</text:p>
          </table:table-cell>
          <table:table-cell office:value-type="float" office:value="40.005879" calcext:value-type="float">
            <text:p>40.005879</text:p>
          </table:table-cell>
          <table:table-cell office:value-type="float" office:value="-79.579034" calcext:value-type="float">
            <text:p>-79.579034</text:p>
          </table:table-cell>
          <table:table-cell office:value-type="float" office:value="326.9" calcext:value-type="float">
            <text:p>326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1:01Z</text:p>
          </table:table-cell>
          <table:table-cell office:value-type="float" office:value="40.005854" calcext:value-type="float">
            <text:p>40.005854</text:p>
          </table:table-cell>
          <table:table-cell office:value-type="float" office:value="-79.579007" calcext:value-type="float">
            <text:p>-79.579007</text:p>
          </table:table-cell>
          <table:table-cell office:value-type="float" office:value="327" calcext:value-type="float">
            <text:p>3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1:03Z</text:p>
          </table:table-cell>
          <table:table-cell office:value-type="float" office:value="40.00583" calcext:value-type="float">
            <text:p>40.00583</text:p>
          </table:table-cell>
          <table:table-cell office:value-type="float" office:value="-79.578991" calcext:value-type="float">
            <text:p>-79.578991</text:p>
          </table:table-cell>
          <table:table-cell office:value-type="float" office:value="327.2" calcext:value-type="float">
            <text:p>327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1:06Z</text:p>
          </table:table-cell>
          <table:table-cell office:value-type="float" office:value="40.005797" calcext:value-type="float">
            <text:p>40.005797</text:p>
          </table:table-cell>
          <table:table-cell office:value-type="float" office:value="-79.578966" calcext:value-type="float">
            <text:p>-79.578966</text:p>
          </table:table-cell>
          <table:table-cell office:value-type="float" office:value="327.4" calcext:value-type="float">
            <text:p>327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1:08Z</text:p>
          </table:table-cell>
          <table:table-cell office:value-type="float" office:value="40.00577" calcext:value-type="float">
            <text:p>40.00577</text:p>
          </table:table-cell>
          <table:table-cell office:value-type="float" office:value="-79.578941" calcext:value-type="float">
            <text:p>-79.578941</text:p>
          </table:table-cell>
          <table:table-cell office:value-type="float" office:value="327.6" calcext:value-type="float">
            <text:p>327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0Z</text:p>
          </table:table-cell>
          <table:table-cell office:value-type="float" office:value="40.005743" calcext:value-type="float">
            <text:p>40.005743</text:p>
          </table:table-cell>
          <table:table-cell office:value-type="float" office:value="-79.578916" calcext:value-type="float">
            <text:p>-79.578916</text:p>
          </table:table-cell>
          <table:table-cell office:value-type="float" office:value="327.8" calcext:value-type="float">
            <text:p>327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3Z</text:p>
          </table:table-cell>
          <table:table-cell office:value-type="float" office:value="40.00571" calcext:value-type="float">
            <text:p>40.00571</text:p>
          </table:table-cell>
          <table:table-cell office:value-type="float" office:value="-79.578894" calcext:value-type="float">
            <text:p>-79.578894</text:p>
          </table:table-cell>
          <table:table-cell office:value-type="float" office:value="328" calcext:value-type="float">
            <text:p>3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5Z</text:p>
          </table:table-cell>
          <table:table-cell office:value-type="float" office:value="40.005682" calcext:value-type="float">
            <text:p>40.005682</text:p>
          </table:table-cell>
          <table:table-cell office:value-type="float" office:value="-79.578869" calcext:value-type="float">
            <text:p>-79.578869</text:p>
          </table:table-cell>
          <table:table-cell office:value-type="float" office:value="328.2" calcext:value-type="float">
            <text:p>328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7Z</text:p>
          </table:table-cell>
          <table:table-cell office:value-type="float" office:value="40.005657" calcext:value-type="float">
            <text:p>40.005657</text:p>
          </table:table-cell>
          <table:table-cell office:value-type="float" office:value="-79.578845" calcext:value-type="float">
            <text:p>-79.578845</text:p>
          </table:table-cell>
          <table:table-cell office:value-type="float" office:value="328.3" calcext:value-type="float">
            <text:p>328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1:20Z</text:p>
          </table:table-cell>
          <table:table-cell office:value-type="float" office:value="40.005625" calcext:value-type="float">
            <text:p>40.005625</text:p>
          </table:table-cell>
          <table:table-cell office:value-type="float" office:value="-79.578813" calcext:value-type="float">
            <text:p>-79.578813</text:p>
          </table:table-cell>
          <table:table-cell office:value-type="float" office:value="328.6" calcext:value-type="float">
            <text:p>328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1:22Z</text:p>
          </table:table-cell>
          <table:table-cell office:value-type="float" office:value="40.005605" calcext:value-type="float">
            <text:p>40.005605</text:p>
          </table:table-cell>
          <table:table-cell office:value-type="float" office:value="-79.578786" calcext:value-type="float">
            <text:p>-79.578786</text:p>
          </table:table-cell>
          <table:table-cell office:value-type="float" office:value="328.7" calcext:value-type="float">
            <text:p>328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1:24Z</text:p>
          </table:table-cell>
          <table:table-cell office:value-type="float" office:value="40.005585" calcext:value-type="float">
            <text:p>40.005585</text:p>
          </table:table-cell>
          <table:table-cell office:value-type="float" office:value="-79.578762" calcext:value-type="float">
            <text:p>-79.578762</text:p>
          </table:table-cell>
          <table:table-cell office:value-type="float" office:value="328.9" calcext:value-type="float">
            <text:p>328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1:27Z</text:p>
          </table:table-cell>
          <table:table-cell office:value-type="float" office:value="40.005555" calcext:value-type="float">
            <text:p>40.005555</text:p>
          </table:table-cell>
          <table:table-cell office:value-type="float" office:value="-79.578736" calcext:value-type="float">
            <text:p>-79.578736</text:p>
          </table:table-cell>
          <table:table-cell office:value-type="float" office:value="329.1" calcext:value-type="float">
            <text:p>329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1:30Z</text:p>
          </table:table-cell>
          <table:table-cell office:value-type="float" office:value="40.005523" calcext:value-type="float">
            <text:p>40.005523</text:p>
          </table:table-cell>
          <table:table-cell office:value-type="float" office:value="-79.578707" calcext:value-type="float">
            <text:p>-79.578707</text:p>
          </table:table-cell>
          <table:table-cell office:value-type="float" office:value="329.3" calcext:value-type="float">
            <text:p>32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1:33Z</text:p>
          </table:table-cell>
          <table:table-cell office:value-type="float" office:value="40.005493" calcext:value-type="float">
            <text:p>40.005493</text:p>
          </table:table-cell>
          <table:table-cell office:value-type="float" office:value="-79.578678" calcext:value-type="float">
            <text:p>-79.578678</text:p>
          </table:table-cell>
          <table:table-cell office:value-type="float" office:value="329.5" calcext:value-type="float">
            <text:p>32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35Z</text:p>
          </table:table-cell>
          <table:table-cell office:value-type="float" office:value="40.005466" calcext:value-type="float">
            <text:p>40.005466</text:p>
          </table:table-cell>
          <table:table-cell office:value-type="float" office:value="-79.578656" calcext:value-type="float">
            <text:p>-79.578656</text:p>
          </table:table-cell>
          <table:table-cell office:value-type="float" office:value="329.7" calcext:value-type="float">
            <text:p>329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37Z</text:p>
          </table:table-cell>
          <table:table-cell office:value-type="float" office:value="40.00544" calcext:value-type="float">
            <text:p>40.00544</text:p>
          </table:table-cell>
          <table:table-cell office:value-type="float" office:value="-79.578632" calcext:value-type="float">
            <text:p>-79.578632</text:p>
          </table:table-cell>
          <table:table-cell office:value-type="float" office:value="329.9" calcext:value-type="float">
            <text:p>329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39Z</text:p>
          </table:table-cell>
          <table:table-cell office:value-type="float" office:value="40.005412" calcext:value-type="float">
            <text:p>40.005412</text:p>
          </table:table-cell>
          <table:table-cell office:value-type="float" office:value="-79.578612" calcext:value-type="float">
            <text:p>-79.578612</text:p>
          </table:table-cell>
          <table:table-cell office:value-type="float" office:value="330.1" calcext:value-type="float">
            <text:p>330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1Z</text:p>
          </table:table-cell>
          <table:table-cell office:value-type="float" office:value="40.005385" calcext:value-type="float">
            <text:p>40.005385</text:p>
          </table:table-cell>
          <table:table-cell office:value-type="float" office:value="-79.578593" calcext:value-type="float">
            <text:p>-79.578593</text:p>
          </table:table-cell>
          <table:table-cell office:value-type="float" office:value="330.2" calcext:value-type="float">
            <text:p>330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3Z</text:p>
          </table:table-cell>
          <table:table-cell office:value-type="float" office:value="40.005357" calcext:value-type="float">
            <text:p>40.005357</text:p>
          </table:table-cell>
          <table:table-cell office:value-type="float" office:value="-79.578572" calcext:value-type="float">
            <text:p>-79.578572</text:p>
          </table:table-cell>
          <table:table-cell office:value-type="float" office:value="330.4" calcext:value-type="float">
            <text:p>33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5Z</text:p>
          </table:table-cell>
          <table:table-cell office:value-type="float" office:value="40.005325" calcext:value-type="float">
            <text:p>40.005325</text:p>
          </table:table-cell>
          <table:table-cell office:value-type="float" office:value="-79.57855" calcext:value-type="float">
            <text:p>-79.57855</text:p>
          </table:table-cell>
          <table:table-cell office:value-type="float" office:value="330.6" calcext:value-type="float">
            <text:p>330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7Z</text:p>
          </table:table-cell>
          <table:table-cell office:value-type="float" office:value="40.005297" calcext:value-type="float">
            <text:p>40.005297</text:p>
          </table:table-cell>
          <table:table-cell office:value-type="float" office:value="-79.578528" calcext:value-type="float">
            <text:p>-79.578528</text:p>
          </table:table-cell>
          <table:table-cell office:value-type="float" office:value="330.8" calcext:value-type="float">
            <text:p>330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1:49Z</text:p>
          </table:table-cell>
          <table:table-cell office:value-type="float" office:value="40.005275" calcext:value-type="float">
            <text:p>40.005275</text:p>
          </table:table-cell>
          <table:table-cell office:value-type="float" office:value="-79.578501" calcext:value-type="float">
            <text:p>-79.578501</text:p>
          </table:table-cell>
          <table:table-cell office:value-type="float" office:value="331" calcext:value-type="float">
            <text:p>3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1:51Z</text:p>
          </table:table-cell>
          <table:table-cell office:value-type="float" office:value="40.005248" calcext:value-type="float">
            <text:p>40.005248</text:p>
          </table:table-cell>
          <table:table-cell office:value-type="float" office:value="-79.578473" calcext:value-type="float">
            <text:p>-79.578473</text:p>
          </table:table-cell>
          <table:table-cell office:value-type="float" office:value="331.2" calcext:value-type="float">
            <text:p>331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1:53Z</text:p>
          </table:table-cell>
          <table:table-cell office:value-type="float" office:value="40.005212" calcext:value-type="float">
            <text:p>40.005212</text:p>
          </table:table-cell>
          <table:table-cell office:value-type="float" office:value="-79.578438" calcext:value-type="float">
            <text:p>-79.578438</text:p>
          </table:table-cell>
          <table:table-cell office:value-type="float" office:value="331.5" calcext:value-type="float">
            <text:p>331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1:55Z</text:p>
          </table:table-cell>
          <table:table-cell office:value-type="float" office:value="40.005179" calcext:value-type="float">
            <text:p>40.005179</text:p>
          </table:table-cell>
          <table:table-cell office:value-type="float" office:value="-79.578399" calcext:value-type="float">
            <text:p>-79.578399</text:p>
          </table:table-cell>
          <table:table-cell office:value-type="float" office:value="331.8" calcext:value-type="float">
            <text:p>33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1:56Z</text:p>
          </table:table-cell>
          <table:table-cell office:value-type="float" office:value="40.005162" calcext:value-type="float">
            <text:p>40.005162</text:p>
          </table:table-cell>
          <table:table-cell office:value-type="float" office:value="-79.578372" calcext:value-type="float">
            <text:p>-79.578372</text:p>
          </table:table-cell>
          <table:table-cell office:value-type="float" office:value="332" calcext:value-type="float">
            <text:p>3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58Z</text:p>
          </table:table-cell>
          <table:table-cell office:value-type="float" office:value="40.005135" calcext:value-type="float">
            <text:p>40.005135</text:p>
          </table:table-cell>
          <table:table-cell office:value-type="float" office:value="-79.578323" calcext:value-type="float">
            <text:p>-79.578323</text:p>
          </table:table-cell>
          <table:table-cell office:value-type="float" office:value="332.3" calcext:value-type="float">
            <text:p>332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2:00Z</text:p>
          </table:table-cell>
          <table:table-cell office:value-type="float" office:value="40.005117" calcext:value-type="float">
            <text:p>40.005117</text:p>
          </table:table-cell>
          <table:table-cell office:value-type="float" office:value="-79.578291" calcext:value-type="float">
            <text:p>-79.578291</text:p>
          </table:table-cell>
          <table:table-cell office:value-type="float" office:value="332.5" calcext:value-type="float">
            <text:p>332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2:03Z</text:p>
          </table:table-cell>
          <table:table-cell office:value-type="float" office:value="40.005088" calcext:value-type="float">
            <text:p>40.005088</text:p>
          </table:table-cell>
          <table:table-cell office:value-type="float" office:value="-79.578259" calcext:value-type="float">
            <text:p>-79.578259</text:p>
          </table:table-cell>
          <table:table-cell office:value-type="float" office:value="332.7" calcext:value-type="float">
            <text:p>332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06Z</text:p>
          </table:table-cell>
          <table:table-cell office:value-type="float" office:value="40.005061" calcext:value-type="float">
            <text:p>40.005061</text:p>
          </table:table-cell>
          <table:table-cell office:value-type="float" office:value="-79.578227" calcext:value-type="float">
            <text:p>-79.578227</text:p>
          </table:table-cell>
          <table:table-cell office:value-type="float" office:value="332.9" calcext:value-type="float">
            <text:p>332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2:08Z</text:p>
          </table:table-cell>
          <table:table-cell office:value-type="float" office:value="40.005038" calcext:value-type="float">
            <text:p>40.005038</text:p>
          </table:table-cell>
          <table:table-cell office:value-type="float" office:value="-79.578208" calcext:value-type="float">
            <text:p>-79.578208</text:p>
          </table:table-cell>
          <table:table-cell office:value-type="float" office:value="333.1" calcext:value-type="float">
            <text:p>333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10Z</text:p>
          </table:table-cell>
          <table:table-cell office:value-type="float" office:value="40.005014" calcext:value-type="float">
            <text:p>40.005014</text:p>
          </table:table-cell>
          <table:table-cell office:value-type="float" office:value="-79.57819" calcext:value-type="float">
            <text:p>-79.57819</text:p>
          </table:table-cell>
          <table:table-cell office:value-type="float" office:value="333.3" calcext:value-type="float">
            <text:p>333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12Z</text:p>
          </table:table-cell>
          <table:table-cell office:value-type="float" office:value="40.004994" calcext:value-type="float">
            <text:p>40.004994</text:p>
          </table:table-cell>
          <table:table-cell office:value-type="float" office:value="-79.578165" calcext:value-type="float">
            <text:p>-79.578165</text:p>
          </table:table-cell>
          <table:table-cell office:value-type="float" office:value="333.5" calcext:value-type="float">
            <text:p>333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14Z</text:p>
          </table:table-cell>
          <table:table-cell office:value-type="float" office:value="40.004969" calcext:value-type="float">
            <text:p>40.004969</text:p>
          </table:table-cell>
          <table:table-cell office:value-type="float" office:value="-79.578148" calcext:value-type="float">
            <text:p>-79.578148</text:p>
          </table:table-cell>
          <table:table-cell office:value-type="float" office:value="333.6" calcext:value-type="float">
            <text:p>333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16Z</text:p>
          </table:table-cell>
          <table:table-cell office:value-type="float" office:value="40.004944" calcext:value-type="float">
            <text:p>40.004944</text:p>
          </table:table-cell>
          <table:table-cell office:value-type="float" office:value="-79.578132" calcext:value-type="float">
            <text:p>-79.578132</text:p>
          </table:table-cell>
          <table:table-cell office:value-type="float" office:value="333.8" calcext:value-type="float">
            <text:p>333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18Z</text:p>
          </table:table-cell>
          <table:table-cell office:value-type="float" office:value="40.004915" calcext:value-type="float">
            <text:p>40.004915</text:p>
          </table:table-cell>
          <table:table-cell office:value-type="float" office:value="-79.578116" calcext:value-type="float">
            <text:p>-79.578116</text:p>
          </table:table-cell>
          <table:table-cell office:value-type="float" office:value="334" calcext:value-type="float">
            <text:p>3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20Z</text:p>
          </table:table-cell>
          <table:table-cell office:value-type="float" office:value="40.004888" calcext:value-type="float">
            <text:p>40.004888</text:p>
          </table:table-cell>
          <table:table-cell office:value-type="float" office:value="-79.578094" calcext:value-type="float">
            <text:p>-79.578094</text:p>
          </table:table-cell>
          <table:table-cell office:value-type="float" office:value="334.2" calcext:value-type="float">
            <text:p>334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23Z</text:p>
          </table:table-cell>
          <table:table-cell office:value-type="float" office:value="40.004859" calcext:value-type="float">
            <text:p>40.004859</text:p>
          </table:table-cell>
          <table:table-cell office:value-type="float" office:value="-79.578065" calcext:value-type="float">
            <text:p>-79.578065</text:p>
          </table:table-cell>
          <table:table-cell office:value-type="float" office:value="334.4" calcext:value-type="float">
            <text:p>334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26Z</text:p>
          </table:table-cell>
          <table:table-cell office:value-type="float" office:value="40.004826" calcext:value-type="float">
            <text:p>40.004826</text:p>
          </table:table-cell>
          <table:table-cell office:value-type="float" office:value="-79.57803" calcext:value-type="float">
            <text:p>-79.57803</text:p>
          </table:table-cell>
          <table:table-cell office:value-type="float" office:value="334.7" calcext:value-type="float">
            <text:p>334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2:28Z</text:p>
          </table:table-cell>
          <table:table-cell office:value-type="float" office:value="40.004798" calcext:value-type="float">
            <text:p>40.004798</text:p>
          </table:table-cell>
          <table:table-cell office:value-type="float" office:value="-79.578005" calcext:value-type="float">
            <text:p>-79.578005</text:p>
          </table:table-cell>
          <table:table-cell office:value-type="float" office:value="334.9" calcext:value-type="float">
            <text:p>334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2:31Z</text:p>
          </table:table-cell>
          <table:table-cell office:value-type="float" office:value="40.00477" calcext:value-type="float">
            <text:p>40.00477</text:p>
          </table:table-cell>
          <table:table-cell office:value-type="float" office:value="-79.577976" calcext:value-type="float">
            <text:p>-79.577976</text:p>
          </table:table-cell>
          <table:table-cell office:value-type="float" office:value="335.1" calcext:value-type="float">
            <text:p>335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2:34Z</text:p>
          </table:table-cell>
          <table:table-cell office:value-type="float" office:value="40.004743" calcext:value-type="float">
            <text:p>40.004743</text:p>
          </table:table-cell>
          <table:table-cell office:value-type="float" office:value="-79.577949" calcext:value-type="float">
            <text:p>-79.577949</text:p>
          </table:table-cell>
          <table:table-cell office:value-type="float" office:value="335.3" calcext:value-type="float">
            <text:p>335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36Z</text:p>
          </table:table-cell>
          <table:table-cell office:value-type="float" office:value="40.004714" calcext:value-type="float">
            <text:p>40.004714</text:p>
          </table:table-cell>
          <table:table-cell office:value-type="float" office:value="-79.577924" calcext:value-type="float">
            <text:p>-79.577924</text:p>
          </table:table-cell>
          <table:table-cell office:value-type="float" office:value="335.5" calcext:value-type="float">
            <text:p>335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38Z</text:p>
          </table:table-cell>
          <table:table-cell office:value-type="float" office:value="40.004685" calcext:value-type="float">
            <text:p>40.004685</text:p>
          </table:table-cell>
          <table:table-cell office:value-type="float" office:value="-79.577903" calcext:value-type="float">
            <text:p>-79.577903</text:p>
          </table:table-cell>
          <table:table-cell office:value-type="float" office:value="335.8" calcext:value-type="float">
            <text:p>335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1Z</text:p>
          </table:table-cell>
          <table:table-cell office:value-type="float" office:value="40.004651" calcext:value-type="float">
            <text:p>40.004651</text:p>
          </table:table-cell>
          <table:table-cell office:value-type="float" office:value="-79.577885" calcext:value-type="float">
            <text:p>-79.577885</text:p>
          </table:table-cell>
          <table:table-cell office:value-type="float" office:value="336" calcext:value-type="float">
            <text:p>33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3Z</text:p>
          </table:table-cell>
          <table:table-cell office:value-type="float" office:value="40.004626" calcext:value-type="float">
            <text:p>40.004626</text:p>
          </table:table-cell>
          <table:table-cell office:value-type="float" office:value="-79.577866" calcext:value-type="float">
            <text:p>-79.577866</text:p>
          </table:table-cell>
          <table:table-cell office:value-type="float" office:value="336.2" calcext:value-type="float">
            <text:p>336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5Z</text:p>
          </table:table-cell>
          <table:table-cell office:value-type="float" office:value="40.004596" calcext:value-type="float">
            <text:p>40.004596</text:p>
          </table:table-cell>
          <table:table-cell office:value-type="float" office:value="-79.577855" calcext:value-type="float">
            <text:p>-79.577855</text:p>
          </table:table-cell>
          <table:table-cell office:value-type="float" office:value="336.4" calcext:value-type="float">
            <text:p>336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7Z</text:p>
          </table:table-cell>
          <table:table-cell office:value-type="float" office:value="40.004563" calcext:value-type="float">
            <text:p>40.004563</text:p>
          </table:table-cell>
          <table:table-cell office:value-type="float" office:value="-79.577847" calcext:value-type="float">
            <text:p>-79.577847</text:p>
          </table:table-cell>
          <table:table-cell office:value-type="float" office:value="336.6" calcext:value-type="float">
            <text:p>336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9Z</text:p>
          </table:table-cell>
          <table:table-cell office:value-type="float" office:value="40.00453" calcext:value-type="float">
            <text:p>40.00453</text:p>
          </table:table-cell>
          <table:table-cell office:value-type="float" office:value="-79.57783" calcext:value-type="float">
            <text:p>-79.57783</text:p>
          </table:table-cell>
          <table:table-cell office:value-type="float" office:value="336.8" calcext:value-type="float">
            <text:p>336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51Z</text:p>
          </table:table-cell>
          <table:table-cell office:value-type="float" office:value="40.004502" calcext:value-type="float">
            <text:p>40.004502</text:p>
          </table:table-cell>
          <table:table-cell office:value-type="float" office:value="-79.577814" calcext:value-type="float">
            <text:p>-79.577814</text:p>
          </table:table-cell>
          <table:table-cell office:value-type="float" office:value="337" calcext:value-type="float">
            <text:p>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54Z</text:p>
          </table:table-cell>
          <table:table-cell office:value-type="float" office:value="40.004474" calcext:value-type="float">
            <text:p>40.004474</text:p>
          </table:table-cell>
          <table:table-cell office:value-type="float" office:value="-79.577792" calcext:value-type="float">
            <text:p>-79.577792</text:p>
          </table:table-cell>
          <table:table-cell office:value-type="float" office:value="337.2" calcext:value-type="float">
            <text:p>337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58Z</text:p>
          </table:table-cell>
          <table:table-cell office:value-type="float" office:value="40.004439" calcext:value-type="float">
            <text:p>40.004439</text:p>
          </table:table-cell>
          <table:table-cell office:value-type="float" office:value="-79.577775" calcext:value-type="float">
            <text:p>-79.577775</text:p>
          </table:table-cell>
          <table:table-cell office:value-type="float" office:value="337.5" calcext:value-type="float">
            <text:p>337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3:00Z</text:p>
          </table:table-cell>
          <table:table-cell office:value-type="float" office:value="40.004407" calcext:value-type="float">
            <text:p>40.004407</text:p>
          </table:table-cell>
          <table:table-cell office:value-type="float" office:value="-79.577777" calcext:value-type="float">
            <text:p>-79.577777</text:p>
          </table:table-cell>
          <table:table-cell office:value-type="float" office:value="337.7" calcext:value-type="float">
            <text:p>337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3:03Z</text:p>
          </table:table-cell>
          <table:table-cell office:value-type="float" office:value="40.004378" calcext:value-type="float">
            <text:p>40.004378</text:p>
          </table:table-cell>
          <table:table-cell office:value-type="float" office:value="-79.577772" calcext:value-type="float">
            <text:p>-79.577772</text:p>
          </table:table-cell>
          <table:table-cell office:value-type="float" office:value="337.9" calcext:value-type="float">
            <text:p>337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3:06Z</text:p>
          </table:table-cell>
          <table:table-cell office:value-type="float" office:value="40.004343" calcext:value-type="float">
            <text:p>40.004343</text:p>
          </table:table-cell>
          <table:table-cell office:value-type="float" office:value="-79.577773" calcext:value-type="float">
            <text:p>-79.577773</text:p>
          </table:table-cell>
          <table:table-cell office:value-type="float" office:value="338.1" calcext:value-type="float">
            <text:p>338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3:08Z</text:p>
          </table:table-cell>
          <table:table-cell office:value-type="float" office:value="40.004314" calcext:value-type="float">
            <text:p>40.004314</text:p>
          </table:table-cell>
          <table:table-cell office:value-type="float" office:value="-79.577769" calcext:value-type="float">
            <text:p>-79.577769</text:p>
          </table:table-cell>
          <table:table-cell office:value-type="float" office:value="338.3" calcext:value-type="float">
            <text:p>338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11Z</text:p>
          </table:table-cell>
          <table:table-cell office:value-type="float" office:value="40.004275" calcext:value-type="float">
            <text:p>40.004275</text:p>
          </table:table-cell>
          <table:table-cell office:value-type="float" office:value="-79.577769" calcext:value-type="float">
            <text:p>-79.577769</text:p>
          </table:table-cell>
          <table:table-cell office:value-type="float" office:value="338.6" calcext:value-type="float">
            <text:p>338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14Z</text:p>
          </table:table-cell>
          <table:table-cell office:value-type="float" office:value="40.004241" calcext:value-type="float">
            <text:p>40.004241</text:p>
          </table:table-cell>
          <table:table-cell office:value-type="float" office:value="-79.577758" calcext:value-type="float">
            <text:p>-79.577758</text:p>
          </table:table-cell>
          <table:table-cell office:value-type="float" office:value="338.9" calcext:value-type="float">
            <text:p>338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17Z</text:p>
          </table:table-cell>
          <table:table-cell office:value-type="float" office:value="40.004208" calcext:value-type="float">
            <text:p>40.004208</text:p>
          </table:table-cell>
          <table:table-cell office:value-type="float" office:value="-79.577743" calcext:value-type="float">
            <text:p>-79.577743</text:p>
          </table:table-cell>
          <table:table-cell office:value-type="float" office:value="339.1" calcext:value-type="float">
            <text:p>33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21Z</text:p>
          </table:table-cell>
          <table:table-cell office:value-type="float" office:value="40.004182" calcext:value-type="float">
            <text:p>40.004182</text:p>
          </table:table-cell>
          <table:table-cell office:value-type="float" office:value="-79.577709" calcext:value-type="float">
            <text:p>-79.577709</text:p>
          </table:table-cell>
          <table:table-cell office:value-type="float" office:value="339.4" calcext:value-type="float">
            <text:p>339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24Z</text:p>
          </table:table-cell>
          <table:table-cell office:value-type="float" office:value="40.004153" calcext:value-type="float">
            <text:p>40.004153</text:p>
          </table:table-cell>
          <table:table-cell office:value-type="float" office:value="-79.577687" calcext:value-type="float">
            <text:p>-79.577687</text:p>
          </table:table-cell>
          <table:table-cell office:value-type="float" office:value="339.6" calcext:value-type="float">
            <text:p>339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27Z</text:p>
          </table:table-cell>
          <table:table-cell office:value-type="float" office:value="40.004119" calcext:value-type="float">
            <text:p>40.004119</text:p>
          </table:table-cell>
          <table:table-cell office:value-type="float" office:value="-79.577674" calcext:value-type="float">
            <text:p>-79.577674</text:p>
          </table:table-cell>
          <table:table-cell office:value-type="float" office:value="339.9" calcext:value-type="float">
            <text:p>339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3:30Z</text:p>
          </table:table-cell>
          <table:table-cell office:value-type="float" office:value="40.004084" calcext:value-type="float">
            <text:p>40.004084</text:p>
          </table:table-cell>
          <table:table-cell office:value-type="float" office:value="-79.57767" calcext:value-type="float">
            <text:p>-79.57767</text:p>
          </table:table-cell>
          <table:table-cell office:value-type="float" office:value="340.2" calcext:value-type="float">
            <text:p>340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3:32Z</text:p>
          </table:table-cell>
          <table:table-cell office:value-type="float" office:value="40.004054" calcext:value-type="float">
            <text:p>40.004054</text:p>
          </table:table-cell>
          <table:table-cell office:value-type="float" office:value="-79.57766" calcext:value-type="float">
            <text:p>-79.57766</text:p>
          </table:table-cell>
          <table:table-cell office:value-type="float" office:value="340.5" calcext:value-type="float">
            <text:p>34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3:34Z</text:p>
          </table:table-cell>
          <table:table-cell office:value-type="float" office:value="40.004026" calcext:value-type="float">
            <text:p>40.004026</text:p>
          </table:table-cell>
          <table:table-cell office:value-type="float" office:value="-79.577648" calcext:value-type="float">
            <text:p>-79.577648</text:p>
          </table:table-cell>
          <table:table-cell office:value-type="float" office:value="340.8" calcext:value-type="float">
            <text:p>340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3:37Z</text:p>
          </table:table-cell>
          <table:table-cell office:value-type="float" office:value="40.003989" calcext:value-type="float">
            <text:p>40.003989</text:p>
          </table:table-cell>
          <table:table-cell office:value-type="float" office:value="-79.577643" calcext:value-type="float">
            <text:p>-79.577643</text:p>
          </table:table-cell>
          <table:table-cell office:value-type="float" office:value="341.2" calcext:value-type="float">
            <text:p>341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3:39Z</text:p>
          </table:table-cell>
          <table:table-cell office:value-type="float" office:value="40.003962" calcext:value-type="float">
            <text:p>40.003962</text:p>
          </table:table-cell>
          <table:table-cell office:value-type="float" office:value="-79.577635" calcext:value-type="float">
            <text:p>-79.577635</text:p>
          </table:table-cell>
          <table:table-cell office:value-type="float" office:value="341.4" calcext:value-type="float">
            <text:p>341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3:42Z</text:p>
          </table:table-cell>
          <table:table-cell office:value-type="float" office:value="40.003926" calcext:value-type="float">
            <text:p>40.003926</text:p>
          </table:table-cell>
          <table:table-cell office:value-type="float" office:value="-79.577622" calcext:value-type="float">
            <text:p>-79.577622</text:p>
          </table:table-cell>
          <table:table-cell office:value-type="float" office:value="341.8" calcext:value-type="float">
            <text:p>341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3:45Z</text:p>
          </table:table-cell>
          <table:table-cell office:value-type="float" office:value="40.003891" calcext:value-type="float">
            <text:p>40.003891</text:p>
          </table:table-cell>
          <table:table-cell office:value-type="float" office:value="-79.577615" calcext:value-type="float">
            <text:p>-79.577615</text:p>
          </table:table-cell>
          <table:table-cell office:value-type="float" office:value="342.1" calcext:value-type="float">
            <text:p>342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3:48Z</text:p>
          </table:table-cell>
          <table:table-cell office:value-type="float" office:value="40.003862" calcext:value-type="float">
            <text:p>40.003862</text:p>
          </table:table-cell>
          <table:table-cell office:value-type="float" office:value="-79.57761" calcext:value-type="float">
            <text:p>-79.57761</text:p>
          </table:table-cell>
          <table:table-cell office:value-type="float" office:value="342.4" calcext:value-type="float">
            <text:p>34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51Z</text:p>
          </table:table-cell>
          <table:table-cell office:value-type="float" office:value="40.003828" calcext:value-type="float">
            <text:p>40.003828</text:p>
          </table:table-cell>
          <table:table-cell office:value-type="float" office:value="-79.577614" calcext:value-type="float">
            <text:p>-79.577614</text:p>
          </table:table-cell>
          <table:table-cell office:value-type="float" office:value="342.7" calcext:value-type="float">
            <text:p>342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54Z</text:p>
          </table:table-cell>
          <table:table-cell office:value-type="float" office:value="40.003798" calcext:value-type="float">
            <text:p>40.003798</text:p>
          </table:table-cell>
          <table:table-cell office:value-type="float" office:value="-79.577608" calcext:value-type="float">
            <text:p>-79.577608</text:p>
          </table:table-cell>
          <table:table-cell office:value-type="float" office:value="343" calcext:value-type="float">
            <text:p>34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57Z</text:p>
          </table:table-cell>
          <table:table-cell office:value-type="float" office:value="40.003763" calcext:value-type="float">
            <text:p>40.003763</text:p>
          </table:table-cell>
          <table:table-cell office:value-type="float" office:value="-79.577598" calcext:value-type="float">
            <text:p>-79.577598</text:p>
          </table:table-cell>
          <table:table-cell office:value-type="float" office:value="343.4" calcext:value-type="float">
            <text:p>343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4:00Z</text:p>
          </table:table-cell>
          <table:table-cell office:value-type="float" office:value="40.003735" calcext:value-type="float">
            <text:p>40.003735</text:p>
          </table:table-cell>
          <table:table-cell office:value-type="float" office:value="-79.57759" calcext:value-type="float">
            <text:p>-79.57759</text:p>
          </table:table-cell>
          <table:table-cell office:value-type="float" office:value="343.6" calcext:value-type="float">
            <text:p>34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4:02Z</text:p>
          </table:table-cell>
          <table:table-cell office:value-type="float" office:value="40.003709" calcext:value-type="float">
            <text:p>40.003709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44" calcext:value-type="float">
            <text:p>3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4:05Z</text:p>
          </table:table-cell>
          <table:table-cell office:value-type="float" office:value="40.003677" calcext:value-type="float">
            <text:p>40.003677</text:p>
          </table:table-cell>
          <table:table-cell office:value-type="float" office:value="-79.577569" calcext:value-type="float">
            <text:p>-79.577569</text:p>
          </table:table-cell>
          <table:table-cell office:value-type="float" office:value="344.4" calcext:value-type="float">
            <text:p>344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4:08Z</text:p>
          </table:table-cell>
          <table:table-cell office:value-type="float" office:value="40.003647" calcext:value-type="float">
            <text:p>40.003647</text:p>
          </table:table-cell>
          <table:table-cell office:value-type="float" office:value="-79.577562" calcext:value-type="float">
            <text:p>-79.577562</text:p>
          </table:table-cell>
          <table:table-cell office:value-type="float" office:value="344.8" calcext:value-type="float">
            <text:p>344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4:11Z</text:p>
          </table:table-cell>
          <table:table-cell office:value-type="float" office:value="40.003613" calcext:value-type="float">
            <text:p>40.003613</text:p>
          </table:table-cell>
          <table:table-cell office:value-type="float" office:value="-79.577556" calcext:value-type="float">
            <text:p>-79.577556</text:p>
          </table:table-cell>
          <table:table-cell office:value-type="float" office:value="345.2" calcext:value-type="float">
            <text:p>345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4:14Z</text:p>
          </table:table-cell>
          <table:table-cell office:value-type="float" office:value="40.003584" calcext:value-type="float">
            <text:p>40.003584</text:p>
          </table:table-cell>
          <table:table-cell office:value-type="float" office:value="-79.577549" calcext:value-type="float">
            <text:p>-79.577549</text:p>
          </table:table-cell>
          <table:table-cell office:value-type="float" office:value="345.5" calcext:value-type="float">
            <text:p>345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17Z</text:p>
          </table:table-cell>
          <table:table-cell office:value-type="float" office:value="40.003551" calcext:value-type="float">
            <text:p>40.003551</text:p>
          </table:table-cell>
          <table:table-cell office:value-type="float" office:value="-79.577536" calcext:value-type="float">
            <text:p>-79.577536</text:p>
          </table:table-cell>
          <table:table-cell office:value-type="float" office:value="346" calcext:value-type="float">
            <text:p>3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0Z</text:p>
          </table:table-cell>
          <table:table-cell office:value-type="float" office:value="40.003518" calcext:value-type="float">
            <text:p>40.003518</text:p>
          </table:table-cell>
          <table:table-cell office:value-type="float" office:value="-79.577524" calcext:value-type="float">
            <text:p>-79.577524</text:p>
          </table:table-cell>
          <table:table-cell office:value-type="float" office:value="346.4" calcext:value-type="float">
            <text:p>346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2Z</text:p>
          </table:table-cell>
          <table:table-cell office:value-type="float" office:value="40.00349" calcext:value-type="float">
            <text:p>40.00349</text:p>
          </table:table-cell>
          <table:table-cell office:value-type="float" office:value="-79.577511" calcext:value-type="float">
            <text:p>-79.577511</text:p>
          </table:table-cell>
          <table:table-cell office:value-type="float" office:value="346.8" calcext:value-type="float">
            <text:p>346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5Z</text:p>
          </table:table-cell>
          <table:table-cell office:value-type="float" office:value="40.003456" calcext:value-type="float">
            <text:p>40.003456</text:p>
          </table:table-cell>
          <table:table-cell office:value-type="float" office:value="-79.577501" calcext:value-type="float">
            <text:p>-79.577501</text:p>
          </table:table-cell>
          <table:table-cell office:value-type="float" office:value="346.7" calcext:value-type="float">
            <text:p>346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7Z</text:p>
          </table:table-cell>
          <table:table-cell office:value-type="float" office:value="40.003435" calcext:value-type="float">
            <text:p>40.003435</text:p>
          </table:table-cell>
          <table:table-cell office:value-type="float" office:value="-79.577476" calcext:value-type="float">
            <text:p>-79.577476</text:p>
          </table:table-cell>
          <table:table-cell office:value-type="float" office:value="346.4" calcext:value-type="float">
            <text:p>346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4:30Z</text:p>
          </table:table-cell>
          <table:table-cell office:value-type="float" office:value="40.003409" calcext:value-type="float">
            <text:p>40.003409</text:p>
          </table:table-cell>
          <table:table-cell office:value-type="float" office:value="-79.577449" calcext:value-type="float">
            <text:p>-79.577449</text:p>
          </table:table-cell>
          <table:table-cell office:value-type="float" office:value="346" calcext:value-type="float">
            <text:p>3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33Z</text:p>
          </table:table-cell>
          <table:table-cell office:value-type="float" office:value="40.003384" calcext:value-type="float">
            <text:p>40.003384</text:p>
          </table:table-cell>
          <table:table-cell office:value-type="float" office:value="-79.577414" calcext:value-type="float">
            <text:p>-79.577414</text:p>
          </table:table-cell>
          <table:table-cell office:value-type="float" office:value="345.7" calcext:value-type="float">
            <text:p>345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4:36Z</text:p>
          </table:table-cell>
          <table:table-cell office:value-type="float" office:value="40.003367" calcext:value-type="float">
            <text:p>40.003367</text:p>
          </table:table-cell>
          <table:table-cell office:value-type="float" office:value="-79.577382" calcext:value-type="float">
            <text:p>-79.577382</text:p>
          </table:table-cell>
          <table:table-cell office:value-type="float" office:value="345.6" calcext:value-type="float">
            <text:p>345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4:39Z</text:p>
          </table:table-cell>
          <table:table-cell office:value-type="float" office:value="40.003346" calcext:value-type="float">
            <text:p>40.003346</text:p>
          </table:table-cell>
          <table:table-cell office:value-type="float" office:value="-79.577351" calcext:value-type="float">
            <text:p>-79.577351</text:p>
          </table:table-cell>
          <table:table-cell office:value-type="float" office:value="345.4" calcext:value-type="float">
            <text:p>345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4:42Z</text:p>
          </table:table-cell>
          <table:table-cell office:value-type="float" office:value="40.003323" calcext:value-type="float">
            <text:p>40.003323</text:p>
          </table:table-cell>
          <table:table-cell office:value-type="float" office:value="-79.577317" calcext:value-type="float">
            <text:p>-79.577317</text:p>
          </table:table-cell>
          <table:table-cell office:value-type="float" office:value="345.3" calcext:value-type="float">
            <text:p>345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4:44Z</text:p>
          </table:table-cell>
          <table:table-cell office:value-type="float" office:value="40.00332" calcext:value-type="float">
            <text:p>40.00332</text:p>
          </table:table-cell>
          <table:table-cell office:value-type="float" office:value="-79.577276" calcext:value-type="float">
            <text:p>-79.577276</text:p>
          </table:table-cell>
          <table:table-cell office:value-type="float" office:value="345.1" calcext:value-type="float">
            <text:p>345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4:46Z</text:p>
          </table:table-cell>
          <table:table-cell office:value-type="float" office:value="40.003316" calcext:value-type="float">
            <text:p>40.003316</text:p>
          </table:table-cell>
          <table:table-cell office:value-type="float" office:value="-79.577233" calcext:value-type="float">
            <text:p>-79.577233</text:p>
          </table:table-cell>
          <table:table-cell office:value-type="float" office:value="344.9" calcext:value-type="float">
            <text:p>344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48Z</text:p>
          </table:table-cell>
          <table:table-cell office:value-type="float" office:value="40.003304" calcext:value-type="float">
            <text:p>40.003304</text:p>
          </table:table-cell>
          <table:table-cell office:value-type="float" office:value="-79.577198" calcext:value-type="float">
            <text:p>-79.577198</text:p>
          </table:table-cell>
          <table:table-cell office:value-type="float" office:value="344.6" calcext:value-type="float">
            <text:p>344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0Z</text:p>
          </table:table-cell>
          <table:table-cell office:value-type="float" office:value="40.003286" calcext:value-type="float">
            <text:p>40.003286</text:p>
          </table:table-cell>
          <table:table-cell office:value-type="float" office:value="-79.57715" calcext:value-type="float">
            <text:p>-79.57715</text:p>
          </table:table-cell>
          <table:table-cell office:value-type="float" office:value="344.1" calcext:value-type="float">
            <text:p>344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2Z</text:p>
          </table:table-cell>
          <table:table-cell office:value-type="float" office:value="40.003271" calcext:value-type="float">
            <text:p>40.003271</text:p>
          </table:table-cell>
          <table:table-cell office:value-type="float" office:value="-79.577111" calcext:value-type="float">
            <text:p>-79.577111</text:p>
          </table:table-cell>
          <table:table-cell office:value-type="float" office:value="343.7" calcext:value-type="float">
            <text:p>34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4Z</text:p>
          </table:table-cell>
          <table:table-cell office:value-type="float" office:value="40.003258" calcext:value-type="float">
            <text:p>40.003258</text:p>
          </table:table-cell>
          <table:table-cell office:value-type="float" office:value="-79.57706" calcext:value-type="float">
            <text:p>-79.57706</text:p>
          </table:table-cell>
          <table:table-cell office:value-type="float" office:value="343.3" calcext:value-type="float">
            <text:p>343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6Z</text:p>
          </table:table-cell>
          <table:table-cell office:value-type="float" office:value="40.003251" calcext:value-type="float">
            <text:p>40.003251</text:p>
          </table:table-cell>
          <table:table-cell office:value-type="float" office:value="-79.577017" calcext:value-type="float">
            <text:p>-79.577017</text:p>
          </table:table-cell>
          <table:table-cell office:value-type="float" office:value="343" calcext:value-type="float">
            <text:p>3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8Z</text:p>
          </table:table-cell>
          <table:table-cell office:value-type="float" office:value="40.003236" calcext:value-type="float">
            <text:p>40.003236</text:p>
          </table:table-cell>
          <table:table-cell office:value-type="float" office:value="-79.576983" calcext:value-type="float">
            <text:p>-79.576983</text:p>
          </table:table-cell>
          <table:table-cell office:value-type="float" office:value="342.8" calcext:value-type="float">
            <text:p>342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0Z</text:p>
          </table:table-cell>
          <table:table-cell office:value-type="float" office:value="40.003217" calcext:value-type="float">
            <text:p>40.003217</text:p>
          </table:table-cell>
          <table:table-cell office:value-type="float" office:value="-79.576945" calcext:value-type="float">
            <text:p>-79.576945</text:p>
          </table:table-cell>
          <table:table-cell office:value-type="float" office:value="342.5" calcext:value-type="float">
            <text:p>342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2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6909" calcext:value-type="float">
            <text:p>-79.576909</text:p>
          </table:table-cell>
          <table:table-cell office:value-type="float" office:value="342.2" calcext:value-type="float">
            <text:p>342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4Z</text:p>
          </table:table-cell>
          <table:table-cell office:value-type="float" office:value="40.003184" calcext:value-type="float">
            <text:p>40.003184</text:p>
          </table:table-cell>
          <table:table-cell office:value-type="float" office:value="-79.576869" calcext:value-type="float">
            <text:p>-79.576869</text:p>
          </table:table-cell>
          <table:table-cell office:value-type="float" office:value="341.8" calcext:value-type="float">
            <text:p>34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6Z</text:p>
          </table:table-cell>
          <table:table-cell office:value-type="float" office:value="40.003171" calcext:value-type="float">
            <text:p>40.003171</text:p>
          </table:table-cell>
          <table:table-cell office:value-type="float" office:value="-79.576832" calcext:value-type="float">
            <text:p>-79.576832</text:p>
          </table:table-cell>
          <table:table-cell office:value-type="float" office:value="341.5" calcext:value-type="float">
            <text:p>341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09Z</text:p>
          </table:table-cell>
          <table:table-cell office:value-type="float" office:value="40.003164" calcext:value-type="float">
            <text:p>40.003164</text:p>
          </table:table-cell>
          <table:table-cell office:value-type="float" office:value="-79.576784" calcext:value-type="float">
            <text:p>-79.576784</text:p>
          </table:table-cell>
          <table:table-cell office:value-type="float" office:value="341" calcext:value-type="float">
            <text:p>34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1Z</text:p>
          </table:table-cell>
          <table:table-cell office:value-type="float" office:value="40.003162" calcext:value-type="float">
            <text:p>40.003162</text:p>
          </table:table-cell>
          <table:table-cell office:value-type="float" office:value="-79.576744" calcext:value-type="float">
            <text:p>-79.576744</text:p>
          </table:table-cell>
          <table:table-cell office:value-type="float" office:value="340.7" calcext:value-type="float">
            <text:p>340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3Z</text:p>
          </table:table-cell>
          <table:table-cell office:value-type="float" office:value="40.003152" calcext:value-type="float">
            <text:p>40.003152</text:p>
          </table:table-cell>
          <table:table-cell office:value-type="float" office:value="-79.576697" calcext:value-type="float">
            <text:p>-79.576697</text:p>
          </table:table-cell>
          <table:table-cell office:value-type="float" office:value="340.5" calcext:value-type="float">
            <text:p>340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5Z</text:p>
          </table:table-cell>
          <table:table-cell office:value-type="float" office:value="40.003141" calcext:value-type="float">
            <text:p>40.003141</text:p>
          </table:table-cell>
          <table:table-cell office:value-type="float" office:value="-79.57666" calcext:value-type="float">
            <text:p>-79.57666</text:p>
          </table:table-cell>
          <table:table-cell office:value-type="float" office:value="340.3" calcext:value-type="float">
            <text:p>340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7Z</text:p>
          </table:table-cell>
          <table:table-cell office:value-type="float" office:value="40.003122" calcext:value-type="float">
            <text:p>40.003122</text:p>
          </table:table-cell>
          <table:table-cell office:value-type="float" office:value="-79.576609" calcext:value-type="float">
            <text:p>-79.576609</text:p>
          </table:table-cell>
          <table:table-cell office:value-type="float" office:value="339.9" calcext:value-type="float">
            <text:p>339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19Z</text:p>
          </table:table-cell>
          <table:table-cell office:value-type="float" office:value="40.003093" calcext:value-type="float">
            <text:p>40.003093</text:p>
          </table:table-cell>
          <table:table-cell office:value-type="float" office:value="-79.576564" calcext:value-type="float">
            <text:p>-79.576564</text:p>
          </table:table-cell>
          <table:table-cell office:value-type="float" office:value="339.4" calcext:value-type="float">
            <text:p>33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21Z</text:p>
          </table:table-cell>
          <table:table-cell office:value-type="float" office:value="40.003063" calcext:value-type="float">
            <text:p>40.003063</text:p>
          </table:table-cell>
          <table:table-cell office:value-type="float" office:value="-79.576516" calcext:value-type="float">
            <text:p>-79.576516</text:p>
          </table:table-cell>
          <table:table-cell office:value-type="float" office:value="338.8" calcext:value-type="float">
            <text:p>338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23Z</text:p>
          </table:table-cell>
          <table:table-cell office:value-type="float" office:value="40.003044" calcext:value-type="float">
            <text:p>40.003044</text:p>
          </table:table-cell>
          <table:table-cell office:value-type="float" office:value="-79.576465" calcext:value-type="float">
            <text:p>-79.576465</text:p>
          </table:table-cell>
          <table:table-cell office:value-type="float" office:value="338.4" calcext:value-type="float">
            <text:p>33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25Z</text:p>
          </table:table-cell>
          <table:table-cell office:value-type="float" office:value="40.00303" calcext:value-type="float">
            <text:p>40.00303</text:p>
          </table:table-cell>
          <table:table-cell office:value-type="float" office:value="-79.576415" calcext:value-type="float">
            <text:p>-79.576415</text:p>
          </table:table-cell>
          <table:table-cell office:value-type="float" office:value="338.2" calcext:value-type="float">
            <text:p>33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27Z</text:p>
          </table:table-cell>
          <table:table-cell office:value-type="float" office:value="40.003018" calcext:value-type="float">
            <text:p>40.003018</text:p>
          </table:table-cell>
          <table:table-cell office:value-type="float" office:value="-79.576356" calcext:value-type="float">
            <text:p>-79.576356</text:p>
          </table:table-cell>
          <table:table-cell office:value-type="float" office:value="338" calcext:value-type="float">
            <text:p>33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5:29Z</text:p>
          </table:table-cell>
          <table:table-cell office:value-type="float" office:value="40.003008" calcext:value-type="float">
            <text:p>40.003008</text:p>
          </table:table-cell>
          <table:table-cell office:value-type="float" office:value="-79.576304" calcext:value-type="float">
            <text:p>-79.576304</text:p>
          </table:table-cell>
          <table:table-cell office:value-type="float" office:value="337.9" calcext:value-type="float">
            <text:p>337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5:31Z</text:p>
          </table:table-cell>
          <table:table-cell office:value-type="float" office:value="40.003" calcext:value-type="float">
            <text:p>40.003</text:p>
          </table:table-cell>
          <table:table-cell office:value-type="float" office:value="-79.576259" calcext:value-type="float">
            <text:p>-79.576259</text:p>
          </table:table-cell>
          <table:table-cell office:value-type="float" office:value="337.7" calcext:value-type="float">
            <text:p>337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5:33Z</text:p>
          </table:table-cell>
          <table:table-cell office:value-type="float" office:value="40.002998" calcext:value-type="float">
            <text:p>40.002998</text:p>
          </table:table-cell>
          <table:table-cell office:value-type="float" office:value="-79.5762" calcext:value-type="float">
            <text:p>-79.5762</text:p>
          </table:table-cell>
          <table:table-cell office:value-type="float" office:value="337.4" calcext:value-type="float">
            <text:p>337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5:35Z</text:p>
          </table:table-cell>
          <table:table-cell office:value-type="float" office:value="40.002989" calcext:value-type="float">
            <text:p>40.002989</text:p>
          </table:table-cell>
          <table:table-cell office:value-type="float" office:value="-79.576153" calcext:value-type="float">
            <text:p>-79.576153</text:p>
          </table:table-cell>
          <table:table-cell office:value-type="float" office:value="337.1" calcext:value-type="float">
            <text:p>337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5:37Z</text:p>
          </table:table-cell>
          <table:table-cell office:value-type="float" office:value="40.002976" calcext:value-type="float">
            <text:p>40.002976</text:p>
          </table:table-cell>
          <table:table-cell office:value-type="float" office:value="-79.576105" calcext:value-type="float">
            <text:p>-79.576105</text:p>
          </table:table-cell>
          <table:table-cell office:value-type="float" office:value="336.7" calcext:value-type="float">
            <text:p>336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5:39Z</text:p>
          </table:table-cell>
          <table:table-cell office:value-type="float" office:value="40.002966" calcext:value-type="float">
            <text:p>40.002966</text:p>
          </table:table-cell>
          <table:table-cell office:value-type="float" office:value="-79.576059" calcext:value-type="float">
            <text:p>-79.576059</text:p>
          </table:table-cell>
          <table:table-cell office:value-type="float" office:value="336.3" calcext:value-type="float">
            <text:p>336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5:43Z</text:p>
          </table:table-cell>
          <table:table-cell office:value-type="float" office:value="40.002959" calcext:value-type="float">
            <text:p>40.002959</text:p>
          </table:table-cell>
          <table:table-cell office:value-type="float" office:value="-79.57602" calcext:value-type="float">
            <text:p>-79.57602</text:p>
          </table:table-cell>
          <table:table-cell office:value-type="float" office:value="334.6" calcext:value-type="float">
            <text:p>334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5:50Z</text:p>
          </table:table-cell>
          <table:table-cell office:value-type="float" office:value="40.002938" calcext:value-type="float">
            <text:p>40.002938</text:p>
          </table:table-cell>
          <table:table-cell office:value-type="float" office:value="-79.576041" calcext:value-type="float">
            <text:p>-79.576041</text:p>
          </table:table-cell>
          <table:table-cell office:value-type="float" office:value="334.6" calcext:value-type="float">
            <text:p>334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53Z</text:p>
          </table:table-cell>
          <table:table-cell office:value-type="float" office:value="40.002919" calcext:value-type="float">
            <text:p>40.002919</text:p>
          </table:table-cell>
          <table:table-cell office:value-type="float" office:value="-79.576084" calcext:value-type="float">
            <text:p>-79.576084</text:p>
          </table:table-cell>
          <table:table-cell office:value-type="float" office:value="334.5" calcext:value-type="float">
            <text:p>33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5:56Z</text:p>
          </table:table-cell>
          <table:table-cell office:value-type="float" office:value="40.0029" calcext:value-type="float">
            <text:p>40.0029</text:p>
          </table:table-cell>
          <table:table-cell office:value-type="float" office:value="-79.576144" calcext:value-type="float">
            <text:p>-79.576144</text:p>
          </table:table-cell>
          <table:table-cell office:value-type="float" office:value="334.3" calcext:value-type="float">
            <text:p>334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35:58Z</text:p>
          </table:table-cell>
          <table:table-cell office:value-type="float" office:value="40.002891" calcext:value-type="float">
            <text:p>40.002891</text:p>
          </table:table-cell>
          <table:table-cell office:value-type="float" office:value="-79.576203" calcext:value-type="float">
            <text:p>-79.576203</text:p>
          </table:table-cell>
          <table:table-cell office:value-type="float" office:value="334.2" calcext:value-type="float">
            <text:p>334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6:00Z</text:p>
          </table:table-cell>
          <table:table-cell office:value-type="float" office:value="40.002883" calcext:value-type="float">
            <text:p>40.002883</text:p>
          </table:table-cell>
          <table:table-cell office:value-type="float" office:value="-79.576267" calcext:value-type="float">
            <text:p>-79.576267</text:p>
          </table:table-cell>
          <table:table-cell office:value-type="float" office:value="334.1" calcext:value-type="float">
            <text:p>334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6:02Z</text:p>
          </table:table-cell>
          <table:table-cell office:value-type="float" office:value="40.002871" calcext:value-type="float">
            <text:p>40.002871</text:p>
          </table:table-cell>
          <table:table-cell office:value-type="float" office:value="-79.576316" calcext:value-type="float">
            <text:p>-79.576316</text:p>
          </table:table-cell>
          <table:table-cell office:value-type="float" office:value="334" calcext:value-type="float">
            <text:p>3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03Z</text:p>
          </table:table-cell>
          <table:table-cell office:value-type="float" office:value="40.002863" calcext:value-type="float">
            <text:p>40.002863</text:p>
          </table:table-cell>
          <table:table-cell office:value-type="float" office:value="-79.576352" calcext:value-type="float">
            <text:p>-79.576352</text:p>
          </table:table-cell>
          <table:table-cell office:value-type="float" office:value="333.9" calcext:value-type="float">
            <text:p>333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04Z</text:p>
          </table:table-cell>
          <table:table-cell office:value-type="float" office:value="40.002858" calcext:value-type="float">
            <text:p>40.002858</text:p>
          </table:table-cell>
          <table:table-cell office:value-type="float" office:value="-79.576389" calcext:value-type="float">
            <text:p>-79.576389</text:p>
          </table:table-cell>
          <table:table-cell office:value-type="float" office:value="333.8" calcext:value-type="float">
            <text:p>33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05Z</text:p>
          </table:table-cell>
          <table:table-cell office:value-type="float" office:value="40.002852" calcext:value-type="float">
            <text:p>40.002852</text:p>
          </table:table-cell>
          <table:table-cell office:value-type="float" office:value="-79.576428" calcext:value-type="float">
            <text:p>-79.576428</text:p>
          </table:table-cell>
          <table:table-cell office:value-type="float" office:value="333.6" calcext:value-type="float">
            <text:p>33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06Z</text:p>
          </table:table-cell>
          <table:table-cell office:value-type="float" office:value="40.002847" calcext:value-type="float">
            <text:p>40.002847</text:p>
          </table:table-cell>
          <table:table-cell office:value-type="float" office:value="-79.576466" calcext:value-type="float">
            <text:p>-79.576466</text:p>
          </table:table-cell>
          <table:table-cell office:value-type="float" office:value="333.5" calcext:value-type="float">
            <text:p>33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6:07Z</text:p>
          </table:table-cell>
          <table:table-cell office:value-type="float" office:value="40.002839" calcext:value-type="float">
            <text:p>40.002839</text:p>
          </table:table-cell>
          <table:table-cell office:value-type="float" office:value="-79.576505" calcext:value-type="float">
            <text:p>-79.576505</text:p>
          </table:table-cell>
          <table:table-cell office:value-type="float" office:value="333.4" calcext:value-type="float">
            <text:p>333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6:08Z</text:p>
          </table:table-cell>
          <table:table-cell office:value-type="float" office:value="40.002835" calcext:value-type="float">
            <text:p>40.002835</text:p>
          </table:table-cell>
          <table:table-cell office:value-type="float" office:value="-79.576541" calcext:value-type="float">
            <text:p>-79.576541</text:p>
          </table:table-cell>
          <table:table-cell office:value-type="float" office:value="333.2" calcext:value-type="float">
            <text:p>333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6:09Z</text:p>
          </table:table-cell>
          <table:table-cell office:value-type="float" office:value="40.002832" calcext:value-type="float">
            <text:p>40.002832</text:p>
          </table:table-cell>
          <table:table-cell office:value-type="float" office:value="-79.576579" calcext:value-type="float">
            <text:p>-79.576579</text:p>
          </table:table-cell>
          <table:table-cell office:value-type="float" office:value="333.1" calcext:value-type="float">
            <text:p>333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6:10Z</text:p>
          </table:table-cell>
          <table:table-cell office:value-type="float" office:value="40.002834" calcext:value-type="float">
            <text:p>40.002834</text:p>
          </table:table-cell>
          <table:table-cell office:value-type="float" office:value="-79.576619" calcext:value-type="float">
            <text:p>-79.576619</text:p>
          </table:table-cell>
          <table:table-cell office:value-type="float" office:value="332.9" calcext:value-type="float">
            <text:p>332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6:11Z</text:p>
          </table:table-cell>
          <table:table-cell office:value-type="float" office:value="40.002836" calcext:value-type="float">
            <text:p>40.002836</text:p>
          </table:table-cell>
          <table:table-cell office:value-type="float" office:value="-79.576658" calcext:value-type="float">
            <text:p>-79.576658</text:p>
          </table:table-cell>
          <table:table-cell office:value-type="float" office:value="332.6" calcext:value-type="float">
            <text:p>332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6:13Z</text:p>
          </table:table-cell>
          <table:table-cell office:value-type="float" office:value="40.002831" calcext:value-type="float">
            <text:p>40.002831</text:p>
          </table:table-cell>
          <table:table-cell office:value-type="float" office:value="-79.576725" calcext:value-type="float">
            <text:p>-79.576725</text:p>
          </table:table-cell>
          <table:table-cell office:value-type="float" office:value="332" calcext:value-type="float">
            <text:p>3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6:14Z</text:p>
          </table:table-cell>
          <table:table-cell office:value-type="float" office:value="40.002819" calcext:value-type="float">
            <text:p>40.002819</text:p>
          </table:table-cell>
          <table:table-cell office:value-type="float" office:value="-79.576758" calcext:value-type="float">
            <text:p>-79.576758</text:p>
          </table:table-cell>
          <table:table-cell office:value-type="float" office:value="331.7" calcext:value-type="float">
            <text:p>331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6:15Z</text:p>
          </table:table-cell>
          <table:table-cell office:value-type="float" office:value="40.002804" calcext:value-type="float">
            <text:p>40.002804</text:p>
          </table:table-cell>
          <table:table-cell office:value-type="float" office:value="-79.576789" calcext:value-type="float">
            <text:p>-79.576789</text:p>
          </table:table-cell>
          <table:table-cell office:value-type="float" office:value="331.4" calcext:value-type="float">
            <text:p>331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6:17Z</text:p>
          </table:table-cell>
          <table:table-cell office:value-type="float" office:value="40.002784" calcext:value-type="float">
            <text:p>40.002784</text:p>
          </table:table-cell>
          <table:table-cell office:value-type="float" office:value="-79.57685" calcext:value-type="float">
            <text:p>-79.57685</text:p>
          </table:table-cell>
          <table:table-cell office:value-type="float" office:value="330.9" calcext:value-type="float">
            <text:p>33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6:19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6901" calcext:value-type="float">
            <text:p>-79.576901</text:p>
          </table:table-cell>
          <table:table-cell office:value-type="float" office:value="330.5" calcext:value-type="float">
            <text:p>33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6:22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6942" calcext:value-type="float">
            <text:p>-79.576942</text:p>
          </table:table-cell>
          <table:table-cell office:value-type="float" office:value="330.4" calcext:value-type="float">
            <text:p>33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6:25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6997" calcext:value-type="float">
            <text:p>-79.576997</text:p>
          </table:table-cell>
          <table:table-cell office:value-type="float" office:value="330.2" calcext:value-type="float">
            <text:p>330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6:27Z</text:p>
          </table:table-cell>
          <table:table-cell office:value-type="float" office:value="40.002778" calcext:value-type="float">
            <text:p>40.002778</text:p>
          </table:table-cell>
          <table:table-cell office:value-type="float" office:value="-79.577034" calcext:value-type="float">
            <text:p>-79.577034</text:p>
          </table:table-cell>
          <table:table-cell office:value-type="float" office:value="330.1" calcext:value-type="float">
            <text:p>33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6:30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086" calcext:value-type="float">
            <text:p>-79.577086</text:p>
          </table:table-cell>
          <table:table-cell office:value-type="float" office:value="329.9" calcext:value-type="float">
            <text:p>329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6:32Z</text:p>
          </table:table-cell>
          <table:table-cell office:value-type="float" office:value="40.002781" calcext:value-type="float">
            <text:p>40.002781</text:p>
          </table:table-cell>
          <table:table-cell office:value-type="float" office:value="-79.577123" calcext:value-type="float">
            <text:p>-79.577123</text:p>
          </table:table-cell>
          <table:table-cell office:value-type="float" office:value="329.8" calcext:value-type="float">
            <text:p>329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6:34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159" calcext:value-type="float">
            <text:p>-79.577159</text:p>
          </table:table-cell>
          <table:table-cell office:value-type="float" office:value="329.7" calcext:value-type="float">
            <text:p>329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36Z</text:p>
          </table:table-cell>
          <table:table-cell office:value-type="float" office:value="40.002776" calcext:value-type="float">
            <text:p>40.002776</text:p>
          </table:table-cell>
          <table:table-cell office:value-type="float" office:value="-79.577201" calcext:value-type="float">
            <text:p>-79.577201</text:p>
          </table:table-cell>
          <table:table-cell office:value-type="float" office:value="329.6" calcext:value-type="float">
            <text:p>329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38Z</text:p>
          </table:table-cell>
          <table:table-cell office:value-type="float" office:value="40.002768" calcext:value-type="float">
            <text:p>40.002768</text:p>
          </table:table-cell>
          <table:table-cell office:value-type="float" office:value="-79.577246" calcext:value-type="float">
            <text:p>-79.577246</text:p>
          </table:table-cell>
          <table:table-cell office:value-type="float" office:value="329.3" calcext:value-type="float">
            <text:p>32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40Z</text:p>
          </table:table-cell>
          <table:table-cell office:value-type="float" office:value="40.002749" calcext:value-type="float">
            <text:p>40.002749</text:p>
          </table:table-cell>
          <table:table-cell office:value-type="float" office:value="-79.577298" calcext:value-type="float">
            <text:p>-79.577298</text:p>
          </table:table-cell>
          <table:table-cell office:value-type="float" office:value="328.8" calcext:value-type="float">
            <text:p>328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42Z</text:p>
          </table:table-cell>
          <table:table-cell office:value-type="float" office:value="40.002738" calcext:value-type="float">
            <text:p>40.002738</text:p>
          </table:table-cell>
          <table:table-cell office:value-type="float" office:value="-79.577347" calcext:value-type="float">
            <text:p>-79.577347</text:p>
          </table:table-cell>
          <table:table-cell office:value-type="float" office:value="328.5" calcext:value-type="float">
            <text:p>328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43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7381" calcext:value-type="float">
            <text:p>-79.577381</text:p>
          </table:table-cell>
          <table:table-cell office:value-type="float" office:value="328.3" calcext:value-type="float">
            <text:p>328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45Z</text:p>
          </table:table-cell>
          <table:table-cell office:value-type="float" office:value="40.00272" calcext:value-type="float">
            <text:p>40.00272</text:p>
          </table:table-cell>
          <table:table-cell office:value-type="float" office:value="-79.57744" calcext:value-type="float">
            <text:p>-79.57744</text:p>
          </table:table-cell>
          <table:table-cell office:value-type="float" office:value="328.2" calcext:value-type="float">
            <text:p>32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47Z</text:p>
          </table:table-cell>
          <table:table-cell office:value-type="float" office:value="40.002717" calcext:value-type="float">
            <text:p>40.002717</text:p>
          </table:table-cell>
          <table:table-cell office:value-type="float" office:value="-79.577511" calcext:value-type="float">
            <text:p>-79.577511</text:p>
          </table:table-cell>
          <table:table-cell office:value-type="float" office:value="328" calcext:value-type="float">
            <text:p>3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48Z</text:p>
          </table:table-cell>
          <table:table-cell office:value-type="float" office:value="40.002719" calcext:value-type="float">
            <text:p>40.002719</text:p>
          </table:table-cell>
          <table:table-cell office:value-type="float" office:value="-79.577552" calcext:value-type="float">
            <text:p>-79.577552</text:p>
          </table:table-cell>
          <table:table-cell office:value-type="float" office:value="327.9" calcext:value-type="float">
            <text:p>327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50Z</text:p>
          </table:table-cell>
          <table:table-cell office:value-type="float" office:value="40.00272" calcext:value-type="float">
            <text:p>40.00272</text:p>
          </table:table-cell>
          <table:table-cell office:value-type="float" office:value="-79.577613" calcext:value-type="float">
            <text:p>-79.577613</text:p>
          </table:table-cell>
          <table:table-cell office:value-type="float" office:value="327.8" calcext:value-type="float">
            <text:p>327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6:52Z</text:p>
          </table:table-cell>
          <table:table-cell office:value-type="float" office:value="40.002711" calcext:value-type="float">
            <text:p>40.002711</text:p>
          </table:table-cell>
          <table:table-cell office:value-type="float" office:value="-79.577648" calcext:value-type="float">
            <text:p>-79.577648</text:p>
          </table:table-cell>
          <table:table-cell office:value-type="float" office:value="327.7" calcext:value-type="float">
            <text:p>327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6:55Z</text:p>
          </table:table-cell>
          <table:table-cell office:value-type="float" office:value="40.002701" calcext:value-type="float">
            <text:p>40.002701</text:p>
          </table:table-cell>
          <table:table-cell office:value-type="float" office:value="-79.577695" calcext:value-type="float">
            <text:p>-79.577695</text:p>
          </table:table-cell>
          <table:table-cell office:value-type="float" office:value="327.5" calcext:value-type="float">
            <text:p>327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57Z</text:p>
          </table:table-cell>
          <table:table-cell office:value-type="float" office:value="40.002699" calcext:value-type="float">
            <text:p>40.002699</text:p>
          </table:table-cell>
          <table:table-cell office:value-type="float" office:value="-79.577733" calcext:value-type="float">
            <text:p>-79.577733</text:p>
          </table:table-cell>
          <table:table-cell office:value-type="float" office:value="327.4" calcext:value-type="float">
            <text:p>327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59Z</text:p>
          </table:table-cell>
          <table:table-cell office:value-type="float" office:value="40.0027" calcext:value-type="float">
            <text:p>40.0027</text:p>
          </table:table-cell>
          <table:table-cell office:value-type="float" office:value="-79.577785" calcext:value-type="float">
            <text:p>-79.577785</text:p>
          </table:table-cell>
          <table:table-cell office:value-type="float" office:value="327.2" calcext:value-type="float">
            <text:p>327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7:01Z</text:p>
          </table:table-cell>
          <table:table-cell office:value-type="float" office:value="40.002698" calcext:value-type="float">
            <text:p>40.002698</text:p>
          </table:table-cell>
          <table:table-cell office:value-type="float" office:value="-79.577831" calcext:value-type="float">
            <text:p>-79.577831</text:p>
          </table:table-cell>
          <table:table-cell office:value-type="float" office:value="326.9" calcext:value-type="float">
            <text:p>326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7:03Z</text:p>
          </table:table-cell>
          <table:table-cell office:value-type="float" office:value="40.002688" calcext:value-type="float">
            <text:p>40.002688</text:p>
          </table:table-cell>
          <table:table-cell office:value-type="float" office:value="-79.577889" calcext:value-type="float">
            <text:p>-79.577889</text:p>
          </table:table-cell>
          <table:table-cell office:value-type="float" office:value="326.5" calcext:value-type="float">
            <text:p>326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04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77924" calcext:value-type="float">
            <text:p>-79.577924</text:p>
          </table:table-cell>
          <table:table-cell office:value-type="float" office:value="326.3" calcext:value-type="float">
            <text:p>326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06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799" calcext:value-type="float">
            <text:p>-79.57799</text:p>
          </table:table-cell>
          <table:table-cell office:value-type="float" office:value="325.9" calcext:value-type="float">
            <text:p>325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07Z</text:p>
          </table:table-cell>
          <table:table-cell office:value-type="float" office:value="40.002669" calcext:value-type="float">
            <text:p>40.002669</text:p>
          </table:table-cell>
          <table:table-cell office:value-type="float" office:value="-79.578029" calcext:value-type="float">
            <text:p>-79.578029</text:p>
          </table:table-cell>
          <table:table-cell office:value-type="float" office:value="325.7" calcext:value-type="float">
            <text:p>325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08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067" calcext:value-type="float">
            <text:p>-79.578067</text:p>
          </table:table-cell>
          <table:table-cell office:value-type="float" office:value="325.6" calcext:value-type="float">
            <text:p>325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10Z</text:p>
          </table:table-cell>
          <table:table-cell office:value-type="float" office:value="40.002671" calcext:value-type="float">
            <text:p>40.002671</text:p>
          </table:table-cell>
          <table:table-cell office:value-type="float" office:value="-79.578129" calcext:value-type="float">
            <text:p>-79.578129</text:p>
          </table:table-cell>
          <table:table-cell office:value-type="float" office:value="325.4" calcext:value-type="float">
            <text:p>325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7:12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188" calcext:value-type="float">
            <text:p>-79.578188</text:p>
          </table:table-cell>
          <table:table-cell office:value-type="float" office:value="325.2" calcext:value-type="float">
            <text:p>325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7:14Z</text:p>
          </table:table-cell>
          <table:table-cell office:value-type="float" office:value="40.002678" calcext:value-type="float">
            <text:p>40.002678</text:p>
          </table:table-cell>
          <table:table-cell office:value-type="float" office:value="-79.57825" calcext:value-type="float">
            <text:p>-79.57825</text:p>
          </table:table-cell>
          <table:table-cell office:value-type="float" office:value="324.9" calcext:value-type="float">
            <text:p>324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7:16Z</text:p>
          </table:table-cell>
          <table:table-cell office:value-type="float" office:value="40.002688" calcext:value-type="float">
            <text:p>40.002688</text:p>
          </table:table-cell>
          <table:table-cell office:value-type="float" office:value="-79.57831" calcext:value-type="float">
            <text:p>-79.57831</text:p>
          </table:table-cell>
          <table:table-cell office:value-type="float" office:value="324.5" calcext:value-type="float">
            <text:p>324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7:19Z</text:p>
          </table:table-cell>
          <table:table-cell office:value-type="float" office:value="40.002692" calcext:value-type="float">
            <text:p>40.002692</text:p>
          </table:table-cell>
          <table:table-cell office:value-type="float" office:value="-79.578357" calcext:value-type="float">
            <text:p>-79.578357</text:p>
          </table:table-cell>
          <table:table-cell office:value-type="float" office:value="324.2" calcext:value-type="float">
            <text:p>324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22Z</text:p>
          </table:table-cell>
          <table:table-cell office:value-type="float" office:value="40.0027" calcext:value-type="float">
            <text:p>40.0027</text:p>
          </table:table-cell>
          <table:table-cell office:value-type="float" office:value="-79.57841" calcext:value-type="float">
            <text:p>-79.57841</text:p>
          </table:table-cell>
          <table:table-cell office:value-type="float" office:value="323.9" calcext:value-type="float">
            <text:p>323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25Z</text:p>
          </table:table-cell>
          <table:table-cell office:value-type="float" office:value="40.002698" calcext:value-type="float">
            <text:p>40.002698</text:p>
          </table:table-cell>
          <table:table-cell office:value-type="float" office:value="-79.578465" calcext:value-type="float">
            <text:p>-79.5784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7:27Z</text:p>
          </table:table-cell>
          <table:table-cell office:value-type="float" office:value="40.002696" calcext:value-type="float">
            <text:p>40.002696</text:p>
          </table:table-cell>
          <table:table-cell office:value-type="float" office:value="-79.578503" calcext:value-type="float">
            <text:p>-79.5785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7:29Z</text:p>
          </table:table-cell>
          <table:table-cell office:value-type="float" office:value="40.002692" calcext:value-type="float">
            <text:p>40.002692</text:p>
          </table:table-cell>
          <table:table-cell office:value-type="float" office:value="-79.578543" calcext:value-type="float">
            <text:p>-79.57854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7:31Z</text:p>
          </table:table-cell>
          <table:table-cell office:value-type="float" office:value="40.002692" calcext:value-type="float">
            <text:p>40.002692</text:p>
          </table:table-cell>
          <table:table-cell office:value-type="float" office:value="-79.578579" calcext:value-type="float">
            <text:p>-79.5785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34Z</text:p>
          </table:table-cell>
          <table:table-cell office:value-type="float" office:value="40.002698" calcext:value-type="float">
            <text:p>40.002698</text:p>
          </table:table-cell>
          <table:table-cell office:value-type="float" office:value="-79.578625" calcext:value-type="float">
            <text:p>-79.578625</text:p>
          </table:table-cell>
          <table:table-cell office:value-type="float" office:value="323.3" calcext:value-type="float">
            <text:p>323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7:37Z</text:p>
          </table:table-cell>
          <table:table-cell office:value-type="float" office:value="40.002705" calcext:value-type="float">
            <text:p>40.002705</text:p>
          </table:table-cell>
          <table:table-cell office:value-type="float" office:value="-79.57866" calcext:value-type="float">
            <text:p>-79.57866</text:p>
          </table:table-cell>
          <table:table-cell office:value-type="float" office:value="323.3" calcext:value-type="float">
            <text:p>323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7:40Z</text:p>
          </table:table-cell>
          <table:table-cell office:value-type="float" office:value="40.00271" calcext:value-type="float">
            <text:p>40.00271</text:p>
          </table:table-cell>
          <table:table-cell office:value-type="float" office:value="-79.578718" calcext:value-type="float">
            <text:p>-79.578718</text:p>
          </table:table-cell>
          <table:table-cell office:value-type="float" office:value="323.1" calcext:value-type="float">
            <text:p>323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7:42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7877" calcext:value-type="float">
            <text:p>-79.57877</text:p>
          </table:table-cell>
          <table:table-cell office:value-type="float" office:value="322.8" calcext:value-type="float">
            <text:p>322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7:43Z</text:p>
          </table:table-cell>
          <table:table-cell office:value-type="float" office:value="40.002705" calcext:value-type="float">
            <text:p>40.002705</text:p>
          </table:table-cell>
          <table:table-cell office:value-type="float" office:value="-79.578807" calcext:value-type="float">
            <text:p>-79.578807</text:p>
          </table:table-cell>
          <table:table-cell office:value-type="float" office:value="322.5" calcext:value-type="float">
            <text:p>32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7:44Z</text:p>
          </table:table-cell>
          <table:table-cell office:value-type="float" office:value="40.002706" calcext:value-type="float">
            <text:p>40.002706</text:p>
          </table:table-cell>
          <table:table-cell office:value-type="float" office:value="-79.578847" calcext:value-type="float">
            <text:p>-79.578847</text:p>
          </table:table-cell>
          <table:table-cell office:value-type="float" office:value="322.3" calcext:value-type="float">
            <text:p>322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7:46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78913" calcext:value-type="float">
            <text:p>-79.578913</text:p>
          </table:table-cell>
          <table:table-cell office:value-type="float" office:value="321.8" calcext:value-type="float">
            <text:p>32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7:47Z</text:p>
          </table:table-cell>
          <table:table-cell office:value-type="float" office:value="40.002709" calcext:value-type="float">
            <text:p>40.002709</text:p>
          </table:table-cell>
          <table:table-cell office:value-type="float" office:value="-79.57895" calcext:value-type="float">
            <text:p>-79.57895</text:p>
          </table:table-cell>
          <table:table-cell office:value-type="float" office:value="321.5" calcext:value-type="float">
            <text:p>32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48Z</text:p>
          </table:table-cell>
          <table:table-cell office:value-type="float" office:value="40.002712" calcext:value-type="float">
            <text:p>40.002712</text:p>
          </table:table-cell>
          <table:table-cell office:value-type="float" office:value="-79.578985" calcext:value-type="float">
            <text:p>-79.578985</text:p>
          </table:table-cell>
          <table:table-cell office:value-type="float" office:value="321.3" calcext:value-type="float">
            <text:p>321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7:50Z</text:p>
          </table:table-cell>
          <table:table-cell office:value-type="float" office:value="40.002716" calcext:value-type="float">
            <text:p>40.002716</text:p>
          </table:table-cell>
          <table:table-cell office:value-type="float" office:value="-79.579047" calcext:value-type="float">
            <text:p>-79.579047</text:p>
          </table:table-cell>
          <table:table-cell office:value-type="float" office:value="320.9" calcext:value-type="float">
            <text:p>320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7:52Z</text:p>
          </table:table-cell>
          <table:table-cell office:value-type="float" office:value="40.002721" calcext:value-type="float">
            <text:p>40.002721</text:p>
          </table:table-cell>
          <table:table-cell office:value-type="float" office:value="-79.579118" calcext:value-type="float">
            <text:p>-79.579118</text:p>
          </table:table-cell>
          <table:table-cell office:value-type="float" office:value="320.4" calcext:value-type="float">
            <text:p>320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7:53Z</text:p>
          </table:table-cell>
          <table:table-cell office:value-type="float" office:value="40.002723" calcext:value-type="float">
            <text:p>40.002723</text:p>
          </table:table-cell>
          <table:table-cell office:value-type="float" office:value="-79.579154" calcext:value-type="float">
            <text:p>-79.579154</text:p>
          </table:table-cell>
          <table:table-cell office:value-type="float" office:value="320.1" calcext:value-type="float">
            <text:p>32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7:55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219" calcext:value-type="float">
            <text:p>-79.579219</text:p>
          </table:table-cell>
          <table:table-cell office:value-type="float" office:value="319.6" calcext:value-type="float">
            <text:p>319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56Z</text:p>
          </table:table-cell>
          <table:table-cell office:value-type="float" office:value="40.002735" calcext:value-type="float">
            <text:p>40.002735</text:p>
          </table:table-cell>
          <table:table-cell office:value-type="float" office:value="-79.57926" calcext:value-type="float">
            <text:p>-79.57926</text:p>
          </table:table-cell>
          <table:table-cell office:value-type="float" office:value="319.3" calcext:value-type="float">
            <text:p>319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57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9301" calcext:value-type="float">
            <text:p>-79.579301</text:p>
          </table:table-cell>
          <table:table-cell office:value-type="float" office:value="319.2" calcext:value-type="float">
            <text:p>3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58Z</text:p>
          </table:table-cell>
          <table:table-cell office:value-type="float" office:value="40.002744" calcext:value-type="float">
            <text:p>40.002744</text:p>
          </table:table-cell>
          <table:table-cell office:value-type="float" office:value="-79.579342" calcext:value-type="float">
            <text:p>-79.579342</text:p>
          </table:table-cell>
          <table:table-cell office:value-type="float" office:value="319" calcext:value-type="float">
            <text:p>3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7:59Z</text:p>
          </table:table-cell>
          <table:table-cell office:value-type="float" office:value="40.002748" calcext:value-type="float">
            <text:p>40.002748</text:p>
          </table:table-cell>
          <table:table-cell office:value-type="float" office:value="-79.579381" calcext:value-type="float">
            <text:p>-79.579381</text:p>
          </table:table-cell>
          <table:table-cell office:value-type="float" office:value="318.8" calcext:value-type="float">
            <text:p>318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8:01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9442" calcext:value-type="float">
            <text:p>-79.579442</text:p>
          </table:table-cell>
          <table:table-cell office:value-type="float" office:value="318.6" calcext:value-type="float">
            <text:p>318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8:03Z</text:p>
          </table:table-cell>
          <table:table-cell office:value-type="float" office:value="40.002753" calcext:value-type="float">
            <text:p>40.002753</text:p>
          </table:table-cell>
          <table:table-cell office:value-type="float" office:value="-79.579482" calcext:value-type="float">
            <text:p>-79.579482</text:p>
          </table:table-cell>
          <table:table-cell office:value-type="float" office:value="318.4" calcext:value-type="float">
            <text:p>3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8:06Z</text:p>
          </table:table-cell>
          <table:table-cell office:value-type="float" office:value="40.00275" calcext:value-type="float">
            <text:p>40.00275</text:p>
          </table:table-cell>
          <table:table-cell office:value-type="float" office:value="-79.579527" calcext:value-type="float">
            <text:p>-79.579527</text:p>
          </table:table-cell>
          <table:table-cell office:value-type="float" office:value="318.1" calcext:value-type="float">
            <text:p>318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8:09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9577" calcext:value-type="float">
            <text:p>-79.579577</text:p>
          </table:table-cell>
          <table:table-cell office:value-type="float" office:value="317.8" calcext:value-type="float">
            <text:p>317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8:12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9613" calcext:value-type="float">
            <text:p>-79.579613</text:p>
          </table:table-cell>
          <table:table-cell office:value-type="float" office:value="317.6" calcext:value-type="float">
            <text:p>317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14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9662" calcext:value-type="float">
            <text:p>-79.579662</text:p>
          </table:table-cell>
          <table:table-cell office:value-type="float" office:value="317.1" calcext:value-type="float">
            <text:p>317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8:16Z</text:p>
          </table:table-cell>
          <table:table-cell office:value-type="float" office:value="40.002756" calcext:value-type="float">
            <text:p>40.002756</text:p>
          </table:table-cell>
          <table:table-cell office:value-type="float" office:value="-79.57971" calcext:value-type="float">
            <text:p>-79.57971</text:p>
          </table:table-cell>
          <table:table-cell office:value-type="float" office:value="316.7" calcext:value-type="float">
            <text:p>316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8:18Z</text:p>
          </table:table-cell>
          <table:table-cell office:value-type="float" office:value="40.002753" calcext:value-type="float">
            <text:p>40.002753</text:p>
          </table:table-cell>
          <table:table-cell office:value-type="float" office:value="-79.579763" calcext:value-type="float">
            <text:p>-79.579763</text:p>
          </table:table-cell>
          <table:table-cell office:value-type="float" office:value="316.3" calcext:value-type="float">
            <text:p>316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20Z</text:p>
          </table:table-cell>
          <table:table-cell office:value-type="float" office:value="40.002746" calcext:value-type="float">
            <text:p>40.002746</text:p>
          </table:table-cell>
          <table:table-cell office:value-type="float" office:value="-79.579819" calcext:value-type="float">
            <text:p>-79.579819</text:p>
          </table:table-cell>
          <table:table-cell office:value-type="float" office:value="315.8" calcext:value-type="float">
            <text:p>315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23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9873" calcext:value-type="float">
            <text:p>-79.579873</text:p>
          </table:table-cell>
          <table:table-cell office:value-type="float" office:value="315.5" calcext:value-type="float">
            <text:p>315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25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926" calcext:value-type="float">
            <text:p>-79.579926</text:p>
          </table:table-cell>
          <table:table-cell office:value-type="float" office:value="315.2" calcext:value-type="float">
            <text:p>315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27Z</text:p>
          </table:table-cell>
          <table:table-cell office:value-type="float" office:value="40.002717" calcext:value-type="float">
            <text:p>40.002717</text:p>
          </table:table-cell>
          <table:table-cell office:value-type="float" office:value="-79.579978" calcext:value-type="float">
            <text:p>-79.579978</text:p>
          </table:table-cell>
          <table:table-cell office:value-type="float" office:value="315" calcext:value-type="float">
            <text:p>3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29Z</text:p>
          </table:table-cell>
          <table:table-cell office:value-type="float" office:value="40.002706" calcext:value-type="float">
            <text:p>40.002706</text:p>
          </table:table-cell>
          <table:table-cell office:value-type="float" office:value="-79.580033" calcext:value-type="float">
            <text:p>-79.580033</text:p>
          </table:table-cell>
          <table:table-cell office:value-type="float" office:value="314.6" calcext:value-type="float">
            <text:p>314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31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0093" calcext:value-type="float">
            <text:p>-79.580093</text:p>
          </table:table-cell>
          <table:table-cell office:value-type="float" office:value="314.1" calcext:value-type="float">
            <text:p>314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8:33Z</text:p>
          </table:table-cell>
          <table:table-cell office:value-type="float" office:value="40.002676" calcext:value-type="float">
            <text:p>40.002676</text:p>
          </table:table-cell>
          <table:table-cell office:value-type="float" office:value="-79.580148" calcext:value-type="float">
            <text:p>-79.580148</text:p>
          </table:table-cell>
          <table:table-cell office:value-type="float" office:value="313.5" calcext:value-type="float">
            <text:p>31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35Z</text:p>
          </table:table-cell>
          <table:table-cell office:value-type="float" office:value="40.002669" calcext:value-type="float">
            <text:p>40.002669</text:p>
          </table:table-cell>
          <table:table-cell office:value-type="float" office:value="-79.580203" calcext:value-type="float">
            <text:p>-79.580203</text:p>
          </table:table-cell>
          <table:table-cell office:value-type="float" office:value="313" calcext:value-type="float">
            <text:p>3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37Z</text:p>
          </table:table-cell>
          <table:table-cell office:value-type="float" office:value="40.002662" calcext:value-type="float">
            <text:p>40.002662</text:p>
          </table:table-cell>
          <table:table-cell office:value-type="float" office:value="-79.580249" calcext:value-type="float">
            <text:p>-79.580249</text:p>
          </table:table-cell>
          <table:table-cell office:value-type="float" office:value="312.5" calcext:value-type="float">
            <text:p>312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39Z</text:p>
          </table:table-cell>
          <table:table-cell office:value-type="float" office:value="40.002653" calcext:value-type="float">
            <text:p>40.002653</text:p>
          </table:table-cell>
          <table:table-cell office:value-type="float" office:value="-79.580289" calcext:value-type="float">
            <text:p>-79.580289</text:p>
          </table:table-cell>
          <table:table-cell office:value-type="float" office:value="312.1" calcext:value-type="float">
            <text:p>312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8:42Z</text:p>
          </table:table-cell>
          <table:table-cell office:value-type="float" office:value="40.002654" calcext:value-type="float">
            <text:p>40.002654</text:p>
          </table:table-cell>
          <table:table-cell office:value-type="float" office:value="-79.580329" calcext:value-type="float">
            <text:p>-79.580329</text:p>
          </table:table-cell>
          <table:table-cell office:value-type="float" office:value="311.8" calcext:value-type="float">
            <text:p>311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45Z</text:p>
          </table:table-cell>
          <table:table-cell office:value-type="float" office:value="40.00265" calcext:value-type="float">
            <text:p>40.00265</text:p>
          </table:table-cell>
          <table:table-cell office:value-type="float" office:value="-79.580377" calcext:value-type="float">
            <text:p>-79.580377</text:p>
          </table:table-cell>
          <table:table-cell office:value-type="float" office:value="311.5" calcext:value-type="float">
            <text:p>31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47Z</text:p>
          </table:table-cell>
          <table:table-cell office:value-type="float" office:value="40.002643" calcext:value-type="float">
            <text:p>40.002643</text:p>
          </table:table-cell>
          <table:table-cell office:value-type="float" office:value="-79.580421" calcext:value-type="float">
            <text:p>-79.580421</text:p>
          </table:table-cell>
          <table:table-cell office:value-type="float" office:value="311.2" calcext:value-type="float">
            <text:p>311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8:49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0483" calcext:value-type="float">
            <text:p>-79.580483</text:p>
          </table:table-cell>
          <table:table-cell office:value-type="float" office:value="310.8" calcext:value-type="float">
            <text:p>310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8:50Z</text:p>
          </table:table-cell>
          <table:table-cell office:value-type="float" office:value="40.002629" calcext:value-type="float">
            <text:p>40.002629</text:p>
          </table:table-cell>
          <table:table-cell office:value-type="float" office:value="-79.580525" calcext:value-type="float">
            <text:p>-79.580525</text:p>
          </table:table-cell>
          <table:table-cell office:value-type="float" office:value="310.5" calcext:value-type="float">
            <text:p>310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51Z</text:p>
          </table:table-cell>
          <table:table-cell office:value-type="float" office:value="40.002629" calcext:value-type="float">
            <text:p>40.002629</text:p>
          </table:table-cell>
          <table:table-cell office:value-type="float" office:value="-79.580565" calcext:value-type="float">
            <text:p>-79.580565</text:p>
          </table:table-cell>
          <table:table-cell office:value-type="float" office:value="310.3" calcext:value-type="float">
            <text:p>31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52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0603" calcext:value-type="float">
            <text:p>-79.580603</text:p>
          </table:table-cell>
          <table:table-cell office:value-type="float" office:value="310.1" calcext:value-type="float">
            <text:p>310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54Z</text:p>
          </table:table-cell>
          <table:table-cell office:value-type="float" office:value="40.002629" calcext:value-type="float">
            <text:p>40.002629</text:p>
          </table:table-cell>
          <table:table-cell office:value-type="float" office:value="-79.580677" calcext:value-type="float">
            <text:p>-79.580677</text:p>
          </table:table-cell>
          <table:table-cell office:value-type="float" office:value="309.6" calcext:value-type="float">
            <text:p>309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8:55Z</text:p>
          </table:table-cell>
          <table:table-cell office:value-type="float" office:value="40.002627" calcext:value-type="float">
            <text:p>40.002627</text:p>
          </table:table-cell>
          <table:table-cell office:value-type="float" office:value="-79.580716" calcext:value-type="float">
            <text:p>-79.580716</text:p>
          </table:table-cell>
          <table:table-cell office:value-type="float" office:value="309.3" calcext:value-type="float">
            <text:p>309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8:57Z</text:p>
          </table:table-cell>
          <table:table-cell office:value-type="float" office:value="40.002623" calcext:value-type="float">
            <text:p>40.002623</text:p>
          </table:table-cell>
          <table:table-cell office:value-type="float" office:value="-79.580778" calcext:value-type="float">
            <text:p>-79.580778</text:p>
          </table:table-cell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8:58Z</text:p>
          </table:table-cell>
          <table:table-cell office:value-type="float" office:value="40.002621" calcext:value-type="float">
            <text:p>40.002621</text:p>
          </table:table-cell>
          <table:table-cell office:value-type="float" office:value="-79.580815" calcext:value-type="float">
            <text:p>-79.580815</text:p>
          </table:table-cell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8:59Z</text:p>
          </table:table-cell>
          <table:table-cell office:value-type="float" office:value="40.002622" calcext:value-type="float">
            <text:p>40.002622</text:p>
          </table:table-cell>
          <table:table-cell office:value-type="float" office:value="-79.580851" calcext:value-type="float">
            <text:p>-79.580851</text:p>
          </table:table-cell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01Z</text:p>
          </table:table-cell>
          <table:table-cell office:value-type="float" office:value="40.002624" calcext:value-type="float">
            <text:p>40.002624</text:p>
          </table:table-cell>
          <table:table-cell office:value-type="float" office:value="-79.580926" calcext:value-type="float">
            <text:p>-79.580926</text:p>
          </table:table-cell>
          <table:table-cell office:value-type="float" office:value="309.1" calcext:value-type="float">
            <text:p>309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9:02Z</text:p>
          </table:table-cell>
          <table:table-cell office:value-type="float" office:value="40.002623" calcext:value-type="float">
            <text:p>40.002623</text:p>
          </table:table-cell>
          <table:table-cell office:value-type="float" office:value="-79.580962" calcext:value-type="float">
            <text:p>-79.580962</text:p>
          </table:table-cell>
          <table:table-cell office:value-type="float" office:value="309.1" calcext:value-type="float">
            <text:p>309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9:04Z</text:p>
          </table:table-cell>
          <table:table-cell office:value-type="float" office:value="40.002621" calcext:value-type="float">
            <text:p>40.002621</text:p>
          </table:table-cell>
          <table:table-cell office:value-type="float" office:value="-79.581005" calcext:value-type="float">
            <text:p>-79.581005</text:p>
          </table:table-cell>
          <table:table-cell office:value-type="float" office:value="309.1" calcext:value-type="float">
            <text:p>309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9:06Z</text:p>
          </table:table-cell>
          <table:table-cell office:value-type="float" office:value="40.002615" calcext:value-type="float">
            <text:p>40.002615</text:p>
          </table:table-cell>
          <table:table-cell office:value-type="float" office:value="-79.58104" calcext:value-type="float">
            <text:p>-79.58104</text:p>
          </table:table-cell>
          <table:table-cell office:value-type="float" office:value="309.2" calcext:value-type="float">
            <text:p>30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9:09Z</text:p>
          </table:table-cell>
          <table:table-cell office:value-type="float" office:value="40.002613" calcext:value-type="float">
            <text:p>40.002613</text:p>
          </table:table-cell>
          <table:table-cell office:value-type="float" office:value="-79.581079" calcext:value-type="float">
            <text:p>-79.581079</text:p>
          </table:table-cell>
          <table:table-cell office:value-type="float" office:value="309.2" calcext:value-type="float">
            <text:p>309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9:11Z</text:p>
          </table:table-cell>
          <table:table-cell office:value-type="float" office:value="40.002619" calcext:value-type="float">
            <text:p>40.002619</text:p>
          </table:table-cell>
          <table:table-cell office:value-type="float" office:value="-79.581116" calcext:value-type="float">
            <text:p>-79.581116</text:p>
          </table:table-cell>
          <table:table-cell office:value-type="float" office:value="309.2" calcext:value-type="float">
            <text:p>309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13Z</text:p>
          </table:table-cell>
          <table:table-cell office:value-type="float" office:value="40.002626" calcext:value-type="float">
            <text:p>40.002626</text:p>
          </table:table-cell>
          <table:table-cell office:value-type="float" office:value="-79.581155" calcext:value-type="float">
            <text:p>-79.581155</text:p>
          </table:table-cell>
          <table:table-cell office:value-type="float" office:value="309.2" calcext:value-type="float">
            <text:p>309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9:15Z</text:p>
          </table:table-cell>
          <table:table-cell office:value-type="float" office:value="40.002628" calcext:value-type="float">
            <text:p>40.002628</text:p>
          </table:table-cell>
          <table:table-cell office:value-type="float" office:value="-79.581195" calcext:value-type="float">
            <text:p>-79.581195</text:p>
          </table:table-cell>
          <table:table-cell office:value-type="float" office:value="309.3" calcext:value-type="float">
            <text:p>309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9:17Z</text:p>
          </table:table-cell>
          <table:table-cell office:value-type="float" office:value="40.002625" calcext:value-type="float">
            <text:p>40.002625</text:p>
          </table:table-cell>
          <table:table-cell office:value-type="float" office:value="-79.581233" calcext:value-type="float">
            <text:p>-79.581233</text:p>
          </table:table-cell>
          <table:table-cell office:value-type="float" office:value="309.3" calcext:value-type="float">
            <text:p>30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9:20Z</text:p>
          </table:table-cell>
          <table:table-cell office:value-type="float" office:value="40.002629" calcext:value-type="float">
            <text:p>40.002629</text:p>
          </table:table-cell>
          <table:table-cell office:value-type="float" office:value="-79.581278" calcext:value-type="float">
            <text:p>-79.581278</text:p>
          </table:table-cell>
          <table:table-cell office:value-type="float" office:value="309.3" calcext:value-type="float">
            <text:p>309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9:22Z</text:p>
          </table:table-cell>
          <table:table-cell office:value-type="float" office:value="40.002639" calcext:value-type="float">
            <text:p>40.002639</text:p>
          </table:table-cell>
          <table:table-cell office:value-type="float" office:value="-79.581312" calcext:value-type="float">
            <text:p>-79.581312</text:p>
          </table:table-cell>
          <table:table-cell office:value-type="float" office:value="309.3" calcext:value-type="float">
            <text:p>309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9:25Z</text:p>
          </table:table-cell>
          <table:table-cell office:value-type="float" office:value="40.002639" calcext:value-type="float">
            <text:p>40.002639</text:p>
          </table:table-cell>
          <table:table-cell office:value-type="float" office:value="-79.581351" calcext:value-type="float">
            <text:p>-79.581351</text:p>
          </table:table-cell>
          <table:table-cell office:value-type="float" office:value="309.4" calcext:value-type="float">
            <text:p>309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9:28Z</text:p>
          </table:table-cell>
          <table:table-cell office:value-type="float" office:value="40.002635" calcext:value-type="float">
            <text:p>40.002635</text:p>
          </table:table-cell>
          <table:table-cell office:value-type="float" office:value="-79.581386" calcext:value-type="float">
            <text:p>-79.581386</text:p>
          </table:table-cell>
          <table:table-cell office:value-type="float" office:value="309.5" calcext:value-type="float">
            <text:p>30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1Z</text:p>
          </table:table-cell>
          <table:table-cell office:value-type="float" office:value="40.002628" calcext:value-type="float">
            <text:p>40.002628</text:p>
          </table:table-cell>
          <table:table-cell office:value-type="float" office:value="-79.581434" calcext:value-type="float">
            <text:p>-79.581434</text:p>
          </table:table-cell>
          <table:table-cell office:value-type="float" office:value="309.6" calcext:value-type="float">
            <text:p>309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3Z</text:p>
          </table:table-cell>
          <table:table-cell office:value-type="float" office:value="40.002623" calcext:value-type="float">
            <text:p>40.002623</text:p>
          </table:table-cell>
          <table:table-cell office:value-type="float" office:value="-79.581483" calcext:value-type="float">
            <text:p>-79.581483</text:p>
          </table:table-cell>
          <table:table-cell office:value-type="float" office:value="309.7" calcext:value-type="float">
            <text:p>30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5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542" calcext:value-type="float">
            <text:p>-79.581542</text:p>
          </table:table-cell>
          <table:table-cell office:value-type="float" office:value="309.9" calcext:value-type="float">
            <text:p>309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7Z</text:p>
          </table:table-cell>
          <table:table-cell office:value-type="float" office:value="40.002618" calcext:value-type="float">
            <text:p>40.002618</text:p>
          </table:table-cell>
          <table:table-cell office:value-type="float" office:value="-79.581611" calcext:value-type="float">
            <text:p>-79.581611</text:p>
          </table:table-cell>
          <table:table-cell office:value-type="float" office:value="310.1" calcext:value-type="float">
            <text:p>31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9:39Z</text:p>
          </table:table-cell>
          <table:table-cell office:value-type="float" office:value="40.002626" calcext:value-type="float">
            <text:p>40.002626</text:p>
          </table:table-cell>
          <table:table-cell office:value-type="float" office:value="-79.581662" calcext:value-type="float">
            <text:p>-79.581662</text:p>
          </table:table-cell>
          <table:table-cell office:value-type="float" office:value="310.2" calcext:value-type="float">
            <text:p>310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9:41Z</text:p>
          </table:table-cell>
          <table:table-cell office:value-type="float" office:value="40.002632" calcext:value-type="float">
            <text:p>40.002632</text:p>
          </table:table-cell>
          <table:table-cell office:value-type="float" office:value="-79.581724" calcext:value-type="float">
            <text:p>-79.581724</text:p>
          </table:table-cell>
          <table:table-cell office:value-type="float" office:value="310.4" calcext:value-type="float">
            <text:p>31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9:43Z</text:p>
          </table:table-cell>
          <table:table-cell office:value-type="float" office:value="40.00262" calcext:value-type="float">
            <text:p>40.00262</text:p>
          </table:table-cell>
          <table:table-cell office:value-type="float" office:value="-79.581785" calcext:value-type="float">
            <text:p>-79.581785</text:p>
          </table:table-cell>
          <table:table-cell office:value-type="float" office:value="310.4" calcext:value-type="float">
            <text:p>31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9:45Z</text:p>
          </table:table-cell>
          <table:table-cell office:value-type="float" office:value="40.002602" calcext:value-type="float">
            <text:p>40.002602</text:p>
          </table:table-cell>
          <table:table-cell office:value-type="float" office:value="-79.581831" calcext:value-type="float">
            <text:p>-79.581831</text:p>
          </table:table-cell>
          <table:table-cell office:value-type="float" office:value="310.5" calcext:value-type="float">
            <text:p>310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9:47Z</text:p>
          </table:table-cell>
          <table:table-cell office:value-type="float" office:value="40.002596" calcext:value-type="float">
            <text:p>40.002596</text:p>
          </table:table-cell>
          <table:table-cell office:value-type="float" office:value="-79.581866" calcext:value-type="float">
            <text:p>-79.581866</text:p>
          </table:table-cell>
          <table:table-cell office:value-type="float" office:value="310.5" calcext:value-type="float">
            <text:p>310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49Z</text:p>
          </table:table-cell>
          <table:table-cell office:value-type="float" office:value="40.00259" calcext:value-type="float">
            <text:p>40.00259</text:p>
          </table:table-cell>
          <table:table-cell office:value-type="float" office:value="-79.581901" calcext:value-type="float">
            <text:p>-79.581901</text:p>
          </table:table-cell>
          <table:table-cell office:value-type="float" office:value="310.6" calcext:value-type="float">
            <text:p>310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51Z</text:p>
          </table:table-cell>
          <table:table-cell office:value-type="float" office:value="40.002581" calcext:value-type="float">
            <text:p>40.002581</text:p>
          </table:table-cell>
          <table:table-cell office:value-type="float" office:value="-79.581944" calcext:value-type="float">
            <text:p>-79.581944</text:p>
          </table:table-cell>
          <table:table-cell office:value-type="float" office:value="310.6" calcext:value-type="float">
            <text:p>310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53Z</text:p>
          </table:table-cell>
          <table:table-cell office:value-type="float" office:value="40.00257" calcext:value-type="float">
            <text:p>40.00257</text:p>
          </table:table-cell>
          <table:table-cell office:value-type="float" office:value="-79.581993" calcext:value-type="float">
            <text:p>-79.581993</text:p>
          </table:table-cell>
          <table:table-cell office:value-type="float" office:value="310.7" calcext:value-type="float">
            <text:p>310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55Z</text:p>
          </table:table-cell>
          <table:table-cell office:value-type="float" office:value="40.002553" calcext:value-type="float">
            <text:p>40.002553</text:p>
          </table:table-cell>
          <table:table-cell office:value-type="float" office:value="-79.582041" calcext:value-type="float">
            <text:p>-79.582041</text:p>
          </table:table-cell>
          <table:table-cell office:value-type="float" office:value="310.7" calcext:value-type="float">
            <text:p>310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57Z</text:p>
          </table:table-cell>
          <table:table-cell office:value-type="float" office:value="40.002543" calcext:value-type="float">
            <text:p>40.002543</text:p>
          </table:table-cell>
          <table:table-cell office:value-type="float" office:value="-79.582077" calcext:value-type="float">
            <text:p>-79.582077</text:p>
          </table:table-cell>
          <table:table-cell office:value-type="float" office:value="310.7" calcext:value-type="float">
            <text:p>310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0:00Z</text:p>
          </table:table-cell>
          <table:table-cell office:value-type="float" office:value="40.002528" calcext:value-type="float">
            <text:p>40.002528</text:p>
          </table:table-cell>
          <table:table-cell office:value-type="float" office:value="-79.582129" calcext:value-type="float">
            <text:p>-79.582129</text:p>
          </table:table-cell>
          <table:table-cell office:value-type="float" office:value="310.7" calcext:value-type="float">
            <text:p>310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0:02Z</text:p>
          </table:table-cell>
          <table:table-cell office:value-type="float" office:value="40.002513" calcext:value-type="float">
            <text:p>40.002513</text:p>
          </table:table-cell>
          <table:table-cell office:value-type="float" office:value="-79.582173" calcext:value-type="float">
            <text:p>-79.582173</text:p>
          </table:table-cell>
          <table:table-cell office:value-type="float" office:value="310.8" calcext:value-type="float">
            <text:p>310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04Z</text:p>
          </table:table-cell>
          <table:table-cell office:value-type="float" office:value="40.002508" calcext:value-type="float">
            <text:p>40.002508</text:p>
          </table:table-cell>
          <table:table-cell office:value-type="float" office:value="-79.582215" calcext:value-type="float">
            <text:p>-79.582215</text:p>
          </table:table-cell>
          <table:table-cell office:value-type="float" office:value="310.8" calcext:value-type="float">
            <text:p>310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06Z</text:p>
          </table:table-cell>
          <table:table-cell office:value-type="float" office:value="40.002504" calcext:value-type="float">
            <text:p>40.002504</text:p>
          </table:table-cell>
          <table:table-cell office:value-type="float" office:value="-79.582262" calcext:value-type="float">
            <text:p>-79.582262</text:p>
          </table:table-cell>
          <table:table-cell office:value-type="float" office:value="310.8" calcext:value-type="float">
            <text:p>310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08Z</text:p>
          </table:table-cell>
          <table:table-cell office:value-type="float" office:value="40.0025" calcext:value-type="float">
            <text:p>40.0025</text:p>
          </table:table-cell>
          <table:table-cell office:value-type="float" office:value="-79.582305" calcext:value-type="float">
            <text:p>-79.582305</text:p>
          </table:table-cell>
          <table:table-cell office:value-type="float" office:value="310.8" calcext:value-type="float">
            <text:p>310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10Z</text:p>
          </table:table-cell>
          <table:table-cell office:value-type="float" office:value="40.002495" calcext:value-type="float">
            <text:p>40.002495</text:p>
          </table:table-cell>
          <table:table-cell office:value-type="float" office:value="-79.582343" calcext:value-type="float">
            <text:p>-79.582343</text:p>
          </table:table-cell>
          <table:table-cell office:value-type="float" office:value="310.8" calcext:value-type="float">
            <text:p>310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2Z</text:p>
          </table:table-cell>
          <table:table-cell office:value-type="float" office:value="40.002483" calcext:value-type="float">
            <text:p>40.002483</text:p>
          </table:table-cell>
          <table:table-cell office:value-type="float" office:value="-79.582388" calcext:value-type="float">
            <text:p>-79.582388</text:p>
          </table:table-cell>
          <table:table-cell office:value-type="float" office:value="310.9" calcext:value-type="float">
            <text:p>31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4Z</text:p>
          </table:table-cell>
          <table:table-cell office:value-type="float" office:value="40.002465" calcext:value-type="float">
            <text:p>40.002465</text:p>
          </table:table-cell>
          <table:table-cell office:value-type="float" office:value="-79.582437" calcext:value-type="float">
            <text:p>-79.582437</text:p>
          </table:table-cell>
          <table:table-cell office:value-type="float" office:value="310.9" calcext:value-type="float">
            <text:p>31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6Z</text:p>
          </table:table-cell>
          <table:table-cell office:value-type="float" office:value="40.00244" calcext:value-type="float">
            <text:p>40.00244</text:p>
          </table:table-cell>
          <table:table-cell office:value-type="float" office:value="-79.582469" calcext:value-type="float">
            <text:p>-79.582469</text:p>
          </table:table-cell>
          <table:table-cell office:value-type="float" office:value="310.9" calcext:value-type="float">
            <text:p>31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8Z</text:p>
          </table:table-cell>
          <table:table-cell office:value-type="float" office:value="40.002418" calcext:value-type="float">
            <text:p>40.002418</text:p>
          </table:table-cell>
          <table:table-cell office:value-type="float" office:value="-79.582491" calcext:value-type="float">
            <text:p>-79.582491</text:p>
          </table:table-cell>
          <table:table-cell office:value-type="float" office:value="310.9" calcext:value-type="float">
            <text:p>31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21Z</text:p>
          </table:table-cell>
          <table:table-cell office:value-type="float" office:value="40.002394" calcext:value-type="float">
            <text:p>40.002394</text:p>
          </table:table-cell>
          <table:table-cell office:value-type="float" office:value="-79.582527" calcext:value-type="float">
            <text:p>-79.582527</text:p>
          </table:table-cell>
          <table:table-cell office:value-type="float" office:value="310.9" calcext:value-type="float">
            <text:p>31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0:23Z</text:p>
          </table:table-cell>
          <table:table-cell office:value-type="float" office:value="40.002375" calcext:value-type="float">
            <text:p>40.002375</text:p>
          </table:table-cell>
          <table:table-cell office:value-type="float" office:value="-79.582555" calcext:value-type="float">
            <text:p>-79.582555</text:p>
          </table:table-cell>
          <table:table-cell office:value-type="float" office:value="310.9" calcext:value-type="float">
            <text:p>31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0:25Z</text:p>
          </table:table-cell>
          <table:table-cell office:value-type="float" office:value="40.002354" calcext:value-type="float">
            <text:p>40.002354</text:p>
          </table:table-cell>
          <table:table-cell office:value-type="float" office:value="-79.582579" calcext:value-type="float">
            <text:p>-79.582579</text:p>
          </table:table-cell>
          <table:table-cell office:value-type="float" office:value="310.9" calcext:value-type="float">
            <text:p>310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0:27Z</text:p>
          </table:table-cell>
          <table:table-cell office:value-type="float" office:value="40.002334" calcext:value-type="float">
            <text:p>40.002334</text:p>
          </table:table-cell>
          <table:table-cell office:value-type="float" office:value="-79.582603" calcext:value-type="float">
            <text:p>-79.582603</text:p>
          </table:table-cell>
          <table:table-cell office:value-type="float" office:value="310.9" calcext:value-type="float">
            <text:p>31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0:29Z</text:p>
          </table:table-cell>
          <table:table-cell office:value-type="float" office:value="40.002314" calcext:value-type="float">
            <text:p>40.002314</text:p>
          </table:table-cell>
          <table:table-cell office:value-type="float" office:value="-79.582635" calcext:value-type="float">
            <text:p>-79.582635</text:p>
          </table:table-cell>
          <table:table-cell office:value-type="float" office:value="310.9" calcext:value-type="float">
            <text:p>3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0:31Z</text:p>
          </table:table-cell>
          <table:table-cell office:value-type="float" office:value="40.002292" calcext:value-type="float">
            <text:p>40.002292</text:p>
          </table:table-cell>
          <table:table-cell office:value-type="float" office:value="-79.582666" calcext:value-type="float">
            <text:p>-79.582666</text:p>
          </table:table-cell>
          <table:table-cell office:value-type="float" office:value="310.9" calcext:value-type="float">
            <text:p>3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0:33Z</text:p>
          </table:table-cell>
          <table:table-cell office:value-type="float" office:value="40.002262" calcext:value-type="float">
            <text:p>40.002262</text:p>
          </table:table-cell>
          <table:table-cell office:value-type="float" office:value="-79.582713" calcext:value-type="float">
            <text:p>-79.582713</text:p>
          </table:table-cell>
          <table:table-cell office:value-type="float" office:value="311" calcext:value-type="float">
            <text:p>3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0:35Z</text:p>
          </table:table-cell>
          <table:table-cell office:value-type="float" office:value="40.002229" calcext:value-type="float">
            <text:p>40.002229</text:p>
          </table:table-cell>
          <table:table-cell office:value-type="float" office:value="-79.582768" calcext:value-type="float">
            <text:p>-79.582768</text:p>
          </table:table-cell>
          <table:table-cell office:value-type="float" office:value="311" calcext:value-type="float">
            <text:p>31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0:37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25" calcext:value-type="float">
            <text:p>-79.582825</text:p>
          </table:table-cell>
          <table:table-cell office:value-type="float" office:value="311" calcext:value-type="float">
            <text:p>3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0:38Z</text:p>
          </table:table-cell>
          <table:table-cell office:value-type="float" office:value="40.002179" calcext:value-type="float">
            <text:p>40.002179</text:p>
          </table:table-cell>
          <table:table-cell office:value-type="float" office:value="-79.582854" calcext:value-type="float">
            <text:p>-79.582854</text:p>
          </table:table-cell>
          <table:table-cell office:value-type="float" office:value="311" calcext:value-type="float">
            <text:p>3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0:39Z</text:p>
          </table:table-cell>
          <table:table-cell office:value-type="float" office:value="40.002161" calcext:value-type="float">
            <text:p>40.002161</text:p>
          </table:table-cell>
          <table:table-cell office:value-type="float" office:value="-79.582887" calcext:value-type="float">
            <text:p>-79.582887</text:p>
          </table:table-cell>
          <table:table-cell office:value-type="float" office:value="311" calcext:value-type="float">
            <text:p>3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0:40Z</text:p>
          </table:table-cell>
          <table:table-cell office:value-type="float" office:value="40.002143" calcext:value-type="float">
            <text:p>40.002143</text:p>
          </table:table-cell>
          <table:table-cell office:value-type="float" office:value="-79.582915" calcext:value-type="float">
            <text:p>-79.582915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41Z</text:p>
          </table:table-cell>
          <table:table-cell office:value-type="float" office:value="40.002122" calcext:value-type="float">
            <text:p>40.002122</text:p>
          </table:table-cell>
          <table:table-cell office:value-type="float" office:value="-79.582937" calcext:value-type="float">
            <text:p>-79.582937</text:p>
          </table:table-cell>
          <table:table-cell office:value-type="float" office:value="311" calcext:value-type="float">
            <text:p>3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42Z</text:p>
          </table:table-cell>
          <table:table-cell office:value-type="float" office:value="40.002098" calcext:value-type="float">
            <text:p>40.002098</text:p>
          </table:table-cell>
          <table:table-cell office:value-type="float" office:value="-79.582958" calcext:value-type="float">
            <text:p>-79.582958</text:p>
          </table:table-cell>
          <table:table-cell office:value-type="float" office:value="311" calcext:value-type="float">
            <text:p>3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0:44Z</text:p>
          </table:table-cell>
          <table:table-cell office:value-type="float" office:value="40.002055" calcext:value-type="float">
            <text:p>40.002055</text:p>
          </table:table-cell>
          <table:table-cell office:value-type="float" office:value="-79.582992" calcext:value-type="float">
            <text:p>-79.582992</text:p>
          </table:table-cell>
          <table:table-cell office:value-type="float" office:value="311" calcext:value-type="float">
            <text:p>3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0:45Z</text:p>
          </table:table-cell>
          <table:table-cell office:value-type="float" office:value="40.002031" calcext:value-type="float">
            <text:p>40.002031</text:p>
          </table:table-cell>
          <table:table-cell office:value-type="float" office:value="-79.583012" calcext:value-type="float">
            <text:p>-79.583012</text:p>
          </table:table-cell>
          <table:table-cell office:value-type="float" office:value="311" calcext:value-type="float">
            <text:p>31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0:47Z</text:p>
          </table:table-cell>
          <table:table-cell office:value-type="float" office:value="40.001988" calcext:value-type="float">
            <text:p>40.001988</text:p>
          </table:table-cell>
          <table:table-cell office:value-type="float" office:value="-79.583042" calcext:value-type="float">
            <text:p>-79.583042</text:p>
          </table:table-cell>
          <table:table-cell office:value-type="float" office:value="311.3" calcext:value-type="float">
            <text:p>311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0:49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3054" calcext:value-type="float">
            <text:p>-79.583054</text:p>
          </table:table-cell>
          <table:table-cell office:value-type="float" office:value="311.5" calcext:value-type="float">
            <text:p>311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0:52Z</text:p>
          </table:table-cell>
          <table:table-cell office:value-type="float" office:value="40.001918" calcext:value-type="float">
            <text:p>40.001918</text:p>
          </table:table-cell>
          <table:table-cell office:value-type="float" office:value="-79.583054" calcext:value-type="float">
            <text:p>-79.583054</text:p>
          </table:table-cell>
          <table:table-cell office:value-type="float" office:value="311.8" calcext:value-type="float">
            <text:p>311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0:55Z</text:p>
          </table:table-cell>
          <table:table-cell office:value-type="float" office:value="40.001881" calcext:value-type="float">
            <text:p>40.001881</text:p>
          </table:table-cell>
          <table:table-cell office:value-type="float" office:value="-79.583047" calcext:value-type="float">
            <text:p>-79.583047</text:p>
          </table:table-cell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0:58Z</text:p>
          </table:table-cell>
          <table:table-cell office:value-type="float" office:value="40.001848" calcext:value-type="float">
            <text:p>40.001848</text:p>
          </table:table-cell>
          <table:table-cell office:value-type="float" office:value="-79.583038" calcext:value-type="float">
            <text:p>-79.583038</text:p>
          </table:table-cell>
          <table:table-cell office:value-type="float" office:value="312.2" calcext:value-type="float">
            <text:p>312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1:01Z</text:p>
          </table:table-cell>
          <table:table-cell office:value-type="float" office:value="40.001807" calcext:value-type="float">
            <text:p>40.001807</text:p>
          </table:table-cell>
          <table:table-cell office:value-type="float" office:value="-79.583035" calcext:value-type="float">
            <text:p>-79.583035</text:p>
          </table:table-cell>
          <table:table-cell office:value-type="float" office:value="312.5" calcext:value-type="float">
            <text:p>312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1:03Z</text:p>
          </table:table-cell>
          <table:table-cell office:value-type="float" office:value="40.00178" calcext:value-type="float">
            <text:p>40.00178</text:p>
          </table:table-cell>
          <table:table-cell office:value-type="float" office:value="-79.58304" calcext:value-type="float">
            <text:p>-79.58304</text:p>
          </table:table-cell>
          <table:table-cell office:value-type="float" office:value="312.7" calcext:value-type="float">
            <text:p>312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1:06Z</text:p>
          </table:table-cell>
          <table:table-cell office:value-type="float" office:value="40.001745" calcext:value-type="float">
            <text:p>40.001745</text:p>
          </table:table-cell>
          <table:table-cell office:value-type="float" office:value="-79.583071" calcext:value-type="float">
            <text:p>-79.583071</text:p>
          </table:table-cell>
          <table:table-cell office:value-type="float" office:value="312.7" calcext:value-type="float">
            <text:p>312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1:08Z</text:p>
          </table:table-cell>
          <table:table-cell office:value-type="float" office:value="40.001731" calcext:value-type="float">
            <text:p>40.001731</text:p>
          </table:table-cell>
          <table:table-cell office:value-type="float" office:value="-79.58311" calcext:value-type="float">
            <text:p>-79.58311</text:p>
          </table:table-cell>
          <table:table-cell office:value-type="float" office:value="312.2" calcext:value-type="float">
            <text:p>312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1:11Z</text:p>
          </table:table-cell>
          <table:table-cell office:value-type="float" office:value="40.001729" calcext:value-type="float">
            <text:p>40.001729</text:p>
          </table:table-cell>
          <table:table-cell office:value-type="float" office:value="-79.583161" calcext:value-type="float">
            <text:p>-79.583161</text:p>
          </table:table-cell>
          <table:table-cell office:value-type="float" office:value="311.7" calcext:value-type="float">
            <text:p>311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14Z</text:p>
          </table:table-cell>
          <table:table-cell office:value-type="float" office:value="40.001729" calcext:value-type="float">
            <text:p>40.001729</text:p>
          </table:table-cell>
          <table:table-cell office:value-type="float" office:value="-79.583211" calcext:value-type="float">
            <text:p>-79.583211</text:p>
          </table:table-cell>
          <table:table-cell office:value-type="float" office:value="311.3" calcext:value-type="float">
            <text:p>311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17Z</text:p>
          </table:table-cell>
          <table:table-cell office:value-type="float" office:value="40.001734" calcext:value-type="float">
            <text:p>40.001734</text:p>
          </table:table-cell>
          <table:table-cell office:value-type="float" office:value="-79.583254" calcext:value-type="float">
            <text:p>-79.583254</text:p>
          </table:table-cell>
          <table:table-cell office:value-type="float" office:value="311.1" calcext:value-type="float">
            <text:p>311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20Z</text:p>
          </table:table-cell>
          <table:table-cell office:value-type="float" office:value="40.001743" calcext:value-type="float">
            <text:p>40.001743</text:p>
          </table:table-cell>
          <table:table-cell office:value-type="float" office:value="-79.583303" calcext:value-type="float">
            <text:p>-79.583303</text:p>
          </table:table-cell>
          <table:table-cell office:value-type="float" office:value="310.9" calcext:value-type="float">
            <text:p>310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1:22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3337" calcext:value-type="float">
            <text:p>-79.583337</text:p>
          </table:table-cell>
          <table:table-cell office:value-type="float" office:value="310.8" calcext:value-type="float">
            <text:p>31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1:24Z</text:p>
          </table:table-cell>
          <table:table-cell office:value-type="float" office:value="40.001757" calcext:value-type="float">
            <text:p>40.001757</text:p>
          </table:table-cell>
          <table:table-cell office:value-type="float" office:value="-79.583376" calcext:value-type="float">
            <text:p>-79.583376</text:p>
          </table:table-cell>
          <table:table-cell office:value-type="float" office:value="310.6" calcext:value-type="float">
            <text:p>310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1:26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3411" calcext:value-type="float">
            <text:p>-79.583411</text:p>
          </table:table-cell>
          <table:table-cell office:value-type="float" office:value="310.5" calcext:value-type="float">
            <text:p>310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1:28Z</text:p>
          </table:table-cell>
          <table:table-cell office:value-type="float" office:value="40.001771" calcext:value-type="float">
            <text:p>40.001771</text:p>
          </table:table-cell>
          <table:table-cell office:value-type="float" office:value="-79.583447" calcext:value-type="float">
            <text:p>-79.583447</text:p>
          </table:table-cell>
          <table:table-cell office:value-type="float" office:value="310.3" calcext:value-type="float">
            <text:p>31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1:30Z</text:p>
          </table:table-cell>
          <table:table-cell office:value-type="float" office:value="40.001776" calcext:value-type="float">
            <text:p>40.001776</text:p>
          </table:table-cell>
          <table:table-cell office:value-type="float" office:value="-79.583483" calcext:value-type="float">
            <text:p>-79.583483</text:p>
          </table:table-cell>
          <table:table-cell office:value-type="float" office:value="310.2" calcext:value-type="float">
            <text:p>310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1:32Z</text:p>
          </table:table-cell>
          <table:table-cell office:value-type="float" office:value="40.001776" calcext:value-type="float">
            <text:p>40.001776</text:p>
          </table:table-cell>
          <table:table-cell office:value-type="float" office:value="-79.583518" calcext:value-type="float">
            <text:p>-79.583518</text:p>
          </table:table-cell>
          <table:table-cell office:value-type="float" office:value="310" calcext:value-type="float">
            <text:p>3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1:34Z</text:p>
          </table:table-cell>
          <table:table-cell office:value-type="float" office:value="40.001778" calcext:value-type="float">
            <text:p>40.001778</text:p>
          </table:table-cell>
          <table:table-cell office:value-type="float" office:value="-79.583555" calcext:value-type="float">
            <text:p>-79.583555</text:p>
          </table:table-cell>
          <table:table-cell office:value-type="float" office:value="309.8" calcext:value-type="float">
            <text:p>309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1:37Z</text:p>
          </table:table-cell>
          <table:table-cell office:value-type="float" office:value="40.001788" calcext:value-type="float">
            <text:p>40.001788</text:p>
          </table:table-cell>
          <table:table-cell office:value-type="float" office:value="-79.583608" calcext:value-type="float">
            <text:p>-79.583608</text:p>
          </table:table-cell>
          <table:table-cell office:value-type="float" office:value="309.2" calcext:value-type="float">
            <text:p>309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41:39Z</text:p>
          </table:table-cell>
          <table:table-cell office:value-type="float" office:value="40.001794" calcext:value-type="float">
            <text:p>40.001794</text:p>
          </table:table-cell>
          <table:table-cell office:value-type="float" office:value="-79.583645" calcext:value-type="float">
            <text:p>-79.583645</text:p>
          </table:table-cell>
          <table:table-cell office:value-type="float" office:value="308.8" calcext:value-type="float">
            <text:p>308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1:41Z</text:p>
          </table:table-cell>
          <table:table-cell office:value-type="float" office:value="40.001801" calcext:value-type="float">
            <text:p>40.001801</text:p>
          </table:table-cell>
          <table:table-cell office:value-type="float" office:value="-79.583688" calcext:value-type="float">
            <text:p>-79.583688</text:p>
          </table:table-cell>
          <table:table-cell office:value-type="float" office:value="308.4" calcext:value-type="float">
            <text:p>308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1:43Z</text:p>
          </table:table-cell>
          <table:table-cell office:value-type="float" office:value="40.00181" calcext:value-type="float">
            <text:p>40.00181</text:p>
          </table:table-cell>
          <table:table-cell office:value-type="float" office:value="-79.583736" calcext:value-type="float">
            <text:p>-79.583736</text:p>
          </table:table-cell>
          <table:table-cell office:value-type="float" office:value="307.9" calcext:value-type="float">
            <text:p>307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41:45Z</text:p>
          </table:table-cell>
          <table:table-cell office:value-type="float" office:value="40.001823" calcext:value-type="float">
            <text:p>40.001823</text:p>
          </table:table-cell>
          <table:table-cell office:value-type="float" office:value="-79.583785" calcext:value-type="float">
            <text:p>-79.583785</text:p>
          </table:table-cell>
          <table:table-cell office:value-type="float" office:value="307.7" calcext:value-type="float">
            <text:p>307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1:47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3841" calcext:value-type="float">
            <text:p>-79.583841</text:p>
          </table:table-cell>
          <table:table-cell office:value-type="float" office:value="307.5" calcext:value-type="float">
            <text:p>307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41:49Z</text:p>
          </table:table-cell>
          <table:table-cell office:value-type="float" office:value="40.001845" calcext:value-type="float">
            <text:p>40.001845</text:p>
          </table:table-cell>
          <table:table-cell office:value-type="float" office:value="-79.583896" calcext:value-type="float">
            <text:p>-79.583896</text:p>
          </table:table-cell>
          <table:table-cell office:value-type="float" office:value="307.2" calcext:value-type="float">
            <text:p>307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1:51Z</text:p>
          </table:table-cell>
          <table:table-cell office:value-type="float" office:value="40.001852" calcext:value-type="float">
            <text:p>40.001852</text:p>
          </table:table-cell>
          <table:table-cell office:value-type="float" office:value="-79.583955" calcext:value-type="float">
            <text:p>-79.583955</text:p>
          </table:table-cell>
          <table:table-cell office:value-type="float" office:value="307" calcext:value-type="float">
            <text:p>3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41:53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4014" calcext:value-type="float">
            <text:p>-79.584014</text:p>
          </table:table-cell>
          <table:table-cell office:value-type="float" office:value="306.8" calcext:value-type="float">
            <text:p>306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1:55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4065" calcext:value-type="float">
            <text:p>-79.584065</text:p>
          </table:table-cell>
          <table:table-cell office:value-type="float" office:value="306.6" calcext:value-type="float">
            <text:p>306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1:57Z</text:p>
          </table:table-cell>
          <table:table-cell office:value-type="float" office:value="40.001869" calcext:value-type="float">
            <text:p>40.001869</text:p>
          </table:table-cell>
          <table:table-cell office:value-type="float" office:value="-79.584119" calcext:value-type="float">
            <text:p>-79.584119</text:p>
          </table:table-cell>
          <table:table-cell office:value-type="float" office:value="306.3" calcext:value-type="float">
            <text:p>306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1:59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4155" calcext:value-type="float">
            <text:p>-79.584155</text:p>
          </table:table-cell>
          <table:table-cell office:value-type="float" office:value="306.2" calcext:value-type="float">
            <text:p>306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2:01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419" calcext:value-type="float">
            <text:p>-79.58419</text:p>
          </table:table-cell>
          <table:table-cell office:value-type="float" office:value="306" calcext:value-type="float">
            <text:p>3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04Z</text:p>
          </table:table-cell>
          <table:table-cell office:value-type="float" office:value="40.001901" calcext:value-type="float">
            <text:p>40.001901</text:p>
          </table:table-cell>
          <table:table-cell office:value-type="float" office:value="-79.584231" calcext:value-type="float">
            <text:p>-79.584231</text:p>
          </table:table-cell>
          <table:table-cell office:value-type="float" office:value="306" calcext:value-type="float">
            <text:p>30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06Z</text:p>
          </table:table-cell>
          <table:table-cell office:value-type="float" office:value="40.00191" calcext:value-type="float">
            <text:p>40.00191</text:p>
          </table:table-cell>
          <table:table-cell office:value-type="float" office:value="-79.584265" calcext:value-type="float">
            <text:p>-79.584265</text:p>
          </table:table-cell>
          <table:table-cell office:value-type="float" office:value="305.9" calcext:value-type="float">
            <text:p>305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2:08Z</text:p>
          </table:table-cell>
          <table:table-cell office:value-type="float" office:value="40.00192" calcext:value-type="float">
            <text:p>40.00192</text:p>
          </table:table-cell>
          <table:table-cell office:value-type="float" office:value="-79.584301" calcext:value-type="float">
            <text:p>-79.584301</text:p>
          </table:table-cell>
          <table:table-cell office:value-type="float" office:value="305.9" calcext:value-type="float">
            <text:p>305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2:10Z</text:p>
          </table:table-cell>
          <table:table-cell office:value-type="float" office:value="40.001926" calcext:value-type="float">
            <text:p>40.001926</text:p>
          </table:table-cell>
          <table:table-cell office:value-type="float" office:value="-79.584341" calcext:value-type="float">
            <text:p>-79.584341</text:p>
          </table:table-cell>
          <table:table-cell office:value-type="float" office:value="305.9" calcext:value-type="float">
            <text:p>305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42:12Z</text:p>
          </table:table-cell>
          <table:table-cell office:value-type="float" office:value="40.001929" calcext:value-type="float">
            <text:p>40.001929</text:p>
          </table:table-cell>
          <table:table-cell office:value-type="float" office:value="-79.584396" calcext:value-type="float">
            <text:p>-79.584396</text:p>
          </table:table-cell>
          <table:table-cell office:value-type="float" office:value="305.8" calcext:value-type="float">
            <text:p>305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2:14Z</text:p>
          </table:table-cell>
          <table:table-cell office:value-type="float" office:value="40.001934" calcext:value-type="float">
            <text:p>40.001934</text:p>
          </table:table-cell>
          <table:table-cell office:value-type="float" office:value="-79.584451" calcext:value-type="float">
            <text:p>-79.584451</text:p>
          </table:table-cell>
          <table:table-cell office:value-type="float" office:value="305.8" calcext:value-type="float">
            <text:p>305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2:16Z</text:p>
          </table:table-cell>
          <table:table-cell office:value-type="float" office:value="40.001943" calcext:value-type="float">
            <text:p>40.001943</text:p>
          </table:table-cell>
          <table:table-cell office:value-type="float" office:value="-79.584511" calcext:value-type="float">
            <text:p>-79.584511</text:p>
          </table:table-cell>
          <table:table-cell office:value-type="float" office:value="305.8" calcext:value-type="float">
            <text:p>305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2:18Z</text:p>
          </table:table-cell>
          <table:table-cell office:value-type="float" office:value="40.001951" calcext:value-type="float">
            <text:p>40.001951</text:p>
          </table:table-cell>
          <table:table-cell office:value-type="float" office:value="-79.584569" calcext:value-type="float">
            <text:p>-79.584569</text:p>
          </table:table-cell>
          <table:table-cell office:value-type="float" office:value="305.7" calcext:value-type="float">
            <text:p>305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20Z</text:p>
          </table:table-cell>
          <table:table-cell office:value-type="float" office:value="40.001953" calcext:value-type="float">
            <text:p>40.001953</text:p>
          </table:table-cell>
          <table:table-cell office:value-type="float" office:value="-79.584619" calcext:value-type="float">
            <text:p>-79.584619</text:p>
          </table:table-cell>
          <table:table-cell office:value-type="float" office:value="305.7" calcext:value-type="float">
            <text:p>305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2:22Z</text:p>
          </table:table-cell>
          <table:table-cell office:value-type="float" office:value="40.001964" calcext:value-type="float">
            <text:p>40.001964</text:p>
          </table:table-cell>
          <table:table-cell office:value-type="float" office:value="-79.584672" calcext:value-type="float">
            <text:p>-79.584672</text:p>
          </table:table-cell>
          <table:table-cell office:value-type="float" office:value="305.6" calcext:value-type="float">
            <text:p>305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2:24Z</text:p>
          </table:table-cell>
          <table:table-cell office:value-type="float" office:value="40.001978" calcext:value-type="float">
            <text:p>40.001978</text:p>
          </table:table-cell>
          <table:table-cell office:value-type="float" office:value="-79.584735" calcext:value-type="float">
            <text:p>-79.584735</text:p>
          </table:table-cell>
          <table:table-cell office:value-type="float" office:value="305.5" calcext:value-type="float">
            <text:p>305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2:26Z</text:p>
          </table:table-cell>
          <table:table-cell office:value-type="float" office:value="40.001987" calcext:value-type="float">
            <text:p>40.001987</text:p>
          </table:table-cell>
          <table:table-cell office:value-type="float" office:value="-79.584789" calcext:value-type="float">
            <text:p>-79.584789</text:p>
          </table:table-cell>
          <table:table-cell office:value-type="float" office:value="305.5" calcext:value-type="float">
            <text:p>305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2:30Z</text:p>
          </table:table-cell>
          <table:table-cell office:value-type="float" office:value="40.002" calcext:value-type="float">
            <text:p>40.002</text:p>
          </table:table-cell>
          <table:table-cell office:value-type="float" office:value="-79.584834" calcext:value-type="float">
            <text:p>-79.584834</text:p>
          </table:table-cell>
          <table:table-cell office:value-type="float" office:value="305.4" calcext:value-type="float">
            <text:p>305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2:34Z</text:p>
          </table:table-cell>
          <table:table-cell office:value-type="float" office:value="40.002008" calcext:value-type="float">
            <text:p>40.002008</text:p>
          </table:table-cell>
          <table:table-cell office:value-type="float" office:value="-79.584874" calcext:value-type="float">
            <text:p>-79.584874</text:p>
          </table:table-cell>
          <table:table-cell office:value-type="float" office:value="305.4" calcext:value-type="float">
            <text:p>305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2:36Z</text:p>
          </table:table-cell>
          <table:table-cell office:value-type="float" office:value="40.002013" calcext:value-type="float">
            <text:p>40.002013</text:p>
          </table:table-cell>
          <table:table-cell office:value-type="float" office:value="-79.584922" calcext:value-type="float">
            <text:p>-79.584922</text:p>
          </table:table-cell>
          <table:table-cell office:value-type="float" office:value="305.3" calcext:value-type="float">
            <text:p>305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38Z</text:p>
          </table:table-cell>
          <table:table-cell office:value-type="float" office:value="40.002024" calcext:value-type="float">
            <text:p>40.002024</text:p>
          </table:table-cell>
          <table:table-cell office:value-type="float" office:value="-79.58497" calcext:value-type="float">
            <text:p>-79.58497</text:p>
          </table:table-cell>
          <table:table-cell office:value-type="float" office:value="305.3" calcext:value-type="float">
            <text:p>305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40Z</text:p>
          </table:table-cell>
          <table:table-cell office:value-type="float" office:value="40.002038" calcext:value-type="float">
            <text:p>40.002038</text:p>
          </table:table-cell>
          <table:table-cell office:value-type="float" office:value="-79.585018" calcext:value-type="float">
            <text:p>-79.585018</text:p>
          </table:table-cell>
          <table:table-cell office:value-type="float" office:value="305.2" calcext:value-type="float">
            <text:p>305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2:42Z</text:p>
          </table:table-cell>
          <table:table-cell office:value-type="float" office:value="40.00205" calcext:value-type="float">
            <text:p>40.00205</text:p>
          </table:table-cell>
          <table:table-cell office:value-type="float" office:value="-79.585066" calcext:value-type="float">
            <text:p>-79.585066</text:p>
          </table:table-cell>
          <table:table-cell office:value-type="float" office:value="305" calcext:value-type="float">
            <text:p>3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44Z</text:p>
          </table:table-cell>
          <table:table-cell office:value-type="float" office:value="40.002062" calcext:value-type="float">
            <text:p>40.002062</text:p>
          </table:table-cell>
          <table:table-cell office:value-type="float" office:value="-79.585111" calcext:value-type="float">
            <text:p>-79.585111</text:p>
          </table:table-cell>
          <table:table-cell office:value-type="float" office:value="304.8" calcext:value-type="float">
            <text:p>304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47Z</text:p>
          </table:table-cell>
          <table:table-cell office:value-type="float" office:value="40.002072" calcext:value-type="float">
            <text:p>40.002072</text:p>
          </table:table-cell>
          <table:table-cell office:value-type="float" office:value="-79.585155" calcext:value-type="float">
            <text:p>-79.585155</text:p>
          </table:table-cell>
          <table:table-cell office:value-type="float" office:value="304.6" calcext:value-type="float">
            <text:p>304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2:50Z</text:p>
          </table:table-cell>
          <table:table-cell office:value-type="float" office:value="40.002079" calcext:value-type="float">
            <text:p>40.002079</text:p>
          </table:table-cell>
          <table:table-cell office:value-type="float" office:value="-79.585204" calcext:value-type="float">
            <text:p>-79.585204</text:p>
          </table:table-cell>
          <table:table-cell office:value-type="float" office:value="304.2" calcext:value-type="float">
            <text:p>304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2:52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245" calcext:value-type="float">
            <text:p>-79.585245</text:p>
          </table:table-cell>
          <table:table-cell office:value-type="float" office:value="303.9" calcext:value-type="float">
            <text:p>303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42:54Z</text:p>
          </table:table-cell>
          <table:table-cell office:value-type="float" office:value="40.002081" calcext:value-type="float">
            <text:p>40.002081</text:p>
          </table:table-cell>
          <table:table-cell office:value-type="float" office:value="-79.585283" calcext:value-type="float">
            <text:p>-79.585283</text:p>
          </table:table-cell>
          <table:table-cell office:value-type="float" office:value="303.6" calcext:value-type="float">
            <text:p>303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2:56Z</text:p>
          </table:table-cell>
          <table:table-cell office:value-type="float" office:value="40.002081" calcext:value-type="float">
            <text:p>40.002081</text:p>
          </table:table-cell>
          <table:table-cell office:value-type="float" office:value="-79.585323" calcext:value-type="float">
            <text:p>-79.585323</text:p>
          </table:table-cell>
          <table:table-cell office:value-type="float" office:value="303.3" calcext:value-type="float">
            <text:p>303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2:58Z</text:p>
          </table:table-cell>
          <table:table-cell office:value-type="float" office:value="40.002077" calcext:value-type="float">
            <text:p>40.002077</text:p>
          </table:table-cell>
          <table:table-cell office:value-type="float" office:value="-79.585372" calcext:value-type="float">
            <text:p>-79.585372</text:p>
          </table:table-cell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3:00Z</text:p>
          </table:table-cell>
          <table:table-cell office:value-type="float" office:value="40.002078" calcext:value-type="float">
            <text:p>40.002078</text:p>
          </table:table-cell>
          <table:table-cell office:value-type="float" office:value="-79.585429" calcext:value-type="float">
            <text:p>-79.585429</text:p>
          </table:table-cell>
          <table:table-cell office:value-type="float" office:value="302.9" calcext:value-type="float">
            <text:p>302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43:02Z</text:p>
          </table:table-cell>
          <table:table-cell office:value-type="float" office:value="40.002085" calcext:value-type="float">
            <text:p>40.002085</text:p>
          </table:table-cell>
          <table:table-cell office:value-type="float" office:value="-79.585494" calcext:value-type="float">
            <text:p>-79.585494</text:p>
          </table:table-cell>
          <table:table-cell office:value-type="float" office:value="302.9" calcext:value-type="float">
            <text:p>302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43:04Z</text:p>
          </table:table-cell>
          <table:table-cell office:value-type="float" office:value="40.002098" calcext:value-type="float">
            <text:p>40.002098</text:p>
          </table:table-cell>
          <table:table-cell office:value-type="float" office:value="-79.585549" calcext:value-type="float">
            <text:p>-79.585549</text:p>
          </table:table-cell>
          <table:table-cell office:value-type="float" office:value="302.9" calcext:value-type="float">
            <text:p>302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3:06Z</text:p>
          </table:table-cell>
          <table:table-cell office:value-type="float" office:value="40.00211" calcext:value-type="float">
            <text:p>40.00211</text:p>
          </table:table-cell>
          <table:table-cell office:value-type="float" office:value="-79.585604" calcext:value-type="float">
            <text:p>-79.585604</text:p>
          </table:table-cell>
          <table:table-cell office:value-type="float" office:value="302.8" calcext:value-type="float">
            <text:p>302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43:08Z</text:p>
          </table:table-cell>
          <table:table-cell office:value-type="float" office:value="40.002121" calcext:value-type="float">
            <text:p>40.002121</text:p>
          </table:table-cell>
          <table:table-cell office:value-type="float" office:value="-79.585663" calcext:value-type="float">
            <text:p>-79.585663</text:p>
          </table:table-cell>
          <table:table-cell office:value-type="float" office:value="302.8" calcext:value-type="float">
            <text:p>302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3:10Z</text:p>
          </table:table-cell>
          <table:table-cell office:value-type="float" office:value="40.002134" calcext:value-type="float">
            <text:p>40.002134</text:p>
          </table:table-cell>
          <table:table-cell office:value-type="float" office:value="-79.585722" calcext:value-type="float">
            <text:p>-79.585722</text:p>
          </table:table-cell>
          <table:table-cell office:value-type="float" office:value="302.7" calcext:value-type="float">
            <text:p>302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3:12Z</text:p>
          </table:table-cell>
          <table:table-cell office:value-type="float" office:value="40.002146" calcext:value-type="float">
            <text:p>40.002146</text:p>
          </table:table-cell>
          <table:table-cell office:value-type="float" office:value="-79.585784" calcext:value-type="float">
            <text:p>-79.585784</text:p>
          </table:table-cell>
          <table:table-cell office:value-type="float" office:value="302.7" calcext:value-type="float">
            <text:p>302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3:14Z</text:p>
          </table:table-cell>
          <table:table-cell office:value-type="float" office:value="40.002152" calcext:value-type="float">
            <text:p>40.002152</text:p>
          </table:table-cell>
          <table:table-cell office:value-type="float" office:value="-79.585851" calcext:value-type="float">
            <text:p>-79.585851</text:p>
          </table:table-cell>
          <table:table-cell office:value-type="float" office:value="302.6" calcext:value-type="float">
            <text:p>302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3:15Z</text:p>
          </table:table-cell>
          <table:table-cell office:value-type="float" office:value="40.002155" calcext:value-type="float">
            <text:p>40.002155</text:p>
          </table:table-cell>
          <table:table-cell office:value-type="float" office:value="-79.585889" calcext:value-type="float">
            <text:p>-79.585889</text:p>
          </table:table-cell>
          <table:table-cell office:value-type="float" office:value="302.6" calcext:value-type="float">
            <text:p>302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3:17Z</text:p>
          </table:table-cell>
          <table:table-cell office:value-type="float" office:value="40.002141" calcext:value-type="float">
            <text:p>40.002141</text:p>
          </table:table-cell>
          <table:table-cell office:value-type="float" office:value="-79.585942" calcext:value-type="float">
            <text:p>-79.585942</text:p>
          </table:table-cell>
          <table:table-cell office:value-type="float" office:value="302.5" calcext:value-type="float">
            <text:p>302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3:18Z</text:p>
          </table:table-cell>
          <table:table-cell office:value-type="float" office:value="40.002115" calcext:value-type="float">
            <text:p>40.002115</text:p>
          </table:table-cell>
          <table:table-cell office:value-type="float" office:value="-79.585966" calcext:value-type="float">
            <text:p>-79.585966</text:p>
          </table:table-cell>
          <table:table-cell office:value-type="float" office:value="302.5" calcext:value-type="float">
            <text:p>302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3:19Z</text:p>
          </table:table-cell>
          <table:table-cell office:value-type="float" office:value="40.002078" calcext:value-type="float">
            <text:p>40.002078</text:p>
          </table:table-cell>
          <table:table-cell office:value-type="float" office:value="-79.585987" calcext:value-type="float">
            <text:p>-79.585987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3:20Z</text:p>
          </table:table-cell>
          <table:table-cell office:value-type="float" office:value="40.002044" calcext:value-type="float">
            <text:p>40.002044</text:p>
          </table:table-cell>
          <table:table-cell office:value-type="float" office:value="-79.586002" calcext:value-type="float">
            <text:p>-79.586002</text:p>
          </table:table-cell>
          <table:table-cell office:value-type="float" office:value="302.2" calcext:value-type="float">
            <text:p>302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3:21Z</text:p>
          </table:table-cell>
          <table:table-cell office:value-type="float" office:value="40.002013" calcext:value-type="float">
            <text:p>40.002013</text:p>
          </table:table-cell>
          <table:table-cell office:value-type="float" office:value="-79.586015" calcext:value-type="float">
            <text:p>-79.586015</text:p>
          </table:table-cell>
          <table:table-cell office:value-type="float" office:value="302.1" calcext:value-type="float">
            <text:p>302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3:22Z</text:p>
          </table:table-cell>
          <table:table-cell office:value-type="float" office:value="40.001976" calcext:value-type="float">
            <text:p>40.001976</text:p>
          </table:table-cell>
          <table:table-cell office:value-type="float" office:value="-79.586029" calcext:value-type="float">
            <text:p>-79.586029</text:p>
          </table:table-cell>
          <table:table-cell office:value-type="float" office:value="302" calcext:value-type="float">
            <text:p>3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3:23Z</text:p>
          </table:table-cell>
          <table:table-cell office:value-type="float" office:value="40.001942" calcext:value-type="float">
            <text:p>40.001942</text:p>
          </table:table-cell>
          <table:table-cell office:value-type="float" office:value="-79.586039" calcext:value-type="float">
            <text:p>-79.586039</text:p>
          </table:table-cell>
          <table:table-cell office:value-type="float" office:value="301.5" calcext:value-type="float">
            <text:p>301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3:24Z</text:p>
          </table:table-cell>
          <table:table-cell office:value-type="float" office:value="40.001911" calcext:value-type="float">
            <text:p>40.001911</text:p>
          </table:table-cell>
          <table:table-cell office:value-type="float" office:value="-79.586049" calcext:value-type="float">
            <text:p>-79.586049</text:p>
          </table:table-cell>
          <table:table-cell office:value-type="float" office:value="301.1" calcext:value-type="float">
            <text:p>301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3:25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057" calcext:value-type="float">
            <text:p>-79.586057</text:p>
          </table:table-cell>
          <table:table-cell office:value-type="float" office:value="300.7" calcext:value-type="float">
            <text:p>300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3:27Z</text:p>
          </table:table-cell>
          <table:table-cell office:value-type="float" office:value="40.001853" calcext:value-type="float">
            <text:p>40.001853</text:p>
          </table:table-cell>
          <table:table-cell office:value-type="float" office:value="-79.586086" calcext:value-type="float">
            <text:p>-79.586086</text:p>
          </table:table-cell>
          <table:table-cell office:value-type="float" office:value="300.2" calcext:value-type="float">
            <text:p>300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3:30Z</text:p>
          </table:table-cell>
          <table:table-cell office:value-type="float" office:value="40.001856" calcext:value-type="float">
            <text:p>40.001856</text:p>
          </table:table-cell>
          <table:table-cell office:value-type="float" office:value="-79.586135" calcext:value-type="float">
            <text:p>-79.586135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3:32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3:34Z</text:p>
          </table:table-cell>
          <table:table-cell office:value-type="float" office:value="40.001881" calcext:value-type="float">
            <text:p>40.001881</text:p>
          </table:table-cell>
          <table:table-cell office:value-type="float" office:value="-79.586209" calcext:value-type="float">
            <text:p>-79.586209</text:p>
          </table:table-cell>
          <table:table-cell office:value-type="float" office:value="299.9" calcext:value-type="float">
            <text:p>299.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3:36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244" calcext:value-type="float">
            <text:p>-79.586244</text:p>
          </table:table-cell>
          <table:table-cell office:value-type="float" office:value="299.8" calcext:value-type="float">
            <text:p>299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3:39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299.6" calcext:value-type="float">
            <text:p>299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3:41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331" calcext:value-type="float">
            <text:p>-79.586331</text:p>
          </table:table-cell>
          <table:table-cell office:value-type="float" office:value="299.6" calcext:value-type="float">
            <text:p>299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3:44Z</text:p>
          </table:table-cell>
          <table:table-cell office:value-type="float" office:value="40.001861" calcext:value-type="float">
            <text:p>40.001861</text:p>
          </table:table-cell>
          <table:table-cell office:value-type="float" office:value="-79.586378" calcext:value-type="float">
            <text:p>-79.586378</text:p>
          </table:table-cell>
          <table:table-cell office:value-type="float" office:value="299.5" calcext:value-type="float">
            <text:p>299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3:46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299.4" calcext:value-type="float">
            <text:p>299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3:48Z</text:p>
          </table:table-cell>
          <table:table-cell office:value-type="float" office:value="40.001853" calcext:value-type="float">
            <text:p>40.001853</text:p>
          </table:table-cell>
          <table:table-cell office:value-type="float" office:value="-79.586454" calcext:value-type="float">
            <text:p>-79.586454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3:51Z</text:p>
          </table:table-cell>
          <table:table-cell office:value-type="float" office:value="40.001847" calcext:value-type="float">
            <text:p>40.001847</text:p>
          </table:table-cell>
          <table:table-cell office:value-type="float" office:value="-79.586509" calcext:value-type="float">
            <text:p>-79.586509</text:p>
          </table:table-cell>
          <table:table-cell office:value-type="float" office:value="299.2" calcext:value-type="float">
            <text:p>299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3:53Z</text:p>
          </table:table-cell>
          <table:table-cell office:value-type="float" office:value="40.001843" calcext:value-type="float">
            <text:p>40.001843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299.2" calcext:value-type="float">
            <text:p>299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3:55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6585" calcext:value-type="float">
            <text:p>-79.586585</text:p>
          </table:table-cell>
          <table:table-cell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3:57Z</text:p>
          </table:table-cell>
          <table:table-cell office:value-type="float" office:value="40.001836" calcext:value-type="float">
            <text:p>40.001836</text:p>
          </table:table-cell>
          <table:table-cell office:value-type="float" office:value="-79.586625" calcext:value-type="float">
            <text:p>-79.586625</text:p>
          </table:table-cell>
          <table:table-cell office:value-type="float" office:value="298.9" calcext:value-type="float">
            <text:p>298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4:00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6681" calcext:value-type="float">
            <text:p>-79.586681</text:p>
          </table:table-cell>
          <table:table-cell office:value-type="float" office:value="298.7" calcext:value-type="float">
            <text:p>29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03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727" calcext:value-type="float">
            <text:p>-79.586727</text:p>
          </table:table-cell>
          <table:table-cell office:value-type="float" office:value="298.6" calcext:value-type="float">
            <text:p>298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05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769" calcext:value-type="float">
            <text:p>-79.586769</text:p>
          </table:table-cell>
          <table:table-cell office:value-type="float" office:value="298.5" calcext:value-type="float">
            <text:p>298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07Z</text:p>
          </table:table-cell>
          <table:table-cell office:value-type="float" office:value="40.001856" calcext:value-type="float">
            <text:p>40.001856</text:p>
          </table:table-cell>
          <table:table-cell office:value-type="float" office:value="-79.586806" calcext:value-type="float">
            <text:p>-79.586806</text:p>
          </table:table-cell>
          <table:table-cell office:value-type="float" office:value="298.4" calcext:value-type="float">
            <text:p>29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10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855" calcext:value-type="float">
            <text:p>-79.586855</text:p>
          </table:table-cell>
          <table:table-cell office:value-type="float" office:value="298.3" calcext:value-type="float">
            <text:p>298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12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896" calcext:value-type="float">
            <text:p>-79.586896</text:p>
          </table:table-cell>
          <table:table-cell office:value-type="float" office:value="298.3" calcext:value-type="float">
            <text:p>298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14Z</text:p>
          </table:table-cell>
          <table:table-cell office:value-type="float" office:value="40.001809" calcext:value-type="float">
            <text:p>40.001809</text:p>
          </table:table-cell>
          <table:table-cell office:value-type="float" office:value="-79.586922" calcext:value-type="float">
            <text:p>-79.586922</text:p>
          </table:table-cell>
          <table:table-cell office:value-type="float" office:value="298.4" calcext:value-type="float">
            <text:p>29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16Z</text:p>
          </table:table-cell>
          <table:table-cell office:value-type="float" office:value="40.001773" calcext:value-type="float">
            <text:p>40.001773</text:p>
          </table:table-cell>
          <table:table-cell office:value-type="float" office:value="-79.586936" calcext:value-type="float">
            <text:p>-79.586936</text:p>
          </table:table-cell>
          <table:table-cell office:value-type="float" office:value="298.5" calcext:value-type="float">
            <text:p>298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18Z</text:p>
          </table:table-cell>
          <table:table-cell office:value-type="float" office:value="40.00174" calcext:value-type="float">
            <text:p>40.00174</text:p>
          </table:table-cell>
          <table:table-cell office:value-type="float" office:value="-79.586962" calcext:value-type="float">
            <text:p>-79.586962</text:p>
          </table:table-cell>
          <table:table-cell office:value-type="float" office:value="298.5" calcext:value-type="float">
            <text:p>298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4:20Z</text:p>
          </table:table-cell>
          <table:table-cell office:value-type="float" office:value="40.001711" calcext:value-type="float">
            <text:p>40.001711</text:p>
          </table:table-cell>
          <table:table-cell office:value-type="float" office:value="-79.586979" calcext:value-type="float">
            <text:p>-79.586979</text:p>
          </table:table-cell>
          <table:table-cell office:value-type="float" office:value="298.5" calcext:value-type="float">
            <text:p>298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4:23Z</text:p>
          </table:table-cell>
          <table:table-cell office:value-type="float" office:value="40.001683" calcext:value-type="float">
            <text:p>40.001683</text:p>
          </table:table-cell>
          <table:table-cell office:value-type="float" office:value="-79.586997" calcext:value-type="float">
            <text:p>-79.586997</text:p>
          </table:table-cell>
          <table:table-cell office:value-type="float" office:value="298.4" calcext:value-type="float">
            <text:p>29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25Z</text:p>
          </table:table-cell>
          <table:table-cell office:value-type="float" office:value="40.001637" calcext:value-type="float">
            <text:p>40.001637</text:p>
          </table:table-cell>
          <table:table-cell office:value-type="float" office:value="-79.587006" calcext:value-type="float">
            <text:p>-79.587006</text:p>
          </table:table-cell>
          <table:table-cell office:value-type="float" office:value="298.2" calcext:value-type="float">
            <text:p>29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26Z</text:p>
          </table:table-cell>
          <table:table-cell office:value-type="float" office:value="40.001608" calcext:value-type="float">
            <text:p>40.001608</text:p>
          </table:table-cell>
          <table:table-cell office:value-type="float" office:value="-79.587013" calcext:value-type="float">
            <text:p>-79.587013</text:p>
          </table:table-cell>
          <table:table-cell office:value-type="float" office:value="298.2" calcext:value-type="float">
            <text:p>298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4:28Z</text:p>
          </table:table-cell>
          <table:table-cell office:value-type="float" office:value="40.00156" calcext:value-type="float">
            <text:p>40.00156</text:p>
          </table:table-cell>
          <table:table-cell office:value-type="float" office:value="-79.587036" calcext:value-type="float">
            <text:p>-79.587036</text:p>
          </table:table-cell>
          <table:table-cell office:value-type="float" office:value="298.1" calcext:value-type="float">
            <text:p>29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4:30Z</text:p>
          </table:table-cell>
          <table:table-cell office:value-type="float" office:value="40.001517" calcext:value-type="float">
            <text:p>40.001517</text:p>
          </table:table-cell>
          <table:table-cell office:value-type="float" office:value="-79.587077" calcext:value-type="float">
            <text:p>-79.587077</text:p>
          </table:table-cell>
          <table:table-cell office:value-type="float" office:value="297.9" calcext:value-type="float">
            <text:p>297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4:31Z</text:p>
          </table:table-cell>
          <table:table-cell office:value-type="float" office:value="40.001492" calcext:value-type="float">
            <text:p>40.001492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4:34Z</text:p>
          </table:table-cell>
          <table:table-cell office:value-type="float" office:value="40.001463" calcext:value-type="float">
            <text:p>40.001463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" calcext:value-type="float">
            <text:p>2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4:36Z</text:p>
          </table:table-cell>
          <table:table-cell office:value-type="float" office:value="40.001419" calcext:value-type="float">
            <text:p>40.001419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298.1" calcext:value-type="float">
            <text:p>298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4:38Z</text:p>
          </table:table-cell>
          <table:table-cell office:value-type="float" office:value="40.001373" calcext:value-type="float">
            <text:p>40.001373</text:p>
          </table:table-cell>
          <table:table-cell office:value-type="float" office:value="-79.587184" calcext:value-type="float">
            <text:p>-79.587184</text:p>
          </table:table-cell>
          <table:table-cell office:value-type="float" office:value="298.2" calcext:value-type="float">
            <text:p>298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4:40Z</text:p>
          </table:table-cell>
          <table:table-cell office:value-type="float" office:value="40.001338" calcext:value-type="float">
            <text:p>40.001338</text:p>
          </table:table-cell>
          <table:table-cell office:value-type="float" office:value="-79.587189" calcext:value-type="float">
            <text:p>-79.587189</text:p>
          </table:table-cell>
          <table:table-cell office:value-type="float" office:value="298.3" calcext:value-type="float">
            <text:p>298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4:43Z</text:p>
          </table:table-cell>
          <table:table-cell office:value-type="float" office:value="40.001297" calcext:value-type="float">
            <text:p>40.001297</text:p>
          </table:table-cell>
          <table:table-cell office:value-type="float" office:value="-79.587195" calcext:value-type="float">
            <text:p>-79.587195</text:p>
          </table:table-cell>
          <table:table-cell office:value-type="float" office:value="298.3" calcext:value-type="float">
            <text:p>298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4:45Z</text:p>
          </table:table-cell>
          <table:table-cell office:value-type="float" office:value="40.001261" calcext:value-type="float">
            <text:p>40.001261</text:p>
          </table:table-cell>
          <table:table-cell office:value-type="float" office:value="-79.587199" calcext:value-type="float">
            <text:p>-79.587199</text:p>
          </table:table-cell>
          <table:table-cell office:value-type="float" office:value="298.4" calcext:value-type="float">
            <text:p>29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4:47Z</text:p>
          </table:table-cell>
          <table:table-cell office:value-type="float" office:value="40.00122" calcext:value-type="float">
            <text:p>40.00122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5" calcext:value-type="float">
            <text:p>29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4:49Z</text:p>
          </table:table-cell>
          <table:table-cell office:value-type="float" office:value="40.001193" calcext:value-type="float">
            <text:p>40.001193</text:p>
          </table:table-cell>
          <table:table-cell office:value-type="float" office:value="-79.587192" calcext:value-type="float">
            <text:p>-79.587192</text:p>
          </table:table-cell>
          <table:table-cell office:value-type="float" office:value="298.5" calcext:value-type="float">
            <text:p>298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4:54Z</text:p>
          </table:table-cell>
          <table:table-cell office:value-type="float" office:value="40.001158" calcext:value-type="float">
            <text:p>40.001158</text:p>
          </table:table-cell>
          <table:table-cell office:value-type="float" office:value="-79.587203" calcext:value-type="float">
            <text:p>-79.587203</text:p>
          </table:table-cell>
          <table:table-cell office:value-type="float" office:value="298.6" calcext:value-type="float">
            <text:p>298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4:57Z</text:p>
          </table:table-cell>
          <table:table-cell office:value-type="float" office:value="40.001118" calcext:value-type="float">
            <text:p>40.001118</text:p>
          </table:table-cell>
          <table:table-cell office:value-type="float" office:value="-79.587218" calcext:value-type="float">
            <text:p>-79.587218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5:00Z</text:p>
          </table:table-cell>
          <table:table-cell office:value-type="float" office:value="40.001089" calcext:value-type="float">
            <text:p>40.001089</text:p>
          </table:table-cell>
          <table:table-cell office:value-type="float" office:value="-79.587226" calcext:value-type="float">
            <text:p>-79.587226</text:p>
          </table:table-cell>
          <table:table-cell office:value-type="float" office:value="298.7" calcext:value-type="float">
            <text:p>29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5:02Z</text:p>
          </table:table-cell>
          <table:table-cell office:value-type="float" office:value="40.001053" calcext:value-type="float">
            <text:p>40.001053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298.8" calcext:value-type="float">
            <text:p>298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5:04Z</text:p>
          </table:table-cell>
          <table:table-cell office:value-type="float" office:value="40.001017" calcext:value-type="float">
            <text:p>40.001017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298.9" calcext:value-type="float">
            <text:p>298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5:06Z</text:p>
          </table:table-cell>
          <table:table-cell office:value-type="float" office:value="40.000979" calcext:value-type="float">
            <text:p>40.000979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8.9" calcext:value-type="float">
            <text:p>298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5:08Z</text:p>
          </table:table-cell>
          <table:table-cell office:value-type="float" office:value="40.000939" calcext:value-type="float">
            <text:p>40.000939</text:p>
          </table:table-cell>
          <table:table-cell office:value-type="float" office:value="-79.587242" calcext:value-type="float">
            <text:p>-79.587242</text:p>
          </table:table-cell>
          <table:table-cell office:value-type="float" office:value="299" calcext:value-type="float">
            <text:p>29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5:09Z</text:p>
          </table:table-cell>
          <table:table-cell office:value-type="float" office:value="40.00091" calcext:value-type="float">
            <text:p>40.00091</text:p>
          </table:table-cell>
          <table:table-cell office:value-type="float" office:value="-79.587243" calcext:value-type="float">
            <text:p>-79.587243</text:p>
          </table:table-cell>
          <table:table-cell office:value-type="float" office:value="299.1" calcext:value-type="float">
            <text:p>299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5:10Z</text:p>
          </table:table-cell>
          <table:table-cell office:value-type="float" office:value="40.000882" calcext:value-type="float">
            <text:p>40.000882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5:11Z</text:p>
          </table:table-cell>
          <table:table-cell office:value-type="float" office:value="40.000852" calcext:value-type="float">
            <text:p>40.000852</text:p>
          </table:table-cell>
          <table:table-cell office:value-type="float" office:value="-79.587257" calcext:value-type="float">
            <text:p>-79.587257</text:p>
          </table:table-cell>
          <table:table-cell office:value-type="float" office:value="299.2" calcext:value-type="float">
            <text:p>299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5:12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27" calcext:value-type="float">
            <text:p>-79.58727</text:p>
          </table:table-cell>
          <table:table-cell office:value-type="float" office:value="299.3" calcext:value-type="float">
            <text:p>299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5:14Z</text:p>
          </table:table-cell>
          <table:table-cell office:value-type="float" office:value="40.000794" calcext:value-type="float">
            <text:p>40.000794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299.3" calcext:value-type="float">
            <text:p>299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5:16Z</text:p>
          </table:table-cell>
          <table:table-cell office:value-type="float" office:value="40.000751" calcext:value-type="float">
            <text:p>40.000751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4" calcext:value-type="float">
            <text:p>299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5:18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299.5" calcext:value-type="float">
            <text:p>299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5:19Z</text:p>
          </table:table-cell>
          <table:table-cell office:value-type="float" office:value="40.000672" calcext:value-type="float">
            <text:p>40.000672</text:p>
          </table:table-cell>
          <table:table-cell office:value-type="float" office:value="-79.587327" calcext:value-type="float">
            <text:p>-79.587327</text:p>
          </table:table-cell>
          <table:table-cell office:value-type="float" office:value="299.5" calcext:value-type="float">
            <text:p>299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5:21Z</text:p>
          </table:table-cell>
          <table:table-cell office:value-type="float" office:value="40.000622" calcext:value-type="float">
            <text:p>40.000622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6" calcext:value-type="float">
            <text:p>299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30T12:45:23Z</text:p>
          </table:table-cell>
          <table:table-cell office:value-type="float" office:value="40.000579" calcext:value-type="float">
            <text:p>40.000579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6" calcext:value-type="float">
            <text:p>299.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30T12:45:25Z</text:p>
          </table:table-cell>
          <table:table-cell office:value-type="float" office:value="40.000544" calcext:value-type="float">
            <text:p>40.000544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7" calcext:value-type="float">
            <text:p>299.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30T12:45:27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30T12:45:29Z</text:p>
          </table:table-cell>
          <table:table-cell office:value-type="float" office:value="40.000476" calcext:value-type="float">
            <text:p>40.000476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299.8" calcext:value-type="float">
            <text:p>299.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30T12:45:32Z</text:p>
          </table:table-cell>
          <table:table-cell office:value-type="float" office:value="40.000437" calcext:value-type="float">
            <text:p>40.000437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8" calcext:value-type="float">
            <text:p>299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30T12:45:34Z</text:p>
          </table:table-cell>
          <table:table-cell office:value-type="float" office:value="40.000407" calcext:value-type="float">
            <text:p>40.000407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299.9" calcext:value-type="float">
            <text:p>299.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45:36Z</text:p>
          </table:table-cell>
          <table:table-cell office:value-type="float" office:value="40.000378" calcext:value-type="float">
            <text:p>40.000378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299.9" calcext:value-type="float">
            <text:p>299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5:38Z</text:p>
          </table:table-cell>
          <table:table-cell office:value-type="float" office:value="40.000351" calcext:value-type="float">
            <text:p>40.000351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299.9" calcext:value-type="float">
            <text:p>299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5:40Z</text:p>
          </table:table-cell>
          <table:table-cell office:value-type="float" office:value="40.000321" calcext:value-type="float">
            <text:p>40.000321</text:p>
          </table:table-cell>
          <table:table-cell office:value-type="float" office:value="-79.587328" calcext:value-type="float">
            <text:p>-79.587328</text:p>
          </table:table-cell>
          <table:table-cell office:value-type="float" office:value="300" calcext:value-type="float">
            <text:p>3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5:42Z</text:p>
          </table:table-cell>
          <table:table-cell office:value-type="float" office:value="40.000294" calcext:value-type="float">
            <text:p>40.000294</text:p>
          </table:table-cell>
          <table:table-cell office:value-type="float" office:value="-79.587318" calcext:value-type="float">
            <text:p>-79.587318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5:45Z</text:p>
          </table:table-cell>
          <table:table-cell office:value-type="float" office:value="40.000255" calcext:value-type="float">
            <text:p>40.000255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.1" calcext:value-type="float">
            <text:p>300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5:47Z</text:p>
          </table:table-cell>
          <table:table-cell office:value-type="float" office:value="40.000227" calcext:value-type="float">
            <text:p>40.000227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0.1" calcext:value-type="float">
            <text:p>300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5:49Z</text:p>
          </table:table-cell>
          <table:table-cell office:value-type="float" office:value="40.000198" calcext:value-type="float">
            <text:p>40.000198</text:p>
          </table:table-cell>
          <table:table-cell office:value-type="float" office:value="-79.587313" calcext:value-type="float">
            <text:p>-79.587313</text:p>
          </table:table-cell>
          <table:table-cell office:value-type="float" office:value="300.2" calcext:value-type="float">
            <text:p>300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5:52Z</text:p>
          </table:table-cell>
          <table:table-cell office:value-type="float" office:value="40.000161" calcext:value-type="float">
            <text:p>40.000161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5:55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5:57Z</text:p>
          </table:table-cell>
          <table:table-cell office:value-type="float" office:value="40.000085" calcext:value-type="float">
            <text:p>40.000085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5:59Z</text:p>
          </table:table-cell>
          <table:table-cell office:value-type="float" office:value="40.000052" calcext:value-type="float">
            <text:p>40.000052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0.5" calcext:value-type="float">
            <text:p>300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6:01Z</text:p>
          </table:table-cell>
          <table:table-cell office:value-type="float" office:value="40.000018" calcext:value-type="float">
            <text:p>40.000018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0.6" calcext:value-type="float">
            <text:p>300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6:04Z</text:p>
          </table:table-cell>
          <table:table-cell office:value-type="float" office:value="39.999989" calcext:value-type="float">
            <text:p>39.999989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0.7" calcext:value-type="float">
            <text:p>300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6:09Z</text:p>
          </table:table-cell>
          <table:table-cell office:value-type="float" office:value="39.999955" calcext:value-type="float">
            <text:p>39.999955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300.8" calcext:value-type="float">
            <text:p>300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12Z</text:p>
          </table:table-cell>
          <table:table-cell office:value-type="float" office:value="39.999912" calcext:value-type="float">
            <text:p>39.999912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300.9" calcext:value-type="float">
            <text:p>30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15Z</text:p>
          </table:table-cell>
          <table:table-cell office:value-type="float" office:value="39.999876" calcext:value-type="float">
            <text:p>39.999876</text:p>
          </table:table-cell>
          <table:table-cell office:value-type="float" office:value="-79.587292" calcext:value-type="float">
            <text:p>-79.587292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6:18Z</text:p>
          </table:table-cell>
          <table:table-cell office:value-type="float" office:value="39.99983" calcext:value-type="float">
            <text:p>39.99983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6:20Z</text:p>
          </table:table-cell>
          <table:table-cell office:value-type="float" office:value="39.99979" calcext:value-type="float">
            <text:p>39.99979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6:23Z</text:p>
          </table:table-cell>
          <table:table-cell office:value-type="float" office:value="39.999762" calcext:value-type="float">
            <text:p>39.999762</text:p>
          </table:table-cell>
          <table:table-cell office:value-type="float" office:value="-79.587268" calcext:value-type="float">
            <text:p>-79.587268</text:p>
          </table:table-cell>
          <table:table-cell office:value-type="float" office:value="301.2" calcext:value-type="float">
            <text:p>301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6:27Z</text:p>
          </table:table-cell>
          <table:table-cell office:value-type="float" office:value="39.999725" calcext:value-type="float">
            <text:p>39.999725</text:p>
          </table:table-cell>
          <table:table-cell office:value-type="float" office:value="-79.587255" calcext:value-type="float">
            <text:p>-79.587255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6:29Z</text:p>
          </table:table-cell>
          <table:table-cell office:value-type="float" office:value="39.999694" calcext:value-type="float">
            <text:p>39.999694</text:p>
          </table:table-cell>
          <table:table-cell office:value-type="float" office:value="-79.587244" calcext:value-type="float">
            <text:p>-79.587244</text:p>
          </table:table-cell>
          <table:table-cell office:value-type="float" office:value="301.5" calcext:value-type="float">
            <text:p>301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6:31Z</text:p>
          </table:table-cell>
          <table:table-cell office:value-type="float" office:value="39.999666" calcext:value-type="float">
            <text:p>39.999666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6" calcext:value-type="float">
            <text:p>301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33Z</text:p>
          </table:table-cell>
          <table:table-cell office:value-type="float" office:value="39.999629" calcext:value-type="float">
            <text:p>39.999629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301.7" calcext:value-type="float">
            <text:p>301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35Z</text:p>
          </table:table-cell>
          <table:table-cell office:value-type="float" office:value="39.999595" calcext:value-type="float">
            <text:p>39.999595</text:p>
          </table:table-cell>
          <table:table-cell office:value-type="float" office:value="-79.587192" calcext:value-type="float">
            <text:p>-79.587192</text:p>
          </table:table-cell>
          <table:table-cell office:value-type="float" office:value="301.9" calcext:value-type="float">
            <text:p>301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38Z</text:p>
          </table:table-cell>
          <table:table-cell office:value-type="float" office:value="39.999567" calcext:value-type="float">
            <text:p>39.999567</text:p>
          </table:table-cell>
          <table:table-cell office:value-type="float" office:value="-79.587176" calcext:value-type="float">
            <text:p>-79.587176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6:40Z</text:p>
          </table:table-cell>
          <table:table-cell office:value-type="float" office:value="39.999537" calcext:value-type="float">
            <text:p>39.999537</text:p>
          </table:table-cell>
          <table:table-cell office:value-type="float" office:value="-79.587165" calcext:value-type="float">
            <text:p>-79.587165</text:p>
          </table:table-cell>
          <table:table-cell office:value-type="float" office:value="302.1" calcext:value-type="float">
            <text:p>302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6:42Z</text:p>
          </table:table-cell>
          <table:table-cell office:value-type="float" office:value="39.999499" calcext:value-type="float">
            <text:p>39.999499</text:p>
          </table:table-cell>
          <table:table-cell office:value-type="float" office:value="-79.587154" calcext:value-type="float">
            <text:p>-79.587154</text:p>
          </table:table-cell>
          <table:table-cell office:value-type="float" office:value="302.2" calcext:value-type="float">
            <text:p>302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44Z</text:p>
          </table:table-cell>
          <table:table-cell office:value-type="float" office:value="39.99947" calcext:value-type="float">
            <text:p>39.99947</text:p>
          </table:table-cell>
          <table:table-cell office:value-type="float" office:value="-79.587146" calcext:value-type="float">
            <text:p>-79.587146</text:p>
          </table:table-cell>
          <table:table-cell office:value-type="float" office:value="302.3" calcext:value-type="float">
            <text:p>302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46Z</text:p>
          </table:table-cell>
          <table:table-cell office:value-type="float" office:value="39.999442" calcext:value-type="float">
            <text:p>39.999442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302.4" calcext:value-type="float">
            <text:p>302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6:48Z</text:p>
          </table:table-cell>
          <table:table-cell office:value-type="float" office:value="39.999411" calcext:value-type="float">
            <text:p>39.999411</text:p>
          </table:table-cell>
          <table:table-cell office:value-type="float" office:value="-79.587117" calcext:value-type="float">
            <text:p>-79.587117</text:p>
          </table:table-cell>
          <table:table-cell office:value-type="float" office:value="302.5" calcext:value-type="float">
            <text:p>302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6:50Z</text:p>
          </table:table-cell>
          <table:table-cell office:value-type="float" office:value="39.999373" calcext:value-type="float">
            <text:p>39.999373</text:p>
          </table:table-cell>
          <table:table-cell office:value-type="float" office:value="-79.587093" calcext:value-type="float">
            <text:p>-79.587093</text:p>
          </table:table-cell>
          <table:table-cell office:value-type="float" office:value="302.6" calcext:value-type="float">
            <text:p>302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6:53Z</text:p>
          </table:table-cell>
          <table:table-cell office:value-type="float" office:value="39.999347" calcext:value-type="float">
            <text:p>39.999347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302.7" calcext:value-type="float">
            <text:p>302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6:56Z</text:p>
          </table:table-cell>
          <table:table-cell office:value-type="float" office:value="39.999334" calcext:value-type="float">
            <text:p>39.999334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302.9" calcext:value-type="float">
            <text:p>302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6:59Z</text:p>
          </table:table-cell>
          <table:table-cell office:value-type="float" office:value="39.999315" calcext:value-type="float">
            <text:p>39.999315</text:p>
          </table:table-cell>
          <table:table-cell office:value-type="float" office:value="-79.586983" calcext:value-type="float">
            <text:p>-79.586983</text:p>
          </table:table-cell>
          <table:table-cell office:value-type="float" office:value="303" calcext:value-type="float">
            <text:p>3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01Z</text:p>
          </table:table-cell>
          <table:table-cell office:value-type="float" office:value="39.999302" calcext:value-type="float">
            <text:p>39.999302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303.2" calcext:value-type="float">
            <text:p>303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03Z</text:p>
          </table:table-cell>
          <table:table-cell office:value-type="float" office:value="39.99929" calcext:value-type="float">
            <text:p>39.99929</text:p>
          </table:table-cell>
          <table:table-cell office:value-type="float" office:value="-79.586918" calcext:value-type="float">
            <text:p>-79.586918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05Z</text:p>
          </table:table-cell>
          <table:table-cell office:value-type="float" office:value="39.999286" calcext:value-type="float">
            <text:p>39.999286</text:p>
          </table:table-cell>
          <table:table-cell office:value-type="float" office:value="-79.586871" calcext:value-type="float">
            <text:p>-79.586871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09Z</text:p>
          </table:table-cell>
          <table:table-cell office:value-type="float" office:value="39.999273" calcext:value-type="float">
            <text:p>39.999273</text:p>
          </table:table-cell>
          <table:table-cell office:value-type="float" office:value="-79.586833" calcext:value-type="float">
            <text:p>-79.586833</text:p>
          </table:table-cell>
          <table:table-cell office:value-type="float" office:value="303.5" calcext:value-type="float">
            <text:p>30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11Z</text:p>
          </table:table-cell>
          <table:table-cell office:value-type="float" office:value="39.99927" calcext:value-type="float">
            <text:p>39.99927</text:p>
          </table:table-cell>
          <table:table-cell office:value-type="float" office:value="-79.586794" calcext:value-type="float">
            <text:p>-79.586794</text:p>
          </table:table-cell>
          <table:table-cell office:value-type="float" office:value="303.7" calcext:value-type="float">
            <text:p>30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14Z</text:p>
          </table:table-cell>
          <table:table-cell office:value-type="float" office:value="39.999291" calcext:value-type="float">
            <text:p>39.999291</text:p>
          </table:table-cell>
          <table:table-cell office:value-type="float" office:value="-79.586754" calcext:value-type="float">
            <text:p>-79.586754</text:p>
          </table:table-cell>
          <table:table-cell office:value-type="float" office:value="303.9" calcext:value-type="float">
            <text:p>303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18Z</text:p>
          </table:table-cell>
          <table:table-cell office:value-type="float" office:value="39.999325" calcext:value-type="float">
            <text:p>39.999325</text:p>
          </table:table-cell>
          <table:table-cell office:value-type="float" office:value="-79.586717" calcext:value-type="float">
            <text:p>-79.586717</text:p>
          </table:table-cell>
          <table:table-cell office:value-type="float" office:value="304.1" calcext:value-type="float">
            <text:p>304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20Z</text:p>
          </table:table-cell>
          <table:table-cell office:value-type="float" office:value="39.999363" calcext:value-type="float">
            <text:p>39.999363</text:p>
          </table:table-cell>
          <table:table-cell office:value-type="float" office:value="-79.586686" calcext:value-type="float">
            <text:p>-79.586686</text:p>
          </table:table-cell>
          <table:table-cell office:value-type="float" office:value="303.7" calcext:value-type="float">
            <text:p>30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22Z</text:p>
          </table:table-cell>
          <table:table-cell office:value-type="float" office:value="39.999397" calcext:value-type="float">
            <text:p>39.999397</text:p>
          </table:table-cell>
          <table:table-cell office:value-type="float" office:value="-79.586669" calcext:value-type="float">
            <text:p>-79.586669</text:p>
          </table:table-cell>
          <table:table-cell office:value-type="float" office:value="303.5" calcext:value-type="float">
            <text:p>30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24Z</text:p>
          </table:table-cell>
          <table:table-cell office:value-type="float" office:value="39.999429" calcext:value-type="float">
            <text:p>39.999429</text:p>
          </table:table-cell>
          <table:table-cell office:value-type="float" office:value="-79.586658" calcext:value-type="float">
            <text:p>-79.586658</text:p>
          </table:table-cell>
          <table:table-cell office:value-type="float" office:value="303.4" calcext:value-type="float">
            <text:p>30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26Z</text:p>
          </table:table-cell>
          <table:table-cell office:value-type="float" office:value="39.99946" calcext:value-type="float">
            <text:p>39.99946</text:p>
          </table:table-cell>
          <table:table-cell office:value-type="float" office:value="-79.586644" calcext:value-type="float">
            <text:p>-79.586644</text:p>
          </table:table-cell>
          <table:table-cell office:value-type="float" office:value="303.4" calcext:value-type="float">
            <text:p>30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28Z</text:p>
          </table:table-cell>
          <table:table-cell office:value-type="float" office:value="39.99949" calcext:value-type="float">
            <text:p>39.99949</text:p>
          </table:table-cell>
          <table:table-cell office:value-type="float" office:value="-79.586635" calcext:value-type="float">
            <text:p>-79.586635</text:p>
          </table:table-cell>
          <table:table-cell office:value-type="float" office:value="303.3" calcext:value-type="float">
            <text:p>303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30Z</text:p>
          </table:table-cell>
          <table:table-cell office:value-type="float" office:value="39.999525" calcext:value-type="float">
            <text:p>39.999525</text:p>
          </table:table-cell>
          <table:table-cell office:value-type="float" office:value="-79.586626" calcext:value-type="float">
            <text:p>-79.586626</text:p>
          </table:table-cell>
          <table:table-cell office:value-type="float" office:value="303.2" calcext:value-type="float">
            <text:p>303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7:32Z</text:p>
          </table:table-cell>
          <table:table-cell office:value-type="float" office:value="39.999557" calcext:value-type="float">
            <text:p>39.999557</text:p>
          </table:table-cell>
          <table:table-cell office:value-type="float" office:value="-79.586617" calcext:value-type="float">
            <text:p>-79.586617</text:p>
          </table:table-cell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7:35Z</text:p>
          </table:table-cell>
          <table:table-cell office:value-type="float" office:value="39.999593" calcext:value-type="float">
            <text:p>39.999593</text:p>
          </table:table-cell>
          <table:table-cell office:value-type="float" office:value="-79.586608" calcext:value-type="float">
            <text:p>-79.586608</text:p>
          </table:table-cell>
          <table:table-cell office:value-type="float" office:value="302.9" calcext:value-type="float">
            <text:p>302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7:37Z</text:p>
          </table:table-cell>
          <table:table-cell office:value-type="float" office:value="39.999631" calcext:value-type="float">
            <text:p>39.999631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302.8" calcext:value-type="float">
            <text:p>302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7:39Z</text:p>
          </table:table-cell>
          <table:table-cell office:value-type="float" office:value="39.99967" calcext:value-type="float">
            <text:p>39.99967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2.7" calcext:value-type="float">
            <text:p>302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7:41Z</text:p>
          </table:table-cell>
          <table:table-cell office:value-type="float" office:value="39.999715" calcext:value-type="float">
            <text:p>39.999715</text:p>
          </table:table-cell>
          <table:table-cell office:value-type="float" office:value="-79.586578" calcext:value-type="float">
            <text:p>-79.586578</text:p>
          </table:table-cell>
          <table:table-cell office:value-type="float" office:value="302.5" calcext:value-type="float">
            <text:p>30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7:42Z</text:p>
          </table:table-cell>
          <table:table-cell office:value-type="float" office:value="39.999742" calcext:value-type="float">
            <text:p>39.999742</text:p>
          </table:table-cell>
          <table:table-cell office:value-type="float" office:value="-79.586572" calcext:value-type="float">
            <text:p>-79.586572</text:p>
          </table:table-cell>
          <table:table-cell office:value-type="float" office:value="302.4" calcext:value-type="float">
            <text:p>302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7:43Z</text:p>
          </table:table-cell>
          <table:table-cell office:value-type="float" office:value="39.999773" calcext:value-type="float">
            <text:p>39.999773</text:p>
          </table:table-cell>
          <table:table-cell office:value-type="float" office:value="-79.586567" calcext:value-type="float">
            <text:p>-79.586567</text:p>
          </table:table-cell>
          <table:table-cell office:value-type="float" office:value="302.4" calcext:value-type="float">
            <text:p>302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7:44Z</text:p>
          </table:table-cell>
          <table:table-cell office:value-type="float" office:value="39.999801" calcext:value-type="float">
            <text:p>39.999801</text:p>
          </table:table-cell>
          <table:table-cell office:value-type="float" office:value="-79.586562" calcext:value-type="float">
            <text:p>-79.586562</text:p>
          </table:table-cell>
          <table:table-cell office:value-type="float" office:value="302.4" calcext:value-type="float">
            <text:p>302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7:46Z</text:p>
          </table:table-cell>
          <table:table-cell office:value-type="float" office:value="39.999851" calcext:value-type="float">
            <text:p>39.999851</text:p>
          </table:table-cell>
          <table:table-cell office:value-type="float" office:value="-79.586549" calcext:value-type="float">
            <text:p>-79.586549</text:p>
          </table:table-cell>
          <table:table-cell office:value-type="float" office:value="302.3" calcext:value-type="float">
            <text:p>302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47Z</text:p>
          </table:table-cell>
          <table:table-cell office:value-type="float" office:value="39.999879" calcext:value-type="float">
            <text:p>39.999879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302.1" calcext:value-type="float">
            <text:p>302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48Z</text:p>
          </table:table-cell>
          <table:table-cell office:value-type="float" office:value="39.999907" calcext:value-type="float">
            <text:p>39.999907</text:p>
          </table:table-cell>
          <table:table-cell office:value-type="float" office:value="-79.586535" calcext:value-type="float">
            <text:p>-79.586535</text:p>
          </table:table-cell>
          <table:table-cell office:value-type="float" office:value="301.9" calcext:value-type="float">
            <text:p>301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49Z</text:p>
          </table:table-cell>
          <table:table-cell office:value-type="float" office:value="39.999935" calcext:value-type="float">
            <text:p>39.999935</text:p>
          </table:table-cell>
          <table:table-cell office:value-type="float" office:value="-79.586531" calcext:value-type="float">
            <text:p>-79.586531</text:p>
          </table:table-cell>
          <table:table-cell office:value-type="float" office:value="301.8" calcext:value-type="float">
            <text:p>301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50Z</text:p>
          </table:table-cell>
          <table:table-cell office:value-type="float" office:value="39.999962" calcext:value-type="float">
            <text:p>39.999962</text:p>
          </table:table-cell>
          <table:table-cell office:value-type="float" office:value="-79.586524" calcext:value-type="float">
            <text:p>-79.586524</text:p>
          </table:table-cell>
          <table:table-cell office:value-type="float" office:value="301.7" calcext:value-type="float">
            <text:p>301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7:52Z</text:p>
          </table:table-cell>
          <table:table-cell office:value-type="float" office:value="40.000014" calcext:value-type="float">
            <text:p>40.000014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6" calcext:value-type="float">
            <text:p>301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7:53Z</text:p>
          </table:table-cell>
          <table:table-cell office:value-type="float" office:value="40.000042" calcext:value-type="float">
            <text:p>40.000042</text:p>
          </table:table-cell>
          <table:table-cell office:value-type="float" office:value="-79.5865" calcext:value-type="float">
            <text:p>-79.5865</text:p>
          </table:table-cell>
          <table:table-cell office:value-type="float" office:value="301.6" calcext:value-type="float">
            <text:p>301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7:54Z</text:p>
          </table:table-cell>
          <table:table-cell office:value-type="float" office:value="40.000069" calcext:value-type="float">
            <text:p>40.000069</text:p>
          </table:table-cell>
          <table:table-cell office:value-type="float" office:value="-79.586484" calcext:value-type="float">
            <text:p>-79.586484</text:p>
          </table:table-cell>
          <table:table-cell office:value-type="float" office:value="301.5" calcext:value-type="float">
            <text:p>301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7:56Z</text:p>
          </table:table-cell>
          <table:table-cell office:value-type="float" office:value="40.000113" calcext:value-type="float">
            <text:p>40.000113</text:p>
          </table:table-cell>
          <table:table-cell office:value-type="float" office:value="-79.586461" calcext:value-type="float">
            <text:p>-79.586461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7:59Z</text:p>
          </table:table-cell>
          <table:table-cell office:value-type="float" office:value="40.000145" calcext:value-type="float">
            <text:p>40.000145</text:p>
          </table:table-cell>
          <table:table-cell office:value-type="float" office:value="-79.58646" calcext:value-type="float">
            <text:p>-79.58646</text:p>
          </table:table-cell>
          <table:table-cell office:value-type="float" office:value="301.3" calcext:value-type="float">
            <text:p>301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8:02Z</text:p>
          </table:table-cell>
          <table:table-cell office:value-type="float" office:value="40.000181" calcext:value-type="float">
            <text:p>40.000181</text:p>
          </table:table-cell>
          <table:table-cell office:value-type="float" office:value="-79.58645" calcext:value-type="float">
            <text:p>-79.58645</text:p>
          </table:table-cell>
          <table:table-cell office:value-type="float" office:value="301.2" calcext:value-type="float">
            <text:p>301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8:04Z</text:p>
          </table:table-cell>
          <table:table-cell office:value-type="float" office:value="40.000209" calcext:value-type="float">
            <text:p>40.000209</text:p>
          </table:table-cell>
          <table:table-cell office:value-type="float" office:value="-79.586439" calcext:value-type="float">
            <text:p>-79.586439</text:p>
          </table:table-cell>
          <table:table-cell office:value-type="float" office:value="301.1" calcext:value-type="float">
            <text:p>301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8:06Z</text:p>
          </table:table-cell>
          <table:table-cell office:value-type="float" office:value="40.000237" calcext:value-type="float">
            <text:p>40.000237</text:p>
          </table:table-cell>
          <table:table-cell office:value-type="float" office:value="-79.586433" calcext:value-type="float">
            <text:p>-79.586433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8:09Z</text:p>
          </table:table-cell>
          <table:table-cell office:value-type="float" office:value="40.000277" calcext:value-type="float">
            <text:p>40.000277</text:p>
          </table:table-cell>
          <table:table-cell office:value-type="float" office:value="-79.586421" calcext:value-type="float">
            <text:p>-79.586421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1Z</text:p>
          </table:table-cell>
          <table:table-cell office:value-type="float" office:value="40.000303" calcext:value-type="float">
            <text:p>40.000303</text:p>
          </table:table-cell>
          <table:table-cell office:value-type="float" office:value="-79.586402" calcext:value-type="float">
            <text:p>-79.586402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3Z</text:p>
          </table:table-cell>
          <table:table-cell office:value-type="float" office:value="40.000335" calcext:value-type="float">
            <text:p>40.000335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6Z</text:p>
          </table:table-cell>
          <table:table-cell office:value-type="float" office:value="40.000374" calcext:value-type="float">
            <text:p>40.000374</text:p>
          </table:table-cell>
          <table:table-cell office:value-type="float" office:value="-79.586387" calcext:value-type="float">
            <text:p>-79.586387</text:p>
          </table:table-cell>
          <table:table-cell office:value-type="float" office:value="301.1" calcext:value-type="float">
            <text:p>301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9Z</text:p>
          </table:table-cell>
          <table:table-cell office:value-type="float" office:value="40.000408" calcext:value-type="float">
            <text:p>40.000408</text:p>
          </table:table-cell>
          <table:table-cell office:value-type="float" office:value="-79.586377" calcext:value-type="float">
            <text:p>-79.586377</text:p>
          </table:table-cell>
          <table:table-cell office:value-type="float" office:value="301.2" calcext:value-type="float">
            <text:p>301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8:22Z</text:p>
          </table:table-cell>
          <table:table-cell office:value-type="float" office:value="40.000449" calcext:value-type="float">
            <text:p>40.000449</text:p>
          </table:table-cell>
          <table:table-cell office:value-type="float" office:value="-79.586366" calcext:value-type="float">
            <text:p>-79.586366</text:p>
          </table:table-cell>
          <table:table-cell office:value-type="float" office:value="301.1" calcext:value-type="float">
            <text:p>30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8:24Z</text:p>
          </table:table-cell>
          <table:table-cell office:value-type="float" office:value="40.000489" calcext:value-type="float">
            <text:p>40.000489</text:p>
          </table:table-cell>
          <table:table-cell office:value-type="float" office:value="-79.586366" calcext:value-type="float">
            <text:p>-79.586366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8:26Z</text:p>
          </table:table-cell>
          <table:table-cell office:value-type="float" office:value="40.000525" calcext:value-type="float">
            <text:p>40.000525</text:p>
          </table:table-cell>
          <table:table-cell office:value-type="float" office:value="-79.586359" calcext:value-type="float">
            <text:p>-79.586359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8:27Z</text:p>
          </table:table-cell>
          <table:table-cell office:value-type="float" office:value="40.000551" calcext:value-type="float">
            <text:p>40.000551</text:p>
          </table:table-cell>
          <table:table-cell office:value-type="float" office:value="-79.586347" calcext:value-type="float">
            <text:p>-79.586347</text:p>
          </table:table-cell>
          <table:table-cell office:value-type="float" office:value="300.9" calcext:value-type="float">
            <text:p>300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8:28Z</text:p>
          </table:table-cell>
          <table:table-cell office:value-type="float" office:value="40.000577" calcext:value-type="float">
            <text:p>40.000577</text:p>
          </table:table-cell>
          <table:table-cell office:value-type="float" office:value="-79.586337" calcext:value-type="float">
            <text:p>-79.586337</text:p>
          </table:table-cell>
          <table:table-cell office:value-type="float" office:value="300.8" calcext:value-type="float">
            <text:p>300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8:30Z</text:p>
          </table:table-cell>
          <table:table-cell office:value-type="float" office:value="40.000625" calcext:value-type="float">
            <text:p>40.000625</text:p>
          </table:table-cell>
          <table:table-cell office:value-type="float" office:value="-79.586322" calcext:value-type="float">
            <text:p>-79.586322</text:p>
          </table:table-cell>
          <table:table-cell office:value-type="float" office:value="300.6" calcext:value-type="float">
            <text:p>300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8:31Z</text:p>
          </table:table-cell>
          <table:table-cell office:value-type="float" office:value="40.000653" calcext:value-type="float">
            <text:p>40.000653</text:p>
          </table:table-cell>
          <table:table-cell office:value-type="float" office:value="-79.586314" calcext:value-type="float">
            <text:p>-79.586314</text:p>
          </table:table-cell>
          <table:table-cell office:value-type="float" office:value="300.6" calcext:value-type="float">
            <text:p>300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8:33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6308" calcext:value-type="float">
            <text:p>-79.586308</text:p>
          </table:table-cell>
          <table:table-cell office:value-type="float" office:value="300.6" calcext:value-type="float">
            <text:p>300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8:35Z</text:p>
          </table:table-cell>
          <table:table-cell office:value-type="float" office:value="40.000748" calcext:value-type="float">
            <text:p>40.000748</text:p>
          </table:table-cell>
          <table:table-cell office:value-type="float" office:value="-79.586306" calcext:value-type="float">
            <text:p>-79.586306</text:p>
          </table:table-cell>
          <table:table-cell office:value-type="float" office:value="300.5" calcext:value-type="float">
            <text:p>300.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8:37Z</text:p>
          </table:table-cell>
          <table:table-cell office:value-type="float" office:value="40.0008" calcext:value-type="float">
            <text:p>40.0008</text:p>
          </table:table-cell>
          <table:table-cell office:value-type="float" office:value="-79.586294" calcext:value-type="float">
            <text:p>-79.586294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8:39Z</text:p>
          </table:table-cell>
          <table:table-cell office:value-type="float" office:value="40.00085" calcext:value-type="float">
            <text:p>40.00085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8:41Z</text:p>
          </table:table-cell>
          <table:table-cell office:value-type="float" office:value="40.000899" calcext:value-type="float">
            <text:p>40.000899</text:p>
          </table:table-cell>
          <table:table-cell office:value-type="float" office:value="-79.586268" calcext:value-type="float">
            <text:p>-79.586268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8:43Z</text:p>
          </table:table-cell>
          <table:table-cell office:value-type="float" office:value="40.000948" calcext:value-type="float">
            <text:p>40.000948</text:p>
          </table:table-cell>
          <table:table-cell office:value-type="float" office:value="-79.586258" calcext:value-type="float">
            <text:p>-79.586258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8:45Z</text:p>
          </table:table-cell>
          <table:table-cell office:value-type="float" office:value="40.000989" calcext:value-type="float">
            <text:p>40.000989</text:p>
          </table:table-cell>
          <table:table-cell office:value-type="float" office:value="-79.586253" calcext:value-type="float">
            <text:p>-79.586253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8:48Z</text:p>
          </table:table-cell>
          <table:table-cell office:value-type="float" office:value="40.001026" calcext:value-type="float">
            <text:p>40.001026</text:p>
          </table:table-cell>
          <table:table-cell office:value-type="float" office:value="-79.586237" calcext:value-type="float">
            <text:p>-79.586237</text:p>
          </table:table-cell>
          <table:table-cell office:value-type="float" office:value="300.3" calcext:value-type="float">
            <text:p>300.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48:51Z</text:p>
          </table:table-cell>
          <table:table-cell office:value-type="float" office:value="40.001064" calcext:value-type="float">
            <text:p>40.001064</text:p>
          </table:table-cell>
          <table:table-cell office:value-type="float" office:value="-79.586237" calcext:value-type="float">
            <text:p>-79.586237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8:54Z</text:p>
          </table:table-cell>
          <table:table-cell office:value-type="float" office:value="40.001099" calcext:value-type="float">
            <text:p>40.001099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8:57Z</text:p>
          </table:table-cell>
          <table:table-cell office:value-type="float" office:value="40.001134" calcext:value-type="float">
            <text:p>40.001134</text:p>
          </table:table-cell>
          <table:table-cell office:value-type="float" office:value="-79.586206" calcext:value-type="float">
            <text:p>-79.586206</text:p>
          </table:table-cell>
          <table:table-cell office:value-type="float" office:value="300.3" calcext:value-type="float">
            <text:p>300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8:59Z</text:p>
          </table:table-cell>
          <table:table-cell office:value-type="float" office:value="40.001162" calcext:value-type="float">
            <text:p>40.001162</text:p>
          </table:table-cell>
          <table:table-cell office:value-type="float" office:value="-79.586195" calcext:value-type="float">
            <text:p>-79.586195</text:p>
          </table:table-cell>
          <table:table-cell office:value-type="float" office:value="300.4" calcext:value-type="float">
            <text:p>300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9:01Z</text:p>
          </table:table-cell>
          <table:table-cell office:value-type="float" office:value="40.001192" calcext:value-type="float">
            <text:p>40.001192</text:p>
          </table:table-cell>
          <table:table-cell office:value-type="float" office:value="-79.586183" calcext:value-type="float">
            <text:p>-79.586183</text:p>
          </table:table-cell>
          <table:table-cell office:value-type="float" office:value="300.5" calcext:value-type="float">
            <text:p>300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9:03Z</text:p>
          </table:table-cell>
          <table:table-cell office:value-type="float" office:value="40.001223" calcext:value-type="float">
            <text:p>40.001223</text:p>
          </table:table-cell>
          <table:table-cell office:value-type="float" office:value="-79.586177" calcext:value-type="float">
            <text:p>-79.586177</text:p>
          </table:table-cell>
          <table:table-cell office:value-type="float" office:value="300.6" calcext:value-type="float">
            <text:p>300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9:05Z</text:p>
          </table:table-cell>
          <table:table-cell office:value-type="float" office:value="40.001254" calcext:value-type="float">
            <text:p>40.001254</text:p>
          </table:table-cell>
          <table:table-cell office:value-type="float" office:value="-79.58617" calcext:value-type="float">
            <text:p>-79.58617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9:07Z</text:p>
          </table:table-cell>
          <table:table-cell office:value-type="float" office:value="40.001283" calcext:value-type="float">
            <text:p>40.001283</text:p>
          </table:table-cell>
          <table:table-cell office:value-type="float" office:value="-79.586161" calcext:value-type="float">
            <text:p>-79.586161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0Z</text:p>
          </table:table-cell>
          <table:table-cell office:value-type="float" office:value="40.001323" calcext:value-type="float">
            <text:p>40.001323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3Z</text:p>
          </table:table-cell>
          <table:table-cell office:value-type="float" office:value="40.001359" calcext:value-type="float">
            <text:p>40.001359</text:p>
          </table:table-cell>
          <table:table-cell office:value-type="float" office:value="-79.58614" calcext:value-type="float">
            <text:p>-79.58614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6Z</text:p>
          </table:table-cell>
          <table:table-cell office:value-type="float" office:value="40.001396" calcext:value-type="float">
            <text:p>40.001396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8Z</text:p>
          </table:table-cell>
          <table:table-cell office:value-type="float" office:value="40.001427" calcext:value-type="float">
            <text:p>40.001427</text:p>
          </table:table-cell>
          <table:table-cell office:value-type="float" office:value="-79.586115" calcext:value-type="float">
            <text:p>-79.586115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20Z</text:p>
          </table:table-cell>
          <table:table-cell office:value-type="float" office:value="40.001456" calcext:value-type="float">
            <text:p>40.001456</text:p>
          </table:table-cell>
          <table:table-cell office:value-type="float" office:value="-79.586106" calcext:value-type="float">
            <text:p>-79.586106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23Z</text:p>
          </table:table-cell>
          <table:table-cell office:value-type="float" office:value="40.001492" calcext:value-type="float">
            <text:p>40.001492</text:p>
          </table:table-cell>
          <table:table-cell office:value-type="float" office:value="-79.586111" calcext:value-type="float">
            <text:p>-79.586111</text:p>
          </table:table-cell>
          <table:table-cell office:value-type="float" office:value="300.6" calcext:value-type="float">
            <text:p>300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25Z</text:p>
          </table:table-cell>
          <table:table-cell office:value-type="float" office:value="40.001528" calcext:value-type="float">
            <text:p>40.001528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9:27Z</text:p>
          </table:table-cell>
          <table:table-cell office:value-type="float" office:value="40.001565" calcext:value-type="float">
            <text:p>40.001565</text:p>
          </table:table-cell>
          <table:table-cell office:value-type="float" office:value="-79.586094" calcext:value-type="float">
            <text:p>-79.586094</text:p>
          </table:table-cell>
          <table:table-cell office:value-type="float" office:value="300.5" calcext:value-type="float">
            <text:p>30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29Z</text:p>
          </table:table-cell>
          <table:table-cell office:value-type="float" office:value="40.001597" calcext:value-type="float">
            <text:p>40.001597</text:p>
          </table:table-cell>
          <table:table-cell office:value-type="float" office:value="-79.586081" calcext:value-type="float">
            <text:p>-79.586081</text:p>
          </table:table-cell>
          <table:table-cell office:value-type="float" office:value="300.5" calcext:value-type="float">
            <text:p>30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31Z</text:p>
          </table:table-cell>
          <table:table-cell office:value-type="float" office:value="40.001635" calcext:value-type="float">
            <text:p>40.001635</text:p>
          </table:table-cell>
          <table:table-cell office:value-type="float" office:value="-79.586065" calcext:value-type="float">
            <text:p>-79.586065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9:33Z</text:p>
          </table:table-cell>
          <table:table-cell office:value-type="float" office:value="40.001673" calcext:value-type="float">
            <text:p>40.001673</text:p>
          </table:table-cell>
          <table:table-cell office:value-type="float" office:value="-79.586056" calcext:value-type="float">
            <text:p>-79.586056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9:35Z</text:p>
          </table:table-cell>
          <table:table-cell office:value-type="float" office:value="40.00171" calcext:value-type="float">
            <text:p>40.00171</text:p>
          </table:table-cell>
          <table:table-cell office:value-type="float" office:value="-79.586051" calcext:value-type="float">
            <text:p>-79.586051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9:37Z</text:p>
          </table:table-cell>
          <table:table-cell office:value-type="float" office:value="40.001749" calcext:value-type="float">
            <text:p>40.001749</text:p>
          </table:table-cell>
          <table:table-cell office:value-type="float" office:value="-79.586036" calcext:value-type="float">
            <text:p>-79.586036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9:39Z</text:p>
          </table:table-cell>
          <table:table-cell office:value-type="float" office:value="40.001777" calcext:value-type="float">
            <text:p>40.001777</text:p>
          </table:table-cell>
          <table:table-cell office:value-type="float" office:value="-79.586027" calcext:value-type="float">
            <text:p>-79.586027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9:41Z</text:p>
          </table:table-cell>
          <table:table-cell office:value-type="float" office:value="40.001814" calcext:value-type="float">
            <text:p>40.001814</text:p>
          </table:table-cell>
          <table:table-cell office:value-type="float" office:value="-79.58602" calcext:value-type="float">
            <text:p>-79.58602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9:43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033" calcext:value-type="float">
            <text:p>-79.586033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9:45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076" calcext:value-type="float">
            <text:p>-79.586076</text:p>
          </table:table-cell>
          <table:table-cell office:value-type="float" office:value="300.1" calcext:value-type="float">
            <text:p>30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9:47Z</text:p>
          </table:table-cell>
          <table:table-cell office:value-type="float" office:value="40.001888" calcext:value-type="float">
            <text:p>40.001888</text:p>
          </table:table-cell>
          <table:table-cell office:value-type="float" office:value="-79.586134" calcext:value-type="float">
            <text:p>-79.586134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49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181" calcext:value-type="float">
            <text:p>-79.586181</text:p>
          </table:table-cell>
          <table:table-cell office:value-type="float" office:value="299.9" calcext:value-type="float">
            <text:p>299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9:51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299.8" calcext:value-type="float">
            <text:p>299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9:54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273" calcext:value-type="float">
            <text:p>-79.586273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57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299.5" calcext:value-type="float">
            <text:p>29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9:59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394" calcext:value-type="float">
            <text:p>-79.586394</text:p>
          </table:table-cell>
          <table:table-cell office:value-type="float" office:value="299.4" calcext:value-type="float">
            <text:p>299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0:01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454" calcext:value-type="float">
            <text:p>-79.586454</text:p>
          </table:table-cell>
          <table:table-cell office:value-type="float" office:value="299.3" calcext:value-type="float">
            <text:p>299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0:03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513" calcext:value-type="float">
            <text:p>-79.586513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0:05Z</text:p>
          </table:table-cell>
          <table:table-cell office:value-type="float" office:value="40.001836" calcext:value-type="float">
            <text:p>40.001836</text:p>
          </table:table-cell>
          <table:table-cell office:value-type="float" office:value="-79.586573" calcext:value-type="float">
            <text:p>-79.586573</text:p>
          </table:table-cell>
          <table:table-cell office:value-type="float" office:value="299.1" calcext:value-type="float">
            <text:p>299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0:07Z</text:p>
          </table:table-cell>
          <table:table-cell office:value-type="float" office:value="40.001829" calcext:value-type="float">
            <text:p>40.001829</text:p>
          </table:table-cell>
          <table:table-cell office:value-type="float" office:value="-79.586628" calcext:value-type="float">
            <text:p>-79.586628</text:p>
          </table:table-cell>
          <table:table-cell office:value-type="float" office:value="298.9" calcext:value-type="float">
            <text:p>298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0:09Z</text:p>
          </table:table-cell>
          <table:table-cell office:value-type="float" office:value="40.001826" calcext:value-type="float">
            <text:p>40.001826</text:p>
          </table:table-cell>
          <table:table-cell office:value-type="float" office:value="-79.586664" calcext:value-type="float">
            <text:p>-79.586664</text:p>
          </table:table-cell>
          <table:table-cell office:value-type="float" office:value="298.8" calcext:value-type="float">
            <text:p>298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0:12Z</text:p>
          </table:table-cell>
          <table:table-cell office:value-type="float" office:value="40.001833" calcext:value-type="float">
            <text:p>40.001833</text:p>
          </table:table-cell>
          <table:table-cell office:value-type="float" office:value="-79.586706" calcext:value-type="float">
            <text:p>-79.586706</text:p>
          </table:table-cell>
          <table:table-cell office:value-type="float" office:value="298.7" calcext:value-type="float">
            <text:p>298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0:16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754" calcext:value-type="float">
            <text:p>-79.586754</text:p>
          </table:table-cell>
          <table:table-cell office:value-type="float" office:value="298.6" calcext:value-type="float">
            <text:p>298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0:18Z</text:p>
          </table:table-cell>
          <table:table-cell office:value-type="float" office:value="40.001848" calcext:value-type="float">
            <text:p>40.001848</text:p>
          </table:table-cell>
          <table:table-cell office:value-type="float" office:value="-79.586794" calcext:value-type="float">
            <text:p>-79.586794</text:p>
          </table:table-cell>
          <table:table-cell office:value-type="float" office:value="298.5" calcext:value-type="float">
            <text:p>298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0:20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834" calcext:value-type="float">
            <text:p>-79.586834</text:p>
          </table:table-cell>
          <table:table-cell office:value-type="float" office:value="298.4" calcext:value-type="float">
            <text:p>298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23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886" calcext:value-type="float">
            <text:p>-79.586886</text:p>
          </table:table-cell>
          <table:table-cell office:value-type="float" office:value="298.3" calcext:value-type="float">
            <text:p>298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0:25Z</text:p>
          </table:table-cell>
          <table:table-cell office:value-type="float" office:value="40.001823" calcext:value-type="float">
            <text:p>40.001823</text:p>
          </table:table-cell>
          <table:table-cell office:value-type="float" office:value="-79.586924" calcext:value-type="float">
            <text:p>-79.586924</text:p>
          </table:table-cell>
          <table:table-cell office:value-type="float" office:value="298.4" calcext:value-type="float">
            <text:p>29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0:27Z</text:p>
          </table:table-cell>
          <table:table-cell office:value-type="float" office:value="40.00178" calcext:value-type="float">
            <text:p>40.00178</text:p>
          </table:table-cell>
          <table:table-cell office:value-type="float" office:value="-79.586933" calcext:value-type="float">
            <text:p>-79.586933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0:29Z</text:p>
          </table:table-cell>
          <table:table-cell office:value-type="float" office:value="40.001734" calcext:value-type="float">
            <text:p>40.001734</text:p>
          </table:table-cell>
          <table:table-cell office:value-type="float" office:value="-79.586937" calcext:value-type="float">
            <text:p>-79.586937</text:p>
          </table:table-cell>
          <table:table-cell office:value-type="float" office:value="298.5" calcext:value-type="float">
            <text:p>298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0:31Z</text:p>
          </table:table-cell>
          <table:table-cell office:value-type="float" office:value="40.001693" calcext:value-type="float">
            <text:p>40.001693</text:p>
          </table:table-cell>
          <table:table-cell office:value-type="float" office:value="-79.586932" calcext:value-type="float">
            <text:p>-79.586932</text:p>
          </table:table-cell>
          <table:table-cell office:value-type="float" office:value="298.5" calcext:value-type="float">
            <text:p>298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0:33Z</text:p>
          </table:table-cell>
          <table:table-cell office:value-type="float" office:value="40.001647" calcext:value-type="float">
            <text:p>40.001647</text:p>
          </table:table-cell>
          <table:table-cell office:value-type="float" office:value="-79.586933" calcext:value-type="float">
            <text:p>-79.586933</text:p>
          </table:table-cell>
          <table:table-cell office:value-type="float" office:value="298.4" calcext:value-type="float">
            <text:p>298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0:35Z</text:p>
          </table:table-cell>
          <table:table-cell office:value-type="float" office:value="40.001606" calcext:value-type="float">
            <text:p>40.001606</text:p>
          </table:table-cell>
          <table:table-cell office:value-type="float" office:value="-79.586944" calcext:value-type="float">
            <text:p>-79.586944</text:p>
          </table:table-cell>
          <table:table-cell office:value-type="float" office:value="298.3" calcext:value-type="float">
            <text:p>298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37Z</text:p>
          </table:table-cell>
          <table:table-cell office:value-type="float" office:value="40.001576" calcext:value-type="float">
            <text:p>40.001576</text:p>
          </table:table-cell>
          <table:table-cell office:value-type="float" office:value="-79.586954" calcext:value-type="float">
            <text:p>-79.586954</text:p>
          </table:table-cell>
          <table:table-cell office:value-type="float" office:value="298.2" calcext:value-type="float">
            <text:p>298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39Z</text:p>
          </table:table-cell>
          <table:table-cell office:value-type="float" office:value="40.001547" calcext:value-type="float">
            <text:p>40.001547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298.2" calcext:value-type="float">
            <text:p>298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41Z</text:p>
          </table:table-cell>
          <table:table-cell office:value-type="float" office:value="40.00151" calcext:value-type="float">
            <text:p>40.00151</text:p>
          </table:table-cell>
          <table:table-cell office:value-type="float" office:value="-79.586998" calcext:value-type="float">
            <text:p>-79.586998</text:p>
          </table:table-cell>
          <table:table-cell office:value-type="float" office:value="298.1" calcext:value-type="float">
            <text:p>298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43Z</text:p>
          </table:table-cell>
          <table:table-cell office:value-type="float" office:value="40.00148" calcext:value-type="float">
            <text:p>40.00148</text:p>
          </table:table-cell>
          <table:table-cell office:value-type="float" office:value="-79.587031" calcext:value-type="float">
            <text:p>-79.587031</text:p>
          </table:table-cell>
          <table:table-cell office:value-type="float" office:value="297.9" calcext:value-type="float">
            <text:p>297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45Z</text:p>
          </table:table-cell>
          <table:table-cell office:value-type="float" office:value="40.001449" calcext:value-type="float">
            <text:p>40.001449</text:p>
          </table:table-cell>
          <table:table-cell office:value-type="float" office:value="-79.587064" calcext:value-type="float">
            <text:p>-79.587064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0:47Z</text:p>
          </table:table-cell>
          <table:table-cell office:value-type="float" office:value="40.001412" calcext:value-type="float">
            <text:p>40.001412</text:p>
          </table:table-cell>
          <table:table-cell office:value-type="float" office:value="-79.587094" calcext:value-type="float">
            <text:p>-79.587094</text:p>
          </table:table-cell>
          <table:table-cell office:value-type="float" office:value="298.1" calcext:value-type="float">
            <text:p>298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0:49Z</text:p>
          </table:table-cell>
          <table:table-cell office:value-type="float" office:value="40.001375" calcext:value-type="float">
            <text:p>40.001375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.2" calcext:value-type="float">
            <text:p>298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0:51Z</text:p>
          </table:table-cell>
          <table:table-cell office:value-type="float" office:value="40.001346" calcext:value-type="float">
            <text:p>40.001346</text:p>
          </table:table-cell>
          <table:table-cell office:value-type="float" office:value="-79.587124" calcext:value-type="float">
            <text:p>-79.587124</text:p>
          </table:table-cell>
          <table:table-cell office:value-type="float" office:value="298.2" calcext:value-type="float">
            <text:p>298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0:53Z</text:p>
          </table:table-cell>
          <table:table-cell office:value-type="float" office:value="40.001308" calcext:value-type="float">
            <text:p>40.001308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3" calcext:value-type="float">
            <text:p>298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0:55Z</text:p>
          </table:table-cell>
          <table:table-cell office:value-type="float" office:value="40.001279" calcext:value-type="float">
            <text:p>40.001279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298.4" calcext:value-type="float">
            <text:p>29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0:58Z</text:p>
          </table:table-cell>
          <table:table-cell office:value-type="float" office:value="40.001242" calcext:value-type="float">
            <text:p>40.001242</text:p>
          </table:table-cell>
          <table:table-cell office:value-type="float" office:value="-79.587148" calcext:value-type="float">
            <text:p>-79.587148</text:p>
          </table:table-cell>
          <table:table-cell office:value-type="float" office:value="298.4" calcext:value-type="float">
            <text:p>29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00Z</text:p>
          </table:table-cell>
          <table:table-cell office:value-type="float" office:value="40.00121" calcext:value-type="float">
            <text:p>40.00121</text:p>
          </table:table-cell>
          <table:table-cell office:value-type="float" office:value="-79.587156" calcext:value-type="float">
            <text:p>-79.587156</text:p>
          </table:table-cell>
          <table:table-cell office:value-type="float" office:value="298.5" calcext:value-type="float">
            <text:p>298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02Z</text:p>
          </table:table-cell>
          <table:table-cell office:value-type="float" office:value="40.001179" calcext:value-type="float">
            <text:p>40.001179</text:p>
          </table:table-cell>
          <table:table-cell office:value-type="float" office:value="-79.587157" calcext:value-type="float">
            <text:p>-79.587157</text:p>
          </table:table-cell>
          <table:table-cell office:value-type="float" office:value="298.5" calcext:value-type="float">
            <text:p>29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1:04Z</text:p>
          </table:table-cell>
          <table:table-cell office:value-type="float" office:value="40.001152" calcext:value-type="float">
            <text:p>40.001152</text:p>
          </table:table-cell>
          <table:table-cell office:value-type="float" office:value="-79.587149" calcext:value-type="float">
            <text:p>-79.587149</text:p>
          </table:table-cell>
          <table:table-cell office:value-type="float" office:value="298.6" calcext:value-type="float">
            <text:p>298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1:07Z</text:p>
          </table:table-cell>
          <table:table-cell office:value-type="float" office:value="40.001114" calcext:value-type="float">
            <text:p>40.001114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1:10Z</text:p>
          </table:table-cell>
          <table:table-cell office:value-type="float" office:value="40.001081" calcext:value-type="float">
            <text:p>40.001081</text:p>
          </table:table-cell>
          <table:table-cell office:value-type="float" office:value="-79.587144" calcext:value-type="float">
            <text:p>-79.587144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1:12Z</text:p>
          </table:table-cell>
          <table:table-cell office:value-type="float" office:value="40.001047" calcext:value-type="float">
            <text:p>40.001047</text:p>
          </table:table-cell>
          <table:table-cell office:value-type="float" office:value="-79.587147" calcext:value-type="float">
            <text:p>-79.587147</text:p>
          </table:table-cell>
          <table:table-cell office:value-type="float" office:value="298.8" calcext:value-type="float">
            <text:p>298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14Z</text:p>
          </table:table-cell>
          <table:table-cell office:value-type="float" office:value="40.001014" calcext:value-type="float">
            <text:p>40.001014</text:p>
          </table:table-cell>
          <table:table-cell office:value-type="float" office:value="-79.587149" calcext:value-type="float">
            <text:p>-79.587149</text:p>
          </table:table-cell>
          <table:table-cell office:value-type="float" office:value="298.9" calcext:value-type="float">
            <text:p>298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1:16Z</text:p>
          </table:table-cell>
          <table:table-cell office:value-type="float" office:value="40.000982" calcext:value-type="float">
            <text:p>40.000982</text:p>
          </table:table-cell>
          <table:table-cell office:value-type="float" office:value="-79.587157" calcext:value-type="float">
            <text:p>-79.587157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1:18Z</text:p>
          </table:table-cell>
          <table:table-cell office:value-type="float" office:value="40.000951" calcext:value-type="float">
            <text:p>40.000951</text:p>
          </table:table-cell>
          <table:table-cell office:value-type="float" office:value="-79.587171" calcext:value-type="float">
            <text:p>-79.587171</text:p>
          </table:table-cell>
          <table:table-cell office:value-type="float" office:value="299" calcext:value-type="float">
            <text:p>29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1:20Z</text:p>
          </table:table-cell>
          <table:table-cell office:value-type="float" office:value="40.00092" calcext:value-type="float">
            <text:p>40.00092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1:22Z</text:p>
          </table:table-cell>
          <table:table-cell office:value-type="float" office:value="40.000889" calcext:value-type="float">
            <text:p>40.000889</text:p>
          </table:table-cell>
          <table:table-cell office:value-type="float" office:value="-79.587202" calcext:value-type="float">
            <text:p>-79.587202</text:p>
          </table:table-cell>
          <table:table-cell office:value-type="float" office:value="299.1" calcext:value-type="float">
            <text:p>299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1:24Z</text:p>
          </table:table-cell>
          <table:table-cell office:value-type="float" office:value="40.000859" calcext:value-type="float">
            <text:p>40.000859</text:p>
          </table:table-cell>
          <table:table-cell office:value-type="float" office:value="-79.587213" calcext:value-type="float">
            <text:p>-79.587213</text:p>
          </table:table-cell>
          <table:table-cell office:value-type="float" office:value="299.2" calcext:value-type="float">
            <text:p>299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1:26Z</text:p>
          </table:table-cell>
          <table:table-cell office:value-type="float" office:value="40.000822" calcext:value-type="float">
            <text:p>40.000822</text:p>
          </table:table-cell>
          <table:table-cell office:value-type="float" office:value="-79.587221" calcext:value-type="float">
            <text:p>-79.587221</text:p>
          </table:table-cell>
          <table:table-cell office:value-type="float" office:value="299.3" calcext:value-type="float">
            <text:p>299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1:28Z</text:p>
          </table:table-cell>
          <table:table-cell office:value-type="float" office:value="40.000781" calcext:value-type="float">
            <text:p>40.000781</text:p>
          </table:table-cell>
          <table:table-cell office:value-type="float" office:value="-79.587228" calcext:value-type="float">
            <text:p>-79.587228</text:p>
          </table:table-cell>
          <table:table-cell office:value-type="float" office:value="299.3" calcext:value-type="float">
            <text:p>299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1:30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7239" calcext:value-type="float">
            <text:p>-79.587239</text:p>
          </table:table-cell>
          <table:table-cell office:value-type="float" office:value="299.4" calcext:value-type="float">
            <text:p>299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1:32Z</text:p>
          </table:table-cell>
          <table:table-cell office:value-type="float" office:value="40.000695" calcext:value-type="float">
            <text:p>40.000695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.5" calcext:value-type="float">
            <text:p>29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1:34Z</text:p>
          </table:table-cell>
          <table:table-cell office:value-type="float" office:value="40.000652" calcext:value-type="float">
            <text:p>40.000652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9.5" calcext:value-type="float">
            <text:p>299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1:36Z</text:p>
          </table:table-cell>
          <table:table-cell office:value-type="float" office:value="40.000611" calcext:value-type="float">
            <text:p>40.000611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299.6" calcext:value-type="float">
            <text:p>299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38Z</text:p>
          </table:table-cell>
          <table:table-cell office:value-type="float" office:value="40.000576" calcext:value-type="float">
            <text:p>40.000576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299.6" calcext:value-type="float">
            <text:p>299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1:41Z</text:p>
          </table:table-cell>
          <table:table-cell office:value-type="float" office:value="40.000542" calcext:value-type="float">
            <text:p>40.000542</text:p>
          </table:table-cell>
          <table:table-cell office:value-type="float" office:value="-79.587292" calcext:value-type="float">
            <text:p>-79.587292</text:p>
          </table:table-cell>
          <table:table-cell office:value-type="float" office:value="299.7" calcext:value-type="float">
            <text:p>299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44Z</text:p>
          </table:table-cell>
          <table:table-cell office:value-type="float" office:value="40.000506" calcext:value-type="float">
            <text:p>40.000506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7" calcext:value-type="float">
            <text:p>299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51:47Z</text:p>
          </table:table-cell>
          <table:table-cell office:value-type="float" office:value="40.000467" calcext:value-type="float">
            <text:p>40.000467</text:p>
          </table:table-cell>
          <table:table-cell office:value-type="float" office:value="-79.587314" calcext:value-type="float">
            <text:p>-79.587314</text:p>
          </table:table-cell>
          <table:table-cell office:value-type="float" office:value="299.8" calcext:value-type="float">
            <text:p>299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49Z</text:p>
          </table:table-cell>
          <table:table-cell office:value-type="float" office:value="40.000435" calcext:value-type="float">
            <text:p>40.000435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299.8" calcext:value-type="float">
            <text:p>299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1:52Z</text:p>
          </table:table-cell>
          <table:table-cell office:value-type="float" office:value="40.000399" calcext:value-type="float">
            <text:p>40.000399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299.9" calcext:value-type="float">
            <text:p>299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55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299.9" calcext:value-type="float">
            <text:p>299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1:58Z</text:p>
          </table:table-cell>
          <table:table-cell office:value-type="float" office:value="40.000326" calcext:value-type="float">
            <text:p>40.000326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00Z</text:p>
          </table:table-cell>
          <table:table-cell office:value-type="float" office:value="40.000291" calcext:value-type="float">
            <text:p>40.000291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03Z</text:p>
          </table:table-cell>
          <table:table-cell office:value-type="float" office:value="40.000252" calcext:value-type="float">
            <text:p>40.000252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1" calcext:value-type="float">
            <text:p>30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05Z</text:p>
          </table:table-cell>
          <table:table-cell office:value-type="float" office:value="40.000222" calcext:value-type="float">
            <text:p>40.000222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1" calcext:value-type="float">
            <text:p>30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07Z</text:p>
          </table:table-cell>
          <table:table-cell office:value-type="float" office:value="40.000188" calcext:value-type="float">
            <text:p>40.000188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300.2" calcext:value-type="float">
            <text:p>300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09Z</text:p>
          </table:table-cell>
          <table:table-cell office:value-type="float" office:value="40.000157" calcext:value-type="float">
            <text:p>40.000157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11Z</text:p>
          </table:table-cell>
          <table:table-cell office:value-type="float" office:value="40.000128" calcext:value-type="float">
            <text:p>40.000128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13Z</text:p>
          </table:table-cell>
          <table:table-cell office:value-type="float" office:value="40.000098" calcext:value-type="float">
            <text:p>40.000098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15Z</text:p>
          </table:table-cell>
          <table:table-cell office:value-type="float" office:value="40.000067" calcext:value-type="float">
            <text:p>40.000067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18Z</text:p>
          </table:table-cell>
          <table:table-cell office:value-type="float" office:value="40.00003" calcext:value-type="float">
            <text:p>40.00003</text:p>
          </table:table-cell>
          <table:table-cell office:value-type="float" office:value="-79.58727" calcext:value-type="float">
            <text:p>-79.58727</text:p>
          </table:table-cell>
          <table:table-cell office:value-type="float" office:value="300.6" calcext:value-type="float">
            <text:p>300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20Z</text:p>
          </table:table-cell>
          <table:table-cell office:value-type="float" office:value="40.000003" calcext:value-type="float">
            <text:p>40.000003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300.7" calcext:value-type="float">
            <text:p>300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2:22Z</text:p>
          </table:table-cell>
          <table:table-cell office:value-type="float" office:value="39.999968" calcext:value-type="float">
            <text:p>39.999968</text:p>
          </table:table-cell>
          <table:table-cell office:value-type="float" office:value="-79.587252" calcext:value-type="float">
            <text:p>-79.587252</text:p>
          </table:table-cell>
          <table:table-cell office:value-type="float" office:value="300.8" calcext:value-type="float">
            <text:p>300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2:24Z</text:p>
          </table:table-cell>
          <table:table-cell office:value-type="float" office:value="39.999937" calcext:value-type="float">
            <text:p>39.999937</text:p>
          </table:table-cell>
          <table:table-cell office:value-type="float" office:value="-79.587248" calcext:value-type="float">
            <text:p>-79.587248</text:p>
          </table:table-cell>
          <table:table-cell office:value-type="float" office:value="300.9" calcext:value-type="float">
            <text:p>30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26Z</text:p>
          </table:table-cell>
          <table:table-cell office:value-type="float" office:value="39.999899" calcext:value-type="float">
            <text:p>39.999899</text:p>
          </table:table-cell>
          <table:table-cell office:value-type="float" office:value="-79.587241" calcext:value-type="float">
            <text:p>-79.587241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28Z</text:p>
          </table:table-cell>
          <table:table-cell office:value-type="float" office:value="39.999865" calcext:value-type="float">
            <text:p>39.999865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30Z</text:p>
          </table:table-cell>
          <table:table-cell office:value-type="float" office:value="39.999835" calcext:value-type="float">
            <text:p>39.999835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33Z</text:p>
          </table:table-cell>
          <table:table-cell office:value-type="float" office:value="39.999794" calcext:value-type="float">
            <text:p>39.99979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35Z</text:p>
          </table:table-cell>
          <table:table-cell office:value-type="float" office:value="39.999765" calcext:value-type="float">
            <text:p>39.999765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301.2" calcext:value-type="float">
            <text:p>301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2:37Z</text:p>
          </table:table-cell>
          <table:table-cell office:value-type="float" office:value="39.999735" calcext:value-type="float">
            <text:p>39.999735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301.3" calcext:value-type="float">
            <text:p>301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2:39Z</text:p>
          </table:table-cell>
          <table:table-cell office:value-type="float" office:value="39.999706" calcext:value-type="float">
            <text:p>39.999706</text:p>
          </table:table-cell>
          <table:table-cell office:value-type="float" office:value="-79.587229" calcext:value-type="float">
            <text:p>-79.587229</text:p>
          </table:table-cell>
          <table:table-cell office:value-type="float" office:value="301.4" calcext:value-type="float">
            <text:p>301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2:42Z</text:p>
          </table:table-cell>
          <table:table-cell office:value-type="float" office:value="39.999669" calcext:value-type="float">
            <text:p>39.999669</text:p>
          </table:table-cell>
          <table:table-cell office:value-type="float" office:value="-79.587227" calcext:value-type="float">
            <text:p>-79.587227</text:p>
          </table:table-cell>
          <table:table-cell office:value-type="float" office:value="301.5" calcext:value-type="float">
            <text:p>301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2:45Z</text:p>
          </table:table-cell>
          <table:table-cell office:value-type="float" office:value="39.999632" calcext:value-type="float">
            <text:p>39.999632</text:p>
          </table:table-cell>
          <table:table-cell office:value-type="float" office:value="-79.587214" calcext:value-type="float">
            <text:p>-79.587214</text:p>
          </table:table-cell>
          <table:table-cell office:value-type="float" office:value="301.7" calcext:value-type="float">
            <text:p>301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47Z</text:p>
          </table:table-cell>
          <table:table-cell office:value-type="float" office:value="39.999606" calcext:value-type="float">
            <text:p>39.999606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301.8" calcext:value-type="float">
            <text:p>301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49Z</text:p>
          </table:table-cell>
          <table:table-cell office:value-type="float" office:value="39.999579" calcext:value-type="float">
            <text:p>39.999579</text:p>
          </table:table-cell>
          <table:table-cell office:value-type="float" office:value="-79.587181" calcext:value-type="float">
            <text:p>-79.587181</text:p>
          </table:table-cell>
          <table:table-cell office:value-type="float" office:value="301.9" calcext:value-type="float">
            <text:p>301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51Z</text:p>
          </table:table-cell>
          <table:table-cell office:value-type="float" office:value="39.999552" calcext:value-type="float">
            <text:p>39.999552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302" calcext:value-type="float">
            <text:p>3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54Z</text:p>
          </table:table-cell>
          <table:table-cell office:value-type="float" office:value="39.999521" calcext:value-type="float">
            <text:p>39.999521</text:p>
          </table:table-cell>
          <table:table-cell office:value-type="float" office:value="-79.587145" calcext:value-type="float">
            <text:p>-79.587145</text:p>
          </table:table-cell>
          <table:table-cell office:value-type="float" office:value="302.1" calcext:value-type="float">
            <text:p>302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56Z</text:p>
          </table:table-cell>
          <table:table-cell office:value-type="float" office:value="39.999484" calcext:value-type="float">
            <text:p>39.999484</text:p>
          </table:table-cell>
          <table:table-cell office:value-type="float" office:value="-79.587127" calcext:value-type="float">
            <text:p>-79.587127</text:p>
          </table:table-cell>
          <table:table-cell office:value-type="float" office:value="302.3" calcext:value-type="float">
            <text:p>302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58Z</text:p>
          </table:table-cell>
          <table:table-cell office:value-type="float" office:value="39.999439" calcext:value-type="float">
            <text:p>39.999439</text:p>
          </table:table-cell>
          <table:table-cell office:value-type="float" office:value="-79.587104" calcext:value-type="float">
            <text:p>-79.587104</text:p>
          </table:table-cell>
          <table:table-cell office:value-type="float" office:value="302.4" calcext:value-type="float">
            <text:p>302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3:00Z</text:p>
          </table:table-cell>
          <table:table-cell office:value-type="float" office:value="39.999398" calcext:value-type="float">
            <text:p>39.999398</text:p>
          </table:table-cell>
          <table:table-cell office:value-type="float" office:value="-79.587085" calcext:value-type="float">
            <text:p>-79.587085</text:p>
          </table:table-cell>
          <table:table-cell office:value-type="float" office:value="302.5" calcext:value-type="float">
            <text:p>302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3:02Z</text:p>
          </table:table-cell>
          <table:table-cell office:value-type="float" office:value="39.999356" calcext:value-type="float">
            <text:p>39.999356</text:p>
          </table:table-cell>
          <table:table-cell office:value-type="float" office:value="-79.587067" calcext:value-type="float">
            <text:p>-79.587067</text:p>
          </table:table-cell>
          <table:table-cell office:value-type="float" office:value="302.7" calcext:value-type="float">
            <text:p>302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3:04Z</text:p>
          </table:table-cell>
          <table:table-cell office:value-type="float" office:value="39.999321" calcext:value-type="float">
            <text:p>39.999321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302.8" calcext:value-type="float">
            <text:p>302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3:07Z</text:p>
          </table:table-cell>
          <table:table-cell office:value-type="float" office:value="39.999293" calcext:value-type="float">
            <text:p>39.999293</text:p>
          </table:table-cell>
          <table:table-cell office:value-type="float" office:value="-79.587015" calcext:value-type="float">
            <text:p>-79.587015</text:p>
          </table:table-cell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53:09Z</text:p>
          </table:table-cell>
          <table:table-cell office:value-type="float" office:value="39.999281" calcext:value-type="float">
            <text:p>39.999281</text:p>
          </table:table-cell>
          <table:table-cell office:value-type="float" office:value="-79.586982" calcext:value-type="float">
            <text:p>-79.586982</text:p>
          </table:table-cell>
          <table:table-cell office:value-type="float" office:value="303.1" calcext:value-type="float">
            <text:p>303.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53:12Z</text:p>
          </table:table-cell>
          <table:table-cell office:value-type="float" office:value="39.999267" calcext:value-type="float">
            <text:p>39.999267</text:p>
          </table:table-cell>
          <table:table-cell office:value-type="float" office:value="-79.586933" calcext:value-type="float">
            <text:p>-79.586933</text:p>
          </table:table-cell>
          <table:table-cell office:value-type="float" office:value="303.3" calcext:value-type="float">
            <text:p>303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53:14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897" calcext:value-type="float">
            <text:p>-79.586897</text:p>
          </table:table-cell>
          <table:table-cell office:value-type="float" office:value="303.3" calcext:value-type="float">
            <text:p>303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53:17Z</text:p>
          </table:table-cell>
          <table:table-cell office:value-type="float" office:value="39.999262" calcext:value-type="float">
            <text:p>39.999262</text:p>
          </table:table-cell>
          <table:table-cell office:value-type="float" office:value="-79.58685" calcext:value-type="float">
            <text:p>-79.58685</text:p>
          </table:table-cell>
          <table:table-cell office:value-type="float" office:value="303.4" calcext:value-type="float">
            <text:p>303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53:20Z</text:p>
          </table:table-cell>
          <table:table-cell office:value-type="float" office:value="39.999255" calcext:value-type="float">
            <text:p>39.999255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303.7" calcext:value-type="float">
            <text:p>303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3:23Z</text:p>
          </table:table-cell>
          <table:table-cell office:value-type="float" office:value="39.999253" calcext:value-type="float">
            <text:p>39.999253</text:p>
          </table:table-cell>
          <table:table-cell office:value-type="float" office:value="-79.586753" calcext:value-type="float">
            <text:p>-79.586753</text:p>
          </table:table-cell>
          <table:table-cell office:value-type="float" office:value="303.9" calcext:value-type="float">
            <text:p>303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3:25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717" calcext:value-type="float">
            <text:p>-79.586717</text:p>
          </table:table-cell>
          <table:table-cell office:value-type="float" office:value="304.1" calcext:value-type="float">
            <text:p>304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3:28Z</text:p>
          </table:table-cell>
          <table:table-cell office:value-type="float" office:value="39.999296" calcext:value-type="float">
            <text:p>39.999296</text:p>
          </table:table-cell>
          <table:table-cell office:value-type="float" office:value="-79.586691" calcext:value-type="float">
            <text:p>-79.586691</text:p>
          </table:table-cell>
          <table:table-cell office:value-type="float" office:value="303.9" calcext:value-type="float">
            <text:p>303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3:31Z</text:p>
          </table:table-cell>
          <table:table-cell office:value-type="float" office:value="39.999332" calcext:value-type="float">
            <text:p>39.999332</text:p>
          </table:table-cell>
          <table:table-cell office:value-type="float" office:value="-79.586682" calcext:value-type="float">
            <text:p>-79.586682</text:p>
          </table:table-cell>
          <table:table-cell office:value-type="float" office:value="303.7" calcext:value-type="float">
            <text:p>303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3:34Z</text:p>
          </table:table-cell>
          <table:table-cell office:value-type="float" office:value="39.999372" calcext:value-type="float">
            <text:p>39.999372</text:p>
          </table:table-cell>
          <table:table-cell office:value-type="float" office:value="-79.586672" calcext:value-type="float">
            <text:p>-79.586672</text:p>
          </table:table-cell>
          <table:table-cell office:value-type="float" office:value="303.5" calcext:value-type="float">
            <text:p>30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3:36Z</text:p>
          </table:table-cell>
          <table:table-cell office:value-type="float" office:value="39.999404" calcext:value-type="float">
            <text:p>39.999404</text:p>
          </table:table-cell>
          <table:table-cell office:value-type="float" office:value="-79.586667" calcext:value-type="float">
            <text:p>-79.586667</text:p>
          </table:table-cell>
          <table:table-cell office:value-type="float" office:value="303.4" calcext:value-type="float">
            <text:p>303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3:38Z</text:p>
          </table:table-cell>
          <table:table-cell office:value-type="float" office:value="39.999436" calcext:value-type="float">
            <text:p>39.999436</text:p>
          </table:table-cell>
          <table:table-cell office:value-type="float" office:value="-79.586658" calcext:value-type="float">
            <text:p>-79.586658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3:40Z</text:p>
          </table:table-cell>
          <table:table-cell office:value-type="float" office:value="39.999465" calcext:value-type="float">
            <text:p>39.999465</text:p>
          </table:table-cell>
          <table:table-cell office:value-type="float" office:value="-79.586647" calcext:value-type="float">
            <text:p>-79.586647</text:p>
          </table:table-cell>
          <table:table-cell office:value-type="float" office:value="303.3" calcext:value-type="float">
            <text:p>303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3:42Z</text:p>
          </table:table-cell>
          <table:table-cell office:value-type="float" office:value="39.999495" calcext:value-type="float">
            <text:p>39.999495</text:p>
          </table:table-cell>
          <table:table-cell office:value-type="float" office:value="-79.586634" calcext:value-type="float">
            <text:p>-79.586634</text:p>
          </table:table-cell>
          <table:table-cell office:value-type="float" office:value="303.1" calcext:value-type="float">
            <text:p>303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3:44Z</text:p>
          </table:table-cell>
          <table:table-cell office:value-type="float" office:value="39.999525" calcext:value-type="float">
            <text:p>39.999525</text:p>
          </table:table-cell>
          <table:table-cell office:value-type="float" office:value="-79.586616" calcext:value-type="float">
            <text:p>-79.586616</text:p>
          </table:table-cell>
          <table:table-cell office:value-type="float" office:value="303" calcext:value-type="float">
            <text:p>3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3:46Z</text:p>
          </table:table-cell>
          <table:table-cell office:value-type="float" office:value="39.999551" calcext:value-type="float">
            <text:p>39.999551</text:p>
          </table:table-cell>
          <table:table-cell office:value-type="float" office:value="-79.586605" calcext:value-type="float">
            <text:p>-79.586605</text:p>
          </table:table-cell>
          <table:table-cell office:value-type="float" office:value="302.9" calcext:value-type="float">
            <text:p>302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3:49Z</text:p>
          </table:table-cell>
          <table:table-cell office:value-type="float" office:value="39.999589" calcext:value-type="float">
            <text:p>39.999589</text:p>
          </table:table-cell>
          <table:table-cell office:value-type="float" office:value="-79.586595" calcext:value-type="float">
            <text:p>-79.586595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3:51Z</text:p>
          </table:table-cell>
          <table:table-cell office:value-type="float" office:value="39.999625" calcext:value-type="float">
            <text:p>39.999625</text:p>
          </table:table-cell>
          <table:table-cell office:value-type="float" office:value="-79.586584" calcext:value-type="float">
            <text:p>-79.586584</text:p>
          </table:table-cell>
          <table:table-cell office:value-type="float" office:value="302.7" calcext:value-type="float">
            <text:p>302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3:53Z</text:p>
          </table:table-cell>
          <table:table-cell office:value-type="float" office:value="39.999661" calcext:value-type="float">
            <text:p>39.999661</text:p>
          </table:table-cell>
          <table:table-cell office:value-type="float" office:value="-79.586574" calcext:value-type="float">
            <text:p>-79.586574</text:p>
          </table:table-cell>
          <table:table-cell office:value-type="float" office:value="302.6" calcext:value-type="float">
            <text:p>302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3:55Z</text:p>
          </table:table-cell>
          <table:table-cell office:value-type="float" office:value="39.999694" calcext:value-type="float">
            <text:p>39.999694</text:p>
          </table:table-cell>
          <table:table-cell office:value-type="float" office:value="-79.586566" calcext:value-type="float">
            <text:p>-79.586566</text:p>
          </table:table-cell>
          <table:table-cell office:value-type="float" office:value="302.4" calcext:value-type="float">
            <text:p>30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3:57Z</text:p>
          </table:table-cell>
          <table:table-cell office:value-type="float" office:value="39.999729" calcext:value-type="float">
            <text:p>39.999729</text:p>
          </table:table-cell>
          <table:table-cell office:value-type="float" office:value="-79.586559" calcext:value-type="float">
            <text:p>-79.586559</text:p>
          </table:table-cell>
          <table:table-cell office:value-type="float" office:value="302.4" calcext:value-type="float">
            <text:p>30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3:59Z</text:p>
          </table:table-cell>
          <table:table-cell office:value-type="float" office:value="39.999765" calcext:value-type="float">
            <text:p>39.999765</text:p>
          </table:table-cell>
          <table:table-cell office:value-type="float" office:value="-79.586551" calcext:value-type="float">
            <text:p>-79.586551</text:p>
          </table:table-cell>
          <table:table-cell office:value-type="float" office:value="302.4" calcext:value-type="float">
            <text:p>30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1Z</text:p>
          </table:table-cell>
          <table:table-cell office:value-type="float" office:value="39.999791" calcext:value-type="float">
            <text:p>39.999791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2.4" calcext:value-type="float">
            <text:p>30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4Z</text:p>
          </table:table-cell>
          <table:table-cell office:value-type="float" office:value="39.999827" calcext:value-type="float">
            <text:p>39.999827</text:p>
          </table:table-cell>
          <table:table-cell office:value-type="float" office:value="-79.586527" calcext:value-type="float">
            <text:p>-79.586527</text:p>
          </table:table-cell>
          <table:table-cell office:value-type="float" office:value="302.2" calcext:value-type="float">
            <text:p>302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6Z</text:p>
          </table:table-cell>
          <table:table-cell office:value-type="float" office:value="39.999869" calcext:value-type="float">
            <text:p>39.999869</text:p>
          </table:table-cell>
          <table:table-cell office:value-type="float" office:value="-79.586515" calcext:value-type="float">
            <text:p>-79.586515</text:p>
          </table:table-cell>
          <table:table-cell office:value-type="float" office:value="301.9" calcext:value-type="float">
            <text:p>301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8Z</text:p>
          </table:table-cell>
          <table:table-cell office:value-type="float" office:value="39.99991" calcext:value-type="float">
            <text:p>39.99991</text:p>
          </table:table-cell>
          <table:table-cell office:value-type="float" office:value="-79.586511" calcext:value-type="float">
            <text:p>-79.586511</text:p>
          </table:table-cell>
          <table:table-cell office:value-type="float" office:value="301.8" calcext:value-type="float">
            <text:p>301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10Z</text:p>
          </table:table-cell>
          <table:table-cell office:value-type="float" office:value="39.999953" calcext:value-type="float">
            <text:p>39.999953</text:p>
          </table:table-cell>
          <table:table-cell office:value-type="float" office:value="-79.586507" calcext:value-type="float">
            <text:p>-79.586507</text:p>
          </table:table-cell>
          <table:table-cell office:value-type="float" office:value="301.7" calcext:value-type="float">
            <text:p>301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12Z</text:p>
          </table:table-cell>
          <table:table-cell office:value-type="float" office:value="40.000001" calcext:value-type="float">
            <text:p>40.000001</text:p>
          </table:table-cell>
          <table:table-cell office:value-type="float" office:value="-79.586499" calcext:value-type="float">
            <text:p>-79.586499</text:p>
          </table:table-cell>
          <table:table-cell office:value-type="float" office:value="301.6" calcext:value-type="float">
            <text:p>301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14Z</text:p>
          </table:table-cell>
          <table:table-cell office:value-type="float" office:value="40.00004" calcext:value-type="float">
            <text:p>40.00004</text:p>
          </table:table-cell>
          <table:table-cell office:value-type="float" office:value="-79.586493" calcext:value-type="float">
            <text:p>-79.586493</text:p>
          </table:table-cell>
          <table:table-cell office:value-type="float" office:value="301.5" calcext:value-type="float">
            <text:p>301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16Z</text:p>
          </table:table-cell>
          <table:table-cell office:value-type="float" office:value="40.000066" calcext:value-type="float">
            <text:p>40.000066</text:p>
          </table:table-cell>
          <table:table-cell office:value-type="float" office:value="-79.586485" calcext:value-type="float">
            <text:p>-79.586485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19Z</text:p>
          </table:table-cell>
          <table:table-cell office:value-type="float" office:value="40.000101" calcext:value-type="float">
            <text:p>40.000101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4" calcext:value-type="float">
            <text:p>301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22Z</text:p>
          </table:table-cell>
          <table:table-cell office:value-type="float" office:value="40.000138" calcext:value-type="float">
            <text:p>40.000138</text:p>
          </table:table-cell>
          <table:table-cell office:value-type="float" office:value="-79.586476" calcext:value-type="float">
            <text:p>-79.586476</text:p>
          </table:table-cell>
          <table:table-cell office:value-type="float" office:value="301.3" calcext:value-type="float">
            <text:p>301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25Z</text:p>
          </table:table-cell>
          <table:table-cell office:value-type="float" office:value="40.000174" calcext:value-type="float">
            <text:p>40.000174</text:p>
          </table:table-cell>
          <table:table-cell office:value-type="float" office:value="-79.586464" calcext:value-type="float">
            <text:p>-79.586464</text:p>
          </table:table-cell>
          <table:table-cell office:value-type="float" office:value="301.2" calcext:value-type="float">
            <text:p>30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28Z</text:p>
          </table:table-cell>
          <table:table-cell office:value-type="float" office:value="40.00021" calcext:value-type="float">
            <text:p>40.00021</text:p>
          </table:table-cell>
          <table:table-cell office:value-type="float" office:value="-79.586442" calcext:value-type="float">
            <text:p>-79.586442</text:p>
          </table:table-cell>
          <table:table-cell office:value-type="float" office:value="301.1" calcext:value-type="float">
            <text:p>301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31Z</text:p>
          </table:table-cell>
          <table:table-cell office:value-type="float" office:value="40.00025" calcext:value-type="float">
            <text:p>40.00025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4:33Z</text:p>
          </table:table-cell>
          <table:table-cell office:value-type="float" office:value="40.000288" calcext:value-type="float">
            <text:p>40.000288</text:p>
          </table:table-cell>
          <table:table-cell office:value-type="float" office:value="-79.586412" calcext:value-type="float">
            <text:p>-79.586412</text:p>
          </table:table-cell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4:35Z</text:p>
          </table:table-cell>
          <table:table-cell office:value-type="float" office:value="40.00033" calcext:value-type="float">
            <text:p>40.00033</text:p>
          </table:table-cell>
          <table:table-cell office:value-type="float" office:value="-79.586398" calcext:value-type="float">
            <text:p>-79.586398</text:p>
          </table:table-cell>
          <table:table-cell office:value-type="float" office:value="301.1" calcext:value-type="float">
            <text:p>30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4:37Z</text:p>
          </table:table-cell>
          <table:table-cell office:value-type="float" office:value="40.000379" calcext:value-type="float">
            <text:p>40.000379</text:p>
          </table:table-cell>
          <table:table-cell office:value-type="float" office:value="-79.586382" calcext:value-type="float">
            <text:p>-79.586382</text:p>
          </table:table-cell>
          <table:table-cell office:value-type="float" office:value="301.1" calcext:value-type="float">
            <text:p>30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39Z</text:p>
          </table:table-cell>
          <table:table-cell office:value-type="float" office:value="40.000414" calcext:value-type="float">
            <text:p>40.000414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42Z</text:p>
          </table:table-cell>
          <table:table-cell office:value-type="float" office:value="40.000449" calcext:value-type="float">
            <text:p>40.000449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301.1" calcext:value-type="float">
            <text:p>301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4:45Z</text:p>
          </table:table-cell>
          <table:table-cell office:value-type="float" office:value="40.000484" calcext:value-type="float">
            <text:p>40.000484</text:p>
          </table:table-cell>
          <table:table-cell office:value-type="float" office:value="-79.586376" calcext:value-type="float">
            <text:p>-79.586376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47Z</text:p>
          </table:table-cell>
          <table:table-cell office:value-type="float" office:value="40.000513" calcext:value-type="float">
            <text:p>40.000513</text:p>
          </table:table-cell>
          <table:table-cell office:value-type="float" office:value="-79.586368" calcext:value-type="float">
            <text:p>-79.586368</text:p>
          </table:table-cell>
          <table:table-cell office:value-type="float" office:value="300.9" calcext:value-type="float">
            <text:p>300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49Z</text:p>
          </table:table-cell>
          <table:table-cell office:value-type="float" office:value="40.000546" calcext:value-type="float">
            <text:p>40.000546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0.8" calcext:value-type="float">
            <text:p>300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51Z</text:p>
          </table:table-cell>
          <table:table-cell office:value-type="float" office:value="40.000576" calcext:value-type="float">
            <text:p>40.000576</text:p>
          </table:table-cell>
          <table:table-cell office:value-type="float" office:value="-79.586358" calcext:value-type="float">
            <text:p>-79.586358</text:p>
          </table:table-cell>
          <table:table-cell office:value-type="float" office:value="300.7" calcext:value-type="float">
            <text:p>300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53Z</text:p>
          </table:table-cell>
          <table:table-cell office:value-type="float" office:value="40.000606" calcext:value-type="float">
            <text:p>40.000606</text:p>
          </table:table-cell>
          <table:table-cell office:value-type="float" office:value="-79.586349" calcext:value-type="float">
            <text:p>-79.586349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55Z</text:p>
          </table:table-cell>
          <table:table-cell office:value-type="float" office:value="40.000635" calcext:value-type="float">
            <text:p>40.000635</text:p>
          </table:table-cell>
          <table:table-cell office:value-type="float" office:value="-79.58634" calcext:value-type="float">
            <text:p>-79.58634</text:p>
          </table:table-cell>
          <table:table-cell office:value-type="float" office:value="300.6" calcext:value-type="float">
            <text:p>300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57Z</text:p>
          </table:table-cell>
          <table:table-cell office:value-type="float" office:value="40.000672" calcext:value-type="float">
            <text:p>40.000672</text:p>
          </table:table-cell>
          <table:table-cell office:value-type="float" office:value="-79.586322" calcext:value-type="float">
            <text:p>-79.586322</text:p>
          </table:table-cell>
          <table:table-cell office:value-type="float" office:value="300.6" calcext:value-type="float">
            <text:p>300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5:00Z</text:p>
          </table:table-cell>
          <table:table-cell office:value-type="float" office:value="40.000702" calcext:value-type="float">
            <text:p>40.000702</text:p>
          </table:table-cell>
          <table:table-cell office:value-type="float" office:value="-79.5863" calcext:value-type="float">
            <text:p>-79.5863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55:02Z</text:p>
          </table:table-cell>
          <table:table-cell office:value-type="float" office:value="40.000729" calcext:value-type="float">
            <text:p>40.000729</text:p>
          </table:table-cell>
          <table:table-cell office:value-type="float" office:value="-79.586292" calcext:value-type="float">
            <text:p>-79.586292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55:04Z</text:p>
          </table:table-cell>
          <table:table-cell office:value-type="float" office:value="40.000756" calcext:value-type="float">
            <text:p>40.000756</text:p>
          </table:table-cell>
          <table:table-cell office:value-type="float" office:value="-79.586276" calcext:value-type="float">
            <text:p>-79.586276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5:06Z</text:p>
          </table:table-cell>
          <table:table-cell office:value-type="float" office:value="40.000784" calcext:value-type="float">
            <text:p>40.000784</text:p>
          </table:table-cell>
          <table:table-cell office:value-type="float" office:value="-79.586267" calcext:value-type="float">
            <text:p>-79.586267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5:08Z</text:p>
          </table:table-cell>
          <table:table-cell office:value-type="float" office:value="40.000816" calcext:value-type="float">
            <text:p>40.000816</text:p>
          </table:table-cell>
          <table:table-cell office:value-type="float" office:value="-79.586257" calcext:value-type="float">
            <text:p>-79.586257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10Z</text:p>
          </table:table-cell>
          <table:table-cell office:value-type="float" office:value="40.000846" calcext:value-type="float">
            <text:p>40.000846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12Z</text:p>
          </table:table-cell>
          <table:table-cell office:value-type="float" office:value="40.000879" calcext:value-type="float">
            <text:p>40.000879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14Z</text:p>
          </table:table-cell>
          <table:table-cell office:value-type="float" office:value="40.000908" calcext:value-type="float">
            <text:p>40.000908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16Z</text:p>
          </table:table-cell>
          <table:table-cell office:value-type="float" office:value="40.000937" calcext:value-type="float">
            <text:p>40.000937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19Z</text:p>
          </table:table-cell>
          <table:table-cell office:value-type="float" office:value="40.000969" calcext:value-type="float">
            <text:p>40.000969</text:p>
          </table:table-cell>
          <table:table-cell office:value-type="float" office:value="-79.586225" calcext:value-type="float">
            <text:p>-79.586225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25Z</text:p>
          </table:table-cell>
          <table:table-cell office:value-type="float" office:value="40.000995" calcext:value-type="float">
            <text:p>40.000995</text:p>
          </table:table-cell>
          <table:table-cell office:value-type="float" office:value="-79.586237" calcext:value-type="float">
            <text:p>-79.586237</text:p>
          </table:table-cell>
          <table:table-cell office:value-type="float" office:value="300.3" calcext:value-type="float">
            <text:p>30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28Z</text:p>
          </table:table-cell>
          <table:table-cell office:value-type="float" office:value="40.001023" calcext:value-type="float">
            <text:p>40.001023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3" calcext:value-type="float">
            <text:p>30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0Z</text:p>
          </table:table-cell>
          <table:table-cell office:value-type="float" office:value="40.001054" calcext:value-type="float">
            <text:p>40.001054</text:p>
          </table:table-cell>
          <table:table-cell office:value-type="float" office:value="-79.586182" calcext:value-type="float">
            <text:p>-79.586182</text:p>
          </table:table-cell>
          <table:table-cell office:value-type="float" office:value="300.3" calcext:value-type="float">
            <text:p>30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2Z</text:p>
          </table:table-cell>
          <table:table-cell office:value-type="float" office:value="40.001084" calcext:value-type="float">
            <text:p>40.001084</text:p>
          </table:table-cell>
          <table:table-cell office:value-type="float" office:value="-79.58617" calcext:value-type="float">
            <text:p>-79.58617</text:p>
          </table:table-cell>
          <table:table-cell office:value-type="float" office:value="300.3" calcext:value-type="float">
            <text:p>30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4Z</text:p>
          </table:table-cell>
          <table:table-cell office:value-type="float" office:value="40.001124" calcext:value-type="float">
            <text:p>40.001124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4" calcext:value-type="float">
            <text:p>30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55:36Z</text:p>
          </table:table-cell>
          <table:table-cell office:value-type="float" office:value="40.00116" calcext:value-type="float">
            <text:p>40.00116</text:p>
          </table:table-cell>
          <table:table-cell office:value-type="float" office:value="-79.586143" calcext:value-type="float">
            <text:p>-79.586143</text:p>
          </table:table-cell>
          <table:table-cell office:value-type="float" office:value="300.5" calcext:value-type="float">
            <text:p>300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8Z</text:p>
          </table:table-cell>
          <table:table-cell office:value-type="float" office:value="40.001189" calcext:value-type="float">
            <text:p>40.001189</text:p>
          </table:table-cell>
          <table:table-cell office:value-type="float" office:value="-79.586149" calcext:value-type="float">
            <text:p>-79.586149</text:p>
          </table:table-cell>
          <table:table-cell office:value-type="float" office:value="300.6" calcext:value-type="float">
            <text:p>300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40Z</text:p>
          </table:table-cell>
          <table:table-cell office:value-type="float" office:value="40.001224" calcext:value-type="float">
            <text:p>40.001224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5" calcext:value-type="float">
            <text:p>300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42Z</text:p>
          </table:table-cell>
          <table:table-cell office:value-type="float" office:value="40.001262" calcext:value-type="float">
            <text:p>40.001262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0.4" calcext:value-type="float">
            <text:p>300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44Z</text:p>
          </table:table-cell>
          <table:table-cell office:value-type="float" office:value="40.001305" calcext:value-type="float">
            <text:p>40.001305</text:p>
          </table:table-cell>
          <table:table-cell office:value-type="float" office:value="-79.586139" calcext:value-type="float">
            <text:p>-79.586139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5:46Z</text:p>
          </table:table-cell>
          <table:table-cell office:value-type="float" office:value="40.001352" calcext:value-type="float">
            <text:p>40.001352</text:p>
          </table:table-cell>
          <table:table-cell office:value-type="float" office:value="-79.586124" calcext:value-type="float">
            <text:p>-79.586124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48Z</text:p>
          </table:table-cell>
          <table:table-cell office:value-type="float" office:value="40.001398" calcext:value-type="float">
            <text:p>40.001398</text:p>
          </table:table-cell>
          <table:table-cell office:value-type="float" office:value="-79.586114" calcext:value-type="float">
            <text:p>-79.586114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5:50Z</text:p>
          </table:table-cell>
          <table:table-cell office:value-type="float" office:value="40.001439" calcext:value-type="float">
            <text:p>40.001439</text:p>
          </table:table-cell>
          <table:table-cell office:value-type="float" office:value="-79.586108" calcext:value-type="float">
            <text:p>-79.586108</text:p>
          </table:table-cell>
          <table:table-cell office:value-type="float" office:value="300.5" calcext:value-type="float">
            <text:p>3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55:52Z</text:p>
          </table:table-cell>
          <table:table-cell office:value-type="float" office:value="40.001486" calcext:value-type="float">
            <text:p>40.001486</text:p>
          </table:table-cell>
          <table:table-cell office:value-type="float" office:value="-79.586102" calcext:value-type="float">
            <text:p>-79.586102</text:p>
          </table:table-cell>
          <table:table-cell office:value-type="float" office:value="300.5" calcext:value-type="float">
            <text:p>300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5:54Z</text:p>
          </table:table-cell>
          <table:table-cell office:value-type="float" office:value="40.001538" calcext:value-type="float">
            <text:p>40.001538</text:p>
          </table:table-cell>
          <table:table-cell office:value-type="float" office:value="-79.586092" calcext:value-type="float">
            <text:p>-79.586092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5:56Z</text:p>
          </table:table-cell>
          <table:table-cell office:value-type="float" office:value="40.001586" calcext:value-type="float">
            <text:p>40.001586</text:p>
          </table:table-cell>
          <table:table-cell office:value-type="float" office:value="-79.586078" calcext:value-type="float">
            <text:p>-79.586078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5:58Z</text:p>
          </table:table-cell>
          <table:table-cell office:value-type="float" office:value="40.001633" calcext:value-type="float">
            <text:p>40.001633</text:p>
          </table:table-cell>
          <table:table-cell office:value-type="float" office:value="-79.586062" calcext:value-type="float">
            <text:p>-79.586062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6:00Z</text:p>
          </table:table-cell>
          <table:table-cell office:value-type="float" office:value="40.001667" calcext:value-type="float">
            <text:p>40.001667</text:p>
          </table:table-cell>
          <table:table-cell office:value-type="float" office:value="-79.586059" calcext:value-type="float">
            <text:p>-79.586059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6:02Z</text:p>
          </table:table-cell>
          <table:table-cell office:value-type="float" office:value="40.001696" calcext:value-type="float">
            <text:p>40.001696</text:p>
          </table:table-cell>
          <table:table-cell office:value-type="float" office:value="-79.586061" calcext:value-type="float">
            <text:p>-79.586061</text:p>
          </table:table-cell>
          <table:table-cell office:value-type="float" office:value="300.4" calcext:value-type="float">
            <text:p>300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6:05Z</text:p>
          </table:table-cell>
          <table:table-cell office:value-type="float" office:value="40.001734" calcext:value-type="float">
            <text:p>40.001734</text:p>
          </table:table-cell>
          <table:table-cell office:value-type="float" office:value="-79.586063" calcext:value-type="float">
            <text:p>-79.586063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6:08Z</text:p>
          </table:table-cell>
          <table:table-cell office:value-type="float" office:value="40.001769" calcext:value-type="float">
            <text:p>40.001769</text:p>
          </table:table-cell>
          <table:table-cell office:value-type="float" office:value="-79.586052" calcext:value-type="float">
            <text:p>-79.586052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6:11Z</text:p>
          </table:table-cell>
          <table:table-cell office:value-type="float" office:value="40.001806" calcext:value-type="float">
            <text:p>40.001806</text:p>
          </table:table-cell>
          <table:table-cell office:value-type="float" office:value="-79.586051" calcext:value-type="float">
            <text:p>-79.586051</text:p>
          </table:table-cell>
          <table:table-cell office:value-type="float" office:value="300.4" calcext:value-type="float">
            <text:p>300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6:13Z</text:p>
          </table:table-cell>
          <table:table-cell office:value-type="float" office:value="40.001833" calcext:value-type="float">
            <text:p>40.001833</text:p>
          </table:table-cell>
          <table:table-cell office:value-type="float" office:value="-79.586066" calcext:value-type="float">
            <text:p>-79.586066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6:15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096" calcext:value-type="float">
            <text:p>-79.586096</text:p>
          </table:table-cell>
          <table:table-cell office:value-type="float" office:value="300.2" calcext:value-type="float">
            <text:p>300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6:17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135" calcext:value-type="float">
            <text:p>-79.586135</text:p>
          </table:table-cell>
          <table:table-cell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6:19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6:22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299.9" calcext:value-type="float">
            <text:p>299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6:24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264" calcext:value-type="float">
            <text:p>-79.586264</text:p>
          </table:table-cell>
          <table:table-cell office:value-type="float" office:value="299.8" calcext:value-type="float">
            <text:p>299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56:26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301" calcext:value-type="float">
            <text:p>-79.586301</text:p>
          </table:table-cell>
          <table:table-cell office:value-type="float" office:value="299.7" calcext:value-type="float">
            <text:p>299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6:29Z</text:p>
          </table:table-cell>
          <table:table-cell office:value-type="float" office:value="40.001861" calcext:value-type="float">
            <text:p>40.001861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299.6" calcext:value-type="float">
            <text:p>299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6:33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6392" calcext:value-type="float">
            <text:p>-79.586392</text:p>
          </table:table-cell>
          <table:table-cell office:value-type="float" office:value="299.5" calcext:value-type="float">
            <text:p>299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56:35Z</text:p>
          </table:table-cell>
          <table:table-cell office:value-type="float" office:value="40.001866" calcext:value-type="float">
            <text:p>40.001866</text:p>
          </table:table-cell>
          <table:table-cell office:value-type="float" office:value="-79.586439" calcext:value-type="float">
            <text:p>-79.586439</text:p>
          </table:table-cell>
          <table:table-cell office:value-type="float" office:value="299.4" calcext:value-type="float">
            <text:p>299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6:38Z</text:p>
          </table:table-cell>
          <table:table-cell office:value-type="float" office:value="40.001866" calcext:value-type="float">
            <text:p>40.001866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299.3" calcext:value-type="float">
            <text:p>299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6:40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299.3" calcext:value-type="float">
            <text:p>299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6:42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299.2" calcext:value-type="float">
            <text:p>299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6:45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608" calcext:value-type="float">
            <text:p>-79.586608</text:p>
          </table:table-cell>
          <table:table-cell office:value-type="float" office:value="299.1" calcext:value-type="float">
            <text:p>29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56:49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654" calcext:value-type="float">
            <text:p>-79.586654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56:52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704" calcext:value-type="float">
            <text:p>-79.586704</text:p>
          </table:table-cell>
          <table:table-cell office:value-type="float" office:value="298.8" calcext:value-type="float">
            <text:p>298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6:54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742" calcext:value-type="float">
            <text:p>-79.586742</text:p>
          </table:table-cell>
          <table:table-cell office:value-type="float" office:value="298.7" calcext:value-type="float">
            <text:p>298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6:56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781" calcext:value-type="float">
            <text:p>-79.586781</text:p>
          </table:table-cell>
          <table:table-cell office:value-type="float" office:value="298.7" calcext:value-type="float">
            <text:p>298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00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816" calcext:value-type="float">
            <text:p>-79.586816</text:p>
          </table:table-cell>
          <table:table-cell office:value-type="float" office:value="298.6" calcext:value-type="float">
            <text:p>2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57:02Z</text:p>
          </table:table-cell>
          <table:table-cell office:value-type="float" office:value="40.001888" calcext:value-type="float">
            <text:p>40.001888</text:p>
          </table:table-cell>
          <table:table-cell office:value-type="float" office:value="-79.58685" calcext:value-type="float">
            <text:p>-79.58685</text:p>
          </table:table-cell>
          <table:table-cell office:value-type="float" office:value="298.5" calcext:value-type="float">
            <text:p>2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57:05Z</text:p>
          </table:table-cell>
          <table:table-cell office:value-type="float" office:value="40.001905" calcext:value-type="float">
            <text:p>40.001905</text:p>
          </table:table-cell>
          <table:table-cell office:value-type="float" office:value="-79.586893" calcext:value-type="float">
            <text:p>-79.586893</text:p>
          </table:table-cell>
          <table:table-cell office:value-type="float" office:value="298.4" calcext:value-type="float">
            <text:p>298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57:07Z</text:p>
          </table:table-cell>
          <table:table-cell office:value-type="float" office:value="40.001923" calcext:value-type="float">
            <text:p>40.001923</text:p>
          </table:table-cell>
          <table:table-cell office:value-type="float" office:value="-79.586932" calcext:value-type="float">
            <text:p>-79.586932</text:p>
          </table:table-cell>
          <table:table-cell office:value-type="float" office:value="298.3" calcext:value-type="float">
            <text:p>298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09Z</text:p>
          </table:table-cell>
          <table:table-cell office:value-type="float" office:value="40.001935" calcext:value-type="float">
            <text:p>40.001935</text:p>
          </table:table-cell>
          <table:table-cell office:value-type="float" office:value="-79.586966" calcext:value-type="float">
            <text:p>-79.586966</text:p>
          </table:table-cell>
          <table:table-cell office:value-type="float" office:value="298.6" calcext:value-type="float">
            <text:p>298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13Z</text:p>
          </table:table-cell>
          <table:table-cell office:value-type="float" office:value="40.001956" calcext:value-type="float">
            <text:p>40.001956</text:p>
          </table:table-cell>
          <table:table-cell office:value-type="float" office:value="-79.587003" calcext:value-type="float">
            <text:p>-79.587003</text:p>
          </table:table-cell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57:16Z</text:p>
          </table:table-cell>
          <table:table-cell office:value-type="float" office:value="40.00199" calcext:value-type="float">
            <text:p>40.00199</text:p>
          </table:table-cell>
          <table:table-cell office:value-type="float" office:value="-79.587019" calcext:value-type="float">
            <text:p>-79.587019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57:19Z</text:p>
          </table:table-cell>
          <table:table-cell office:value-type="float" office:value="40.002022" calcext:value-type="float">
            <text:p>40.002022</text:p>
          </table:table-cell>
          <table:table-cell office:value-type="float" office:value="-79.587019" calcext:value-type="float">
            <text:p>-79.587019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2:57:21Z</text:p>
          </table:table-cell>
          <table:table-cell office:value-type="float" office:value="40.002054" calcext:value-type="float">
            <text:p>40.002054</text:p>
          </table:table-cell>
          <table:table-cell office:value-type="float" office:value="-79.587016" calcext:value-type="float">
            <text:p>-79.587016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25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6995" calcext:value-type="float">
            <text:p>-79.586995</text:p>
          </table:table-cell>
          <table:table-cell office:value-type="float" office:value="299" calcext:value-type="float">
            <text:p>2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57:28Z</text:p>
          </table:table-cell>
          <table:table-cell office:value-type="float" office:value="40.002112" calcext:value-type="float">
            <text:p>40.002112</text:p>
          </table:table-cell>
          <table:table-cell office:value-type="float" office:value="-79.586987" calcext:value-type="float">
            <text:p>-79.586987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2:57:30Z</text:p>
          </table:table-cell>
          <table:table-cell office:value-type="float" office:value="40.002145" calcext:value-type="float">
            <text:p>40.002145</text:p>
          </table:table-cell>
          <table:table-cell office:value-type="float" office:value="-79.586982" calcext:value-type="float">
            <text:p>-79.586982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2:57:33Z</text:p>
          </table:table-cell>
          <table:table-cell office:value-type="float" office:value="40.002177" calcext:value-type="float">
            <text:p>40.002177</text:p>
          </table:table-cell>
          <table:table-cell office:value-type="float" office:value="-79.586976" calcext:value-type="float">
            <text:p>-79.586976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36Z</text:p>
          </table:table-cell>
          <table:table-cell office:value-type="float" office:value="40.002209" calcext:value-type="float">
            <text:p>40.002209</text:p>
          </table:table-cell>
          <table:table-cell office:value-type="float" office:value="-79.586967" calcext:value-type="float">
            <text:p>-79.586967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39Z</text:p>
          </table:table-cell>
          <table:table-cell office:value-type="float" office:value="40.00224" calcext:value-type="float">
            <text:p>40.00224</text:p>
          </table:table-cell>
          <table:table-cell office:value-type="float" office:value="-79.586963" calcext:value-type="float">
            <text:p>-79.586963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41Z</text:p>
          </table:table-cell>
          <table:table-cell office:value-type="float" office:value="40.002269" calcext:value-type="float">
            <text:p>40.002269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7:43Z</text:p>
          </table:table-cell>
          <table:table-cell office:value-type="float" office:value="40.002287" calcext:value-type="float">
            <text:p>40.002287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7:45Z</text:p>
          </table:table-cell>
          <table:table-cell office:value-type="float" office:value="40.00229" calcext:value-type="float">
            <text:p>40.00229</text:p>
          </table:table-cell>
          <table:table-cell office:value-type="float" office:value="-79.587058" calcext:value-type="float">
            <text:p>-79.587058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7:48Z</text:p>
          </table:table-cell>
          <table:table-cell office:value-type="float" office:value="40.002295" calcext:value-type="float">
            <text:p>40.002295</text:p>
          </table:table-cell>
          <table:table-cell office:value-type="float" office:value="-79.587094" calcext:value-type="float">
            <text:p>-79.587094</text:p>
          </table:table-cell>
          <table:table-cell office:value-type="float" office:value="299" calcext:value-type="float">
            <text:p>2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7:50Z</text:p>
          </table:table-cell>
          <table:table-cell office:value-type="float" office:value="40.002302" calcext:value-type="float">
            <text:p>40.002302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9" calcext:value-type="float">
            <text:p>2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7:53Z</text:p>
          </table:table-cell>
          <table:table-cell office:value-type="float" office:value="40.002314" calcext:value-type="float">
            <text:p>40.002314</text:p>
          </table:table-cell>
          <table:table-cell office:value-type="float" office:value="-79.587182" calcext:value-type="float">
            <text:p>-79.587182</text:p>
          </table:table-cell>
          <table:table-cell office:value-type="float" office:value="298.9" calcext:value-type="float">
            <text:p>29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7:55Z</text:p>
          </table:table-cell>
          <table:table-cell office:value-type="float" office:value="40.00232" calcext:value-type="float">
            <text:p>40.00232</text:p>
          </table:table-cell>
          <table:table-cell office:value-type="float" office:value="-79.587233" calcext:value-type="float">
            <text:p>-79.587233</text:p>
          </table:table-cell>
          <table:table-cell office:value-type="float" office:value="298.7" calcext:value-type="float">
            <text:p>298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7:57Z</text:p>
          </table:table-cell>
          <table:table-cell office:value-type="float" office:value="40.002329" calcext:value-type="float">
            <text:p>40.002329</text:p>
          </table:table-cell>
          <table:table-cell office:value-type="float" office:value="-79.587269" calcext:value-type="float">
            <text:p>-79.587269</text:p>
          </table:table-cell>
          <table:table-cell office:value-type="float" office:value="298.6" calcext:value-type="float">
            <text:p>298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8:00Z</text:p>
          </table:table-cell>
          <table:table-cell office:value-type="float" office:value="40.002337" calcext:value-type="float">
            <text:p>40.002337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298.5" calcext:value-type="float">
            <text:p>29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8:02Z</text:p>
          </table:table-cell>
          <table:table-cell office:value-type="float" office:value="40.002347" calcext:value-type="float">
            <text:p>40.002347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298.3" calcext:value-type="float">
            <text:p>29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8:05Z</text:p>
          </table:table-cell>
          <table:table-cell office:value-type="float" office:value="40.002359" calcext:value-type="float">
            <text:p>40.002359</text:p>
          </table:table-cell>
          <table:table-cell office:value-type="float" office:value="-79.587389" calcext:value-type="float">
            <text:p>-79.587389</text:p>
          </table:table-cell>
          <table:table-cell office:value-type="float" office:value="298.2" calcext:value-type="float">
            <text:p>29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8:07Z</text:p>
          </table:table-cell>
          <table:table-cell office:value-type="float" office:value="40.002368" calcext:value-type="float">
            <text:p>40.002368</text:p>
          </table:table-cell>
          <table:table-cell office:value-type="float" office:value="-79.587427" calcext:value-type="float">
            <text:p>-79.587427</text:p>
          </table:table-cell>
          <table:table-cell office:value-type="float" office:value="298.1" calcext:value-type="float">
            <text:p>298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2:58:09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7462" calcext:value-type="float">
            <text:p>-79.587462</text:p>
          </table:table-cell>
          <table:table-cell office:value-type="float" office:value="298" calcext:value-type="float">
            <text:p>29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2:58:14Z</text:p>
          </table:table-cell>
          <table:table-cell office:value-type="float" office:value="40.002383" calcext:value-type="float">
            <text:p>40.002383</text:p>
          </table:table-cell>
          <table:table-cell office:value-type="float" office:value="-79.587503" calcext:value-type="float">
            <text:p>-79.587503</text:p>
          </table:table-cell>
          <table:table-cell office:value-type="float" office:value="297.8" calcext:value-type="float">
            <text:p>297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17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7528" calcext:value-type="float">
            <text:p>-79.587528</text:p>
          </table:table-cell>
          <table:table-cell office:value-type="float" office:value="297.7" calcext:value-type="float">
            <text:p>29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20Z</text:p>
          </table:table-cell>
          <table:table-cell office:value-type="float" office:value="40.002437" calcext:value-type="float">
            <text:p>40.002437</text:p>
          </table:table-cell>
          <table:table-cell office:value-type="float" office:value="-79.587556" calcext:value-type="float">
            <text:p>-79.587556</text:p>
          </table:table-cell>
          <table:table-cell office:value-type="float" office:value="297.5" calcext:value-type="float">
            <text:p>297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22Z</text:p>
          </table:table-cell>
          <table:table-cell office:value-type="float" office:value="40.002445" calcext:value-type="float">
            <text:p>40.002445</text:p>
          </table:table-cell>
          <table:table-cell office:value-type="float" office:value="-79.5876" calcext:value-type="float">
            <text:p>-79.5876</text:p>
          </table:table-cell>
          <table:table-cell office:value-type="float" office:value="297.4" calcext:value-type="float">
            <text:p>297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8:27Z</text:p>
          </table:table-cell>
          <table:table-cell office:value-type="float" office:value="40.002468" calcext:value-type="float">
            <text:p>40.002468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7.3" calcext:value-type="float">
            <text:p>297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8:32Z</text:p>
          </table:table-cell>
          <table:table-cell office:value-type="float" office:value="40.002496" calcext:value-type="float">
            <text:p>40.002496</text:p>
          </table:table-cell>
          <table:table-cell office:value-type="float" office:value="-79.587629" calcext:value-type="float">
            <text:p>-79.587629</text:p>
          </table:table-cell>
          <table:table-cell office:value-type="float" office:value="296.8" calcext:value-type="float">
            <text:p>29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35Z</text:p>
          </table:table-cell>
          <table:table-cell office:value-type="float" office:value="40.00253" calcext:value-type="float">
            <text:p>40.00253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6.7" calcext:value-type="float">
            <text:p>296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8:37Z</text:p>
          </table:table-cell>
          <table:table-cell office:value-type="float" office:value="40.00256" calcext:value-type="float">
            <text:p>40.00256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6.6" calcext:value-type="float">
            <text:p>29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41Z</text:p>
          </table:table-cell>
          <table:table-cell office:value-type="float" office:value="40.002592" calcext:value-type="float">
            <text:p>40.002592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6.5" calcext:value-type="float">
            <text:p>296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2:58:43Z</text:p>
          </table:table-cell>
          <table:table-cell office:value-type="float" office:value="40.002625" calcext:value-type="float">
            <text:p>40.002625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6.4" calcext:value-type="float">
            <text:p>29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2:58:45Z</text:p>
          </table:table-cell>
          <table:table-cell office:value-type="float" office:value="40.002661" calcext:value-type="float">
            <text:p>40.002661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96.3" calcext:value-type="float">
            <text:p>29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47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6.2" calcext:value-type="float">
            <text:p>29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50Z</text:p>
          </table:table-cell>
          <table:table-cell office:value-type="float" office:value="40.002724" calcext:value-type="float">
            <text:p>40.002724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6.1" calcext:value-type="float">
            <text:p>296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8:52Z</text:p>
          </table:table-cell>
          <table:table-cell office:value-type="float" office:value="40.002756" calcext:value-type="float">
            <text:p>40.002756</text:p>
          </table:table-cell>
          <table:table-cell office:value-type="float" office:value="-79.587663" calcext:value-type="float">
            <text:p>-79.587663</text:p>
          </table:table-cell>
          <table:table-cell office:value-type="float" office:value="296" calcext:value-type="float">
            <text:p>2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55Z</text:p>
          </table:table-cell>
          <table:table-cell office:value-type="float" office:value="40.002791" calcext:value-type="float">
            <text:p>40.002791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5.9" calcext:value-type="float">
            <text:p>295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58Z</text:p>
          </table:table-cell>
          <table:table-cell office:value-type="float" office:value="40.002835" calcext:value-type="float">
            <text:p>40.002835</text:p>
          </table:table-cell>
          <table:table-cell office:value-type="float" office:value="-79.587675" calcext:value-type="float">
            <text:p>-79.587675</text:p>
          </table:table-cell>
          <table:table-cell office:value-type="float" office:value="295.8" calcext:value-type="float">
            <text:p>295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01Z</text:p>
          </table:table-cell>
          <table:table-cell office:value-type="float" office:value="40.002872" calcext:value-type="float">
            <text:p>40.002872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5.7" calcext:value-type="float">
            <text:p>295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03Z</text:p>
          </table:table-cell>
          <table:table-cell office:value-type="float" office:value="40.002899" calcext:value-type="float">
            <text:p>40.002899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5.6" calcext:value-type="float">
            <text:p>295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05Z</text:p>
          </table:table-cell>
          <table:table-cell office:value-type="float" office:value="40.002936" calcext:value-type="float">
            <text:p>40.002936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5.5" calcext:value-type="float">
            <text:p>295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07Z</text:p>
          </table:table-cell>
          <table:table-cell office:value-type="float" office:value="40.002967" calcext:value-type="float">
            <text:p>40.002967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5.4" calcext:value-type="float">
            <text:p>295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1Z</text:p>
          </table:table-cell>
          <table:table-cell office:value-type="float" office:value="40.003001" calcext:value-type="float">
            <text:p>40.003001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5.3" calcext:value-type="float">
            <text:p>295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4Z</text:p>
          </table:table-cell>
          <table:table-cell office:value-type="float" office:value="40.003033" calcext:value-type="float">
            <text:p>40.003033</text:p>
          </table:table-cell>
          <table:table-cell office:value-type="float" office:value="-79.587631" calcext:value-type="float">
            <text:p>-79.587631</text:p>
          </table:table-cell>
          <table:table-cell office:value-type="float" office:value="295.2" calcext:value-type="float">
            <text:p>295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7Z</text:p>
          </table:table-cell>
          <table:table-cell office:value-type="float" office:value="40.003065" calcext:value-type="float">
            <text:p>40.003065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5.1" calcext:value-type="float">
            <text:p>295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22Z</text:p>
          </table:table-cell>
          <table:table-cell office:value-type="float" office:value="40.003094" calcext:value-type="float">
            <text:p>40.003094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4.9" calcext:value-type="float">
            <text:p>294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9:24Z</text:p>
          </table:table-cell>
          <table:table-cell office:value-type="float" office:value="40.003123" calcext:value-type="float">
            <text:p>40.003123</text:p>
          </table:table-cell>
          <table:table-cell office:value-type="float" office:value="-79.587624" calcext:value-type="float">
            <text:p>-79.587624</text:p>
          </table:table-cell>
          <table:table-cell office:value-type="float" office:value="294.6" calcext:value-type="float">
            <text:p>294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9:27Z</text:p>
          </table:table-cell>
          <table:table-cell office:value-type="float" office:value="40.003166" calcext:value-type="float">
            <text:p>40.003166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4.1" calcext:value-type="float">
            <text:p>294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29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3.6" calcext:value-type="float">
            <text:p>293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32Z</text:p>
          </table:table-cell>
          <table:table-cell office:value-type="float" office:value="40.003231" calcext:value-type="float">
            <text:p>40.003231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93" calcext:value-type="float">
            <text:p>2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35Z</text:p>
          </table:table-cell>
          <table:table-cell office:value-type="float" office:value="40.003268" calcext:value-type="float">
            <text:p>40.003268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2.4" calcext:value-type="float">
            <text:p>292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37Z</text:p>
          </table:table-cell>
          <table:table-cell office:value-type="float" office:value="40.0033" calcext:value-type="float">
            <text:p>40.0033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1.9" calcext:value-type="float">
            <text:p>291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40Z</text:p>
          </table:table-cell>
          <table:table-cell office:value-type="float" office:value="40.003342" calcext:value-type="float">
            <text:p>40.003342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1.4" calcext:value-type="float">
            <text:p>291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42Z</text:p>
          </table:table-cell>
          <table:table-cell office:value-type="float" office:value="40.003377" calcext:value-type="float">
            <text:p>40.003377</text:p>
          </table:table-cell>
          <table:table-cell office:value-type="float" office:value="-79.587639" calcext:value-type="float">
            <text:p>-79.587639</text:p>
          </table:table-cell>
          <table:table-cell office:value-type="float" office:value="291.2" calcext:value-type="float">
            <text:p>291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45Z</text:p>
          </table:table-cell>
          <table:table-cell office:value-type="float" office:value="40.003405" calcext:value-type="float">
            <text:p>40.003405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48Z</text:p>
          </table:table-cell>
          <table:table-cell office:value-type="float" office:value="40.003432" calcext:value-type="float">
            <text:p>40.003432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0.9" calcext:value-type="float">
            <text:p>29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50Z</text:p>
          </table:table-cell>
          <table:table-cell office:value-type="float" office:value="40.003465" calcext:value-type="float">
            <text:p>40.003465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52Z</text:p>
          </table:table-cell>
          <table:table-cell office:value-type="float" office:value="40.003494" calcext:value-type="float">
            <text:p>40.003494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56Z</text:p>
          </table:table-cell>
          <table:table-cell office:value-type="float" office:value="40.003522" calcext:value-type="float">
            <text:p>40.003522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0.5" calcext:value-type="float">
            <text:p>2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0:00Z</text:p>
          </table:table-cell>
          <table:table-cell office:value-type="float" office:value="40.003552" calcext:value-type="float">
            <text:p>40.003552</text:p>
          </table:table-cell>
          <table:table-cell office:value-type="float" office:value="-79.587688" calcext:value-type="float">
            <text:p>-79.587688</text:p>
          </table:table-cell>
          <table:table-cell office:value-type="float" office:value="290.4" calcext:value-type="float">
            <text:p>290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0:03Z</text:p>
          </table:table-cell>
          <table:table-cell office:value-type="float" office:value="40.003581" calcext:value-type="float">
            <text:p>40.003581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06Z</text:p>
          </table:table-cell>
          <table:table-cell office:value-type="float" office:value="40.003615" calcext:value-type="float">
            <text:p>40.003615</text:p>
          </table:table-cell>
          <table:table-cell office:value-type="float" office:value="-79.587678" calcext:value-type="float">
            <text:p>-79.587678</text:p>
          </table:table-cell>
          <table:table-cell office:value-type="float" office:value="290.2" calcext:value-type="float">
            <text:p>290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08Z</text:p>
          </table:table-cell>
          <table:table-cell office:value-type="float" office:value="40.003648" calcext:value-type="float">
            <text:p>40.003648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0.1" calcext:value-type="float">
            <text:p>290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0Z</text:p>
          </table:table-cell>
          <table:table-cell office:value-type="float" office:value="40.003684" calcext:value-type="float">
            <text:p>40.003684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2Z</text:p>
          </table:table-cell>
          <table:table-cell office:value-type="float" office:value="40.003711" calcext:value-type="float">
            <text:p>40.003711</text:p>
          </table:table-cell>
          <table:table-cell office:value-type="float" office:value="-79.587678" calcext:value-type="float">
            <text:p>-79.587678</text:p>
          </table:table-cell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4Z</text:p>
          </table:table-cell>
          <table:table-cell office:value-type="float" office:value="40.003739" calcext:value-type="float">
            <text:p>40.003739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89.9" calcext:value-type="float">
            <text:p>28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6Z</text:p>
          </table:table-cell>
          <table:table-cell office:value-type="float" office:value="40.003773" calcext:value-type="float">
            <text:p>40.003773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9.8" calcext:value-type="float">
            <text:p>289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0:19Z</text:p>
          </table:table-cell>
          <table:table-cell office:value-type="float" office:value="40.003805" calcext:value-type="float">
            <text:p>40.003805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7" calcext:value-type="float">
            <text:p>289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23Z</text:p>
          </table:table-cell>
          <table:table-cell office:value-type="float" office:value="40.003837" calcext:value-type="float">
            <text:p>40.003837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9.7" calcext:value-type="float">
            <text:p>289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0:27Z</text:p>
          </table:table-cell>
          <table:table-cell office:value-type="float" office:value="40.003861" calcext:value-type="float">
            <text:p>40.003861</text:p>
          </table:table-cell>
          <table:table-cell office:value-type="float" office:value="-79.587634" calcext:value-type="float">
            <text:p>-79.587634</text:p>
          </table:table-cell>
          <table:table-cell office:value-type="float" office:value="289.6" calcext:value-type="float">
            <text:p>289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29Z</text:p>
          </table:table-cell>
          <table:table-cell office:value-type="float" office:value="40.003892" calcext:value-type="float">
            <text:p>40.003892</text:p>
          </table:table-cell>
          <table:table-cell office:value-type="float" office:value="-79.587618" calcext:value-type="float">
            <text:p>-79.587618</text:p>
          </table:table-cell>
          <table:table-cell office:value-type="float" office:value="289.5" calcext:value-type="float">
            <text:p>28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1Z</text:p>
          </table:table-cell>
          <table:table-cell office:value-type="float" office:value="40.003927" calcext:value-type="float">
            <text:p>40.003927</text:p>
          </table:table-cell>
          <table:table-cell office:value-type="float" office:value="-79.587606" calcext:value-type="float">
            <text:p>-79.587606</text:p>
          </table:table-cell>
          <table:table-cell office:value-type="float" office:value="289.5" calcext:value-type="float">
            <text:p>289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3Z</text:p>
          </table:table-cell>
          <table:table-cell office:value-type="float" office:value="40.003968" calcext:value-type="float">
            <text:p>40.003968</text:p>
          </table:table-cell>
          <table:table-cell office:value-type="float" office:value="-79.587603" calcext:value-type="float">
            <text:p>-79.587603</text:p>
          </table:table-cell>
          <table:table-cell office:value-type="float" office:value="289.4" calcext:value-type="float">
            <text:p>289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5Z</text:p>
          </table:table-cell>
          <table:table-cell office:value-type="float" office:value="40.004011" calcext:value-type="float">
            <text:p>40.004011</text:p>
          </table:table-cell>
          <table:table-cell office:value-type="float" office:value="-79.587601" calcext:value-type="float">
            <text:p>-79.587601</text:p>
          </table:table-cell>
          <table:table-cell office:value-type="float" office:value="289.3" calcext:value-type="float">
            <text:p>289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7Z</text:p>
          </table:table-cell>
          <table:table-cell office:value-type="float" office:value="40.004045" calcext:value-type="float">
            <text:p>40.004045</text:p>
          </table:table-cell>
          <table:table-cell office:value-type="float" office:value="-79.587602" calcext:value-type="float">
            <text:p>-79.587602</text:p>
          </table:table-cell>
          <table:table-cell office:value-type="float" office:value="289.3" calcext:value-type="float">
            <text:p>289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40Z</text:p>
          </table:table-cell>
          <table:table-cell office:value-type="float" office:value="40.004076" calcext:value-type="float">
            <text:p>40.004076</text:p>
          </table:table-cell>
          <table:table-cell office:value-type="float" office:value="-79.587605" calcext:value-type="float">
            <text:p>-79.587605</text:p>
          </table:table-cell>
          <table:table-cell office:value-type="float" office:value="289.2" calcext:value-type="float">
            <text:p>289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0:43Z</text:p>
          </table:table-cell>
          <table:table-cell office:value-type="float" office:value="40.004121" calcext:value-type="float">
            <text:p>40.004121</text:p>
          </table:table-cell>
          <table:table-cell office:value-type="float" office:value="-79.587595" calcext:value-type="float">
            <text:p>-79.587595</text:p>
          </table:table-cell>
          <table:table-cell office:value-type="float" office:value="289.2" calcext:value-type="float">
            <text:p>28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0:45Z</text:p>
          </table:table-cell>
          <table:table-cell office:value-type="float" office:value="40.004156" calcext:value-type="float">
            <text:p>40.004156</text:p>
          </table:table-cell>
          <table:table-cell office:value-type="float" office:value="-79.58759" calcext:value-type="float">
            <text:p>-79.58759</text:p>
          </table:table-cell>
          <table:table-cell office:value-type="float" office:value="289.1" calcext:value-type="float">
            <text:p>28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0:48Z</text:p>
          </table:table-cell>
          <table:table-cell office:value-type="float" office:value="40.004196" calcext:value-type="float">
            <text:p>40.004196</text:p>
          </table:table-cell>
          <table:table-cell office:value-type="float" office:value="-79.587593" calcext:value-type="float">
            <text:p>-79.587593</text:p>
          </table:table-cell>
          <table:table-cell office:value-type="float" office:value="289" calcext:value-type="float">
            <text:p>2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0Z</text:p>
          </table:table-cell>
          <table:table-cell office:value-type="float" office:value="40.004233" calcext:value-type="float">
            <text:p>40.004233</text:p>
          </table:table-cell>
          <table:table-cell office:value-type="float" office:value="-79.587606" calcext:value-type="float">
            <text:p>-79.587606</text:p>
          </table:table-cell>
          <table:table-cell office:value-type="float" office:value="289" calcext:value-type="float">
            <text:p>2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2Z</text:p>
          </table:table-cell>
          <table:table-cell office:value-type="float" office:value="40.00427" calcext:value-type="float">
            <text:p>40.00427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88.9" calcext:value-type="float">
            <text:p>288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5Z</text:p>
          </table:table-cell>
          <table:table-cell office:value-type="float" office:value="40.0043" calcext:value-type="float">
            <text:p>40.0043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88.9" calcext:value-type="float">
            <text:p>288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8Z</text:p>
          </table:table-cell>
          <table:table-cell office:value-type="float" office:value="40.00433" calcext:value-type="float">
            <text:p>40.00433</text:p>
          </table:table-cell>
          <table:table-cell office:value-type="float" office:value="-79.587634" calcext:value-type="float">
            <text:p>-79.587634</text:p>
          </table:table-cell>
          <table:table-cell office:value-type="float" office:value="288.8" calcext:value-type="float">
            <text:p>288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0Z</text:p>
          </table:table-cell>
          <table:table-cell office:value-type="float" office:value="40.004361" calcext:value-type="float">
            <text:p>40.004361</text:p>
          </table:table-cell>
          <table:table-cell office:value-type="float" office:value="-79.587634" calcext:value-type="float">
            <text:p>-79.587634</text:p>
          </table:table-cell>
          <table:table-cell office:value-type="float" office:value="288.8" calcext:value-type="float">
            <text:p>288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2Z</text:p>
          </table:table-cell>
          <table:table-cell office:value-type="float" office:value="40.004388" calcext:value-type="float">
            <text:p>40.004388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8.7" calcext:value-type="float">
            <text:p>288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5Z</text:p>
          </table:table-cell>
          <table:table-cell office:value-type="float" office:value="40.004427" calcext:value-type="float">
            <text:p>40.004427</text:p>
          </table:table-cell>
          <table:table-cell office:value-type="float" office:value="-79.587634" calcext:value-type="float">
            <text:p>-79.587634</text:p>
          </table:table-cell>
          <table:table-cell office:value-type="float" office:value="288.7" calcext:value-type="float">
            <text:p>288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7Z</text:p>
          </table:table-cell>
          <table:table-cell office:value-type="float" office:value="40.004462" calcext:value-type="float">
            <text:p>40.004462</text:p>
          </table:table-cell>
          <table:table-cell office:value-type="float" office:value="-79.587636" calcext:value-type="float">
            <text:p>-79.587636</text:p>
          </table:table-cell>
          <table:table-cell office:value-type="float" office:value="288.6" calcext:value-type="float">
            <text:p>288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9Z</text:p>
          </table:table-cell>
          <table:table-cell office:value-type="float" office:value="40.004494" calcext:value-type="float">
            <text:p>40.004494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88.6" calcext:value-type="float">
            <text:p>288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12Z</text:p>
          </table:table-cell>
          <table:table-cell office:value-type="float" office:value="40.004522" calcext:value-type="float">
            <text:p>40.004522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88.5" calcext:value-type="float">
            <text:p>288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1:15Z</text:p>
          </table:table-cell>
          <table:table-cell office:value-type="float" office:value="40.004559" calcext:value-type="float">
            <text:p>40.004559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8.5" calcext:value-type="float">
            <text:p>288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1:17Z</text:p>
          </table:table-cell>
          <table:table-cell office:value-type="float" office:value="40.004588" calcext:value-type="float">
            <text:p>40.004588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8.4" calcext:value-type="float">
            <text:p>288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20Z</text:p>
          </table:table-cell>
          <table:table-cell office:value-type="float" office:value="40.004624" calcext:value-type="float">
            <text:p>40.004624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4" calcext:value-type="float">
            <text:p>288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22Z</text:p>
          </table:table-cell>
          <table:table-cell office:value-type="float" office:value="40.004662" calcext:value-type="float">
            <text:p>40.004662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25Z</text:p>
          </table:table-cell>
          <table:table-cell office:value-type="float" office:value="40.004696" calcext:value-type="float">
            <text:p>40.004696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28Z</text:p>
          </table:table-cell>
          <table:table-cell office:value-type="float" office:value="40.004729" calcext:value-type="float">
            <text:p>40.004729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8.2" calcext:value-type="float">
            <text:p>28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30Z</text:p>
          </table:table-cell>
          <table:table-cell office:value-type="float" office:value="40.004761" calcext:value-type="float">
            <text:p>40.004761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2" calcext:value-type="float">
            <text:p>28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32Z</text:p>
          </table:table-cell>
          <table:table-cell office:value-type="float" office:value="40.004789" calcext:value-type="float">
            <text:p>40.004789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8.1" calcext:value-type="float">
            <text:p>288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34Z</text:p>
          </table:table-cell>
          <table:table-cell office:value-type="float" office:value="40.004827" calcext:value-type="float">
            <text:p>40.004827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8.1" calcext:value-type="float">
            <text:p>288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1:36Z</text:p>
          </table:table-cell>
          <table:table-cell office:value-type="float" office:value="40.004858" calcext:value-type="float">
            <text:p>40.004858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1:40Z</text:p>
          </table:table-cell>
          <table:table-cell office:value-type="float" office:value="40.004894" calcext:value-type="float">
            <text:p>40.004894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88.1" calcext:value-type="float">
            <text:p>288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1:42Z</text:p>
          </table:table-cell>
          <table:table-cell office:value-type="float" office:value="40.004925" calcext:value-type="float">
            <text:p>40.004925</text:p>
          </table:table-cell>
          <table:table-cell office:value-type="float" office:value="-79.587676" calcext:value-type="float">
            <text:p>-79.587676</text:p>
          </table:table-cell>
          <table:table-cell office:value-type="float" office:value="288.3" calcext:value-type="float">
            <text:p>288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1:44Z</text:p>
          </table:table-cell>
          <table:table-cell office:value-type="float" office:value="40.004958" calcext:value-type="float">
            <text:p>40.004958</text:p>
          </table:table-cell>
          <table:table-cell office:value-type="float" office:value="-79.587675" calcext:value-type="float">
            <text:p>-79.587675</text:p>
          </table:table-cell>
          <table:table-cell office:value-type="float" office:value="288.5" calcext:value-type="float">
            <text:p>28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1:46Z</text:p>
          </table:table-cell>
          <table:table-cell office:value-type="float" office:value="40.004996" calcext:value-type="float">
            <text:p>40.004996</text:p>
          </table:table-cell>
          <table:table-cell office:value-type="float" office:value="-79.587673" calcext:value-type="float">
            <text:p>-79.587673</text:p>
          </table:table-cell>
          <table:table-cell office:value-type="float" office:value="288.7" calcext:value-type="float">
            <text:p>288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1:48Z</text:p>
          </table:table-cell>
          <table:table-cell office:value-type="float" office:value="40.005024" calcext:value-type="float">
            <text:p>40.005024</text:p>
          </table:table-cell>
          <table:table-cell office:value-type="float" office:value="-79.587677" calcext:value-type="float">
            <text:p>-79.587677</text:p>
          </table:table-cell>
          <table:table-cell office:value-type="float" office:value="288.8" calcext:value-type="float">
            <text:p>288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1:51Z</text:p>
          </table:table-cell>
          <table:table-cell office:value-type="float" office:value="40.005054" calcext:value-type="float">
            <text:p>40.005054</text:p>
          </table:table-cell>
          <table:table-cell office:value-type="float" office:value="-79.587673" calcext:value-type="float">
            <text:p>-79.587673</text:p>
          </table:table-cell>
          <table:table-cell office:value-type="float" office:value="288.9" calcext:value-type="float">
            <text:p>28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1:54Z</text:p>
          </table:table-cell>
          <table:table-cell office:value-type="float" office:value="40.005085" calcext:value-type="float">
            <text:p>40.00508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89.1" calcext:value-type="float">
            <text:p>28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1:57Z</text:p>
          </table:table-cell>
          <table:table-cell office:value-type="float" office:value="40.00511" calcext:value-type="float">
            <text:p>40.00511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89.2" calcext:value-type="float">
            <text:p>289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2:00Z</text:p>
          </table:table-cell>
          <table:table-cell office:value-type="float" office:value="40.005147" calcext:value-type="float">
            <text:p>40.005147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4" calcext:value-type="float">
            <text:p>289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2:03Z</text:p>
          </table:table-cell>
          <table:table-cell office:value-type="float" office:value="40.005177" calcext:value-type="float">
            <text:p>40.005177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6" calcext:value-type="float">
            <text:p>289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2:06Z</text:p>
          </table:table-cell>
          <table:table-cell office:value-type="float" office:value="40.005214" calcext:value-type="float">
            <text:p>40.005214</text:p>
          </table:table-cell>
          <table:table-cell office:value-type="float" office:value="-79.587621" calcext:value-type="float">
            <text:p>-79.587621</text:p>
          </table:table-cell>
          <table:table-cell office:value-type="float" office:value="289.8" calcext:value-type="float">
            <text:p>289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2:08Z</text:p>
          </table:table-cell>
          <table:table-cell office:value-type="float" office:value="40.005242" calcext:value-type="float">
            <text:p>40.005242</text:p>
          </table:table-cell>
          <table:table-cell office:value-type="float" office:value="-79.587618" calcext:value-type="float">
            <text:p>-79.587618</text:p>
          </table:table-cell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2:10Z</text:p>
          </table:table-cell>
          <table:table-cell office:value-type="float" office:value="40.005282" calcext:value-type="float">
            <text:p>40.005282</text:p>
          </table:table-cell>
          <table:table-cell office:value-type="float" office:value="-79.587615" calcext:value-type="float">
            <text:p>-79.587615</text:p>
          </table:table-cell>
          <table:table-cell office:value-type="float" office:value="290.2" calcext:value-type="float">
            <text:p>290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2:12Z</text:p>
          </table:table-cell>
          <table:table-cell office:value-type="float" office:value="40.00532" calcext:value-type="float">
            <text:p>40.00532</text:p>
          </table:table-cell>
          <table:table-cell office:value-type="float" office:value="-79.587617" calcext:value-type="float">
            <text:p>-79.587617</text:p>
          </table:table-cell>
          <table:table-cell office:value-type="float" office:value="290.4" calcext:value-type="float">
            <text:p>29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2:15Z</text:p>
          </table:table-cell>
          <table:table-cell office:value-type="float" office:value="40.005347" calcext:value-type="float">
            <text:p>40.005347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0.5" calcext:value-type="float">
            <text:p>290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18Z</text:p>
          </table:table-cell>
          <table:table-cell office:value-type="float" office:value="40.00538" calcext:value-type="float">
            <text:p>40.00538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90.7" calcext:value-type="float">
            <text:p>290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2:21Z</text:p>
          </table:table-cell>
          <table:table-cell office:value-type="float" office:value="40.005416" calcext:value-type="float">
            <text:p>40.005416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0.7" calcext:value-type="float">
            <text:p>290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2:24Z</text:p>
          </table:table-cell>
          <table:table-cell office:value-type="float" office:value="40.005448" calcext:value-type="float">
            <text:p>40.005448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90.8" calcext:value-type="float">
            <text:p>290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27Z</text:p>
          </table:table-cell>
          <table:table-cell office:value-type="float" office:value="40.00549" calcext:value-type="float">
            <text:p>40.00549</text:p>
          </table:table-cell>
          <table:table-cell office:value-type="float" office:value="-79.587639" calcext:value-type="float">
            <text:p>-79.587639</text:p>
          </table:table-cell>
          <table:table-cell office:value-type="float" office:value="290.9" calcext:value-type="float">
            <text:p>29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29Z</text:p>
          </table:table-cell>
          <table:table-cell office:value-type="float" office:value="40.005525" calcext:value-type="float">
            <text:p>40.005525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0.9" calcext:value-type="float">
            <text:p>29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31Z</text:p>
          </table:table-cell>
          <table:table-cell office:value-type="float" office:value="40.005559" calcext:value-type="float">
            <text:p>40.005559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1" calcext:value-type="float">
            <text:p>2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2:33Z</text:p>
          </table:table-cell>
          <table:table-cell office:value-type="float" office:value="40.005587" calcext:value-type="float">
            <text:p>40.005587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91" calcext:value-type="float">
            <text:p>29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2:36Z</text:p>
          </table:table-cell>
          <table:table-cell office:value-type="float" office:value="40.005625" calcext:value-type="float">
            <text:p>40.005625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1.1" calcext:value-type="float">
            <text:p>291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2:39Z</text:p>
          </table:table-cell>
          <table:table-cell office:value-type="float" office:value="40.005654" calcext:value-type="float">
            <text:p>40.005654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91.1" calcext:value-type="float">
            <text:p>291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2:42Z</text:p>
          </table:table-cell>
          <table:table-cell office:value-type="float" office:value="40.005693" calcext:value-type="float">
            <text:p>40.005693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91.2" calcext:value-type="float">
            <text:p>291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44Z</text:p>
          </table:table-cell>
          <table:table-cell office:value-type="float" office:value="40.005724" calcext:value-type="float">
            <text:p>40.005724</text:p>
          </table:table-cell>
          <table:table-cell office:value-type="float" office:value="-79.587631" calcext:value-type="float">
            <text:p>-79.587631</text:p>
          </table:table-cell>
          <table:table-cell office:value-type="float" office:value="291.2" calcext:value-type="float">
            <text:p>291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47Z</text:p>
          </table:table-cell>
          <table:table-cell office:value-type="float" office:value="40.005759" calcext:value-type="float">
            <text:p>40.005759</text:p>
          </table:table-cell>
          <table:table-cell office:value-type="float" office:value="-79.587629" calcext:value-type="float">
            <text:p>-79.587629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49Z</text:p>
          </table:table-cell>
          <table:table-cell office:value-type="float" office:value="40.005788" calcext:value-type="float">
            <text:p>40.005788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2Z</text:p>
          </table:table-cell>
          <table:table-cell office:value-type="float" office:value="40.005824" calcext:value-type="float">
            <text:p>40.005824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4Z</text:p>
          </table:table-cell>
          <table:table-cell office:value-type="float" office:value="40.005853" calcext:value-type="float">
            <text:p>40.005853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6Z</text:p>
          </table:table-cell>
          <table:table-cell office:value-type="float" office:value="40.005882" calcext:value-type="float">
            <text:p>40.005882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8Z</text:p>
          </table:table-cell>
          <table:table-cell office:value-type="float" office:value="40.005909" calcext:value-type="float">
            <text:p>40.005909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4" calcext:value-type="float">
            <text:p>291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3:01Z</text:p>
          </table:table-cell>
          <table:table-cell office:value-type="float" office:value="40.00594" calcext:value-type="float">
            <text:p>40.00594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1.4" calcext:value-type="float">
            <text:p>291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3:03:04Z</text:p>
          </table:table-cell>
          <table:table-cell office:value-type="float" office:value="40.005975" calcext:value-type="float">
            <text:p>40.005975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1.4" calcext:value-type="float">
            <text:p>29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3:03:07Z</text:p>
          </table:table-cell>
          <table:table-cell office:value-type="float" office:value="40.006006" calcext:value-type="float">
            <text:p>40.006006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1.4" calcext:value-type="float">
            <text:p>29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3:03:11Z</text:p>
          </table:table-cell>
          <table:table-cell office:value-type="float" office:value="40.006035" calcext:value-type="float">
            <text:p>40.006035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1.4" calcext:value-type="float">
            <text:p>291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3:03:13Z</text:p>
          </table:table-cell>
          <table:table-cell office:value-type="float" office:value="40.006068" calcext:value-type="float">
            <text:p>40.006068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1.5" calcext:value-type="float">
            <text:p>291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3:03:17Z</text:p>
          </table:table-cell>
          <table:table-cell office:value-type="float" office:value="40.00611" calcext:value-type="float">
            <text:p>40.00611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1.5" calcext:value-type="float">
            <text:p>291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3:03:19Z</text:p>
          </table:table-cell>
          <table:table-cell office:value-type="float" office:value="40.006137" calcext:value-type="float">
            <text:p>40.006137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91.5" calcext:value-type="float">
            <text:p>291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3:03:22Z</text:p>
          </table:table-cell>
          <table:table-cell office:value-type="float" office:value="40.006172" calcext:value-type="float">
            <text:p>40.006172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1.5" calcext:value-type="float">
            <text:p>29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3:03:28Z</text:p>
          </table:table-cell>
          <table:table-cell office:value-type="float" office:value="40.006202" calcext:value-type="float">
            <text:p>40.006202</text:p>
          </table:table-cell>
          <table:table-cell office:value-type="float" office:value="-79.587603" calcext:value-type="float">
            <text:p>-79.587603</text:p>
          </table:table-cell>
          <table:table-cell office:value-type="float" office:value="291.6" calcext:value-type="float">
            <text:p>291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3:03:30Z</text:p>
          </table:table-cell>
          <table:table-cell office:value-type="float" office:value="40.006231" calcext:value-type="float">
            <text:p>40.006231</text:p>
          </table:table-cell>
          <table:table-cell office:value-type="float" office:value="-79.587607" calcext:value-type="float">
            <text:p>-79.587607</text:p>
          </table:table-cell>
          <table:table-cell office:value-type="float" office:value="291.6" calcext:value-type="float">
            <text:p>291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3:33Z</text:p>
          </table:table-cell>
          <table:table-cell office:value-type="float" office:value="40.006256" calcext:value-type="float">
            <text:p>40.006256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6" calcext:value-type="float">
            <text:p>291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3:35Z</text:p>
          </table:table-cell>
          <table:table-cell office:value-type="float" office:value="40.006286" calcext:value-type="float">
            <text:p>40.006286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1.6" calcext:value-type="float">
            <text:p>291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3:37Z</text:p>
          </table:table-cell>
          <table:table-cell office:value-type="float" office:value="40.006311" calcext:value-type="float">
            <text:p>40.006311</text:p>
          </table:table-cell>
          <table:table-cell office:value-type="float" office:value="-79.587681" calcext:value-type="float">
            <text:p>-79.587681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39Z</text:p>
          </table:table-cell>
          <table:table-cell office:value-type="float" office:value="40.006344" calcext:value-type="float">
            <text:p>40.006344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1Z</text:p>
          </table:table-cell>
          <table:table-cell office:value-type="float" office:value="40.006373" calcext:value-type="float">
            <text:p>40.006373</text:p>
          </table:table-cell>
          <table:table-cell office:value-type="float" office:value="-79.58772" calcext:value-type="float">
            <text:p>-79.58772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4Z</text:p>
          </table:table-cell>
          <table:table-cell office:value-type="float" office:value="40.006402" calcext:value-type="float">
            <text:p>40.006402</text:p>
          </table:table-cell>
          <table:table-cell office:value-type="float" office:value="-79.58773" calcext:value-type="float">
            <text:p>-79.58773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6Z</text:p>
          </table:table-cell>
          <table:table-cell office:value-type="float" office:value="40.006433" calcext:value-type="float">
            <text:p>40.006433</text:p>
          </table:table-cell>
          <table:table-cell office:value-type="float" office:value="-79.587731" calcext:value-type="float">
            <text:p>-79.587731</text:p>
          </table:table-cell>
          <table:table-cell office:value-type="float" office:value="291.7" calcext:value-type="float">
            <text:p>29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9Z</text:p>
          </table:table-cell>
          <table:table-cell office:value-type="float" office:value="40.006471" calcext:value-type="float">
            <text:p>40.006471</text:p>
          </table:table-cell>
          <table:table-cell office:value-type="float" office:value="-79.587732" calcext:value-type="float">
            <text:p>-79.587732</text:p>
          </table:table-cell>
          <table:table-cell office:value-type="float" office:value="291.8" calcext:value-type="float">
            <text:p>291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52Z</text:p>
          </table:table-cell>
          <table:table-cell office:value-type="float" office:value="40.006502" calcext:value-type="float">
            <text:p>40.006502</text:p>
          </table:table-cell>
          <table:table-cell office:value-type="float" office:value="-79.587744" calcext:value-type="float">
            <text:p>-79.587744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3:55Z</text:p>
          </table:table-cell>
          <table:table-cell office:value-type="float" office:value="40.006532" calcext:value-type="float">
            <text:p>40.006532</text:p>
          </table:table-cell>
          <table:table-cell office:value-type="float" office:value="-79.587759" calcext:value-type="float">
            <text:p>-79.587759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3:58Z</text:p>
          </table:table-cell>
          <table:table-cell office:value-type="float" office:value="40.006565" calcext:value-type="float">
            <text:p>40.006565</text:p>
          </table:table-cell>
          <table:table-cell office:value-type="float" office:value="-79.587782" calcext:value-type="float">
            <text:p>-79.587782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4:00Z</text:p>
          </table:table-cell>
          <table:table-cell office:value-type="float" office:value="40.006585" calcext:value-type="float">
            <text:p>40.006585</text:p>
          </table:table-cell>
          <table:table-cell office:value-type="float" office:value="-79.587813" calcext:value-type="float">
            <text:p>-79.587813</text:p>
          </table:table-cell>
          <table:table-cell office:value-type="float" office:value="291.9" calcext:value-type="float">
            <text:p>291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4:03Z</text:p>
          </table:table-cell>
          <table:table-cell office:value-type="float" office:value="40.006613" calcext:value-type="float">
            <text:p>40.006613</text:p>
          </table:table-cell>
          <table:table-cell office:value-type="float" office:value="-79.587824" calcext:value-type="float">
            <text:p>-79.58782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06Z</text:p>
          </table:table-cell>
          <table:table-cell office:value-type="float" office:value="40.006651" calcext:value-type="float">
            <text:p>40.006651</text:p>
          </table:table-cell>
          <table:table-cell office:value-type="float" office:value="-79.587828" calcext:value-type="float">
            <text:p>-79.587828</text:p>
          </table:table-cell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4:08Z</text:p>
          </table:table-cell>
          <table:table-cell office:value-type="float" office:value="40.006677" calcext:value-type="float">
            <text:p>40.006677</text:p>
          </table:table-cell>
          <table:table-cell office:value-type="float" office:value="-79.587849" calcext:value-type="float">
            <text:p>-79.587849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4:11Z</text:p>
          </table:table-cell>
          <table:table-cell office:value-type="float" office:value="40.006697" calcext:value-type="float">
            <text:p>40.006697</text:p>
          </table:table-cell>
          <table:table-cell office:value-type="float" office:value="-79.587875" calcext:value-type="float">
            <text:p>-79.587875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4:13Z</text:p>
          </table:table-cell>
          <table:table-cell office:value-type="float" office:value="40.006705" calcext:value-type="float">
            <text:p>40.006705</text:p>
          </table:table-cell>
          <table:table-cell office:value-type="float" office:value="-79.58791" calcext:value-type="float">
            <text:p>-79.58791</text:p>
          </table:table-cell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4:16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7962" calcext:value-type="float">
            <text:p>-79.587962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19Z</text:p>
          </table:table-cell>
          <table:table-cell office:value-type="float" office:value="40.006706" calcext:value-type="float">
            <text:p>40.006706</text:p>
          </table:table-cell>
          <table:table-cell office:value-type="float" office:value="-79.588004" calcext:value-type="float">
            <text:p>-79.588004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22Z</text:p>
          </table:table-cell>
          <table:table-cell office:value-type="float" office:value="40.006702" calcext:value-type="float">
            <text:p>40.006702</text:p>
          </table:table-cell>
          <table:table-cell office:value-type="float" office:value="-79.58805" calcext:value-type="float">
            <text:p>-79.58805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24Z</text:p>
          </table:table-cell>
          <table:table-cell office:value-type="float" office:value="40.006702" calcext:value-type="float">
            <text:p>40.006702</text:p>
          </table:table-cell>
          <table:table-cell office:value-type="float" office:value="-79.588086" calcext:value-type="float">
            <text:p>-79.58808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26Z</text:p>
          </table:table-cell>
          <table:table-cell office:value-type="float" office:value="40.006699" calcext:value-type="float">
            <text:p>40.006699</text:p>
          </table:table-cell>
          <table:table-cell office:value-type="float" office:value="-79.588136" calcext:value-type="float">
            <text:p>-79.58813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29Z</text:p>
          </table:table-cell>
          <table:table-cell office:value-type="float" office:value="40.006696" calcext:value-type="float">
            <text:p>40.006696</text:p>
          </table:table-cell>
          <table:table-cell office:value-type="float" office:value="-79.588176" calcext:value-type="float">
            <text:p>-79.588176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32Z</text:p>
          </table:table-cell>
          <table:table-cell office:value-type="float" office:value="40.006697" calcext:value-type="float">
            <text:p>40.006697</text:p>
          </table:table-cell>
          <table:table-cell office:value-type="float" office:value="-79.588219" calcext:value-type="float">
            <text:p>-79.588219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34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255" calcext:value-type="float">
            <text:p>-79.588255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37Z</text:p>
          </table:table-cell>
          <table:table-cell office:value-type="float" office:value="40.006696" calcext:value-type="float">
            <text:p>40.006696</text:p>
          </table:table-cell>
          <table:table-cell office:value-type="float" office:value="-79.58829" calcext:value-type="float">
            <text:p>-79.58829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40Z</text:p>
          </table:table-cell>
          <table:table-cell office:value-type="float" office:value="40.006701" calcext:value-type="float">
            <text:p>40.006701</text:p>
          </table:table-cell>
          <table:table-cell office:value-type="float" office:value="-79.588336" calcext:value-type="float">
            <text:p>-79.588336</text:p>
          </table:table-cell>
          <table:table-cell office:value-type="float" office:value="291.9" calcext:value-type="float">
            <text:p>29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4:42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8375" calcext:value-type="float">
            <text:p>-79.588375</text:p>
          </table:table-cell>
          <table:table-cell office:value-type="float" office:value="291.8" calcext:value-type="float">
            <text:p>291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44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8417" calcext:value-type="float">
            <text:p>-79.588417</text:p>
          </table:table-cell>
          <table:table-cell office:value-type="float" office:value="291.8" calcext:value-type="float">
            <text:p>291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48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461" calcext:value-type="float">
            <text:p>-79.588461</text:p>
          </table:table-cell>
          <table:table-cell office:value-type="float" office:value="291.7" calcext:value-type="float">
            <text:p>29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51Z</text:p>
          </table:table-cell>
          <table:table-cell office:value-type="float" office:value="40.006717" calcext:value-type="float">
            <text:p>40.006717</text:p>
          </table:table-cell>
          <table:table-cell office:value-type="float" office:value="-79.588504" calcext:value-type="float">
            <text:p>-79.588504</text:p>
          </table:table-cell>
          <table:table-cell office:value-type="float" office:value="291.6" calcext:value-type="float">
            <text:p>291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54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8539" calcext:value-type="float">
            <text:p>-79.588539</text:p>
          </table:table-cell>
          <table:table-cell office:value-type="float" office:value="291.5" calcext:value-type="float">
            <text:p>29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57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88587" calcext:value-type="float">
            <text:p>-79.588587</text:p>
          </table:table-cell>
          <table:table-cell office:value-type="float" office:value="291.4" calcext:value-type="float">
            <text:p>291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5:00Z</text:p>
          </table:table-cell>
          <table:table-cell office:value-type="float" office:value="40.006719" calcext:value-type="float">
            <text:p>40.006719</text:p>
          </table:table-cell>
          <table:table-cell office:value-type="float" office:value="-79.588628" calcext:value-type="float">
            <text:p>-79.588628</text:p>
          </table:table-cell>
          <table:table-cell office:value-type="float" office:value="291.4" calcext:value-type="float">
            <text:p>291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5:02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8669" calcext:value-type="float">
            <text:p>-79.588669</text:p>
          </table:table-cell>
          <table:table-cell office:value-type="float" office:value="291.3" calcext:value-type="float">
            <text:p>291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5:05Z</text:p>
          </table:table-cell>
          <table:table-cell office:value-type="float" office:value="40.006738" calcext:value-type="float">
            <text:p>40.006738</text:p>
          </table:table-cell>
          <table:table-cell office:value-type="float" office:value="-79.588696" calcext:value-type="float">
            <text:p>-79.588696</text:p>
          </table:table-cell>
          <table:table-cell office:value-type="float" office:value="291.2" calcext:value-type="float">
            <text:p>291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08Z</text:p>
          </table:table-cell>
          <table:table-cell office:value-type="float" office:value="40.006772" calcext:value-type="float">
            <text:p>40.006772</text:p>
          </table:table-cell>
          <table:table-cell office:value-type="float" office:value="-79.5887" calcext:value-type="float">
            <text:p>-79.5887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0Z</text:p>
          </table:table-cell>
          <table:table-cell office:value-type="float" office:value="40.006801" calcext:value-type="float">
            <text:p>40.006801</text:p>
          </table:table-cell>
          <table:table-cell office:value-type="float" office:value="-79.588694" calcext:value-type="float">
            <text:p>-79.588694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3Z</text:p>
          </table:table-cell>
          <table:table-cell office:value-type="float" office:value="40.006834" calcext:value-type="float">
            <text:p>40.006834</text:p>
          </table:table-cell>
          <table:table-cell office:value-type="float" office:value="-79.588694" calcext:value-type="float">
            <text:p>-79.588694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6Z</text:p>
          </table:table-cell>
          <table:table-cell office:value-type="float" office:value="40.006867" calcext:value-type="float">
            <text:p>40.006867</text:p>
          </table:table-cell>
          <table:table-cell office:value-type="float" office:value="-79.588704" calcext:value-type="float">
            <text:p>-79.588704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9Z</text:p>
          </table:table-cell>
          <table:table-cell office:value-type="float" office:value="40.0069" calcext:value-type="float">
            <text:p>40.0069</text:p>
          </table:table-cell>
          <table:table-cell office:value-type="float" office:value="-79.588709" calcext:value-type="float">
            <text:p>-79.588709</text:p>
          </table:table-cell>
          <table:table-cell office:value-type="float" office:value="290.7" calcext:value-type="float">
            <text:p>290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5:22Z</text:p>
          </table:table-cell>
          <table:table-cell office:value-type="float" office:value="40.006935" calcext:value-type="float">
            <text:p>40.006935</text:p>
          </table:table-cell>
          <table:table-cell office:value-type="float" office:value="-79.588708" calcext:value-type="float">
            <text:p>-79.588708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25Z</text:p>
          </table:table-cell>
          <table:table-cell office:value-type="float" office:value="40.006962" calcext:value-type="float">
            <text:p>40.006962</text:p>
          </table:table-cell>
          <table:table-cell office:value-type="float" office:value="-79.588695" calcext:value-type="float">
            <text:p>-79.588695</text:p>
          </table:table-cell>
          <table:table-cell office:value-type="float" office:value="290.6" calcext:value-type="float">
            <text:p>290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5:28Z</text:p>
          </table:table-cell>
          <table:table-cell office:value-type="float" office:value="40.006989" calcext:value-type="float">
            <text:p>40.006989</text:p>
          </table:table-cell>
          <table:table-cell office:value-type="float" office:value="-79.588677" calcext:value-type="float">
            <text:p>-79.588677</text:p>
          </table:table-cell>
          <table:table-cell office:value-type="float" office:value="290.6" calcext:value-type="float">
            <text:p>290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5:34Z</text:p>
          </table:table-cell>
          <table:table-cell office:value-type="float" office:value="40.007022" calcext:value-type="float">
            <text:p>40.007022</text:p>
          </table:table-cell>
          <table:table-cell office:value-type="float" office:value="-79.588666" calcext:value-type="float">
            <text:p>-79.588666</text:p>
          </table:table-cell>
          <table:table-cell office:value-type="float" office:value="290.6" calcext:value-type="float">
            <text:p>290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37Z</text:p>
          </table:table-cell>
          <table:table-cell office:value-type="float" office:value="40.007062" calcext:value-type="float">
            <text:p>40.007062</text:p>
          </table:table-cell>
          <table:table-cell office:value-type="float" office:value="-79.588672" calcext:value-type="float">
            <text:p>-79.588672</text:p>
          </table:table-cell>
          <table:table-cell office:value-type="float" office:value="290.5" calcext:value-type="float">
            <text:p>290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45Z</text:p>
          </table:table-cell>
          <table:table-cell office:value-type="float" office:value="40.007069" calcext:value-type="float">
            <text:p>40.007069</text:p>
          </table:table-cell>
          <table:table-cell office:value-type="float" office:value="-79.588709" calcext:value-type="float">
            <text:p>-79.588709</text:p>
          </table:table-cell>
          <table:table-cell office:value-type="float" office:value="290.4" calcext:value-type="float">
            <text:p>290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5:48Z</text:p>
          </table:table-cell>
          <table:table-cell office:value-type="float" office:value="40.007073" calcext:value-type="float">
            <text:p>40.007073</text:p>
          </table:table-cell>
          <table:table-cell office:value-type="float" office:value="-79.588752" calcext:value-type="float">
            <text:p>-79.588752</text:p>
          </table:table-cell>
          <table:table-cell office:value-type="float" office:value="290.4" calcext:value-type="float">
            <text:p>29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5:50Z</text:p>
          </table:table-cell>
          <table:table-cell office:value-type="float" office:value="40.007081" calcext:value-type="float">
            <text:p>40.007081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</table:table>
      <table:table table:name="2018-07-30_MAF_Walk_Samsung_Watch_Crunch" table:style-name="ta1">
        <table:shapes>
          <draw:frame draw:z-index="0" draw:style-name="gr1" draw:text-style-name="P1" svg:width="782.11pt" svg:height="555.68pt" svg:x="388.71pt" svg:y="3pt">
            <draw:object draw:notify-on-update-of-ranges="'2018-07-30_MAF_Walk_Samsung_Watch_Crunch'.A1:'2018-07-30_MAF_Walk_Samsung_Watch_Crunch'.A1 '2018-07-30_MAF_Walk_Samsung_Watch_Crunch'.A2:'2018-07-30_MAF_Walk_Samsung_Watch_Crunch'.A617 '2018-07-30_MAF_Walk_Samsung_Watch_Crunch'.D1:'2018-07-30_MAF_Walk_Samsung_Watch_Crunch'.D1 '2018-07-30_MAF_Walk_Samsung_Watch_Crunch'.D2:'2018-07-30_MAF_Walk_Samsung_Watch_Crunch'.D617 '2018-07-30_MAF_Walk_Samsung_Watch_Crunch'.E1:'2018-07-30_MAF_Walk_Samsung_Watch_Crunch'.E1 '2018-07-30_MAF_Walk_Samsung_Watch_Crunch'.E2:'2018-07-30_MAF_Walk_Samsung_Watch_Crunch'.E617 '2018-07-30_MAF_Walk_Samsung_Watch_Crunch'.F1:'2018-07-30_MAF_Walk_Samsung_Watch_Crunch'.F1 '2018-07-30_MAF_Walk_Samsung_Watch_Crunch'.F2:'2018-07-30_MAF_Walk_Samsung_Watch_Crunch'.F6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Watch_Heart</text:p>
          </table:table-cell>
          <table:table-cell office:value-type="string" calcext:value-type="string">
            <text:p>Polar_Heart</text:p>
          </table:table-cell>
        </table:table-row>
        <table:table-row table:style-name="ro1">
          <table:table-cell office:value-type="string" calcext:value-type="string">
            <text:p>2018-07-30T12:12:02Z</text:p>
          </table:table-cell>
          <table:table-cell office:value-type="float" office:value="40.009139" calcext:value-type="float">
            <text:p>40.009139</text:p>
          </table:table-cell>
          <table:table-cell office:value-type="float" office:value="-79.588753" calcext:value-type="float">
            <text:p>-79.588753</text:p>
          </table:table-cell>
          <table:table-cell office:value-type="float" office:value="289" calcext:value-type="float">
            <text:p>289</text:p>
          </table:table-cell>
          <table:table-cell office:value-type="float" office:value="120" calcext:value-type="float">
            <text:p>120</text:p>
          </table:table-cell>
          <table:table-cell table:formula="of:=VLOOKUP([.$A2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2:07Z</text:p>
          </table:table-cell>
          <table:table-cell office:value-type="float" office:value="40.009198" calcext:value-type="float">
            <text:p>40.009198</text:p>
          </table:table-cell>
          <table:table-cell office:value-type="float" office:value="-79.588752" calcext:value-type="float">
            <text:p>-79.588752</text:p>
          </table:table-cell>
          <table:table-cell office:value-type="float" office:value="289" calcext:value-type="float">
            <text:p>289</text:p>
          </table:table-cell>
          <table:table-cell office:value-type="float" office:value="120" calcext:value-type="float">
            <text:p>120</text:p>
          </table:table-cell>
          <table:table-cell table:formula="of:=VLOOKUP([.$A3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11Z</text:p>
          </table:table-cell>
          <table:table-cell office:value-type="float" office:value="40.009256" calcext:value-type="float">
            <text:p>40.009256</text:p>
          </table:table-cell>
          <table:table-cell office:value-type="float" office:value="-79.588751" calcext:value-type="float">
            <text:p>-79.588751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4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12Z</text:p>
          </table:table-cell>
          <table:table-cell office:value-type="float" office:value="40.009315" calcext:value-type="float">
            <text:p>40.009315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5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2:17Z</text:p>
          </table:table-cell>
          <table:table-cell office:value-type="float" office:value="40.009357" calcext:value-type="float">
            <text:p>40.009357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6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27Z</text:p>
          </table:table-cell>
          <table:table-cell office:value-type="float" office:value="40.009476" calcext:value-type="float">
            <text:p>40.009476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89.3" calcext:value-type="float">
            <text:p>289.3</text:p>
          </table:table-cell>
          <table:table-cell office:value-type="float" office:value="114" calcext:value-type="float">
            <text:p>114</text:p>
          </table:table-cell>
          <table:table-cell table:formula="of:=VLOOKUP([.$A7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2:32Z</text:p>
          </table:table-cell>
          <table:table-cell office:value-type="float" office:value="40.009556" calcext:value-type="float">
            <text:p>40.009556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89.5" calcext:value-type="float">
            <text:p>289.5</text:p>
          </table:table-cell>
          <table:table-cell office:value-type="float" office:value="114" calcext:value-type="float">
            <text:p>114</text:p>
          </table:table-cell>
          <table:table-cell table:formula="of:=VLOOKUP([.$A8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2:37Z</text:p>
          </table:table-cell>
          <table:table-cell office:value-type="float" office:value="40.009636" calcext:value-type="float">
            <text:p>40.009636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89.7" calcext:value-type="float">
            <text:p>289.7</text:p>
          </table:table-cell>
          <table:table-cell office:value-type="float" office:value="114" calcext:value-type="float">
            <text:p>114</text:p>
          </table:table-cell>
          <table:table-cell table:formula="of:=VLOOKUP([.$A9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46Z</text:p>
          </table:table-cell>
          <table:table-cell office:value-type="float" office:value="40.009766" calcext:value-type="float">
            <text:p>40.009766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10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2:51Z</text:p>
          </table:table-cell>
          <table:table-cell office:value-type="float" office:value="40.00983" calcext:value-type="float">
            <text:p>40.00983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11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3:01Z</text:p>
          </table:table-cell>
          <table:table-cell office:value-type="float" office:value="40.009914" calcext:value-type="float">
            <text:p>40.009914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12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06Z</text:p>
          </table:table-cell>
          <table:table-cell office:value-type="float" office:value="40.01" calcext:value-type="float">
            <text:p>40.01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13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11Z</text:p>
          </table:table-cell>
          <table:table-cell office:value-type="float" office:value="40.010067" calcext:value-type="float">
            <text:p>40.010067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14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14Z</text:p>
          </table:table-cell>
          <table:table-cell office:value-type="float" office:value="40.010067" calcext:value-type="float">
            <text:p>40.010067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VLOOKUP([.$A15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3:16Z</text:p>
          </table:table-cell>
          <table:table-cell office:value-type="float" office:value="40.010166" calcext:value-type="float">
            <text:p>40.010166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VLOOKUP([.$A16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3:21Z</text:p>
          </table:table-cell>
          <table:table-cell office:value-type="float" office:value="40.01022" calcext:value-type="float">
            <text:p>40.01022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VLOOKUP([.$A17];['2018-07-30_MAF_walk_Polar_strap_Crunch'.$A$1:.$E$13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2:13:26Z</text:p>
          </table:table-cell>
          <table:table-cell office:value-type="float" office:value="40.010292" calcext:value-type="float">
            <text:p>40.010292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VLOOKUP([.$A18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3:36Z</text:p>
          </table:table-cell>
          <table:table-cell office:value-type="float" office:value="40.010437" calcext:value-type="float">
            <text:p>40.010437</text:p>
          </table:table-cell>
          <table:table-cell office:value-type="float" office:value="-79.58877" calcext:value-type="float">
            <text:p>-79.58877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19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3:41Z</text:p>
          </table:table-cell>
          <table:table-cell office:value-type="float" office:value="40.01051" calcext:value-type="float">
            <text:p>40.01051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20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46Z</text:p>
          </table:table-cell>
          <table:table-cell office:value-type="float" office:value="40.01058" calcext:value-type="float">
            <text:p>40.0105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21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53Z</text:p>
          </table:table-cell>
          <table:table-cell office:value-type="float" office:value="40.010647" calcext:value-type="float">
            <text:p>40.01064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  <table:table-cell table:formula="of:=VLOOKUP([.$A22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3:58Z</text:p>
          </table:table-cell>
          <table:table-cell office:value-type="float" office:value="40.010708" calcext:value-type="float">
            <text:p>40.010708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  <table:table-cell table:formula="of:=VLOOKUP([.$A23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03Z</text:p>
          </table:table-cell>
          <table:table-cell office:value-type="float" office:value="40.01077" calcext:value-type="float">
            <text:p>40.0107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  <table:table-cell table:formula="of:=VLOOKUP([.$A24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08Z</text:p>
          </table:table-cell>
          <table:table-cell office:value-type="float" office:value="40.010864" calcext:value-type="float">
            <text:p>40.01086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0.3" calcext:value-type="float">
            <text:p>290.3</text:p>
          </table:table-cell>
          <table:table-cell office:value-type="float" office:value="85" calcext:value-type="float">
            <text:p>85</text:p>
          </table:table-cell>
          <table:table-cell table:formula="of:=VLOOKUP([.$A25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4:13Z</text:p>
          </table:table-cell>
          <table:table-cell office:value-type="float" office:value="40.010918" calcext:value-type="float">
            <text:p>40.01091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3" calcext:value-type="float">
            <text:p>290.3</text:p>
          </table:table-cell>
          <table:table-cell office:value-type="float" office:value="85" calcext:value-type="float">
            <text:p>85</text:p>
          </table:table-cell>
          <table:table-cell table:formula="of:=VLOOKUP([.$A26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4:13Z</text:p>
          </table:table-cell>
          <table:table-cell office:value-type="float" office:value="40.010918" calcext:value-type="float">
            <text:p>40.01091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3" calcext:value-type="float">
            <text:p>290.3</text:p>
          </table:table-cell>
          <table:table-cell office:value-type="float" office:value="109" calcext:value-type="float">
            <text:p>109</text:p>
          </table:table-cell>
          <table:table-cell table:formula="of:=VLOOKUP([.$A27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4:18Z</text:p>
          </table:table-cell>
          <table:table-cell office:value-type="float" office:value="40.011013" calcext:value-type="float">
            <text:p>40.011013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0.5" calcext:value-type="float">
            <text:p>290.5</text:p>
          </table:table-cell>
          <table:table-cell office:value-type="float" office:value="109" calcext:value-type="float">
            <text:p>109</text:p>
          </table:table-cell>
          <table:table-cell table:formula="of:=VLOOKUP([.$A28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28Z</text:p>
          </table:table-cell>
          <table:table-cell office:value-type="float" office:value="40.011127" calcext:value-type="float">
            <text:p>40.011127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0.9" calcext:value-type="float">
            <text:p>290.9</text:p>
          </table:table-cell>
          <table:table-cell office:value-type="float" office:value="109" calcext:value-type="float">
            <text:p>109</text:p>
          </table:table-cell>
          <table:table-cell table:formula="of:=VLOOKUP([.$A29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4:33Z</text:p>
          </table:table-cell>
          <table:table-cell office:value-type="float" office:value="40.0112" calcext:value-type="float">
            <text:p>40.0112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1" calcext:value-type="float">
            <text:p>291</text:p>
          </table:table-cell>
          <table:table-cell office:value-type="float" office:value="109" calcext:value-type="float">
            <text:p>109</text:p>
          </table:table-cell>
          <table:table-cell table:formula="of:=VLOOKUP([.$A30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4:38Z</text:p>
          </table:table-cell>
          <table:table-cell office:value-type="float" office:value="40.01126" calcext:value-type="float">
            <text:p>40.0112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1.1" calcext:value-type="float">
            <text:p>291.1</text:p>
          </table:table-cell>
          <table:table-cell office:value-type="float" office:value="109" calcext:value-type="float">
            <text:p>109</text:p>
          </table:table-cell>
          <table:table-cell table:formula="of:=VLOOKUP([.$A31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3Z</text:p>
          </table:table-cell>
          <table:table-cell office:value-type="float" office:value="40.01133" calcext:value-type="float">
            <text:p>40.01133</text:p>
          </table:table-cell>
          <table:table-cell office:value-type="float" office:value="-79.588715" calcext:value-type="float">
            <text:p>-79.588715</text:p>
          </table:table-cell>
          <table:table-cell office:value-type="float" office:value="291.2" calcext:value-type="float">
            <text:p>291.2</text:p>
          </table:table-cell>
          <table:table-cell office:value-type="float" office:value="109" calcext:value-type="float">
            <text:p>109</text:p>
          </table:table-cell>
          <table:table-cell table:formula="of:=VLOOKUP([.$A32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4:48Z</text:p>
          </table:table-cell>
          <table:table-cell office:value-type="float" office:value="40.011406" calcext:value-type="float">
            <text:p>40.011406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1.3" calcext:value-type="float">
            <text:p>291.3</text:p>
          </table:table-cell>
          <table:table-cell office:value-type="float" office:value="109" calcext:value-type="float">
            <text:p>109</text:p>
          </table:table-cell>
          <table:table-cell table:formula="of:=VLOOKUP([.$A33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52Z</text:p>
          </table:table-cell>
          <table:table-cell office:value-type="float" office:value="40.011467" calcext:value-type="float">
            <text:p>40.011467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1.4" calcext:value-type="float">
            <text:p>291.4</text:p>
          </table:table-cell>
          <table:table-cell office:value-type="float" office:value="109" calcext:value-type="float">
            <text:p>109</text:p>
          </table:table-cell>
          <table:table-cell table:formula="of:=VLOOKUP([.$A34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4:58Z</text:p>
          </table:table-cell>
          <table:table-cell office:value-type="float" office:value="40.011528" calcext:value-type="float">
            <text:p>40.011528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1.4" calcext:value-type="float">
            <text:p>291.4</text:p>
          </table:table-cell>
          <table:table-cell office:value-type="float" office:value="109" calcext:value-type="float">
            <text:p>109</text:p>
          </table:table-cell>
          <table:table-cell table:formula="of:=VLOOKUP([.$A35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03Z</text:p>
          </table:table-cell>
          <table:table-cell office:value-type="float" office:value="40.011627" calcext:value-type="float">
            <text:p>40.011627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1.6" calcext:value-type="float">
            <text:p>291.6</text:p>
          </table:table-cell>
          <table:table-cell office:value-type="float" office:value="109" calcext:value-type="float">
            <text:p>109</text:p>
          </table:table-cell>
          <table:table-cell table:formula="of:=VLOOKUP([.$A36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5:09Z</text:p>
          </table:table-cell>
          <table:table-cell office:value-type="float" office:value="40.01168" calcext:value-type="float">
            <text:p>40.0116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6" calcext:value-type="float">
            <text:p>291.6</text:p>
          </table:table-cell>
          <table:table-cell office:value-type="float" office:value="109" calcext:value-type="float">
            <text:p>109</text:p>
          </table:table-cell>
          <table:table-cell table:formula="of:=VLOOKUP([.$A37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13Z</text:p>
          </table:table-cell>
          <table:table-cell office:value-type="float" office:value="40.01168" calcext:value-type="float">
            <text:p>40.0116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6" calcext:value-type="float">
            <text:p>291.6</text:p>
          </table:table-cell>
          <table:table-cell office:value-type="float" office:value="115" calcext:value-type="float">
            <text:p>115</text:p>
          </table:table-cell>
          <table:table-cell table:formula="of:=VLOOKUP([.$A38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13Z</text:p>
          </table:table-cell>
          <table:table-cell office:value-type="float" office:value="40.01168" calcext:value-type="float">
            <text:p>40.0116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6" calcext:value-type="float">
            <text:p>291.6</text:p>
          </table:table-cell>
          <table:table-cell office:value-type="float" office:value="115" calcext:value-type="float">
            <text:p>115</text:p>
          </table:table-cell>
          <table:table-cell table:formula="of:=VLOOKUP([.$A39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18Z</text:p>
          </table:table-cell>
          <table:table-cell office:value-type="float" office:value="40.011787" calcext:value-type="float">
            <text:p>40.011787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7" calcext:value-type="float">
            <text:p>291.7</text:p>
          </table:table-cell>
          <table:table-cell office:value-type="float" office:value="115" calcext:value-type="float">
            <text:p>115</text:p>
          </table:table-cell>
          <table:table-cell table:formula="of:=VLOOKUP([.$A40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5:26Z</text:p>
          </table:table-cell>
          <table:table-cell office:value-type="float" office:value="40.01189" calcext:value-type="float">
            <text:p>40.01189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1.8" calcext:value-type="float">
            <text:p>291.8</text:p>
          </table:table-cell>
          <table:table-cell office:value-type="float" office:value="115" calcext:value-type="float">
            <text:p>115</text:p>
          </table:table-cell>
          <table:table-cell table:formula="of:=VLOOKUP([.$A41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5:31Z</text:p>
          </table:table-cell>
          <table:table-cell office:value-type="float" office:value="40.011963" calcext:value-type="float">
            <text:p>40.011963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1.9" calcext:value-type="float">
            <text:p>291.9</text:p>
          </table:table-cell>
          <table:table-cell office:value-type="float" office:value="115" calcext:value-type="float">
            <text:p>115</text:p>
          </table:table-cell>
          <table:table-cell table:formula="of:=VLOOKUP([.$A42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38Z</text:p>
          </table:table-cell>
          <table:table-cell office:value-type="float" office:value="40.01204" calcext:value-type="float">
            <text:p>40.01204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table:formula="of:=VLOOKUP([.$A43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43Z</text:p>
          </table:table-cell>
          <table:table-cell office:value-type="float" office:value="40.012108" calcext:value-type="float">
            <text:p>40.01210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2.1" calcext:value-type="float">
            <text:p>292.1</text:p>
          </table:table-cell>
          <table:table-cell office:value-type="float" office:value="115" calcext:value-type="float">
            <text:p>115</text:p>
          </table:table-cell>
          <table:table-cell table:formula="of:=VLOOKUP([.$A44];['2018-07-30_MAF_walk_Polar_strap_Crunch'.$A$1:.$E$13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5:50Z</text:p>
          </table:table-cell>
          <table:table-cell office:value-type="float" office:value="40.012188" calcext:value-type="float">
            <text:p>40.012188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2.1" calcext:value-type="float">
            <text:p>292.1</text:p>
          </table:table-cell>
          <table:table-cell office:value-type="float" office:value="115" calcext:value-type="float">
            <text:p>115</text:p>
          </table:table-cell>
          <table:table-cell table:formula="of:=VLOOKUP([.$A45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5:55Z</text:p>
          </table:table-cell>
          <table:table-cell office:value-type="float" office:value="40.01225" calcext:value-type="float">
            <text:p>40.01225</text:p>
          </table:table-cell>
          <table:table-cell office:value-type="float" office:value="-79.58875" calcext:value-type="float">
            <text:p>-79.58875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table:formula="of:=VLOOKUP([.$A46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6:06Z</text:p>
          </table:table-cell>
          <table:table-cell office:value-type="float" office:value="40.012413" calcext:value-type="float">
            <text:p>40.012413</text:p>
          </table:table-cell>
          <table:table-cell office:value-type="float" office:value="-79.58877" calcext:value-type="float">
            <text:p>-79.58877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table:formula="of:=VLOOKUP([.$A47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16Z</text:p>
          </table:table-cell>
          <table:table-cell office:value-type="float" office:value="40.01254" calcext:value-type="float">
            <text:p>40.01254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table:formula="of:=VLOOKUP([.$A48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6:17Z</text:p>
          </table:table-cell>
          <table:table-cell office:value-type="float" office:value="40.01254" calcext:value-type="float">
            <text:p>40.01254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2" calcext:value-type="float">
            <text:p>292</text:p>
          </table:table-cell>
          <table:table-cell office:value-type="float" office:value="76" calcext:value-type="float">
            <text:p>76</text:p>
          </table:table-cell>
          <table:table-cell table:formula="of:=VLOOKUP([.$A49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6:21Z</text:p>
          </table:table-cell>
          <table:table-cell office:value-type="float" office:value="40.012608" calcext:value-type="float">
            <text:p>40.012608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2" calcext:value-type="float">
            <text:p>292</text:p>
          </table:table-cell>
          <table:table-cell office:value-type="float" office:value="76" calcext:value-type="float">
            <text:p>76</text:p>
          </table:table-cell>
          <table:table-cell table:formula="of:=VLOOKUP([.$A50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26Z</text:p>
          </table:table-cell>
          <table:table-cell office:value-type="float" office:value="40.01268" calcext:value-type="float">
            <text:p>40.0126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2.1" calcext:value-type="float">
            <text:p>292.1</text:p>
          </table:table-cell>
          <table:table-cell office:value-type="float" office:value="76" calcext:value-type="float">
            <text:p>76</text:p>
          </table:table-cell>
          <table:table-cell table:formula="of:=VLOOKUP([.$A51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6:36Z</text:p>
          </table:table-cell>
          <table:table-cell office:value-type="float" office:value="40.012825" calcext:value-type="float">
            <text:p>40.012825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4" calcext:value-type="float">
            <text:p>292.4</text:p>
          </table:table-cell>
          <table:table-cell office:value-type="float" office:value="76" calcext:value-type="float">
            <text:p>76</text:p>
          </table:table-cell>
          <table:table-cell table:formula="of:=VLOOKUP([.$A52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41Z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2.6" calcext:value-type="float">
            <text:p>292.6</text:p>
          </table:table-cell>
          <table:table-cell office:value-type="float" office:value="76" calcext:value-type="float">
            <text:p>76</text:p>
          </table:table-cell>
          <table:table-cell table:formula="of:=VLOOKUP([.$A53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49Z</text:p>
          </table:table-cell>
          <table:table-cell office:value-type="float" office:value="40.013046" calcext:value-type="float">
            <text:p>40.0130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9" calcext:value-type="float">
            <text:p>292.9</text:p>
          </table:table-cell>
          <table:table-cell office:value-type="float" office:value="76" calcext:value-type="float">
            <text:p>76</text:p>
          </table:table-cell>
          <table:table-cell table:formula="of:=VLOOKUP([.$A54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3Z</text:p>
          </table:table-cell>
          <table:table-cell office:value-type="float" office:value="40.013046" calcext:value-type="float">
            <text:p>40.0130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9" calcext:value-type="float">
            <text:p>292.9</text:p>
          </table:table-cell>
          <table:table-cell office:value-type="float" office:value="76" calcext:value-type="float">
            <text:p>76</text:p>
          </table:table-cell>
          <table:table-cell table:formula="of:=VLOOKUP([.$A55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6:54Z</text:p>
          </table:table-cell>
          <table:table-cell office:value-type="float" office:value="40.013063" calcext:value-type="float">
            <text:p>40.013063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92.9" calcext:value-type="float">
            <text:p>292.9</text:p>
          </table:table-cell>
          <table:table-cell office:value-type="float" office:value="76" calcext:value-type="float">
            <text:p>76</text:p>
          </table:table-cell>
          <table:table-cell table:formula="of:=VLOOKUP([.$A56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02Z</text:p>
          </table:table-cell>
          <table:table-cell office:value-type="float" office:value="40.013195" calcext:value-type="float">
            <text:p>40.013195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  <table:table-cell table:formula="of:=VLOOKUP([.$A57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07Z</text:p>
          </table:table-cell>
          <table:table-cell office:value-type="float" office:value="40.01325" calcext:value-type="float">
            <text:p>40.01325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  <table:table-cell table:formula="of:=VLOOKUP([.$A58];['2018-07-30_MAF_walk_Polar_strap_Crunch'.$A$1:.$E$13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30T12:17:16Z</text:p>
          </table:table-cell>
          <table:table-cell office:value-type="float" office:value="40.01336" calcext:value-type="float">
            <text:p>40.01336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  <table:table-cell table:formula="of:=VLOOKUP([.$A59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21Z</text:p>
          </table:table-cell>
          <table:table-cell office:value-type="float" office:value="40.013428" calcext:value-type="float">
            <text:p>40.013428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9" calcext:value-type="float">
            <text:p>292.9</text:p>
          </table:table-cell>
          <table:table-cell office:value-type="float" office:value="76" calcext:value-type="float">
            <text:p>76</text:p>
          </table:table-cell>
          <table:table-cell table:formula="of:=VLOOKUP([.$A60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7:24Z</text:p>
          </table:table-cell>
          <table:table-cell office:value-type="float" office:value="40.013428" calcext:value-type="float">
            <text:p>40.013428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9" calcext:value-type="float">
            <text:p>292.9</text:p>
          </table:table-cell>
          <table:table-cell office:value-type="float" office:value="101" calcext:value-type="float">
            <text:p>101</text:p>
          </table:table-cell>
          <table:table-cell table:formula="of:=VLOOKUP([.$A61];['2018-07-30_MAF_walk_Polar_strap_Crunch'.$A$1:.$E$13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30T12:17:26Z</text:p>
          </table:table-cell>
          <table:table-cell office:value-type="float" office:value="40.013496" calcext:value-type="float">
            <text:p>40.01349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2.7" calcext:value-type="float">
            <text:p>292.7</text:p>
          </table:table-cell>
          <table:table-cell office:value-type="float" office:value="101" calcext:value-type="float">
            <text:p>101</text:p>
          </table:table-cell>
          <table:table-cell table:formula="of:=VLOOKUP([.$A62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7:33Z</text:p>
          </table:table-cell>
          <table:table-cell office:value-type="float" office:value="40.013596" calcext:value-type="float">
            <text:p>40.01359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2.4" calcext:value-type="float">
            <text:p>292.4</text:p>
          </table:table-cell>
          <table:table-cell office:value-type="float" office:value="101" calcext:value-type="float">
            <text:p>101</text:p>
          </table:table-cell>
          <table:table-cell table:formula="of:=VLOOKUP([.$A63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40Z</text:p>
          </table:table-cell>
          <table:table-cell office:value-type="float" office:value="40.01371" calcext:value-type="float">
            <text:p>40.01371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2.1" calcext:value-type="float">
            <text:p>292.1</text:p>
          </table:table-cell>
          <table:table-cell office:value-type="float" office:value="101" calcext:value-type="float">
            <text:p>101</text:p>
          </table:table-cell>
          <table:table-cell table:formula="of:=VLOOKUP([.$A64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45Z</text:p>
          </table:table-cell>
          <table:table-cell office:value-type="float" office:value="40.01377" calcext:value-type="float">
            <text:p>40.01377</text:p>
          </table:table-cell>
          <table:table-cell office:value-type="float" office:value="-79.58877" calcext:value-type="float">
            <text:p>-79.58877</text:p>
          </table:table-cell>
          <table:table-cell office:value-type="float" office:value="291.8" calcext:value-type="float">
            <text:p>291.8</text:p>
          </table:table-cell>
          <table:table-cell office:value-type="float" office:value="101" calcext:value-type="float">
            <text:p>101</text:p>
          </table:table-cell>
          <table:table-cell table:formula="of:=VLOOKUP([.$A65];['2018-07-30_MAF_walk_Polar_strap_Crunch'.$A$1:.$E$13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30T12:17:50Z</text:p>
          </table:table-cell>
          <table:table-cell office:value-type="float" office:value="40.013824" calcext:value-type="float">
            <text:p>40.013824</text:p>
          </table:table-cell>
          <table:table-cell office:value-type="float" office:value="-79.58877" calcext:value-type="float">
            <text:p>-79.58877</text:p>
          </table:table-cell>
          <table:table-cell office:value-type="float" office:value="291.4" calcext:value-type="float">
            <text:p>291.4</text:p>
          </table:table-cell>
          <table:table-cell office:value-type="float" office:value="101" calcext:value-type="float">
            <text:p>101</text:p>
          </table:table-cell>
          <table:table-cell table:formula="of:=VLOOKUP([.$A66];['2018-07-30_MAF_walk_Polar_strap_Crunch'.$A$1:.$E$13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7:57Z</text:p>
          </table:table-cell>
          <table:table-cell office:value-type="float" office:value="40.013912" calcext:value-type="float">
            <text:p>40.013912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0.8" calcext:value-type="float">
            <text:p>290.8</text:p>
          </table:table-cell>
          <table:table-cell office:value-type="float" office:value="101" calcext:value-type="float">
            <text:p>101</text:p>
          </table:table-cell>
          <table:table-cell table:formula="of:=VLOOKUP([.$A67];['2018-07-30_MAF_walk_Polar_strap_Crunch'.$A$1:.$E$13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30T12:18:02Z</text:p>
          </table:table-cell>
          <table:table-cell office:value-type="float" office:value="40.01399" calcext:value-type="float">
            <text:p>40.01399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2" calcext:value-type="float">
            <text:p>290.2</text:p>
          </table:table-cell>
          <table:table-cell office:value-type="float" office:value="101" calcext:value-type="float">
            <text:p>101</text:p>
          </table:table-cell>
          <table:table-cell table:formula="of:=VLOOKUP([.$A68];['2018-07-30_MAF_walk_Polar_strap_Crunch'.$A$1:.$E$13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07Z</text:p>
          </table:table-cell>
          <table:table-cell office:value-type="float" office:value="40.014065" calcext:value-type="float">
            <text:p>40.014065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.6" calcext:value-type="float">
            <text:p>289.6</text:p>
          </table:table-cell>
          <table:table-cell office:value-type="float" office:value="101" calcext:value-type="float">
            <text:p>101</text:p>
          </table:table-cell>
          <table:table-cell table:formula="of:=VLOOKUP([.$A69];['2018-07-30_MAF_walk_Polar_strap_Crunch'.$A$1:.$E$13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2Z</text:p>
          </table:table-cell>
          <table:table-cell office:value-type="float" office:value="40.01413" calcext:value-type="float">
            <text:p>40.0141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.1" calcext:value-type="float">
            <text:p>289.1</text:p>
          </table:table-cell>
          <table:table-cell office:value-type="float" office:value="101" calcext:value-type="float">
            <text:p>101</text:p>
          </table:table-cell>
          <table:table-cell table:formula="of:=VLOOKUP([.$A70];['2018-07-30_MAF_walk_Polar_strap_Crunch'.$A$1:.$E$13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3Z</text:p>
          </table:table-cell>
          <table:table-cell office:value-type="float" office:value="40.01413" calcext:value-type="float">
            <text:p>40.0141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.1" calcext:value-type="float">
            <text:p>289.1</text:p>
          </table:table-cell>
          <table:table-cell office:value-type="float" office:value="104" calcext:value-type="float">
            <text:p>104</text:p>
          </table:table-cell>
          <table:table-cell table:formula="of:=VLOOKUP([.$A71];['2018-07-30_MAF_walk_Polar_strap_Crunch'.$A$1:.$E$13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30T12:18:17Z</text:p>
          </table:table-cell>
          <table:table-cell office:value-type="float" office:value="40.014206" calcext:value-type="float">
            <text:p>40.014206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8.5" calcext:value-type="float">
            <text:p>288.5</text:p>
          </table:table-cell>
          <table:table-cell office:value-type="float" office:value="104" calcext:value-type="float">
            <text:p>104</text:p>
          </table:table-cell>
          <table:table-cell table:formula="of:=VLOOKUP([.$A72];['2018-07-30_MAF_walk_Polar_strap_Crunch'.$A$1:.$E$13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30T12:18:22Z</text:p>
          </table:table-cell>
          <table:table-cell office:value-type="float" office:value="40.014263" calcext:value-type="float">
            <text:p>40.014263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73];['2018-07-30_MAF_walk_Polar_strap_Crunch'.$A$1:.$E$13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30T12:18:27Z</text:p>
          </table:table-cell>
          <table:table-cell office:value-type="float" office:value="40.01431" calcext:value-type="float">
            <text:p>40.01431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6" calcext:value-type="float">
            <text:p>287.6</text:p>
          </table:table-cell>
          <table:table-cell office:value-type="float" office:value="104" calcext:value-type="float">
            <text:p>104</text:p>
          </table:table-cell>
          <table:table-cell table:formula="of:=VLOOKUP([.$A74];['2018-07-30_MAF_walk_Polar_strap_Crunch'.$A$1:.$E$1391];5;1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32Z</text:p>
          </table:table-cell>
          <table:table-cell office:value-type="float" office:value="40.01438" calcext:value-type="float">
            <text:p>40.0143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6.9" calcext:value-type="float">
            <text:p>286.9</text:p>
          </table:table-cell>
          <table:table-cell office:value-type="float" office:value="104" calcext:value-type="float">
            <text:p>104</text:p>
          </table:table-cell>
          <table:table-cell table:formula="of:=VLOOKUP([.$A75];['2018-07-30_MAF_walk_Polar_strap_Crunch'.$A$1:.$E$1391];5;1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30T12:18:41Z</text:p>
          </table:table-cell>
          <table:table-cell office:value-type="float" office:value="40.014503" calcext:value-type="float">
            <text:p>40.01450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5.7" calcext:value-type="float">
            <text:p>285.7</text:p>
          </table:table-cell>
          <table:table-cell office:value-type="float" office:value="104" calcext:value-type="float">
            <text:p>104</text:p>
          </table:table-cell>
          <table:table-cell table:formula="of:=VLOOKUP([.$A76];['2018-07-30_MAF_walk_Polar_strap_Crunch'.$A$1:.$E$1391];5;1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30T12:18:46Z</text:p>
          </table:table-cell>
          <table:table-cell office:value-type="float" office:value="40.014553" calcext:value-type="float">
            <text:p>40.01455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5.6" calcext:value-type="float">
            <text:p>285.6</text:p>
          </table:table-cell>
          <table:table-cell office:value-type="float" office:value="104" calcext:value-type="float">
            <text:p>104</text:p>
          </table:table-cell>
          <table:table-cell table:formula="of:=VLOOKUP([.$A77];['2018-07-30_MAF_walk_Polar_strap_Crunch'.$A$1:.$E$1391];5;1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30T12:18:51Z</text:p>
          </table:table-cell>
          <table:table-cell office:value-type="float" office:value="40.01453" calcext:value-type="float">
            <text:p>40.01453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86.3" calcext:value-type="float">
            <text:p>286.3</text:p>
          </table:table-cell>
          <table:table-cell office:value-type="float" office:value="104" calcext:value-type="float">
            <text:p>104</text:p>
          </table:table-cell>
          <table:table-cell table:formula="of:=VLOOKUP([.$A78];['2018-07-30_MAF_walk_Polar_strap_Crunch'.$A$1:.$E$1391];5;1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30T12:18:55Z</text:p>
          </table:table-cell>
          <table:table-cell office:value-type="float" office:value="40.01449" calcext:value-type="float">
            <text:p>40.01449</text:p>
          </table:table-cell>
          <table:table-cell office:value-type="float" office:value="-79.588646" calcext:value-type="float">
            <text:p>-79.588646</text:p>
          </table:table-cell>
          <table:table-cell office:value-type="float" office:value="287.1" calcext:value-type="float">
            <text:p>287.1</text:p>
          </table:table-cell>
          <table:table-cell office:value-type="float" office:value="104" calcext:value-type="float">
            <text:p>104</text:p>
          </table:table-cell>
          <table:table-cell table:formula="of:=VLOOKUP([.$A79];['2018-07-30_MAF_walk_Polar_strap_Crunch'.$A$1:.$E$1391];5;1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30T12:19:05Z</text:p>
          </table:table-cell>
          <table:table-cell office:value-type="float" office:value="40.014393" calcext:value-type="float">
            <text:p>40.014393</text:p>
          </table:table-cell>
          <table:table-cell office:value-type="float" office:value="-79.588554" calcext:value-type="float">
            <text:p>-79.588554</text:p>
          </table:table-cell>
          <table:table-cell office:value-type="float" office:value="288.1" calcext:value-type="float">
            <text:p>288.1</text:p>
          </table:table-cell>
          <table:table-cell office:value-type="float" office:value="104" calcext:value-type="float">
            <text:p>104</text:p>
          </table:table-cell>
          <table:table-cell table:formula="of:=VLOOKUP([.$A80];['2018-07-30_MAF_walk_Polar_strap_Crunch'.$A$1:.$E$13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30T12:19:10Z</text:p>
          </table:table-cell>
          <table:table-cell office:value-type="float" office:value="40.01435" calcext:value-type="float">
            <text:p>40.01435</text:p>
          </table:table-cell>
          <table:table-cell office:value-type="float" office:value="-79.5885" calcext:value-type="float">
            <text:p>-79.5885</text:p>
          </table:table-cell>
          <table:table-cell office:value-type="float" office:value="288.5" calcext:value-type="float">
            <text:p>288.5</text:p>
          </table:table-cell>
          <table:table-cell office:value-type="float" office:value="104" calcext:value-type="float">
            <text:p>104</text:p>
          </table:table-cell>
          <table:table-cell table:formula="of:=VLOOKUP([.$A81];['2018-07-30_MAF_walk_Polar_strap_Crunch'.$A$1:.$E$13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30T12:19:13Z</text:p>
          </table:table-cell>
          <table:table-cell office:value-type="float" office:value="40.01435" calcext:value-type="float">
            <text:p>40.01435</text:p>
          </table:table-cell>
          <table:table-cell office:value-type="float" office:value="-79.5885" calcext:value-type="float">
            <text:p>-79.5885</text:p>
          </table:table-cell>
          <table:table-cell office:value-type="float" office:value="288.5" calcext:value-type="float">
            <text:p>288.5</text:p>
          </table:table-cell>
          <table:table-cell office:value-type="float" office:value="111" calcext:value-type="float">
            <text:p>111</text:p>
          </table:table-cell>
          <table:table-cell table:formula="of:=VLOOKUP([.$A82];['2018-07-30_MAF_walk_Polar_strap_Crunch'.$A$1:.$E$13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30T12:19:15Z</text:p>
          </table:table-cell>
          <table:table-cell office:value-type="float" office:value="40.01429" calcext:value-type="float">
            <text:p>40.01429</text:p>
          </table:table-cell>
          <table:table-cell office:value-type="float" office:value="-79.58844" calcext:value-type="float">
            <text:p>-79.58844</text:p>
          </table:table-cell>
          <table:table-cell office:value-type="float" office:value="289.2" calcext:value-type="float">
            <text:p>289.2</text:p>
          </table:table-cell>
          <table:table-cell office:value-type="float" office:value="111" calcext:value-type="float">
            <text:p>111</text:p>
          </table:table-cell>
          <table:table-cell table:formula="of:=VLOOKUP([.$A83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9:15Z</text:p>
          </table:table-cell>
          <table:table-cell office:value-type="float" office:value="40.01429" calcext:value-type="float">
            <text:p>40.01429</text:p>
          </table:table-cell>
          <table:table-cell office:value-type="float" office:value="-79.58844" calcext:value-type="float">
            <text:p>-79.58844</text:p>
          </table:table-cell>
          <table:table-cell office:value-type="float" office:value="289.2" calcext:value-type="float">
            <text:p>289.2</text:p>
          </table:table-cell>
          <table:table-cell office:value-type="float" office:value="111" calcext:value-type="float">
            <text:p>111</text:p>
          </table:table-cell>
          <table:table-cell table:formula="of:=VLOOKUP([.$A84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2:19:20Z</text:p>
          </table:table-cell>
          <table:table-cell office:value-type="float" office:value="40.014244" calcext:value-type="float">
            <text:p>40.014244</text:p>
          </table:table-cell>
          <table:table-cell office:value-type="float" office:value="-79.58839" calcext:value-type="float">
            <text:p>-79.5883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" calcext:value-type="float">
            <text:p>111</text:p>
          </table:table-cell>
          <table:table-cell table:formula="of:=VLOOKUP([.$A85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2:19:25Z</text:p>
          </table:table-cell>
          <table:table-cell office:value-type="float" office:value="40.014168" calcext:value-type="float">
            <text:p>40.014168</text:p>
          </table:table-cell>
          <table:table-cell office:value-type="float" office:value="-79.58833" calcext:value-type="float">
            <text:p>-79.58833</text:p>
          </table:table-cell>
          <table:table-cell office:value-type="float" office:value="290.7" calcext:value-type="float">
            <text:p>290.7</text:p>
          </table:table-cell>
          <table:table-cell office:value-type="float" office:value="111" calcext:value-type="float">
            <text:p>111</text:p>
          </table:table-cell>
          <table:table-cell table:formula="of:=VLOOKUP([.$A86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19:30Z</text:p>
          </table:table-cell>
          <table:table-cell office:value-type="float" office:value="40.014137" calcext:value-type="float">
            <text:p>40.014137</text:p>
          </table:table-cell>
          <table:table-cell office:value-type="float" office:value="-79.58829" calcext:value-type="float">
            <text:p>-79.58829</text:p>
          </table:table-cell>
          <table:table-cell office:value-type="float" office:value="291.2" calcext:value-type="float">
            <text:p>291.2</text:p>
          </table:table-cell>
          <table:table-cell office:value-type="float" office:value="111" calcext:value-type="float">
            <text:p>111</text:p>
          </table:table-cell>
          <table:table-cell table:formula="of:=VLOOKUP([.$A87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19:35Z</text:p>
          </table:table-cell>
          <table:table-cell office:value-type="float" office:value="40.014088" calcext:value-type="float">
            <text:p>40.014088</text:p>
          </table:table-cell>
          <table:table-cell office:value-type="float" office:value="-79.58824" calcext:value-type="float">
            <text:p>-79.58824</text:p>
          </table:table-cell>
          <table:table-cell office:value-type="float" office:value="291.9" calcext:value-type="float">
            <text:p>291.9</text:p>
          </table:table-cell>
          <table:table-cell office:value-type="float" office:value="111" calcext:value-type="float">
            <text:p>111</text:p>
          </table:table-cell>
          <table:table-cell table:formula="of:=VLOOKUP([.$A88];['2018-07-30_MAF_walk_Polar_strap_Crunch'.$A$1:.$E$13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2:19:41Z</text:p>
          </table:table-cell>
          <table:table-cell office:value-type="float" office:value="40.01402" calcext:value-type="float">
            <text:p>40.01402</text:p>
          </table:table-cell>
          <table:table-cell office:value-type="float" office:value="-79.58817" calcext:value-type="float">
            <text:p>-79.58817</text:p>
          </table:table-cell>
          <table:table-cell office:value-type="float" office:value="293" calcext:value-type="float">
            <text:p>293</text:p>
          </table:table-cell>
          <table:table-cell office:value-type="float" office:value="111" calcext:value-type="float">
            <text:p>111</text:p>
          </table:table-cell>
          <table:table-cell table:formula="of:=VLOOKUP([.$A89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19:55Z</text:p>
          </table:table-cell>
          <table:table-cell office:value-type="float" office:value="40.01392" calcext:value-type="float">
            <text:p>40.01392</text:p>
          </table:table-cell>
          <table:table-cell office:value-type="float" office:value="-79.58803" calcext:value-type="float">
            <text:p>-79.58803</text:p>
          </table:table-cell>
          <table:table-cell office:value-type="float" office:value="294.7" calcext:value-type="float">
            <text:p>294.7</text:p>
          </table:table-cell>
          <table:table-cell office:value-type="float" office:value="111" calcext:value-type="float">
            <text:p>111</text:p>
          </table:table-cell>
          <table:table-cell table:formula="of:=VLOOKUP([.$A90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01Z</text:p>
          </table:table-cell>
          <table:table-cell office:value-type="float" office:value="40.013863" calcext:value-type="float">
            <text:p>40.013863</text:p>
          </table:table-cell>
          <table:table-cell office:value-type="float" office:value="-79.58795" calcext:value-type="float">
            <text:p>-79.58795</text:p>
          </table:table-cell>
          <table:table-cell office:value-type="float" office:value="295.6" calcext:value-type="float">
            <text:p>295.6</text:p>
          </table:table-cell>
          <table:table-cell office:value-type="float" office:value="111" calcext:value-type="float">
            <text:p>111</text:p>
          </table:table-cell>
          <table:table-cell table:formula="of:=VLOOKUP([.$A91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06Z</text:p>
          </table:table-cell>
          <table:table-cell office:value-type="float" office:value="40.01382" calcext:value-type="float">
            <text:p>40.01382</text:p>
          </table:table-cell>
          <table:table-cell office:value-type="float" office:value="-79.5879" calcext:value-type="float">
            <text:p>-79.5879</text:p>
          </table:table-cell>
          <table:table-cell office:value-type="float" office:value="296" calcext:value-type="float">
            <text:p>296</text:p>
          </table:table-cell>
          <table:table-cell office:value-type="float" office:value="111" calcext:value-type="float">
            <text:p>111</text:p>
          </table:table-cell>
          <table:table-cell table:formula="of:=VLOOKUP([.$A92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11Z</text:p>
          </table:table-cell>
          <table:table-cell office:value-type="float" office:value="40.01378" calcext:value-type="float">
            <text:p>40.01378</text:p>
          </table:table-cell>
          <table:table-cell office:value-type="float" office:value="-79.587845" calcext:value-type="float">
            <text:p>-79.587845</text:p>
          </table:table-cell>
          <table:table-cell office:value-type="float" office:value="296.4" calcext:value-type="float">
            <text:p>296.4</text:p>
          </table:table-cell>
          <table:table-cell office:value-type="float" office:value="111" calcext:value-type="float">
            <text:p>111</text:p>
          </table:table-cell>
          <table:table-cell table:formula="of:=VLOOKUP([.$A93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3Z</text:p>
          </table:table-cell>
          <table:table-cell office:value-type="float" office:value="40.01378" calcext:value-type="float">
            <text:p>40.01378</text:p>
          </table:table-cell>
          <table:table-cell office:value-type="float" office:value="-79.587845" calcext:value-type="float">
            <text:p>-79.587845</text:p>
          </table:table-cell>
          <table:table-cell office:value-type="float" office:value="296.4" calcext:value-type="float">
            <text:p>296.4</text:p>
          </table:table-cell>
          <table:table-cell office:value-type="float" office:value="104" calcext:value-type="float">
            <text:p>104</text:p>
          </table:table-cell>
          <table:table-cell table:formula="of:=VLOOKUP([.$A94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16Z</text:p>
          </table:table-cell>
          <table:table-cell office:value-type="float" office:value="40.01374" calcext:value-type="float">
            <text:p>40.01374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96.9" calcext:value-type="float">
            <text:p>296.9</text:p>
          </table:table-cell>
          <table:table-cell office:value-type="float" office:value="104" calcext:value-type="float">
            <text:p>104</text:p>
          </table:table-cell>
          <table:table-cell table:formula="of:=VLOOKUP([.$A95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26Z</text:p>
          </table:table-cell>
          <table:table-cell office:value-type="float" office:value="40.013626" calcext:value-type="float">
            <text:p>40.013626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7.7" calcext:value-type="float">
            <text:p>297.7</text:p>
          </table:table-cell>
          <table:table-cell office:value-type="float" office:value="104" calcext:value-type="float">
            <text:p>104</text:p>
          </table:table-cell>
          <table:table-cell table:formula="of:=VLOOKUP([.$A96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35Z</text:p>
          </table:table-cell>
          <table:table-cell office:value-type="float" office:value="40.01355" calcext:value-type="float">
            <text:p>40.01355</text:p>
          </table:table-cell>
          <table:table-cell office:value-type="float" office:value="-79.58757" calcext:value-type="float">
            <text:p>-79.58757</text:p>
          </table:table-cell>
          <table:table-cell office:value-type="float" office:value="298.4" calcext:value-type="float">
            <text:p>298.4</text:p>
          </table:table-cell>
          <table:table-cell office:value-type="float" office:value="104" calcext:value-type="float">
            <text:p>104</text:p>
          </table:table-cell>
          <table:table-cell table:formula="of:=VLOOKUP([.$A97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0:40Z</text:p>
          </table:table-cell>
          <table:table-cell office:value-type="float" office:value="40.013496" calcext:value-type="float">
            <text:p>40.013496</text:p>
          </table:table-cell>
          <table:table-cell office:value-type="float" office:value="-79.5875" calcext:value-type="float">
            <text:p>-79.5875</text:p>
          </table:table-cell>
          <table:table-cell office:value-type="float" office:value="298.8" calcext:value-type="float">
            <text:p>298.8</text:p>
          </table:table-cell>
          <table:table-cell office:value-type="float" office:value="104" calcext:value-type="float">
            <text:p>104</text:p>
          </table:table-cell>
          <table:table-cell table:formula="of:=VLOOKUP([.$A98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0:45Z</text:p>
          </table:table-cell>
          <table:table-cell office:value-type="float" office:value="40.013462" calcext:value-type="float">
            <text:p>40.013462</text:p>
          </table:table-cell>
          <table:table-cell office:value-type="float" office:value="-79.58744" calcext:value-type="float">
            <text:p>-79.58744</text:p>
          </table:table-cell>
          <table:table-cell office:value-type="float" office:value="299.2" calcext:value-type="float">
            <text:p>299.2</text:p>
          </table:table-cell>
          <table:table-cell office:value-type="float" office:value="104" calcext:value-type="float">
            <text:p>104</text:p>
          </table:table-cell>
          <table:table-cell table:formula="of:=VLOOKUP([.$A99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50Z</text:p>
          </table:table-cell>
          <table:table-cell office:value-type="float" office:value="40.01342" calcext:value-type="float">
            <text:p>40.01342</text:p>
          </table:table-cell>
          <table:table-cell office:value-type="float" office:value="-79.587364" calcext:value-type="float">
            <text:p>-79.587364</text:p>
          </table:table-cell>
          <table:table-cell office:value-type="float" office:value="299.6" calcext:value-type="float">
            <text:p>299.6</text:p>
          </table:table-cell>
          <table:table-cell office:value-type="float" office:value="104" calcext:value-type="float">
            <text:p>104</text:p>
          </table:table-cell>
          <table:table-cell table:formula="of:=VLOOKUP([.$A100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0:55Z</text:p>
          </table:table-cell>
          <table:table-cell office:value-type="float" office:value="40.01337" calcext:value-type="float">
            <text:p>40.01337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  <table:table-cell table:formula="of:=VLOOKUP([.$A101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1:02Z</text:p>
          </table:table-cell>
          <table:table-cell office:value-type="float" office:value="40.013313" calcext:value-type="float">
            <text:p>40.013313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  <table:table-cell table:formula="of:=VLOOKUP([.$A102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21:09Z</text:p>
          </table:table-cell>
          <table:table-cell office:value-type="float" office:value="40.01324" calcext:value-type="float">
            <text:p>40.01324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0.2" calcext:value-type="float">
            <text:p>300.2</text:p>
          </table:table-cell>
          <table:table-cell office:value-type="float" office:value="104" calcext:value-type="float">
            <text:p>104</text:p>
          </table:table-cell>
          <table:table-cell table:formula="of:=VLOOKUP([.$A103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1:12Z</text:p>
          </table:table-cell>
          <table:table-cell office:value-type="float" office:value="40.01324" calcext:value-type="float">
            <text:p>40.01324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0.2" calcext:value-type="float">
            <text:p>300.2</text:p>
          </table:table-cell>
          <table:table-cell office:value-type="float" office:value="109" calcext:value-type="float">
            <text:p>109</text:p>
          </table:table-cell>
          <table:table-cell table:formula="of:=VLOOKUP([.$A104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1:14Z</text:p>
          </table:table-cell>
          <table:table-cell office:value-type="float" office:value="40.0132" calcext:value-type="float">
            <text:p>40.0132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  <table:table-cell table:formula="of:=VLOOKUP([.$A105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1:19Z</text:p>
          </table:table-cell>
          <table:table-cell office:value-type="float" office:value="40.01314" calcext:value-type="float">
            <text:p>40.01314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  <table:table-cell table:formula="of:=VLOOKUP([.$A106];['2018-07-30_MAF_walk_Polar_strap_Crunch'.$A$1:.$E$13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1:24Z</text:p>
          </table:table-cell>
          <table:table-cell office:value-type="float" office:value="40.013138" calcext:value-type="float">
            <text:p>40.013138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  <table:table-cell table:formula="of:=VLOOKUP([.$A107];['2018-07-30_MAF_walk_Polar_strap_Crunch'.$A$1:.$E$13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1:29Z</text:p>
          </table:table-cell>
          <table:table-cell office:value-type="float" office:value="40.013153" calcext:value-type="float">
            <text:p>40.013153</text:p>
          </table:table-cell>
          <table:table-cell office:value-type="float" office:value="-79.586845" calcext:value-type="float">
            <text:p>-79.586845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  <table:table-cell table:formula="of:=VLOOKUP([.$A108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34Z</text:p>
          </table:table-cell>
          <table:table-cell office:value-type="float" office:value="40.01316" calcext:value-type="float">
            <text:p>40.01316</text:p>
          </table:table-cell>
          <table:table-cell office:value-type="float" office:value="-79.58676" calcext:value-type="float">
            <text:p>-79.58676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table:formula="of:=VLOOKUP([.$A109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39Z</text:p>
          </table:table-cell>
          <table:table-cell office:value-type="float" office:value="40.01316" calcext:value-type="float">
            <text:p>40.01316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table:formula="of:=VLOOKUP([.$A110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44Z</text:p>
          </table:table-cell>
          <table:table-cell office:value-type="float" office:value="40.013176" calcext:value-type="float">
            <text:p>40.013176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301.3" calcext:value-type="float">
            <text:p>301.3</text:p>
          </table:table-cell>
          <table:table-cell office:value-type="float" office:value="109" calcext:value-type="float">
            <text:p>109</text:p>
          </table:table-cell>
          <table:table-cell table:formula="of:=VLOOKUP([.$A111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1:49Z</text:p>
          </table:table-cell>
          <table:table-cell office:value-type="float" office:value="40.01316" calcext:value-type="float">
            <text:p>40.01316</text:p>
          </table:table-cell>
          <table:table-cell office:value-type="float" office:value="-79.586494" calcext:value-type="float">
            <text:p>-79.586494</text:p>
          </table:table-cell>
          <table:table-cell office:value-type="float" office:value="301.6" calcext:value-type="float">
            <text:p>301.6</text:p>
          </table:table-cell>
          <table:table-cell office:value-type="float" office:value="109" calcext:value-type="float">
            <text:p>109</text:p>
          </table:table-cell>
          <table:table-cell table:formula="of:=VLOOKUP([.$A112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21:56Z</text:p>
          </table:table-cell>
          <table:table-cell office:value-type="float" office:value="40.01312" calcext:value-type="float">
            <text:p>40.01312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table:formula="of:=VLOOKUP([.$A113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22:04Z</text:p>
          </table:table-cell>
          <table:table-cell office:value-type="float" office:value="40.013012" calcext:value-type="float">
            <text:p>40.013012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2.1" calcext:value-type="float">
            <text:p>302.1</text:p>
          </table:table-cell>
          <table:table-cell office:value-type="float" office:value="109" calcext:value-type="float">
            <text:p>109</text:p>
          </table:table-cell>
          <table:table-cell table:formula="of:=VLOOKUP([.$A114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2:10Z</text:p>
          </table:table-cell>
          <table:table-cell office:value-type="float" office:value="40.012943" calcext:value-type="float">
            <text:p>40.012943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table:formula="of:=VLOOKUP([.$A115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22:12Z</text:p>
          </table:table-cell>
          <table:table-cell office:value-type="float" office:value="40.012943" calcext:value-type="float">
            <text:p>40.012943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table:formula="of:=VLOOKUP([.$A116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13Z</text:p>
          </table:table-cell>
          <table:table-cell office:value-type="float" office:value="40.012943" calcext:value-type="float">
            <text:p>40.012943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2" calcext:value-type="float">
            <text:p>302</text:p>
          </table:table-cell>
          <table:table-cell office:value-type="float" office:value="114" calcext:value-type="float">
            <text:p>114</text:p>
          </table:table-cell>
          <table:table-cell table:formula="of:=VLOOKUP([.$A117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2:15Z</text:p>
          </table:table-cell>
          <table:table-cell office:value-type="float" office:value="40.012848" calcext:value-type="float">
            <text:p>40.012848</text:p>
          </table:table-cell>
          <table:table-cell office:value-type="float" office:value="-79.58595" calcext:value-type="float">
            <text:p>-79.58595</text:p>
          </table:table-cell>
          <table:table-cell office:value-type="float" office:value="301.9" calcext:value-type="float">
            <text:p>301.9</text:p>
          </table:table-cell>
          <table:table-cell office:value-type="float" office:value="114" calcext:value-type="float">
            <text:p>114</text:p>
          </table:table-cell>
          <table:table-cell table:formula="of:=VLOOKUP([.$A118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2:20Z</text:p>
          </table:table-cell>
          <table:table-cell office:value-type="float" office:value="40.01277" calcext:value-type="float">
            <text:p>40.01277</text:p>
          </table:table-cell>
          <table:table-cell office:value-type="float" office:value="-79.58585" calcext:value-type="float">
            <text:p>-79.58585</text:p>
          </table:table-cell>
          <table:table-cell office:value-type="float" office:value="301.8" calcext:value-type="float">
            <text:p>301.8</text:p>
          </table:table-cell>
          <table:table-cell office:value-type="float" office:value="114" calcext:value-type="float">
            <text:p>114</text:p>
          </table:table-cell>
          <table:table-cell table:formula="of:=VLOOKUP([.$A119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25Z</text:p>
          </table:table-cell>
          <table:table-cell office:value-type="float" office:value="40.012726" calcext:value-type="float">
            <text:p>40.012726</text:p>
          </table:table-cell>
          <table:table-cell office:value-type="float" office:value="-79.58578" calcext:value-type="float">
            <text:p>-79.58578</text:p>
          </table:table-cell>
          <table:table-cell office:value-type="float" office:value="301.8" calcext:value-type="float">
            <text:p>301.8</text:p>
          </table:table-cell>
          <table:table-cell office:value-type="float" office:value="114" calcext:value-type="float">
            <text:p>114</text:p>
          </table:table-cell>
          <table:table-cell table:formula="of:=VLOOKUP([.$A120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2:35Z</text:p>
          </table:table-cell>
          <table:table-cell office:value-type="float" office:value="40.01264" calcext:value-type="float">
            <text:p>40.01264</text:p>
          </table:table-cell>
          <table:table-cell office:value-type="float" office:value="-79.58567" calcext:value-type="float">
            <text:p>-79.58567</text:p>
          </table:table-cell>
          <table:table-cell office:value-type="float" office:value="301.8" calcext:value-type="float">
            <text:p>301.8</text:p>
          </table:table-cell>
          <table:table-cell office:value-type="float" office:value="114" calcext:value-type="float">
            <text:p>114</text:p>
          </table:table-cell>
          <table:table-cell table:formula="of:=VLOOKUP([.$A121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40Z</text:p>
          </table:table-cell>
          <table:table-cell office:value-type="float" office:value="40.012566" calcext:value-type="float">
            <text:p>40.012566</text:p>
          </table:table-cell>
          <table:table-cell office:value-type="float" office:value="-79.585556" calcext:value-type="float">
            <text:p>-79.585556</text:p>
          </table:table-cell>
          <table:table-cell office:value-type="float" office:value="301.6" calcext:value-type="float">
            <text:p>301.6</text:p>
          </table:table-cell>
          <table:table-cell office:value-type="float" office:value="114" calcext:value-type="float">
            <text:p>114</text:p>
          </table:table-cell>
          <table:table-cell table:formula="of:=VLOOKUP([.$A122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2:45Z</text:p>
          </table:table-cell>
          <table:table-cell office:value-type="float" office:value="40.012466" calcext:value-type="float">
            <text:p>40.012466</text:p>
          </table:table-cell>
          <table:table-cell office:value-type="float" office:value="-79.58542" calcext:value-type="float">
            <text:p>-79.58542</text:p>
          </table:table-cell>
          <table:table-cell office:value-type="float" office:value="301.6" calcext:value-type="float">
            <text:p>301.6</text:p>
          </table:table-cell>
          <table:table-cell office:value-type="float" office:value="114" calcext:value-type="float">
            <text:p>114</text:p>
          </table:table-cell>
          <table:table-cell table:formula="of:=VLOOKUP([.$A123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2:50Z</text:p>
          </table:table-cell>
          <table:table-cell office:value-type="float" office:value="40.012386" calcext:value-type="float">
            <text:p>40.012386</text:p>
          </table:table-cell>
          <table:table-cell office:value-type="float" office:value="-79.58536" calcext:value-type="float">
            <text:p>-79.58536</text:p>
          </table:table-cell>
          <table:table-cell office:value-type="float" office:value="302.1" calcext:value-type="float">
            <text:p>302.1</text:p>
          </table:table-cell>
          <table:table-cell office:value-type="float" office:value="114" calcext:value-type="float">
            <text:p>114</text:p>
          </table:table-cell>
          <table:table-cell table:formula="of:=VLOOKUP([.$A124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2:55Z</text:p>
          </table:table-cell>
          <table:table-cell office:value-type="float" office:value="40.012318" calcext:value-type="float">
            <text:p>40.012318</text:p>
          </table:table-cell>
          <table:table-cell office:value-type="float" office:value="-79.58527" calcext:value-type="float">
            <text:p>-79.58527</text:p>
          </table:table-cell>
          <table:table-cell office:value-type="float" office:value="302.3" calcext:value-type="float">
            <text:p>302.3</text:p>
          </table:table-cell>
          <table:table-cell office:value-type="float" office:value="114" calcext:value-type="float">
            <text:p>114</text:p>
          </table:table-cell>
          <table:table-cell table:formula="of:=VLOOKUP([.$A125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3:04Z</text:p>
          </table:table-cell>
          <table:table-cell office:value-type="float" office:value="40.012203" calcext:value-type="float">
            <text:p>40.012203</text:p>
          </table:table-cell>
          <table:table-cell office:value-type="float" office:value="-79.585119" calcext:value-type="float">
            <text:p>-79.585119</text:p>
          </table:table-cell>
          <table:table-cell office:value-type="float" office:value="302.9" calcext:value-type="float">
            <text:p>302.9</text:p>
          </table:table-cell>
          <table:table-cell office:value-type="float" office:value="114" calcext:value-type="float">
            <text:p>114</text:p>
          </table:table-cell>
          <table:table-cell table:formula="of:=VLOOKUP([.$A126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3:09Z</text:p>
          </table:table-cell>
          <table:table-cell office:value-type="float" office:value="40.012167" calcext:value-type="float">
            <text:p>40.012167</text:p>
          </table:table-cell>
          <table:table-cell office:value-type="float" office:value="-79.585094" calcext:value-type="float">
            <text:p>-79.585094</text:p>
          </table:table-cell>
          <table:table-cell office:value-type="float" office:value="303.2" calcext:value-type="float">
            <text:p>303.2</text:p>
          </table:table-cell>
          <table:table-cell office:value-type="float" office:value="114" calcext:value-type="float">
            <text:p>114</text:p>
          </table:table-cell>
          <table:table-cell table:formula="of:=VLOOKUP([.$A127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3:15Z</text:p>
          </table:table-cell>
          <table:table-cell office:value-type="float" office:value="40.012132" calcext:value-type="float">
            <text:p>40.012132</text:p>
          </table:table-cell>
          <table:table-cell office:value-type="float" office:value="-79.58507" calcext:value-type="float">
            <text:p>-79.58507</text:p>
          </table:table-cell>
          <table:table-cell office:value-type="float" office:value="303.5" calcext:value-type="float">
            <text:p>303.5</text:p>
          </table:table-cell>
          <table:table-cell office:value-type="float" office:value="126" calcext:value-type="float">
            <text:p>126</text:p>
          </table:table-cell>
          <table:table-cell table:formula="of:=VLOOKUP([.$A128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3:16Z</text:p>
          </table:table-cell>
          <table:table-cell office:value-type="float" office:value="40.012096" calcext:value-type="float">
            <text:p>40.012096</text:p>
          </table:table-cell>
          <table:table-cell office:value-type="float" office:value="-79.585045" calcext:value-type="float">
            <text:p>-79.585045</text:p>
          </table:table-cell>
          <table:table-cell office:value-type="float" office:value="303.6" calcext:value-type="float">
            <text:p>303.6</text:p>
          </table:table-cell>
          <table:table-cell office:value-type="float" office:value="126" calcext:value-type="float">
            <text:p>126</text:p>
          </table:table-cell>
          <table:table-cell table:formula="of:=VLOOKUP([.$A12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23:21Z</text:p>
          </table:table-cell>
          <table:table-cell office:value-type="float" office:value="40.012096" calcext:value-type="float">
            <text:p>40.012096</text:p>
          </table:table-cell>
          <table:table-cell office:value-type="float" office:value="-79.585045" calcext:value-type="float">
            <text:p>-79.585045</text:p>
          </table:table-cell>
          <table:table-cell office:value-type="float" office:value="303.6" calcext:value-type="float">
            <text:p>303.6</text:p>
          </table:table-cell>
          <table:table-cell office:value-type="float" office:value="126" calcext:value-type="float">
            <text:p>126</text:p>
          </table:table-cell>
          <table:table-cell table:formula="of:=VLOOKUP([.$A130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3:25Z</text:p>
          </table:table-cell>
          <table:table-cell office:value-type="float" office:value="40.01204" calcext:value-type="float">
            <text:p>40.01204</text:p>
          </table:table-cell>
          <table:table-cell office:value-type="float" office:value="-79.584946" calcext:value-type="float">
            <text:p>-79.584946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table:formula="of:=VLOOKUP([.$A131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32Z</text:p>
          </table:table-cell>
          <table:table-cell office:value-type="float" office:value="40.011944" calcext:value-type="float">
            <text:p>40.011944</text:p>
          </table:table-cell>
          <table:table-cell office:value-type="float" office:value="-79.58483" calcext:value-type="float">
            <text:p>-79.58483</text:p>
          </table:table-cell>
          <table:table-cell office:value-type="float" office:value="304.7" calcext:value-type="float">
            <text:p>304.7</text:p>
          </table:table-cell>
          <table:table-cell office:value-type="float" office:value="126" calcext:value-type="float">
            <text:p>126</text:p>
          </table:table-cell>
          <table:table-cell table:formula="of:=VLOOKUP([.$A132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23:37Z</text:p>
          </table:table-cell>
          <table:table-cell office:value-type="float" office:value="40.01189" calcext:value-type="float">
            <text:p>40.01189</text:p>
          </table:table-cell>
          <table:table-cell office:value-type="float" office:value="-79.584724" calcext:value-type="float">
            <text:p>-79.584724</text:p>
          </table:table-cell>
          <table:table-cell office:value-type="float" office:value="305.4" calcext:value-type="float">
            <text:p>305.4</text:p>
          </table:table-cell>
          <table:table-cell office:value-type="float" office:value="126" calcext:value-type="float">
            <text:p>126</text:p>
          </table:table-cell>
          <table:table-cell table:formula="of:=VLOOKUP([.$A133];['2018-07-30_MAF_walk_Polar_strap_Crunch'.$A$1:.$E$13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3:41Z</text:p>
          </table:table-cell>
          <table:table-cell office:value-type="float" office:value="40.011826" calcext:value-type="float">
            <text:p>40.011826</text:p>
          </table:table-cell>
          <table:table-cell office:value-type="float" office:value="-79.58466" calcext:value-type="float">
            <text:p>-79.58466</text:p>
          </table:table-cell>
          <table:table-cell office:value-type="float" office:value="306" calcext:value-type="float">
            <text:p>306</text:p>
          </table:table-cell>
          <table:table-cell office:value-type="float" office:value="126" calcext:value-type="float">
            <text:p>126</text:p>
          </table:table-cell>
          <table:table-cell table:formula="of:=VLOOKUP([.$A134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23:48Z</text:p>
          </table:table-cell>
          <table:table-cell office:value-type="float" office:value="40.011753" calcext:value-type="float">
            <text:p>40.011753</text:p>
          </table:table-cell>
          <table:table-cell office:value-type="float" office:value="-79.584564" calcext:value-type="float">
            <text:p>-79.584564</text:p>
          </table:table-cell>
          <table:table-cell office:value-type="float" office:value="306.8" calcext:value-type="float">
            <text:p>306.8</text:p>
          </table:table-cell>
          <table:table-cell office:value-type="float" office:value="126" calcext:value-type="float">
            <text:p>126</text:p>
          </table:table-cell>
          <table:table-cell table:formula="of:=VLOOKUP([.$A135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3:53Z</text:p>
          </table:table-cell>
          <table:table-cell office:value-type="float" office:value="40.011646" calcext:value-type="float">
            <text:p>40.011646</text:p>
          </table:table-cell>
          <table:table-cell office:value-type="float" office:value="-79.58448" calcext:value-type="float">
            <text:p>-79.58448</text:p>
          </table:table-cell>
          <table:table-cell office:value-type="float" office:value="307.7" calcext:value-type="float">
            <text:p>307.7</text:p>
          </table:table-cell>
          <table:table-cell office:value-type="float" office:value="126" calcext:value-type="float">
            <text:p>126</text:p>
          </table:table-cell>
          <table:table-cell table:formula="of:=VLOOKUP([.$A13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3:58Z</text:p>
          </table:table-cell>
          <table:table-cell office:value-type="float" office:value="40.01154" calcext:value-type="float">
            <text:p>40.01154</text:p>
          </table:table-cell>
          <table:table-cell office:value-type="float" office:value="-79.5844" calcext:value-type="float">
            <text:p>-79.5844</text:p>
          </table:table-cell>
          <table:table-cell office:value-type="float" office:value="308.3" calcext:value-type="float">
            <text:p>308.3</text:p>
          </table:table-cell>
          <table:table-cell office:value-type="float" office:value="126" calcext:value-type="float">
            <text:p>126</text:p>
          </table:table-cell>
          <table:table-cell table:formula="of:=VLOOKUP([.$A137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4:03Z</text:p>
          </table:table-cell>
          <table:table-cell office:value-type="float" office:value="40.01144" calcext:value-type="float">
            <text:p>40.01144</text:p>
          </table:table-cell>
          <table:table-cell office:value-type="float" office:value="-79.58428" calcext:value-type="float">
            <text:p>-79.58428</text:p>
          </table:table-cell>
          <table:table-cell office:value-type="float" office:value="308.7" calcext:value-type="float">
            <text:p>308.7</text:p>
          </table:table-cell>
          <table:table-cell office:value-type="float" office:value="126" calcext:value-type="float">
            <text:p>126</text:p>
          </table:table-cell>
          <table:table-cell table:formula="of:=VLOOKUP([.$A138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4:08Z</text:p>
          </table:table-cell>
          <table:table-cell office:value-type="float" office:value="40.011414" calcext:value-type="float">
            <text:p>40.011414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308.7" calcext:value-type="float">
            <text:p>308.7</text:p>
          </table:table-cell>
          <table:table-cell office:value-type="float" office:value="126" calcext:value-type="float">
            <text:p>126</text:p>
          </table:table-cell>
          <table:table-cell table:formula="of:=VLOOKUP([.$A139];['2018-07-30_MAF_walk_Polar_strap_Crunch'.$A$1:.$E$139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4:09Z</text:p>
          </table:table-cell>
          <table:table-cell office:value-type="float" office:value="40.011414" calcext:value-type="float">
            <text:p>40.011414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308.7" calcext:value-type="float">
            <text:p>308.7</text:p>
          </table:table-cell>
          <table:table-cell office:value-type="float" office:value="126" calcext:value-type="float">
            <text:p>126</text:p>
          </table:table-cell>
          <table:table-cell table:formula="of:=VLOOKUP([.$A140];['2018-07-30_MAF_walk_Polar_strap_Crunch'.$A$1:.$E$139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4:12Z</text:p>
          </table:table-cell>
          <table:table-cell office:value-type="float" office:value="40.011414" calcext:value-type="float">
            <text:p>40.011414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308.7" calcext:value-type="float">
            <text:p>308.7</text:p>
          </table:table-cell>
          <table:table-cell office:value-type="float" office:value="128" calcext:value-type="float">
            <text:p>128</text:p>
          </table:table-cell>
          <table:table-cell table:formula="of:=VLOOKUP([.$A141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4:17Z</text:p>
          </table:table-cell>
          <table:table-cell office:value-type="float" office:value="40.011337" calcext:value-type="float">
            <text:p>40.011337</text:p>
          </table:table-cell>
          <table:table-cell office:value-type="float" office:value="-79.58418" calcext:value-type="float">
            <text:p>-79.58418</text:p>
          </table:table-cell>
          <table:table-cell office:value-type="float" office:value="308.9" calcext:value-type="float">
            <text:p>308.9</text:p>
          </table:table-cell>
          <table:table-cell office:value-type="float" office:value="128" calcext:value-type="float">
            <text:p>128</text:p>
          </table:table-cell>
          <table:table-cell table:formula="of:=VLOOKUP([.$A142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24:22Z</text:p>
          </table:table-cell>
          <table:table-cell office:value-type="float" office:value="40.011265" calcext:value-type="float">
            <text:p>40.011265</text:p>
          </table:table-cell>
          <table:table-cell office:value-type="float" office:value="-79.58411" calcext:value-type="float">
            <text:p>-79.58411</text:p>
          </table:table-cell>
          <table:table-cell office:value-type="float" office:value="308.9" calcext:value-type="float">
            <text:p>308.9</text:p>
          </table:table-cell>
          <table:table-cell office:value-type="float" office:value="128" calcext:value-type="float">
            <text:p>128</text:p>
          </table:table-cell>
          <table:table-cell table:formula="of:=VLOOKUP([.$A143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4:29Z</text:p>
          </table:table-cell>
          <table:table-cell office:value-type="float" office:value="40.01115" calcext:value-type="float">
            <text:p>40.01115</text:p>
          </table:table-cell>
          <table:table-cell office:value-type="float" office:value="-79.584" calcext:value-type="float">
            <text:p>-79.584</text:p>
          </table:table-cell>
          <table:table-cell office:value-type="float" office:value="309" calcext:value-type="float">
            <text:p>309</text:p>
          </table:table-cell>
          <table:table-cell office:value-type="float" office:value="128" calcext:value-type="float">
            <text:p>128</text:p>
          </table:table-cell>
          <table:table-cell table:formula="of:=VLOOKUP([.$A144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4:36Z</text:p>
          </table:table-cell>
          <table:table-cell office:value-type="float" office:value="40.01101" calcext:value-type="float">
            <text:p>40.01101</text:p>
          </table:table-cell>
          <table:table-cell office:value-type="float" office:value="-79.58388" calcext:value-type="float">
            <text:p>-79.58388</text:p>
          </table:table-cell>
          <table:table-cell office:value-type="float" office:value="308.7" calcext:value-type="float">
            <text:p>308.7</text:p>
          </table:table-cell>
          <table:table-cell office:value-type="float" office:value="128" calcext:value-type="float">
            <text:p>128</text:p>
          </table:table-cell>
          <table:table-cell table:formula="of:=VLOOKUP([.$A145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4:41Z</text:p>
          </table:table-cell>
          <table:table-cell office:value-type="float" office:value="40.01091" calcext:value-type="float">
            <text:p>40.01091</text:p>
          </table:table-cell>
          <table:table-cell office:value-type="float" office:value="-79.58379" calcext:value-type="float">
            <text:p>-79.58379</text:p>
          </table:table-cell>
          <table:table-cell office:value-type="float" office:value="308.4" calcext:value-type="float">
            <text:p>308.4</text:p>
          </table:table-cell>
          <table:table-cell office:value-type="float" office:value="128" calcext:value-type="float">
            <text:p>128</text:p>
          </table:table-cell>
          <table:table-cell table:formula="of:=VLOOKUP([.$A146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4:48Z</text:p>
          </table:table-cell>
          <table:table-cell office:value-type="float" office:value="40.01073" calcext:value-type="float">
            <text:p>40.01073</text:p>
          </table:table-cell>
          <table:table-cell office:value-type="float" office:value="-79.58366" calcext:value-type="float">
            <text:p>-79.58366</text:p>
          </table:table-cell>
          <table:table-cell office:value-type="float" office:value="308" calcext:value-type="float">
            <text:p>308</text:p>
          </table:table-cell>
          <table:table-cell office:value-type="float" office:value="128" calcext:value-type="float">
            <text:p>128</text:p>
          </table:table-cell>
          <table:table-cell table:formula="of:=VLOOKUP([.$A147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4:53Z</text:p>
          </table:table-cell>
          <table:table-cell office:value-type="float" office:value="40.010685" calcext:value-type="float">
            <text:p>40.010685</text:p>
          </table:table-cell>
          <table:table-cell office:value-type="float" office:value="-79.5836" calcext:value-type="float">
            <text:p>-79.5836</text:p>
          </table:table-cell>
          <table:table-cell office:value-type="float" office:value="308.1" calcext:value-type="float">
            <text:p>308.1</text:p>
          </table:table-cell>
          <table:table-cell office:value-type="float" office:value="128" calcext:value-type="float">
            <text:p>128</text:p>
          </table:table-cell>
          <table:table-cell table:formula="of:=VLOOKUP([.$A148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5:00Z</text:p>
          </table:table-cell>
          <table:table-cell office:value-type="float" office:value="40.01062" calcext:value-type="float">
            <text:p>40.01062</text:p>
          </table:table-cell>
          <table:table-cell office:value-type="float" office:value="-79.58355" calcext:value-type="float">
            <text:p>-79.58355</text:p>
          </table:table-cell>
          <table:table-cell office:value-type="float" office:value="308.1" calcext:value-type="float">
            <text:p>308.1</text:p>
          </table:table-cell>
          <table:table-cell office:value-type="float" office:value="128" calcext:value-type="float">
            <text:p>128</text:p>
          </table:table-cell>
          <table:table-cell table:formula="of:=VLOOKUP([.$A149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5:05Z</text:p>
          </table:table-cell>
          <table:table-cell office:value-type="float" office:value="40.010548" calcext:value-type="float">
            <text:p>40.010548</text:p>
          </table:table-cell>
          <table:table-cell office:value-type="float" office:value="-79.58345" calcext:value-type="float">
            <text:p>-79.58345</text:p>
          </table:table-cell>
          <table:table-cell office:value-type="float" office:value="308.3" calcext:value-type="float">
            <text:p>308.3</text:p>
          </table:table-cell>
          <table:table-cell office:value-type="float" office:value="128" calcext:value-type="float">
            <text:p>128</text:p>
          </table:table-cell>
          <table:table-cell table:formula="of:=VLOOKUP([.$A150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5:10Z</text:p>
          </table:table-cell>
          <table:table-cell office:value-type="float" office:value="40.010513" calcext:value-type="float">
            <text:p>40.010513</text:p>
          </table:table-cell>
          <table:table-cell office:value-type="float" office:value="-79.583405" calcext:value-type="float">
            <text:p>-79.583405</text:p>
          </table:table-cell>
          <table:table-cell office:value-type="float" office:value="308.4" calcext:value-type="float">
            <text:p>308.4</text:p>
          </table:table-cell>
          <table:table-cell office:value-type="float" office:value="128" calcext:value-type="float">
            <text:p>128</text:p>
          </table:table-cell>
          <table:table-cell table:formula="of:=VLOOKUP([.$A151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25:13Z</text:p>
          </table:table-cell>
          <table:table-cell office:value-type="float" office:value="40.010513" calcext:value-type="float">
            <text:p>40.010513</text:p>
          </table:table-cell>
          <table:table-cell office:value-type="float" office:value="-79.583405" calcext:value-type="float">
            <text:p>-79.583405</text:p>
          </table:table-cell>
          <table:table-cell office:value-type="float" office:value="308.4" calcext:value-type="float">
            <text:p>308.4</text:p>
          </table:table-cell>
          <table:table-cell office:value-type="float" office:value="118" calcext:value-type="float">
            <text:p>118</text:p>
          </table:table-cell>
          <table:table-cell table:formula="of:=VLOOKUP([.$A152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15Z</text:p>
          </table:table-cell>
          <table:table-cell office:value-type="float" office:value="40.010468" calcext:value-type="float">
            <text:p>40.010468</text:p>
          </table:table-cell>
          <table:table-cell office:value-type="float" office:value="-79.58332" calcext:value-type="float">
            <text:p>-79.58332</text:p>
          </table:table-cell>
          <table:table-cell office:value-type="float" office:value="308.5" calcext:value-type="float">
            <text:p>308.5</text:p>
          </table:table-cell>
          <table:table-cell office:value-type="float" office:value="118" calcext:value-type="float">
            <text:p>118</text:p>
          </table:table-cell>
          <table:table-cell table:formula="of:=VLOOKUP([.$A153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5:20Z</text:p>
          </table:table-cell>
          <table:table-cell office:value-type="float" office:value="40.010403" calcext:value-type="float">
            <text:p>40.010403</text:p>
          </table:table-cell>
          <table:table-cell office:value-type="float" office:value="-79.58329" calcext:value-type="float">
            <text:p>-79.58329</text:p>
          </table:table-cell>
          <table:table-cell office:value-type="float" office:value="308.7" calcext:value-type="float">
            <text:p>308.7</text:p>
          </table:table-cell>
          <table:table-cell office:value-type="float" office:value="118" calcext:value-type="float">
            <text:p>118</text:p>
          </table:table-cell>
          <table:table-cell table:formula="of:=VLOOKUP([.$A154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5:28Z</text:p>
          </table:table-cell>
          <table:table-cell office:value-type="float" office:value="40.01026" calcext:value-type="float">
            <text:p>40.01026</text:p>
          </table:table-cell>
          <table:table-cell office:value-type="float" office:value="-79.58317" calcext:value-type="float">
            <text:p>-79.58317</text:p>
          </table:table-cell>
          <table:table-cell office:value-type="float" office:value="309.2" calcext:value-type="float">
            <text:p>309.2</text:p>
          </table:table-cell>
          <table:table-cell office:value-type="float" office:value="118" calcext:value-type="float">
            <text:p>118</text:p>
          </table:table-cell>
          <table:table-cell table:formula="of:=VLOOKUP([.$A155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5:33Z</text:p>
          </table:table-cell>
          <table:table-cell office:value-type="float" office:value="40.010162" calcext:value-type="float">
            <text:p>40.010162</text:p>
          </table:table-cell>
          <table:table-cell office:value-type="float" office:value="-79.58311" calcext:value-type="float">
            <text:p>-79.58311</text:p>
          </table:table-cell>
          <table:table-cell office:value-type="float" office:value="309.3" calcext:value-type="float">
            <text:p>309.3</text:p>
          </table:table-cell>
          <table:table-cell office:value-type="float" office:value="118" calcext:value-type="float">
            <text:p>118</text:p>
          </table:table-cell>
          <table:table-cell table:formula="of:=VLOOKUP([.$A15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5:38Z</text:p>
          </table:table-cell>
          <table:table-cell office:value-type="float" office:value="40.010067" calcext:value-type="float">
            <text:p>40.010067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309.5" calcext:value-type="float">
            <text:p>309.5</text:p>
          </table:table-cell>
          <table:table-cell office:value-type="float" office:value="118" calcext:value-type="float">
            <text:p>118</text:p>
          </table:table-cell>
          <table:table-cell table:formula="of:=VLOOKUP([.$A157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5:45Z</text:p>
          </table:table-cell>
          <table:table-cell office:value-type="float" office:value="40.00996" calcext:value-type="float">
            <text:p>40.00996</text:p>
          </table:table-cell>
          <table:table-cell office:value-type="float" office:value="-79.58295" calcext:value-type="float">
            <text:p>-79.58295</text:p>
          </table:table-cell>
          <table:table-cell office:value-type="float" office:value="310" calcext:value-type="float">
            <text:p>310</text:p>
          </table:table-cell>
          <table:table-cell office:value-type="float" office:value="118" calcext:value-type="float">
            <text:p>118</text:p>
          </table:table-cell>
          <table:table-cell table:formula="of:=VLOOKUP([.$A15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53Z</text:p>
          </table:table-cell>
          <table:table-cell office:value-type="float" office:value="40.009876" calcext:value-type="float">
            <text:p>40.009876</text:p>
          </table:table-cell>
          <table:table-cell office:value-type="float" office:value="-79.58287" calcext:value-type="float">
            <text:p>-79.58287</text:p>
          </table:table-cell>
          <table:table-cell office:value-type="float" office:value="310.1" calcext:value-type="float">
            <text:p>310.1</text:p>
          </table:table-cell>
          <table:table-cell office:value-type="float" office:value="118" calcext:value-type="float">
            <text:p>118</text:p>
          </table:table-cell>
          <table:table-cell table:formula="of:=VLOOKUP([.$A159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5:58Z</text:p>
          </table:table-cell>
          <table:table-cell office:value-type="float" office:value="40.009834" calcext:value-type="float">
            <text:p>40.009834</text:p>
          </table:table-cell>
          <table:table-cell office:value-type="float" office:value="-79.582825" calcext:value-type="float">
            <text:p>-79.582825</text:p>
          </table:table-cell>
          <table:table-cell office:value-type="float" office:value="310.2" calcext:value-type="float">
            <text:p>310.2</text:p>
          </table:table-cell>
          <table:table-cell office:value-type="float" office:value="118" calcext:value-type="float">
            <text:p>118</text:p>
          </table:table-cell>
          <table:table-cell table:formula="of:=VLOOKUP([.$A160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6:04Z</text:p>
          </table:table-cell>
          <table:table-cell office:value-type="float" office:value="40.009754" calcext:value-type="float">
            <text:p>40.009754</text:p>
          </table:table-cell>
          <table:table-cell office:value-type="float" office:value="-79.58277" calcext:value-type="float">
            <text:p>-79.58277</text:p>
          </table:table-cell>
          <table:table-cell office:value-type="float" office:value="310.2" calcext:value-type="float">
            <text:p>310.2</text:p>
          </table:table-cell>
          <table:table-cell office:value-type="float" office:value="118" calcext:value-type="float">
            <text:p>118</text:p>
          </table:table-cell>
          <table:table-cell table:formula="of:=VLOOKUP([.$A161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6:10Z</text:p>
          </table:table-cell>
          <table:table-cell office:value-type="float" office:value="40.009666" calcext:value-type="float">
            <text:p>40.009666</text:p>
          </table:table-cell>
          <table:table-cell office:value-type="float" office:value="-79.58269" calcext:value-type="float">
            <text:p>-79.58269</text:p>
          </table:table-cell>
          <table:table-cell office:value-type="float" office:value="310.2" calcext:value-type="float">
            <text:p>310.2</text:p>
          </table:table-cell>
          <table:table-cell office:value-type="float" office:value="118" calcext:value-type="float">
            <text:p>118</text:p>
          </table:table-cell>
          <table:table-cell table:formula="of:=VLOOKUP([.$A162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6:12Z</text:p>
          </table:table-cell>
          <table:table-cell office:value-type="float" office:value="40.009666" calcext:value-type="float">
            <text:p>40.009666</text:p>
          </table:table-cell>
          <table:table-cell office:value-type="float" office:value="-79.58269" calcext:value-type="float">
            <text:p>-79.58269</text:p>
          </table:table-cell>
          <table:table-cell office:value-type="float" office:value="310.2" calcext:value-type="float">
            <text:p>310.2</text:p>
          </table:table-cell>
          <table:table-cell office:value-type="float" office:value="116" calcext:value-type="float">
            <text:p>116</text:p>
          </table:table-cell>
          <table:table-cell table:formula="of:=VLOOKUP([.$A163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26:15Z</text:p>
          </table:table-cell>
          <table:table-cell office:value-type="float" office:value="40.009563" calcext:value-type="float">
            <text:p>40.009563</text:p>
          </table:table-cell>
          <table:table-cell office:value-type="float" office:value="-79.58259" calcext:value-type="float">
            <text:p>-79.58259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 table:formula="of:=VLOOKUP([.$A164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26:24Z</text:p>
          </table:table-cell>
          <table:table-cell office:value-type="float" office:value="40.00944" calcext:value-type="float">
            <text:p>40.00944</text:p>
          </table:table-cell>
          <table:table-cell office:value-type="float" office:value="-79.58247" calcext:value-type="float">
            <text:p>-79.58247</text:p>
          </table:table-cell>
          <table:table-cell office:value-type="float" office:value="310.2" calcext:value-type="float">
            <text:p>310.2</text:p>
          </table:table-cell>
          <table:table-cell office:value-type="float" office:value="116" calcext:value-type="float">
            <text:p>116</text:p>
          </table:table-cell>
          <table:table-cell table:formula="of:=VLOOKUP([.$A165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26:32Z</text:p>
          </table:table-cell>
          <table:table-cell office:value-type="float" office:value="40.009357" calcext:value-type="float">
            <text:p>40.009357</text:p>
          </table:table-cell>
          <table:table-cell office:value-type="float" office:value="-79.58244" calcext:value-type="float">
            <text:p>-79.58244</text:p>
          </table:table-cell>
          <table:table-cell office:value-type="float" office:value="310.4" calcext:value-type="float">
            <text:p>310.4</text:p>
          </table:table-cell>
          <table:table-cell office:value-type="float" office:value="116" calcext:value-type="float">
            <text:p>116</text:p>
          </table:table-cell>
          <table:table-cell table:formula="of:=VLOOKUP([.$A166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6:37Z</text:p>
          </table:table-cell>
          <table:table-cell office:value-type="float" office:value="40.009277" calcext:value-type="float">
            <text:p>40.009277</text:p>
          </table:table-cell>
          <table:table-cell office:value-type="float" office:value="-79.58236" calcext:value-type="float">
            <text:p>-79.58236</text:p>
          </table:table-cell>
          <table:table-cell office:value-type="float" office:value="310.7" calcext:value-type="float">
            <text:p>310.7</text:p>
          </table:table-cell>
          <table:table-cell office:value-type="float" office:value="116" calcext:value-type="float">
            <text:p>116</text:p>
          </table:table-cell>
          <table:table-cell table:formula="of:=VLOOKUP([.$A167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6:42Z</text:p>
          </table:table-cell>
          <table:table-cell office:value-type="float" office:value="40.009212" calcext:value-type="float">
            <text:p>40.009212</text:p>
          </table:table-cell>
          <table:table-cell office:value-type="float" office:value="-79.5823" calcext:value-type="float">
            <text:p>-79.5823</text:p>
          </table:table-cell>
          <table:table-cell office:value-type="float" office:value="311" calcext:value-type="float">
            <text:p>311</text:p>
          </table:table-cell>
          <table:table-cell office:value-type="float" office:value="116" calcext:value-type="float">
            <text:p>116</text:p>
          </table:table-cell>
          <table:table-cell table:formula="of:=VLOOKUP([.$A168];['2018-07-30_MAF_walk_Polar_strap_Crunch'.$A$1:.$E$13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26:47Z</text:p>
          </table:table-cell>
          <table:table-cell office:value-type="float" office:value="40.009186" calcext:value-type="float">
            <text:p>40.009186</text:p>
          </table:table-cell>
          <table:table-cell office:value-type="float" office:value="-79.58227" calcext:value-type="float">
            <text:p>-79.58227</text:p>
          </table:table-cell>
          <table:table-cell office:value-type="float" office:value="311.2" calcext:value-type="float">
            <text:p>311.2</text:p>
          </table:table-cell>
          <table:table-cell office:value-type="float" office:value="116" calcext:value-type="float">
            <text:p>116</text:p>
          </table:table-cell>
          <table:table-cell table:formula="of:=VLOOKUP([.$A169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6:52Z</text:p>
          </table:table-cell>
          <table:table-cell office:value-type="float" office:value="40.009136" calcext:value-type="float">
            <text:p>40.009136</text:p>
          </table:table-cell>
          <table:table-cell office:value-type="float" office:value="-79.58222" calcext:value-type="float">
            <text:p>-79.58222</text:p>
          </table:table-cell>
          <table:table-cell office:value-type="float" office:value="311.5" calcext:value-type="float">
            <text:p>311.5</text:p>
          </table:table-cell>
          <table:table-cell office:value-type="float" office:value="116" calcext:value-type="float">
            <text:p>116</text:p>
          </table:table-cell>
          <table:table-cell table:formula="of:=VLOOKUP([.$A170];['2018-07-30_MAF_walk_Polar_strap_Crunch'.$A$1:.$E$13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26:57Z</text:p>
          </table:table-cell>
          <table:table-cell office:value-type="float" office:value="40.00904" calcext:value-type="float">
            <text:p>40.00904</text:p>
          </table:table-cell>
          <table:table-cell office:value-type="float" office:value="-79.58216" calcext:value-type="float">
            <text:p>-79.58216</text:p>
          </table:table-cell>
          <table:table-cell office:value-type="float" office:value="312.1" calcext:value-type="float">
            <text:p>312.1</text:p>
          </table:table-cell>
          <table:table-cell office:value-type="float" office:value="116" calcext:value-type="float">
            <text:p>116</text:p>
          </table:table-cell>
          <table:table-cell table:formula="of:=VLOOKUP([.$A171];['2018-07-30_MAF_walk_Polar_strap_Crunch'.$A$1:.$E$13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27:02Z</text:p>
          </table:table-cell>
          <table:table-cell office:value-type="float" office:value="40.00896" calcext:value-type="float">
            <text:p>40.00896</text:p>
          </table:table-cell>
          <table:table-cell office:value-type="float" office:value="-79.58206" calcext:value-type="float">
            <text:p>-79.58206</text:p>
          </table:table-cell>
          <table:table-cell office:value-type="float" office:value="312.7" calcext:value-type="float">
            <text:p>312.7</text:p>
          </table:table-cell>
          <table:table-cell office:value-type="float" office:value="116" calcext:value-type="float">
            <text:p>116</text:p>
          </table:table-cell>
          <table:table-cell table:formula="of:=VLOOKUP([.$A172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27:07Z</text:p>
          </table:table-cell>
          <table:table-cell office:value-type="float" office:value="40.00888" calcext:value-type="float">
            <text:p>40.00888</text:p>
          </table:table-cell>
          <table:table-cell office:value-type="float" office:value="-79.58199" calcext:value-type="float">
            <text:p>-79.58199</text:p>
          </table:table-cell>
          <table:table-cell office:value-type="float" office:value="313.1" calcext:value-type="float">
            <text:p>313.1</text:p>
          </table:table-cell>
          <table:table-cell office:value-type="float" office:value="116" calcext:value-type="float">
            <text:p>116</text:p>
          </table:table-cell>
          <table:table-cell table:formula="of:=VLOOKUP([.$A173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27:13Z</text:p>
          </table:table-cell>
          <table:table-cell office:value-type="float" office:value="40.008846" calcext:value-type="float">
            <text:p>40.008846</text:p>
          </table:table-cell>
          <table:table-cell office:value-type="float" office:value="-79.581935" calcext:value-type="float">
            <text:p>-79.581935</text:p>
          </table:table-cell>
          <table:table-cell office:value-type="float" office:value="313.3" calcext:value-type="float">
            <text:p>313.3</text:p>
          </table:table-cell>
          <table:table-cell office:value-type="float" office:value="123" calcext:value-type="float">
            <text:p>123</text:p>
          </table:table-cell>
          <table:table-cell table:formula="of:=VLOOKUP([.$A174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13Z</text:p>
          </table:table-cell>
          <table:table-cell office:value-type="float" office:value="40.008812" calcext:value-type="float">
            <text:p>40.008812</text:p>
          </table:table-cell>
          <table:table-cell office:value-type="float" office:value="-79.58188" calcext:value-type="float">
            <text:p>-79.58188</text:p>
          </table:table-cell>
          <table:table-cell office:value-type="float" office:value="313.3" calcext:value-type="float">
            <text:p>313.3</text:p>
          </table:table-cell>
          <table:table-cell office:value-type="float" office:value="123" calcext:value-type="float">
            <text:p>123</text:p>
          </table:table-cell>
          <table:table-cell table:formula="of:=VLOOKUP([.$A175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20Z</text:p>
          </table:table-cell>
          <table:table-cell office:value-type="float" office:value="40.008747" calcext:value-type="float">
            <text:p>40.008747</text:p>
          </table:table-cell>
          <table:table-cell office:value-type="float" office:value="-79.58179" calcext:value-type="float">
            <text:p>-79.58179</text:p>
          </table:table-cell>
          <table:table-cell office:value-type="float" office:value="313.5" calcext:value-type="float">
            <text:p>313.5</text:p>
          </table:table-cell>
          <table:table-cell office:value-type="float" office:value="123" calcext:value-type="float">
            <text:p>123</text:p>
          </table:table-cell>
          <table:table-cell table:formula="of:=VLOOKUP([.$A17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27:28Z</text:p>
          </table:table-cell>
          <table:table-cell office:value-type="float" office:value="40.008644" calcext:value-type="float">
            <text:p>40.008644</text:p>
          </table:table-cell>
          <table:table-cell office:value-type="float" office:value="-79.581696" calcext:value-type="float">
            <text:p>-79.581696</text:p>
          </table:table-cell>
          <table:table-cell office:value-type="float" office:value="313.6" calcext:value-type="float">
            <text:p>313.6</text:p>
          </table:table-cell>
          <table:table-cell office:value-type="float" office:value="123" calcext:value-type="float">
            <text:p>123</text:p>
          </table:table-cell>
          <table:table-cell table:formula="of:=VLOOKUP([.$A177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33Z</text:p>
          </table:table-cell>
          <table:table-cell office:value-type="float" office:value="40.00857" calcext:value-type="float">
            <text:p>40.00857</text:p>
          </table:table-cell>
          <table:table-cell office:value-type="float" office:value="-79.58162" calcext:value-type="float">
            <text:p>-79.58162</text:p>
          </table:table-cell>
          <table:table-cell office:value-type="float" office:value="313.8" calcext:value-type="float">
            <text:p>313.8</text:p>
          </table:table-cell>
          <table:table-cell office:value-type="float" office:value="123" calcext:value-type="float">
            <text:p>123</text:p>
          </table:table-cell>
          <table:table-cell table:formula="of:=VLOOKUP([.$A178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7:38Z</text:p>
          </table:table-cell>
          <table:table-cell office:value-type="float" office:value="40.00848" calcext:value-type="float">
            <text:p>40.00848</text:p>
          </table:table-cell>
          <table:table-cell office:value-type="float" office:value="-79.58153" calcext:value-type="float">
            <text:p>-79.58153</text:p>
          </table:table-cell>
          <table:table-cell office:value-type="float" office:value="314.5" calcext:value-type="float">
            <text:p>314.5</text:p>
          </table:table-cell>
          <table:table-cell office:value-type="float" office:value="123" calcext:value-type="float">
            <text:p>123</text:p>
          </table:table-cell>
          <table:table-cell table:formula="of:=VLOOKUP([.$A179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27:43Z</text:p>
          </table:table-cell>
          <table:table-cell office:value-type="float" office:value="40.0084" calcext:value-type="float">
            <text:p>40.0084</text:p>
          </table:table-cell>
          <table:table-cell office:value-type="float" office:value="-79.58145" calcext:value-type="float">
            <text:p>-79.58145</text:p>
          </table:table-cell>
          <table:table-cell office:value-type="float" office:value="315.4" calcext:value-type="float">
            <text:p>315.4</text:p>
          </table:table-cell>
          <table:table-cell office:value-type="float" office:value="123" calcext:value-type="float">
            <text:p>123</text:p>
          </table:table-cell>
          <table:table-cell table:formula="of:=VLOOKUP([.$A180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7:51Z</text:p>
          </table:table-cell>
          <table:table-cell office:value-type="float" office:value="40.008305" calcext:value-type="float">
            <text:p>40.008305</text:p>
          </table:table-cell>
          <table:table-cell office:value-type="float" office:value="-79.58139" calcext:value-type="float">
            <text:p>-79.58139</text:p>
          </table:table-cell>
          <table:table-cell office:value-type="float" office:value="316.4" calcext:value-type="float">
            <text:p>316.4</text:p>
          </table:table-cell>
          <table:table-cell office:value-type="float" office:value="123" calcext:value-type="float">
            <text:p>123</text:p>
          </table:table-cell>
          <table:table-cell table:formula="of:=VLOOKUP([.$A181];['2018-07-30_MAF_walk_Polar_strap_Crunch'.$A$1:.$E$139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8:01Z</text:p>
          </table:table-cell>
          <table:table-cell office:value-type="float" office:value="40.008194" calcext:value-type="float">
            <text:p>40.008194</text:p>
          </table:table-cell>
          <table:table-cell office:value-type="float" office:value="-79.581276" calcext:value-type="float">
            <text:p>-79.581276</text:p>
          </table:table-cell>
          <table:table-cell office:value-type="float" office:value="317.8" calcext:value-type="float">
            <text:p>317.8</text:p>
          </table:table-cell>
          <table:table-cell office:value-type="float" office:value="123" calcext:value-type="float">
            <text:p>123</text:p>
          </table:table-cell>
          <table:table-cell table:formula="of:=VLOOKUP([.$A182];['2018-07-30_MAF_walk_Polar_strap_Crunch'.$A$1:.$E$139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28:06Z</text:p>
          </table:table-cell>
          <table:table-cell office:value-type="float" office:value="40.00816" calcext:value-type="float">
            <text:p>40.00816</text:p>
          </table:table-cell>
          <table:table-cell office:value-type="float" office:value="-79.58124" calcext:value-type="float">
            <text:p>-79.58124</text:p>
          </table:table-cell>
          <table:table-cell office:value-type="float" office:value="318.3" calcext:value-type="float">
            <text:p>318.3</text:p>
          </table:table-cell>
          <table:table-cell office:value-type="float" office:value="123" calcext:value-type="float">
            <text:p>123</text:p>
          </table:table-cell>
          <table:table-cell table:formula="of:=VLOOKUP([.$A183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28:11Z</text:p>
          </table:table-cell>
          <table:table-cell office:value-type="float" office:value="40.008114" calcext:value-type="float">
            <text:p>40.008114</text:p>
          </table:table-cell>
          <table:table-cell office:value-type="float" office:value="-79.581154" calcext:value-type="float">
            <text:p>-79.581154</text:p>
          </table:table-cell>
          <table:table-cell office:value-type="float" office:value="319" calcext:value-type="float">
            <text:p>319</text:p>
          </table:table-cell>
          <table:table-cell office:value-type="float" office:value="123" calcext:value-type="float">
            <text:p>123</text:p>
          </table:table-cell>
          <table:table-cell table:formula="of:=VLOOKUP([.$A184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13Z</text:p>
          </table:table-cell>
          <table:table-cell office:value-type="float" office:value="40.008114" calcext:value-type="float">
            <text:p>40.008114</text:p>
          </table:table-cell>
          <table:table-cell office:value-type="float" office:value="-79.581154" calcext:value-type="float">
            <text:p>-79.581154</text:p>
          </table:table-cell>
          <table:table-cell office:value-type="float" office:value="319" calcext:value-type="float">
            <text:p>319</text:p>
          </table:table-cell>
          <table:table-cell office:value-type="float" office:value="119" calcext:value-type="float">
            <text:p>119</text:p>
          </table:table-cell>
          <table:table-cell table:formula="of:=VLOOKUP([.$A185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16Z</text:p>
          </table:table-cell>
          <table:table-cell office:value-type="float" office:value="40.008114" calcext:value-type="float">
            <text:p>40.008114</text:p>
          </table:table-cell>
          <table:table-cell office:value-type="float" office:value="-79.581154" calcext:value-type="float">
            <text:p>-79.581154</text:p>
          </table:table-cell>
          <table:table-cell office:value-type="float" office:value="319" calcext:value-type="float">
            <text:p>319</text:p>
          </table:table-cell>
          <table:table-cell office:value-type="float" office:value="119" calcext:value-type="float">
            <text:p>119</text:p>
          </table:table-cell>
          <table:table-cell table:formula="of:=VLOOKUP([.$A186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21Z</text:p>
          </table:table-cell>
          <table:table-cell office:value-type="float" office:value="40.008007" calcext:value-type="float">
            <text:p>40.008007</text:p>
          </table:table-cell>
          <table:table-cell office:value-type="float" office:value="-79.58108" calcext:value-type="float">
            <text:p>-79.58108</text:p>
          </table:table-cell>
          <table:table-cell office:value-type="float" office:value="319.7" calcext:value-type="float">
            <text:p>319.7</text:p>
          </table:table-cell>
          <table:table-cell office:value-type="float" office:value="119" calcext:value-type="float">
            <text:p>119</text:p>
          </table:table-cell>
          <table:table-cell table:formula="of:=VLOOKUP([.$A187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8:26Z</text:p>
          </table:table-cell>
          <table:table-cell office:value-type="float" office:value="40.007965" calcext:value-type="float">
            <text:p>40.007965</text:p>
          </table:table-cell>
          <table:table-cell office:value-type="float" office:value="-79.58104" calcext:value-type="float">
            <text:p>-79.58104</text:p>
          </table:table-cell>
          <table:table-cell office:value-type="float" office:value="319.9" calcext:value-type="float">
            <text:p>319.9</text:p>
          </table:table-cell>
          <table:table-cell office:value-type="float" office:value="119" calcext:value-type="float">
            <text:p>119</text:p>
          </table:table-cell>
          <table:table-cell table:formula="of:=VLOOKUP([.$A188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28:35Z</text:p>
          </table:table-cell>
          <table:table-cell office:value-type="float" office:value="40.007866" calcext:value-type="float">
            <text:p>40.007866</text:p>
          </table:table-cell>
          <table:table-cell office:value-type="float" office:value="-79.580956" calcext:value-type="float">
            <text:p>-79.580956</text:p>
          </table:table-cell>
          <table:table-cell office:value-type="float" office:value="320.4" calcext:value-type="float">
            <text:p>320.4</text:p>
          </table:table-cell>
          <table:table-cell office:value-type="float" office:value="119" calcext:value-type="float">
            <text:p>119</text:p>
          </table:table-cell>
          <table:table-cell table:formula="of:=VLOOKUP([.$A189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40Z</text:p>
          </table:table-cell>
          <table:table-cell office:value-type="float" office:value="40.007816" calcext:value-type="float">
            <text:p>40.007816</text:p>
          </table:table-cell>
          <table:table-cell office:value-type="float" office:value="-79.58092" calcext:value-type="float">
            <text:p>-79.58092</text:p>
          </table:table-cell>
          <table:table-cell office:value-type="float" office:value="320.6" calcext:value-type="float">
            <text:p>320.6</text:p>
          </table:table-cell>
          <table:table-cell office:value-type="float" office:value="119" calcext:value-type="float">
            <text:p>119</text:p>
          </table:table-cell>
          <table:table-cell table:formula="of:=VLOOKUP([.$A190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45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0864" calcext:value-type="float">
            <text:p>-79.580864</text:p>
          </table:table-cell>
          <table:table-cell office:value-type="float" office:value="320.9" calcext:value-type="float">
            <text:p>320.9</text:p>
          </table:table-cell>
          <table:table-cell office:value-type="float" office:value="119" calcext:value-type="float">
            <text:p>119</text:p>
          </table:table-cell>
          <table:table-cell table:formula="of:=VLOOKUP([.$A191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28:55Z</text:p>
          </table:table-cell>
          <table:table-cell office:value-type="float" office:value="40.00765" calcext:value-type="float">
            <text:p>40.00765</text:p>
          </table:table-cell>
          <table:table-cell office:value-type="float" office:value="-79.58075" calcext:value-type="float">
            <text:p>-79.58075</text:p>
          </table:table-cell>
          <table:table-cell office:value-type="float" office:value="321.2" calcext:value-type="float">
            <text:p>321.2</text:p>
          </table:table-cell>
          <table:table-cell office:value-type="float" office:value="119" calcext:value-type="float">
            <text:p>119</text:p>
          </table:table-cell>
          <table:table-cell table:formula="of:=VLOOKUP([.$A192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29:02Z</text:p>
          </table:table-cell>
          <table:table-cell office:value-type="float" office:value="40.00754" calcext:value-type="float">
            <text:p>40.00754</text:p>
          </table:table-cell>
          <table:table-cell office:value-type="float" office:value="-79.580666" calcext:value-type="float">
            <text:p>-79.580666</text:p>
          </table:table-cell>
          <table:table-cell office:value-type="float" office:value="321.4" calcext:value-type="float">
            <text:p>321.4</text:p>
          </table:table-cell>
          <table:table-cell office:value-type="float" office:value="119" calcext:value-type="float">
            <text:p>119</text:p>
          </table:table-cell>
          <table:table-cell table:formula="of:=VLOOKUP([.$A19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29:09Z</text:p>
          </table:table-cell>
          <table:table-cell office:value-type="float" office:value="40.00738" calcext:value-type="float">
            <text:p>40.00738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" calcext:value-type="float">
            <text:p>322</text:p>
          </table:table-cell>
          <table:table-cell office:value-type="float" office:value="119" calcext:value-type="float">
            <text:p>119</text:p>
          </table:table-cell>
          <table:table-cell table:formula="of:=VLOOKUP([.$A194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9:12Z</text:p>
          </table:table-cell>
          <table:table-cell office:value-type="float" office:value="40.00738" calcext:value-type="float">
            <text:p>40.00738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" calcext:value-type="float">
            <text:p>322</text:p>
          </table:table-cell>
          <table:table-cell office:value-type="float" office:value="124" calcext:value-type="float">
            <text:p>124</text:p>
          </table:table-cell>
          <table:table-cell table:formula="of:=VLOOKUP([.$A195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29:15Z</text:p>
          </table:table-cell>
          <table:table-cell office:value-type="float" office:value="40.007256" calcext:value-type="float">
            <text:p>40.007256</text:p>
          </table:table-cell>
          <table:table-cell office:value-type="float" office:value="-79.580414" calcext:value-type="float">
            <text:p>-79.580414</text:p>
          </table:table-cell>
          <table:table-cell office:value-type="float" office:value="322.6" calcext:value-type="float">
            <text:p>322.6</text:p>
          </table:table-cell>
          <table:table-cell office:value-type="float" office:value="124" calcext:value-type="float">
            <text:p>124</text:p>
          </table:table-cell>
          <table:table-cell table:formula="of:=VLOOKUP([.$A196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9:23Z</text:p>
          </table:table-cell>
          <table:table-cell office:value-type="float" office:value="40.007175" calcext:value-type="float">
            <text:p>40.007175</text:p>
          </table:table-cell>
          <table:table-cell office:value-type="float" office:value="-79.580345" calcext:value-type="float">
            <text:p>-79.580345</text:p>
          </table:table-cell>
          <table:table-cell office:value-type="float" office:value="322.9" calcext:value-type="float">
            <text:p>322.9</text:p>
          </table:table-cell>
          <table:table-cell office:value-type="float" office:value="124" calcext:value-type="float">
            <text:p>124</text:p>
          </table:table-cell>
          <table:table-cell table:formula="of:=VLOOKUP([.$A197];['2018-07-30_MAF_walk_Polar_strap_Crunch'.$A$1:.$E$139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28Z</text:p>
          </table:table-cell>
          <table:table-cell office:value-type="float" office:value="40.007137" calcext:value-type="float">
            <text:p>40.007137</text:p>
          </table:table-cell>
          <table:table-cell office:value-type="float" office:value="-79.58027" calcext:value-type="float">
            <text:p>-79.58027</text:p>
          </table:table-cell>
          <table:table-cell office:value-type="float" office:value="323.2" calcext:value-type="float">
            <text:p>323.2</text:p>
          </table:table-cell>
          <table:table-cell office:value-type="float" office:value="124" calcext:value-type="float">
            <text:p>124</text:p>
          </table:table-cell>
          <table:table-cell table:formula="of:=VLOOKUP([.$A198];['2018-07-30_MAF_walk_Polar_strap_Crunch'.$A$1:.$E$139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29:32Z</text:p>
          </table:table-cell>
          <table:table-cell office:value-type="float" office:value="40.00708" calcext:value-type="float">
            <text:p>40.00708</text:p>
          </table:table-cell>
          <table:table-cell office:value-type="float" office:value="-79.5802" calcext:value-type="float">
            <text:p>-79.5802</text:p>
          </table:table-cell>
          <table:table-cell office:value-type="float" office:value="323.5" calcext:value-type="float">
            <text:p>323.5</text:p>
          </table:table-cell>
          <table:table-cell office:value-type="float" office:value="124" calcext:value-type="float">
            <text:p>124</text:p>
          </table:table-cell>
          <table:table-cell table:formula="of:=VLOOKUP([.$A199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29:42Z</text:p>
          </table:table-cell>
          <table:table-cell office:value-type="float" office:value="40.006966" calcext:value-type="float">
            <text:p>40.006966</text:p>
          </table:table-cell>
          <table:table-cell office:value-type="float" office:value="-79.580055" calcext:value-type="float">
            <text:p>-79.580055</text:p>
          </table:table-cell>
          <table:table-cell office:value-type="float" office:value="324.2" calcext:value-type="float">
            <text:p>324.2</text:p>
          </table:table-cell>
          <table:table-cell office:value-type="float" office:value="124" calcext:value-type="float">
            <text:p>124</text:p>
          </table:table-cell>
          <table:table-cell table:formula="of:=VLOOKUP([.$A200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29:52Z</text:p>
          </table:table-cell>
          <table:table-cell office:value-type="float" office:value="40.006878" calcext:value-type="float">
            <text:p>40.006878</text:p>
          </table:table-cell>
          <table:table-cell office:value-type="float" office:value="-79.57997" calcext:value-type="float">
            <text:p>-79.57997</text:p>
          </table:table-cell>
          <table:table-cell office:value-type="float" office:value="324.8" calcext:value-type="float">
            <text:p>324.8</text:p>
          </table:table-cell>
          <table:table-cell office:value-type="float" office:value="124" calcext:value-type="float">
            <text:p>124</text:p>
          </table:table-cell>
          <table:table-cell table:formula="of:=VLOOKUP([.$A201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29:57Z</text:p>
          </table:table-cell>
          <table:table-cell office:value-type="float" office:value="40.006805" calcext:value-type="float">
            <text:p>40.006805</text:p>
          </table:table-cell>
          <table:table-cell office:value-type="float" office:value="-79.579926" calcext:value-type="float">
            <text:p>-79.579926</text:p>
          </table:table-cell>
          <table:table-cell office:value-type="float" office:value="325.2" calcext:value-type="float">
            <text:p>325.2</text:p>
          </table:table-cell>
          <table:table-cell office:value-type="float" office:value="124" calcext:value-type="float">
            <text:p>124</text:p>
          </table:table-cell>
          <table:table-cell table:formula="of:=VLOOKUP([.$A202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0:02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7987" calcext:value-type="float">
            <text:p>-79.57987</text:p>
          </table:table-cell>
          <table:table-cell office:value-type="float" office:value="325.6" calcext:value-type="float">
            <text:p>325.6</text:p>
          </table:table-cell>
          <table:table-cell office:value-type="float" office:value="124" calcext:value-type="float">
            <text:p>124</text:p>
          </table:table-cell>
          <table:table-cell table:formula="of:=VLOOKUP([.$A203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0:07Z</text:p>
          </table:table-cell>
          <table:table-cell office:value-type="float" office:value="40.006676" calcext:value-type="float">
            <text:p>40.006676</text:p>
          </table:table-cell>
          <table:table-cell office:value-type="float" office:value="-79.57981" calcext:value-type="float">
            <text:p>-79.57981</text:p>
          </table:table-cell>
          <table:table-cell office:value-type="float" office:value="326" calcext:value-type="float">
            <text:p>326</text:p>
          </table:table-cell>
          <table:table-cell office:value-type="float" office:value="124" calcext:value-type="float">
            <text:p>124</text:p>
          </table:table-cell>
          <table:table-cell table:formula="of:=VLOOKUP([.$A204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0:12Z</text:p>
          </table:table-cell>
          <table:table-cell office:value-type="float" office:value="40.006676" calcext:value-type="float">
            <text:p>40.006676</text:p>
          </table:table-cell>
          <table:table-cell office:value-type="float" office:value="-79.57981" calcext:value-type="float">
            <text:p>-79.57981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VLOOKUP([.$A205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30:16Z</text:p>
          </table:table-cell>
          <table:table-cell office:value-type="float" office:value="40.006516" calcext:value-type="float">
            <text:p>40.006516</text:p>
          </table:table-cell>
          <table:table-cell office:value-type="float" office:value="-79.579704" calcext:value-type="float">
            <text:p>-79.579704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VLOOKUP([.$A206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0:22Z</text:p>
          </table:table-cell>
          <table:table-cell office:value-type="float" office:value="40.006416" calcext:value-type="float">
            <text:p>40.006416</text:p>
          </table:table-cell>
          <table:table-cell office:value-type="float" office:value="-79.57962" calcext:value-type="float">
            <text:p>-79.57962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VLOOKUP([.$A207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0:30Z</text:p>
          </table:table-cell>
          <table:table-cell office:value-type="float" office:value="40.00624" calcext:value-type="float">
            <text:p>40.00624</text:p>
          </table:table-cell>
          <table:table-cell office:value-type="float" office:value="-79.57946" calcext:value-type="float">
            <text:p>-79.57946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VLOOKUP([.$A208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0:35Z</text:p>
          </table:table-cell>
          <table:table-cell office:value-type="float" office:value="40.006153" calcext:value-type="float">
            <text:p>40.006153</text:p>
          </table:table-cell>
          <table:table-cell office:value-type="float" office:value="-79.57937" calcext:value-type="float">
            <text:p>-79.57937</text:p>
          </table:table-cell>
          <table:table-cell office:value-type="float" office:value="326.1" calcext:value-type="float">
            <text:p>326.1</text:p>
          </table:table-cell>
          <table:table-cell office:value-type="float" office:value="117" calcext:value-type="float">
            <text:p>117</text:p>
          </table:table-cell>
          <table:table-cell table:formula="of:=VLOOKUP([.$A209];['2018-07-30_MAF_walk_Polar_strap_Crunch'.$A$1:.$E$13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30:40Z</text:p>
          </table:table-cell>
          <table:table-cell office:value-type="float" office:value="40.006058" calcext:value-type="float">
            <text:p>40.006058</text:p>
          </table:table-cell>
          <table:table-cell office:value-type="float" office:value="-79.57926" calcext:value-type="float">
            <text:p>-79.57926</text:p>
          </table:table-cell>
          <table:table-cell office:value-type="float" office:value="326.2" calcext:value-type="float">
            <text:p>326.2</text:p>
          </table:table-cell>
          <table:table-cell office:value-type="float" office:value="117" calcext:value-type="float">
            <text:p>117</text:p>
          </table:table-cell>
          <table:table-cell table:formula="of:=VLOOKUP([.$A210];['2018-07-30_MAF_walk_Polar_strap_Crunch'.$A$1:.$E$1391];5;1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30T12:30:47Z</text:p>
          </table:table-cell>
          <table:table-cell office:value-type="float" office:value="40.006" calcext:value-type="float">
            <text:p>40.006</text:p>
          </table:table-cell>
          <table:table-cell office:value-type="float" office:value="-79.57921" calcext:value-type="float">
            <text:p>-79.57921</text:p>
          </table:table-cell>
          <table:table-cell office:value-type="float" office:value="326.4" calcext:value-type="float">
            <text:p>326.4</text:p>
          </table:table-cell>
          <table:table-cell office:value-type="float" office:value="117" calcext:value-type="float">
            <text:p>117</text:p>
          </table:table-cell>
          <table:table-cell table:formula="of:=VLOOKUP([.$A211];['2018-07-30_MAF_walk_Polar_strap_Crunch'.$A$1:.$E$1391];5;1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30T12:30:52Z</text:p>
          </table:table-cell>
          <table:table-cell office:value-type="float" office:value="40.005943" calcext:value-type="float">
            <text:p>40.005943</text:p>
          </table:table-cell>
          <table:table-cell office:value-type="float" office:value="-79.57913" calcext:value-type="float">
            <text:p>-79.57913</text:p>
          </table:table-cell>
          <table:table-cell office:value-type="float" office:value="326.6" calcext:value-type="float">
            <text:p>326.6</text:p>
          </table:table-cell>
          <table:table-cell office:value-type="float" office:value="117" calcext:value-type="float">
            <text:p>117</text:p>
          </table:table-cell>
          <table:table-cell table:formula="of:=VLOOKUP([.$A212];['2018-07-30_MAF_walk_Polar_strap_Crunch'.$A$1:.$E$13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30:57Z</text:p>
          </table:table-cell>
          <table:table-cell office:value-type="float" office:value="40.005898" calcext:value-type="float">
            <text:p>40.005898</text:p>
          </table:table-cell>
          <table:table-cell office:value-type="float" office:value="-79.57906" calcext:value-type="float">
            <text:p>-79.57906</text:p>
          </table:table-cell>
          <table:table-cell office:value-type="float" office:value="326.8" calcext:value-type="float">
            <text:p>326.8</text:p>
          </table:table-cell>
          <table:table-cell office:value-type="float" office:value="117" calcext:value-type="float">
            <text:p>117</text:p>
          </table:table-cell>
          <table:table-cell table:formula="of:=VLOOKUP([.$A213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1:02Z</text:p>
          </table:table-cell>
          <table:table-cell office:value-type="float" office:value="40.00584" calcext:value-type="float">
            <text:p>40.00584</text:p>
          </table:table-cell>
          <table:table-cell office:value-type="float" office:value="-79.578995" calcext:value-type="float">
            <text:p>-79.578995</text:p>
          </table:table-cell>
          <table:table-cell office:value-type="float" office:value="327.1" calcext:value-type="float">
            <text:p>327.1</text:p>
          </table:table-cell>
          <table:table-cell office:value-type="float" office:value="117" calcext:value-type="float">
            <text:p>117</text:p>
          </table:table-cell>
          <table:table-cell table:formula="of:=VLOOKUP([.$A214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1:07Z</text:p>
          </table:table-cell>
          <table:table-cell office:value-type="float" office:value="40.005783" calcext:value-type="float">
            <text:p>40.005783</text:p>
          </table:table-cell>
          <table:table-cell office:value-type="float" office:value="-79.57896" calcext:value-type="float">
            <text:p>-79.57896</text:p>
          </table:table-cell>
          <table:table-cell office:value-type="float" office:value="327.5" calcext:value-type="float">
            <text:p>327.5</text:p>
          </table:table-cell>
          <table:table-cell office:value-type="float" office:value="117" calcext:value-type="float">
            <text:p>117</text:p>
          </table:table-cell>
          <table:table-cell table:formula="of:=VLOOKUP([.$A21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1:12Z</text:p>
          </table:table-cell>
          <table:table-cell office:value-type="float" office:value="40.00572" calcext:value-type="float">
            <text:p>40.00572</text:p>
          </table:table-cell>
          <table:table-cell office:value-type="float" office:value="-79.5789" calcext:value-type="float">
            <text:p>-79.5789</text:p>
          </table:table-cell>
          <table:table-cell office:value-type="float" office:value="327.9" calcext:value-type="float">
            <text:p>327.9</text:p>
          </table:table-cell>
          <table:table-cell office:value-type="float" office:value="117" calcext:value-type="float">
            <text:p>117</text:p>
          </table:table-cell>
          <table:table-cell table:formula="of:=VLOOKUP([.$A216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3Z</text:p>
          </table:table-cell>
          <table:table-cell office:value-type="float" office:value="40.00572" calcext:value-type="float">
            <text:p>40.00572</text:p>
          </table:table-cell>
          <table:table-cell office:value-type="float" office:value="-79.5789" calcext:value-type="float">
            <text:p>-79.5789</text:p>
          </table:table-cell>
          <table:table-cell office:value-type="float" office:value="327.9" calcext:value-type="float">
            <text:p>327.9</text:p>
          </table:table-cell>
          <table:table-cell office:value-type="float" office:value="124" calcext:value-type="float">
            <text:p>124</text:p>
          </table:table-cell>
          <table:table-cell table:formula="of:=VLOOKUP([.$A21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1:17Z</text:p>
          </table:table-cell>
          <table:table-cell office:value-type="float" office:value="40.005657" calcext:value-type="float">
            <text:p>40.005657</text:p>
          </table:table-cell>
          <table:table-cell office:value-type="float" office:value="-79.57884" calcext:value-type="float">
            <text:p>-79.57884</text:p>
          </table:table-cell>
          <table:table-cell office:value-type="float" office:value="328.4" calcext:value-type="float">
            <text:p>328.4</text:p>
          </table:table-cell>
          <table:table-cell office:value-type="float" office:value="124" calcext:value-type="float">
            <text:p>124</text:p>
          </table:table-cell>
          <table:table-cell table:formula="of:=VLOOKUP([.$A218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1:22Z</text:p>
          </table:table-cell>
          <table:table-cell office:value-type="float" office:value="40.005604" calcext:value-type="float">
            <text:p>40.005604</text:p>
          </table:table-cell>
          <table:table-cell office:value-type="float" office:value="-79.57879" calcext:value-type="float">
            <text:p>-79.57879</text:p>
          </table:table-cell>
          <table:table-cell office:value-type="float" office:value="328.7" calcext:value-type="float">
            <text:p>328.7</text:p>
          </table:table-cell>
          <table:table-cell office:value-type="float" office:value="124" calcext:value-type="float">
            <text:p>124</text:p>
          </table:table-cell>
          <table:table-cell table:formula="of:=VLOOKUP([.$A219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1:27Z</text:p>
          </table:table-cell>
          <table:table-cell office:value-type="float" office:value="40.005554" calcext:value-type="float">
            <text:p>40.005554</text:p>
          </table:table-cell>
          <table:table-cell office:value-type="float" office:value="-79.578735" calcext:value-type="float">
            <text:p>-79.578735</text:p>
          </table:table-cell>
          <table:table-cell office:value-type="float" office:value="329.1" calcext:value-type="float">
            <text:p>329.1</text:p>
          </table:table-cell>
          <table:table-cell office:value-type="float" office:value="124" calcext:value-type="float">
            <text:p>124</text:p>
          </table:table-cell>
          <table:table-cell table:formula="of:=VLOOKUP([.$A220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1:32Z</text:p>
          </table:table-cell>
          <table:table-cell office:value-type="float" office:value="40.005505" calcext:value-type="float">
            <text:p>40.005505</text:p>
          </table:table-cell>
          <table:table-cell office:value-type="float" office:value="-79.57869" calcext:value-type="float">
            <text:p>-79.57869</text:p>
          </table:table-cell>
          <table:table-cell office:value-type="float" office:value="329.4" calcext:value-type="float">
            <text:p>329.4</text:p>
          </table:table-cell>
          <table:table-cell office:value-type="float" office:value="124" calcext:value-type="float">
            <text:p>124</text:p>
          </table:table-cell>
          <table:table-cell table:formula="of:=VLOOKUP([.$A22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1:37Z</text:p>
          </table:table-cell>
          <table:table-cell office:value-type="float" office:value="40.00544" calcext:value-type="float">
            <text:p>40.00544</text:p>
          </table:table-cell>
          <table:table-cell office:value-type="float" office:value="-79.578636" calcext:value-type="float">
            <text:p>-79.578636</text:p>
          </table:table-cell>
          <table:table-cell office:value-type="float" office:value="329.9" calcext:value-type="float">
            <text:p>329.9</text:p>
          </table:table-cell>
          <table:table-cell office:value-type="float" office:value="124" calcext:value-type="float">
            <text:p>124</text:p>
          </table:table-cell>
          <table:table-cell table:formula="of:=VLOOKUP([.$A222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2Z</text:p>
          </table:table-cell>
          <table:table-cell office:value-type="float" office:value="40.00537" calcext:value-type="float">
            <text:p>40.00537</text:p>
          </table:table-cell>
          <table:table-cell office:value-type="float" office:value="-79.57858" calcext:value-type="float">
            <text:p>-79.57858</text:p>
          </table:table-cell>
          <table:table-cell office:value-type="float" office:value="330.3" calcext:value-type="float">
            <text:p>330.3</text:p>
          </table:table-cell>
          <table:table-cell office:value-type="float" office:value="124" calcext:value-type="float">
            <text:p>124</text:p>
          </table:table-cell>
          <table:table-cell table:formula="of:=VLOOKUP([.$A22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1:47Z</text:p>
          </table:table-cell>
          <table:table-cell office:value-type="float" office:value="40.0053" calcext:value-type="float">
            <text:p>40.0053</text:p>
          </table:table-cell>
          <table:table-cell office:value-type="float" office:value="-79.57853" calcext:value-type="float">
            <text:p>-79.57853</text:p>
          </table:table-cell>
          <table:table-cell office:value-type="float" office:value="330.8" calcext:value-type="float">
            <text:p>330.8</text:p>
          </table:table-cell>
          <table:table-cell office:value-type="float" office:value="124" calcext:value-type="float">
            <text:p>124</text:p>
          </table:table-cell>
          <table:table-cell table:formula="of:=VLOOKUP([.$A224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1:52Z</text:p>
          </table:table-cell>
          <table:table-cell office:value-type="float" office:value="40.00523" calcext:value-type="float">
            <text:p>40.00523</text:p>
          </table:table-cell>
          <table:table-cell office:value-type="float" office:value="-79.57845" calcext:value-type="float">
            <text:p>-79.57845</text:p>
          </table:table-cell>
          <table:table-cell office:value-type="float" office:value="331.4" calcext:value-type="float">
            <text:p>331.4</text:p>
          </table:table-cell>
          <table:table-cell office:value-type="float" office:value="124" calcext:value-type="float">
            <text:p>124</text:p>
          </table:table-cell>
          <table:table-cell table:formula="of:=VLOOKUP([.$A225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1:57Z</text:p>
          </table:table-cell>
          <table:table-cell office:value-type="float" office:value="40.005135" calcext:value-type="float">
            <text:p>40.005135</text:p>
          </table:table-cell>
          <table:table-cell office:value-type="float" office:value="-79.57832" calcext:value-type="float">
            <text:p>-79.57832</text:p>
          </table:table-cell>
          <table:table-cell office:value-type="float" office:value="332.3" calcext:value-type="float">
            <text:p>332.3</text:p>
          </table:table-cell>
          <table:table-cell office:value-type="float" office:value="124" calcext:value-type="float">
            <text:p>124</text:p>
          </table:table-cell>
          <table:table-cell table:formula="of:=VLOOKUP([.$A22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2:02Z</text:p>
          </table:table-cell>
          <table:table-cell office:value-type="float" office:value="40.00509" calcext:value-type="float">
            <text:p>40.00509</text:p>
          </table:table-cell>
          <table:table-cell office:value-type="float" office:value="-79.57826" calcext:value-type="float">
            <text:p>-79.57826</text:p>
          </table:table-cell>
          <table:table-cell office:value-type="float" office:value="332.7" calcext:value-type="float">
            <text:p>332.7</text:p>
          </table:table-cell>
          <table:table-cell office:value-type="float" office:value="124" calcext:value-type="float">
            <text:p>124</text:p>
          </table:table-cell>
          <table:table-cell table:formula="of:=VLOOKUP([.$A227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2:07Z</text:p>
          </table:table-cell>
          <table:table-cell office:value-type="float" office:value="40.00504" calcext:value-type="float">
            <text:p>40.00504</text:p>
          </table:table-cell>
          <table:table-cell office:value-type="float" office:value="-79.57821" calcext:value-type="float">
            <text:p>-79.57821</text:p>
          </table:table-cell>
          <table:table-cell office:value-type="float" office:value="333.1" calcext:value-type="float">
            <text:p>333.1</text:p>
          </table:table-cell>
          <table:table-cell office:value-type="float" office:value="124" calcext:value-type="float">
            <text:p>124</text:p>
          </table:table-cell>
          <table:table-cell table:formula="of:=VLOOKUP([.$A228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2:12Z</text:p>
          </table:table-cell>
          <table:table-cell office:value-type="float" office:value="40.004982" calcext:value-type="float">
            <text:p>40.004982</text:p>
          </table:table-cell>
          <table:table-cell office:value-type="float" office:value="-79.578156" calcext:value-type="float">
            <text:p>-79.578156</text:p>
          </table:table-cell>
          <table:table-cell office:value-type="float" office:value="333.6" calcext:value-type="float">
            <text:p>333.6</text:p>
          </table:table-cell>
          <table:table-cell office:value-type="float" office:value="124" calcext:value-type="float">
            <text:p>124</text:p>
          </table:table-cell>
          <table:table-cell table:formula="of:=VLOOKUP([.$A229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12Z</text:p>
          </table:table-cell>
          <table:table-cell office:value-type="float" office:value="40.004982" calcext:value-type="float">
            <text:p>40.004982</text:p>
          </table:table-cell>
          <table:table-cell office:value-type="float" office:value="-79.578156" calcext:value-type="float">
            <text:p>-79.578156</text:p>
          </table:table-cell>
          <table:table-cell office:value-type="float" office:value="333.6" calcext:value-type="float">
            <text:p>333.6</text:p>
          </table:table-cell>
          <table:table-cell office:value-type="float" office:value="115" calcext:value-type="float">
            <text:p>115</text:p>
          </table:table-cell>
          <table:table-cell table:formula="of:=VLOOKUP([.$A230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2:15Z</text:p>
          </table:table-cell>
          <table:table-cell office:value-type="float" office:value="40.004982" calcext:value-type="float">
            <text:p>40.004982</text:p>
          </table:table-cell>
          <table:table-cell office:value-type="float" office:value="-79.578156" calcext:value-type="float">
            <text:p>-79.578156</text:p>
          </table:table-cell>
          <table:table-cell office:value-type="float" office:value="333.6" calcext:value-type="float">
            <text:p>333.6</text:p>
          </table:table-cell>
          <table:table-cell office:value-type="float" office:value="115" calcext:value-type="float">
            <text:p>115</text:p>
          </table:table-cell>
          <table:table-cell table:formula="of:=VLOOKUP([.$A231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17Z</text:p>
          </table:table-cell>
          <table:table-cell office:value-type="float" office:value="40.0049" calcext:value-type="float">
            <text:p>40.0049</text:p>
          </table:table-cell>
          <table:table-cell office:value-type="float" office:value="-79.5781" calcext:value-type="float">
            <text:p>-79.5781</text:p>
          </table:table-cell>
          <table:table-cell office:value-type="float" office:value="334.1" calcext:value-type="float">
            <text:p>334.1</text:p>
          </table:table-cell>
          <table:table-cell office:value-type="float" office:value="115" calcext:value-type="float">
            <text:p>115</text:p>
          </table:table-cell>
          <table:table-cell table:formula="of:=VLOOKUP([.$A232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22Z</text:p>
          </table:table-cell>
          <table:table-cell office:value-type="float" office:value="40.004852" calcext:value-type="float">
            <text:p>40.004852</text:p>
          </table:table-cell>
          <table:table-cell office:value-type="float" office:value="-79.57806" calcext:value-type="float">
            <text:p>-79.57806</text:p>
          </table:table-cell>
          <table:table-cell office:value-type="float" office:value="334.5" calcext:value-type="float">
            <text:p>334.5</text:p>
          </table:table-cell>
          <table:table-cell office:value-type="float" office:value="115" calcext:value-type="float">
            <text:p>115</text:p>
          </table:table-cell>
          <table:table-cell table:formula="of:=VLOOKUP([.$A233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2:27Z</text:p>
          </table:table-cell>
          <table:table-cell office:value-type="float" office:value="40.004787" calcext:value-type="float">
            <text:p>40.004787</text:p>
          </table:table-cell>
          <table:table-cell office:value-type="float" office:value="-79.577995" calcext:value-type="float">
            <text:p>-79.577995</text:p>
          </table:table-cell>
          <table:table-cell office:value-type="float" office:value="335" calcext:value-type="float">
            <text:p>335</text:p>
          </table:table-cell>
          <table:table-cell office:value-type="float" office:value="115" calcext:value-type="float">
            <text:p>115</text:p>
          </table:table-cell>
          <table:table-cell table:formula="of:=VLOOKUP([.$A234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2:32Z</text:p>
          </table:table-cell>
          <table:table-cell office:value-type="float" office:value="40.00474" calcext:value-type="float">
            <text:p>40.00474</text:p>
          </table:table-cell>
          <table:table-cell office:value-type="float" office:value="-79.57795" calcext:value-type="float">
            <text:p>-79.57795</text:p>
          </table:table-cell>
          <table:table-cell office:value-type="float" office:value="335.4" calcext:value-type="float">
            <text:p>335.4</text:p>
          </table:table-cell>
          <table:table-cell office:value-type="float" office:value="115" calcext:value-type="float">
            <text:p>115</text:p>
          </table:table-cell>
          <table:table-cell table:formula="of:=VLOOKUP([.$A235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2:37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896" calcext:value-type="float">
            <text:p>-79.577896</text:p>
          </table:table-cell>
          <table:table-cell office:value-type="float" office:value="335.9" calcext:value-type="float">
            <text:p>335.9</text:p>
          </table:table-cell>
          <table:table-cell office:value-type="float" office:value="115" calcext:value-type="float">
            <text:p>115</text:p>
          </table:table-cell>
          <table:table-cell table:formula="of:=VLOOKUP([.$A236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2Z</text:p>
          </table:table-cell>
          <table:table-cell office:value-type="float" office:value="40.004612" calcext:value-type="float">
            <text:p>40.004612</text:p>
          </table:table-cell>
          <table:table-cell office:value-type="float" office:value="-79.57786" calcext:value-type="float">
            <text:p>-79.57786</text:p>
          </table:table-cell>
          <table:table-cell office:value-type="float" office:value="336.3" calcext:value-type="float">
            <text:p>336.3</text:p>
          </table:table-cell>
          <table:table-cell office:value-type="float" office:value="115" calcext:value-type="float">
            <text:p>115</text:p>
          </table:table-cell>
          <table:table-cell table:formula="of:=VLOOKUP([.$A23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47Z</text:p>
          </table:table-cell>
          <table:table-cell office:value-type="float" office:value="40.004528" calcext:value-type="float">
            <text:p>40.004528</text:p>
          </table:table-cell>
          <table:table-cell office:value-type="float" office:value="-79.57783" calcext:value-type="float">
            <text:p>-79.57783</text:p>
          </table:table-cell>
          <table:table-cell office:value-type="float" office:value="336.8" calcext:value-type="float">
            <text:p>336.8</text:p>
          </table:table-cell>
          <table:table-cell office:value-type="float" office:value="115" calcext:value-type="float">
            <text:p>115</text:p>
          </table:table-cell>
          <table:table-cell table:formula="of:=VLOOKUP([.$A238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2:51Z</text:p>
          </table:table-cell>
          <table:table-cell office:value-type="float" office:value="40.004475" calcext:value-type="float">
            <text:p>40.004475</text:p>
          </table:table-cell>
          <table:table-cell office:value-type="float" office:value="-79.57779" calcext:value-type="float">
            <text:p>-79.57779</text:p>
          </table:table-cell>
          <table:table-cell office:value-type="float" office:value="337.2" calcext:value-type="float">
            <text:p>337.2</text:p>
          </table:table-cell>
          <table:table-cell office:value-type="float" office:value="115" calcext:value-type="float">
            <text:p>115</text:p>
          </table:table-cell>
          <table:table-cell table:formula="of:=VLOOKUP([.$A239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3:05Z</text:p>
          </table:table-cell>
          <table:table-cell office:value-type="float" office:value="40.004356" calcext:value-type="float">
            <text:p>40.004356</text:p>
          </table:table-cell>
          <table:table-cell office:value-type="float" office:value="-79.577774" calcext:value-type="float">
            <text:p>-79.577774</text:p>
          </table:table-cell>
          <table:table-cell office:value-type="float" office:value="338.1" calcext:value-type="float">
            <text:p>338.1</text:p>
          </table:table-cell>
          <table:table-cell office:value-type="float" office:value="115" calcext:value-type="float">
            <text:p>115</text:p>
          </table:table-cell>
          <table:table-cell table:formula="of:=VLOOKUP([.$A240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3:10Z</text:p>
          </table:table-cell>
          <table:table-cell office:value-type="float" office:value="40.004288" calcext:value-type="float">
            <text:p>40.004288</text:p>
          </table:table-cell>
          <table:table-cell office:value-type="float" office:value="-79.57777" calcext:value-type="float">
            <text:p>-79.57777</text:p>
          </table:table-cell>
          <table:table-cell office:value-type="float" office:value="338.5" calcext:value-type="float">
            <text:p>338.5</text:p>
          </table:table-cell>
          <table:table-cell office:value-type="float" office:value="115" calcext:value-type="float">
            <text:p>115</text:p>
          </table:table-cell>
          <table:table-cell table:formula="of:=VLOOKUP([.$A241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13Z</text:p>
          </table:table-cell>
          <table:table-cell office:value-type="float" office:value="40.004288" calcext:value-type="float">
            <text:p>40.004288</text:p>
          </table:table-cell>
          <table:table-cell office:value-type="float" office:value="-79.57777" calcext:value-type="float">
            <text:p>-79.57777</text:p>
          </table:table-cell>
          <table:table-cell office:value-type="float" office:value="338.5" calcext:value-type="float">
            <text:p>338.5</text:p>
          </table:table-cell>
          <table:table-cell office:value-type="float" office:value="117" calcext:value-type="float">
            <text:p>117</text:p>
          </table:table-cell>
          <table:table-cell table:formula="of:=VLOOKUP([.$A242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15Z</text:p>
          </table:table-cell>
          <table:table-cell office:value-type="float" office:value="40.00423" calcext:value-type="float">
            <text:p>40.00423</text:p>
          </table:table-cell>
          <table:table-cell office:value-type="float" office:value="-79.57775" calcext:value-type="float">
            <text:p>-79.57775</text:p>
          </table:table-cell>
          <table:table-cell office:value-type="float" office:value="339" calcext:value-type="float">
            <text:p>339</text:p>
          </table:table-cell>
          <table:table-cell office:value-type="float" office:value="117" calcext:value-type="float">
            <text:p>117</text:p>
          </table:table-cell>
          <table:table-cell table:formula="of:=VLOOKUP([.$A243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3:25Z</text:p>
          </table:table-cell>
          <table:table-cell office:value-type="float" office:value="40.004143" calcext:value-type="float">
            <text:p>40.004143</text:p>
          </table:table-cell>
          <table:table-cell office:value-type="float" office:value="-79.57768" calcext:value-type="float">
            <text:p>-79.57768</text:p>
          </table:table-cell>
          <table:table-cell office:value-type="float" office:value="339.7" calcext:value-type="float">
            <text:p>339.7</text:p>
          </table:table-cell>
          <table:table-cell office:value-type="float" office:value="117" calcext:value-type="float">
            <text:p>117</text:p>
          </table:table-cell>
          <table:table-cell table:formula="of:=VLOOKUP([.$A244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3:35Z</text:p>
          </table:table-cell>
          <table:table-cell office:value-type="float" office:value="40.004013" calcext:value-type="float">
            <text:p>40.004013</text:p>
          </table:table-cell>
          <table:table-cell office:value-type="float" office:value="-79.577644" calcext:value-type="float">
            <text:p>-79.577644</text:p>
          </table:table-cell>
          <table:table-cell office:value-type="float" office:value="340.9" calcext:value-type="float">
            <text:p>340.9</text:p>
          </table:table-cell>
          <table:table-cell office:value-type="float" office:value="117" calcext:value-type="float">
            <text:p>117</text:p>
          </table:table-cell>
          <table:table-cell table:formula="of:=VLOOKUP([.$A245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3:40Z</text:p>
          </table:table-cell>
          <table:table-cell office:value-type="float" office:value="40.00395" calcext:value-type="float">
            <text:p>40.00395</text:p>
          </table:table-cell>
          <table:table-cell office:value-type="float" office:value="-79.57763" calcext:value-type="float">
            <text:p>-79.57763</text:p>
          </table:table-cell>
          <table:table-cell office:value-type="float" office:value="341.6" calcext:value-type="float">
            <text:p>341.6</text:p>
          </table:table-cell>
          <table:table-cell office:value-type="float" office:value="117" calcext:value-type="float">
            <text:p>117</text:p>
          </table:table-cell>
          <table:table-cell table:formula="of:=VLOOKUP([.$A246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3:45Z</text:p>
          </table:table-cell>
          <table:table-cell office:value-type="float" office:value="40.00389" calcext:value-type="float">
            <text:p>40.00389</text:p>
          </table:table-cell>
          <table:table-cell office:value-type="float" office:value="-79.577614" calcext:value-type="float">
            <text:p>-79.577614</text:p>
          </table:table-cell>
          <table:table-cell office:value-type="float" office:value="342.1" calcext:value-type="float">
            <text:p>342.1</text:p>
          </table:table-cell>
          <table:table-cell office:value-type="float" office:value="117" calcext:value-type="float">
            <text:p>117</text:p>
          </table:table-cell>
          <table:table-cell table:formula="of:=VLOOKUP([.$A247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3:55Z</text:p>
          </table:table-cell>
          <table:table-cell office:value-type="float" office:value="40.003788" calcext:value-type="float">
            <text:p>40.003788</text:p>
          </table:table-cell>
          <table:table-cell office:value-type="float" office:value="-79.57761" calcext:value-type="float">
            <text:p>-79.57761</text:p>
          </table:table-cell>
          <table:table-cell office:value-type="float" office:value="343.1" calcext:value-type="float">
            <text:p>343.1</text:p>
          </table:table-cell>
          <table:table-cell office:value-type="float" office:value="117" calcext:value-type="float">
            <text:p>117</text:p>
          </table:table-cell>
          <table:table-cell table:formula="of:=VLOOKUP([.$A248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4:05Z</text:p>
          </table:table-cell>
          <table:table-cell office:value-type="float" office:value="40.003677" calcext:value-type="float">
            <text:p>40.003677</text:p>
          </table:table-cell>
          <table:table-cell office:value-type="float" office:value="-79.57757" calcext:value-type="float">
            <text:p>-79.57757</text:p>
          </table:table-cell>
          <table:table-cell office:value-type="float" office:value="344.4" calcext:value-type="float">
            <text:p>344.4</text:p>
          </table:table-cell>
          <table:table-cell office:value-type="float" office:value="117" calcext:value-type="float">
            <text:p>117</text:p>
          </table:table-cell>
          <table:table-cell table:formula="of:=VLOOKUP([.$A249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4:13Z</text:p>
          </table:table-cell>
          <table:table-cell office:value-type="float" office:value="40.003677" calcext:value-type="float">
            <text:p>40.003677</text:p>
          </table:table-cell>
          <table:table-cell office:value-type="float" office:value="-79.57757" calcext:value-type="float">
            <text:p>-79.57757</text:p>
          </table:table-cell>
          <table:table-cell office:value-type="float" office:value="344.4" calcext:value-type="float">
            <text:p>344.4</text:p>
          </table:table-cell>
          <table:table-cell office:value-type="float" office:value="122" calcext:value-type="float">
            <text:p>122</text:p>
          </table:table-cell>
          <table:table-cell table:formula="of:=VLOOKUP([.$A250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34:15Z</text:p>
          </table:table-cell>
          <table:table-cell office:value-type="float" office:value="40.003574" calcext:value-type="float">
            <text:p>40.003574</text:p>
          </table:table-cell>
          <table:table-cell office:value-type="float" office:value="-79.577545" calcext:value-type="float">
            <text:p>-79.577545</text:p>
          </table:table-cell>
          <table:table-cell office:value-type="float" office:value="345.7" calcext:value-type="float">
            <text:p>345.7</text:p>
          </table:table-cell>
          <table:table-cell office:value-type="float" office:value="122" calcext:value-type="float">
            <text:p>122</text:p>
          </table:table-cell>
          <table:table-cell table:formula="of:=VLOOKUP([.$A251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0Z</text:p>
          </table:table-cell>
          <table:table-cell office:value-type="float" office:value="40.003517" calcext:value-type="float">
            <text:p>40.003517</text:p>
          </table:table-cell>
          <table:table-cell office:value-type="float" office:value="-79.57752" calcext:value-type="float">
            <text:p>-79.57752</text:p>
          </table:table-cell>
          <table:table-cell office:value-type="float" office:value="346.4" calcext:value-type="float">
            <text:p>346.4</text:p>
          </table:table-cell>
          <table:table-cell office:value-type="float" office:value="122" calcext:value-type="float">
            <text:p>122</text:p>
          </table:table-cell>
          <table:table-cell table:formula="of:=VLOOKUP([.$A252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25Z</text:p>
          </table:table-cell>
          <table:table-cell office:value-type="float" office:value="40.003456" calcext:value-type="float">
            <text:p>40.003456</text:p>
          </table:table-cell>
          <table:table-cell office:value-type="float" office:value="-79.5775" calcext:value-type="float">
            <text:p>-79.5775</text:p>
          </table:table-cell>
          <table:table-cell office:value-type="float" office:value="346.7" calcext:value-type="float">
            <text:p>346.7</text:p>
          </table:table-cell>
          <table:table-cell office:value-type="float" office:value="122" calcext:value-type="float">
            <text:p>122</text:p>
          </table:table-cell>
          <table:table-cell table:formula="of:=VLOOKUP([.$A253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30Z</text:p>
          </table:table-cell>
          <table:table-cell office:value-type="float" office:value="40.003403" calcext:value-type="float">
            <text:p>40.003403</text:p>
          </table:table-cell>
          <table:table-cell office:value-type="float" office:value="-79.57744" calcext:value-type="float">
            <text:p>-79.57744</text:p>
          </table:table-cell>
          <table:table-cell office:value-type="float" office:value="345.9" calcext:value-type="float">
            <text:p>345.9</text:p>
          </table:table-cell>
          <table:table-cell office:value-type="float" office:value="122" calcext:value-type="float">
            <text:p>122</text:p>
          </table:table-cell>
          <table:table-cell table:formula="of:=VLOOKUP([.$A254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4:36Z</text:p>
          </table:table-cell>
          <table:table-cell office:value-type="float" office:value="40.003353" calcext:value-type="float">
            <text:p>40.003353</text:p>
          </table:table-cell>
          <table:table-cell office:value-type="float" office:value="-79.57736" calcext:value-type="float">
            <text:p>-79.57736</text:p>
          </table:table-cell>
          <table:table-cell office:value-type="float" office:value="345.5" calcext:value-type="float">
            <text:p>345.5</text:p>
          </table:table-cell>
          <table:table-cell office:value-type="float" office:value="122" calcext:value-type="float">
            <text:p>122</text:p>
          </table:table-cell>
          <table:table-cell table:formula="of:=VLOOKUP([.$A255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4:40Z</text:p>
          </table:table-cell>
          <table:table-cell office:value-type="float" office:value="40.00333" calcext:value-type="float">
            <text:p>40.00333</text:p>
          </table:table-cell>
          <table:table-cell office:value-type="float" office:value="-79.57733" calcext:value-type="float">
            <text:p>-79.57733</text:p>
          </table:table-cell>
          <table:table-cell office:value-type="float" office:value="345.3" calcext:value-type="float">
            <text:p>345.3</text:p>
          </table:table-cell>
          <table:table-cell office:value-type="float" office:value="122" calcext:value-type="float">
            <text:p>122</text:p>
          </table:table-cell>
          <table:table-cell table:formula="of:=VLOOKUP([.$A25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4:45Z</text:p>
          </table:table-cell>
          <table:table-cell office:value-type="float" office:value="40.003315" calcext:value-type="float">
            <text:p>40.003315</text:p>
          </table:table-cell>
          <table:table-cell office:value-type="float" office:value="-79.57723" calcext:value-type="float">
            <text:p>-79.57723</text:p>
          </table:table-cell>
          <table:table-cell office:value-type="float" office:value="344.9" calcext:value-type="float">
            <text:p>344.9</text:p>
          </table:table-cell>
          <table:table-cell office:value-type="float" office:value="122" calcext:value-type="float">
            <text:p>122</text:p>
          </table:table-cell>
          <table:table-cell table:formula="of:=VLOOKUP([.$A257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4:50Z</text:p>
          </table:table-cell>
          <table:table-cell office:value-type="float" office:value="40.00327" calcext:value-type="float">
            <text:p>40.00327</text:p>
          </table:table-cell>
          <table:table-cell office:value-type="float" office:value="-79.57711" calcext:value-type="float">
            <text:p>-79.57711</text:p>
          </table:table-cell>
          <table:table-cell office:value-type="float" office:value="343.7" calcext:value-type="float">
            <text:p>343.7</text:p>
          </table:table-cell>
          <table:table-cell office:value-type="float" office:value="122" calcext:value-type="float">
            <text:p>122</text:p>
          </table:table-cell>
          <table:table-cell table:formula="of:=VLOOKUP([.$A258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4:55Z</text:p>
          </table:table-cell>
          <table:table-cell office:value-type="float" office:value="40.003242" calcext:value-type="float">
            <text:p>40.003242</text:p>
          </table:table-cell>
          <table:table-cell office:value-type="float" office:value="-79.576996" calcext:value-type="float">
            <text:p>-79.576996</text:p>
          </table:table-cell>
          <table:table-cell office:value-type="float" office:value="342.9" calcext:value-type="float">
            <text:p>342.9</text:p>
          </table:table-cell>
          <table:table-cell office:value-type="float" office:value="122" calcext:value-type="float">
            <text:p>122</text:p>
          </table:table-cell>
          <table:table-cell table:formula="of:=VLOOKUP([.$A25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0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691" calcext:value-type="float">
            <text:p>-79.57691</text:p>
          </table:table-cell>
          <table:table-cell office:value-type="float" office:value="342.2" calcext:value-type="float">
            <text:p>342.2</text:p>
          </table:table-cell>
          <table:table-cell office:value-type="float" office:value="122" calcext:value-type="float">
            <text:p>122</text:p>
          </table:table-cell>
          <table:table-cell table:formula="of:=VLOOKUP([.$A260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05Z</text:p>
          </table:table-cell>
          <table:table-cell office:value-type="float" office:value="40.003166" calcext:value-type="float">
            <text:p>40.003166</text:p>
          </table:table-cell>
          <table:table-cell office:value-type="float" office:value="-79.57682" calcext:value-type="float">
            <text:p>-79.57682</text:p>
          </table:table-cell>
          <table:table-cell office:value-type="float" office:value="341.3" calcext:value-type="float">
            <text:p>341.3</text:p>
          </table:table-cell>
          <table:table-cell office:value-type="float" office:value="122" calcext:value-type="float">
            <text:p>122</text:p>
          </table:table-cell>
          <table:table-cell table:formula="of:=VLOOKUP([.$A261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5:10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7672" calcext:value-type="float">
            <text:p>-79.57672</text:p>
          </table:table-cell>
          <table:table-cell office:value-type="float" office:value="340.6" calcext:value-type="float">
            <text:p>340.6</text:p>
          </table:table-cell>
          <table:table-cell office:value-type="float" office:value="122" calcext:value-type="float">
            <text:p>122</text:p>
          </table:table-cell>
          <table:table-cell table:formula="of:=VLOOKUP([.$A262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2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7672" calcext:value-type="float">
            <text:p>-79.57672</text:p>
          </table:table-cell>
          <table:table-cell office:value-type="float" office:value="340.6" calcext:value-type="float">
            <text:p>340.6</text:p>
          </table:table-cell>
          <table:table-cell office:value-type="float" office:value="126" calcext:value-type="float">
            <text:p>126</text:p>
          </table:table-cell>
          <table:table-cell table:formula="of:=VLOOKUP([.$A263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15Z</text:p>
          </table:table-cell>
          <table:table-cell office:value-type="float" office:value="40.00312" calcext:value-type="float">
            <text:p>40.00312</text:p>
          </table:table-cell>
          <table:table-cell office:value-type="float" office:value="-79.57661" calcext:value-type="float">
            <text:p>-79.57661</text:p>
          </table:table-cell>
          <table:table-cell office:value-type="float" office:value="339.9" calcext:value-type="float">
            <text:p>339.9</text:p>
          </table:table-cell>
          <table:table-cell office:value-type="float" office:value="126" calcext:value-type="float">
            <text:p>126</text:p>
          </table:table-cell>
          <table:table-cell table:formula="of:=VLOOKUP([.$A264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5:21Z</text:p>
          </table:table-cell>
          <table:table-cell office:value-type="float" office:value="40.003044" calcext:value-type="float">
            <text:p>40.003044</text:p>
          </table:table-cell>
          <table:table-cell office:value-type="float" office:value="-79.57646" calcext:value-type="float">
            <text:p>-79.57646</text:p>
          </table:table-cell>
          <table:table-cell office:value-type="float" office:value="338.4" calcext:value-type="float">
            <text:p>338.4</text:p>
          </table:table-cell>
          <table:table-cell office:value-type="float" office:value="126" calcext:value-type="float">
            <text:p>126</text:p>
          </table:table-cell>
          <table:table-cell table:formula="of:=VLOOKUP([.$A265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5:27Z</text:p>
          </table:table-cell>
          <table:table-cell office:value-type="float" office:value="40.003006" calcext:value-type="float">
            <text:p>40.003006</text:p>
          </table:table-cell>
          <table:table-cell office:value-type="float" office:value="-79.5763" calcext:value-type="float">
            <text:p>-79.5763</text:p>
          </table:table-cell>
          <table:table-cell office:value-type="float" office:value="337.9" calcext:value-type="float">
            <text:p>337.9</text:p>
          </table:table-cell>
          <table:table-cell office:value-type="float" office:value="126" calcext:value-type="float">
            <text:p>126</text:p>
          </table:table-cell>
          <table:table-cell table:formula="of:=VLOOKUP([.$A26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5:33Z</text:p>
          </table:table-cell>
          <table:table-cell office:value-type="float" office:value="40.00299" calcext:value-type="float">
            <text:p>40.00299</text:p>
          </table:table-cell>
          <table:table-cell office:value-type="float" office:value="-79.57615" calcext:value-type="float">
            <text:p>-79.57615</text:p>
          </table:table-cell>
          <table:table-cell office:value-type="float" office:value="337" calcext:value-type="float">
            <text:p>337</text:p>
          </table:table-cell>
          <table:table-cell office:value-type="float" office:value="126" calcext:value-type="float">
            <text:p>126</text:p>
          </table:table-cell>
          <table:table-cell table:formula="of:=VLOOKUP([.$A267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5:40Z</text:p>
          </table:table-cell>
          <table:table-cell office:value-type="float" office:value="40.002964" calcext:value-type="float">
            <text:p>40.002964</text:p>
          </table:table-cell>
          <table:table-cell office:value-type="float" office:value="-79.57603" calcext:value-type="float">
            <text:p>-79.57603</text:p>
          </table:table-cell>
          <table:table-cell office:value-type="float" office:value="334.6" calcext:value-type="float">
            <text:p>334.6</text:p>
          </table:table-cell>
          <table:table-cell office:value-type="float" office:value="126" calcext:value-type="float">
            <text:p>126</text:p>
          </table:table-cell>
          <table:table-cell table:formula="of:=VLOOKUP([.$A268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5:56Z</text:p>
          </table:table-cell>
          <table:table-cell office:value-type="float" office:value="40.002895" calcext:value-type="float">
            <text:p>40.002895</text:p>
          </table:table-cell>
          <table:table-cell office:value-type="float" office:value="-79.57617" calcext:value-type="float">
            <text:p>-79.57617</text:p>
          </table:table-cell>
          <table:table-cell office:value-type="float" office:value="334.3" calcext:value-type="float">
            <text:p>334.3</text:p>
          </table:table-cell>
          <table:table-cell office:value-type="float" office:value="126" calcext:value-type="float">
            <text:p>126</text:p>
          </table:table-cell>
          <table:table-cell table:formula="of:=VLOOKUP([.$A269];['2018-07-30_MAF_walk_Polar_strap_Crunch'.$A$1:.$E$13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36:01Z</text:p>
          </table:table-cell>
          <table:table-cell office:value-type="float" office:value="40.002872" calcext:value-type="float">
            <text:p>40.002872</text:p>
          </table:table-cell>
          <table:table-cell office:value-type="float" office:value="-79.57632" calcext:value-type="float">
            <text:p>-79.57632</text:p>
          </table:table-cell>
          <table:table-cell office:value-type="float" office:value="334" calcext:value-type="float">
            <text:p>334</text:p>
          </table:table-cell>
          <table:table-cell office:value-type="float" office:value="126" calcext:value-type="float">
            <text:p>126</text:p>
          </table:table-cell>
          <table:table-cell table:formula="of:=VLOOKUP([.$A270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36:06Z</text:p>
          </table:table-cell>
          <table:table-cell office:value-type="float" office:value="40.00284" calcext:value-type="float">
            <text:p>40.00284</text:p>
          </table:table-cell>
          <table:table-cell office:value-type="float" office:value="-79.57651" calcext:value-type="float">
            <text:p>-79.57651</text:p>
          </table:table-cell>
          <table:table-cell office:value-type="float" office:value="333.3" calcext:value-type="float">
            <text:p>333.3</text:p>
          </table:table-cell>
          <table:table-cell office:value-type="float" office:value="126" calcext:value-type="float">
            <text:p>126</text:p>
          </table:table-cell>
          <table:table-cell table:formula="of:=VLOOKUP([.$A27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6:13Z</text:p>
          </table:table-cell>
          <table:table-cell office:value-type="float" office:value="40.00283" calcext:value-type="float">
            <text:p>40.00283</text:p>
          </table:table-cell>
          <table:table-cell office:value-type="float" office:value="-79.57672" calcext:value-type="float">
            <text:p>-79.57672</text:p>
          </table:table-cell>
          <table:table-cell office:value-type="float" office:value="332" calcext:value-type="float">
            <text:p>332</text:p>
          </table:table-cell>
          <table:table-cell office:value-type="float" office:value="126" calcext:value-type="float">
            <text:p>126</text:p>
          </table:table-cell>
          <table:table-cell table:formula="of:=VLOOKUP([.$A272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6:19Z</text:p>
          </table:table-cell>
          <table:table-cell office:value-type="float" office:value="40.002826" calcext:value-type="float">
            <text:p>40.002826</text:p>
          </table:table-cell>
          <table:table-cell office:value-type="float" office:value="-79.576745" calcext:value-type="float">
            <text:p>-79.576745</text:p>
          </table:table-cell>
          <table:table-cell office:value-type="float" office:value="331.8" calcext:value-type="float">
            <text:p>331.8</text:p>
          </table:table-cell>
          <table:table-cell office:value-type="float" office:value="144" calcext:value-type="float">
            <text:p>144</text:p>
          </table:table-cell>
          <table:table-cell table:formula="of:=VLOOKUP([.$A273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6:20Z</text:p>
          </table:table-cell>
          <table:table-cell office:value-type="float" office:value="40.002821" calcext:value-type="float">
            <text:p>40.002821</text:p>
          </table:table-cell>
          <table:table-cell office:value-type="float" office:value="-79.57677" calcext:value-type="float">
            <text:p>-79.57677</text:p>
          </table:table-cell>
          <table:table-cell office:value-type="float" office:value="331.6" calcext:value-type="float">
            <text:p>331.6</text:p>
          </table:table-cell>
          <table:table-cell office:value-type="float" office:value="144" calcext:value-type="float">
            <text:p>144</text:p>
          </table:table-cell>
          <table:table-cell table:formula="of:=VLOOKUP([.$A274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6:25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02" calcext:value-type="float">
            <text:p>-79.57702</text:p>
          </table:table-cell>
          <table:table-cell office:value-type="float" office:value="330.2" calcext:value-type="float">
            <text:p>330.2</text:p>
          </table:table-cell>
          <table:table-cell office:value-type="float" office:value="144" calcext:value-type="float">
            <text:p>144</text:p>
          </table:table-cell>
          <table:table-cell table:formula="of:=VLOOKUP([.$A27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6:34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18" calcext:value-type="float">
            <text:p>-79.57718</text:p>
          </table:table-cell>
          <table:table-cell office:value-type="float" office:value="329.7" calcext:value-type="float">
            <text:p>329.7</text:p>
          </table:table-cell>
          <table:table-cell office:value-type="float" office:value="144" calcext:value-type="float">
            <text:p>144</text:p>
          </table:table-cell>
          <table:table-cell table:formula="of:=VLOOKUP([.$A27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39Z</text:p>
          </table:table-cell>
          <table:table-cell office:value-type="float" office:value="40.00275" calcext:value-type="float">
            <text:p>40.00275</text:p>
          </table:table-cell>
          <table:table-cell office:value-type="float" office:value="-79.5773" calcext:value-type="float">
            <text:p>-79.5773</text:p>
          </table:table-cell>
          <table:table-cell office:value-type="float" office:value="328.9" calcext:value-type="float">
            <text:p>328.9</text:p>
          </table:table-cell>
          <table:table-cell office:value-type="float" office:value="144" calcext:value-type="float">
            <text:p>144</text:p>
          </table:table-cell>
          <table:table-cell table:formula="of:=VLOOKUP([.$A277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36:43Z</text:p>
          </table:table-cell>
          <table:table-cell office:value-type="float" office:value="40.002748" calcext:value-type="float">
            <text:p>40.002748</text:p>
          </table:table-cell>
          <table:table-cell office:value-type="float" office:value="-79.577326" calcext:value-type="float">
            <text:p>-79.577326</text:p>
          </table:table-cell>
          <table:table-cell office:value-type="float" office:value="328.7" calcext:value-type="float">
            <text:p>328.7</text:p>
          </table:table-cell>
          <table:table-cell office:value-type="float" office:value="144" calcext:value-type="float">
            <text:p>144</text:p>
          </table:table-cell>
          <table:table-cell table:formula="of:=VLOOKUP([.$A278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44Z</text:p>
          </table:table-cell>
          <table:table-cell office:value-type="float" office:value="40.002745" calcext:value-type="float">
            <text:p>40.002745</text:p>
          </table:table-cell>
          <table:table-cell office:value-type="float" office:value="-79.577352" calcext:value-type="float">
            <text:p>-79.577352</text:p>
          </table:table-cell>
          <table:table-cell office:value-type="float" office:value="328.5" calcext:value-type="float">
            <text:p>328.5</text:p>
          </table:table-cell>
          <table:table-cell office:value-type="float" office:value="144" calcext:value-type="float">
            <text:p>144</text:p>
          </table:table-cell>
          <table:table-cell table:formula="of:=VLOOKUP([.$A27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6:49Z</text:p>
          </table:table-cell>
          <table:table-cell office:value-type="float" office:value="40.00272" calcext:value-type="float">
            <text:p>40.00272</text:p>
          </table:table-cell>
          <table:table-cell office:value-type="float" office:value="-79.577614" calcext:value-type="float">
            <text:p>-79.577614</text:p>
          </table:table-cell>
          <table:table-cell office:value-type="float" office:value="327.8" calcext:value-type="float">
            <text:p>327.8</text:p>
          </table:table-cell>
          <table:table-cell office:value-type="float" office:value="144" calcext:value-type="float">
            <text:p>144</text:p>
          </table:table-cell>
          <table:table-cell table:formula="of:=VLOOKUP([.$A280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6:56Z</text:p>
          </table:table-cell>
          <table:table-cell office:value-type="float" office:value="40.002697" calcext:value-type="float">
            <text:p>40.002697</text:p>
          </table:table-cell>
          <table:table-cell office:value-type="float" office:value="-79.577736" calcext:value-type="float">
            <text:p>-79.577736</text:p>
          </table:table-cell>
          <table:table-cell office:value-type="float" office:value="327.4" calcext:value-type="float">
            <text:p>327.4</text:p>
          </table:table-cell>
          <table:table-cell office:value-type="float" office:value="144" calcext:value-type="float">
            <text:p>144</text:p>
          </table:table-cell>
          <table:table-cell table:formula="of:=VLOOKUP([.$A281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01Z</text:p>
          </table:table-cell>
          <table:table-cell office:value-type="float" office:value="40.002693" calcext:value-type="float">
            <text:p>40.002693</text:p>
          </table:table-cell>
          <table:table-cell office:value-type="float" office:value="-79.57786" calcext:value-type="float">
            <text:p>-79.57786</text:p>
          </table:table-cell>
          <table:table-cell office:value-type="float" office:value="326.7" calcext:value-type="float">
            <text:p>326.7</text:p>
          </table:table-cell>
          <table:table-cell office:value-type="float" office:value="144" calcext:value-type="float">
            <text:p>144</text:p>
          </table:table-cell>
          <table:table-cell table:formula="of:=VLOOKUP([.$A282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37:06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026" calcext:value-type="float">
            <text:p>-79.578026</text:p>
          </table:table-cell>
          <table:table-cell office:value-type="float" office:value="325.8" calcext:value-type="float">
            <text:p>325.8</text:p>
          </table:table-cell>
          <table:table-cell office:value-type="float" office:value="144" calcext:value-type="float">
            <text:p>144</text:p>
          </table:table-cell>
          <table:table-cell table:formula="of:=VLOOKUP([.$A28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11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186" calcext:value-type="float">
            <text:p>-79.578186</text:p>
          </table:table-cell>
          <table:table-cell office:value-type="float" office:value="325.2" calcext:value-type="float">
            <text:p>325.2</text:p>
          </table:table-cell>
          <table:table-cell office:value-type="float" office:value="144" calcext:value-type="float">
            <text:p>144</text:p>
          </table:table-cell>
          <table:table-cell table:formula="of:=VLOOKUP([.$A284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7:12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186" calcext:value-type="float">
            <text:p>-79.578186</text:p>
          </table:table-cell>
          <table:table-cell office:value-type="float" office:value="325.2" calcext:value-type="float">
            <text:p>325.2</text:p>
          </table:table-cell>
          <table:table-cell office:value-type="float" office:value="144" calcext:value-type="float">
            <text:p>144</text:p>
          </table:table-cell>
          <table:table-cell table:formula="of:=VLOOKUP([.$A285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7:13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78186" calcext:value-type="float">
            <text:p>-79.578186</text:p>
          </table:table-cell>
          <table:table-cell office:value-type="float" office:value="325.2" calcext:value-type="float">
            <text:p>325.2</text:p>
          </table:table-cell>
          <table:table-cell office:value-type="float" office:value="132" calcext:value-type="float">
            <text:p>132</text:p>
          </table:table-cell>
          <table:table-cell table:formula="of:=VLOOKUP([.$A286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7:18Z</text:p>
          </table:table-cell>
          <table:table-cell office:value-type="float" office:value="40.002693" calcext:value-type="float">
            <text:p>40.002693</text:p>
          </table:table-cell>
          <table:table-cell office:value-type="float" office:value="-79.578354" calcext:value-type="float">
            <text:p>-79.578354</text:p>
          </table:table-cell>
          <table:table-cell office:value-type="float" office:value="324.2" calcext:value-type="float">
            <text:p>324.2</text:p>
          </table:table-cell>
          <table:table-cell office:value-type="float" office:value="132" calcext:value-type="float">
            <text:p>132</text:p>
          </table:table-cell>
          <table:table-cell table:formula="of:=VLOOKUP([.$A28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7:23Z</text:p>
          </table:table-cell>
          <table:table-cell office:value-type="float" office:value="40.0027" calcext:value-type="float">
            <text:p>40.0027</text:p>
          </table:table-cell>
          <table:table-cell office:value-type="float" office:value="-79.578445" calcext:value-type="float">
            <text:p>-79.578445</text:p>
          </table:table-cell>
          <table:table-cell office:value-type="float" office:value="323.8" calcext:value-type="float">
            <text:p>323.8</text:p>
          </table:table-cell>
          <table:table-cell office:value-type="float" office:value="132" calcext:value-type="float">
            <text:p>132</text:p>
          </table:table-cell>
          <table:table-cell table:formula="of:=VLOOKUP([.$A28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7:28Z</text:p>
          </table:table-cell>
          <table:table-cell office:value-type="float" office:value="40.002693" calcext:value-type="float">
            <text:p>40.002693</text:p>
          </table:table-cell>
          <table:table-cell office:value-type="float" office:value="-79.578545" calcext:value-type="float">
            <text:p>-79.578545</text:p>
          </table:table-cell>
          <table:table-cell office:value-type="float" office:value="323.5" calcext:value-type="float">
            <text:p>323.5</text:p>
          </table:table-cell>
          <table:table-cell office:value-type="float" office:value="132" calcext:value-type="float">
            <text:p>132</text:p>
          </table:table-cell>
          <table:table-cell table:formula="of:=VLOOKUP([.$A289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7:33Z</text:p>
          </table:table-cell>
          <table:table-cell office:value-type="float" office:value="40.002697" calcext:value-type="float">
            <text:p>40.002697</text:p>
          </table:table-cell>
          <table:table-cell office:value-type="float" office:value="-79.57863" calcext:value-type="float">
            <text:p>-79.57863</text:p>
          </table:table-cell>
          <table:table-cell office:value-type="float" office:value="323.3" calcext:value-type="float">
            <text:p>323.3</text:p>
          </table:table-cell>
          <table:table-cell office:value-type="float" office:value="132" calcext:value-type="float">
            <text:p>132</text:p>
          </table:table-cell>
          <table:table-cell table:formula="of:=VLOOKUP([.$A290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7:43Z</text:p>
          </table:table-cell>
          <table:table-cell office:value-type="float" office:value="40.002705" calcext:value-type="float">
            <text:p>40.002705</text:p>
          </table:table-cell>
          <table:table-cell office:value-type="float" office:value="-79.57885" calcext:value-type="float">
            <text:p>-79.57885</text:p>
          </table:table-cell>
          <table:table-cell office:value-type="float" office:value="322.2" calcext:value-type="float">
            <text:p>322.2</text:p>
          </table:table-cell>
          <table:table-cell office:value-type="float" office:value="132" calcext:value-type="float">
            <text:p>132</text:p>
          </table:table-cell>
          <table:table-cell table:formula="of:=VLOOKUP([.$A291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37:48Z</text:p>
          </table:table-cell>
          <table:table-cell office:value-type="float" office:value="40.002712" calcext:value-type="float">
            <text:p>40.002712</text:p>
          </table:table-cell>
          <table:table-cell office:value-type="float" office:value="-79.57902" calcext:value-type="float">
            <text:p>-79.57902</text:p>
          </table:table-cell>
          <table:table-cell office:value-type="float" office:value="321.1" calcext:value-type="float">
            <text:p>321.1</text:p>
          </table:table-cell>
          <table:table-cell office:value-type="float" office:value="132" calcext:value-type="float">
            <text:p>132</text:p>
          </table:table-cell>
          <table:table-cell table:formula="of:=VLOOKUP([.$A292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7:53Z</text:p>
          </table:table-cell>
          <table:table-cell office:value-type="float" office:value="40.002728" calcext:value-type="float">
            <text:p>40.002728</text:p>
          </table:table-cell>
          <table:table-cell office:value-type="float" office:value="-79.579185" calcext:value-type="float">
            <text:p>-79.579185</text:p>
          </table:table-cell>
          <table:table-cell office:value-type="float" office:value="319.8" calcext:value-type="float">
            <text:p>319.8</text:p>
          </table:table-cell>
          <table:table-cell office:value-type="float" office:value="132" calcext:value-type="float">
            <text:p>132</text:p>
          </table:table-cell>
          <table:table-cell table:formula="of:=VLOOKUP([.$A293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8:00Z</text:p>
          </table:table-cell>
          <table:table-cell office:value-type="float" office:value="40.00275" calcext:value-type="float">
            <text:p>40.00275</text:p>
          </table:table-cell>
          <table:table-cell office:value-type="float" office:value="-79.579445" calcext:value-type="float">
            <text:p>-79.579445</text:p>
          </table:table-cell>
          <table:table-cell office:value-type="float" office:value="318.5" calcext:value-type="float">
            <text:p>318.5</text:p>
          </table:table-cell>
          <table:table-cell office:value-type="float" office:value="132" calcext:value-type="float">
            <text:p>132</text:p>
          </table:table-cell>
          <table:table-cell table:formula="of:=VLOOKUP([.$A294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8:05Z</text:p>
          </table:table-cell>
          <table:table-cell office:value-type="float" office:value="40.00275" calcext:value-type="float">
            <text:p>40.00275</text:p>
          </table:table-cell>
          <table:table-cell office:value-type="float" office:value="-79.57953" calcext:value-type="float">
            <text:p>-79.57953</text:p>
          </table:table-cell>
          <table:table-cell office:value-type="float" office:value="318.1" calcext:value-type="float">
            <text:p>318.1</text:p>
          </table:table-cell>
          <table:table-cell office:value-type="float" office:value="132" calcext:value-type="float">
            <text:p>132</text:p>
          </table:table-cell>
          <table:table-cell table:formula="of:=VLOOKUP([.$A295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38:10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96" calcext:value-type="float">
            <text:p>-79.5796</text:p>
          </table:table-cell>
          <table:table-cell office:value-type="float" office:value="317.7" calcext:value-type="float">
            <text:p>317.7</text:p>
          </table:table-cell>
          <table:table-cell office:value-type="float" office:value="132" calcext:value-type="float">
            <text:p>132</text:p>
          </table:table-cell>
          <table:table-cell table:formula="of:=VLOOKUP([.$A296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8:13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96" calcext:value-type="float">
            <text:p>-79.5796</text:p>
          </table:table-cell>
          <table:table-cell office:value-type="float" office:value="317.7" calcext:value-type="float">
            <text:p>317.7</text:p>
          </table:table-cell>
          <table:table-cell office:value-type="float" office:value="109" calcext:value-type="float">
            <text:p>109</text:p>
          </table:table-cell>
          <table:table-cell table:formula="of:=VLOOKUP([.$A297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15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71" calcext:value-type="float">
            <text:p>-79.57971</text:p>
          </table:table-cell>
          <table:table-cell office:value-type="float" office:value="316.7" calcext:value-type="float">
            <text:p>316.7</text:p>
          </table:table-cell>
          <table:table-cell office:value-type="float" office:value="109" calcext:value-type="float">
            <text:p>109</text:p>
          </table:table-cell>
          <table:table-cell table:formula="of:=VLOOKUP([.$A298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8:20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9834" calcext:value-type="float">
            <text:p>-79.579834</text:p>
          </table:table-cell>
          <table:table-cell office:value-type="float" office:value="315.7" calcext:value-type="float">
            <text:p>315.7</text:p>
          </table:table-cell>
          <table:table-cell office:value-type="float" office:value="109" calcext:value-type="float">
            <text:p>109</text:p>
          </table:table-cell>
          <table:table-cell table:formula="of:=VLOOKUP([.$A299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25Z</text:p>
          </table:table-cell>
          <table:table-cell office:value-type="float" office:value="40.002724" calcext:value-type="float">
            <text:p>40.002724</text:p>
          </table:table-cell>
          <table:table-cell office:value-type="float" office:value="-79.57995" calcext:value-type="float">
            <text:p>-79.57995</text:p>
          </table:table-cell>
          <table:table-cell office:value-type="float" office:value="315.1" calcext:value-type="float">
            <text:p>315.1</text:p>
          </table:table-cell>
          <table:table-cell office:value-type="float" office:value="109" calcext:value-type="float">
            <text:p>109</text:p>
          </table:table-cell>
          <table:table-cell table:formula="of:=VLOOKUP([.$A300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30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009" calcext:value-type="float">
            <text:p>-79.58009</text:p>
          </table:table-cell>
          <table:table-cell office:value-type="float" office:value="314.1" calcext:value-type="float">
            <text:p>314.1</text:p>
          </table:table-cell>
          <table:table-cell office:value-type="float" office:value="109" calcext:value-type="float">
            <text:p>109</text:p>
          </table:table-cell>
          <table:table-cell table:formula="of:=VLOOKUP([.$A30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38:35Z</text:p>
          </table:table-cell>
          <table:table-cell office:value-type="float" office:value="40.002666" calcext:value-type="float">
            <text:p>40.002666</text:p>
          </table:table-cell>
          <table:table-cell office:value-type="float" office:value="-79.58023" calcext:value-type="float">
            <text:p>-79.58023</text:p>
          </table:table-cell>
          <table:table-cell office:value-type="float" office:value="312.7" calcext:value-type="float">
            <text:p>312.7</text:p>
          </table:table-cell>
          <table:table-cell office:value-type="float" office:value="109" calcext:value-type="float">
            <text:p>109</text:p>
          </table:table-cell>
          <table:table-cell table:formula="of:=VLOOKUP([.$A302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8:40Z</text:p>
          </table:table-cell>
          <table:table-cell office:value-type="float" office:value="40.002655" calcext:value-type="float">
            <text:p>40.002655</text:p>
          </table:table-cell>
          <table:table-cell office:value-type="float" office:value="-79.580315" calcext:value-type="float">
            <text:p>-79.580315</text:p>
          </table:table-cell>
          <table:table-cell office:value-type="float" office:value="311.9" calcext:value-type="float">
            <text:p>311.9</text:p>
          </table:table-cell>
          <table:table-cell office:value-type="float" office:value="109" calcext:value-type="float">
            <text:p>109</text:p>
          </table:table-cell>
          <table:table-cell table:formula="of:=VLOOKUP([.$A303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8:45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04" calcext:value-type="float">
            <text:p>-79.5804</text:p>
          </table:table-cell>
          <table:table-cell office:value-type="float" office:value="311.3" calcext:value-type="float">
            <text:p>311.3</text:p>
          </table:table-cell>
          <table:table-cell office:value-type="float" office:value="109" calcext:value-type="float">
            <text:p>109</text:p>
          </table:table-cell>
          <table:table-cell table:formula="of:=VLOOKUP([.$A304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51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0605" calcext:value-type="float">
            <text:p>-79.580605</text:p>
          </table:table-cell>
          <table:table-cell office:value-type="float" office:value="310" calcext:value-type="float">
            <text:p>310</text:p>
          </table:table-cell>
          <table:table-cell office:value-type="float" office:value="109" calcext:value-type="float">
            <text:p>109</text:p>
          </table:table-cell>
          <table:table-cell table:formula="of:=VLOOKUP([.$A305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8:56Z</text:p>
          </table:table-cell>
          <table:table-cell office:value-type="float" office:value="40.002625" calcext:value-type="float">
            <text:p>40.002625</text:p>
          </table:table-cell>
          <table:table-cell office:value-type="float" office:value="-79.58078" calcext:value-type="float">
            <text:p>-79.58078</text:p>
          </table:table-cell>
          <table:table-cell office:value-type="float" office:value="309" calcext:value-type="float">
            <text:p>309</text:p>
          </table:table-cell>
          <table:table-cell office:value-type="float" office:value="109" calcext:value-type="float">
            <text:p>109</text:p>
          </table:table-cell>
          <table:table-cell table:formula="of:=VLOOKUP([.$A306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39:05Z</text:p>
          </table:table-cell>
          <table:table-cell office:value-type="float" office:value="40.002613" calcext:value-type="float">
            <text:p>40.002613</text:p>
          </table:table-cell>
          <table:table-cell office:value-type="float" office:value="-79.58104" calcext:value-type="float">
            <text:p>-79.58104</text:p>
          </table:table-cell>
          <table:table-cell office:value-type="float" office:value="309.2" calcext:value-type="float">
            <text:p>309.2</text:p>
          </table:table-cell>
          <table:table-cell office:value-type="float" office:value="109" calcext:value-type="float">
            <text:p>109</text:p>
          </table:table-cell>
          <table:table-cell table:formula="of:=VLOOKUP([.$A30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39:08Z</text:p>
          </table:table-cell>
          <table:table-cell office:value-type="float" office:value="40.002619" calcext:value-type="float">
            <text:p>40.002619</text:p>
          </table:table-cell>
          <table:table-cell office:value-type="float" office:value="-79.581087" calcext:value-type="float">
            <text:p>-79.581087</text:p>
          </table:table-cell>
          <table:table-cell office:value-type="float" office:value="309.2" calcext:value-type="float">
            <text:p>309.2</text:p>
          </table:table-cell>
          <table:table-cell office:value-type="float" office:value="109" calcext:value-type="float">
            <text:p>109</text:p>
          </table:table-cell>
          <table:table-cell table:formula="of:=VLOOKUP([.$A30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39:12Z</text:p>
          </table:table-cell>
          <table:table-cell office:value-type="float" office:value="40.002624" calcext:value-type="float">
            <text:p>40.002624</text:p>
          </table:table-cell>
          <table:table-cell office:value-type="float" office:value="-79.581133" calcext:value-type="float">
            <text:p>-79.581133</text:p>
          </table:table-cell>
          <table:table-cell office:value-type="float" office:value="309.2" calcext:value-type="float">
            <text:p>309.2</text:p>
          </table:table-cell>
          <table:table-cell office:value-type="float" office:value="120" calcext:value-type="float">
            <text:p>120</text:p>
          </table:table-cell>
          <table:table-cell table:formula="of:=VLOOKUP([.$A309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12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118" calcext:value-type="float">
            <text:p>-79.58118</text:p>
          </table:table-cell>
          <table:table-cell office:value-type="float" office:value="309.3" calcext:value-type="float">
            <text:p>309.3</text:p>
          </table:table-cell>
          <table:table-cell office:value-type="float" office:value="120" calcext:value-type="float">
            <text:p>120</text:p>
          </table:table-cell>
          <table:table-cell table:formula="of:=VLOOKUP([.$A310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20Z</text:p>
          </table:table-cell>
          <table:table-cell office:value-type="float" office:value="40.00264" calcext:value-type="float">
            <text:p>40.00264</text:p>
          </table:table-cell>
          <table:table-cell office:value-type="float" office:value="-79.581314" calcext:value-type="float">
            <text:p>-79.581314</text:p>
          </table:table-cell>
          <table:table-cell office:value-type="float" office:value="309.3" calcext:value-type="float">
            <text:p>309.3</text:p>
          </table:table-cell>
          <table:table-cell office:value-type="float" office:value="120" calcext:value-type="float">
            <text:p>120</text:p>
          </table:table-cell>
          <table:table-cell table:formula="of:=VLOOKUP([.$A311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39:28Z</text:p>
          </table:table-cell>
          <table:table-cell office:value-type="float" office:value="40.00263" calcext:value-type="float">
            <text:p>40.00263</text:p>
          </table:table-cell>
          <table:table-cell office:value-type="float" office:value="-79.58142" calcext:value-type="float">
            <text:p>-79.58142</text:p>
          </table:table-cell>
          <table:table-cell office:value-type="float" office:value="309.6" calcext:value-type="float">
            <text:p>309.6</text:p>
          </table:table-cell>
          <table:table-cell office:value-type="float" office:value="120" calcext:value-type="float">
            <text:p>120</text:p>
          </table:table-cell>
          <table:table-cell table:formula="of:=VLOOKUP([.$A312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3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54" calcext:value-type="float">
            <text:p>-79.58154</text:p>
          </table:table-cell>
          <table:table-cell office:value-type="float" office:value="309.9" calcext:value-type="float">
            <text:p>309.9</text:p>
          </table:table-cell>
          <table:table-cell office:value-type="float" office:value="120" calcext:value-type="float">
            <text:p>120</text:p>
          </table:table-cell>
          <table:table-cell table:formula="of:=VLOOKUP([.$A313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39:38Z</text:p>
          </table:table-cell>
          <table:table-cell office:value-type="float" office:value="40.002632" calcext:value-type="float">
            <text:p>40.002632</text:p>
          </table:table-cell>
          <table:table-cell office:value-type="float" office:value="-79.581696" calcext:value-type="float">
            <text:p>-79.581696</text:p>
          </table:table-cell>
          <table:table-cell office:value-type="float" office:value="310.3" calcext:value-type="float">
            <text:p>310.3</text:p>
          </table:table-cell>
          <table:table-cell office:value-type="float" office:value="120" calcext:value-type="float">
            <text:p>120</text:p>
          </table:table-cell>
          <table:table-cell table:formula="of:=VLOOKUP([.$A314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39:43Z</text:p>
          </table:table-cell>
          <table:table-cell office:value-type="float" office:value="40.0026" calcext:value-type="float">
            <text:p>40.0026</text:p>
          </table:table-cell>
          <table:table-cell office:value-type="float" office:value="-79.58183" calcext:value-type="float">
            <text:p>-79.58183</text:p>
          </table:table-cell>
          <table:table-cell office:value-type="float" office:value="310.5" calcext:value-type="float">
            <text:p>310.5</text:p>
          </table:table-cell>
          <table:table-cell office:value-type="float" office:value="120" calcext:value-type="float">
            <text:p>120</text:p>
          </table:table-cell>
          <table:table-cell table:formula="of:=VLOOKUP([.$A315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39:49Z</text:p>
          </table:table-cell>
          <table:table-cell office:value-type="float" office:value="40.002583" calcext:value-type="float">
            <text:p>40.002583</text:p>
          </table:table-cell>
          <table:table-cell office:value-type="float" office:value="-79.58195" calcext:value-type="float">
            <text:p>-79.58195</text:p>
          </table:table-cell>
          <table:table-cell office:value-type="float" office:value="310.6" calcext:value-type="float">
            <text:p>310.6</text:p>
          </table:table-cell>
          <table:table-cell office:value-type="float" office:value="120" calcext:value-type="float">
            <text:p>120</text:p>
          </table:table-cell>
          <table:table-cell table:formula="of:=VLOOKUP([.$A316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39:55Z</text:p>
          </table:table-cell>
          <table:table-cell office:value-type="float" office:value="40.00255" calcext:value-type="float">
            <text:p>40.00255</text:p>
          </table:table-cell>
          <table:table-cell office:value-type="float" office:value="-79.58206" calcext:value-type="float">
            <text:p>-79.58206</text:p>
          </table:table-cell>
          <table:table-cell office:value-type="float" office:value="310.7" calcext:value-type="float">
            <text:p>310.7</text:p>
          </table:table-cell>
          <table:table-cell office:value-type="float" office:value="120" calcext:value-type="float">
            <text:p>120</text:p>
          </table:table-cell>
          <table:table-cell table:formula="of:=VLOOKUP([.$A317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0:00Z</text:p>
          </table:table-cell>
          <table:table-cell office:value-type="float" office:value="40.002518" calcext:value-type="float">
            <text:p>40.002518</text:p>
          </table:table-cell>
          <table:table-cell office:value-type="float" office:value="-79.58215" calcext:value-type="float">
            <text:p>-79.58215</text:p>
          </table:table-cell>
          <table:table-cell office:value-type="float" office:value="310.8" calcext:value-type="float">
            <text:p>310.8</text:p>
          </table:table-cell>
          <table:table-cell office:value-type="float" office:value="120" calcext:value-type="float">
            <text:p>120</text:p>
          </table:table-cell>
          <table:table-cell table:formula="of:=VLOOKUP([.$A318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0:05Z</text:p>
          </table:table-cell>
          <table:table-cell office:value-type="float" office:value="40.002502" calcext:value-type="float">
            <text:p>40.002502</text:p>
          </table:table-cell>
          <table:table-cell office:value-type="float" office:value="-79.58226" calcext:value-type="float">
            <text:p>-79.58226</text:p>
          </table:table-cell>
          <table:table-cell office:value-type="float" office:value="310.8" calcext:value-type="float">
            <text:p>310.8</text:p>
          </table:table-cell>
          <table:table-cell office:value-type="float" office:value="120" calcext:value-type="float">
            <text:p>120</text:p>
          </table:table-cell>
          <table:table-cell table:formula="of:=VLOOKUP([.$A319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0:10Z</text:p>
          </table:table-cell>
          <table:table-cell office:value-type="float" office:value="40.00249" calcext:value-type="float">
            <text:p>40.00249</text:p>
          </table:table-cell>
          <table:table-cell office:value-type="float" office:value="-79.58237" calcext:value-type="float">
            <text:p>-79.58237</text:p>
          </table:table-cell>
          <table:table-cell office:value-type="float" office:value="310.8" calcext:value-type="float">
            <text:p>310.8</text:p>
          </table:table-cell>
          <table:table-cell office:value-type="float" office:value="120" calcext:value-type="float">
            <text:p>120</text:p>
          </table:table-cell>
          <table:table-cell table:formula="of:=VLOOKUP([.$A320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2Z</text:p>
          </table:table-cell>
          <table:table-cell office:value-type="float" office:value="40.00249" calcext:value-type="float">
            <text:p>40.00249</text:p>
          </table:table-cell>
          <table:table-cell office:value-type="float" office:value="-79.58237" calcext:value-type="float">
            <text:p>-79.58237</text:p>
          </table:table-cell>
          <table:table-cell office:value-type="float" office:value="310.8" calcext:value-type="float">
            <text:p>310.8</text:p>
          </table:table-cell>
          <table:table-cell office:value-type="float" office:value="131" calcext:value-type="float">
            <text:p>131</text:p>
          </table:table-cell>
          <table:table-cell table:formula="of:=VLOOKUP([.$A321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15Z</text:p>
          </table:table-cell>
          <table:table-cell office:value-type="float" office:value="40.00244" calcext:value-type="float">
            <text:p>40.00244</text:p>
          </table:table-cell>
          <table:table-cell office:value-type="float" office:value="-79.582466" calcext:value-type="float">
            <text:p>-79.582466</text:p>
          </table:table-cell>
          <table:table-cell office:value-type="float" office:value="310.9" calcext:value-type="float">
            <text:p>310.9</text:p>
          </table:table-cell>
          <table:table-cell office:value-type="float" office:value="131" calcext:value-type="float">
            <text:p>131</text:p>
          </table:table-cell>
          <table:table-cell table:formula="of:=VLOOKUP([.$A322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20Z</text:p>
          </table:table-cell>
          <table:table-cell office:value-type="float" office:value="40.002396" calcext:value-type="float">
            <text:p>40.002396</text:p>
          </table:table-cell>
          <table:table-cell office:value-type="float" office:value="-79.58253" calcext:value-type="float">
            <text:p>-79.58253</text:p>
          </table:table-cell>
          <table:table-cell office:value-type="float" office:value="310.9" calcext:value-type="float">
            <text:p>310.9</text:p>
          </table:table-cell>
          <table:table-cell office:value-type="float" office:value="131" calcext:value-type="float">
            <text:p>131</text:p>
          </table:table-cell>
          <table:table-cell table:formula="of:=VLOOKUP([.$A323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25Z</text:p>
          </table:table-cell>
          <table:table-cell office:value-type="float" office:value="40.002342" calcext:value-type="float">
            <text:p>40.002342</text:p>
          </table:table-cell>
          <table:table-cell office:value-type="float" office:value="-79.58259" calcext:value-type="float">
            <text:p>-79.58259</text:p>
          </table:table-cell>
          <table:table-cell office:value-type="float" office:value="310.9" calcext:value-type="float">
            <text:p>310.9</text:p>
          </table:table-cell>
          <table:table-cell office:value-type="float" office:value="131" calcext:value-type="float">
            <text:p>131</text:p>
          </table:table-cell>
          <table:table-cell table:formula="of:=VLOOKUP([.$A324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0:30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2664" calcext:value-type="float">
            <text:p>-79.582664</text:p>
          </table:table-cell>
          <table:table-cell office:value-type="float" office:value="310.9" calcext:value-type="float">
            <text:p>310.9</text:p>
          </table:table-cell>
          <table:table-cell office:value-type="float" office:value="131" calcext:value-type="float">
            <text:p>131</text:p>
          </table:table-cell>
          <table:table-cell table:formula="of:=VLOOKUP([.$A325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0:35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25" calcext:value-type="float">
            <text:p>-79.582825</text:p>
          </table:table-cell>
          <table:table-cell office:value-type="float" office:value="311" calcext:value-type="float">
            <text:p>311</text:p>
          </table:table-cell>
          <table:table-cell office:value-type="float" office:value="131" calcext:value-type="float">
            <text:p>131</text:p>
          </table:table-cell>
          <table:table-cell table:formula="of:=VLOOKUP([.$A326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0:40Z</text:p>
          </table:table-cell>
          <table:table-cell office:value-type="float" office:value="40.002098" calcext:value-type="float">
            <text:p>40.002098</text:p>
          </table:table-cell>
          <table:table-cell office:value-type="float" office:value="-79.582954" calcext:value-type="float">
            <text:p>-79.582954</text:p>
          </table:table-cell>
          <table:table-cell office:value-type="float" office:value="311" calcext:value-type="float">
            <text:p>311</text:p>
          </table:table-cell>
          <table:table-cell office:value-type="float" office:value="131" calcext:value-type="float">
            <text:p>131</text:p>
          </table:table-cell>
          <table:table-cell table:formula="of:=VLOOKUP([.$A327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0:46Z</text:p>
          </table:table-cell>
          <table:table-cell office:value-type="float" office:value="40.001987" calcext:value-type="float">
            <text:p>40.001987</text:p>
          </table:table-cell>
          <table:table-cell office:value-type="float" office:value="-79.58304" calcext:value-type="float">
            <text:p>-79.58304</text:p>
          </table:table-cell>
          <table:table-cell office:value-type="float" office:value="311.3" calcext:value-type="float">
            <text:p>311.3</text:p>
          </table:table-cell>
          <table:table-cell office:value-type="float" office:value="131" calcext:value-type="float">
            <text:p>131</text:p>
          </table:table-cell>
          <table:table-cell table:formula="of:=VLOOKUP([.$A328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0:51Z</text:p>
          </table:table-cell>
          <table:table-cell office:value-type="float" office:value="40.00192" calcext:value-type="float">
            <text:p>40.00192</text:p>
          </table:table-cell>
          <table:table-cell office:value-type="float" office:value="-79.58305" calcext:value-type="float">
            <text:p>-79.58305</text:p>
          </table:table-cell>
          <table:table-cell office:value-type="float" office:value="311.8" calcext:value-type="float">
            <text:p>311.8</text:p>
          </table:table-cell>
          <table:table-cell office:value-type="float" office:value="131" calcext:value-type="float">
            <text:p>131</text:p>
          </table:table-cell>
          <table:table-cell table:formula="of:=VLOOKUP([.$A329];['2018-07-30_MAF_walk_Polar_strap_Crunch'.$A$1:.$E$13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0:56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304" calcext:value-type="float">
            <text:p>-79.58304</text:p>
          </table:table-cell>
          <table:table-cell office:value-type="float" office:value="312.2" calcext:value-type="float">
            <text:p>312.2</text:p>
          </table:table-cell>
          <table:table-cell office:value-type="float" office:value="131" calcext:value-type="float">
            <text:p>131</text:p>
          </table:table-cell>
          <table:table-cell table:formula="of:=VLOOKUP([.$A330];['2018-07-30_MAF_walk_Polar_strap_Crunch'.$A$1:.$E$1391];5;1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30T12:41:01Z</text:p>
          </table:table-cell>
          <table:table-cell office:value-type="float" office:value="40.001793" calcext:value-type="float">
            <text:p>40.001793</text:p>
          </table:table-cell>
          <table:table-cell office:value-type="float" office:value="-79.58304" calcext:value-type="float">
            <text:p>-79.58304</text:p>
          </table:table-cell>
          <table:table-cell office:value-type="float" office:value="312.6" calcext:value-type="float">
            <text:p>312.6</text:p>
          </table:table-cell>
          <table:table-cell office:value-type="float" office:value="131" calcext:value-type="float">
            <text:p>131</text:p>
          </table:table-cell>
          <table:table-cell table:formula="of:=VLOOKUP([.$A331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1:06Z</text:p>
          </table:table-cell>
          <table:table-cell office:value-type="float" office:value="40.001736" calcext:value-type="float">
            <text:p>40.001736</text:p>
          </table:table-cell>
          <table:table-cell office:value-type="float" office:value="-79.58309" calcext:value-type="float">
            <text:p>-79.58309</text:p>
          </table:table-cell>
          <table:table-cell office:value-type="float" office:value="312.5" calcext:value-type="float">
            <text:p>312.5</text:p>
          </table:table-cell>
          <table:table-cell office:value-type="float" office:value="131" calcext:value-type="float">
            <text:p>131</text:p>
          </table:table-cell>
          <table:table-cell table:formula="of:=VLOOKUP([.$A332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1:11Z</text:p>
          </table:table-cell>
          <table:table-cell office:value-type="float" office:value="40.001728" calcext:value-type="float">
            <text:p>40.001728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11.6" calcext:value-type="float">
            <text:p>311.6</text:p>
          </table:table-cell>
          <table:table-cell office:value-type="float" office:value="131" calcext:value-type="float">
            <text:p>131</text:p>
          </table:table-cell>
          <table:table-cell table:formula="of:=VLOOKUP([.$A333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12Z</text:p>
          </table:table-cell>
          <table:table-cell office:value-type="float" office:value="40.001728" calcext:value-type="float">
            <text:p>40.001728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11.6" calcext:value-type="float">
            <text:p>311.6</text:p>
          </table:table-cell>
          <table:table-cell office:value-type="float" office:value="127" calcext:value-type="float">
            <text:p>127</text:p>
          </table:table-cell>
          <table:table-cell table:formula="of:=VLOOKUP([.$A334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13Z</text:p>
          </table:table-cell>
          <table:table-cell office:value-type="float" office:value="40.001728" calcext:value-type="float">
            <text:p>40.001728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11.6" calcext:value-type="float">
            <text:p>311.6</text:p>
          </table:table-cell>
          <table:table-cell office:value-type="float" office:value="127" calcext:value-type="float">
            <text:p>127</text:p>
          </table:table-cell>
          <table:table-cell table:formula="of:=VLOOKUP([.$A335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15Z</text:p>
          </table:table-cell>
          <table:table-cell office:value-type="float" office:value="40.001736" calcext:value-type="float">
            <text:p>40.001736</text:p>
          </table:table-cell>
          <table:table-cell office:value-type="float" office:value="-79.58325" calcext:value-type="float">
            <text:p>-79.58325</text:p>
          </table:table-cell>
          <table:table-cell office:value-type="float" office:value="311.1" calcext:value-type="float">
            <text:p>311.1</text:p>
          </table:table-cell>
          <table:table-cell office:value-type="float" office:value="127" calcext:value-type="float">
            <text:p>127</text:p>
          </table:table-cell>
          <table:table-cell table:formula="of:=VLOOKUP([.$A336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1:22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336" calcext:value-type="float">
            <text:p>-79.58336</text:p>
          </table:table-cell>
          <table:table-cell office:value-type="float" office:value="310.7" calcext:value-type="float">
            <text:p>310.7</text:p>
          </table:table-cell>
          <table:table-cell office:value-type="float" office:value="127" calcext:value-type="float">
            <text:p>127</text:p>
          </table:table-cell>
          <table:table-cell table:formula="of:=VLOOKUP([.$A33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1:27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345" calcext:value-type="float">
            <text:p>-79.58345</text:p>
          </table:table-cell>
          <table:table-cell office:value-type="float" office:value="310.3" calcext:value-type="float">
            <text:p>310.3</text:p>
          </table:table-cell>
          <table:table-cell office:value-type="float" office:value="127" calcext:value-type="float">
            <text:p>127</text:p>
          </table:table-cell>
          <table:table-cell table:formula="of:=VLOOKUP([.$A338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1:32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3534" calcext:value-type="float">
            <text:p>-79.583534</text:p>
          </table:table-cell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table:formula="of:=VLOOKUP([.$A339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1:37Z</text:p>
          </table:table-cell>
          <table:table-cell office:value-type="float" office:value="40.001793" calcext:value-type="float">
            <text:p>40.001793</text:p>
          </table:table-cell>
          <table:table-cell office:value-type="float" office:value="-79.583626" calcext:value-type="float">
            <text:p>-79.583626</text:p>
          </table:table-cell>
          <table:table-cell office:value-type="float" office:value="309.1" calcext:value-type="float">
            <text:p>309.1</text:p>
          </table:table-cell>
          <table:table-cell office:value-type="float" office:value="127" calcext:value-type="float">
            <text:p>127</text:p>
          </table:table-cell>
          <table:table-cell table:formula="of:=VLOOKUP([.$A340];['2018-07-30_MAF_walk_Polar_strap_Crunch'.$A$1:.$E$13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41:42Z</text:p>
          </table:table-cell>
          <table:table-cell office:value-type="float" office:value="40.00181" calcext:value-type="float">
            <text:p>40.00181</text:p>
          </table:table-cell>
          <table:table-cell office:value-type="float" office:value="-79.58373" calcext:value-type="float">
            <text:p>-79.58373</text:p>
          </table:table-cell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table:formula="of:=VLOOKUP([.$A341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41:47Z</text:p>
          </table:table-cell>
          <table:table-cell office:value-type="float" office:value="40.001842" calcext:value-type="float">
            <text:p>40.001842</text:p>
          </table:table-cell>
          <table:table-cell office:value-type="float" office:value="-79.58387" calcext:value-type="float">
            <text:p>-79.58387</text:p>
          </table:table-cell>
          <table:table-cell office:value-type="float" office:value="307.4" calcext:value-type="float">
            <text:p>307.4</text:p>
          </table:table-cell>
          <table:table-cell office:value-type="float" office:value="127" calcext:value-type="float">
            <text:p>127</text:p>
          </table:table-cell>
          <table:table-cell table:formula="of:=VLOOKUP([.$A342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41:54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41" calcext:value-type="float">
            <text:p>-79.5841</text:p>
          </table:table-cell>
          <table:table-cell office:value-type="float" office:value="306.4" calcext:value-type="float">
            <text:p>306.4</text:p>
          </table:table-cell>
          <table:table-cell office:value-type="float" office:value="127" calcext:value-type="float">
            <text:p>127</text:p>
          </table:table-cell>
          <table:table-cell table:formula="of:=VLOOKUP([.$A343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1:58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41" calcext:value-type="float">
            <text:p>-79.5841</text:p>
          </table:table-cell>
          <table:table-cell office:value-type="float" office:value="306.4" calcext:value-type="float">
            <text:p>306.4</text:p>
          </table:table-cell>
          <table:table-cell office:value-type="float" office:value="127" calcext:value-type="float">
            <text:p>127</text:p>
          </table:table-cell>
          <table:table-cell table:formula="of:=VLOOKUP([.$A344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2:00Z</text:p>
          </table:table-cell>
          <table:table-cell office:value-type="float" office:value="40.001892" calcext:value-type="float">
            <text:p>40.001892</text:p>
          </table:table-cell>
          <table:table-cell office:value-type="float" office:value="-79.584206" calcext:value-type="float">
            <text:p>-79.584206</text:p>
          </table:table-cell>
          <table:table-cell office:value-type="float" office:value="306" calcext:value-type="float">
            <text:p>306</text:p>
          </table:table-cell>
          <table:table-cell office:value-type="float" office:value="127" calcext:value-type="float">
            <text:p>127</text:p>
          </table:table-cell>
          <table:table-cell table:formula="of:=VLOOKUP([.$A345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2:09Z</text:p>
          </table:table-cell>
          <table:table-cell office:value-type="float" office:value="40.001926" calcext:value-type="float">
            <text:p>40.001926</text:p>
          </table:table-cell>
          <table:table-cell office:value-type="float" office:value="-79.58434" calcext:value-type="float">
            <text:p>-79.58434</text:p>
          </table:table-cell>
          <table:table-cell office:value-type="float" office:value="305.9" calcext:value-type="float">
            <text:p>305.9</text:p>
          </table:table-cell>
          <table:table-cell office:value-type="float" office:value="127" calcext:value-type="float">
            <text:p>127</text:p>
          </table:table-cell>
          <table:table-cell table:formula="of:=VLOOKUP([.$A346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2:13Z</text:p>
          </table:table-cell>
          <table:table-cell office:value-type="float" office:value="40.001926" calcext:value-type="float">
            <text:p>40.001926</text:p>
          </table:table-cell>
          <table:table-cell office:value-type="float" office:value="-79.58434" calcext:value-type="float">
            <text:p>-79.58434</text:p>
          </table:table-cell>
          <table:table-cell office:value-type="float" office:value="305.9" calcext:value-type="float">
            <text:p>305.9</text:p>
          </table:table-cell>
          <table:table-cell office:value-type="float" office:value="118" calcext:value-type="float">
            <text:p>118</text:p>
          </table:table-cell>
          <table:table-cell table:formula="of:=VLOOKUP([.$A347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2:14Z</text:p>
          </table:table-cell>
          <table:table-cell office:value-type="float" office:value="40.001932" calcext:value-type="float">
            <text:p>40.001932</text:p>
          </table:table-cell>
          <table:table-cell office:value-type="float" office:value="-79.584387" calcext:value-type="float">
            <text:p>-79.584387</text:p>
          </table:table-cell>
          <table:table-cell office:value-type="float" office:value="305.8" calcext:value-type="float">
            <text:p>305.8</text:p>
          </table:table-cell>
          <table:table-cell office:value-type="float" office:value="118" calcext:value-type="float">
            <text:p>118</text:p>
          </table:table-cell>
          <table:table-cell table:formula="of:=VLOOKUP([.$A348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2:20Z</text:p>
          </table:table-cell>
          <table:table-cell office:value-type="float" office:value="40.001965" calcext:value-type="float">
            <text:p>40.001965</text:p>
          </table:table-cell>
          <table:table-cell office:value-type="float" office:value="-79.58467" calcext:value-type="float">
            <text:p>-79.58467</text:p>
          </table:table-cell>
          <table:table-cell office:value-type="float" office:value="305.6" calcext:value-type="float">
            <text:p>305.6</text:p>
          </table:table-cell>
          <table:table-cell office:value-type="float" office:value="118" calcext:value-type="float">
            <text:p>118</text:p>
          </table:table-cell>
          <table:table-cell table:formula="of:=VLOOKUP([.$A34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2:25Z</text:p>
          </table:table-cell>
          <table:table-cell office:value-type="float" office:value="40.00199" calcext:value-type="float">
            <text:p>40.00199</text:p>
          </table:table-cell>
          <table:table-cell office:value-type="float" office:value="-79.5848" calcext:value-type="float">
            <text:p>-79.5848</text:p>
          </table:table-cell>
          <table:table-cell office:value-type="float" office:value="305.5" calcext:value-type="float">
            <text:p>305.5</text:p>
          </table:table-cell>
          <table:table-cell office:value-type="float" office:value="118" calcext:value-type="float">
            <text:p>118</text:p>
          </table:table-cell>
          <table:table-cell table:formula="of:=VLOOKUP([.$A350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2:31Z</text:p>
          </table:table-cell>
          <table:table-cell office:value-type="float" office:value="40.002007" calcext:value-type="float">
            <text:p>40.002007</text:p>
          </table:table-cell>
          <table:table-cell office:value-type="float" office:value="-79.58486" calcext:value-type="float">
            <text:p>-79.58486</text:p>
          </table:table-cell>
          <table:table-cell office:value-type="float" office:value="305.4" calcext:value-type="float">
            <text:p>305.4</text:p>
          </table:table-cell>
          <table:table-cell office:value-type="float" office:value="118" calcext:value-type="float">
            <text:p>118</text:p>
          </table:table-cell>
          <table:table-cell table:formula="of:=VLOOKUP([.$A351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2:40Z</text:p>
          </table:table-cell>
          <table:table-cell office:value-type="float" office:value="40.00205" calcext:value-type="float">
            <text:p>40.00205</text:p>
          </table:table-cell>
          <table:table-cell office:value-type="float" office:value="-79.58507" calcext:value-type="float">
            <text:p>-79.58507</text:p>
          </table:table-cell>
          <table:table-cell office:value-type="float" office:value="305" calcext:value-type="float">
            <text:p>305</text:p>
          </table:table-cell>
          <table:table-cell office:value-type="float" office:value="118" calcext:value-type="float">
            <text:p>118</text:p>
          </table:table-cell>
          <table:table-cell table:formula="of:=VLOOKUP([.$A352];['2018-07-30_MAF_walk_Polar_strap_Crunch'.$A$1:.$E$13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30T12:42:45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5" calcext:value-type="float">
            <text:p>-79.58515</text:p>
          </table:table-cell>
          <table:table-cell office:value-type="float" office:value="304.6" calcext:value-type="float">
            <text:p>304.6</text:p>
          </table:table-cell>
          <table:table-cell office:value-type="float" office:value="118" calcext:value-type="float">
            <text:p>118</text:p>
          </table:table-cell>
          <table:table-cell table:formula="of:=VLOOKUP([.$A353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2:50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5" calcext:value-type="float">
            <text:p>-79.58515</text:p>
          </table:table-cell>
          <table:table-cell office:value-type="float" office:value="304.6" calcext:value-type="float">
            <text:p>304.6</text:p>
          </table:table-cell>
          <table:table-cell office:value-type="float" office:value="118" calcext:value-type="float">
            <text:p>118</text:p>
          </table:table-cell>
          <table:table-cell table:formula="of:=VLOOKUP([.$A354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2:55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535" calcext:value-type="float">
            <text:p>-79.58535</text:p>
          </table:table-cell>
          <table:table-cell office:value-type="float" office:value="303.1" calcext:value-type="float">
            <text:p>303.1</text:p>
          </table:table-cell>
          <table:table-cell office:value-type="float" office:value="118" calcext:value-type="float">
            <text:p>118</text:p>
          </table:table-cell>
          <table:table-cell table:formula="of:=VLOOKUP([.$A355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3:03Z</text:p>
          </table:table-cell>
          <table:table-cell office:value-type="float" office:value="40.002098" calcext:value-type="float">
            <text:p>40.002098</text:p>
          </table:table-cell>
          <table:table-cell office:value-type="float" office:value="-79.58555" calcext:value-type="float">
            <text:p>-79.58555</text:p>
          </table:table-cell>
          <table:table-cell office:value-type="float" office:value="302.8" calcext:value-type="float">
            <text:p>302.8</text:p>
          </table:table-cell>
          <table:table-cell office:value-type="float" office:value="118" calcext:value-type="float">
            <text:p>118</text:p>
          </table:table-cell>
          <table:table-cell table:formula="of:=VLOOKUP([.$A356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43:09Z</text:p>
          </table:table-cell>
          <table:table-cell office:value-type="float" office:value="40.002132" calcext:value-type="float">
            <text:p>40.002132</text:p>
          </table:table-cell>
          <table:table-cell office:value-type="float" office:value="-79.585724" calcext:value-type="float">
            <text:p>-79.585724</text:p>
          </table:table-cell>
          <table:table-cell office:value-type="float" office:value="302.6" calcext:value-type="float">
            <text:p>302.6</text:p>
          </table:table-cell>
          <table:table-cell office:value-type="float" office:value="118" calcext:value-type="float">
            <text:p>118</text:p>
          </table:table-cell>
          <table:table-cell table:formula="of:=VLOOKUP([.$A357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43:12Z</text:p>
          </table:table-cell>
          <table:table-cell office:value-type="float" office:value="40.002132" calcext:value-type="float">
            <text:p>40.002132</text:p>
          </table:table-cell>
          <table:table-cell office:value-type="float" office:value="-79.585724" calcext:value-type="float">
            <text:p>-79.585724</text:p>
          </table:table-cell>
          <table:table-cell office:value-type="float" office:value="302.6" calcext:value-type="float">
            <text:p>302.6</text:p>
          </table:table-cell>
          <table:table-cell office:value-type="float" office:value="117" calcext:value-type="float">
            <text:p>117</text:p>
          </table:table-cell>
          <table:table-cell table:formula="of:=VLOOKUP([.$A358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3:14Z</text:p>
          </table:table-cell>
          <table:table-cell office:value-type="float" office:value="40.002155" calcext:value-type="float">
            <text:p>40.002155</text:p>
          </table:table-cell>
          <table:table-cell office:value-type="float" office:value="-79.58589" calcext:value-type="float">
            <text:p>-79.58589</text:p>
          </table:table-cell>
          <table:table-cell office:value-type="float" office:value="302.2" calcext:value-type="float">
            <text:p>302.2</text:p>
          </table:table-cell>
          <table:table-cell office:value-type="float" office:value="117" calcext:value-type="float">
            <text:p>117</text:p>
          </table:table-cell>
          <table:table-cell table:formula="of:=VLOOKUP([.$A35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3:19Z</text:p>
          </table:table-cell>
          <table:table-cell office:value-type="float" office:value="40.002045" calcext:value-type="float">
            <text:p>40.002045</text:p>
          </table:table-cell>
          <table:table-cell office:value-type="float" office:value="-79.586" calcext:value-type="float">
            <text:p>-79.586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  <table:table-cell table:formula="of:=VLOOKUP([.$A360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3:26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105" calcext:value-type="float">
            <text:p>-79.586105</text:p>
          </table:table-cell>
          <table:table-cell office:value-type="float" office:value="300.1" calcext:value-type="float">
            <text:p>300.1</text:p>
          </table:table-cell>
          <table:table-cell office:value-type="float" office:value="117" calcext:value-type="float">
            <text:p>117</text:p>
          </table:table-cell>
          <table:table-cell table:formula="of:=VLOOKUP([.$A361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3:34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23" calcext:value-type="float">
            <text:p>-79.58623</text:p>
          </table:table-cell>
          <table:table-cell office:value-type="float" office:value="299.8" calcext:value-type="float">
            <text:p>299.8</text:p>
          </table:table-cell>
          <table:table-cell office:value-type="float" office:value="117" calcext:value-type="float">
            <text:p>117</text:p>
          </table:table-cell>
          <table:table-cell table:formula="of:=VLOOKUP([.$A362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3:39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299.6" calcext:value-type="float">
            <text:p>299.6</text:p>
          </table:table-cell>
          <table:table-cell office:value-type="float" office:value="117" calcext:value-type="float">
            <text:p>117</text:p>
          </table:table-cell>
          <table:table-cell table:formula="of:=VLOOKUP([.$A363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3:44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299.4" calcext:value-type="float">
            <text:p>299.4</text:p>
          </table:table-cell>
          <table:table-cell office:value-type="float" office:value="117" calcext:value-type="float">
            <text:p>117</text:p>
          </table:table-cell>
          <table:table-cell table:formula="of:=VLOOKUP([.$A364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3:49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299.3" calcext:value-type="float">
            <text:p>299.3</text:p>
          </table:table-cell>
          <table:table-cell office:value-type="float" office:value="117" calcext:value-type="float">
            <text:p>117</text:p>
          </table:table-cell>
          <table:table-cell table:formula="of:=VLOOKUP([.$A365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3:54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9" calcext:value-type="float">
            <text:p>299</text:p>
          </table:table-cell>
          <table:table-cell office:value-type="float" office:value="117" calcext:value-type="float">
            <text:p>117</text:p>
          </table:table-cell>
          <table:table-cell table:formula="of:=VLOOKUP([.$A36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3:59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7" calcext:value-type="float">
            <text:p>-79.5867</text:p>
          </table:table-cell>
          <table:table-cell office:value-type="float" office:value="298.7" calcext:value-type="float">
            <text:p>298.7</text:p>
          </table:table-cell>
          <table:table-cell office:value-type="float" office:value="117" calcext:value-type="float">
            <text:p>117</text:p>
          </table:table-cell>
          <table:table-cell table:formula="of:=VLOOKUP([.$A367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4:04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79" calcext:value-type="float">
            <text:p>-79.58679</text:p>
          </table:table-cell>
          <table:table-cell office:value-type="float" office:value="298.5" calcext:value-type="float">
            <text:p>298.5</text:p>
          </table:table-cell>
          <table:table-cell office:value-type="float" office:value="117" calcext:value-type="float">
            <text:p>117</text:p>
          </table:table-cell>
          <table:table-cell table:formula="of:=VLOOKUP([.$A368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09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876" calcext:value-type="float">
            <text:p>-79.586876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  <table:table-cell table:formula="of:=VLOOKUP([.$A369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12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876" calcext:value-type="float">
            <text:p>-79.586876</text:p>
          </table:table-cell>
          <table:table-cell office:value-type="float" office:value="298.3" calcext:value-type="float">
            <text:p>298.3</text:p>
          </table:table-cell>
          <table:table-cell office:value-type="float" office:value="114" calcext:value-type="float">
            <text:p>114</text:p>
          </table:table-cell>
          <table:table-cell table:formula="of:=VLOOKUP([.$A370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4:14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694" calcext:value-type="float">
            <text:p>-79.58694</text:p>
          </table:table-cell>
          <table:table-cell office:value-type="float" office:value="298.5" calcext:value-type="float">
            <text:p>298.5</text:p>
          </table:table-cell>
          <table:table-cell office:value-type="float" office:value="114" calcext:value-type="float">
            <text:p>114</text:p>
          </table:table-cell>
          <table:table-cell table:formula="of:=VLOOKUP([.$A371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4:21Z</text:p>
          </table:table-cell>
          <table:table-cell office:value-type="float" office:value="40.001682" calcext:value-type="float">
            <text:p>40.001682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  <table:table-cell table:formula="of:=VLOOKUP([.$A372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4:30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formula="of:=VLOOKUP([.$A373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4:32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formula="of:=VLOOKUP([.$A374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4:37Z</text:p>
          </table:table-cell>
          <table:table-cell office:value-type="float" office:value="40.001373" calcext:value-type="float">
            <text:p>40.001373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2" calcext:value-type="float">
            <text:p>298.2</text:p>
          </table:table-cell>
          <table:table-cell office:value-type="float" office:value="114" calcext:value-type="float">
            <text:p>114</text:p>
          </table:table-cell>
          <table:table-cell table:formula="of:=VLOOKUP([.$A375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4:45Z</text:p>
          </table:table-cell>
          <table:table-cell office:value-type="float" office:value="40.00124" calcext:value-type="float">
            <text:p>40.00124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  <table:table-cell table:formula="of:=VLOOKUP([.$A376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4:50Z</text:p>
          </table:table-cell>
          <table:table-cell office:value-type="float" office:value="40.00118" calcext:value-type="float">
            <text:p>40.00118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298.5" calcext:value-type="float">
            <text:p>298.5</text:p>
          </table:table-cell>
          <table:table-cell office:value-type="float" office:value="114" calcext:value-type="float">
            <text:p>114</text:p>
          </table:table-cell>
          <table:table-cell table:formula="of:=VLOOKUP([.$A377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45:00Z</text:p>
          </table:table-cell>
          <table:table-cell office:value-type="float" office:value="40.001072" calcext:value-type="float">
            <text:p>40.001072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298.8" calcext:value-type="float">
            <text:p>298.8</text:p>
          </table:table-cell>
          <table:table-cell office:value-type="float" office:value="114" calcext:value-type="float">
            <text:p>114</text:p>
          </table:table-cell>
          <table:table-cell table:formula="of:=VLOOKUP([.$A378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5:08Z</text:p>
          </table:table-cell>
          <table:table-cell office:value-type="float" office:value="40.00091" calcext:value-type="float">
            <text:p>40.00091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9.1" calcext:value-type="float">
            <text:p>299.1</text:p>
          </table:table-cell>
          <table:table-cell office:value-type="float" office:value="114" calcext:value-type="float">
            <text:p>114</text:p>
          </table:table-cell>
          <table:table-cell table:formula="of:=VLOOKUP([.$A379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5:13Z</text:p>
          </table:table-cell>
          <table:table-cell office:value-type="float" office:value="40.00091" calcext:value-type="float">
            <text:p>40.00091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9.1" calcext:value-type="float">
            <text:p>299.1</text:p>
          </table:table-cell>
          <table:table-cell office:value-type="float" office:value="117" calcext:value-type="float">
            <text:p>117</text:p>
          </table:table-cell>
          <table:table-cell table:formula="of:=VLOOKUP([.$A380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5:17Z</text:p>
          </table:table-cell>
          <table:table-cell office:value-type="float" office:value="40.000698" calcext:value-type="float">
            <text:p>40.000698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5" calcext:value-type="float">
            <text:p>299.5</text:p>
          </table:table-cell>
          <table:table-cell office:value-type="float" office:value="117" calcext:value-type="float">
            <text:p>117</text:p>
          </table:table-cell>
          <table:table-cell table:formula="of:=VLOOKUP([.$A381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5:23Z</text:p>
          </table:table-cell>
          <table:table-cell office:value-type="float" office:value="40.00056" calcext:value-type="float">
            <text:p>40.00056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  <table:table-cell table:formula="of:=VLOOKUP([.$A382];['2018-07-30_MAF_walk_Polar_strap_Crunch'.$A$1:.$E$1391];5;1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30T12:45:28Z</text:p>
          </table:table-cell>
          <table:table-cell office:value-type="float" office:value="40.000477" calcext:value-type="float">
            <text:p>40.000477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8" calcext:value-type="float">
            <text:p>299.8</text:p>
          </table:table-cell>
          <table:table-cell office:value-type="float" office:value="117" calcext:value-type="float">
            <text:p>117</text:p>
          </table:table-cell>
          <table:table-cell table:formula="of:=VLOOKUP([.$A383];['2018-07-30_MAF_walk_Polar_strap_Crunch'.$A$1:.$E$1391];5;1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8-07-30T12:45:33Z</text:p>
          </table:table-cell>
          <table:table-cell office:value-type="float" office:value="40.00041" calcext:value-type="float">
            <text:p>40.00041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9" calcext:value-type="float">
            <text:p>299.9</text:p>
          </table:table-cell>
          <table:table-cell office:value-type="float" office:value="117" calcext:value-type="float">
            <text:p>117</text:p>
          </table:table-cell>
          <table:table-cell table:formula="of:=VLOOKUP([.$A384];['2018-07-30_MAF_walk_Polar_strap_Crunch'.$A$1:.$E$1391];5;1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30T12:45:38Z</text:p>
          </table:table-cell>
          <table:table-cell office:value-type="float" office:value="40.000336" calcext:value-type="float">
            <text:p>40.000336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table:formula="of:=VLOOKUP([.$A385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45:43Z</text:p>
          </table:table-cell>
          <table:table-cell office:value-type="float" office:value="40.000267" calcext:value-type="float">
            <text:p>40.000267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1" calcext:value-type="float">
            <text:p>300.1</text:p>
          </table:table-cell>
          <table:table-cell office:value-type="float" office:value="117" calcext:value-type="float">
            <text:p>117</text:p>
          </table:table-cell>
          <table:table-cell table:formula="of:=VLOOKUP([.$A386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5:48Z</text:p>
          </table:table-cell>
          <table:table-cell office:value-type="float" office:value="40.000187" calcext:value-type="float">
            <text:p>40.000187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.2" calcext:value-type="float">
            <text:p>300.2</text:p>
          </table:table-cell>
          <table:table-cell office:value-type="float" office:value="117" calcext:value-type="float">
            <text:p>117</text:p>
          </table:table-cell>
          <table:table-cell table:formula="of:=VLOOKUP([.$A387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45:53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  <table:table-cell table:formula="of:=VLOOKUP([.$A388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5:59Z</text:p>
          </table:table-cell>
          <table:table-cell office:value-type="float" office:value="40.000034" calcext:value-type="float">
            <text:p>40.000034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  <table:table-cell table:formula="of:=VLOOKUP([.$A389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6:04Z</text:p>
          </table:table-cell>
          <table:table-cell office:value-type="float" office:value="39.999973" calcext:value-type="float">
            <text:p>39.999973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0.8" calcext:value-type="float">
            <text:p>300.8</text:p>
          </table:table-cell>
          <table:table-cell office:value-type="float" office:value="117" calcext:value-type="float">
            <text:p>117</text:p>
          </table:table-cell>
          <table:table-cell table:formula="of:=VLOOKUP([.$A390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6:13Z</text:p>
          </table:table-cell>
          <table:table-cell office:value-type="float" office:value="39.999973" calcext:value-type="float">
            <text:p>39.999973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0.8" calcext:value-type="float">
            <text:p>300.8</text:p>
          </table:table-cell>
          <table:table-cell office:value-type="float" office:value="119" calcext:value-type="float">
            <text:p>119</text:p>
          </table:table-cell>
          <table:table-cell table:formula="of:=VLOOKUP([.$A391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16Z</text:p>
          </table:table-cell>
          <table:table-cell office:value-type="float" office:value="39.99985" calcext:value-type="float">
            <text:p>39.99985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table:formula="of:=VLOOKUP([.$A392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6:21Z</text:p>
          </table:table-cell>
          <table:table-cell office:value-type="float" office:value="39.999767" calcext:value-type="float">
            <text:p>39.999767</text:p>
          </table:table-cell>
          <table:table-cell office:value-type="float" office:value="-79.58727" calcext:value-type="float">
            <text:p>-79.58727</text:p>
          </table:table-cell>
          <table:table-cell office:value-type="float" office:value="301.2" calcext:value-type="float">
            <text:p>301.2</text:p>
          </table:table-cell>
          <table:table-cell office:value-type="float" office:value="119" calcext:value-type="float">
            <text:p>119</text:p>
          </table:table-cell>
          <table:table-cell table:formula="of:=VLOOKUP([.$A393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6:31Z</text:p>
          </table:table-cell>
          <table:table-cell office:value-type="float" office:value="39.99965" calcext:value-type="float">
            <text:p>39.99965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301.6" calcext:value-type="float">
            <text:p>301.6</text:p>
          </table:table-cell>
          <table:table-cell office:value-type="float" office:value="119" calcext:value-type="float">
            <text:p>119</text:p>
          </table:table-cell>
          <table:table-cell table:formula="of:=VLOOKUP([.$A394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36Z</text:p>
          </table:table-cell>
          <table:table-cell office:value-type="float" office:value="39.999577" calcext:value-type="float">
            <text:p>39.999577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table:formula="of:=VLOOKUP([.$A395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6:41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302.3" calcext:value-type="float">
            <text:p>302.3</text:p>
          </table:table-cell>
          <table:table-cell office:value-type="float" office:value="119" calcext:value-type="float">
            <text:p>119</text:p>
          </table:table-cell>
          <table:table-cell table:formula="of:=VLOOKUP([.$A39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6:49Z</text:p>
          </table:table-cell>
          <table:table-cell office:value-type="float" office:value="39.999374" calcext:value-type="float">
            <text:p>39.999374</text:p>
          </table:table-cell>
          <table:table-cell office:value-type="float" office:value="-79.58709" calcext:value-type="float">
            <text:p>-79.58709</text:p>
          </table:table-cell>
          <table:table-cell office:value-type="float" office:value="302.6" calcext:value-type="float">
            <text:p>302.6</text:p>
          </table:table-cell>
          <table:table-cell office:value-type="float" office:value="119" calcext:value-type="float">
            <text:p>119</text:p>
          </table:table-cell>
          <table:table-cell table:formula="of:=VLOOKUP([.$A397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6:54Z</text:p>
          </table:table-cell>
          <table:table-cell office:value-type="float" office:value="39.99934" calcext:value-type="float">
            <text:p>39.99934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302.8" calcext:value-type="float">
            <text:p>302.8</text:p>
          </table:table-cell>
          <table:table-cell office:value-type="float" office:value="119" calcext:value-type="float">
            <text:p>119</text:p>
          </table:table-cell>
          <table:table-cell table:formula="of:=VLOOKUP([.$A398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04Z</text:p>
          </table:table-cell>
          <table:table-cell office:value-type="float" office:value="39.999287" calcext:value-type="float">
            <text:p>39.999287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3.3" calcext:value-type="float">
            <text:p>303.3</text:p>
          </table:table-cell>
          <table:table-cell office:value-type="float" office:value="119" calcext:value-type="float">
            <text:p>119</text:p>
          </table:table-cell>
          <table:table-cell table:formula="of:=VLOOKUP([.$A399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7:13Z</text:p>
          </table:table-cell>
          <table:table-cell office:value-type="float" office:value="39.999287" calcext:value-type="float">
            <text:p>39.999287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3.3" calcext:value-type="float">
            <text:p>303.3</text:p>
          </table:table-cell>
          <table:table-cell office:value-type="float" office:value="119" calcext:value-type="float">
            <text:p>119</text:p>
          </table:table-cell>
          <table:table-cell table:formula="of:=VLOOKUP([.$A400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16Z</text:p>
          </table:table-cell>
          <table:table-cell office:value-type="float" office:value="39.999306" calcext:value-type="float">
            <text:p>39.999306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  <table:table-cell table:formula="of:=VLOOKUP([.$A40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20Z</text:p>
          </table:table-cell>
          <table:table-cell office:value-type="float" office:value="39.999397" calcext:value-type="float">
            <text:p>39.999397</text:p>
          </table:table-cell>
          <table:table-cell office:value-type="float" office:value="-79.58667" calcext:value-type="float">
            <text:p>-79.58667</text:p>
          </table:table-cell>
          <table:table-cell office:value-type="float" office:value="303.5" calcext:value-type="float">
            <text:p>303.5</text:p>
          </table:table-cell>
          <table:table-cell office:value-type="float" office:value="119" calcext:value-type="float">
            <text:p>119</text:p>
          </table:table-cell>
          <table:table-cell table:formula="of:=VLOOKUP([.$A402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25Z</text:p>
          </table:table-cell>
          <table:table-cell office:value-type="float" office:value="39.999474" calcext:value-type="float">
            <text:p>39.999474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4" calcext:value-type="float">
            <text:p>303.4</text:p>
          </table:table-cell>
          <table:table-cell office:value-type="float" office:value="119" calcext:value-type="float">
            <text:p>119</text:p>
          </table:table-cell>
          <table:table-cell table:formula="of:=VLOOKUP([.$A40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7:30Z</text:p>
          </table:table-cell>
          <table:table-cell office:value-type="float" office:value="39.999557" calcext:value-type="float">
            <text:p>39.999557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  <table:table-cell table:formula="of:=VLOOKUP([.$A404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7:31Z</text:p>
          </table:table-cell>
          <table:table-cell office:value-type="float" office:value="39.999557" calcext:value-type="float">
            <text:p>39.999557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  <table:table-cell table:formula="of:=VLOOKUP([.$A405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47:37Z</text:p>
          </table:table-cell>
          <table:table-cell office:value-type="float" office:value="39.99965" calcext:value-type="float">
            <text:p>39.99965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2.8" calcext:value-type="float">
            <text:p>302.8</text:p>
          </table:table-cell>
          <table:table-cell office:value-type="float" office:value="119" calcext:value-type="float">
            <text:p>119</text:p>
          </table:table-cell>
          <table:table-cell table:formula="of:=VLOOKUP([.$A406];['2018-07-30_MAF_walk_Polar_strap_Crunch'.$A$1:.$E$13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30T12:47:43Z</text:p>
          </table:table-cell>
          <table:table-cell office:value-type="float" office:value="39.9998" calcext:value-type="float">
            <text:p>39.9998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302.4" calcext:value-type="float">
            <text:p>302.4</text:p>
          </table:table-cell>
          <table:table-cell office:value-type="float" office:value="119" calcext:value-type="float">
            <text:p>119</text:p>
          </table:table-cell>
          <table:table-cell table:formula="of:=VLOOKUP([.$A407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47:48Z</text:p>
          </table:table-cell>
          <table:table-cell office:value-type="float" office:value="39.999935" calcext:value-type="float">
            <text:p>39.999935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1.8" calcext:value-type="float">
            <text:p>301.8</text:p>
          </table:table-cell>
          <table:table-cell office:value-type="float" office:value="119" calcext:value-type="float">
            <text:p>119</text:p>
          </table:table-cell>
          <table:table-cell table:formula="of:=VLOOKUP([.$A408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7:52Z</text:p>
          </table:table-cell>
          <table:table-cell office:value-type="float" office:value="40.00007" calcext:value-type="float">
            <text:p>40.00007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5" calcext:value-type="float">
            <text:p>301.5</text:p>
          </table:table-cell>
          <table:table-cell office:value-type="float" office:value="119" calcext:value-type="float">
            <text:p>119</text:p>
          </table:table-cell>
          <table:table-cell table:formula="of:=VLOOKUP([.$A409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7:58Z</text:p>
          </table:table-cell>
          <table:table-cell office:value-type="float" office:value="40.000156" calcext:value-type="float">
            <text:p>40.000156</text:p>
          </table:table-cell>
          <table:table-cell office:value-type="float" office:value="-79.58646" calcext:value-type="float">
            <text:p>-79.58646</text:p>
          </table:table-cell>
          <table:table-cell office:value-type="float" office:value="301.3" calcext:value-type="float">
            <text:p>301.3</text:p>
          </table:table-cell>
          <table:table-cell office:value-type="float" office:value="119" calcext:value-type="float">
            <text:p>119</text:p>
          </table:table-cell>
          <table:table-cell table:formula="of:=VLOOKUP([.$A410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8:04Z</text:p>
          </table:table-cell>
          <table:table-cell office:value-type="float" office:value="40.000237" calcext:value-type="float">
            <text:p>40.000237</text:p>
          </table:table-cell>
          <table:table-cell office:value-type="float" office:value="-79.58643" calcext:value-type="float">
            <text:p>-79.58643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table:formula="of:=VLOOKUP([.$A411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8:09Z</text:p>
          </table:table-cell>
          <table:table-cell office:value-type="float" office:value="40.0003" calcext:value-type="float">
            <text:p>40.0003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table:formula="of:=VLOOKUP([.$A412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4Z</text:p>
          </table:table-cell>
          <table:table-cell office:value-type="float" office:value="40.00036" calcext:value-type="float">
            <text:p>40.00036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  <table:table-cell table:formula="of:=VLOOKUP([.$A41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5Z</text:p>
          </table:table-cell>
          <table:table-cell office:value-type="float" office:value="40.00036" calcext:value-type="float">
            <text:p>40.00036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301.1" calcext:value-type="float">
            <text:p>301.1</text:p>
          </table:table-cell>
          <table:table-cell office:value-type="float" office:value="121" calcext:value-type="float">
            <text:p>121</text:p>
          </table:table-cell>
          <table:table-cell table:formula="of:=VLOOKUP([.$A414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48:19Z</text:p>
          </table:table-cell>
          <table:table-cell office:value-type="float" office:value="40.000416" calcext:value-type="float">
            <text:p>40.000416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121" calcext:value-type="float">
            <text:p>121</text:p>
          </table:table-cell>
          <table:table-cell table:formula="of:=VLOOKUP([.$A415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8:24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6365" calcext:value-type="float">
            <text:p>-79.586365</text:p>
          </table:table-cell>
          <table:table-cell office:value-type="float" office:value="301" calcext:value-type="float">
            <text:p>301</text:p>
          </table:table-cell>
          <table:table-cell office:value-type="float" office:value="121" calcext:value-type="float">
            <text:p>121</text:p>
          </table:table-cell>
          <table:table-cell table:formula="of:=VLOOKUP([.$A416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8:29Z</text:p>
          </table:table-cell>
          <table:table-cell office:value-type="float" office:value="40.000626" calcext:value-type="float">
            <text:p>40.000626</text:p>
          </table:table-cell>
          <table:table-cell office:value-type="float" office:value="-79.58632" calcext:value-type="float">
            <text:p>-79.58632</text:p>
          </table:table-cell>
          <table:table-cell office:value-type="float" office:value="300.6" calcext:value-type="float">
            <text:p>300.6</text:p>
          </table:table-cell>
          <table:table-cell office:value-type="float" office:value="121" calcext:value-type="float">
            <text:p>121</text:p>
          </table:table-cell>
          <table:table-cell table:formula="of:=VLOOKUP([.$A417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8:36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629" calcext:value-type="float">
            <text:p>-79.58629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  <table:table-cell table:formula="of:=VLOOKUP([.$A418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48:43Z</text:p>
          </table:table-cell>
          <table:table-cell office:value-type="float" office:value="40.00097" calcext:value-type="float">
            <text:p>40.00097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  <table:table-cell table:formula="of:=VLOOKUP([.$A419];['2018-07-30_MAF_walk_Polar_strap_Crunch'.$A$1:.$E$13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8:48Z</text:p>
          </table:table-cell>
          <table:table-cell office:value-type="float" office:value="40.001082" calcext:value-type="float">
            <text:p>40.001082</text:p>
          </table:table-cell>
          <table:table-cell office:value-type="float" office:value="-79.586221" calcext:value-type="float">
            <text:p>-79.586221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  <table:table-cell table:formula="of:=VLOOKUP([.$A420];['2018-07-30_MAF_walk_Polar_strap_Crunch'.$A$1:.$E$139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30T12:48:53Z</text:p>
          </table:table-cell>
          <table:table-cell office:value-type="float" office:value="40.00113" calcext:value-type="float">
            <text:p>40.00113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300.3" calcext:value-type="float">
            <text:p>300.3</text:p>
          </table:table-cell>
          <table:table-cell office:value-type="float" office:value="121" calcext:value-type="float">
            <text:p>121</text:p>
          </table:table-cell>
          <table:table-cell table:formula="of:=VLOOKUP([.$A421];['2018-07-30_MAF_walk_Polar_strap_Crunch'.$A$1:.$E$13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30T12:48:58Z</text:p>
          </table:table-cell>
          <table:table-cell office:value-type="float" office:value="40.001178" calcext:value-type="float">
            <text:p>40.001178</text:p>
          </table:table-cell>
          <table:table-cell office:value-type="float" office:value="-79.586193" calcext:value-type="float">
            <text:p>-79.586193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  <table:table-cell table:formula="of:=VLOOKUP([.$A422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49:03Z</text:p>
          </table:table-cell>
          <table:table-cell office:value-type="float" office:value="40.001226" calcext:value-type="float">
            <text:p>40.001226</text:p>
          </table:table-cell>
          <table:table-cell office:value-type="float" office:value="-79.586178" calcext:value-type="float">
            <text:p>-79.586178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  <table:table-cell table:formula="of:=VLOOKUP([.$A423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49:08Z</text:p>
          </table:table-cell>
          <table:table-cell office:value-type="float" office:value="40.001274" calcext:value-type="float">
            <text:p>40.001274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  <table:table-cell table:formula="of:=VLOOKUP([.$A424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3Z</text:p>
          </table:table-cell>
          <table:table-cell office:value-type="float" office:value="40.001322" calcext:value-type="float">
            <text:p>40.001322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  <table:table-cell table:formula="of:=VLOOKUP([.$A42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3Z</text:p>
          </table:table-cell>
          <table:table-cell office:value-type="float" office:value="40.00137" calcext:value-type="float">
            <text:p>40.00137</text:p>
          </table:table-cell>
          <table:table-cell office:value-type="float" office:value="-79.586136" calcext:value-type="float">
            <text:p>-79.586136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  <table:table-cell table:formula="of:=VLOOKUP([.$A426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18Z</text:p>
          </table:table-cell>
          <table:table-cell office:value-type="float" office:value="40.001442" calcext:value-type="float">
            <text:p>40.001442</text:p>
          </table:table-cell>
          <table:table-cell office:value-type="float" office:value="-79.58611" calcext:value-type="float">
            <text:p>-79.58611</text:p>
          </table:table-cell>
          <table:table-cell office:value-type="float" office:value="300.5" calcext:value-type="float">
            <text:p>300.5</text:p>
          </table:table-cell>
          <table:table-cell office:value-type="float" office:value="126" calcext:value-type="float">
            <text:p>126</text:p>
          </table:table-cell>
          <table:table-cell table:formula="of:=VLOOKUP([.$A427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23Z</text:p>
          </table:table-cell>
          <table:table-cell office:value-type="float" office:value="40.00151" calcext:value-type="float">
            <text:p>40.00151</text:p>
          </table:table-cell>
          <table:table-cell office:value-type="float" office:value="-79.58611" calcext:value-type="float">
            <text:p>-79.58611</text:p>
          </table:table-cell>
          <table:table-cell office:value-type="float" office:value="300.5" calcext:value-type="float">
            <text:p>300.5</text:p>
          </table:table-cell>
          <table:table-cell office:value-type="float" office:value="126" calcext:value-type="float">
            <text:p>126</text:p>
          </table:table-cell>
          <table:table-cell table:formula="of:=VLOOKUP([.$A42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49:28Z</text:p>
          </table:table-cell>
          <table:table-cell office:value-type="float" office:value="40.0016" calcext:value-type="float">
            <text:p>40.0016</text:p>
          </table:table-cell>
          <table:table-cell office:value-type="float" office:value="-79.58608" calcext:value-type="float">
            <text:p>-79.58608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  <table:table-cell table:formula="of:=VLOOKUP([.$A429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33Z</text:p>
          </table:table-cell>
          <table:table-cell office:value-type="float" office:value="40.00169" calcext:value-type="float">
            <text:p>40.00169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  <table:table-cell table:formula="of:=VLOOKUP([.$A430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49:38Z</text:p>
          </table:table-cell>
          <table:table-cell office:value-type="float" office:value="40.001778" calcext:value-type="float">
            <text:p>40.001778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4" calcext:value-type="float">
            <text:p>300.4</text:p>
          </table:table-cell>
          <table:table-cell office:value-type="float" office:value="126" calcext:value-type="float">
            <text:p>126</text:p>
          </table:table-cell>
          <table:table-cell table:formula="of:=VLOOKUP([.$A43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49:43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1" calcext:value-type="float">
            <text:p>300.1</text:p>
          </table:table-cell>
          <table:table-cell office:value-type="float" office:value="126" calcext:value-type="float">
            <text:p>126</text:p>
          </table:table-cell>
          <table:table-cell table:formula="of:=VLOOKUP([.$A432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49:48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18" calcext:value-type="float">
            <text:p>-79.58618</text:p>
          </table:table-cell>
          <table:table-cell office:value-type="float" office:value="299.8" calcext:value-type="float">
            <text:p>299.8</text:p>
          </table:table-cell>
          <table:table-cell office:value-type="float" office:value="126" calcext:value-type="float">
            <text:p>126</text:p>
          </table:table-cell>
          <table:table-cell table:formula="of:=VLOOKUP([.$A433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49:53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299.6" calcext:value-type="float">
            <text:p>299.6</text:p>
          </table:table-cell>
          <table:table-cell office:value-type="float" office:value="126" calcext:value-type="float">
            <text:p>126</text:p>
          </table:table-cell>
          <table:table-cell table:formula="of:=VLOOKUP([.$A434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49:58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299.4" calcext:value-type="float">
            <text:p>299.4</text:p>
          </table:table-cell>
          <table:table-cell office:value-type="float" office:value="126" calcext:value-type="float">
            <text:p>126</text:p>
          </table:table-cell>
          <table:table-cell table:formula="of:=VLOOKUP([.$A435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0:07Z</text:p>
          </table:table-cell>
          <table:table-cell office:value-type="float" office:value="40.001827" calcext:value-type="float">
            <text:p>40.001827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298.8" calcext:value-type="float">
            <text:p>298.8</text:p>
          </table:table-cell>
          <table:table-cell office:value-type="float" office:value="126" calcext:value-type="float">
            <text:p>126</text:p>
          </table:table-cell>
          <table:table-cell table:formula="of:=VLOOKUP([.$A436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0:12Z</text:p>
          </table:table-cell>
          <table:table-cell office:value-type="float" office:value="40.00183" calcext:value-type="float">
            <text:p>40.00183</text:p>
          </table:table-cell>
          <table:table-cell office:value-type="float" office:value="-79.58671" calcext:value-type="float">
            <text:p>-79.58671</text:p>
          </table:table-cell>
          <table:table-cell office:value-type="float" office:value="298.6" calcext:value-type="float">
            <text:p>298.6</text:p>
          </table:table-cell>
          <table:table-cell office:value-type="float" office:value="126" calcext:value-type="float">
            <text:p>126</text:p>
          </table:table-cell>
          <table:table-cell table:formula="of:=VLOOKUP([.$A43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0:13Z</text:p>
          </table:table-cell>
          <table:table-cell office:value-type="float" office:value="40.00183" calcext:value-type="float">
            <text:p>40.00183</text:p>
          </table:table-cell>
          <table:table-cell office:value-type="float" office:value="-79.58671" calcext:value-type="float">
            <text:p>-79.58671</text:p>
          </table:table-cell>
          <table:table-cell office:value-type="float" office:value="298.6" calcext:value-type="float">
            <text:p>298.6</text:p>
          </table:table-cell>
          <table:table-cell office:value-type="float" office:value="117" calcext:value-type="float">
            <text:p>117</text:p>
          </table:table-cell>
          <table:table-cell table:formula="of:=VLOOKUP([.$A438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0:17Z</text:p>
          </table:table-cell>
          <table:table-cell office:value-type="float" office:value="40.001842" calcext:value-type="float">
            <text:p>40.001842</text:p>
          </table:table-cell>
          <table:table-cell office:value-type="float" office:value="-79.58678" calcext:value-type="float">
            <text:p>-79.58678</text:p>
          </table:table-cell>
          <table:table-cell office:value-type="float" office:value="298.5" calcext:value-type="float">
            <text:p>298.5</text:p>
          </table:table-cell>
          <table:table-cell office:value-type="float" office:value="117" calcext:value-type="float">
            <text:p>117</text:p>
          </table:table-cell>
          <table:table-cell table:formula="of:=VLOOKUP([.$A439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0:24Z</text:p>
          </table:table-cell>
          <table:table-cell office:value-type="float" office:value="40.001823" calcext:value-type="float">
            <text:p>40.001823</text:p>
          </table:table-cell>
          <table:table-cell office:value-type="float" office:value="-79.58692" calcext:value-type="float">
            <text:p>-79.58692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  <table:table-cell table:formula="of:=VLOOKUP([.$A440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0:29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94" calcext:value-type="float">
            <text:p>-79.58694</text:p>
          </table:table-cell>
          <table:table-cell office:value-type="float" office:value="298.5" calcext:value-type="float">
            <text:p>298.5</text:p>
          </table:table-cell>
          <table:table-cell office:value-type="float" office:value="117" calcext:value-type="float">
            <text:p>117</text:p>
          </table:table-cell>
          <table:table-cell table:formula="of:=VLOOKUP([.$A441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0:34Z</text:p>
          </table:table-cell>
          <table:table-cell office:value-type="float" office:value="40.001606" calcext:value-type="float">
            <text:p>40.001606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  <table:table-cell table:formula="of:=VLOOKUP([.$A442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0:39Z</text:p>
          </table:table-cell>
          <table:table-cell office:value-type="float" office:value="40.00153" calcext:value-type="float">
            <text:p>40.00153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8.1" calcext:value-type="float">
            <text:p>298.1</text:p>
          </table:table-cell>
          <table:table-cell office:value-type="float" office:value="117" calcext:value-type="float">
            <text:p>117</text:p>
          </table:table-cell>
          <table:table-cell table:formula="of:=VLOOKUP([.$A443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44Z</text:p>
          </table:table-cell>
          <table:table-cell office:value-type="float" office:value="40.00145" calcext:value-type="float">
            <text:p>40.00145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  <table:table-cell table:formula="of:=VLOOKUP([.$A444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0:49Z</text:p>
          </table:table-cell>
          <table:table-cell office:value-type="float" office:value="40.00136" calcext:value-type="float">
            <text:p>40.00136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  <table:table-cell table:formula="of:=VLOOKUP([.$A44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0:56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  <table:table-cell table:formula="of:=VLOOKUP([.$A446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01Z</text:p>
          </table:table-cell>
          <table:table-cell office:value-type="float" office:value="40.00118" calcext:value-type="float">
            <text:p>40.00118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298.5" calcext:value-type="float">
            <text:p>298.5</text:p>
          </table:table-cell>
          <table:table-cell office:value-type="float" office:value="117" calcext:value-type="float">
            <text:p>117</text:p>
          </table:table-cell>
          <table:table-cell table:formula="of:=VLOOKUP([.$A447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06Z</text:p>
          </table:table-cell>
          <table:table-cell office:value-type="float" office:value="40.001114" calcext:value-type="float">
            <text:p>40.001114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298.7" calcext:value-type="float">
            <text:p>298.7</text:p>
          </table:table-cell>
          <table:table-cell office:value-type="float" office:value="117" calcext:value-type="float">
            <text:p>117</text:p>
          </table:table-cell>
          <table:table-cell table:formula="of:=VLOOKUP([.$A448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1:11Z</text:p>
          </table:table-cell>
          <table:table-cell office:value-type="float" office:value="40.001045" calcext:value-type="float">
            <text:p>40.001045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8" calcext:value-type="float">
            <text:p>298.8</text:p>
          </table:table-cell>
          <table:table-cell office:value-type="float" office:value="117" calcext:value-type="float">
            <text:p>117</text:p>
          </table:table-cell>
          <table:table-cell table:formula="of:=VLOOKUP([.$A449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1:13Z</text:p>
          </table:table-cell>
          <table:table-cell office:value-type="float" office:value="40.001045" calcext:value-type="float">
            <text:p>40.001045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8" calcext:value-type="float">
            <text:p>298.8</text:p>
          </table:table-cell>
          <table:table-cell office:value-type="float" office:value="118" calcext:value-type="float">
            <text:p>118</text:p>
          </table:table-cell>
          <table:table-cell table:formula="of:=VLOOKUP([.$A450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16Z</text:p>
          </table:table-cell>
          <table:table-cell office:value-type="float" office:value="40.000965" calcext:value-type="float">
            <text:p>40.000965</text:p>
          </table:table-cell>
          <table:table-cell office:value-type="float" office:value="-79.587166" calcext:value-type="float">
            <text:p>-79.587166</text:p>
          </table:table-cell>
          <table:table-cell office:value-type="float" office:value="299" calcext:value-type="float">
            <text:p>299</text:p>
          </table:table-cell>
          <table:table-cell office:value-type="float" office:value="118" calcext:value-type="float">
            <text:p>118</text:p>
          </table:table-cell>
          <table:table-cell table:formula="of:=VLOOKUP([.$A451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1:21Z</text:p>
          </table:table-cell>
          <table:table-cell office:value-type="float" office:value="40.00089" calcext:value-type="float">
            <text:p>40.00089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299.1" calcext:value-type="float">
            <text:p>299.1</text:p>
          </table:table-cell>
          <table:table-cell office:value-type="float" office:value="118" calcext:value-type="float">
            <text:p>118</text:p>
          </table:table-cell>
          <table:table-cell table:formula="of:=VLOOKUP([.$A452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1:26Z</text:p>
          </table:table-cell>
          <table:table-cell office:value-type="float" office:value="40.0008" calcext:value-type="float">
            <text:p>40.0008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  <table:table-cell table:formula="of:=VLOOKUP([.$A453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1:31Z</text:p>
          </table:table-cell>
          <table:table-cell office:value-type="float" office:value="40.000694" calcext:value-type="float">
            <text:p>40.000694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.5" calcext:value-type="float">
            <text:p>299.5</text:p>
          </table:table-cell>
          <table:table-cell office:value-type="float" office:value="118" calcext:value-type="float">
            <text:p>118</text:p>
          </table:table-cell>
          <table:table-cell table:formula="of:=VLOOKUP([.$A454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1:37Z</text:p>
          </table:table-cell>
          <table:table-cell office:value-type="float" office:value="40.000565" calcext:value-type="float">
            <text:p>40.000565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  <table:table-cell table:formula="of:=VLOOKUP([.$A45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42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  <table:table-cell table:formula="of:=VLOOKUP([.$A456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47Z</text:p>
          </table:table-cell>
          <table:table-cell office:value-type="float" office:value="40.000435" calcext:value-type="float">
            <text:p>40.000435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8" calcext:value-type="float">
            <text:p>299.8</text:p>
          </table:table-cell>
          <table:table-cell office:value-type="float" office:value="118" calcext:value-type="float">
            <text:p>118</text:p>
          </table:table-cell>
          <table:table-cell table:formula="of:=VLOOKUP([.$A457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1:52Z</text:p>
          </table:table-cell>
          <table:table-cell office:value-type="float" office:value="40.000378" calcext:value-type="float">
            <text:p>40.000378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9" calcext:value-type="float">
            <text:p>299.9</text:p>
          </table:table-cell>
          <table:table-cell office:value-type="float" office:value="118" calcext:value-type="float">
            <text:p>118</text:p>
          </table:table-cell>
          <table:table-cell table:formula="of:=VLOOKUP([.$A45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1:57Z</text:p>
          </table:table-cell>
          <table:table-cell office:value-type="float" office:value="40.00031" calcext:value-type="float">
            <text:p>40.00031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  <table:table-cell table:formula="of:=VLOOKUP([.$A459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02Z</text:p>
          </table:table-cell>
          <table:table-cell office:value-type="float" office:value="40.000237" calcext:value-type="float">
            <text:p>40.000237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1" calcext:value-type="float">
            <text:p>300.1</text:p>
          </table:table-cell>
          <table:table-cell office:value-type="float" office:value="118" calcext:value-type="float">
            <text:p>118</text:p>
          </table:table-cell>
          <table:table-cell table:formula="of:=VLOOKUP([.$A460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07Z</text:p>
          </table:table-cell>
          <table:table-cell office:value-type="float" office:value="40.000156" calcext:value-type="float">
            <text:p>40.00015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  <table:table-cell table:formula="of:=VLOOKUP([.$A461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12Z</text:p>
          </table:table-cell>
          <table:table-cell office:value-type="float" office:value="40.0001" calcext:value-type="float">
            <text:p>40.0001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4" calcext:value-type="float">
            <text:p>300.4</text:p>
          </table:table-cell>
          <table:table-cell office:value-type="float" office:value="118" calcext:value-type="float">
            <text:p>118</text:p>
          </table:table-cell>
          <table:table-cell table:formula="of:=VLOOKUP([.$A462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14Z</text:p>
          </table:table-cell>
          <table:table-cell office:value-type="float" office:value="40.0001" calcext:value-type="float">
            <text:p>40.0001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4" calcext:value-type="float">
            <text:p>300.4</text:p>
          </table:table-cell>
          <table:table-cell office:value-type="float" office:value="128" calcext:value-type="float">
            <text:p>128</text:p>
          </table:table-cell>
          <table:table-cell table:formula="of:=VLOOKUP([.$A463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17Z</text:p>
          </table:table-cell>
          <table:table-cell office:value-type="float" office:value="40.00003" calcext:value-type="float">
            <text:p>40.00003</text:p>
          </table:table-cell>
          <table:table-cell office:value-type="float" office:value="-79.58727" calcext:value-type="float">
            <text:p>-79.58727</text:p>
          </table:table-cell>
          <table:table-cell office:value-type="float" office:value="300.6" calcext:value-type="float">
            <text:p>300.6</text:p>
          </table:table-cell>
          <table:table-cell office:value-type="float" office:value="128" calcext:value-type="float">
            <text:p>128</text:p>
          </table:table-cell>
          <table:table-cell table:formula="of:=VLOOKUP([.$A464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22Z</text:p>
          </table:table-cell>
          <table:table-cell office:value-type="float" office:value="39.999954" calcext:value-type="float">
            <text:p>39.999954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300.8" calcext:value-type="float">
            <text:p>300.8</text:p>
          </table:table-cell>
          <table:table-cell office:value-type="float" office:value="128" calcext:value-type="float">
            <text:p>128</text:p>
          </table:table-cell>
          <table:table-cell table:formula="of:=VLOOKUP([.$A465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2:27Z</text:p>
          </table:table-cell>
          <table:table-cell office:value-type="float" office:value="39.999866" calcext:value-type="float">
            <text:p>39.999866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1" calcext:value-type="float">
            <text:p>301</text:p>
          </table:table-cell>
          <table:table-cell office:value-type="float" office:value="128" calcext:value-type="float">
            <text:p>128</text:p>
          </table:table-cell>
          <table:table-cell table:formula="of:=VLOOKUP([.$A46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2:32Z</text:p>
          </table:table-cell>
          <table:table-cell office:value-type="float" office:value="39.999794" calcext:value-type="float">
            <text:p>39.99979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301.1" calcext:value-type="float">
            <text:p>301.1</text:p>
          </table:table-cell>
          <table:table-cell office:value-type="float" office:value="128" calcext:value-type="float">
            <text:p>128</text:p>
          </table:table-cell>
          <table:table-cell table:formula="of:=VLOOKUP([.$A467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2:37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4" calcext:value-type="float">
            <text:p>301.4</text:p>
          </table:table-cell>
          <table:table-cell office:value-type="float" office:value="128" calcext:value-type="float">
            <text:p>128</text:p>
          </table:table-cell>
          <table:table-cell table:formula="of:=VLOOKUP([.$A468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2:42Z</text:p>
          </table:table-cell>
          <table:table-cell office:value-type="float" office:value="39.999657" calcext:value-type="float">
            <text:p>39.999657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6" calcext:value-type="float">
            <text:p>301.6</text:p>
          </table:table-cell>
          <table:table-cell office:value-type="float" office:value="128" calcext:value-type="float">
            <text:p>128</text:p>
          </table:table-cell>
          <table:table-cell table:formula="of:=VLOOKUP([.$A469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2:47Z</text:p>
          </table:table-cell>
          <table:table-cell office:value-type="float" office:value="39.99959" calcext:value-type="float">
            <text:p>39.99959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301.8" calcext:value-type="float">
            <text:p>301.8</text:p>
          </table:table-cell>
          <table:table-cell office:value-type="float" office:value="128" calcext:value-type="float">
            <text:p>128</text:p>
          </table:table-cell>
          <table:table-cell table:formula="of:=VLOOKUP([.$A470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2:52Z</text:p>
          </table:table-cell>
          <table:table-cell office:value-type="float" office:value="39.99953" calcext:value-type="float">
            <text:p>39.99953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302.1" calcext:value-type="float">
            <text:p>302.1</text:p>
          </table:table-cell>
          <table:table-cell office:value-type="float" office:value="128" calcext:value-type="float">
            <text:p>128</text:p>
          </table:table-cell>
          <table:table-cell table:formula="of:=VLOOKUP([.$A471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2:57Z</text:p>
          </table:table-cell>
          <table:table-cell office:value-type="float" office:value="39.99944" calcext:value-type="float">
            <text:p>39.99944</text:p>
          </table:table-cell>
          <table:table-cell office:value-type="float" office:value="-79.587105" calcext:value-type="float">
            <text:p>-79.587105</text:p>
          </table:table-cell>
          <table:table-cell office:value-type="float" office:value="302.4" calcext:value-type="float">
            <text:p>302.4</text:p>
          </table:table-cell>
          <table:table-cell office:value-type="float" office:value="128" calcext:value-type="float">
            <text:p>128</text:p>
          </table:table-cell>
          <table:table-cell table:formula="of:=VLOOKUP([.$A472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3:02Z</text:p>
          </table:table-cell>
          <table:table-cell office:value-type="float" office:value="39.999336" calcext:value-type="float">
            <text:p>39.999336</text:p>
          </table:table-cell>
          <table:table-cell office:value-type="float" office:value="-79.58706" calcext:value-type="float">
            <text:p>-79.58706</text:p>
          </table:table-cell>
          <table:table-cell office:value-type="float" office:value="302.7" calcext:value-type="float">
            <text:p>302.7</text:p>
          </table:table-cell>
          <table:table-cell office:value-type="float" office:value="128" calcext:value-type="float">
            <text:p>128</text:p>
          </table:table-cell>
          <table:table-cell table:formula="of:=VLOOKUP([.$A473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3:07Z</text:p>
          </table:table-cell>
          <table:table-cell office:value-type="float" office:value="39.999287" calcext:value-type="float">
            <text:p>39.999287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303" calcext:value-type="float">
            <text:p>303</text:p>
          </table:table-cell>
          <table:table-cell office:value-type="float" office:value="128" calcext:value-type="float">
            <text:p>128</text:p>
          </table:table-cell>
          <table:table-cell table:formula="of:=VLOOKUP([.$A474];['2018-07-30_MAF_walk_Polar_strap_Crunch'.$A$1:.$E$13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30T12:53:12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303.3" calcext:value-type="float">
            <text:p>303.3</text:p>
          </table:table-cell>
          <table:table-cell office:value-type="float" office:value="128" calcext:value-type="float">
            <text:p>128</text:p>
          </table:table-cell>
          <table:table-cell table:formula="of:=VLOOKUP([.$A475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53:12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303.3" calcext:value-type="float">
            <text:p>303.3</text:p>
          </table:table-cell>
          <table:table-cell office:value-type="float" office:value="128" calcext:value-type="float">
            <text:p>128</text:p>
          </table:table-cell>
          <table:table-cell table:formula="of:=VLOOKUP([.$A476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53:12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303.3" calcext:value-type="float">
            <text:p>303.3</text:p>
          </table:table-cell>
          <table:table-cell office:value-type="float" office:value="128" calcext:value-type="float">
            <text:p>128</text:p>
          </table:table-cell>
          <table:table-cell table:formula="of:=VLOOKUP([.$A477];['2018-07-30_MAF_walk_Polar_strap_Crunch'.$A$1:.$E$1391];5;1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30T12:53:19Z</text:p>
          </table:table-cell>
          <table:table-cell office:value-type="float" office:value="39.999256" calcext:value-type="float">
            <text:p>39.999256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303.6" calcext:value-type="float">
            <text:p>303.6</text:p>
          </table:table-cell>
          <table:table-cell office:value-type="float" office:value="128" calcext:value-type="float">
            <text:p>128</text:p>
          </table:table-cell>
          <table:table-cell table:formula="of:=VLOOKUP([.$A478];['2018-07-30_MAF_walk_Polar_strap_Crunch'.$A$1:.$E$13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30T12:53:23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754" calcext:value-type="float">
            <text:p>-79.586754</text:p>
          </table:table-cell>
          <table:table-cell office:value-type="float" office:value="303.9" calcext:value-type="float">
            <text:p>303.9</text:p>
          </table:table-cell>
          <table:table-cell office:value-type="float" office:value="128" calcext:value-type="float">
            <text:p>128</text:p>
          </table:table-cell>
          <table:table-cell table:formula="of:=VLOOKUP([.$A479];['2018-07-30_MAF_walk_Polar_strap_Crunch'.$A$1:.$E$13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30T12:53:28Z</text:p>
          </table:table-cell>
          <table:table-cell office:value-type="float" office:value="39.999294" calcext:value-type="float">
            <text:p>39.999294</text:p>
          </table:table-cell>
          <table:table-cell office:value-type="float" office:value="-79.58669" calcext:value-type="float">
            <text:p>-79.58669</text:p>
          </table:table-cell>
          <table:table-cell office:value-type="float" office:value="304" calcext:value-type="float">
            <text:p>304</text:p>
          </table:table-cell>
          <table:table-cell office:value-type="float" office:value="128" calcext:value-type="float">
            <text:p>128</text:p>
          </table:table-cell>
          <table:table-cell table:formula="of:=VLOOKUP([.$A480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3:33Z</text:p>
          </table:table-cell>
          <table:table-cell office:value-type="float" office:value="39.99936" calcext:value-type="float">
            <text:p>39.99936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303.5" calcext:value-type="float">
            <text:p>303.5</text:p>
          </table:table-cell>
          <table:table-cell office:value-type="float" office:value="128" calcext:value-type="float">
            <text:p>128</text:p>
          </table:table-cell>
          <table:table-cell table:formula="of:=VLOOKUP([.$A481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3:38Z</text:p>
          </table:table-cell>
          <table:table-cell office:value-type="float" office:value="39.999435" calcext:value-type="float">
            <text:p>39.999435</text:p>
          </table:table-cell>
          <table:table-cell office:value-type="float" office:value="-79.586655" calcext:value-type="float">
            <text:p>-79.586655</text:p>
          </table:table-cell>
          <table:table-cell office:value-type="float" office:value="303.4" calcext:value-type="float">
            <text:p>303.4</text:p>
          </table:table-cell>
          <table:table-cell office:value-type="float" office:value="128" calcext:value-type="float">
            <text:p>128</text:p>
          </table:table-cell>
          <table:table-cell table:formula="of:=VLOOKUP([.$A482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3:43Z</text:p>
          </table:table-cell>
          <table:table-cell office:value-type="float" office:value="39.99951" calcext:value-type="float">
            <text:p>39.99951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303.1" calcext:value-type="float">
            <text:p>303.1</text:p>
          </table:table-cell>
          <table:table-cell office:value-type="float" office:value="128" calcext:value-type="float">
            <text:p>128</text:p>
          </table:table-cell>
          <table:table-cell table:formula="of:=VLOOKUP([.$A483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3:48Z</text:p>
          </table:table-cell>
          <table:table-cell office:value-type="float" office:value="39.999577" calcext:value-type="float">
            <text:p>39.999577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302.9" calcext:value-type="float">
            <text:p>302.9</text:p>
          </table:table-cell>
          <table:table-cell office:value-type="float" office:value="128" calcext:value-type="float">
            <text:p>128</text:p>
          </table:table-cell>
          <table:table-cell table:formula="of:=VLOOKUP([.$A484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3:53Z</text:p>
          </table:table-cell>
          <table:table-cell office:value-type="float" office:value="39.99966" calcext:value-type="float">
            <text:p>39.9996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2.6" calcext:value-type="float">
            <text:p>302.6</text:p>
          </table:table-cell>
          <table:table-cell office:value-type="float" office:value="128" calcext:value-type="float">
            <text:p>128</text:p>
          </table:table-cell>
          <table:table-cell table:formula="of:=VLOOKUP([.$A485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3:58Z</text:p>
          </table:table-cell>
          <table:table-cell office:value-type="float" office:value="39.999744" calcext:value-type="float">
            <text:p>39.999744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302.4" calcext:value-type="float">
            <text:p>302.4</text:p>
          </table:table-cell>
          <table:table-cell office:value-type="float" office:value="128" calcext:value-type="float">
            <text:p>128</text:p>
          </table:table-cell>
          <table:table-cell table:formula="of:=VLOOKUP([.$A486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3Z</text:p>
          </table:table-cell>
          <table:table-cell office:value-type="float" office:value="39.999813" calcext:value-type="float">
            <text:p>39.999813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302.3" calcext:value-type="float">
            <text:p>302.3</text:p>
          </table:table-cell>
          <table:table-cell office:value-type="float" office:value="128" calcext:value-type="float">
            <text:p>128</text:p>
          </table:table-cell>
          <table:table-cell table:formula="of:=VLOOKUP([.$A487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08Z</text:p>
          </table:table-cell>
          <table:table-cell office:value-type="float" office:value="39.99991" calcext:value-type="float">
            <text:p>39.99991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8" calcext:value-type="float">
            <text:p>301.8</text:p>
          </table:table-cell>
          <table:table-cell office:value-type="float" office:value="128" calcext:value-type="float">
            <text:p>128</text:p>
          </table:table-cell>
          <table:table-cell table:formula="of:=VLOOKUP([.$A488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13Z</text:p>
          </table:table-cell>
          <table:table-cell office:value-type="float" office:value="39.999967" calcext:value-type="float">
            <text:p>39.999967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6" calcext:value-type="float">
            <text:p>301.6</text:p>
          </table:table-cell>
          <table:table-cell office:value-type="float" office:value="117" calcext:value-type="float">
            <text:p>117</text:p>
          </table:table-cell>
          <table:table-cell table:formula="of:=VLOOKUP([.$A489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13Z</text:p>
          </table:table-cell>
          <table:table-cell office:value-type="float" office:value="40.000023" calcext:value-type="float">
            <text:p>40.000023</text:p>
          </table:table-cell>
          <table:table-cell office:value-type="float" office:value="-79.586494" calcext:value-type="float">
            <text:p>-79.586494</text:p>
          </table:table-cell>
          <table:table-cell office:value-type="float" office:value="301.5" calcext:value-type="float">
            <text:p>301.5</text:p>
          </table:table-cell>
          <table:table-cell office:value-type="float" office:value="117" calcext:value-type="float">
            <text:p>117</text:p>
          </table:table-cell>
          <table:table-cell table:formula="of:=VLOOKUP([.$A490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18Z</text:p>
          </table:table-cell>
          <table:table-cell office:value-type="float" office:value="40.00009" calcext:value-type="float">
            <text:p>40.00009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  <table:table-cell table:formula="of:=VLOOKUP([.$A491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23Z</text:p>
          </table:table-cell>
          <table:table-cell office:value-type="float" office:value="40.000153" calcext:value-type="float">
            <text:p>40.000153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  <table:table-cell table:formula="of:=VLOOKUP([.$A492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28Z</text:p>
          </table:table-cell>
          <table:table-cell office:value-type="float" office:value="40.00021" calcext:value-type="float">
            <text:p>40.00021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  <table:table-cell table:formula="of:=VLOOKUP([.$A493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4:33Z</text:p>
          </table:table-cell>
          <table:table-cell office:value-type="float" office:value="40.000286" calcext:value-type="float">
            <text:p>40.000286</text:p>
          </table:table-cell>
          <table:table-cell office:value-type="float" office:value="-79.58641" calcext:value-type="float">
            <text:p>-79.58641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  <table:table-cell table:formula="of:=VLOOKUP([.$A494];['2018-07-30_MAF_walk_Polar_strap_Crunch'.$A$1:.$E$13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30T12:54:38Z</text:p>
          </table:table-cell>
          <table:table-cell office:value-type="float" office:value="40.0004" calcext:value-type="float">
            <text:p>40.0004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  <table:table-cell table:formula="of:=VLOOKUP([.$A495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4:43Z</text:p>
          </table:table-cell>
          <table:table-cell office:value-type="float" office:value="40.000499" calcext:value-type="float">
            <text:p>40.000499</text:p>
          </table:table-cell>
          <table:table-cell office:value-type="float" office:value="-79.586363" calcext:value-type="float">
            <text:p>-79.586363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  <table:table-cell table:formula="of:=VLOOKUP([.$A496];['2018-07-30_MAF_walk_Polar_strap_Crunch'.$A$1:.$E$13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30T12:54:48Z</text:p>
          </table:table-cell>
          <table:table-cell office:value-type="float" office:value="40.000539" calcext:value-type="float">
            <text:p>40.000539</text:p>
          </table:table-cell>
          <table:table-cell office:value-type="float" office:value="-79.586355" calcext:value-type="float">
            <text:p>-79.586355</text:p>
          </table:table-cell>
          <table:table-cell office:value-type="float" office:value="300.9" calcext:value-type="float">
            <text:p>300.9</text:p>
          </table:table-cell>
          <table:table-cell office:value-type="float" office:value="117" calcext:value-type="float">
            <text:p>117</text:p>
          </table:table-cell>
          <table:table-cell table:formula="of:=VLOOKUP([.$A497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4:52Z</text:p>
          </table:table-cell>
          <table:table-cell office:value-type="float" office:value="40.00058" calcext:value-type="float">
            <text:p>40.00058</text:p>
          </table:table-cell>
          <table:table-cell office:value-type="float" office:value="-79.586348" calcext:value-type="float">
            <text:p>-79.586348</text:p>
          </table:table-cell>
          <table:table-cell office:value-type="float" office:value="300.7" calcext:value-type="float">
            <text:p>300.7</text:p>
          </table:table-cell>
          <table:table-cell office:value-type="float" office:value="117" calcext:value-type="float">
            <text:p>117</text:p>
          </table:table-cell>
          <table:table-cell table:formula="of:=VLOOKUP([.$A498];['2018-07-30_MAF_walk_Polar_strap_Crunch'.$A$1:.$E$13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30T12:54:53Z</text:p>
          </table:table-cell>
          <table:table-cell office:value-type="float" office:value="40.00062" calcext:value-type="float">
            <text:p>40.00062</text:p>
          </table:table-cell>
          <table:table-cell office:value-type="float" office:value="-79.58634" calcext:value-type="float">
            <text:p>-79.58634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  <table:table-cell table:formula="of:=VLOOKUP([.$A499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5:02Z</text:p>
          </table:table-cell>
          <table:table-cell office:value-type="float" office:value="40.00074" calcext:value-type="float">
            <text:p>40.00074</text:p>
          </table:table-cell>
          <table:table-cell office:value-type="float" office:value="-79.58629" calcext:value-type="float">
            <text:p>-79.58629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  <table:table-cell table:formula="of:=VLOOKUP([.$A500];['2018-07-30_MAF_walk_Polar_strap_Crunch'.$A$1:.$E$13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30T12:55:09Z</text:p>
          </table:table-cell>
          <table:table-cell office:value-type="float" office:value="40.000847" calcext:value-type="float">
            <text:p>40.000847</text:p>
          </table:table-cell>
          <table:table-cell office:value-type="float" office:value="-79.58625" calcext:value-type="float">
            <text:p>-79.58625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  <table:table-cell table:formula="of:=VLOOKUP([.$A501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12Z</text:p>
          </table:table-cell>
          <table:table-cell office:value-type="float" office:value="40.000847" calcext:value-type="float">
            <text:p>40.000847</text:p>
          </table:table-cell>
          <table:table-cell office:value-type="float" office:value="-79.58625" calcext:value-type="float">
            <text:p>-79.58625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  <table:table-cell table:formula="of:=VLOOKUP([.$A502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14Z</text:p>
          </table:table-cell>
          <table:table-cell office:value-type="float" office:value="40.000847" calcext:value-type="float">
            <text:p>40.000847</text:p>
          </table:table-cell>
          <table:table-cell office:value-type="float" office:value="-79.58625" calcext:value-type="float">
            <text:p>-79.58625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  <table:table-cell table:formula="of:=VLOOKUP([.$A503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17Z</text:p>
          </table:table-cell>
          <table:table-cell office:value-type="float" office:value="40.000957" calcext:value-type="float">
            <text:p>40.000957</text:p>
          </table:table-cell>
          <table:table-cell office:value-type="float" office:value="-79.58623" calcext:value-type="float">
            <text:p>-79.58623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  <table:table-cell table:formula="of:=VLOOKUP([.$A504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27Z</text:p>
          </table:table-cell>
          <table:table-cell office:value-type="float" office:value="40.001022" calcext:value-type="float">
            <text:p>40.001022</text:p>
          </table:table-cell>
          <table:table-cell office:value-type="float" office:value="-79.5862" calcext:value-type="float">
            <text:p>-79.5862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  <table:table-cell table:formula="of:=VLOOKUP([.$A505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3Z</text:p>
          </table:table-cell>
          <table:table-cell office:value-type="float" office:value="40.001125" calcext:value-type="float">
            <text:p>40.001125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  <table:table-cell table:formula="of:=VLOOKUP([.$A506];['2018-07-30_MAF_walk_Polar_strap_Crunch'.$A$1:.$E$13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30T12:55:38Z</text:p>
          </table:table-cell>
          <table:table-cell office:value-type="float" office:value="40.001205" calcext:value-type="float">
            <text:p>40.001205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  <table:table-cell table:formula="of:=VLOOKUP([.$A507];['2018-07-30_MAF_walk_Polar_strap_Crunch'.$A$1:.$E$13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30T12:55:43Z</text:p>
          </table:table-cell>
          <table:table-cell office:value-type="float" office:value="40.001305" calcext:value-type="float">
            <text:p>40.001305</text:p>
          </table:table-cell>
          <table:table-cell office:value-type="float" office:value="-79.586136" calcext:value-type="float">
            <text:p>-79.586136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  <table:table-cell table:formula="of:=VLOOKUP([.$A508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5:48Z</text:p>
          </table:table-cell>
          <table:table-cell office:value-type="float" office:value="40.00142" calcext:value-type="float">
            <text:p>40.00142</text:p>
          </table:table-cell>
          <table:table-cell office:value-type="float" office:value="-79.58611" calcext:value-type="float">
            <text:p>-79.58611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  <table:table-cell table:formula="of:=VLOOKUP([.$A509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5:52Z</text:p>
          </table:table-cell>
          <table:table-cell office:value-type="float" office:value="40.001479" calcext:value-type="float">
            <text:p>40.001479</text:p>
          </table:table-cell>
          <table:table-cell office:value-type="float" office:value="-79.5861" calcext:value-type="float">
            <text:p>-79.5861</text:p>
          </table:table-cell>
          <table:table-cell office:value-type="float" office:value="300.6" calcext:value-type="float">
            <text:p>300.6</text:p>
          </table:table-cell>
          <table:table-cell office:value-type="float" office:value="115" calcext:value-type="float">
            <text:p>115</text:p>
          </table:table-cell>
          <table:table-cell table:formula="of:=VLOOKUP([.$A510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5:52Z</text:p>
          </table:table-cell>
          <table:table-cell office:value-type="float" office:value="40.001537" calcext:value-type="float">
            <text:p>40.001537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0.5" calcext:value-type="float">
            <text:p>300.5</text:p>
          </table:table-cell>
          <table:table-cell office:value-type="float" office:value="115" calcext:value-type="float">
            <text:p>115</text:p>
          </table:table-cell>
          <table:table-cell table:formula="of:=VLOOKUP([.$A511];['2018-07-30_MAF_walk_Polar_strap_Crunch'.$A$1:.$E$13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30T12:55:57Z</text:p>
          </table:table-cell>
          <table:table-cell office:value-type="float" office:value="40.00165" calcext:value-type="float">
            <text:p>40.00165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  <table:table-cell table:formula="of:=VLOOKUP([.$A512];['2018-07-30_MAF_walk_Polar_strap_Crunch'.$A$1:.$E$13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30T12:56:02Z</text:p>
          </table:table-cell>
          <table:table-cell office:value-type="float" office:value="40.001724" calcext:value-type="float">
            <text:p>40.001724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  <table:table-cell table:formula="of:=VLOOKUP([.$A513];['2018-07-30_MAF_walk_Polar_strap_Crunch'.$A$1:.$E$13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30T12:56:08Z</text:p>
          </table:table-cell>
          <table:table-cell office:value-type="float" office:value="40.001793" calcext:value-type="float">
            <text:p>40.001793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4" calcext:value-type="float">
            <text:p>300.4</text:p>
          </table:table-cell>
          <table:table-cell office:value-type="float" office:value="115" calcext:value-type="float">
            <text:p>115</text:p>
          </table:table-cell>
          <table:table-cell table:formula="of:=VLOOKUP([.$A514];['2018-07-30_MAF_walk_Polar_strap_Crunch'.$A$1:.$E$13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30T12:56:12Z</text:p>
          </table:table-cell>
          <table:table-cell office:value-type="float" office:value="40.001793" calcext:value-type="float">
            <text:p>40.001793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4" calcext:value-type="float">
            <text:p>300.4</text:p>
          </table:table-cell>
          <table:table-cell office:value-type="float" office:value="123" calcext:value-type="float">
            <text:p>123</text:p>
          </table:table-cell>
          <table:table-cell table:formula="of:=VLOOKUP([.$A515];['2018-07-30_MAF_walk_Polar_strap_Crunch'.$A$1:.$E$13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30T12:56:16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136" calcext:value-type="float">
            <text:p>-79.586136</text:p>
          </table:table-cell>
          <table:table-cell office:value-type="float" office:value="300.2" calcext:value-type="float">
            <text:p>300.2</text:p>
          </table:table-cell>
          <table:table-cell office:value-type="float" office:value="123" calcext:value-type="float">
            <text:p>123</text:p>
          </table:table-cell>
          <table:table-cell table:formula="of:=VLOOKUP([.$A516];['2018-07-30_MAF_walk_Polar_strap_Crunch'.$A$1:.$E$13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30T12:56:21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table:formula="of:=VLOOKUP([.$A517];['2018-07-30_MAF_walk_Polar_strap_Crunch'.$A$1:.$E$13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30T12:56:26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32" calcext:value-type="float">
            <text:p>-79.58632</text:p>
          </table:table-cell>
          <table:table-cell office:value-type="float" office:value="299.7" calcext:value-type="float">
            <text:p>299.7</text:p>
          </table:table-cell>
          <table:table-cell office:value-type="float" office:value="123" calcext:value-type="float">
            <text:p>123</text:p>
          </table:table-cell>
          <table:table-cell table:formula="of:=VLOOKUP([.$A518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6:31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299.6" calcext:value-type="float">
            <text:p>299.6</text:p>
          </table:table-cell>
          <table:table-cell office:value-type="float" office:value="123" calcext:value-type="float">
            <text:p>123</text:p>
          </table:table-cell>
          <table:table-cell table:formula="of:=VLOOKUP([.$A519];['2018-07-30_MAF_walk_Polar_strap_Crunch'.$A$1:.$E$13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30T12:56:36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299.4" calcext:value-type="float">
            <text:p>299.4</text:p>
          </table:table-cell>
          <table:table-cell office:value-type="float" office:value="123" calcext:value-type="float">
            <text:p>123</text:p>
          </table:table-cell>
          <table:table-cell table:formula="of:=VLOOKUP([.$A520];['2018-07-30_MAF_walk_Polar_strap_Crunch'.$A$1:.$E$13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30T12:56:41Z</text:p>
          </table:table-cell>
          <table:table-cell office:value-type="float" office:value="40.001861" calcext:value-type="float">
            <text:p>40.001861</text:p>
          </table:table-cell>
          <table:table-cell office:value-type="float" office:value="-79.586629" calcext:value-type="float">
            <text:p>-79.586629</text:p>
          </table:table-cell>
          <table:table-cell office:value-type="float" office:value="299.2" calcext:value-type="float">
            <text:p>299.2</text:p>
          </table:table-cell>
          <table:table-cell office:value-type="float" office:value="123" calcext:value-type="float">
            <text:p>123</text:p>
          </table:table-cell>
          <table:table-cell table:formula="of:=VLOOKUP([.$A521];['2018-07-30_MAF_walk_Polar_strap_Crunch'.$A$1:.$E$13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30T12:56:46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6672" calcext:value-type="float">
            <text:p>-79.586672</text:p>
          </table:table-cell>
          <table:table-cell office:value-type="float" office:value="299.1" calcext:value-type="float">
            <text:p>299.1</text:p>
          </table:table-cell>
          <table:table-cell office:value-type="float" office:value="123" calcext:value-type="float">
            <text:p>123</text:p>
          </table:table-cell>
          <table:table-cell table:formula="of:=VLOOKUP([.$A522];['2018-07-30_MAF_walk_Polar_strap_Crunch'.$A$1:.$E$13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30T12:56:51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714" calcext:value-type="float">
            <text:p>-79.586714</text:p>
          </table:table-cell>
          <table:table-cell office:value-type="float" office:value="298.9" calcext:value-type="float">
            <text:p>298.9</text:p>
          </table:table-cell>
          <table:table-cell office:value-type="float" office:value="123" calcext:value-type="float">
            <text:p>123</text:p>
          </table:table-cell>
          <table:table-cell table:formula="of:=VLOOKUP([.$A523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2:56:55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757" calcext:value-type="float">
            <text:p>-79.586757</text:p>
          </table:table-cell>
          <table:table-cell office:value-type="float" office:value="298.8" calcext:value-type="float">
            <text:p>298.8</text:p>
          </table:table-cell>
          <table:table-cell office:value-type="float" office:value="123" calcext:value-type="float">
            <text:p>123</text:p>
          </table:table-cell>
          <table:table-cell table:formula="of:=VLOOKUP([.$A524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6:56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298.7" calcext:value-type="float">
            <text:p>298.7</text:p>
          </table:table-cell>
          <table:table-cell office:value-type="float" office:value="123" calcext:value-type="float">
            <text:p>123</text:p>
          </table:table-cell>
          <table:table-cell table:formula="of:=VLOOKUP([.$A525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07Z</text:p>
          </table:table-cell>
          <table:table-cell office:value-type="float" office:value="40.001934" calcext:value-type="float">
            <text:p>40.001934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3" calcext:value-type="float">
            <text:p>298.3</text:p>
          </table:table-cell>
          <table:table-cell office:value-type="float" office:value="123" calcext:value-type="float">
            <text:p>123</text:p>
          </table:table-cell>
          <table:table-cell table:formula="of:=VLOOKUP([.$A526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12Z</text:p>
          </table:table-cell>
          <table:table-cell office:value-type="float" office:value="40.001934" calcext:value-type="float">
            <text:p>40.001934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3" calcext:value-type="float">
            <text:p>298.3</text:p>
          </table:table-cell>
          <table:table-cell office:value-type="float" office:value="123" calcext:value-type="float">
            <text:p>123</text:p>
          </table:table-cell>
          <table:table-cell table:formula="of:=VLOOKUP([.$A527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2:57:13Z</text:p>
          </table:table-cell>
          <table:table-cell office:value-type="float" office:value="40.001934" calcext:value-type="float">
            <text:p>40.001934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28];['2018-07-30_MAF_walk_Polar_strap_Crunch'.$A$1:.$E$13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30T12:57:17Z</text:p>
          </table:table-cell>
          <table:table-cell office:value-type="float" office:value="40.00202" calcext:value-type="float">
            <text:p>40.00202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29];['2018-07-30_MAF_walk_Polar_strap_Crunch'.$A$1:.$E$13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2:57:22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7006" calcext:value-type="float">
            <text:p>-79.587006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30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27Z</text:p>
          </table:table-cell>
          <table:table-cell office:value-type="float" office:value="40.00213" calcext:value-type="float">
            <text:p>40.00213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31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2:57:32Z</text:p>
          </table:table-cell>
          <table:table-cell office:value-type="float" office:value="40.002186" calcext:value-type="float">
            <text:p>40.002186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32];['2018-07-30_MAF_walk_Polar_strap_Crunch'.$A$1:.$E$13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30T12:57:40Z</text:p>
          </table:table-cell>
          <table:table-cell office:value-type="float" office:value="40.00227" calcext:value-type="float">
            <text:p>40.00227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33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2:57:45Z</text:p>
          </table:table-cell>
          <table:table-cell office:value-type="float" office:value="40.00229" calcext:value-type="float">
            <text:p>40.00229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534];['2018-07-30_MAF_walk_Polar_strap_Crunch'.$A$1:.$E$13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7:55Z</text:p>
          </table:table-cell>
          <table:table-cell office:value-type="float" office:value="40.002323" calcext:value-type="float">
            <text:p>40.002323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8.7" calcext:value-type="float">
            <text:p>298.7</text:p>
          </table:table-cell>
          <table:table-cell office:value-type="float" office:value="109" calcext:value-type="float">
            <text:p>109</text:p>
          </table:table-cell>
          <table:table-cell table:formula="of:=VLOOKUP([.$A535];['2018-07-30_MAF_walk_Polar_strap_Crunch'.$A$1:.$E$13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2:58:00Z</text:p>
          </table:table-cell>
          <table:table-cell office:value-type="float" office:value="40.002342" calcext:value-type="float">
            <text:p>40.002342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  <table:table-cell table:formula="of:=VLOOKUP([.$A536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8:05Z</text:p>
          </table:table-cell>
          <table:table-cell office:value-type="float" office:value="40.002365" calcext:value-type="float">
            <text:p>40.002365</text:p>
          </table:table-cell>
          <table:table-cell office:value-type="float" office:value="-79.5874" calcext:value-type="float">
            <text:p>-79.5874</text:p>
          </table:table-cell>
          <table:table-cell office:value-type="float" office:value="298.1" calcext:value-type="float">
            <text:p>298.1</text:p>
          </table:table-cell>
          <table:table-cell office:value-type="float" office:value="109" calcext:value-type="float">
            <text:p>109</text:p>
          </table:table-cell>
          <table:table-cell table:formula="of:=VLOOKUP([.$A537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2:58:10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748" calcext:value-type="float">
            <text:p>-79.58748</text:p>
          </table:table-cell>
          <table:table-cell office:value-type="float" office:value="297.9" calcext:value-type="float">
            <text:p>297.9</text:p>
          </table:table-cell>
          <table:table-cell office:value-type="float" office:value="109" calcext:value-type="float">
            <text:p>109</text:p>
          </table:table-cell>
          <table:table-cell table:formula="of:=VLOOKUP([.$A538];['2018-07-30_MAF_walk_Polar_strap_Crunch'.$A$1:.$E$13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2:58:12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748" calcext:value-type="float">
            <text:p>-79.58748</text:p>
          </table:table-cell>
          <table:table-cell office:value-type="float" office:value="297.9" calcext:value-type="float">
            <text:p>297.9</text:p>
          </table:table-cell>
          <table:table-cell office:value-type="float" office:value="98" calcext:value-type="float">
            <text:p>98</text:p>
          </table:table-cell>
          <table:table-cell table:formula="of:=VLOOKUP([.$A539];['2018-07-30_MAF_walk_Polar_strap_Crunch'.$A$1:.$E$13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2:58:15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748" calcext:value-type="float">
            <text:p>-79.58748</text:p>
          </table:table-cell>
          <table:table-cell office:value-type="float" office:value="297.9" calcext:value-type="float">
            <text:p>297.9</text:p>
          </table:table-cell>
          <table:table-cell office:value-type="float" office:value="98" calcext:value-type="float">
            <text:p>98</text:p>
          </table:table-cell>
          <table:table-cell table:formula="of:=VLOOKUP([.$A540];['2018-07-30_MAF_walk_Polar_strap_Crunch'.$A$1:.$E$13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20Z</text:p>
          </table:table-cell>
          <table:table-cell office:value-type="float" office:value="40.00244" calcext:value-type="float">
            <text:p>40.00244</text:p>
          </table:table-cell>
          <table:table-cell office:value-type="float" office:value="-79.58758" calcext:value-type="float">
            <text:p>-79.58758</text:p>
          </table:table-cell>
          <table:table-cell office:value-type="float" office:value="297.4" calcext:value-type="float">
            <text:p>297.4</text:p>
          </table:table-cell>
          <table:table-cell office:value-type="float" office:value="98" calcext:value-type="float">
            <text:p>98</text:p>
          </table:table-cell>
          <table:table-cell table:formula="of:=VLOOKUP([.$A541];['2018-07-30_MAF_walk_Polar_strap_Crunch'.$A$1:.$E$13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8:32Z</text:p>
          </table:table-cell>
          <table:table-cell office:value-type="float" office:value="40.002506" calcext:value-type="float">
            <text:p>40.002506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6.8" calcext:value-type="float">
            <text:p>296.8</text:p>
          </table:table-cell>
          <table:table-cell office:value-type="float" office:value="98" calcext:value-type="float">
            <text:p>98</text:p>
          </table:table-cell>
          <table:table-cell table:formula="of:=VLOOKUP([.$A542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37Z</text:p>
          </table:table-cell>
          <table:table-cell office:value-type="float" office:value="40.002567" calcext:value-type="float">
            <text:p>40.00256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6.6" calcext:value-type="float">
            <text:p>296.6</text:p>
          </table:table-cell>
          <table:table-cell office:value-type="float" office:value="98" calcext:value-type="float">
            <text:p>98</text:p>
          </table:table-cell>
          <table:table-cell table:formula="of:=VLOOKUP([.$A543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45Z</text:p>
          </table:table-cell>
          <table:table-cell office:value-type="float" office:value="40.002678" calcext:value-type="float">
            <text:p>40.002678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6.3" calcext:value-type="float">
            <text:p>296.3</text:p>
          </table:table-cell>
          <table:table-cell office:value-type="float" office:value="98" calcext:value-type="float">
            <text:p>98</text:p>
          </table:table-cell>
          <table:table-cell table:formula="of:=VLOOKUP([.$A544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8:50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6.1" calcext:value-type="float">
            <text:p>296.1</text:p>
          </table:table-cell>
          <table:table-cell office:value-type="float" office:value="98" calcext:value-type="float">
            <text:p>98</text:p>
          </table:table-cell>
          <table:table-cell table:formula="of:=VLOOKUP([.$A545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8:55Z</text:p>
          </table:table-cell>
          <table:table-cell office:value-type="float" office:value="40.002804" calcext:value-type="float">
            <text:p>40.002804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5.9" calcext:value-type="float">
            <text:p>295.9</text:p>
          </table:table-cell>
          <table:table-cell office:value-type="float" office:value="98" calcext:value-type="float">
            <text:p>98</text:p>
          </table:table-cell>
          <table:table-cell table:formula="of:=VLOOKUP([.$A546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00Z</text:p>
          </table:table-cell>
          <table:table-cell office:value-type="float" office:value="40.002872" calcext:value-type="float">
            <text:p>40.002872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5.7" calcext:value-type="float">
            <text:p>295.7</text:p>
          </table:table-cell>
          <table:table-cell office:value-type="float" office:value="98" calcext:value-type="float">
            <text:p>98</text:p>
          </table:table-cell>
          <table:table-cell table:formula="of:=VLOOKUP([.$A547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05Z</text:p>
          </table:table-cell>
          <table:table-cell office:value-type="float" office:value="40.002953" calcext:value-type="float">
            <text:p>40.002953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5.4" calcext:value-type="float">
            <text:p>295.4</text:p>
          </table:table-cell>
          <table:table-cell office:value-type="float" office:value="98" calcext:value-type="float">
            <text:p>98</text:p>
          </table:table-cell>
          <table:table-cell table:formula="of:=VLOOKUP([.$A548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0Z</text:p>
          </table:table-cell>
          <table:table-cell office:value-type="float" office:value="40.003002" calcext:value-type="float">
            <text:p>40.003002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5.3" calcext:value-type="float">
            <text:p>295.3</text:p>
          </table:table-cell>
          <table:table-cell office:value-type="float" office:value="98" calcext:value-type="float">
            <text:p>98</text:p>
          </table:table-cell>
          <table:table-cell table:formula="of:=VLOOKUP([.$A549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3Z</text:p>
          </table:table-cell>
          <table:table-cell office:value-type="float" office:value="40.003002" calcext:value-type="float">
            <text:p>40.003002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5.3" calcext:value-type="float">
            <text:p>295.3</text:p>
          </table:table-cell>
          <table:table-cell office:value-type="float" office:value="94" calcext:value-type="float">
            <text:p>94</text:p>
          </table:table-cell>
          <table:table-cell table:formula="of:=VLOOKUP([.$A550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15Z</text:p>
          </table:table-cell>
          <table:table-cell office:value-type="float" office:value="40.003002" calcext:value-type="float">
            <text:p>40.003002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5.3" calcext:value-type="float">
            <text:p>295.3</text:p>
          </table:table-cell>
          <table:table-cell office:value-type="float" office:value="94" calcext:value-type="float">
            <text:p>94</text:p>
          </table:table-cell>
          <table:table-cell table:formula="of:=VLOOKUP([.$A551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20Z</text:p>
          </table:table-cell>
          <table:table-cell office:value-type="float" office:value="40.003082" calcext:value-type="float">
            <text:p>40.003082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5" calcext:value-type="float">
            <text:p>295</text:p>
          </table:table-cell>
          <table:table-cell office:value-type="float" office:value="94" calcext:value-type="float">
            <text:p>94</text:p>
          </table:table-cell>
          <table:table-cell table:formula="of:=VLOOKUP([.$A552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25Z</text:p>
          </table:table-cell>
          <table:table-cell office:value-type="float" office:value="40.003147" calcext:value-type="float">
            <text:p>40.003147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4.3" calcext:value-type="float">
            <text:p>294.3</text:p>
          </table:table-cell>
          <table:table-cell office:value-type="float" office:value="94" calcext:value-type="float">
            <text:p>94</text:p>
          </table:table-cell>
          <table:table-cell table:formula="of:=VLOOKUP([.$A553];['2018-07-30_MAF_walk_Polar_strap_Crunch'.$A$1:.$E$13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2:59:30Z</text:p>
          </table:table-cell>
          <table:table-cell office:value-type="float" office:value="40.003223" calcext:value-type="float">
            <text:p>40.003223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3.1" calcext:value-type="float">
            <text:p>293.1</text:p>
          </table:table-cell>
          <table:table-cell office:value-type="float" office:value="94" calcext:value-type="float">
            <text:p>94</text:p>
          </table:table-cell>
          <table:table-cell table:formula="of:=VLOOKUP([.$A554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2:59:40Z</text:p>
          </table:table-cell>
          <table:table-cell office:value-type="float" office:value="40.00336" calcext:value-type="float">
            <text:p>40.00336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1.2" calcext:value-type="float">
            <text:p>291.2</text:p>
          </table:table-cell>
          <table:table-cell office:value-type="float" office:value="94" calcext:value-type="float">
            <text:p>94</text:p>
          </table:table-cell>
          <table:table-cell table:formula="of:=VLOOKUP([.$A555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2:59:45Z</text:p>
          </table:table-cell>
          <table:table-cell office:value-type="float" office:value="40.003465" calcext:value-type="float">
            <text:p>40.003465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90.8" calcext:value-type="float">
            <text:p>290.8</text:p>
          </table:table-cell>
          <table:table-cell office:value-type="float" office:value="94" calcext:value-type="float">
            <text:p>94</text:p>
          </table:table-cell>
          <table:table-cell table:formula="of:=VLOOKUP([.$A556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2:59:55Z</text:p>
          </table:table-cell>
          <table:table-cell office:value-type="float" office:value="40.00352" calcext:value-type="float">
            <text:p>40.00352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0.5" calcext:value-type="float">
            <text:p>290.5</text:p>
          </table:table-cell>
          <table:table-cell office:value-type="float" office:value="94" calcext:value-type="float">
            <text:p>94</text:p>
          </table:table-cell>
          <table:table-cell table:formula="of:=VLOOKUP([.$A557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0:00Z</text:p>
          </table:table-cell>
          <table:table-cell office:value-type="float" office:value="40.003575" calcext:value-type="float">
            <text:p>40.00357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0.3" calcext:value-type="float">
            <text:p>290.3</text:p>
          </table:table-cell>
          <table:table-cell office:value-type="float" office:value="94" calcext:value-type="float">
            <text:p>94</text:p>
          </table:table-cell>
          <table:table-cell table:formula="of:=VLOOKUP([.$A558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0:08Z</text:p>
          </table:table-cell>
          <table:table-cell office:value-type="float" office:value="40.00363" calcext:value-type="float">
            <text:p>40.00363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.2" calcext:value-type="float">
            <text:p>290.2</text:p>
          </table:table-cell>
          <table:table-cell office:value-type="float" office:value="94" calcext:value-type="float">
            <text:p>94</text:p>
          </table:table-cell>
          <table:table-cell table:formula="of:=VLOOKUP([.$A559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3Z</text:p>
          </table:table-cell>
          <table:table-cell office:value-type="float" office:value="40.003685" calcext:value-type="float">
            <text:p>40.003685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  <table:table-cell table:formula="of:=VLOOKUP([.$A560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3Z</text:p>
          </table:table-cell>
          <table:table-cell office:value-type="float" office:value="40.00374" calcext:value-type="float">
            <text:p>40.0037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9.9" calcext:value-type="float">
            <text:p>289.9</text:p>
          </table:table-cell>
          <table:table-cell office:value-type="float" office:value="92" calcext:value-type="float">
            <text:p>92</text:p>
          </table:table-cell>
          <table:table-cell table:formula="of:=VLOOKUP([.$A561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0:18Z</text:p>
          </table:table-cell>
          <table:table-cell office:value-type="float" office:value="40.003803" calcext:value-type="float">
            <text:p>40.003803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8" calcext:value-type="float">
            <text:p>289.8</text:p>
          </table:table-cell>
          <table:table-cell office:value-type="float" office:value="92" calcext:value-type="float">
            <text:p>92</text:p>
          </table:table-cell>
          <table:table-cell table:formula="of:=VLOOKUP([.$A562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0:28Z</text:p>
          </table:table-cell>
          <table:table-cell office:value-type="float" office:value="40.00389" calcext:value-type="float">
            <text:p>40.00389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89.5" calcext:value-type="float">
            <text:p>289.5</text:p>
          </table:table-cell>
          <table:table-cell office:value-type="float" office:value="92" calcext:value-type="float">
            <text:p>92</text:p>
          </table:table-cell>
          <table:table-cell table:formula="of:=VLOOKUP([.$A563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3Z</text:p>
          </table:table-cell>
          <table:table-cell office:value-type="float" office:value="40.00399" calcext:value-type="float">
            <text:p>40.00399</text:p>
          </table:table-cell>
          <table:table-cell office:value-type="float" office:value="-79.5876" calcext:value-type="float">
            <text:p>-79.5876</text:p>
          </table:table-cell>
          <table:table-cell office:value-type="float" office:value="289.4" calcext:value-type="float">
            <text:p>289.4</text:p>
          </table:table-cell>
          <table:table-cell office:value-type="float" office:value="92" calcext:value-type="float">
            <text:p>92</text:p>
          </table:table-cell>
          <table:table-cell table:formula="of:=VLOOKUP([.$A564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38Z</text:p>
          </table:table-cell>
          <table:table-cell office:value-type="float" office:value="40.004066" calcext:value-type="float">
            <text:p>40.004066</text:p>
          </table:table-cell>
          <table:table-cell office:value-type="float" office:value="-79.58761" calcext:value-type="float">
            <text:p>-79.58761</text:p>
          </table:table-cell>
          <table:table-cell office:value-type="float" office:value="289.3" calcext:value-type="float">
            <text:p>289.3</text:p>
          </table:table-cell>
          <table:table-cell office:value-type="float" office:value="92" calcext:value-type="float">
            <text:p>92</text:p>
          </table:table-cell>
          <table:table-cell table:formula="of:=VLOOKUP([.$A565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0:48Z</text:p>
          </table:table-cell>
          <table:table-cell office:value-type="float" office:value="40.00421" calcext:value-type="float">
            <text:p>40.00421</text:p>
          </table:table-cell>
          <table:table-cell office:value-type="float" office:value="-79.5876" calcext:value-type="float">
            <text:p>-79.5876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table:formula="of:=VLOOKUP([.$A566];['2018-07-30_MAF_walk_Polar_strap_Crunch'.$A$1:.$E$13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3Z</text:p>
          </table:table-cell>
          <table:table-cell office:value-type="float" office:value="40.00429" calcext:value-type="float">
            <text:p>40.00429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88.9" calcext:value-type="float">
            <text:p>288.9</text:p>
          </table:table-cell>
          <table:table-cell office:value-type="float" office:value="92" calcext:value-type="float">
            <text:p>92</text:p>
          </table:table-cell>
          <table:table-cell table:formula="of:=VLOOKUP([.$A567];['2018-07-30_MAF_walk_Polar_strap_Crunch'.$A$1:.$E$13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0:59Z</text:p>
          </table:table-cell>
          <table:table-cell office:value-type="float" office:value="40.004375" calcext:value-type="float">
            <text:p>40.004375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88.8" calcext:value-type="float">
            <text:p>288.8</text:p>
          </table:table-cell>
          <table:table-cell office:value-type="float" office:value="92" calcext:value-type="float">
            <text:p>92</text:p>
          </table:table-cell>
          <table:table-cell table:formula="of:=VLOOKUP([.$A568];['2018-07-30_MAF_walk_Polar_strap_Crunch'.$A$1:.$E$13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07Z</text:p>
          </table:table-cell>
          <table:table-cell office:value-type="float" office:value="40.00448" calcext:value-type="float">
            <text:p>40.00448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6" calcext:value-type="float">
            <text:p>288.6</text:p>
          </table:table-cell>
          <table:table-cell office:value-type="float" office:value="92" calcext:value-type="float">
            <text:p>92</text:p>
          </table:table-cell>
          <table:table-cell table:formula="of:=VLOOKUP([.$A569];['2018-07-30_MAF_walk_Polar_strap_Crunch'.$A$1:.$E$13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1:13Z</text:p>
          </table:table-cell>
          <table:table-cell office:value-type="float" office:value="40.00448" calcext:value-type="float">
            <text:p>40.00448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6" calcext:value-type="float">
            <text:p>288.6</text:p>
          </table:table-cell>
          <table:table-cell office:value-type="float" office:value="94" calcext:value-type="float">
            <text:p>94</text:p>
          </table:table-cell>
          <table:table-cell table:formula="of:=VLOOKUP([.$A570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1:15Z</text:p>
          </table:table-cell>
          <table:table-cell office:value-type="float" office:value="40.004574" calcext:value-type="float">
            <text:p>40.00457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5" calcext:value-type="float">
            <text:p>288.5</text:p>
          </table:table-cell>
          <table:table-cell office:value-type="float" office:value="94" calcext:value-type="float">
            <text:p>94</text:p>
          </table:table-cell>
          <table:table-cell table:formula="of:=VLOOKUP([.$A571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1:20Z</text:p>
          </table:table-cell>
          <table:table-cell office:value-type="float" office:value="40.004642" calcext:value-type="float">
            <text:p>40.004642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8.4" calcext:value-type="float">
            <text:p>288.4</text:p>
          </table:table-cell>
          <table:table-cell office:value-type="float" office:value="94" calcext:value-type="float">
            <text:p>94</text:p>
          </table:table-cell>
          <table:table-cell table:formula="of:=VLOOKUP([.$A572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25Z</text:p>
          </table:table-cell>
          <table:table-cell office:value-type="float" office:value="40.004704" calcext:value-type="float">
            <text:p>40.00470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3" calcext:value-type="float">
            <text:p>288.3</text:p>
          </table:table-cell>
          <table:table-cell office:value-type="float" office:value="94" calcext:value-type="float">
            <text:p>94</text:p>
          </table:table-cell>
          <table:table-cell table:formula="of:=VLOOKUP([.$A573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30Z</text:p>
          </table:table-cell>
          <table:table-cell office:value-type="float" office:value="40.004776" calcext:value-type="float">
            <text:p>40.00477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2" calcext:value-type="float">
            <text:p>288.2</text:p>
          </table:table-cell>
          <table:table-cell office:value-type="float" office:value="94" calcext:value-type="float">
            <text:p>94</text:p>
          </table:table-cell>
          <table:table-cell table:formula="of:=VLOOKUP([.$A574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1:35Z</text:p>
          </table:table-cell>
          <table:table-cell office:value-type="float" office:value="40.004856" calcext:value-type="float">
            <text:p>40.004856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  <table:table-cell table:formula="of:=VLOOKUP([.$A575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1:40Z</text:p>
          </table:table-cell>
          <table:table-cell office:value-type="float" office:value="40.004913" calcext:value-type="float">
            <text:p>40.004913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2" calcext:value-type="float">
            <text:p>288.2</text:p>
          </table:table-cell>
          <table:table-cell office:value-type="float" office:value="94" calcext:value-type="float">
            <text:p>94</text:p>
          </table:table-cell>
          <table:table-cell table:formula="of:=VLOOKUP([.$A576];['2018-07-30_MAF_walk_Polar_strap_Crunch'.$A$1:.$E$13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1:45Z</text:p>
          </table:table-cell>
          <table:table-cell office:value-type="float" office:value="40.004997" calcext:value-type="float">
            <text:p>40.004997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7" calcext:value-type="float">
            <text:p>288.7</text:p>
          </table:table-cell>
          <table:table-cell office:value-type="float" office:value="94" calcext:value-type="float">
            <text:p>94</text:p>
          </table:table-cell>
          <table:table-cell table:formula="of:=VLOOKUP([.$A577];['2018-07-30_MAF_walk_Polar_strap_Crunch'.$A$1:.$E$13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1:50Z</text:p>
          </table:table-cell>
          <table:table-cell office:value-type="float" office:value="40.005054" calcext:value-type="float">
            <text:p>40.00505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9" calcext:value-type="float">
            <text:p>288.9</text:p>
          </table:table-cell>
          <table:table-cell office:value-type="float" office:value="94" calcext:value-type="float">
            <text:p>94</text:p>
          </table:table-cell>
          <table:table-cell table:formula="of:=VLOOKUP([.$A578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00Z</text:p>
          </table:table-cell>
          <table:table-cell office:value-type="float" office:value="40.005157" calcext:value-type="float">
            <text:p>40.005157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89.5" calcext:value-type="float">
            <text:p>289.5</text:p>
          </table:table-cell>
          <table:table-cell office:value-type="float" office:value="94" calcext:value-type="float">
            <text:p>94</text:p>
          </table:table-cell>
          <table:table-cell table:formula="of:=VLOOKUP([.$A579];['2018-07-30_MAF_walk_Polar_strap_Crunch'.$A$1:.$E$13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30T13:02:10Z</text:p>
          </table:table-cell>
          <table:table-cell office:value-type="float" office:value="40.005302" calcext:value-type="float">
            <text:p>40.005302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0.3" calcext:value-type="float">
            <text:p>290.3</text:p>
          </table:table-cell>
          <table:table-cell office:value-type="float" office:value="94" calcext:value-type="float">
            <text:p>94</text:p>
          </table:table-cell>
          <table:table-cell table:formula="of:=VLOOKUP([.$A580];['2018-07-30_MAF_walk_Polar_strap_Crunch'.$A$1:.$E$13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2:13Z</text:p>
          </table:table-cell>
          <table:table-cell office:value-type="float" office:value="40.005302" calcext:value-type="float">
            <text:p>40.005302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0.3" calcext:value-type="float">
            <text:p>290.3</text:p>
          </table:table-cell>
          <table:table-cell office:value-type="float" office:value="93" calcext:value-type="float">
            <text:p>93</text:p>
          </table:table-cell>
          <table:table-cell table:formula="of:=VLOOKUP([.$A581];['2018-07-30_MAF_walk_Polar_strap_Crunch'.$A$1:.$E$13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30T13:02:15Z</text:p>
          </table:table-cell>
          <table:table-cell office:value-type="float" office:value="40.00536" calcext:value-type="float">
            <text:p>40.00536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0.6" calcext:value-type="float">
            <text:p>290.6</text:p>
          </table:table-cell>
          <table:table-cell office:value-type="float" office:value="93" calcext:value-type="float">
            <text:p>93</text:p>
          </table:table-cell>
          <table:table-cell table:formula="of:=VLOOKUP([.$A582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20Z</text:p>
          </table:table-cell>
          <table:table-cell office:value-type="float" office:value="40.005417" calcext:value-type="float">
            <text:p>40.005417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0.7" calcext:value-type="float">
            <text:p>290.7</text:p>
          </table:table-cell>
          <table:table-cell office:value-type="float" office:value="93" calcext:value-type="float">
            <text:p>93</text:p>
          </table:table-cell>
          <table:table-cell table:formula="of:=VLOOKUP([.$A583];['2018-07-30_MAF_walk_Polar_strap_Crunch'.$A$1:.$E$13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2:30Z</text:p>
          </table:table-cell>
          <table:table-cell office:value-type="float" office:value="40.005558" calcext:value-type="float">
            <text:p>40.00555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" calcext:value-type="float">
            <text:p>291</text:p>
          </table:table-cell>
          <table:table-cell office:value-type="float" office:value="93" calcext:value-type="float">
            <text:p>93</text:p>
          </table:table-cell>
          <table:table-cell table:formula="of:=VLOOKUP([.$A584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2:35Z</text:p>
          </table:table-cell>
          <table:table-cell office:value-type="float" office:value="40.005627" calcext:value-type="float">
            <text:p>40.00562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  <table:table-cell table:formula="of:=VLOOKUP([.$A585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2:40Z</text:p>
          </table:table-cell>
          <table:table-cell office:value-type="float" office:value="40.00568" calcext:value-type="float">
            <text:p>40.00568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  <table:table-cell table:formula="of:=VLOOKUP([.$A586];['2018-07-30_MAF_walk_Polar_strap_Crunch'.$A$1:.$E$13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30T13:02:45Z</text:p>
          </table:table-cell>
          <table:table-cell office:value-type="float" office:value="40.005745" calcext:value-type="float">
            <text:p>40.005745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2" calcext:value-type="float">
            <text:p>291.2</text:p>
          </table:table-cell>
          <table:table-cell office:value-type="float" office:value="93" calcext:value-type="float">
            <text:p>93</text:p>
          </table:table-cell>
          <table:table-cell table:formula="of:=VLOOKUP([.$A587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2Z</text:p>
          </table:table-cell>
          <table:table-cell office:value-type="float" office:value="40.00585" calcext:value-type="float">
            <text:p>40.00585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1.3" calcext:value-type="float">
            <text:p>291.3</text:p>
          </table:table-cell>
          <table:table-cell office:value-type="float" office:value="93" calcext:value-type="float">
            <text:p>93</text:p>
          </table:table-cell>
          <table:table-cell table:formula="of:=VLOOKUP([.$A588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2:57Z</text:p>
          </table:table-cell>
          <table:table-cell office:value-type="float" office:value="40.005917" calcext:value-type="float">
            <text:p>40.00591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4" calcext:value-type="float">
            <text:p>291.4</text:p>
          </table:table-cell>
          <table:table-cell office:value-type="float" office:value="93" calcext:value-type="float">
            <text:p>93</text:p>
          </table:table-cell>
          <table:table-cell table:formula="of:=VLOOKUP([.$A589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3:07Z</text:p>
          </table:table-cell>
          <table:table-cell office:value-type="float" office:value="40.006012" calcext:value-type="float">
            <text:p>40.006012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4" calcext:value-type="float">
            <text:p>291.4</text:p>
          </table:table-cell>
          <table:table-cell office:value-type="float" office:value="93" calcext:value-type="float">
            <text:p>93</text:p>
          </table:table-cell>
          <table:table-cell table:formula="of:=VLOOKUP([.$A590];['2018-07-30_MAF_walk_Polar_strap_Crunch'.$A$1:.$E$13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3:03:12Z</text:p>
          </table:table-cell>
          <table:table-cell office:value-type="float" office:value="40.00608" calcext:value-type="float">
            <text:p>40.0060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5" calcext:value-type="float">
            <text:p>291.5</text:p>
          </table:table-cell>
          <table:table-cell office:value-type="float" office:value="93" calcext:value-type="float">
            <text:p>93</text:p>
          </table:table-cell>
          <table:table-cell table:formula="of:=VLOOKUP([.$A591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3:03:13Z</text:p>
          </table:table-cell>
          <table:table-cell office:value-type="float" office:value="40.00608" calcext:value-type="float">
            <text:p>40.0060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5" calcext:value-type="float">
            <text:p>291.5</text:p>
          </table:table-cell>
          <table:table-cell office:value-type="float" office:value="92" calcext:value-type="float">
            <text:p>92</text:p>
          </table:table-cell>
          <table:table-cell table:formula="of:=VLOOKUP([.$A592];['2018-07-30_MAF_walk_Polar_strap_Crunch'.$A$1:.$E$13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30T13:03:17Z</text:p>
          </table:table-cell>
          <table:table-cell office:value-type="float" office:value="40.006138" calcext:value-type="float">
            <text:p>40.006138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5" calcext:value-type="float">
            <text:p>291.5</text:p>
          </table:table-cell>
          <table:table-cell office:value-type="float" office:value="92" calcext:value-type="float">
            <text:p>92</text:p>
          </table:table-cell>
          <table:table-cell table:formula="of:=VLOOKUP([.$A593];['2018-07-30_MAF_walk_Polar_strap_Crunch'.$A$1:.$E$13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30T13:03:22Z</text:p>
          </table:table-cell>
          <table:table-cell office:value-type="float" office:value="40.006172" calcext:value-type="float">
            <text:p>40.006172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5" calcext:value-type="float">
            <text:p>291.5</text:p>
          </table:table-cell>
          <table:table-cell office:value-type="float" office:value="92" calcext:value-type="float">
            <text:p>92</text:p>
          </table:table-cell>
          <table:table-cell table:formula="of:=VLOOKUP([.$A594];['2018-07-30_MAF_walk_Polar_strap_Crunch'.$A$1:.$E$13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30T13:03:32Z</text:p>
          </table:table-cell>
          <table:table-cell office:value-type="float" office:value="40.00627" calcext:value-type="float">
            <text:p>40.00627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1.6" calcext:value-type="float">
            <text:p>291.6</text:p>
          </table:table-cell>
          <table:table-cell office:value-type="float" office:value="92" calcext:value-type="float">
            <text:p>92</text:p>
          </table:table-cell>
          <table:table-cell table:formula="of:=VLOOKUP([.$A595];['2018-07-30_MAF_walk_Polar_strap_Crunch'.$A$1:.$E$13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30T13:03:37Z</text:p>
          </table:table-cell>
          <table:table-cell office:value-type="float" office:value="40.006344" calcext:value-type="float">
            <text:p>40.006344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1.7" calcext:value-type="float">
            <text:p>291.7</text:p>
          </table:table-cell>
          <table:table-cell office:value-type="float" office:value="92" calcext:value-type="float">
            <text:p>92</text:p>
          </table:table-cell>
          <table:table-cell table:formula="of:=VLOOKUP([.$A596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2Z</text:p>
          </table:table-cell>
          <table:table-cell office:value-type="float" office:value="40.006444" calcext:value-type="float">
            <text:p>40.006444</text:p>
          </table:table-cell>
          <table:table-cell office:value-type="float" office:value="-79.587761" calcext:value-type="float">
            <text:p>-79.587761</text:p>
          </table:table-cell>
          <table:table-cell office:value-type="float" office:value="291.8" calcext:value-type="float">
            <text:p>291.8</text:p>
          </table:table-cell>
          <table:table-cell office:value-type="float" office:value="92" calcext:value-type="float">
            <text:p>92</text:p>
          </table:table-cell>
          <table:table-cell table:formula="of:=VLOOKUP([.$A597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48Z</text:p>
          </table:table-cell>
          <table:table-cell office:value-type="float" office:value="40.006487" calcext:value-type="float">
            <text:p>40.006487</text:p>
          </table:table-cell>
          <table:table-cell office:value-type="float" office:value="-79.587791" calcext:value-type="float">
            <text:p>-79.587791</text:p>
          </table:table-cell>
          <table:table-cell office:value-type="float" office:value="291.8" calcext:value-type="float">
            <text:p>291.8</text:p>
          </table:table-cell>
          <table:table-cell office:value-type="float" office:value="92" calcext:value-type="float">
            <text:p>92</text:p>
          </table:table-cell>
          <table:table-cell table:formula="of:=VLOOKUP([.$A598];['2018-07-30_MAF_walk_Polar_strap_Crunch'.$A$1:.$E$13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30T13:03:58Z</text:p>
          </table:table-cell>
          <table:table-cell office:value-type="float" office:value="40.006531" calcext:value-type="float">
            <text:p>40.006531</text:p>
          </table:table-cell>
          <table:table-cell office:value-type="float" office:value="-79.587822" calcext:value-type="float">
            <text:p>-79.587822</text:p>
          </table:table-cell>
          <table:table-cell office:value-type="float" office:value="291.9" calcext:value-type="float">
            <text:p>291.9</text:p>
          </table:table-cell>
          <table:table-cell office:value-type="float" office:value="92" calcext:value-type="float">
            <text:p>92</text:p>
          </table:table-cell>
          <table:table-cell table:formula="of:=VLOOKUP([.$A599];['2018-07-30_MAF_walk_Polar_strap_Crunch'.$A$1:.$E$13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30T13:04:03Z</text:p>
          </table:table-cell>
          <table:table-cell office:value-type="float" office:value="40.006575" calcext:value-type="float">
            <text:p>40.006575</text:p>
          </table:table-cell>
          <table:table-cell office:value-type="float" office:value="-79.587852" calcext:value-type="float">
            <text:p>-79.587852</text:p>
          </table:table-cell>
          <table:table-cell office:value-type="float" office:value="291.9" calcext:value-type="float">
            <text:p>291.9</text:p>
          </table:table-cell>
          <table:table-cell office:value-type="float" office:value="92" calcext:value-type="float">
            <text:p>92</text:p>
          </table:table-cell>
          <table:table-cell table:formula="of:=VLOOKUP([.$A600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08Z</text:p>
          </table:table-cell>
          <table:table-cell office:value-type="float" office:value="40.006619" calcext:value-type="float">
            <text:p>40.006619</text:p>
          </table:table-cell>
          <table:table-cell office:value-type="float" office:value="-79.587883" calcext:value-type="float">
            <text:p>-79.587883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  <table:table-cell table:formula="of:=VLOOKUP([.$A601];['2018-07-30_MAF_walk_Polar_strap_Crunch'.$A$1:.$E$13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30T13:04:13Z</text:p>
          </table:table-cell>
          <table:table-cell office:value-type="float" office:value="40.006662" calcext:value-type="float">
            <text:p>40.006662</text:p>
          </table:table-cell>
          <table:table-cell office:value-type="float" office:value="-79.587913" calcext:value-type="float">
            <text:p>-79.587913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table:formula="of:=VLOOKUP([.$A602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4:13Z</text:p>
          </table:table-cell>
          <table:table-cell office:value-type="float" office:value="40.006706" calcext:value-type="float">
            <text:p>40.006706</text:p>
          </table:table-cell>
          <table:table-cell office:value-type="float" office:value="-79.587944" calcext:value-type="float">
            <text:p>-79.587944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table:formula="of:=VLOOKUP([.$A603];['2018-07-30_MAF_walk_Polar_strap_Crunch'.$A$1:.$E$13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30T13:04:18Z</text:p>
          </table:table-cell>
          <table:table-cell office:value-type="float" office:value="40.006706" calcext:value-type="float">
            <text:p>40.006706</text:p>
          </table:table-cell>
          <table:table-cell office:value-type="float" office:value="-79.58802" calcext:value-type="float">
            <text:p>-79.58802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table:formula="of:=VLOOKUP([.$A604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4:28Z</text:p>
          </table:table-cell>
          <table:table-cell office:value-type="float" office:value="40.006695" calcext:value-type="float">
            <text:p>40.006695</text:p>
          </table:table-cell>
          <table:table-cell office:value-type="float" office:value="-79.588196" calcext:value-type="float">
            <text:p>-79.588196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table:formula="of:=VLOOKUP([.$A605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33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27" calcext:value-type="float">
            <text:p>-79.58827</text:p>
          </table:table-cell>
          <table:table-cell office:value-type="float" office:value="292" calcext:value-type="float">
            <text:p>292</text:p>
          </table:table-cell>
          <table:table-cell office:value-type="float" office:value="101" calcext:value-type="float">
            <text:p>101</text:p>
          </table:table-cell>
          <table:table-cell table:formula="of:=VLOOKUP([.$A606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4:40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37" calcext:value-type="float">
            <text:p>-79.58837</text:p>
          </table:table-cell>
          <table:table-cell office:value-type="float" office:value="291.9" calcext:value-type="float">
            <text:p>291.9</text:p>
          </table:table-cell>
          <table:table-cell office:value-type="float" office:value="101" calcext:value-type="float">
            <text:p>101</text:p>
          </table:table-cell>
          <table:table-cell table:formula="of:=VLOOKUP([.$A607];['2018-07-30_MAF_walk_Polar_strap_Crunch'.$A$1:.$E$13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4:45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45" calcext:value-type="float">
            <text:p>-79.58845</text:p>
          </table:table-cell>
          <table:table-cell office:value-type="float" office:value="291.7" calcext:value-type="float">
            <text:p>291.7</text:p>
          </table:table-cell>
          <table:table-cell office:value-type="float" office:value="101" calcext:value-type="float">
            <text:p>101</text:p>
          </table:table-cell>
          <table:table-cell table:formula="of:=VLOOKUP([.$A608];['2018-07-30_MAF_walk_Polar_strap_Crunch'.$A$1:.$E$13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30T13:04:57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86" calcext:value-type="float">
            <text:p>-79.5886</text:p>
          </table:table-cell>
          <table:table-cell office:value-type="float" office:value="291.4" calcext:value-type="float">
            <text:p>291.4</text:p>
          </table:table-cell>
          <table:table-cell office:value-type="float" office:value="101" calcext:value-type="float">
            <text:p>101</text:p>
          </table:table-cell>
          <table:table-cell table:formula="of:=VLOOKUP([.$A609];['2018-07-30_MAF_walk_Polar_strap_Crunch'.$A$1:.$E$13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30T13:05:02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8684" calcext:value-type="float">
            <text:p>-79.588684</text:p>
          </table:table-cell>
          <table:table-cell office:value-type="float" office:value="291.3" calcext:value-type="float">
            <text:p>291.3</text:p>
          </table:table-cell>
          <table:table-cell office:value-type="float" office:value="101" calcext:value-type="float">
            <text:p>101</text:p>
          </table:table-cell>
          <table:table-cell table:formula="of:=VLOOKUP([.$A610];['2018-07-30_MAF_walk_Polar_strap_Crunch'.$A$1:.$E$13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30T13:05:11Z</text:p>
          </table:table-cell>
          <table:table-cell office:value-type="float" office:value="40.006824" calcext:value-type="float">
            <text:p>40.006824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90.8" calcext:value-type="float">
            <text:p>290.8</text:p>
          </table:table-cell>
          <table:table-cell office:value-type="float" office:value="101" calcext:value-type="float">
            <text:p>101</text:p>
          </table:table-cell>
          <table:table-cell table:formula="of:=VLOOKUP([.$A611];['2018-07-30_MAF_walk_Polar_strap_Crunch'.$A$1:.$E$13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3Z</text:p>
          </table:table-cell>
          <table:table-cell office:value-type="float" office:value="40.006824" calcext:value-type="float">
            <text:p>40.006824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90.8" calcext:value-type="float">
            <text:p>290.8</text:p>
          </table:table-cell>
          <table:table-cell office:value-type="float" office:value="100" calcext:value-type="float">
            <text:p>100</text:p>
          </table:table-cell>
          <table:table-cell table:formula="of:=VLOOKUP([.$A612];['2018-07-30_MAF_walk_Polar_strap_Crunch'.$A$1:.$E$13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17Z</text:p>
          </table:table-cell>
          <table:table-cell office:value-type="float" office:value="40.00689" calcext:value-type="float">
            <text:p>40.00689</text:p>
          </table:table-cell>
          <table:table-cell office:value-type="float" office:value="-79.58871" calcext:value-type="float">
            <text:p>-79.58871</text:p>
          </table:table-cell>
          <table:table-cell office:value-type="float" office:value="290.7" calcext:value-type="float">
            <text:p>290.7</text:p>
          </table:table-cell>
          <table:table-cell office:value-type="float" office:value="100" calcext:value-type="float">
            <text:p>100</text:p>
          </table:table-cell>
          <table:table-cell table:formula="of:=VLOOKUP([.$A613];['2018-07-30_MAF_walk_Polar_strap_Crunch'.$A$1:.$E$13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27Z</text:p>
          </table:table-cell>
          <table:table-cell office:value-type="float" office:value="40.00699" calcext:value-type="float">
            <text:p>40.00699</text:p>
          </table:table-cell>
          <table:table-cell office:value-type="float" office:value="-79.58868" calcext:value-type="float">
            <text:p>-79.58868</text:p>
          </table:table-cell>
          <table:table-cell office:value-type="float" office:value="290.6" calcext:value-type="float">
            <text:p>290.6</text:p>
          </table:table-cell>
          <table:table-cell office:value-type="float" office:value="100" calcext:value-type="float">
            <text:p>100</text:p>
          </table:table-cell>
          <table:table-cell table:formula="of:=VLOOKUP([.$A614];['2018-07-30_MAF_walk_Polar_strap_Crunch'.$A$1:.$E$13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30T13:05:37Z</text:p>
          </table:table-cell>
          <table:table-cell office:value-type="float" office:value="40.007072" calcext:value-type="float">
            <text:p>40.007072</text:p>
          </table:table-cell>
          <table:table-cell office:value-type="float" office:value="-79.58868" calcext:value-type="float">
            <text:p>-79.58868</text:p>
          </table:table-cell>
          <table:table-cell office:value-type="float" office:value="290.5" calcext:value-type="float">
            <text:p>290.5</text:p>
          </table:table-cell>
          <table:table-cell office:value-type="float" office:value="100" calcext:value-type="float">
            <text:p>100</text:p>
          </table:table-cell>
          <table:table-cell table:formula="of:=VLOOKUP([.$A615];['2018-07-30_MAF_walk_Polar_strap_Crunch'.$A$1:.$E$13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30T13:05:53Z</text:p>
          </table:table-cell>
          <table:table-cell office:value-type="float" office:value="40.007107" calcext:value-type="float">
            <text:p>40.007107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.3" calcext:value-type="float">
            <text:p>290.3</text:p>
          </table:table-cell>
          <table:table-cell office:value-type="float" office:value="100" calcext:value-type="float">
            <text:p>100</text:p>
          </table:table-cell>
          <table:table-cell table:formula="of:=VLOOKUP([.$A616];['2018-07-30_MAF_walk_Polar_strap_Crunch'.$A$1:.$E$13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30T13:05:57Z</text:p>
          </table:table-cell>
          <table:table-cell office:value-type="float" office:value="40.00712" calcext:value-type="float">
            <text:p>40.00712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0.3" calcext:value-type="float">
            <text:p>290.3</text:p>
          </table:table-cell>
          <table:table-cell office:value-type="float" office:value="100" calcext:value-type="float">
            <text:p>100</text:p>
          </table:table-cell>
          <table:table-cell table:formula="of:=VLOOKUP([.$A617];['2018-07-30_MAF_walk_Polar_strap_Crunch'.$A$1:.$E$1391];5;1)"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0:37:17.139000000</dc:date>
    <meta:editing-duration>PT20M35S</meta:editing-duration>
    <meta:editing-cycles>3</meta:editing-cycles>
    <meta:generator>LibreOffice/6.0.5.2$Windows_X86_64 LibreOffice_project/54c8cbb85f300ac59db32fe8a675ff7683cd5a16</meta:generator>
    <meta:document-statistic meta:table-count="2" meta:cell-count="1065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minimum="270" chart:maximum="4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12480" draw:fill-color="#5124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592cm" svg:height="19.604cm" xlink:href=".." xlink:type="simple" chart:class="chart:line" chart:style-name="ch1">
        <chart:title svg:x="10.863cm" svg:y="0.528cm" chart:style-name="ch2">
          <text:p>2018-07-30 MAF Walk</text:p>
        </chart:title>
        <chart:subtitle svg:x="9.526cm" svg:y="1.867cm" chart:style-name="ch3">
          <text:p>Heart Rate (Watch/Chest) / Elevation</text:p>
        </chart:subtitle>
        <chart:legend svg:x="23cm" svg:y="0.675cm" style:legend-expansion="custom" chartooo:width="3.118cm" chartooo:height="1.594cm" style:legend-expansion-aspect-ratio="1.95608531994981" chart:style-name="ch4"/>
        <chart:plot-area chart:style-name="ch5" table:cell-range-address="'2018-07-30_MAF_Walk_Samsung_Watch_Crunch'.A1:'2018-07-30_MAF_Walk_Samsung_Watch_Crunch'.A617 '2018-07-30_MAF_Walk_Samsung_Watch_Crunch'.D1:'2018-07-30_MAF_Walk_Samsung_Watch_Crunch'.F617" chart:data-source-has-labels="both" svg:x="1.854cm" svg:y="3.112cm" svg:width="23.783cm" svg:height="14.827cm">
          <chartooo:coordinate-region svg:x="4.394cm" svg:y="3.112cm" svg:width="20.435cm" svg:height="11.665cm"/>
          <chart:axis chart:dimension="x" chart:name="primary-x" chart:style-name="ch6" chartooo:axis-type="auto">
            <chartooo:date-scale/>
            <chart:title svg:x="13.087cm" svg:y="18.331cm" chart:style-name="ch7">
              <text:p>Time</text:p>
            </chart:title>
            <chart:categories table:cell-range-address="'2018-07-30_MAF_Walk_Samsung_Watch_Crunch'.A2:'2018-07-30_MAF_Walk_Samsung_Watch_Crunch'.A617"/>
          </chart:axis>
          <chart:axis chart:dimension="y" chart:name="primary-y" chart:style-name="ch6">
            <chart:title svg:x="0.451cm" svg:y="13.366cm" chart:style-name="ch8">
              <text:p>Rate (bpm)/Elevation (ft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26.188cm" svg:y="11.673cm" chart:style-name="ch8">
              <text:p>Elevation</text:p>
            </chart:title>
          </chart:axis>
          <chart:series chart:attached-axis="secondary-y" chart:style-name="ch12" chart:values-cell-range-address="'2018-07-30_MAF_Walk_Samsung_Watch_Crunch'.D2:'2018-07-30_MAF_Walk_Samsung_Watch_Crunch'.D617" chart:label-cell-address="'2018-07-30_MAF_Walk_Samsung_Watch_Crunch'.D1:'2018-07-30_MAF_Walk_Samsung_Watch_Crunch'.D1" chart:class="chart:line">
            <chart:data-point chart:repeated="616"/>
          </chart:series>
          <chart:series chart:attached-axis="primary-y" chart:style-name="ch13" chart:values-cell-range-address="'2018-07-30_MAF_Walk_Samsung_Watch_Crunch'.E2:'2018-07-30_MAF_Walk_Samsung_Watch_Crunch'.E617" chart:label-cell-address="'2018-07-30_MAF_Walk_Samsung_Watch_Crunch'.E1:'2018-07-30_MAF_Walk_Samsung_Watch_Crunch'.E1" chart:class="chart:line">
            <chart:data-point chart:repeated="616"/>
          </chart:series>
          <chart:series chart:attached-axis="primary-y" chart:style-name="ch14" chart:values-cell-range-address="'2018-07-30_MAF_Walk_Samsung_Watch_Crunch'.F2:'2018-07-30_MAF_Walk_Samsung_Watch_Crunch'.F617" chart:label-cell-address="'2018-07-30_MAF_Walk_Samsung_Watch_Crunch'.F1:'2018-07-30_MAF_Walk_Samsung_Watch_Crunch'.F1" chart:class="chart:line">
            <chart:data-point chart:repeated="6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'2018-07-30_MAF_Walk_Samsung_Watch_Crunch'.D1:'2018-07-30_MAF_Walk_Samsung_Watch_Crunch'.D1</svg:desc>
                </draw:g>
              </table:table-cell>
              <table:table-cell office:value-type="string">
                <text:p>Watch_Heart</text:p>
                <draw:g>
                  <svg:desc>'2018-07-30_MAF_Walk_Samsung_Watch_Crunch'.E1:'2018-07-30_MAF_Walk_Samsung_Watch_Crunch'.E1</svg:desc>
                </draw:g>
              </table:table-cell>
              <table:table-cell office:value-type="string">
                <text:p>Polar_Heart</text:p>
                <draw:g>
                  <svg:desc>'2018-07-30_MAF_Walk_Samsung_Watch_Crunch'.F1:'2018-07-30_MAF_Walk_Samsung_Watch_Crunch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30T12:12:02Z</text:p>
                <draw:g>
                  <svg:desc>'2018-07-30_MAF_Walk_Samsung_Watch_Crunch'.A2:'2018-07-30_MAF_Walk_Samsung_Watch_Crunch'.A617</svg:desc>
                </draw:g>
              </table:table-cell>
              <table:table-cell office:value-type="float" office:value="289">
                <text:p>289</text:p>
                <draw:g>
                  <svg:desc>'2018-07-30_MAF_Walk_Samsung_Watch_Crunch'.D2:'2018-07-30_MAF_Walk_Samsung_Watch_Crunch'.D617</svg:desc>
                </draw:g>
              </table:table-cell>
              <table:table-cell office:value-type="float" office:value="120">
                <text:p>120</text:p>
                <draw:g>
                  <svg:desc>'2018-07-30_MAF_Walk_Samsung_Watch_Crunch'.E2:'2018-07-30_MAF_Walk_Samsung_Watch_Crunch'.E617</svg:desc>
                </draw:g>
              </table:table-cell>
              <table:table-cell office:value-type="float" office:value="79">
                <text:p>79</text:p>
                <draw:g>
                  <svg:desc>'2018-07-30_MAF_Walk_Samsung_Watch_Crunch'.F2:'2018-07-30_MAF_Walk_Samsung_Watch_Crunch'.F617</svg:desc>
                </draw:g>
              </table:table-cell>
            </table:table-row>
            <table:table-row>
              <table:table-cell office:value-type="string">
                <text:p>2018-07-30T12:12:07Z</text:p>
              </table:table-cell>
              <table:table-cell office:value-type="float" office:value="289">
                <text:p>289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2:11Z</text:p>
              </table:table-cell>
              <table:table-cell office:value-type="float" office:value="289">
                <text:p>289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2:12Z</text:p>
              </table:table-cell>
              <table:table-cell office:value-type="float" office:value="289">
                <text:p>289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2:17Z</text:p>
              </table:table-cell>
              <table:table-cell office:value-type="float" office:value="289">
                <text:p>289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2:27Z</text:p>
              </table:table-cell>
              <table:table-cell office:value-type="float" office:value="289.3">
                <text:p>289.3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2:32Z</text:p>
              </table:table-cell>
              <table:table-cell office:value-type="float" office:value="289.5">
                <text:p>289.5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2:37Z</text:p>
              </table:table-cell>
              <table:table-cell office:value-type="float" office:value="289.7">
                <text:p>289.7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2:46Z</text:p>
              </table:table-cell>
              <table:table-cell office:value-type="float" office:value="290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2:51Z</text:p>
              </table:table-cell>
              <table:table-cell office:value-type="float" office:value="290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3:01Z</text:p>
              </table:table-cell>
              <table:table-cell office:value-type="float" office:value="290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3:06Z</text:p>
              </table:table-cell>
              <table:table-cell office:value-type="float" office:value="290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3:11Z</text:p>
              </table:table-cell>
              <table:table-cell office:value-type="float" office:value="290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3:14Z</text:p>
              </table:table-cell>
              <table:table-cell office:value-type="float" office:value="290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3:16Z</text:p>
              </table:table-cell>
              <table:table-cell office:value-type="float" office:value="290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3:21Z</text:p>
              </table:table-cell>
              <table:table-cell office:value-type="float" office:value="290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30T12:13:26Z</text:p>
              </table:table-cell>
              <table:table-cell office:value-type="float" office:value="290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3:36Z</text:p>
              </table:table-cell>
              <table:table-cell office:value-type="float" office:value="290.1">
                <text:p>290.1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3:41Z</text:p>
              </table:table-cell>
              <table:table-cell office:value-type="float" office:value="290.1">
                <text:p>290.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3:46Z</text:p>
              </table:table-cell>
              <table:table-cell office:value-type="float" office:value="290.1">
                <text:p>290.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3:53Z</text:p>
              </table:table-cell>
              <table:table-cell office:value-type="float" office:value="290.2">
                <text:p>290.2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3:58Z</text:p>
              </table:table-cell>
              <table:table-cell office:value-type="float" office:value="290.2">
                <text:p>290.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4:03Z</text:p>
              </table:table-cell>
              <table:table-cell office:value-type="float" office:value="290.2">
                <text:p>290.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4:08Z</text:p>
              </table:table-cell>
              <table:table-cell office:value-type="float" office:value="290.3">
                <text:p>290.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2:14:13Z</text:p>
              </table:table-cell>
              <table:table-cell office:value-type="float" office:value="290.3">
                <text:p>290.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4:13Z</text:p>
              </table:table-cell>
              <table:table-cell office:value-type="float" office:value="290.3">
                <text:p>290.3</text:p>
              </table:table-cell>
              <table:table-cell office:value-type="float" office:value="109">
                <text:p>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4:18Z</text:p>
              </table:table-cell>
              <table:table-cell office:value-type="float" office:value="290.5">
                <text:p>290.5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4:28Z</text:p>
              </table:table-cell>
              <table:table-cell office:value-type="float" office:value="290.9">
                <text:p>290.9</text:p>
              </table:table-cell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4:33Z</text:p>
              </table:table-cell>
              <table:table-cell office:value-type="float" office:value="291">
                <text:p>291</text:p>
              </table:table-cell>
              <table:table-cell office:value-type="float" office:value="109">
                <text:p>1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4:38Z</text:p>
              </table:table-cell>
              <table:table-cell office:value-type="float" office:value="291.1">
                <text:p>291.1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4:43Z</text:p>
              </table:table-cell>
              <table:table-cell office:value-type="float" office:value="291.2">
                <text:p>291.2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4:48Z</text:p>
              </table:table-cell>
              <table:table-cell office:value-type="float" office:value="291.3">
                <text:p>291.3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4:52Z</text:p>
              </table:table-cell>
              <table:table-cell office:value-type="float" office:value="291.4">
                <text:p>291.4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4:58Z</text:p>
              </table:table-cell>
              <table:table-cell office:value-type="float" office:value="291.4">
                <text:p>291.4</text:p>
              </table:table-cell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5:03Z</text:p>
              </table:table-cell>
              <table:table-cell office:value-type="float" office:value="291.6">
                <text:p>291.6</text:p>
              </table:table-cell>
              <table:table-cell office:value-type="float" office:value="109">
                <text:p>1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5:09Z</text:p>
              </table:table-cell>
              <table:table-cell office:value-type="float" office:value="291.6">
                <text:p>291.6</text:p>
              </table:table-cell>
              <table:table-cell office:value-type="float" office:value="109">
                <text:p>1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13Z</text:p>
              </table:table-cell>
              <table:table-cell office:value-type="float" office:value="291.6">
                <text:p>291.6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13Z</text:p>
              </table:table-cell>
              <table:table-cell office:value-type="float" office:value="291.6">
                <text:p>291.6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18Z</text:p>
              </table:table-cell>
              <table:table-cell office:value-type="float" office:value="291.7">
                <text:p>291.7</text:p>
              </table:table-cell>
              <table:table-cell office:value-type="float" office:value="115">
                <text:p>1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5:26Z</text:p>
              </table:table-cell>
              <table:table-cell office:value-type="float" office:value="291.8">
                <text:p>291.8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5:31Z</text:p>
              </table:table-cell>
              <table:table-cell office:value-type="float" office:value="291.9">
                <text:p>291.9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38Z</text:p>
              </table:table-cell>
              <table:table-cell office:value-type="float" office:value="292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43Z</text:p>
              </table:table-cell>
              <table:table-cell office:value-type="float" office:value="292.1">
                <text:p>292.1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30T12:15:50Z</text:p>
              </table:table-cell>
              <table:table-cell office:value-type="float" office:value="292.1">
                <text:p>292.1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5:55Z</text:p>
              </table:table-cell>
              <table:table-cell office:value-type="float" office:value="292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6:06Z</text:p>
              </table:table-cell>
              <table:table-cell office:value-type="float" office:value="292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6:16Z</text:p>
              </table:table-cell>
              <table:table-cell office:value-type="float" office:value="292">
                <text:p>292</text:p>
              </table:table-cell>
              <table:table-cell office:value-type="float" office:value="115">
                <text:p>1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6:17Z</text:p>
              </table:table-cell>
              <table:table-cell office:value-type="float" office:value="292">
                <text:p>292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6:21Z</text:p>
              </table:table-cell>
              <table:table-cell office:value-type="float" office:value="292">
                <text:p>292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6:26Z</text:p>
              </table:table-cell>
              <table:table-cell office:value-type="float" office:value="292.1">
                <text:p>292.1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6:36Z</text:p>
              </table:table-cell>
              <table:table-cell office:value-type="float" office:value="292.4">
                <text:p>292.4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6:41Z</text:p>
              </table:table-cell>
              <table:table-cell office:value-type="float" office:value="292.6">
                <text:p>292.6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6:49Z</text:p>
              </table:table-cell>
              <table:table-cell office:value-type="float" office:value="292.9">
                <text:p>292.9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6:53Z</text:p>
              </table:table-cell>
              <table:table-cell office:value-type="float" office:value="292.9">
                <text:p>292.9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6:54Z</text:p>
              </table:table-cell>
              <table:table-cell office:value-type="float" office:value="292.9">
                <text:p>292.9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7:02Z</text:p>
              </table:table-cell>
              <table:table-cell office:value-type="float" office:value="293">
                <text:p>293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7:07Z</text:p>
              </table:table-cell>
              <table:table-cell office:value-type="float" office:value="293">
                <text:p>293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30T12:17:16Z</text:p>
              </table:table-cell>
              <table:table-cell office:value-type="float" office:value="293">
                <text:p>293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7:21Z</text:p>
              </table:table-cell>
              <table:table-cell office:value-type="float" office:value="292.9">
                <text:p>292.9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7:24Z</text:p>
              </table:table-cell>
              <table:table-cell office:value-type="float" office:value="292.9">
                <text:p>292.9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30T12:17:26Z</text:p>
              </table:table-cell>
              <table:table-cell office:value-type="float" office:value="292.7">
                <text:p>292.7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7:33Z</text:p>
              </table:table-cell>
              <table:table-cell office:value-type="float" office:value="292.4">
                <text:p>292.4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7:40Z</text:p>
              </table:table-cell>
              <table:table-cell office:value-type="float" office:value="292.1">
                <text:p>292.1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7:45Z</text:p>
              </table:table-cell>
              <table:table-cell office:value-type="float" office:value="291.8">
                <text:p>291.8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30T12:17:50Z</text:p>
              </table:table-cell>
              <table:table-cell office:value-type="float" office:value="291.4">
                <text:p>291.4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30T12:17:57Z</text:p>
              </table:table-cell>
              <table:table-cell office:value-type="float" office:value="290.8">
                <text:p>290.8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30T12:18:02Z</text:p>
              </table:table-cell>
              <table:table-cell office:value-type="float" office:value="290.2">
                <text:p>290.2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30T12:18:07Z</text:p>
              </table:table-cell>
              <table:table-cell office:value-type="float" office:value="289.6">
                <text:p>289.6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30T12:18:12Z</text:p>
              </table:table-cell>
              <table:table-cell office:value-type="float" office:value="289.1">
                <text:p>289.1</text:p>
              </table:table-cell>
              <table:table-cell office:value-type="float" office:value="101">
                <text:p>1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30T12:18:13Z</text:p>
              </table:table-cell>
              <table:table-cell office:value-type="float" office:value="289.1">
                <text:p>289.1</text:p>
              </table:table-cell>
              <table:table-cell office:value-type="float" office:value="104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30T12:18:17Z</text:p>
              </table:table-cell>
              <table:table-cell office:value-type="float" office:value="288.5">
                <text:p>288.5</text:p>
              </table:table-cell>
              <table:table-cell office:value-type="float" office:value="104">
                <text:p>1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30T12:18:22Z</text:p>
              </table:table-cell>
              <table:table-cell office:value-type="float" office:value="288">
                <text:p>288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30T12:18:27Z</text:p>
              </table:table-cell>
              <table:table-cell office:value-type="float" office:value="287.6">
                <text:p>287.6</text:p>
              </table:table-cell>
              <table:table-cell office:value-type="float" office:value="104">
                <text:p>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30T12:18:32Z</text:p>
              </table:table-cell>
              <table:table-cell office:value-type="float" office:value="286.9">
                <text:p>286.9</text:p>
              </table:table-cell>
              <table:table-cell office:value-type="float" office:value="104">
                <text:p>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30T12:18:41Z</text:p>
              </table:table-cell>
              <table:table-cell office:value-type="float" office:value="285.7">
                <text:p>285.7</text:p>
              </table:table-cell>
              <table:table-cell office:value-type="float" office:value="104">
                <text:p>1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30T12:18:46Z</text:p>
              </table:table-cell>
              <table:table-cell office:value-type="float" office:value="285.6">
                <text:p>285.6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30T12:18:51Z</text:p>
              </table:table-cell>
              <table:table-cell office:value-type="float" office:value="286.3">
                <text:p>286.3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30T12:18:55Z</text:p>
              </table:table-cell>
              <table:table-cell office:value-type="float" office:value="287.1">
                <text:p>287.1</text:p>
              </table:table-cell>
              <table:table-cell office:value-type="float" office:value="104">
                <text:p>1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30T12:19:05Z</text:p>
              </table:table-cell>
              <table:table-cell office:value-type="float" office:value="288.1">
                <text:p>288.1</text:p>
              </table:table-cell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30T12:19:10Z</text:p>
              </table:table-cell>
              <table:table-cell office:value-type="float" office:value="288.5">
                <text:p>288.5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30T12:19:13Z</text:p>
              </table:table-cell>
              <table:table-cell office:value-type="float" office:value="288.5">
                <text:p>288.5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30T12:19:15Z</text:p>
              </table:table-cell>
              <table:table-cell office:value-type="float" office:value="289.2">
                <text:p>289.2</text:p>
              </table:table-cell>
              <table:table-cell office:value-type="float" office:value="111">
                <text:p>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2:19:15Z</text:p>
              </table:table-cell>
              <table:table-cell office:value-type="float" office:value="289.2">
                <text:p>289.2</text:p>
              </table:table-cell>
              <table:table-cell office:value-type="float" office:value="111">
                <text:p>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2:19:20Z</text:p>
              </table:table-cell>
              <table:table-cell office:value-type="float" office:value="289.8">
                <text:p>289.8</text:p>
              </table:table-cell>
              <table:table-cell office:value-type="float" office:value="111">
                <text:p>1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2:19:25Z</text:p>
              </table:table-cell>
              <table:table-cell office:value-type="float" office:value="290.7">
                <text:p>290.7</text:p>
              </table:table-cell>
              <table:table-cell office:value-type="float" office:value="111">
                <text:p>1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19:30Z</text:p>
              </table:table-cell>
              <table:table-cell office:value-type="float" office:value="291.2">
                <text:p>291.2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2:19:35Z</text:p>
              </table:table-cell>
              <table:table-cell office:value-type="float" office:value="291.9">
                <text:p>291.9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30T12:19:41Z</text:p>
              </table:table-cell>
              <table:table-cell office:value-type="float" office:value="293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2:19:55Z</text:p>
              </table:table-cell>
              <table:table-cell office:value-type="float" office:value="294.7">
                <text:p>294.7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0:01Z</text:p>
              </table:table-cell>
              <table:table-cell office:value-type="float" office:value="295.6">
                <text:p>295.6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0:06Z</text:p>
              </table:table-cell>
              <table:table-cell office:value-type="float" office:value="296">
                <text:p>296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0:11Z</text:p>
              </table:table-cell>
              <table:table-cell office:value-type="float" office:value="296.4">
                <text:p>296.4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0:13Z</text:p>
              </table:table-cell>
              <table:table-cell office:value-type="float" office:value="296.4">
                <text:p>296.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0:16Z</text:p>
              </table:table-cell>
              <table:table-cell office:value-type="float" office:value="296.9">
                <text:p>296.9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0:26Z</text:p>
              </table:table-cell>
              <table:table-cell office:value-type="float" office:value="297.7">
                <text:p>297.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20:35Z</text:p>
              </table:table-cell>
              <table:table-cell office:value-type="float" office:value="298.4">
                <text:p>298.4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20:40Z</text:p>
              </table:table-cell>
              <table:table-cell office:value-type="float" office:value="298.8">
                <text:p>298.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0:45Z</text:p>
              </table:table-cell>
              <table:table-cell office:value-type="float" office:value="299.2">
                <text:p>299.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0:50Z</text:p>
              </table:table-cell>
              <table:table-cell office:value-type="float" office:value="299.6">
                <text:p>299.6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0:55Z</text:p>
              </table:table-cell>
              <table:table-cell office:value-type="float" office:value="300">
                <text:p>300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1:02Z</text:p>
              </table:table-cell>
              <table:table-cell office:value-type="float" office:value="300">
                <text:p>300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21:09Z</text:p>
              </table:table-cell>
              <table:table-cell office:value-type="float" office:value="300.2">
                <text:p>300.2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21:12Z</text:p>
              </table:table-cell>
              <table:table-cell office:value-type="float" office:value="300.2">
                <text:p>300.2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21:14Z</text:p>
              </table:table-cell>
              <table:table-cell office:value-type="float" office:value="300.3">
                <text:p>300.3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21:19Z</text:p>
              </table:table-cell>
              <table:table-cell office:value-type="float" office:value="300.5">
                <text:p>300.5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30T12:21:24Z</text:p>
              </table:table-cell>
              <table:table-cell office:value-type="float" office:value="300.5">
                <text:p>300.5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30T12:21:29Z</text:p>
              </table:table-cell>
              <table:table-cell office:value-type="float" office:value="300.6">
                <text:p>300.6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2:21:34Z</text:p>
              </table:table-cell>
              <table:table-cell office:value-type="float" office:value="301">
                <text:p>301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21:39Z</text:p>
              </table:table-cell>
              <table:table-cell office:value-type="float" office:value="301">
                <text:p>301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21:44Z</text:p>
              </table:table-cell>
              <table:table-cell office:value-type="float" office:value="301.3">
                <text:p>301.3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21:49Z</text:p>
              </table:table-cell>
              <table:table-cell office:value-type="float" office:value="301.6">
                <text:p>301.6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2:21:56Z</text:p>
              </table:table-cell>
              <table:table-cell office:value-type="float" office:value="302">
                <text:p>302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22:04Z</text:p>
              </table:table-cell>
              <table:table-cell office:value-type="float" office:value="302.1">
                <text:p>302.1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22:10Z</text:p>
              </table:table-cell>
              <table:table-cell office:value-type="float" office:value="302">
                <text:p>302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22:12Z</text:p>
              </table:table-cell>
              <table:table-cell office:value-type="float" office:value="302">
                <text:p>302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2:13Z</text:p>
              </table:table-cell>
              <table:table-cell office:value-type="float" office:value="302">
                <text:p>302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22:15Z</text:p>
              </table:table-cell>
              <table:table-cell office:value-type="float" office:value="301.9">
                <text:p>301.9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2:20Z</text:p>
              </table:table-cell>
              <table:table-cell office:value-type="float" office:value="301.8">
                <text:p>301.8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22:25Z</text:p>
              </table:table-cell>
              <table:table-cell office:value-type="float" office:value="301.8">
                <text:p>301.8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22:35Z</text:p>
              </table:table-cell>
              <table:table-cell office:value-type="float" office:value="301.8">
                <text:p>301.8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2:40Z</text:p>
              </table:table-cell>
              <table:table-cell office:value-type="float" office:value="301.6">
                <text:p>301.6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2:45Z</text:p>
              </table:table-cell>
              <table:table-cell office:value-type="float" office:value="301.6">
                <text:p>301.6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22:50Z</text:p>
              </table:table-cell>
              <table:table-cell office:value-type="float" office:value="302.1">
                <text:p>302.1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22:55Z</text:p>
              </table:table-cell>
              <table:table-cell office:value-type="float" office:value="302.3">
                <text:p>302.3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23:04Z</text:p>
              </table:table-cell>
              <table:table-cell office:value-type="float" office:value="302.9">
                <text:p>302.9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23:09Z</text:p>
              </table:table-cell>
              <table:table-cell office:value-type="float" office:value="303.2">
                <text:p>303.2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23:15Z</text:p>
              </table:table-cell>
              <table:table-cell office:value-type="float" office:value="303.5">
                <text:p>303.5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23:16Z</text:p>
              </table:table-cell>
              <table:table-cell office:value-type="float" office:value="303.6">
                <text:p>303.6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23:21Z</text:p>
              </table:table-cell>
              <table:table-cell office:value-type="float" office:value="303.6">
                <text:p>303.6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3:25Z</text:p>
              </table:table-cell>
              <table:table-cell office:value-type="float" office:value="304">
                <text:p>304</text:p>
              </table:table-cell>
              <table:table-cell office:value-type="float" office:value="126">
                <text:p>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3:32Z</text:p>
              </table:table-cell>
              <table:table-cell office:value-type="float" office:value="304.7">
                <text:p>304.7</text:p>
              </table:table-cell>
              <table:table-cell office:value-type="float" office:value="126">
                <text:p>1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23:37Z</text:p>
              </table:table-cell>
              <table:table-cell office:value-type="float" office:value="305.4">
                <text:p>305.4</text:p>
              </table:table-cell>
              <table:table-cell office:value-type="float" office:value="126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30T12:23:41Z</text:p>
              </table:table-cell>
              <table:table-cell office:value-type="float" office:value="306">
                <text:p>306</text:p>
              </table:table-cell>
              <table:table-cell office:value-type="float" office:value="126">
                <text:p>1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23:48Z</text:p>
              </table:table-cell>
              <table:table-cell office:value-type="float" office:value="306.8">
                <text:p>306.8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3:53Z</text:p>
              </table:table-cell>
              <table:table-cell office:value-type="float" office:value="307.7">
                <text:p>307.7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23:58Z</text:p>
              </table:table-cell>
              <table:table-cell office:value-type="float" office:value="308.3">
                <text:p>308.3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4:03Z</text:p>
              </table:table-cell>
              <table:table-cell office:value-type="float" office:value="308.7">
                <text:p>308.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24:08Z</text:p>
              </table:table-cell>
              <table:table-cell office:value-type="float" office:value="308.7">
                <text:p>308.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30T12:24:09Z</text:p>
              </table:table-cell>
              <table:table-cell office:value-type="float" office:value="308.7">
                <text:p>308.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30T12:24:12Z</text:p>
              </table:table-cell>
              <table:table-cell office:value-type="float" office:value="308.7">
                <text:p>308.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4:17Z</text:p>
              </table:table-cell>
              <table:table-cell office:value-type="float" office:value="308.9">
                <text:p>308.9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24:22Z</text:p>
              </table:table-cell>
              <table:table-cell office:value-type="float" office:value="308.9">
                <text:p>308.9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24:29Z</text:p>
              </table:table-cell>
              <table:table-cell office:value-type="float" office:value="309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24:36Z</text:p>
              </table:table-cell>
              <table:table-cell office:value-type="float" office:value="308.7">
                <text:p>308.7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24:41Z</text:p>
              </table:table-cell>
              <table:table-cell office:value-type="float" office:value="308.4">
                <text:p>308.4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24:48Z</text:p>
              </table:table-cell>
              <table:table-cell office:value-type="float" office:value="308">
                <text:p>308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24:53Z</text:p>
              </table:table-cell>
              <table:table-cell office:value-type="float" office:value="308.1">
                <text:p>308.1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25:00Z</text:p>
              </table:table-cell>
              <table:table-cell office:value-type="float" office:value="308.1">
                <text:p>308.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5:05Z</text:p>
              </table:table-cell>
              <table:table-cell office:value-type="float" office:value="308.3">
                <text:p>308.3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25:10Z</text:p>
              </table:table-cell>
              <table:table-cell office:value-type="float" office:value="308.4">
                <text:p>308.4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25:13Z</text:p>
              </table:table-cell>
              <table:table-cell office:value-type="float" office:value="308.4">
                <text:p>308.4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5:15Z</text:p>
              </table:table-cell>
              <table:table-cell office:value-type="float" office:value="308.5">
                <text:p>308.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25:20Z</text:p>
              </table:table-cell>
              <table:table-cell office:value-type="float" office:value="308.7">
                <text:p>308.7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25:28Z</text:p>
              </table:table-cell>
              <table:table-cell office:value-type="float" office:value="309.2">
                <text:p>309.2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5:33Z</text:p>
              </table:table-cell>
              <table:table-cell office:value-type="float" office:value="309.3">
                <text:p>309.3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25:38Z</text:p>
              </table:table-cell>
              <table:table-cell office:value-type="float" office:value="309.5">
                <text:p>309.5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25:45Z</text:p>
              </table:table-cell>
              <table:table-cell office:value-type="float" office:value="310">
                <text:p>310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5:53Z</text:p>
              </table:table-cell>
              <table:table-cell office:value-type="float" office:value="310.1">
                <text:p>310.1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5:58Z</text:p>
              </table:table-cell>
              <table:table-cell office:value-type="float" office:value="310.2">
                <text:p>310.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26:04Z</text:p>
              </table:table-cell>
              <table:table-cell office:value-type="float" office:value="310.2">
                <text:p>310.2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26:10Z</text:p>
              </table:table-cell>
              <table:table-cell office:value-type="float" office:value="310.2">
                <text:p>310.2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6:12Z</text:p>
              </table:table-cell>
              <table:table-cell office:value-type="float" office:value="310.2">
                <text:p>310.2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26:15Z</text:p>
              </table:table-cell>
              <table:table-cell office:value-type="float" office:value="310">
                <text:p>31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26:24Z</text:p>
              </table:table-cell>
              <table:table-cell office:value-type="float" office:value="310.2">
                <text:p>310.2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26:32Z</text:p>
              </table:table-cell>
              <table:table-cell office:value-type="float" office:value="310.4">
                <text:p>310.4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26:37Z</text:p>
              </table:table-cell>
              <table:table-cell office:value-type="float" office:value="310.7">
                <text:p>310.7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6:42Z</text:p>
              </table:table-cell>
              <table:table-cell office:value-type="float" office:value="311">
                <text:p>311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30T12:26:47Z</text:p>
              </table:table-cell>
              <table:table-cell office:value-type="float" office:value="311.2">
                <text:p>311.2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26:52Z</text:p>
              </table:table-cell>
              <table:table-cell office:value-type="float" office:value="311.5">
                <text:p>311.5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30T12:26:57Z</text:p>
              </table:table-cell>
              <table:table-cell office:value-type="float" office:value="312.1">
                <text:p>312.1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30T12:27:02Z</text:p>
              </table:table-cell>
              <table:table-cell office:value-type="float" office:value="312.7">
                <text:p>312.7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27:07Z</text:p>
              </table:table-cell>
              <table:table-cell office:value-type="float" office:value="313.1">
                <text:p>313.1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27:13Z</text:p>
              </table:table-cell>
              <table:table-cell office:value-type="float" office:value="313.3">
                <text:p>313.3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27:13Z</text:p>
              </table:table-cell>
              <table:table-cell office:value-type="float" office:value="313.3">
                <text:p>313.3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27:20Z</text:p>
              </table:table-cell>
              <table:table-cell office:value-type="float" office:value="313.5">
                <text:p>313.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27:28Z</text:p>
              </table:table-cell>
              <table:table-cell office:value-type="float" office:value="313.6">
                <text:p>313.6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27:33Z</text:p>
              </table:table-cell>
              <table:table-cell office:value-type="float" office:value="313.8">
                <text:p>313.8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7:38Z</text:p>
              </table:table-cell>
              <table:table-cell office:value-type="float" office:value="314.5">
                <text:p>314.5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27:43Z</text:p>
              </table:table-cell>
              <table:table-cell office:value-type="float" office:value="315.4">
                <text:p>315.4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27:51Z</text:p>
              </table:table-cell>
              <table:table-cell office:value-type="float" office:value="316.4">
                <text:p>316.4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30T12:28:01Z</text:p>
              </table:table-cell>
              <table:table-cell office:value-type="float" office:value="317.8">
                <text:p>317.8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30T12:28:06Z</text:p>
              </table:table-cell>
              <table:table-cell office:value-type="float" office:value="318.3">
                <text:p>318.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28:11Z</text:p>
              </table:table-cell>
              <table:table-cell office:value-type="float" office:value="319">
                <text:p>319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8:13Z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8:16Z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8:21Z</text:p>
              </table:table-cell>
              <table:table-cell office:value-type="float" office:value="319.7">
                <text:p>319.7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8:26Z</text:p>
              </table:table-cell>
              <table:table-cell office:value-type="float" office:value="319.9">
                <text:p>319.9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28:35Z</text:p>
              </table:table-cell>
              <table:table-cell office:value-type="float" office:value="320.4">
                <text:p>320.4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28:40Z</text:p>
              </table:table-cell>
              <table:table-cell office:value-type="float" office:value="320.6">
                <text:p>320.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28:45Z</text:p>
              </table:table-cell>
              <table:table-cell office:value-type="float" office:value="320.9">
                <text:p>320.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28:55Z</text:p>
              </table:table-cell>
              <table:table-cell office:value-type="float" office:value="321.2">
                <text:p>321.2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29:02Z</text:p>
              </table:table-cell>
              <table:table-cell office:value-type="float" office:value="321.4">
                <text:p>321.4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29:09Z</text:p>
              </table:table-cell>
              <table:table-cell office:value-type="float" office:value="322">
                <text:p>32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9:12Z</text:p>
              </table:table-cell>
              <table:table-cell office:value-type="float" office:value="322">
                <text:p>3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29:15Z</text:p>
              </table:table-cell>
              <table:table-cell office:value-type="float" office:value="322.6">
                <text:p>322.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9:23Z</text:p>
              </table:table-cell>
              <table:table-cell office:value-type="float" office:value="322.9">
                <text:p>322.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30T12:29:28Z</text:p>
              </table:table-cell>
              <table:table-cell office:value-type="float" office:value="323.2">
                <text:p>323.2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30T12:29:32Z</text:p>
              </table:table-cell>
              <table:table-cell office:value-type="float" office:value="323.5">
                <text:p>323.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29:42Z</text:p>
              </table:table-cell>
              <table:table-cell office:value-type="float" office:value="324.2">
                <text:p>324.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29:52Z</text:p>
              </table:table-cell>
              <table:table-cell office:value-type="float" office:value="324.8">
                <text:p>324.8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29:57Z</text:p>
              </table:table-cell>
              <table:table-cell office:value-type="float" office:value="325.2">
                <text:p>325.2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0:02Z</text:p>
              </table:table-cell>
              <table:table-cell office:value-type="float" office:value="325.6">
                <text:p>325.6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0:07Z</text:p>
              </table:table-cell>
              <table:table-cell office:value-type="float" office:value="326">
                <text:p>326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0:12Z</text:p>
              </table:table-cell>
              <table:table-cell office:value-type="float" office:value="326">
                <text:p>326</text:p>
              </table:table-cell>
              <table:table-cell office:value-type="float" office:value="117">
                <text:p>1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30:16Z</text:p>
              </table:table-cell>
              <table:table-cell office:value-type="float" office:value="326">
                <text:p>326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30:22Z</text:p>
              </table:table-cell>
              <table:table-cell office:value-type="float" office:value="326">
                <text:p>326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0:30Z</text:p>
              </table:table-cell>
              <table:table-cell office:value-type="float" office:value="326">
                <text:p>326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30:35Z</text:p>
              </table:table-cell>
              <table:table-cell office:value-type="float" office:value="326.1">
                <text:p>326.1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30T12:30:40Z</text:p>
              </table:table-cell>
              <table:table-cell office:value-type="float" office:value="326.2">
                <text:p>326.2</text:p>
              </table:table-cell>
              <table:table-cell office:value-type="float" office:value="117">
                <text:p>1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30T12:30:47Z</text:p>
              </table:table-cell>
              <table:table-cell office:value-type="float" office:value="326.4">
                <text:p>326.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30T12:30:52Z</text:p>
              </table:table-cell>
              <table:table-cell office:value-type="float" office:value="326.6">
                <text:p>326.6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30T12:30:57Z</text:p>
              </table:table-cell>
              <table:table-cell office:value-type="float" office:value="326.8">
                <text:p>326.8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31:02Z</text:p>
              </table:table-cell>
              <table:table-cell office:value-type="float" office:value="327.1">
                <text:p>327.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1:07Z</text:p>
              </table:table-cell>
              <table:table-cell office:value-type="float" office:value="327.5">
                <text:p>327.5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1:12Z</text:p>
              </table:table-cell>
              <table:table-cell office:value-type="float" office:value="327.9">
                <text:p>327.9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1:13Z</text:p>
              </table:table-cell>
              <table:table-cell office:value-type="float" office:value="327.9">
                <text:p>327.9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1:17Z</text:p>
              </table:table-cell>
              <table:table-cell office:value-type="float" office:value="328.4">
                <text:p>328.4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1:22Z</text:p>
              </table:table-cell>
              <table:table-cell office:value-type="float" office:value="328.7">
                <text:p>328.7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1:27Z</text:p>
              </table:table-cell>
              <table:table-cell office:value-type="float" office:value="329.1">
                <text:p>329.1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1:32Z</text:p>
              </table:table-cell>
              <table:table-cell office:value-type="float" office:value="329.4">
                <text:p>329.4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1:37Z</text:p>
              </table:table-cell>
              <table:table-cell office:value-type="float" office:value="329.9">
                <text:p>329.9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1:42Z</text:p>
              </table:table-cell>
              <table:table-cell office:value-type="float" office:value="330.3">
                <text:p>330.3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1:47Z</text:p>
              </table:table-cell>
              <table:table-cell office:value-type="float" office:value="330.8">
                <text:p>330.8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31:52Z</text:p>
              </table:table-cell>
              <table:table-cell office:value-type="float" office:value="331.4">
                <text:p>331.4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31:57Z</text:p>
              </table:table-cell>
              <table:table-cell office:value-type="float" office:value="332.3">
                <text:p>332.3</text:p>
              </table:table-cell>
              <table:table-cell office:value-type="float" office:value="124">
                <text:p>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2:02Z</text:p>
              </table:table-cell>
              <table:table-cell office:value-type="float" office:value="332.7">
                <text:p>332.7</text:p>
              </table:table-cell>
              <table:table-cell office:value-type="float" office:value="124">
                <text:p>1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2:07Z</text:p>
              </table:table-cell>
              <table:table-cell office:value-type="float" office:value="333.1">
                <text:p>333.1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32:12Z</text:p>
              </table:table-cell>
              <table:table-cell office:value-type="float" office:value="333.6">
                <text:p>333.6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2:12Z</text:p>
              </table:table-cell>
              <table:table-cell office:value-type="float" office:value="333.6">
                <text:p>333.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2:15Z</text:p>
              </table:table-cell>
              <table:table-cell office:value-type="float" office:value="333.6">
                <text:p>333.6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2:17Z</text:p>
              </table:table-cell>
              <table:table-cell office:value-type="float" office:value="334.1">
                <text:p>334.1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2:22Z</text:p>
              </table:table-cell>
              <table:table-cell office:value-type="float" office:value="334.5">
                <text:p>334.5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2:27Z</text:p>
              </table:table-cell>
              <table:table-cell office:value-type="float" office:value="335">
                <text:p>33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2:32Z</text:p>
              </table:table-cell>
              <table:table-cell office:value-type="float" office:value="335.4">
                <text:p>335.4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2:37Z</text:p>
              </table:table-cell>
              <table:table-cell office:value-type="float" office:value="335.9">
                <text:p>335.9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2:42Z</text:p>
              </table:table-cell>
              <table:table-cell office:value-type="float" office:value="336.3">
                <text:p>336.3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2:47Z</text:p>
              </table:table-cell>
              <table:table-cell office:value-type="float" office:value="336.8">
                <text:p>336.8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2:51Z</text:p>
              </table:table-cell>
              <table:table-cell office:value-type="float" office:value="337.2">
                <text:p>337.2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3:05Z</text:p>
              </table:table-cell>
              <table:table-cell office:value-type="float" office:value="338.1">
                <text:p>338.1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3:10Z</text:p>
              </table:table-cell>
              <table:table-cell office:value-type="float" office:value="338.5">
                <text:p>338.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3:13Z</text:p>
              </table:table-cell>
              <table:table-cell office:value-type="float" office:value="338.5">
                <text:p>338.5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3:15Z</text:p>
              </table:table-cell>
              <table:table-cell office:value-type="float" office:value="339">
                <text:p>339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3:25Z</text:p>
              </table:table-cell>
              <table:table-cell office:value-type="float" office:value="339.7">
                <text:p>339.7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3:35Z</text:p>
              </table:table-cell>
              <table:table-cell office:value-type="float" office:value="340.9">
                <text:p>340.9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33:40Z</text:p>
              </table:table-cell>
              <table:table-cell office:value-type="float" office:value="341.6">
                <text:p>341.6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33:45Z</text:p>
              </table:table-cell>
              <table:table-cell office:value-type="float" office:value="342.1">
                <text:p>342.1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33:55Z</text:p>
              </table:table-cell>
              <table:table-cell office:value-type="float" office:value="343.1">
                <text:p>343.1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4:05Z</text:p>
              </table:table-cell>
              <table:table-cell office:value-type="float" office:value="344.4">
                <text:p>344.4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4:13Z</text:p>
              </table:table-cell>
              <table:table-cell office:value-type="float" office:value="344.4">
                <text:p>344.4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34:15Z</text:p>
              </table:table-cell>
              <table:table-cell office:value-type="float" office:value="345.7">
                <text:p>345.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4:20Z</text:p>
              </table:table-cell>
              <table:table-cell office:value-type="float" office:value="346.4">
                <text:p>346.4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4:25Z</text:p>
              </table:table-cell>
              <table:table-cell office:value-type="float" office:value="346.7">
                <text:p>346.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4:30Z</text:p>
              </table:table-cell>
              <table:table-cell office:value-type="float" office:value="345.9">
                <text:p>345.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4:36Z</text:p>
              </table:table-cell>
              <table:table-cell office:value-type="float" office:value="345.5">
                <text:p>345.5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4:40Z</text:p>
              </table:table-cell>
              <table:table-cell office:value-type="float" office:value="345.3">
                <text:p>345.3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4:45Z</text:p>
              </table:table-cell>
              <table:table-cell office:value-type="float" office:value="344.9">
                <text:p>344.9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4:50Z</text:p>
              </table:table-cell>
              <table:table-cell office:value-type="float" office:value="343.7">
                <text:p>343.7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4:55Z</text:p>
              </table:table-cell>
              <table:table-cell office:value-type="float" office:value="342.9">
                <text:p>342.9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5:00Z</text:p>
              </table:table-cell>
              <table:table-cell office:value-type="float" office:value="342.2">
                <text:p>342.2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5:05Z</text:p>
              </table:table-cell>
              <table:table-cell office:value-type="float" office:value="341.3">
                <text:p>341.3</text:p>
              </table:table-cell>
              <table:table-cell office:value-type="float" office:value="122">
                <text:p>1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5:10Z</text:p>
              </table:table-cell>
              <table:table-cell office:value-type="float" office:value="340.6">
                <text:p>340.6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35:12Z</text:p>
              </table:table-cell>
              <table:table-cell office:value-type="float" office:value="340.6">
                <text:p>340.6</text:p>
              </table:table-cell>
              <table:table-cell office:value-type="float" office:value="126">
                <text:p>1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35:15Z</text:p>
              </table:table-cell>
              <table:table-cell office:value-type="float" office:value="339.9">
                <text:p>339.9</text:p>
              </table:table-cell>
              <table:table-cell office:value-type="float" office:value="126">
                <text:p>1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35:21Z</text:p>
              </table:table-cell>
              <table:table-cell office:value-type="float" office:value="338.4">
                <text:p>338.4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35:27Z</text:p>
              </table:table-cell>
              <table:table-cell office:value-type="float" office:value="337.9">
                <text:p>337.9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5:33Z</text:p>
              </table:table-cell>
              <table:table-cell office:value-type="float" office:value="337">
                <text:p>337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5:40Z</text:p>
              </table:table-cell>
              <table:table-cell office:value-type="float" office:value="334.6">
                <text:p>334.6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5:56Z</text:p>
              </table:table-cell>
              <table:table-cell office:value-type="float" office:value="334.3">
                <text:p>334.3</text:p>
              </table:table-cell>
              <table:table-cell office:value-type="float" office:value="126">
                <text:p>1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30T12:36:01Z</text:p>
              </table:table-cell>
              <table:table-cell office:value-type="float" office:value="334">
                <text:p>334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36:06Z</text:p>
              </table:table-cell>
              <table:table-cell office:value-type="float" office:value="333.3">
                <text:p>333.3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6:13Z</text:p>
              </table:table-cell>
              <table:table-cell office:value-type="float" office:value="332">
                <text:p>332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6:19Z</text:p>
              </table:table-cell>
              <table:table-cell office:value-type="float" office:value="331.8">
                <text:p>331.8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6:20Z</text:p>
              </table:table-cell>
              <table:table-cell office:value-type="float" office:value="331.6">
                <text:p>331.6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6:25Z</text:p>
              </table:table-cell>
              <table:table-cell office:value-type="float" office:value="330.2">
                <text:p>330.2</text:p>
              </table:table-cell>
              <table:table-cell office:value-type="float" office:value="144">
                <text:p>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6:34Z</text:p>
              </table:table-cell>
              <table:table-cell office:value-type="float" office:value="329.7">
                <text:p>329.7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6:39Z</text:p>
              </table:table-cell>
              <table:table-cell office:value-type="float" office:value="328.9">
                <text:p>328.9</text:p>
              </table:table-cell>
              <table:table-cell office:value-type="float" office:value="144">
                <text:p>1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36:43Z</text:p>
              </table:table-cell>
              <table:table-cell office:value-type="float" office:value="328.7">
                <text:p>328.7</text:p>
              </table:table-cell>
              <table:table-cell office:value-type="float" office:value="144">
                <text:p>1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6:44Z</text:p>
              </table:table-cell>
              <table:table-cell office:value-type="float" office:value="328.5">
                <text:p>328.5</text:p>
              </table:table-cell>
              <table:table-cell office:value-type="float" office:value="144">
                <text:p>1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6:49Z</text:p>
              </table:table-cell>
              <table:table-cell office:value-type="float" office:value="327.8">
                <text:p>327.8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6:56Z</text:p>
              </table:table-cell>
              <table:table-cell office:value-type="float" office:value="327.4">
                <text:p>327.4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7:01Z</text:p>
              </table:table-cell>
              <table:table-cell office:value-type="float" office:value="326.7">
                <text:p>326.7</text:p>
              </table:table-cell>
              <table:table-cell office:value-type="float" office:value="144">
                <text:p>1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37:06Z</text:p>
              </table:table-cell>
              <table:table-cell office:value-type="float" office:value="325.8">
                <text:p>325.8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7:11Z</text:p>
              </table:table-cell>
              <table:table-cell office:value-type="float" office:value="325.2">
                <text:p>325.2</text:p>
              </table:table-cell>
              <table:table-cell office:value-type="float" office:value="144">
                <text:p>1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7:12Z</text:p>
              </table:table-cell>
              <table:table-cell office:value-type="float" office:value="325.2">
                <text:p>325.2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7:13Z</text:p>
              </table:table-cell>
              <table:table-cell office:value-type="float" office:value="325.2">
                <text:p>325.2</text:p>
              </table:table-cell>
              <table:table-cell office:value-type="float" office:value="132">
                <text:p>1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7:18Z</text:p>
              </table:table-cell>
              <table:table-cell office:value-type="float" office:value="324.2">
                <text:p>324.2</text:p>
              </table:table-cell>
              <table:table-cell office:value-type="float" office:value="132">
                <text:p>1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7:23Z</text:p>
              </table:table-cell>
              <table:table-cell office:value-type="float" office:value="323.8">
                <text:p>323.8</text:p>
              </table:table-cell>
              <table:table-cell office:value-type="float" office:value="132">
                <text:p>1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7:28Z</text:p>
              </table:table-cell>
              <table:table-cell office:value-type="float" office:value="323.5">
                <text:p>323.5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7:33Z</text:p>
              </table:table-cell>
              <table:table-cell office:value-type="float" office:value="323.3">
                <text:p>323.3</text:p>
              </table:table-cell>
              <table:table-cell office:value-type="float" office:value="132">
                <text:p>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7:43Z</text:p>
              </table:table-cell>
              <table:table-cell office:value-type="float" office:value="322.2">
                <text:p>322.2</text:p>
              </table:table-cell>
              <table:table-cell office:value-type="float" office:value="132">
                <text:p>1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37:48Z</text:p>
              </table:table-cell>
              <table:table-cell office:value-type="float" office:value="321.1">
                <text:p>321.1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7:53Z</text:p>
              </table:table-cell>
              <table:table-cell office:value-type="float" office:value="319.8">
                <text:p>319.8</text:p>
              </table:table-cell>
              <table:table-cell office:value-type="float" office:value="132">
                <text:p>1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8:00Z</text:p>
              </table:table-cell>
              <table:table-cell office:value-type="float" office:value="318.5">
                <text:p>318.5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8:05Z</text:p>
              </table:table-cell>
              <table:table-cell office:value-type="float" office:value="318.1">
                <text:p>318.1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38:10Z</text:p>
              </table:table-cell>
              <table:table-cell office:value-type="float" office:value="317.7">
                <text:p>317.7</text:p>
              </table:table-cell>
              <table:table-cell office:value-type="float" office:value="132">
                <text:p>1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8:13Z</text:p>
              </table:table-cell>
              <table:table-cell office:value-type="float" office:value="317.7">
                <text:p>317.7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8:15Z</text:p>
              </table:table-cell>
              <table:table-cell office:value-type="float" office:value="316.7">
                <text:p>316.7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8:20Z</text:p>
              </table:table-cell>
              <table:table-cell office:value-type="float" office:value="315.7">
                <text:p>315.7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8:25Z</text:p>
              </table:table-cell>
              <table:table-cell office:value-type="float" office:value="315.1">
                <text:p>315.1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8:30Z</text:p>
              </table:table-cell>
              <table:table-cell office:value-type="float" office:value="314.1">
                <text:p>314.1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38:35Z</text:p>
              </table:table-cell>
              <table:table-cell office:value-type="float" office:value="312.7">
                <text:p>312.7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8:40Z</text:p>
              </table:table-cell>
              <table:table-cell office:value-type="float" office:value="311.9">
                <text:p>311.9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8:45Z</text:p>
              </table:table-cell>
              <table:table-cell office:value-type="float" office:value="311.3">
                <text:p>311.3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8:51Z</text:p>
              </table:table-cell>
              <table:table-cell office:value-type="float" office:value="310">
                <text:p>310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8:56Z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39:05Z</text:p>
              </table:table-cell>
              <table:table-cell office:value-type="float" office:value="309.2">
                <text:p>309.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39:08Z</text:p>
              </table:table-cell>
              <table:table-cell office:value-type="float" office:value="309.2">
                <text:p>309.2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39:12Z</text:p>
              </table:table-cell>
              <table:table-cell office:value-type="float" office:value="309.2">
                <text:p>309.2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9:12Z</text:p>
              </table:table-cell>
              <table:table-cell office:value-type="float" office:value="309.3">
                <text:p>309.3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9:20Z</text:p>
              </table:table-cell>
              <table:table-cell office:value-type="float" office:value="309.3">
                <text:p>309.3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39:28Z</text:p>
              </table:table-cell>
              <table:table-cell office:value-type="float" office:value="309.6">
                <text:p>309.6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9:33Z</text:p>
              </table:table-cell>
              <table:table-cell office:value-type="float" office:value="309.9">
                <text:p>309.9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39:38Z</text:p>
              </table:table-cell>
              <table:table-cell office:value-type="float" office:value="310.3">
                <text:p>310.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39:43Z</text:p>
              </table:table-cell>
              <table:table-cell office:value-type="float" office:value="310.5">
                <text:p>310.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39:49Z</text:p>
              </table:table-cell>
              <table:table-cell office:value-type="float" office:value="310.6">
                <text:p>310.6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39:55Z</text:p>
              </table:table-cell>
              <table:table-cell office:value-type="float" office:value="310.7">
                <text:p>310.7</text:p>
              </table:table-cell>
              <table:table-cell office:value-type="float" office:value="120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40:00Z</text:p>
              </table:table-cell>
              <table:table-cell office:value-type="float" office:value="310.8">
                <text:p>310.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0:05Z</text:p>
              </table:table-cell>
              <table:table-cell office:value-type="float" office:value="310.8">
                <text:p>310.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40:10Z</text:p>
              </table:table-cell>
              <table:table-cell office:value-type="float" office:value="310.8">
                <text:p>310.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0:12Z</text:p>
              </table:table-cell>
              <table:table-cell office:value-type="float" office:value="310.8">
                <text:p>310.8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0:15Z</text:p>
              </table:table-cell>
              <table:table-cell office:value-type="float" office:value="310.9">
                <text:p>310.9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0:20Z</text:p>
              </table:table-cell>
              <table:table-cell office:value-type="float" office:value="310.9">
                <text:p>310.9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0:25Z</text:p>
              </table:table-cell>
              <table:table-cell office:value-type="float" office:value="310.9">
                <text:p>310.9</text:p>
              </table:table-cell>
              <table:table-cell office:value-type="float" office:value="131">
                <text:p>1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0:30Z</text:p>
              </table:table-cell>
              <table:table-cell office:value-type="float" office:value="310.9">
                <text:p>310.9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0:35Z</text:p>
              </table:table-cell>
              <table:table-cell office:value-type="float" office:value="311">
                <text:p>311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0:40Z</text:p>
              </table:table-cell>
              <table:table-cell office:value-type="float" office:value="311">
                <text:p>311</text:p>
              </table:table-cell>
              <table:table-cell office:value-type="float" office:value="131">
                <text:p>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0:46Z</text:p>
              </table:table-cell>
              <table:table-cell office:value-type="float" office:value="311.3">
                <text:p>311.3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0:51Z</text:p>
              </table:table-cell>
              <table:table-cell office:value-type="float" office:value="311.8">
                <text:p>311.8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30T12:40:56Z</text:p>
              </table:table-cell>
              <table:table-cell office:value-type="float" office:value="312.2">
                <text:p>312.2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30T12:41:01Z</text:p>
              </table:table-cell>
              <table:table-cell office:value-type="float" office:value="312.6">
                <text:p>312.6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1:06Z</text:p>
              </table:table-cell>
              <table:table-cell office:value-type="float" office:value="312.5">
                <text:p>312.5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1:11Z</text:p>
              </table:table-cell>
              <table:table-cell office:value-type="float" office:value="311.6">
                <text:p>311.6</text:p>
              </table:table-cell>
              <table:table-cell office:value-type="float" office:value="131">
                <text:p>1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1:12Z</text:p>
              </table:table-cell>
              <table:table-cell office:value-type="float" office:value="311.6">
                <text:p>311.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1:13Z</text:p>
              </table:table-cell>
              <table:table-cell office:value-type="float" office:value="311.6">
                <text:p>311.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1:15Z</text:p>
              </table:table-cell>
              <table:table-cell office:value-type="float" office:value="311.1">
                <text:p>311.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1:22Z</text:p>
              </table:table-cell>
              <table:table-cell office:value-type="float" office:value="310.7">
                <text:p>310.7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41:27Z</text:p>
              </table:table-cell>
              <table:table-cell office:value-type="float" office:value="310.3">
                <text:p>310.3</text:p>
              </table:table-cell>
              <table:table-cell office:value-type="float" office:value="127">
                <text:p>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1:32Z</text:p>
              </table:table-cell>
              <table:table-cell office:value-type="float" office:value="310">
                <text:p>31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1:37Z</text:p>
              </table:table-cell>
              <table:table-cell office:value-type="float" office:value="309.1">
                <text:p>309.1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30T12:41:42Z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41:47Z</text:p>
              </table:table-cell>
              <table:table-cell office:value-type="float" office:value="307.4">
                <text:p>307.4</text:p>
              </table:table-cell>
              <table:table-cell office:value-type="float" office:value="127">
                <text:p>1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41:54Z</text:p>
              </table:table-cell>
              <table:table-cell office:value-type="float" office:value="306.4">
                <text:p>306.4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41:58Z</text:p>
              </table:table-cell>
              <table:table-cell office:value-type="float" office:value="306.4">
                <text:p>306.4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2:00Z</text:p>
              </table:table-cell>
              <table:table-cell office:value-type="float" office:value="306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2:09Z</text:p>
              </table:table-cell>
              <table:table-cell office:value-type="float" office:value="305.9">
                <text:p>305.9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42:13Z</text:p>
              </table:table-cell>
              <table:table-cell office:value-type="float" office:value="305.9">
                <text:p>305.9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42:14Z</text:p>
              </table:table-cell>
              <table:table-cell office:value-type="float" office:value="305.8">
                <text:p>305.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42:20Z</text:p>
              </table:table-cell>
              <table:table-cell office:value-type="float" office:value="305.6">
                <text:p>305.6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2:25Z</text:p>
              </table:table-cell>
              <table:table-cell office:value-type="float" office:value="305.5">
                <text:p>305.5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2:31Z</text:p>
              </table:table-cell>
              <table:table-cell office:value-type="float" office:value="305.4">
                <text:p>305.4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2:40Z</text:p>
              </table:table-cell>
              <table:table-cell office:value-type="float" office:value="305">
                <text:p>305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30T12:42:45Z</text:p>
              </table:table-cell>
              <table:table-cell office:value-type="float" office:value="304.6">
                <text:p>304.6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42:50Z</text:p>
              </table:table-cell>
              <table:table-cell office:value-type="float" office:value="304.6">
                <text:p>304.6</text:p>
              </table:table-cell>
              <table:table-cell office:value-type="float" office:value="118">
                <text:p>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42:55Z</text:p>
              </table:table-cell>
              <table:table-cell office:value-type="float" office:value="303.1">
                <text:p>303.1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43:03Z</text:p>
              </table:table-cell>
              <table:table-cell office:value-type="float" office:value="302.8">
                <text:p>302.8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43:09Z</text:p>
              </table:table-cell>
              <table:table-cell office:value-type="float" office:value="302.6">
                <text:p>302.6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43:12Z</text:p>
              </table:table-cell>
              <table:table-cell office:value-type="float" office:value="302.6">
                <text:p>302.6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3:14Z</text:p>
              </table:table-cell>
              <table:table-cell office:value-type="float" office:value="302.2">
                <text:p>302.2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3:19Z</text:p>
              </table:table-cell>
              <table:table-cell office:value-type="float" office:value="301">
                <text:p>301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3:26Z</text:p>
              </table:table-cell>
              <table:table-cell office:value-type="float" office:value="300.1">
                <text:p>300.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3:34Z</text:p>
              </table:table-cell>
              <table:table-cell office:value-type="float" office:value="299.8">
                <text:p>299.8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3:39Z</text:p>
              </table:table-cell>
              <table:table-cell office:value-type="float" office:value="299.6">
                <text:p>299.6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43:44Z</text:p>
              </table:table-cell>
              <table:table-cell office:value-type="float" office:value="299.4">
                <text:p>299.4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3:49Z</text:p>
              </table:table-cell>
              <table:table-cell office:value-type="float" office:value="299.3">
                <text:p>299.3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3:54Z</text:p>
              </table:table-cell>
              <table:table-cell office:value-type="float" office:value="299">
                <text:p>299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3:59Z</text:p>
              </table:table-cell>
              <table:table-cell office:value-type="float" office:value="298.7">
                <text:p>298.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4:04Z</text:p>
              </table:table-cell>
              <table:table-cell office:value-type="float" office:value="298.5">
                <text:p>298.5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44:09Z</text:p>
              </table:table-cell>
              <table:table-cell office:value-type="float" office:value="298.3">
                <text:p>298.3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4:12Z</text:p>
              </table:table-cell>
              <table:table-cell office:value-type="float" office:value="298.3">
                <text:p>298.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44:14Z</text:p>
              </table:table-cell>
              <table:table-cell office:value-type="float" office:value="298.5">
                <text:p>298.5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4:21Z</text:p>
              </table:table-cell>
              <table:table-cell office:value-type="float" office:value="298.4">
                <text:p>298.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4:30Z</text:p>
              </table:table-cell>
              <table:table-cell office:value-type="float" office:value="298">
                <text:p>298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4:32Z</text:p>
              </table:table-cell>
              <table:table-cell office:value-type="float" office:value="298">
                <text:p>298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4:37Z</text:p>
              </table:table-cell>
              <table:table-cell office:value-type="float" office:value="298.2">
                <text:p>298.2</text:p>
              </table:table-cell>
              <table:table-cell office:value-type="float" office:value="114">
                <text:p>1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44:45Z</text:p>
              </table:table-cell>
              <table:table-cell office:value-type="float" office:value="298.4">
                <text:p>298.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4:50Z</text:p>
              </table:table-cell>
              <table:table-cell office:value-type="float" office:value="298.5">
                <text:p>298.5</text:p>
              </table:table-cell>
              <table:table-cell office:value-type="float" office:value="114">
                <text:p>1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45:00Z</text:p>
              </table:table-cell>
              <table:table-cell office:value-type="float" office:value="298.8">
                <text:p>298.8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5:08Z</text:p>
              </table:table-cell>
              <table:table-cell office:value-type="float" office:value="299.1">
                <text:p>299.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5:13Z</text:p>
              </table:table-cell>
              <table:table-cell office:value-type="float" office:value="299.1">
                <text:p>299.1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5:17Z</text:p>
              </table:table-cell>
              <table:table-cell office:value-type="float" office:value="299.5">
                <text:p>299.5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45:23Z</text:p>
              </table:table-cell>
              <table:table-cell office:value-type="float" office:value="299.7">
                <text:p>299.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30T12:45:28Z</text:p>
              </table:table-cell>
              <table:table-cell office:value-type="float" office:value="299.8">
                <text:p>299.8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8-07-30T12:45:33Z</text:p>
              </table:table-cell>
              <table:table-cell office:value-type="float" office:value="299.9">
                <text:p>299.9</text:p>
              </table:table-cell>
              <table:table-cell office:value-type="float" office:value="117">
                <text:p>1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30T12:45:38Z</text:p>
              </table:table-cell>
              <table:table-cell office:value-type="float" office:value="300">
                <text:p>300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45:43Z</text:p>
              </table:table-cell>
              <table:table-cell office:value-type="float" office:value="300.1">
                <text:p>300.1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5:48Z</text:p>
              </table:table-cell>
              <table:table-cell office:value-type="float" office:value="300.2">
                <text:p>300.2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45:53Z</text:p>
              </table:table-cell>
              <table:table-cell office:value-type="float" office:value="300.4">
                <text:p>300.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5:59Z</text:p>
              </table:table-cell>
              <table:table-cell office:value-type="float" office:value="300.6">
                <text:p>300.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6:04Z</text:p>
              </table:table-cell>
              <table:table-cell office:value-type="float" office:value="300.8">
                <text:p>300.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6:13Z</text:p>
              </table:table-cell>
              <table:table-cell office:value-type="float" office:value="300.8">
                <text:p>300.8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6:16Z</text:p>
              </table:table-cell>
              <table:table-cell office:value-type="float" office:value="301">
                <text:p>30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6:21Z</text:p>
              </table:table-cell>
              <table:table-cell office:value-type="float" office:value="301.2">
                <text:p>301.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46:31Z</text:p>
              </table:table-cell>
              <table:table-cell office:value-type="float" office:value="301.6">
                <text:p>301.6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6:36Z</text:p>
              </table:table-cell>
              <table:table-cell office:value-type="float" office:value="302">
                <text:p>302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6:41Z</text:p>
              </table:table-cell>
              <table:table-cell office:value-type="float" office:value="302.3">
                <text:p>302.3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6:49Z</text:p>
              </table:table-cell>
              <table:table-cell office:value-type="float" office:value="302.6">
                <text:p>302.6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6:54Z</text:p>
              </table:table-cell>
              <table:table-cell office:value-type="float" office:value="302.8">
                <text:p>302.8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7:04Z</text:p>
              </table:table-cell>
              <table:table-cell office:value-type="float" office:value="303.3">
                <text:p>303.3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7:13Z</text:p>
              </table:table-cell>
              <table:table-cell office:value-type="float" office:value="303.3">
                <text:p>303.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7:16Z</text:p>
              </table:table-cell>
              <table:table-cell office:value-type="float" office:value="304">
                <text:p>304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7:20Z</text:p>
              </table:table-cell>
              <table:table-cell office:value-type="float" office:value="303.5">
                <text:p>303.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7:25Z</text:p>
              </table:table-cell>
              <table:table-cell office:value-type="float" office:value="303.4">
                <text:p>303.4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7:30Z</text:p>
              </table:table-cell>
              <table:table-cell office:value-type="float" office:value="303">
                <text:p>303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7:31Z</text:p>
              </table:table-cell>
              <table:table-cell office:value-type="float" office:value="303">
                <text:p>303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47:37Z</text:p>
              </table:table-cell>
              <table:table-cell office:value-type="float" office:value="302.8">
                <text:p>302.8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30T12:47:43Z</text:p>
              </table:table-cell>
              <table:table-cell office:value-type="float" office:value="302.4">
                <text:p>302.4</text:p>
              </table:table-cell>
              <table:table-cell office:value-type="float" office:value="119">
                <text:p>1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47:48Z</text:p>
              </table:table-cell>
              <table:table-cell office:value-type="float" office:value="301.8">
                <text:p>301.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7:52Z</text:p>
              </table:table-cell>
              <table:table-cell office:value-type="float" office:value="301.5">
                <text:p>301.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47:58Z</text:p>
              </table:table-cell>
              <table:table-cell office:value-type="float" office:value="301.3">
                <text:p>301.3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8:04Z</text:p>
              </table:table-cell>
              <table:table-cell office:value-type="float" office:value="301">
                <text:p>30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8:09Z</text:p>
              </table:table-cell>
              <table:table-cell office:value-type="float" office:value="301">
                <text:p>301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8:14Z</text:p>
              </table:table-cell>
              <table:table-cell office:value-type="float" office:value="301.1">
                <text:p>301.1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8:15Z</text:p>
              </table:table-cell>
              <table:table-cell office:value-type="float" office:value="301.1">
                <text:p>301.1</text:p>
              </table:table-cell>
              <table:table-cell office:value-type="float" office:value="121">
                <text:p>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48:19Z</text:p>
              </table:table-cell>
              <table:table-cell office:value-type="float" office:value="301.2">
                <text:p>301.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8:24Z</text:p>
              </table:table-cell>
              <table:table-cell office:value-type="float" office:value="301">
                <text:p>301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8:29Z</text:p>
              </table:table-cell>
              <table:table-cell office:value-type="float" office:value="300.6">
                <text:p>300.6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8:36Z</text:p>
              </table:table-cell>
              <table:table-cell office:value-type="float" office:value="300.3">
                <text:p>300.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48:43Z</text:p>
              </table:table-cell>
              <table:table-cell office:value-type="float" office:value="300.3">
                <text:p>300.3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30T12:48:48Z</text:p>
              </table:table-cell>
              <table:table-cell office:value-type="float" office:value="300.3">
                <text:p>300.3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30T12:48:53Z</text:p>
              </table:table-cell>
              <table:table-cell office:value-type="float" office:value="300.3">
                <text:p>300.3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30T12:48:58Z</text:p>
              </table:table-cell>
              <table:table-cell office:value-type="float" office:value="300.5">
                <text:p>300.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49:03Z</text:p>
              </table:table-cell>
              <table:table-cell office:value-type="float" office:value="300.5">
                <text:p>300.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49:08Z</text:p>
              </table:table-cell>
              <table:table-cell office:value-type="float" office:value="300.4">
                <text:p>300.4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9:13Z</text:p>
              </table:table-cell>
              <table:table-cell office:value-type="float" office:value="300.3">
                <text:p>300.3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9:13Z</text:p>
              </table:table-cell>
              <table:table-cell office:value-type="float" office:value="300.3">
                <text:p>300.3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9:18Z</text:p>
              </table:table-cell>
              <table:table-cell office:value-type="float" office:value="300.5">
                <text:p>300.5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9:23Z</text:p>
              </table:table-cell>
              <table:table-cell office:value-type="float" office:value="300.5">
                <text:p>300.5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49:28Z</text:p>
              </table:table-cell>
              <table:table-cell office:value-type="float" office:value="300.4">
                <text:p>300.4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9:33Z</text:p>
              </table:table-cell>
              <table:table-cell office:value-type="float" office:value="300.4">
                <text:p>300.4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49:38Z</text:p>
              </table:table-cell>
              <table:table-cell office:value-type="float" office:value="300.4">
                <text:p>300.4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49:43Z</text:p>
              </table:table-cell>
              <table:table-cell office:value-type="float" office:value="300.1">
                <text:p>300.1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49:48Z</text:p>
              </table:table-cell>
              <table:table-cell office:value-type="float" office:value="299.8">
                <text:p>299.8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49:53Z</text:p>
              </table:table-cell>
              <table:table-cell office:value-type="float" office:value="299.6">
                <text:p>299.6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49:58Z</text:p>
              </table:table-cell>
              <table:table-cell office:value-type="float" office:value="299.4">
                <text:p>299.4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0:07Z</text:p>
              </table:table-cell>
              <table:table-cell office:value-type="float" office:value="298.8">
                <text:p>298.8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0:12Z</text:p>
              </table:table-cell>
              <table:table-cell office:value-type="float" office:value="298.6">
                <text:p>298.6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0:13Z</text:p>
              </table:table-cell>
              <table:table-cell office:value-type="float" office:value="298.6">
                <text:p>298.6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0:17Z</text:p>
              </table:table-cell>
              <table:table-cell office:value-type="float" office:value="298.5">
                <text:p>298.5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0:24Z</text:p>
              </table:table-cell>
              <table:table-cell office:value-type="float" office:value="298.4">
                <text:p>298.4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50:29Z</text:p>
              </table:table-cell>
              <table:table-cell office:value-type="float" office:value="298.5">
                <text:p>298.5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0:34Z</text:p>
              </table:table-cell>
              <table:table-cell office:value-type="float" office:value="298.2">
                <text:p>298.2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0:39Z</text:p>
              </table:table-cell>
              <table:table-cell office:value-type="float" office:value="298.1">
                <text:p>298.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0:44Z</text:p>
              </table:table-cell>
              <table:table-cell office:value-type="float" office:value="298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0:49Z</text:p>
              </table:table-cell>
              <table:table-cell office:value-type="float" office:value="298.2">
                <text:p>298.2</text:p>
              </table:table-cell>
              <table:table-cell office:value-type="float" office:value="117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0:56Z</text:p>
              </table:table-cell>
              <table:table-cell office:value-type="float" office:value="298.4">
                <text:p>298.4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51:01Z</text:p>
              </table:table-cell>
              <table:table-cell office:value-type="float" office:value="298.5">
                <text:p>298.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51:06Z</text:p>
              </table:table-cell>
              <table:table-cell office:value-type="float" office:value="298.7">
                <text:p>298.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51:11Z</text:p>
              </table:table-cell>
              <table:table-cell office:value-type="float" office:value="298.8">
                <text:p>298.8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51:13Z</text:p>
              </table:table-cell>
              <table:table-cell office:value-type="float" office:value="298.8">
                <text:p>298.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1:16Z</text:p>
              </table:table-cell>
              <table:table-cell office:value-type="float" office:value="299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1:21Z</text:p>
              </table:table-cell>
              <table:table-cell office:value-type="float" office:value="299.1">
                <text:p>299.1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1:26Z</text:p>
              </table:table-cell>
              <table:table-cell office:value-type="float" office:value="299.3">
                <text:p>299.3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1:31Z</text:p>
              </table:table-cell>
              <table:table-cell office:value-type="float" office:value="299.5">
                <text:p>299.5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1:37Z</text:p>
              </table:table-cell>
              <table:table-cell office:value-type="float" office:value="299.7">
                <text:p>299.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1:42Z</text:p>
              </table:table-cell>
              <table:table-cell office:value-type="float" office:value="299.7">
                <text:p>299.7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51:47Z</text:p>
              </table:table-cell>
              <table:table-cell office:value-type="float" office:value="299.8">
                <text:p>299.8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51:52Z</text:p>
              </table:table-cell>
              <table:table-cell office:value-type="float" office:value="299.9">
                <text:p>299.9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1:57Z</text:p>
              </table:table-cell>
              <table:table-cell office:value-type="float" office:value="300">
                <text:p>30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2:02Z</text:p>
              </table:table-cell>
              <table:table-cell office:value-type="float" office:value="300.1">
                <text:p>300.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2:07Z</text:p>
              </table:table-cell>
              <table:table-cell office:value-type="float" office:value="300.3">
                <text:p>300.3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2:12Z</text:p>
              </table:table-cell>
              <table:table-cell office:value-type="float" office:value="300.4">
                <text:p>300.4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2:14Z</text:p>
              </table:table-cell>
              <table:table-cell office:value-type="float" office:value="300.4">
                <text:p>300.4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2:17Z</text:p>
              </table:table-cell>
              <table:table-cell office:value-type="float" office:value="300.6">
                <text:p>300.6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2:22Z</text:p>
              </table:table-cell>
              <table:table-cell office:value-type="float" office:value="300.8">
                <text:p>300.8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2:27Z</text:p>
              </table:table-cell>
              <table:table-cell office:value-type="float" office:value="301">
                <text:p>301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2:32Z</text:p>
              </table:table-cell>
              <table:table-cell office:value-type="float" office:value="301.1">
                <text:p>301.1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2:37Z</text:p>
              </table:table-cell>
              <table:table-cell office:value-type="float" office:value="301.4">
                <text:p>301.4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2:42Z</text:p>
              </table:table-cell>
              <table:table-cell office:value-type="float" office:value="301.6">
                <text:p>301.6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2:47Z</text:p>
              </table:table-cell>
              <table:table-cell office:value-type="float" office:value="301.8">
                <text:p>301.8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2:52Z</text:p>
              </table:table-cell>
              <table:table-cell office:value-type="float" office:value="302.1">
                <text:p>302.1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2:57Z</text:p>
              </table:table-cell>
              <table:table-cell office:value-type="float" office:value="302.4">
                <text:p>302.4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3:02Z</text:p>
              </table:table-cell>
              <table:table-cell office:value-type="float" office:value="302.7">
                <text:p>302.7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3:07Z</text:p>
              </table:table-cell>
              <table:table-cell office:value-type="float" office:value="303">
                <text:p>30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30T12:53:12Z</text:p>
              </table:table-cell>
              <table:table-cell office:value-type="float" office:value="303.3">
                <text:p>303.3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53:12Z</text:p>
              </table:table-cell>
              <table:table-cell office:value-type="float" office:value="303.3">
                <text:p>303.3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53:12Z</text:p>
              </table:table-cell>
              <table:table-cell office:value-type="float" office:value="303.3">
                <text:p>303.3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30T12:53:19Z</text:p>
              </table:table-cell>
              <table:table-cell office:value-type="float" office:value="303.6">
                <text:p>303.6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30T12:53:23Z</text:p>
              </table:table-cell>
              <table:table-cell office:value-type="float" office:value="303.9">
                <text:p>303.9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30T12:53:28Z</text:p>
              </table:table-cell>
              <table:table-cell office:value-type="float" office:value="304">
                <text:p>304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53:33Z</text:p>
              </table:table-cell>
              <table:table-cell office:value-type="float" office:value="303.5">
                <text:p>303.5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53:38Z</text:p>
              </table:table-cell>
              <table:table-cell office:value-type="float" office:value="303.4">
                <text:p>303.4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3:43Z</text:p>
              </table:table-cell>
              <table:table-cell office:value-type="float" office:value="303.1">
                <text:p>303.1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3:48Z</text:p>
              </table:table-cell>
              <table:table-cell office:value-type="float" office:value="302.9">
                <text:p>302.9</text:p>
              </table:table-cell>
              <table:table-cell office:value-type="float" office:value="128">
                <text:p>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3:53Z</text:p>
              </table:table-cell>
              <table:table-cell office:value-type="float" office:value="302.6">
                <text:p>302.6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3:58Z</text:p>
              </table:table-cell>
              <table:table-cell office:value-type="float" office:value="302.4">
                <text:p>302.4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4:03Z</text:p>
              </table:table-cell>
              <table:table-cell office:value-type="float" office:value="302.3">
                <text:p>302.3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4:08Z</text:p>
              </table:table-cell>
              <table:table-cell office:value-type="float" office:value="301.8">
                <text:p>301.8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4:13Z</text:p>
              </table:table-cell>
              <table:table-cell office:value-type="float" office:value="301.6">
                <text:p>301.6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4:13Z</text:p>
              </table:table-cell>
              <table:table-cell office:value-type="float" office:value="301.5">
                <text:p>301.5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4:18Z</text:p>
              </table:table-cell>
              <table:table-cell office:value-type="float" office:value="301.4">
                <text:p>301.4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4:23Z</text:p>
              </table:table-cell>
              <table:table-cell office:value-type="float" office:value="301.2">
                <text:p>301.2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4:28Z</text:p>
              </table:table-cell>
              <table:table-cell office:value-type="float" office:value="301.1">
                <text:p>301.1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4:33Z</text:p>
              </table:table-cell>
              <table:table-cell office:value-type="float" office:value="301">
                <text:p>301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30T12:54:38Z</text:p>
              </table:table-cell>
              <table:table-cell office:value-type="float" office:value="301.2">
                <text:p>301.2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4:43Z</text:p>
              </table:table-cell>
              <table:table-cell office:value-type="float" office:value="301">
                <text:p>301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30T12:54:48Z</text:p>
              </table:table-cell>
              <table:table-cell office:value-type="float" office:value="300.9">
                <text:p>300.9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4:52Z</text:p>
              </table:table-cell>
              <table:table-cell office:value-type="float" office:value="300.7">
                <text:p>300.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30T12:54:53Z</text:p>
              </table:table-cell>
              <table:table-cell office:value-type="float" office:value="300.6">
                <text:p>300.6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5:02Z</text:p>
              </table:table-cell>
              <table:table-cell office:value-type="float" office:value="300.5">
                <text:p>300.5</text:p>
              </table:table-cell>
              <table:table-cell office:value-type="float" office:value="117">
                <text:p>1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30T12:55:09Z</text:p>
              </table:table-cell>
              <table:table-cell office:value-type="float" office:value="300.3">
                <text:p>300.3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55:12Z</text:p>
              </table:table-cell>
              <table:table-cell office:value-type="float" office:value="300.3">
                <text:p>300.3</text:p>
              </table:table-cell>
              <table:table-cell office:value-type="float" office:value="117">
                <text:p>1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55:14Z</text:p>
              </table:table-cell>
              <table:table-cell office:value-type="float" office:value="300.3">
                <text:p>300.3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55:17Z</text:p>
              </table:table-cell>
              <table:table-cell office:value-type="float" office:value="300.3">
                <text:p>300.3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55:27Z</text:p>
              </table:table-cell>
              <table:table-cell office:value-type="float" office:value="300.3">
                <text:p>300.3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55:33Z</text:p>
              </table:table-cell>
              <table:table-cell office:value-type="float" office:value="300.3">
                <text:p>300.3</text:p>
              </table:table-cell>
              <table:table-cell office:value-type="float" office:value="115">
                <text:p>1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30T12:55:38Z</text:p>
              </table:table-cell>
              <table:table-cell office:value-type="float" office:value="300.6">
                <text:p>300.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30T12:55:43Z</text:p>
              </table:table-cell>
              <table:table-cell office:value-type="float" office:value="300.4">
                <text:p>300.4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55:48Z</text:p>
              </table:table-cell>
              <table:table-cell office:value-type="float" office:value="300.4">
                <text:p>300.4</text:p>
              </table:table-cell>
              <table:table-cell office:value-type="float" office:value="115">
                <text:p>1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55:52Z</text:p>
              </table:table-cell>
              <table:table-cell office:value-type="float" office:value="300.6">
                <text:p>300.6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5:52Z</text:p>
              </table:table-cell>
              <table:table-cell office:value-type="float" office:value="300.5">
                <text:p>300.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30T12:55:57Z</text:p>
              </table:table-cell>
              <table:table-cell office:value-type="float" office:value="300.3">
                <text:p>300.3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30T12:56:02Z</text:p>
              </table:table-cell>
              <table:table-cell office:value-type="float" office:value="300.4">
                <text:p>300.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30T12:56:08Z</text:p>
              </table:table-cell>
              <table:table-cell office:value-type="float" office:value="300.4">
                <text:p>300.4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30T12:56:12Z</text:p>
              </table:table-cell>
              <table:table-cell office:value-type="float" office:value="300.4">
                <text:p>300.4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30T12:56:16Z</text:p>
              </table:table-cell>
              <table:table-cell office:value-type="float" office:value="300.2">
                <text:p>300.2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30T12:56:21Z</text:p>
              </table:table-cell>
              <table:table-cell office:value-type="float" office:value="300">
                <text:p>300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30T12:56:26Z</text:p>
              </table:table-cell>
              <table:table-cell office:value-type="float" office:value="299.7">
                <text:p>299.7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56:31Z</text:p>
              </table:table-cell>
              <table:table-cell office:value-type="float" office:value="299.6">
                <text:p>299.6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30T12:56:36Z</text:p>
              </table:table-cell>
              <table:table-cell office:value-type="float" office:value="299.4">
                <text:p>299.4</text:p>
              </table:table-cell>
              <table:table-cell office:value-type="float" office:value="123">
                <text:p>1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30T12:56:41Z</text:p>
              </table:table-cell>
              <table:table-cell office:value-type="float" office:value="299.2">
                <text:p>299.2</text:p>
              </table:table-cell>
              <table:table-cell office:value-type="float" office:value="123">
                <text:p>1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30T12:56:46Z</text:p>
              </table:table-cell>
              <table:table-cell office:value-type="float" office:value="299.1">
                <text:p>299.1</text:p>
              </table:table-cell>
              <table:table-cell office:value-type="float" office:value="123">
                <text:p>1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30T12:56:51Z</text:p>
              </table:table-cell>
              <table:table-cell office:value-type="float" office:value="298.9">
                <text:p>298.9</text:p>
              </table:table-cell>
              <table:table-cell office:value-type="float" office:value="123">
                <text:p>1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2:56:55Z</text:p>
              </table:table-cell>
              <table:table-cell office:value-type="float" office:value="298.8">
                <text:p>298.8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56:56Z</text:p>
              </table:table-cell>
              <table:table-cell office:value-type="float" office:value="298.7">
                <text:p>298.7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57:07Z</text:p>
              </table:table-cell>
              <table:table-cell office:value-type="float" office:value="298.3">
                <text:p>298.3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57:12Z</text:p>
              </table:table-cell>
              <table:table-cell office:value-type="float" office:value="298.3">
                <text:p>298.3</text:p>
              </table:table-cell>
              <table:table-cell office:value-type="float" office:value="123">
                <text:p>1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2:57:13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30T12:57:17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30T12:57:22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57:27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2:57:32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30T12:57:40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2:57:45Z</text:p>
              </table:table-cell>
              <table:table-cell office:value-type="float" office:value="299">
                <text:p>299</text:p>
              </table:table-cell>
              <table:table-cell office:value-type="float" office:value="109">
                <text:p>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30T12:57:55Z</text:p>
              </table:table-cell>
              <table:table-cell office:value-type="float" office:value="298.7">
                <text:p>298.7</text:p>
              </table:table-cell>
              <table:table-cell office:value-type="float" office:value="109">
                <text:p>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30T12:58:00Z</text:p>
              </table:table-cell>
              <table:table-cell office:value-type="float" office:value="298.4">
                <text:p>298.4</text:p>
              </table:table-cell>
              <table:table-cell office:value-type="float" office:value="109">
                <text:p>1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2:58:05Z</text:p>
              </table:table-cell>
              <table:table-cell office:value-type="float" office:value="298.1">
                <text:p>298.1</text:p>
              </table:table-cell>
              <table:table-cell office:value-type="float" office:value="109">
                <text:p>1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2:58:10Z</text:p>
              </table:table-cell>
              <table:table-cell office:value-type="float" office:value="297.9">
                <text:p>297.9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30T12:58:12Z</text:p>
              </table:table-cell>
              <table:table-cell office:value-type="float" office:value="297.9">
                <text:p>297.9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30T12:58:15Z</text:p>
              </table:table-cell>
              <table:table-cell office:value-type="float" office:value="297.9">
                <text:p>297.9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30T12:58:20Z</text:p>
              </table:table-cell>
              <table:table-cell office:value-type="float" office:value="297.4">
                <text:p>297.4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30T12:58:32Z</text:p>
              </table:table-cell>
              <table:table-cell office:value-type="float" office:value="296.8">
                <text:p>296.8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8:37Z</text:p>
              </table:table-cell>
              <table:table-cell office:value-type="float" office:value="296.6">
                <text:p>296.6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8:45Z</text:p>
              </table:table-cell>
              <table:table-cell office:value-type="float" office:value="296.3">
                <text:p>296.3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8:50Z</text:p>
              </table:table-cell>
              <table:table-cell office:value-type="float" office:value="296.1">
                <text:p>296.1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2:58:55Z</text:p>
              </table:table-cell>
              <table:table-cell office:value-type="float" office:value="295.9">
                <text:p>295.9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9:00Z</text:p>
              </table:table-cell>
              <table:table-cell office:value-type="float" office:value="295.7">
                <text:p>295.7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9:05Z</text:p>
              </table:table-cell>
              <table:table-cell office:value-type="float" office:value="295.4">
                <text:p>295.4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59:10Z</text:p>
              </table:table-cell>
              <table:table-cell office:value-type="float" office:value="295.3">
                <text:p>295.3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59:13Z</text:p>
              </table:table-cell>
              <table:table-cell office:value-type="float" office:value="295.3">
                <text:p>295.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59:15Z</text:p>
              </table:table-cell>
              <table:table-cell office:value-type="float" office:value="295.3">
                <text:p>295.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59:20Z</text:p>
              </table:table-cell>
              <table:table-cell office:value-type="float" office:value="295">
                <text:p>295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9:25Z</text:p>
              </table:table-cell>
              <table:table-cell office:value-type="float" office:value="294.3">
                <text:p>294.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30T12:59:30Z</text:p>
              </table:table-cell>
              <table:table-cell office:value-type="float" office:value="293.1">
                <text:p>293.1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2:59:40Z</text:p>
              </table:table-cell>
              <table:table-cell office:value-type="float" office:value="291.2">
                <text:p>291.2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2:59:45Z</text:p>
              </table:table-cell>
              <table:table-cell office:value-type="float" office:value="290.8">
                <text:p>290.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2:59:55Z</text:p>
              </table:table-cell>
              <table:table-cell office:value-type="float" office:value="290.5">
                <text:p>290.5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3:00:00Z</text:p>
              </table:table-cell>
              <table:table-cell office:value-type="float" office:value="290.3">
                <text:p>290.3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3:00:08Z</text:p>
              </table:table-cell>
              <table:table-cell office:value-type="float" office:value="290.2">
                <text:p>290.2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0:13Z</text:p>
              </table:table-cell>
              <table:table-cell office:value-type="float" office:value="290">
                <text:p>290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0:13Z</text:p>
              </table:table-cell>
              <table:table-cell office:value-type="float" office:value="289.9">
                <text:p>289.9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0:18Z</text:p>
              </table:table-cell>
              <table:table-cell office:value-type="float" office:value="289.8">
                <text:p>289.8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3:00:28Z</text:p>
              </table:table-cell>
              <table:table-cell office:value-type="float" office:value="289.5">
                <text:p>289.5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3:00:33Z</text:p>
              </table:table-cell>
              <table:table-cell office:value-type="float" office:value="289.4">
                <text:p>289.4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3:00:38Z</text:p>
              </table:table-cell>
              <table:table-cell office:value-type="float" office:value="289.3">
                <text:p>289.3</text:p>
              </table:table-cell>
              <table:table-cell office:value-type="float" office:value="92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3:00:48Z</text:p>
              </table:table-cell>
              <table:table-cell office:value-type="float" office:value="289">
                <text:p>289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30T13:00:53Z</text:p>
              </table:table-cell>
              <table:table-cell office:value-type="float" office:value="288.9">
                <text:p>288.9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30T13:00:59Z</text:p>
              </table:table-cell>
              <table:table-cell office:value-type="float" office:value="288.8">
                <text:p>288.8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30T13:01:07Z</text:p>
              </table:table-cell>
              <table:table-cell office:value-type="float" office:value="288.6">
                <text:p>288.6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30T13:01:13Z</text:p>
              </table:table-cell>
              <table:table-cell office:value-type="float" office:value="288.6">
                <text:p>288.6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3:01:15Z</text:p>
              </table:table-cell>
              <table:table-cell office:value-type="float" office:value="288.5">
                <text:p>288.5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3:01:20Z</text:p>
              </table:table-cell>
              <table:table-cell office:value-type="float" office:value="288.4">
                <text:p>288.4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1:25Z</text:p>
              </table:table-cell>
              <table:table-cell office:value-type="float" office:value="288.3">
                <text:p>288.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1:30Z</text:p>
              </table:table-cell>
              <table:table-cell office:value-type="float" office:value="288.2">
                <text:p>288.2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1:35Z</text:p>
              </table:table-cell>
              <table:table-cell office:value-type="float" office:value="288">
                <text:p>28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3:01:40Z</text:p>
              </table:table-cell>
              <table:table-cell office:value-type="float" office:value="288.2">
                <text:p>288.2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30T13:01:45Z</text:p>
              </table:table-cell>
              <table:table-cell office:value-type="float" office:value="288.7">
                <text:p>288.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30T13:01:50Z</text:p>
              </table:table-cell>
              <table:table-cell office:value-type="float" office:value="288.9">
                <text:p>288.9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2:00Z</text:p>
              </table:table-cell>
              <table:table-cell office:value-type="float" office:value="289.5">
                <text:p>289.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30T13:02:10Z</text:p>
              </table:table-cell>
              <table:table-cell office:value-type="float" office:value="290.3">
                <text:p>290.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30T13:02:13Z</text:p>
              </table:table-cell>
              <table:table-cell office:value-type="float" office:value="290.3">
                <text:p>290.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30T13:02:15Z</text:p>
              </table:table-cell>
              <table:table-cell office:value-type="float" office:value="290.6">
                <text:p>290.6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2:20Z</text:p>
              </table:table-cell>
              <table:table-cell office:value-type="float" office:value="290.7">
                <text:p>290.7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30T13:02:30Z</text:p>
              </table:table-cell>
              <table:table-cell office:value-type="float" office:value="291">
                <text:p>291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2:35Z</text:p>
              </table:table-cell>
              <table:table-cell office:value-type="float" office:value="291.1">
                <text:p>291.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3:02:40Z</text:p>
              </table:table-cell>
              <table:table-cell office:value-type="float" office:value="291.1">
                <text:p>291.1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30T13:02:45Z</text:p>
              </table:table-cell>
              <table:table-cell office:value-type="float" office:value="291.2">
                <text:p>291.2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3:02:52Z</text:p>
              </table:table-cell>
              <table:table-cell office:value-type="float" office:value="291.3">
                <text:p>291.3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3:02:57Z</text:p>
              </table:table-cell>
              <table:table-cell office:value-type="float" office:value="291.4">
                <text:p>291.4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3:03:07Z</text:p>
              </table:table-cell>
              <table:table-cell office:value-type="float" office:value="291.4">
                <text:p>291.4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30T13:03:12Z</text:p>
              </table:table-cell>
              <table:table-cell office:value-type="float" office:value="291.5">
                <text:p>291.5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3:03:13Z</text:p>
              </table:table-cell>
              <table:table-cell office:value-type="float" office:value="291.5">
                <text:p>291.5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30T13:03:17Z</text:p>
              </table:table-cell>
              <table:table-cell office:value-type="float" office:value="291.5">
                <text:p>291.5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30T13:03:22Z</text:p>
              </table:table-cell>
              <table:table-cell office:value-type="float" office:value="291.5">
                <text:p>291.5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30T13:03:32Z</text:p>
              </table:table-cell>
              <table:table-cell office:value-type="float" office:value="291.6">
                <text:p>291.6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30T13:03:37Z</text:p>
              </table:table-cell>
              <table:table-cell office:value-type="float" office:value="291.7">
                <text:p>291.7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3:42Z</text:p>
              </table:table-cell>
              <table:table-cell office:value-type="float" office:value="291.8">
                <text:p>291.8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3:48Z</text:p>
              </table:table-cell>
              <table:table-cell office:value-type="float" office:value="291.8">
                <text:p>291.8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30T13:03:58Z</text:p>
              </table:table-cell>
              <table:table-cell office:value-type="float" office:value="291.9">
                <text:p>291.9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30T13:04:03Z</text:p>
              </table:table-cell>
              <table:table-cell office:value-type="float" office:value="291.9">
                <text:p>291.9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3:04:08Z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30T13:04:13Z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3:04:13Z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30T13:04:18Z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4:28Z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3:04:33Z</text:p>
              </table:table-cell>
              <table:table-cell office:value-type="float" office:value="292">
                <text:p>292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3:04:40Z</text:p>
              </table:table-cell>
              <table:table-cell office:value-type="float" office:value="291.9">
                <text:p>291.9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30T13:04:45Z</text:p>
              </table:table-cell>
              <table:table-cell office:value-type="float" office:value="291.7">
                <text:p>291.7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30T13:04:57Z</text:p>
              </table:table-cell>
              <table:table-cell office:value-type="float" office:value="291.4">
                <text:p>291.4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30T13:05:02Z</text:p>
              </table:table-cell>
              <table:table-cell office:value-type="float" office:value="291.3">
                <text:p>291.3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30T13:05:11Z</text:p>
              </table:table-cell>
              <table:table-cell office:value-type="float" office:value="290.8">
                <text:p>290.8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30T13:05:13Z</text:p>
              </table:table-cell>
              <table:table-cell office:value-type="float" office:value="290.8">
                <text:p>290.8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30T13:05:17Z</text:p>
              </table:table-cell>
              <table:table-cell office:value-type="float" office:value="290.7">
                <text:p>290.7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30T13:05:27Z</text:p>
              </table:table-cell>
              <table:table-cell office:value-type="float" office:value="290.6">
                <text:p>290.6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30T13:05:37Z</text:p>
              </table:table-cell>
              <table:table-cell office:value-type="float" office:value="290.5">
                <text:p>290.5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30T13:05:53Z</text:p>
              </table:table-cell>
              <table:table-cell office:value-type="float" office:value="290.3">
                <text:p>290.3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30T13:05:57Z</text:p>
              </table:table-cell>
              <table:table-cell office:value-type="float" office:value="290.3">
                <text:p>290.3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